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/>
    </style:style>
    <style:style style:name="ce1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6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/>
    </style:style>
    <style:style style:name="ce18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8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style:font-family-generic="swiss"/>
    </style:style>
    <style:style style:name="ce50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1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2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56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5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8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2" table:default-cell-style-name="ce22"/>
        <table:table-column table:style-name="co9" table:number-columns-repeated="16260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 2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57">
            <text:p>區 <text:s/>域 <text:s/>別</text:p>
          </table:table-cell>
          <table:table-cell office:value-type="string" table:number-columns-spanned="1" table:number-rows-spanned="2" table:style-name="ce58">
            <text:p>性別</text:p>
          </table:table-cell>
          <table:table-cell office:value-type="string" table:number-columns-spanned="1" table:number-rows-spanned="2" table:style-name="ce55">
            <text:p>總　計</text:p>
          </table:table-cell>
          <table:table-cell office:value-type="string" table:number-columns-spanned="6" table:number-rows-spanned="1" table:style-name="ce55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56">
            <text:p>100歲以上</text:p>
          </table:table-cell>
          <table:table-cell table:number-columns-repeated="16260" table:style-name="ce14"/>
        </table:table-row>
        <table:table-row table:style-name="ro3">
          <table:covered-table-cell/>
          <table:covered-table-cell/>
          <table:covered-table-cell/>
          <table:table-cell office:value-type="string" table:style-name="ce15">
            <text:p>合　計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5">
            <text:p>合　計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6">
            <text:p>9</text:p>
          </table:table-cell>
          <table:table-cell office:value-type="string" table:style-name="ce16">
            <text:p>合計</text:p>
          </table:table-cell>
          <table:table-cell office:value-type="float" office:value="10" table:style-name="ce16">
            <text:p>10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合　計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6">
            <text:p>18</text:p>
          </table:table-cell>
          <table:table-cell office:value-type="float" office:value="19" table:style-name="ce16">
            <text:p>19</text:p>
          </table:table-cell>
          <table:table-cell office:value-type="string" table:style-name="ce16">
            <text:p>合　計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22" table:style-name="ce16">
            <text:p>22</text:p>
          </table:table-cell>
          <table:table-cell office:value-type="float" office:value="23" table:style-name="ce16">
            <text:p>23</text:p>
          </table:table-cell>
          <table:table-cell office:value-type="float" office:value="24" table:style-name="ce16">
            <text:p>24</text:p>
          </table:table-cell>
          <table:table-cell office:value-type="string" table:style-name="ce16">
            <text:p>合　計</text:p>
          </table:table-cell>
          <table:table-cell office:value-type="float" office:value="25" table:style-name="ce16">
            <text:p>25</text:p>
          </table:table-cell>
          <table:table-cell office:value-type="float" office:value="26" table:style-name="ce16">
            <text:p>26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29" table:style-name="ce16">
            <text:p>29</text:p>
          </table:table-cell>
          <table:table-cell office:value-type="string" table:style-name="ce16">
            <text:p>合　計</text:p>
          </table:table-cell>
          <table:table-cell office:value-type="float" office:value="30" table:style-name="ce16">
            <text:p>30</text:p>
          </table:table-cell>
          <table:table-cell office:value-type="float" office:value="31" table:style-name="ce16">
            <text:p>31</text:p>
          </table:table-cell>
          <table:table-cell office:value-type="float" office:value="32" table:style-name="ce16">
            <text:p>32</text:p>
          </table:table-cell>
          <table:table-cell office:value-type="float" office:value="33" table:style-name="ce16">
            <text:p>33</text:p>
          </table:table-cell>
          <table:table-cell office:value-type="float" office:value="34" table:style-name="ce16">
            <text:p>34</text:p>
          </table:table-cell>
          <table:table-cell office:value-type="string" table:style-name="ce16">
            <text:p>合　計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37" table:style-name="ce16">
            <text:p>37</text:p>
          </table:table-cell>
          <table:table-cell office:value-type="float" office:value="38" table:style-name="ce16">
            <text:p>38</text:p>
          </table:table-cell>
          <table:table-cell office:value-type="float" office:value="39" table:style-name="ce16">
            <text:p>39</text:p>
          </table:table-cell>
          <table:table-cell office:value-type="string" table:style-name="ce16">
            <text:p>合　計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42" table:style-name="ce16">
            <text:p>42</text:p>
          </table:table-cell>
          <table:table-cell office:value-type="float" office:value="43" table:style-name="ce16">
            <text:p>43</text:p>
          </table:table-cell>
          <table:table-cell office:value-type="float" office:value="44" table:style-name="ce16">
            <text:p>44</text:p>
          </table:table-cell>
          <table:table-cell office:value-type="string" table:style-name="ce16">
            <text:p>合　計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47" table:style-name="ce16">
            <text:p>47</text:p>
          </table:table-cell>
          <table:table-cell office:value-type="float" office:value="48" table:style-name="ce16">
            <text:p>48</text:p>
          </table:table-cell>
          <table:table-cell office:value-type="float" office:value="49" table:style-name="ce16">
            <text:p>49</text:p>
          </table:table-cell>
          <table:table-cell office:value-type="string" table:style-name="ce16">
            <text:p>合　計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52" table:style-name="ce16">
            <text:p>52</text:p>
          </table:table-cell>
          <table:table-cell office:value-type="float" office:value="53" table:style-name="ce16">
            <text:p>53</text:p>
          </table:table-cell>
          <table:table-cell office:value-type="float" office:value="54" table:style-name="ce16">
            <text:p>54</text:p>
          </table:table-cell>
          <table:table-cell office:value-type="string" table:style-name="ce16">
            <text:p>合　計</text:p>
          </table:table-cell>
          <table:table-cell office:value-type="float" office:value="55" table:style-name="ce16">
            <text:p>55</text:p>
          </table:table-cell>
          <table:table-cell office:value-type="float" office:value="56" table:style-name="ce16">
            <text:p>56</text:p>
          </table:table-cell>
          <table:table-cell office:value-type="float" office:value="57" table:style-name="ce16">
            <text:p>57</text:p>
          </table:table-cell>
          <table:table-cell office:value-type="float" office:value="58" table:style-name="ce16">
            <text:p>58</text:p>
          </table:table-cell>
          <table:table-cell office:value-type="float" office:value="59" table:style-name="ce16">
            <text:p>59</text:p>
          </table:table-cell>
          <table:table-cell office:value-type="string" table:style-name="ce16">
            <text:p>合　計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62" table:style-name="ce16">
            <text:p>62</text:p>
          </table:table-cell>
          <table:table-cell office:value-type="float" office:value="63" table:style-name="ce16">
            <text:p>63</text:p>
          </table:table-cell>
          <table:table-cell office:value-type="float" office:value="64" table:style-name="ce16">
            <text:p>64</text:p>
          </table:table-cell>
          <table:table-cell office:value-type="string" table:style-name="ce16">
            <text:p>合　計</text:p>
          </table:table-cell>
          <table:table-cell office:value-type="float" office:value="65" table:style-name="ce16">
            <text:p>65</text:p>
          </table:table-cell>
          <table:table-cell office:value-type="float" office:value="66" table:style-name="ce16">
            <text:p>66</text:p>
          </table:table-cell>
          <table:table-cell office:value-type="float" office:value="67" table:style-name="ce16">
            <text:p>67</text:p>
          </table:table-cell>
          <table:table-cell office:value-type="float" office:value="68" table:style-name="ce16">
            <text:p>68</text:p>
          </table:table-cell>
          <table:table-cell office:value-type="float" office:value="69" table:style-name="ce16">
            <text:p>69</text:p>
          </table:table-cell>
          <table:table-cell office:value-type="string" table:style-name="ce16">
            <text:p>合　計</text:p>
          </table:table-cell>
          <table:table-cell office:value-type="float" office:value="70" table:style-name="ce16">
            <text:p>70</text:p>
          </table:table-cell>
          <table:table-cell office:value-type="float" office:value="71" table:style-name="ce16">
            <text:p>71</text:p>
          </table:table-cell>
          <table:table-cell office:value-type="float" office:value="72" table:style-name="ce16">
            <text:p>72</text:p>
          </table:table-cell>
          <table:table-cell office:value-type="float" office:value="73" table:style-name="ce16">
            <text:p>73</text:p>
          </table:table-cell>
          <table:table-cell office:value-type="float" office:value="74" table:style-name="ce16">
            <text:p>74</text:p>
          </table:table-cell>
          <table:table-cell office:value-type="string" table:style-name="ce16">
            <text:p>合　計</text:p>
          </table:table-cell>
          <table:table-cell office:value-type="float" office:value="75" table:style-name="ce16">
            <text:p>75</text:p>
          </table:table-cell>
          <table:table-cell office:value-type="float" office:value="76" table:style-name="ce16">
            <text:p>76</text:p>
          </table:table-cell>
          <table:table-cell office:value-type="float" office:value="77" table:style-name="ce16">
            <text:p>77</text:p>
          </table:table-cell>
          <table:table-cell office:value-type="float" office:value="78" table:style-name="ce16">
            <text:p>78</text:p>
          </table:table-cell>
          <table:table-cell office:value-type="float" office:value="79" table:style-name="ce16">
            <text:p>79</text:p>
          </table:table-cell>
          <table:table-cell office:value-type="string" table:style-name="ce16">
            <text:p>合　計</text:p>
          </table:table-cell>
          <table:table-cell office:value-type="float" office:value="80" table:style-name="ce16">
            <text:p>80</text:p>
          </table:table-cell>
          <table:table-cell office:value-type="float" office:value="81" table:style-name="ce16">
            <text:p>81</text:p>
          </table:table-cell>
          <table:table-cell office:value-type="float" office:value="82" table:style-name="ce16">
            <text:p>82</text:p>
          </table:table-cell>
          <table:table-cell office:value-type="float" office:value="83" table:style-name="ce16">
            <text:p>83</text:p>
          </table:table-cell>
          <table:table-cell office:value-type="float" office:value="84" table:style-name="ce16">
            <text:p>84</text:p>
          </table:table-cell>
          <table:table-cell office:value-type="string" table:style-name="ce16">
            <text:p>合　計</text:p>
          </table:table-cell>
          <table:table-cell office:value-type="float" office:value="85" table:style-name="ce16">
            <text:p>85</text:p>
          </table:table-cell>
          <table:table-cell office:value-type="float" office:value="86" table:style-name="ce16">
            <text:p>86</text:p>
          </table:table-cell>
          <table:table-cell office:value-type="float" office:value="87" table:style-name="ce16">
            <text:p>87</text:p>
          </table:table-cell>
          <table:table-cell office:value-type="float" office:value="88" table:style-name="ce16">
            <text:p>88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合　計</text:p>
          </table:table-cell>
          <table:table-cell office:value-type="float" office:value="90" table:style-name="ce16">
            <text:p>90</text:p>
          </table:table-cell>
          <table:table-cell office:value-type="float" office:value="91" table:style-name="ce16">
            <text:p>91</text:p>
          </table:table-cell>
          <table:table-cell office:value-type="float" office:value="92" table:style-name="ce16">
            <text:p>92</text:p>
          </table:table-cell>
          <table:table-cell office:value-type="float" office:value="93" table:style-name="ce16">
            <text:p>93</text:p>
          </table:table-cell>
          <table:table-cell office:value-type="float" office:value="94" table:style-name="ce16">
            <text:p>94</text:p>
          </table:table-cell>
          <table:table-cell office:value-type="string" table:style-name="ce16">
            <text:p>合　計</text:p>
          </table:table-cell>
          <table:table-cell office:value-type="float" office:value="95" table:style-name="ce16">
            <text:p>95</text:p>
          </table:table-cell>
          <table:table-cell office:value-type="float" office:value="96" table:style-name="ce16">
            <text:p>96</text:p>
          </table:table-cell>
          <table:table-cell office:value-type="float" office:value="97" table:style-name="ce16">
            <text:p>97</text:p>
          </table:table-cell>
          <table:table-cell office:value-type="float" office:value="98" table:style-name="ce16">
            <text:p>98</text:p>
          </table:table-cell>
          <table:table-cell office:value-type="float" office:value="99" table:style-name="ce16">
            <text:p>99</text:p>
          </table:table-cell>
          <table:covered-table-cell/>
          <table:table-cell table:number-columns-repeated="16260" table:style-name="ce17"/>
        </table:table-row>
        <table:table-row table:style-name="ro4">
          <table:table-cell table:style-name="ce18"/>
          <table:table-cell office:value-type="string" table:style-name="ce19">
            <text:p>計</text:p>
          </table:table-cell>
          <table:table-cell office:value-type="float" office:value="23539588" table:style-name="ce20">
            <text:p>23,539,588</text:p>
          </table:table-cell>
          <table:table-cell office:value-type="float" office:value="912530" table:style-name="ce20">
            <text:p>912,530</text:p>
          </table:table-cell>
          <table:table-cell office:value-type="float" office:value="151640" table:style-name="ce20">
            <text:p>151,640</text:p>
          </table:table-cell>
          <table:table-cell office:value-type="float" office:value="175091" table:style-name="ce20">
            <text:p>175,091</text:p>
          </table:table-cell>
          <table:table-cell office:value-type="float" office:value="181814" table:style-name="ce20">
            <text:p>181,814</text:p>
          </table:table-cell>
          <table:table-cell office:value-type="float" office:value="194928" table:style-name="ce20">
            <text:p>194,928</text:p>
          </table:table-cell>
          <table:table-cell office:value-type="float" office:value="209057" table:style-name="ce20">
            <text:p>209,057</text:p>
          </table:table-cell>
          <table:table-cell office:value-type="float" office:value="1067341" table:style-name="ce20">
            <text:p>1,067,341</text:p>
          </table:table-cell>
          <table:table-cell office:value-type="float" office:value="214445" table:style-name="ce20">
            <text:p>214,445</text:p>
          </table:table-cell>
          <table:table-cell office:value-type="float" office:value="216144" table:style-name="ce20">
            <text:p>216,144</text:p>
          </table:table-cell>
          <table:table-cell office:value-type="float" office:value="195225" table:style-name="ce20">
            <text:p>195,225</text:p>
          </table:table-cell>
          <table:table-cell office:value-type="float" office:value="235945" table:style-name="ce20">
            <text:p>235,945</text:p>
          </table:table-cell>
          <table:table-cell office:value-type="float" office:value="205582" table:style-name="ce20">
            <text:p>205,582</text:p>
          </table:table-cell>
          <table:table-cell office:value-type="float" office:value="970398" table:style-name="ce20">
            <text:p>970,398</text:p>
          </table:table-cell>
          <table:table-cell office:value-type="float" office:value="169420" table:style-name="ce20">
            <text:p>169,420</text:p>
          </table:table-cell>
          <table:table-cell office:value-type="float" office:value="192421" table:style-name="ce20">
            <text:p>192,421</text:p>
          </table:table-cell>
          <table:table-cell office:value-type="float" office:value="196738" table:style-name="ce20">
            <text:p>196,738</text:p>
          </table:table-cell>
          <table:table-cell office:value-type="float" office:value="206192" table:style-name="ce20">
            <text:p>206,192</text:p>
          </table:table-cell>
          <table:table-cell office:value-type="float" office:value="205627" table:style-name="ce20">
            <text:p>205,627</text:p>
          </table:table-cell>
          <table:table-cell office:value-type="float" office:value="1142572" table:style-name="ce20">
            <text:p>1,142,572</text:p>
          </table:table-cell>
          <table:table-cell office:value-type="float" office:value="206575" table:style-name="ce20">
            <text:p>206,575</text:p>
          </table:table-cell>
          <table:table-cell office:value-type="float" office:value="216881" table:style-name="ce20">
            <text:p>216,881</text:p>
          </table:table-cell>
          <table:table-cell office:value-type="float" office:value="223583" table:style-name="ce20">
            <text:p>223,583</text:p>
          </table:table-cell>
          <table:table-cell office:value-type="float" office:value="244566" table:style-name="ce20">
            <text:p>244,566</text:p>
          </table:table-cell>
          <table:table-cell office:value-type="float" office:value="250967" table:style-name="ce20">
            <text:p>250,967</text:p>
          </table:table-cell>
          <table:table-cell office:value-type="float" office:value="1487555" table:style-name="ce20">
            <text:p>1,487,555</text:p>
          </table:table-cell>
          <table:table-cell office:value-type="float" office:value="302001" table:style-name="ce20">
            <text:p>302,001</text:p>
          </table:table-cell>
          <table:table-cell office:value-type="float" office:value="284838" table:style-name="ce20">
            <text:p>284,838</text:p>
          </table:table-cell>
          <table:table-cell office:value-type="float" office:value="264718" table:style-name="ce20">
            <text:p>264,718</text:p>
          </table:table-cell>
          <table:table-cell office:value-type="float" office:value="315240" table:style-name="ce20">
            <text:p>315,240</text:p>
          </table:table-cell>
          <table:table-cell office:value-type="float" office:value="320758" table:style-name="ce20">
            <text:p>320,758</text:p>
          </table:table-cell>
          <table:table-cell office:value-type="float" office:value="1597416" table:style-name="ce20">
            <text:p>1,597,416</text:p>
          </table:table-cell>
          <table:table-cell office:value-type="float" office:value="321759" table:style-name="ce20">
            <text:p>321,759</text:p>
          </table:table-cell>
          <table:table-cell office:value-type="float" office:value="320843" table:style-name="ce20">
            <text:p>320,843</text:p>
          </table:table-cell>
          <table:table-cell office:value-type="float" office:value="322529" table:style-name="ce20">
            <text:p>322,529</text:p>
          </table:table-cell>
          <table:table-cell office:value-type="float" office:value="318185" table:style-name="ce20">
            <text:p>318,185</text:p>
          </table:table-cell>
          <table:table-cell office:value-type="float" office:value="314100" table:style-name="ce20">
            <text:p>314,100</text:p>
          </table:table-cell>
          <table:table-cell office:value-type="float" office:value="1581694" table:style-name="ce20">
            <text:p>1,581,694</text:p>
          </table:table-cell>
          <table:table-cell office:value-type="float" office:value="329697" table:style-name="ce20">
            <text:p>329,697</text:p>
          </table:table-cell>
          <table:table-cell office:value-type="float" office:value="309422" table:style-name="ce20">
            <text:p>309,422</text:p>
          </table:table-cell>
          <table:table-cell office:value-type="float" office:value="340042" table:style-name="ce20">
            <text:p>340,042</text:p>
          </table:table-cell>
          <table:table-cell office:value-type="float" office:value="305781" table:style-name="ce20">
            <text:p>305,781</text:p>
          </table:table-cell>
          <table:table-cell office:value-type="float" office:value="296752" table:style-name="ce20">
            <text:p>296,752</text:p>
          </table:table-cell>
          <table:table-cell office:value-type="float" office:value="1878178" table:style-name="ce20">
            <text:p>1,878,178</text:p>
          </table:table-cell>
          <table:table-cell office:value-type="float" office:value="333732" table:style-name="ce20">
            <text:p>333,732</text:p>
          </table:table-cell>
          <table:table-cell office:value-type="float" office:value="364001" table:style-name="ce20">
            <text:p>364,001</text:p>
          </table:table-cell>
          <table:table-cell office:value-type="float" office:value="373819" table:style-name="ce20">
            <text:p>373,819</text:p>
          </table:table-cell>
          <table:table-cell office:value-type="float" office:value="396906" table:style-name="ce20">
            <text:p>396,906</text:p>
          </table:table-cell>
          <table:table-cell office:value-type="float" office:value="409720" table:style-name="ce20">
            <text:p>409,720</text:p>
          </table:table-cell>
          <table:table-cell office:value-type="float" office:value="2020786" table:style-name="ce20">
            <text:p>2,020,786</text:p>
          </table:table-cell>
          <table:table-cell office:value-type="float" office:value="406116" table:style-name="ce20">
            <text:p>406,116</text:p>
          </table:table-cell>
          <table:table-cell office:value-type="float" office:value="413654" table:style-name="ce20">
            <text:p>413,654</text:p>
          </table:table-cell>
          <table:table-cell office:value-type="float" office:value="404249" table:style-name="ce20">
            <text:p>404,249</text:p>
          </table:table-cell>
          <table:table-cell office:value-type="float" office:value="379622" table:style-name="ce20">
            <text:p>379,622</text:p>
          </table:table-cell>
          <table:table-cell office:value-type="float" office:value="417145" table:style-name="ce20">
            <text:p>417,145</text:p>
          </table:table-cell>
          <table:table-cell office:value-type="float" office:value="1758184" table:style-name="ce20">
            <text:p>1,758,184</text:p>
          </table:table-cell>
          <table:table-cell office:value-type="float" office:value="359929" table:style-name="ce20">
            <text:p>359,929</text:p>
          </table:table-cell>
          <table:table-cell office:value-type="float" office:value="350838" table:style-name="ce20">
            <text:p>350,838</text:p>
          </table:table-cell>
          <table:table-cell office:value-type="float" office:value="347433" table:style-name="ce20">
            <text:p>347,433</text:p>
          </table:table-cell>
          <table:table-cell office:value-type="float" office:value="346278" table:style-name="ce20">
            <text:p>346,278</text:p>
          </table:table-cell>
          <table:table-cell office:value-type="float" office:value="353706" table:style-name="ce20">
            <text:p>353,706</text:p>
          </table:table-cell>
          <table:table-cell office:value-type="float" office:value="1802190" table:style-name="ce20">
            <text:p>1,802,190</text:p>
          </table:table-cell>
          <table:table-cell office:value-type="float" office:value="364233" table:style-name="ce20">
            <text:p>364,233</text:p>
          </table:table-cell>
          <table:table-cell office:value-type="float" office:value="365513" table:style-name="ce20">
            <text:p>365,513</text:p>
          </table:table-cell>
          <table:table-cell office:value-type="float" office:value="362109" table:style-name="ce20">
            <text:p>362,109</text:p>
          </table:table-cell>
          <table:table-cell office:value-type="float" office:value="351257" table:style-name="ce20">
            <text:p>351,257</text:p>
          </table:table-cell>
          <table:table-cell office:value-type="float" office:value="359078" table:style-name="ce20">
            <text:p>359,078</text:p>
          </table:table-cell>
          <table:table-cell office:value-type="float" office:value="1823106" table:style-name="ce20">
            <text:p>1,823,106</text:p>
          </table:table-cell>
          <table:table-cell office:value-type="float" office:value="360983" table:style-name="ce20">
            <text:p>360,983</text:p>
          </table:table-cell>
          <table:table-cell office:value-type="float" office:value="368511" table:style-name="ce20">
            <text:p>368,511</text:p>
          </table:table-cell>
          <table:table-cell office:value-type="float" office:value="367487" table:style-name="ce20">
            <text:p>367,487</text:p>
          </table:table-cell>
          <table:table-cell office:value-type="float" office:value="366923" table:style-name="ce20">
            <text:p>366,923</text:p>
          </table:table-cell>
          <table:table-cell office:value-type="float" office:value="359202" table:style-name="ce20">
            <text:p>359,202</text:p>
          </table:table-cell>
          <table:table-cell office:value-type="float" office:value="1681028" table:style-name="ce20">
            <text:p>1,681,028</text:p>
          </table:table-cell>
          <table:table-cell office:value-type="float" office:value="348500" table:style-name="ce20">
            <text:p>348,500</text:p>
          </table:table-cell>
          <table:table-cell office:value-type="float" office:value="348637" table:style-name="ce20">
            <text:p>348,637</text:p>
          </table:table-cell>
          <table:table-cell office:value-type="float" office:value="342346" table:style-name="ce20">
            <text:p>342,346</text:p>
          </table:table-cell>
          <table:table-cell office:value-type="float" office:value="311394" table:style-name="ce20">
            <text:p>311,394</text:p>
          </table:table-cell>
          <table:table-cell office:value-type="float" office:value="330151" table:style-name="ce20">
            <text:p>330,151</text:p>
          </table:table-cell>
          <table:table-cell office:value-type="float" office:value="1448568" table:style-name="ce20">
            <text:p>1,448,568</text:p>
          </table:table-cell>
          <table:table-cell office:value-type="float" office:value="311561" table:style-name="ce20">
            <text:p>311,561</text:p>
          </table:table-cell>
          <table:table-cell office:value-type="float" office:value="301053" table:style-name="ce20">
            <text:p>301,053</text:p>
          </table:table-cell>
          <table:table-cell office:value-type="float" office:value="286341" table:style-name="ce20">
            <text:p>286,341</text:p>
          </table:table-cell>
          <table:table-cell office:value-type="float" office:value="273367" table:style-name="ce20">
            <text:p>273,367</text:p>
          </table:table-cell>
          <table:table-cell office:value-type="float" office:value="276246" table:style-name="ce20">
            <text:p>276,246</text:p>
          </table:table-cell>
          <table:table-cell office:value-type="float" office:value="929842" table:style-name="ce20">
            <text:p>929,842</text:p>
          </table:table-cell>
          <table:table-cell office:value-type="float" office:value="237955" table:style-name="ce20">
            <text:p>237,955</text:p>
          </table:table-cell>
          <table:table-cell office:value-type="float" office:value="211555" table:style-name="ce20">
            <text:p>211,555</text:p>
          </table:table-cell>
          <table:table-cell office:value-type="float" office:value="186195" table:style-name="ce20">
            <text:p>186,195</text:p>
          </table:table-cell>
          <table:table-cell office:value-type="float" office:value="163354" table:style-name="ce20">
            <text:p>163,354</text:p>
          </table:table-cell>
          <table:table-cell office:value-type="float" office:value="130783" table:style-name="ce20">
            <text:p>130,783</text:p>
          </table:table-cell>
          <table:table-cell office:value-type="float" office:value="580670" table:style-name="ce20">
            <text:p>580,670</text:p>
          </table:table-cell>
          <table:table-cell office:value-type="float" office:value="104834" table:style-name="ce20">
            <text:p>104,834</text:p>
          </table:table-cell>
          <table:table-cell office:value-type="float" office:value="122583" table:style-name="ce20">
            <text:p>122,583</text:p>
          </table:table-cell>
          <table:table-cell office:value-type="float" office:value="122881" table:style-name="ce20">
            <text:p>122,881</text:p>
          </table:table-cell>
          <table:table-cell office:value-type="float" office:value="117448" table:style-name="ce20">
            <text:p>117,448</text:p>
          </table:table-cell>
          <table:table-cell office:value-type="float" office:value="112924" table:style-name="ce20">
            <text:p>112,924</text:p>
          </table:table-cell>
          <table:table-cell office:value-type="float" office:value="450113" table:style-name="ce20">
            <text:p>450,113</text:p>
          </table:table-cell>
          <table:table-cell office:value-type="float" office:value="109337" table:style-name="ce20">
            <text:p>109,337</text:p>
          </table:table-cell>
          <table:table-cell office:value-type="float" office:value="100236" table:style-name="ce20">
            <text:p>100,236</text:p>
          </table:table-cell>
          <table:table-cell office:value-type="float" office:value="88369" table:style-name="ce20">
            <text:p>88,369</text:p>
          </table:table-cell>
          <table:table-cell office:value-type="float" office:value="80539" table:style-name="ce20">
            <text:p>80,539</text:p>
          </table:table-cell>
          <table:table-cell office:value-type="float" office:value="71632" table:style-name="ce20">
            <text:p>71,632</text:p>
          </table:table-cell>
          <table:table-cell office:value-type="float" office:value="256392" table:style-name="ce20">
            <text:p>256,392</text:p>
          </table:table-cell>
          <table:table-cell office:value-type="float" office:value="64825" table:style-name="ce20">
            <text:p>64,825</text:p>
          </table:table-cell>
          <table:table-cell office:value-type="float" office:value="57396" table:style-name="ce20">
            <text:p>57,396</text:p>
          </table:table-cell>
          <table:table-cell office:value-type="float" office:value="49699" table:style-name="ce20">
            <text:p>49,699</text:p>
          </table:table-cell>
          <table:table-cell office:value-type="float" office:value="44395" table:style-name="ce20">
            <text:p>44,395</text:p>
          </table:table-cell>
          <table:table-cell office:value-type="float" office:value="40077" table:style-name="ce20">
            <text:p>40,077</text:p>
          </table:table-cell>
          <table:table-cell office:value-type="float" office:value="117769" table:style-name="ce20">
            <text:p>117,769</text:p>
          </table:table-cell>
          <table:table-cell office:value-type="float" office:value="34077" table:style-name="ce20">
            <text:p>34,077</text:p>
          </table:table-cell>
          <table:table-cell office:value-type="float" office:value="28341" table:style-name="ce20">
            <text:p>28,341</text:p>
          </table:table-cell>
          <table:table-cell office:value-type="float" office:value="22992" table:style-name="ce20">
            <text:p>22,992</text:p>
          </table:table-cell>
          <table:table-cell office:value-type="float" office:value="18065" table:style-name="ce20">
            <text:p>18,065</text:p>
          </table:table-cell>
          <table:table-cell office:value-type="float" office:value="14294" table:style-name="ce20">
            <text:p>14,294</text:p>
          </table:table-cell>
          <table:table-cell office:value-type="float" office:value="28880" table:style-name="ce20">
            <text:p>28,880</text:p>
          </table:table-cell>
          <table:table-cell office:value-type="float" office:value="10385" table:style-name="ce20">
            <text:p>10,385</text:p>
          </table:table-cell>
          <table:table-cell office:value-type="float" office:value="7037" table:style-name="ce20">
            <text:p>7,037</text:p>
          </table:table-cell>
          <table:table-cell office:value-type="float" office:value="5109" table:style-name="ce20">
            <text:p>5,109</text:p>
          </table:table-cell>
          <table:table-cell office:value-type="float" office:value="3741" table:style-name="ce20">
            <text:p>3,741</text:p>
          </table:table-cell>
          <table:table-cell office:value-type="float" office:value="2608" table:style-name="ce20">
            <text:p>2,608</text:p>
          </table:table-cell>
          <table:table-cell office:value-type="float" office:value="4376" table:style-name="ce21">
            <text:p>4,37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總 <text:s text:c="5"/>計</text:p>
          </table:table-cell>
          <table:table-cell office:value-type="string" table:style-name="ce19">
            <text:p>男</text:p>
          </table:table-cell>
          <table:table-cell office:value-type="float" office:value="11661640" table:style-name="ce20">
            <text:p>11,661,640</text:p>
          </table:table-cell>
          <table:table-cell office:value-type="float" office:value="472667" table:style-name="ce20">
            <text:p>472,667</text:p>
          </table:table-cell>
          <table:table-cell office:value-type="float" office:value="78712" table:style-name="ce20">
            <text:p>78,712</text:p>
          </table:table-cell>
          <table:table-cell office:value-type="float" office:value="90832" table:style-name="ce20">
            <text:p>90,832</text:p>
          </table:table-cell>
          <table:table-cell office:value-type="float" office:value="93902" table:style-name="ce20">
            <text:p>93,902</text:p>
          </table:table-cell>
          <table:table-cell office:value-type="float" office:value="101048" table:style-name="ce20">
            <text:p>101,048</text:p>
          </table:table-cell>
          <table:table-cell office:value-type="float" office:value="108173" table:style-name="ce20">
            <text:p>108,173</text:p>
          </table:table-cell>
          <table:table-cell office:value-type="float" office:value="552958" table:style-name="ce20">
            <text:p>552,958</text:p>
          </table:table-cell>
          <table:table-cell office:value-type="float" office:value="111469" table:style-name="ce20">
            <text:p>111,469</text:p>
          </table:table-cell>
          <table:table-cell office:value-type="float" office:value="111702" table:style-name="ce20">
            <text:p>111,702</text:p>
          </table:table-cell>
          <table:table-cell office:value-type="float" office:value="101176" table:style-name="ce20">
            <text:p>101,176</text:p>
          </table:table-cell>
          <table:table-cell office:value-type="float" office:value="121913" table:style-name="ce20">
            <text:p>121,913</text:p>
          </table:table-cell>
          <table:table-cell office:value-type="float" office:value="106698" table:style-name="ce20">
            <text:p>106,698</text:p>
          </table:table-cell>
          <table:table-cell office:value-type="float" office:value="506532" table:style-name="ce20">
            <text:p>506,532</text:p>
          </table:table-cell>
          <table:table-cell office:value-type="float" office:value="88243" table:style-name="ce20">
            <text:p>88,243</text:p>
          </table:table-cell>
          <table:table-cell office:value-type="float" office:value="100300" table:style-name="ce20">
            <text:p>100,300</text:p>
          </table:table-cell>
          <table:table-cell office:value-type="float" office:value="102758" table:style-name="ce20">
            <text:p>102,758</text:p>
          </table:table-cell>
          <table:table-cell office:value-type="float" office:value="107660" table:style-name="ce20">
            <text:p>107,660</text:p>
          </table:table-cell>
          <table:table-cell office:value-type="float" office:value="107571" table:style-name="ce20">
            <text:p>107,571</text:p>
          </table:table-cell>
          <table:table-cell office:value-type="float" office:value="596630" table:style-name="ce20">
            <text:p>596,630</text:p>
          </table:table-cell>
          <table:table-cell office:value-type="float" office:value="107749" table:style-name="ce20">
            <text:p>107,749</text:p>
          </table:table-cell>
          <table:table-cell office:value-type="float" office:value="113459" table:style-name="ce20">
            <text:p>113,459</text:p>
          </table:table-cell>
          <table:table-cell office:value-type="float" office:value="117350" table:style-name="ce20">
            <text:p>117,350</text:p>
          </table:table-cell>
          <table:table-cell office:value-type="float" office:value="127652" table:style-name="ce20">
            <text:p>127,652</text:p>
          </table:table-cell>
          <table:table-cell office:value-type="float" office:value="130420" table:style-name="ce20">
            <text:p>130,420</text:p>
          </table:table-cell>
          <table:table-cell office:value-type="float" office:value="773776" table:style-name="ce20">
            <text:p>773,776</text:p>
          </table:table-cell>
          <table:table-cell office:value-type="float" office:value="157474" table:style-name="ce20">
            <text:p>157,474</text:p>
          </table:table-cell>
          <table:table-cell office:value-type="float" office:value="148325" table:style-name="ce20">
            <text:p>148,325</text:p>
          </table:table-cell>
          <table:table-cell office:value-type="float" office:value="137651" table:style-name="ce20">
            <text:p>137,651</text:p>
          </table:table-cell>
          <table:table-cell office:value-type="float" office:value="163967" table:style-name="ce20">
            <text:p>163,967</text:p>
          </table:table-cell>
          <table:table-cell office:value-type="float" office:value="166359" table:style-name="ce20">
            <text:p>166,359</text:p>
          </table:table-cell>
          <table:table-cell office:value-type="float" office:value="828531" table:style-name="ce20">
            <text:p>828,531</text:p>
          </table:table-cell>
          <table:table-cell office:value-type="float" office:value="166685" table:style-name="ce20">
            <text:p>166,685</text:p>
          </table:table-cell>
          <table:table-cell office:value-type="float" office:value="166100" table:style-name="ce20">
            <text:p>166,100</text:p>
          </table:table-cell>
          <table:table-cell office:value-type="float" office:value="166624" table:style-name="ce20">
            <text:p>166,624</text:p>
          </table:table-cell>
          <table:table-cell office:value-type="float" office:value="165608" table:style-name="ce20">
            <text:p>165,608</text:p>
          </table:table-cell>
          <table:table-cell office:value-type="float" office:value="163514" table:style-name="ce20">
            <text:p>163,514</text:p>
          </table:table-cell>
          <table:table-cell office:value-type="float" office:value="812466" table:style-name="ce20">
            <text:p>812,466</text:p>
          </table:table-cell>
          <table:table-cell office:value-type="float" office:value="171408" table:style-name="ce20">
            <text:p>171,408</text:p>
          </table:table-cell>
          <table:table-cell office:value-type="float" office:value="159710" table:style-name="ce20">
            <text:p>159,710</text:p>
          </table:table-cell>
          <table:table-cell office:value-type="float" office:value="174689" table:style-name="ce20">
            <text:p>174,689</text:p>
          </table:table-cell>
          <table:table-cell office:value-type="float" office:value="156708" table:style-name="ce20">
            <text:p>156,708</text:p>
          </table:table-cell>
          <table:table-cell office:value-type="float" office:value="149951" table:style-name="ce20">
            <text:p>149,951</text:p>
          </table:table-cell>
          <table:table-cell office:value-type="float" office:value="934131" table:style-name="ce20">
            <text:p>934,131</text:p>
          </table:table-cell>
          <table:table-cell office:value-type="float" office:value="167438" table:style-name="ce20">
            <text:p>167,438</text:p>
          </table:table-cell>
          <table:table-cell office:value-type="float" office:value="181854" table:style-name="ce20">
            <text:p>181,854</text:p>
          </table:table-cell>
          <table:table-cell office:value-type="float" office:value="186180" table:style-name="ce20">
            <text:p>186,180</text:p>
          </table:table-cell>
          <table:table-cell office:value-type="float" office:value="196235" table:style-name="ce20">
            <text:p>196,235</text:p>
          </table:table-cell>
          <table:table-cell office:value-type="float" office:value="202424" table:style-name="ce20">
            <text:p>202,424</text:p>
          </table:table-cell>
          <table:table-cell office:value-type="float" office:value="995101" table:style-name="ce20">
            <text:p>995,101</text:p>
          </table:table-cell>
          <table:table-cell office:value-type="float" office:value="199843" table:style-name="ce20">
            <text:p>199,843</text:p>
          </table:table-cell>
          <table:table-cell office:value-type="float" office:value="204115" table:style-name="ce20">
            <text:p>204,115</text:p>
          </table:table-cell>
          <table:table-cell office:value-type="float" office:value="199513" table:style-name="ce20">
            <text:p>199,513</text:p>
          </table:table-cell>
          <table:table-cell office:value-type="float" office:value="186340" table:style-name="ce20">
            <text:p>186,340</text:p>
          </table:table-cell>
          <table:table-cell office:value-type="float" office:value="205290" table:style-name="ce20">
            <text:p>205,290</text:p>
          </table:table-cell>
          <table:table-cell office:value-type="float" office:value="860255" table:style-name="ce20">
            <text:p>860,255</text:p>
          </table:table-cell>
          <table:table-cell office:value-type="float" office:value="176272" table:style-name="ce20">
            <text:p>176,272</text:p>
          </table:table-cell>
          <table:table-cell office:value-type="float" office:value="171482" table:style-name="ce20">
            <text:p>171,482</text:p>
          </table:table-cell>
          <table:table-cell office:value-type="float" office:value="170413" table:style-name="ce20">
            <text:p>170,413</text:p>
          </table:table-cell>
          <table:table-cell office:value-type="float" office:value="168732" table:style-name="ce20">
            <text:p>168,732</text:p>
          </table:table-cell>
          <table:table-cell office:value-type="float" office:value="173356" table:style-name="ce20">
            <text:p>173,356</text:p>
          </table:table-cell>
          <table:table-cell office:value-type="float" office:value="886024" table:style-name="ce20">
            <text:p>886,024</text:p>
          </table:table-cell>
          <table:table-cell office:value-type="float" office:value="178978" table:style-name="ce20">
            <text:p>178,978</text:p>
          </table:table-cell>
          <table:table-cell office:value-type="float" office:value="179493" table:style-name="ce20">
            <text:p>179,493</text:p>
          </table:table-cell>
          <table:table-cell office:value-type="float" office:value="178269" table:style-name="ce20">
            <text:p>178,269</text:p>
          </table:table-cell>
          <table:table-cell office:value-type="float" office:value="172905" table:style-name="ce20">
            <text:p>172,905</text:p>
          </table:table-cell>
          <table:table-cell office:value-type="float" office:value="176379" table:style-name="ce20">
            <text:p>176,379</text:p>
          </table:table-cell>
          <table:table-cell office:value-type="float" office:value="891188" table:style-name="ce20">
            <text:p>891,188</text:p>
          </table:table-cell>
          <table:table-cell office:value-type="float" office:value="176979" table:style-name="ce20">
            <text:p>176,979</text:p>
          </table:table-cell>
          <table:table-cell office:value-type="float" office:value="180600" table:style-name="ce20">
            <text:p>180,600</text:p>
          </table:table-cell>
          <table:table-cell office:value-type="float" office:value="179251" table:style-name="ce20">
            <text:p>179,251</text:p>
          </table:table-cell>
          <table:table-cell office:value-type="float" office:value="179260" table:style-name="ce20">
            <text:p>179,260</text:p>
          </table:table-cell>
          <table:table-cell office:value-type="float" office:value="175098" table:style-name="ce20">
            <text:p>175,098</text:p>
          </table:table-cell>
          <table:table-cell office:value-type="float" office:value="811843" table:style-name="ce20">
            <text:p>811,843</text:p>
          </table:table-cell>
          <table:table-cell office:value-type="float" office:value="169648" table:style-name="ce20">
            <text:p>169,648</text:p>
          </table:table-cell>
          <table:table-cell office:value-type="float" office:value="168468" table:style-name="ce20">
            <text:p>168,468</text:p>
          </table:table-cell>
          <table:table-cell office:value-type="float" office:value="165587" table:style-name="ce20">
            <text:p>165,587</text:p>
          </table:table-cell>
          <table:table-cell office:value-type="float" office:value="149737" table:style-name="ce20">
            <text:p>149,737</text:p>
          </table:table-cell>
          <table:table-cell office:value-type="float" office:value="158403" table:style-name="ce20">
            <text:p>158,403</text:p>
          </table:table-cell>
          <table:table-cell office:value-type="float" office:value="688496" table:style-name="ce20">
            <text:p>688,496</text:p>
          </table:table-cell>
          <table:table-cell office:value-type="float" office:value="149535" table:style-name="ce20">
            <text:p>149,535</text:p>
          </table:table-cell>
          <table:table-cell office:value-type="float" office:value="143375" table:style-name="ce20">
            <text:p>143,375</text:p>
          </table:table-cell>
          <table:table-cell office:value-type="float" office:value="136182" table:style-name="ce20">
            <text:p>136,182</text:p>
          </table:table-cell>
          <table:table-cell office:value-type="float" office:value="129658" table:style-name="ce20">
            <text:p>129,658</text:p>
          </table:table-cell>
          <table:table-cell office:value-type="float" office:value="129746" table:style-name="ce20">
            <text:p>129,746</text:p>
          </table:table-cell>
          <table:table-cell office:value-type="float" office:value="433680" table:style-name="ce20">
            <text:p>433,680</text:p>
          </table:table-cell>
          <table:table-cell office:value-type="float" office:value="112399" table:style-name="ce20">
            <text:p>112,399</text:p>
          </table:table-cell>
          <table:table-cell office:value-type="float" office:value="98551" table:style-name="ce20">
            <text:p>98,551</text:p>
          </table:table-cell>
          <table:table-cell office:value-type="float" office:value="86602" table:style-name="ce20">
            <text:p>86,602</text:p>
          </table:table-cell>
          <table:table-cell office:value-type="float" office:value="75987" table:style-name="ce20">
            <text:p>75,987</text:p>
          </table:table-cell>
          <table:table-cell office:value-type="float" office:value="60141" table:style-name="ce20">
            <text:p>60,141</text:p>
          </table:table-cell>
          <table:table-cell office:value-type="float" office:value="258732" table:style-name="ce20">
            <text:p>258,732</text:p>
          </table:table-cell>
          <table:table-cell office:value-type="float" office:value="47441" table:style-name="ce20">
            <text:p>47,441</text:p>
          </table:table-cell>
          <table:table-cell office:value-type="float" office:value="55175" table:style-name="ce20">
            <text:p>55,175</text:p>
          </table:table-cell>
          <table:table-cell office:value-type="float" office:value="54915" table:style-name="ce20">
            <text:p>54,915</text:p>
          </table:table-cell>
          <table:table-cell office:value-type="float" office:value="51818" table:style-name="ce20">
            <text:p>51,818</text:p>
          </table:table-cell>
          <table:table-cell office:value-type="float" office:value="49383" table:style-name="ce20">
            <text:p>49,383</text:p>
          </table:table-cell>
          <table:table-cell office:value-type="float" office:value="187849" table:style-name="ce20">
            <text:p>187,849</text:p>
          </table:table-cell>
          <table:table-cell office:value-type="float" office:value="46999" table:style-name="ce20">
            <text:p>46,999</text:p>
          </table:table-cell>
          <table:table-cell office:value-type="float" office:value="42224" table:style-name="ce20">
            <text:p>42,224</text:p>
          </table:table-cell>
          <table:table-cell office:value-type="float" office:value="36666" table:style-name="ce20">
            <text:p>36,666</text:p>
          </table:table-cell>
          <table:table-cell office:value-type="float" office:value="32775" table:style-name="ce20">
            <text:p>32,775</text:p>
          </table:table-cell>
          <table:table-cell office:value-type="float" office:value="29185" table:style-name="ce20">
            <text:p>29,185</text:p>
          </table:table-cell>
          <table:table-cell office:value-type="float" office:value="104229" table:style-name="ce20">
            <text:p>104,229</text:p>
          </table:table-cell>
          <table:table-cell office:value-type="float" office:value="25675" table:style-name="ce20">
            <text:p>25,675</text:p>
          </table:table-cell>
          <table:table-cell office:value-type="float" office:value="22969" table:style-name="ce20">
            <text:p>22,969</text:p>
          </table:table-cell>
          <table:table-cell office:value-type="float" office:value="20086" table:style-name="ce20">
            <text:p>20,086</text:p>
          </table:table-cell>
          <table:table-cell office:value-type="float" office:value="18404" table:style-name="ce20">
            <text:p>18,404</text:p>
          </table:table-cell>
          <table:table-cell office:value-type="float" office:value="17095" table:style-name="ce20">
            <text:p>17,095</text:p>
          </table:table-cell>
          <table:table-cell office:value-type="float" office:value="52089" table:style-name="ce20">
            <text:p>52,089</text:p>
          </table:table-cell>
          <table:table-cell office:value-type="float" office:value="15005" table:style-name="ce20">
            <text:p>15,005</text:p>
          </table:table-cell>
          <table:table-cell office:value-type="float" office:value="12585" table:style-name="ce20">
            <text:p>12,585</text:p>
          </table:table-cell>
          <table:table-cell office:value-type="float" office:value="10169" table:style-name="ce20">
            <text:p>10,169</text:p>
          </table:table-cell>
          <table:table-cell office:value-type="float" office:value="8102" table:style-name="ce20">
            <text:p>8,102</text:p>
          </table:table-cell>
          <table:table-cell office:value-type="float" office:value="6228" table:style-name="ce20">
            <text:p>6,228</text:p>
          </table:table-cell>
          <table:table-cell office:value-type="float" office:value="12532" table:style-name="ce20">
            <text:p>12,532</text:p>
          </table:table-cell>
          <table:table-cell office:value-type="float" office:value="4629" table:style-name="ce20">
            <text:p>4,629</text:p>
          </table:table-cell>
          <table:table-cell office:value-type="float" office:value="3022" table:style-name="ce20">
            <text:p>3,022</text:p>
          </table:table-cell>
          <table:table-cell office:value-type="float" office:value="2111" table:style-name="ce20">
            <text:p>2,111</text:p>
          </table:table-cell>
          <table:table-cell office:value-type="float" office:value="1619" table:style-name="ce20">
            <text:p>1,619</text:p>
          </table:table-cell>
          <table:table-cell office:value-type="float" office:value="1151" table:style-name="ce20">
            <text:p>1,151</text:p>
          </table:table-cell>
          <table:table-cell office:value-type="float" office:value="1931" table:style-name="ce24">
            <text:p>1,931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1877948" table:style-name="ce27">
            <text:p>11,877,948</text:p>
          </table:table-cell>
          <table:table-cell office:value-type="float" office:value="439863" table:style-name="ce27">
            <text:p>439,863</text:p>
          </table:table-cell>
          <table:table-cell office:value-type="float" office:value="72928" table:style-name="ce27">
            <text:p>72,928</text:p>
          </table:table-cell>
          <table:table-cell office:value-type="float" office:value="84259" table:style-name="ce27">
            <text:p>84,259</text:p>
          </table:table-cell>
          <table:table-cell office:value-type="float" office:value="87912" table:style-name="ce27">
            <text:p>87,912</text:p>
          </table:table-cell>
          <table:table-cell office:value-type="float" office:value="93880" table:style-name="ce27">
            <text:p>93,880</text:p>
          </table:table-cell>
          <table:table-cell office:value-type="float" office:value="100884" table:style-name="ce27">
            <text:p>100,884</text:p>
          </table:table-cell>
          <table:table-cell office:value-type="float" office:value="514383" table:style-name="ce27">
            <text:p>514,383</text:p>
          </table:table-cell>
          <table:table-cell office:value-type="float" office:value="102976" table:style-name="ce27">
            <text:p>102,976</text:p>
          </table:table-cell>
          <table:table-cell office:value-type="float" office:value="104442" table:style-name="ce27">
            <text:p>104,442</text:p>
          </table:table-cell>
          <table:table-cell office:value-type="float" office:value="94049" table:style-name="ce27">
            <text:p>94,049</text:p>
          </table:table-cell>
          <table:table-cell office:value-type="float" office:value="114032" table:style-name="ce27">
            <text:p>114,032</text:p>
          </table:table-cell>
          <table:table-cell office:value-type="float" office:value="98884" table:style-name="ce27">
            <text:p>98,884</text:p>
          </table:table-cell>
          <table:table-cell office:value-type="float" office:value="463866" table:style-name="ce27">
            <text:p>463,866</text:p>
          </table:table-cell>
          <table:table-cell office:value-type="float" office:value="81177" table:style-name="ce27">
            <text:p>81,177</text:p>
          </table:table-cell>
          <table:table-cell office:value-type="float" office:value="92121" table:style-name="ce27">
            <text:p>92,121</text:p>
          </table:table-cell>
          <table:table-cell office:value-type="float" office:value="93980" table:style-name="ce27">
            <text:p>93,980</text:p>
          </table:table-cell>
          <table:table-cell office:value-type="float" office:value="98532" table:style-name="ce27">
            <text:p>98,532</text:p>
          </table:table-cell>
          <table:table-cell office:value-type="float" office:value="98056" table:style-name="ce27">
            <text:p>98,056</text:p>
          </table:table-cell>
          <table:table-cell office:value-type="float" office:value="545942" table:style-name="ce27">
            <text:p>545,942</text:p>
          </table:table-cell>
          <table:table-cell office:value-type="float" office:value="98826" table:style-name="ce27">
            <text:p>98,826</text:p>
          </table:table-cell>
          <table:table-cell office:value-type="float" office:value="103422" table:style-name="ce27">
            <text:p>103,422</text:p>
          </table:table-cell>
          <table:table-cell office:value-type="float" office:value="106233" table:style-name="ce27">
            <text:p>106,233</text:p>
          </table:table-cell>
          <table:table-cell office:value-type="float" office:value="116914" table:style-name="ce27">
            <text:p>116,914</text:p>
          </table:table-cell>
          <table:table-cell office:value-type="float" office:value="120547" table:style-name="ce27">
            <text:p>120,547</text:p>
          </table:table-cell>
          <table:table-cell office:value-type="float" office:value="713779" table:style-name="ce27">
            <text:p>713,779</text:p>
          </table:table-cell>
          <table:table-cell office:value-type="float" office:value="144527" table:style-name="ce27">
            <text:p>144,527</text:p>
          </table:table-cell>
          <table:table-cell office:value-type="float" office:value="136513" table:style-name="ce27">
            <text:p>136,513</text:p>
          </table:table-cell>
          <table:table-cell office:value-type="float" office:value="127067" table:style-name="ce27">
            <text:p>127,067</text:p>
          </table:table-cell>
          <table:table-cell office:value-type="float" office:value="151273" table:style-name="ce27">
            <text:p>151,273</text:p>
          </table:table-cell>
          <table:table-cell office:value-type="float" office:value="154399" table:style-name="ce27">
            <text:p>154,399</text:p>
          </table:table-cell>
          <table:table-cell office:value-type="float" office:value="768885" table:style-name="ce27">
            <text:p>768,885</text:p>
          </table:table-cell>
          <table:table-cell office:value-type="float" office:value="155074" table:style-name="ce27">
            <text:p>155,074</text:p>
          </table:table-cell>
          <table:table-cell office:value-type="float" office:value="154743" table:style-name="ce27">
            <text:p>154,743</text:p>
          </table:table-cell>
          <table:table-cell office:value-type="float" office:value="155905" table:style-name="ce27">
            <text:p>155,905</text:p>
          </table:table-cell>
          <table:table-cell office:value-type="float" office:value="152577" table:style-name="ce27">
            <text:p>152,577</text:p>
          </table:table-cell>
          <table:table-cell office:value-type="float" office:value="150586" table:style-name="ce27">
            <text:p>150,586</text:p>
          </table:table-cell>
          <table:table-cell office:value-type="float" office:value="769228" table:style-name="ce27">
            <text:p>769,228</text:p>
          </table:table-cell>
          <table:table-cell office:value-type="float" office:value="158289" table:style-name="ce27">
            <text:p>158,289</text:p>
          </table:table-cell>
          <table:table-cell office:value-type="float" office:value="149712" table:style-name="ce27">
            <text:p>149,712</text:p>
          </table:table-cell>
          <table:table-cell office:value-type="float" office:value="165353" table:style-name="ce27">
            <text:p>165,353</text:p>
          </table:table-cell>
          <table:table-cell office:value-type="float" office:value="149073" table:style-name="ce27">
            <text:p>149,073</text:p>
          </table:table-cell>
          <table:table-cell office:value-type="float" office:value="146801" table:style-name="ce27">
            <text:p>146,801</text:p>
          </table:table-cell>
          <table:table-cell office:value-type="float" office:value="944047" table:style-name="ce27">
            <text:p>944,047</text:p>
          </table:table-cell>
          <table:table-cell office:value-type="float" office:value="166294" table:style-name="ce27">
            <text:p>166,294</text:p>
          </table:table-cell>
          <table:table-cell office:value-type="float" office:value="182147" table:style-name="ce27">
            <text:p>182,147</text:p>
          </table:table-cell>
          <table:table-cell office:value-type="float" office:value="187639" table:style-name="ce27">
            <text:p>187,639</text:p>
          </table:table-cell>
          <table:table-cell office:value-type="float" office:value="200671" table:style-name="ce27">
            <text:p>200,671</text:p>
          </table:table-cell>
          <table:table-cell office:value-type="float" office:value="207296" table:style-name="ce27">
            <text:p>207,296</text:p>
          </table:table-cell>
          <table:table-cell office:value-type="float" office:value="1025685" table:style-name="ce27">
            <text:p>1,025,685</text:p>
          </table:table-cell>
          <table:table-cell office:value-type="float" office:value="206273" table:style-name="ce27">
            <text:p>206,273</text:p>
          </table:table-cell>
          <table:table-cell office:value-type="float" office:value="209539" table:style-name="ce27">
            <text:p>209,539</text:p>
          </table:table-cell>
          <table:table-cell office:value-type="float" office:value="204736" table:style-name="ce27">
            <text:p>204,736</text:p>
          </table:table-cell>
          <table:table-cell office:value-type="float" office:value="193282" table:style-name="ce27">
            <text:p>193,282</text:p>
          </table:table-cell>
          <table:table-cell office:value-type="float" office:value="211855" table:style-name="ce27">
            <text:p>211,855</text:p>
          </table:table-cell>
          <table:table-cell office:value-type="float" office:value="897929" table:style-name="ce27">
            <text:p>897,929</text:p>
          </table:table-cell>
          <table:table-cell office:value-type="float" office:value="183657" table:style-name="ce27">
            <text:p>183,657</text:p>
          </table:table-cell>
          <table:table-cell office:value-type="float" office:value="179356" table:style-name="ce27">
            <text:p>179,356</text:p>
          </table:table-cell>
          <table:table-cell office:value-type="float" office:value="177020" table:style-name="ce27">
            <text:p>177,020</text:p>
          </table:table-cell>
          <table:table-cell office:value-type="float" office:value="177546" table:style-name="ce27">
            <text:p>177,546</text:p>
          </table:table-cell>
          <table:table-cell office:value-type="float" office:value="180350" table:style-name="ce27">
            <text:p>180,350</text:p>
          </table:table-cell>
          <table:table-cell office:value-type="float" office:value="916166" table:style-name="ce27">
            <text:p>916,166</text:p>
          </table:table-cell>
          <table:table-cell office:value-type="float" office:value="185255" table:style-name="ce27">
            <text:p>185,255</text:p>
          </table:table-cell>
          <table:table-cell office:value-type="float" office:value="186020" table:style-name="ce27">
            <text:p>186,020</text:p>
          </table:table-cell>
          <table:table-cell office:value-type="float" office:value="183840" table:style-name="ce27">
            <text:p>183,840</text:p>
          </table:table-cell>
          <table:table-cell office:value-type="float" office:value="178352" table:style-name="ce27">
            <text:p>178,352</text:p>
          </table:table-cell>
          <table:table-cell office:value-type="float" office:value="182699" table:style-name="ce27">
            <text:p>182,699</text:p>
          </table:table-cell>
          <table:table-cell office:value-type="float" office:value="931918" table:style-name="ce27">
            <text:p>931,918</text:p>
          </table:table-cell>
          <table:table-cell office:value-type="float" office:value="184004" table:style-name="ce27">
            <text:p>184,004</text:p>
          </table:table-cell>
          <table:table-cell office:value-type="float" office:value="187911" table:style-name="ce27">
            <text:p>187,911</text:p>
          </table:table-cell>
          <table:table-cell office:value-type="float" office:value="188236" table:style-name="ce27">
            <text:p>188,236</text:p>
          </table:table-cell>
          <table:table-cell office:value-type="float" office:value="187663" table:style-name="ce27">
            <text:p>187,663</text:p>
          </table:table-cell>
          <table:table-cell office:value-type="float" office:value="184104" table:style-name="ce27">
            <text:p>184,104</text:p>
          </table:table-cell>
          <table:table-cell office:value-type="float" office:value="869185" table:style-name="ce27">
            <text:p>869,185</text:p>
          </table:table-cell>
          <table:table-cell office:value-type="float" office:value="178852" table:style-name="ce27">
            <text:p>178,852</text:p>
          </table:table-cell>
          <table:table-cell office:value-type="float" office:value="180169" table:style-name="ce27">
            <text:p>180,169</text:p>
          </table:table-cell>
          <table:table-cell office:value-type="float" office:value="176759" table:style-name="ce27">
            <text:p>176,759</text:p>
          </table:table-cell>
          <table:table-cell office:value-type="float" office:value="161657" table:style-name="ce27">
            <text:p>161,657</text:p>
          </table:table-cell>
          <table:table-cell office:value-type="float" office:value="171748" table:style-name="ce27">
            <text:p>171,748</text:p>
          </table:table-cell>
          <table:table-cell office:value-type="float" office:value="760072" table:style-name="ce27">
            <text:p>760,072</text:p>
          </table:table-cell>
          <table:table-cell office:value-type="float" office:value="162026" table:style-name="ce27">
            <text:p>162,026</text:p>
          </table:table-cell>
          <table:table-cell office:value-type="float" office:value="157678" table:style-name="ce27">
            <text:p>157,678</text:p>
          </table:table-cell>
          <table:table-cell office:value-type="float" office:value="150159" table:style-name="ce27">
            <text:p>150,159</text:p>
          </table:table-cell>
          <table:table-cell office:value-type="float" office:value="143709" table:style-name="ce27">
            <text:p>143,709</text:p>
          </table:table-cell>
          <table:table-cell office:value-type="float" office:value="146500" table:style-name="ce27">
            <text:p>146,500</text:p>
          </table:table-cell>
          <table:table-cell office:value-type="float" office:value="496162" table:style-name="ce27">
            <text:p>496,162</text:p>
          </table:table-cell>
          <table:table-cell office:value-type="float" office:value="125556" table:style-name="ce27">
            <text:p>125,556</text:p>
          </table:table-cell>
          <table:table-cell office:value-type="float" office:value="113004" table:style-name="ce27">
            <text:p>113,004</text:p>
          </table:table-cell>
          <table:table-cell office:value-type="float" office:value="99593" table:style-name="ce27">
            <text:p>99,593</text:p>
          </table:table-cell>
          <table:table-cell office:value-type="float" office:value="87367" table:style-name="ce27">
            <text:p>87,367</text:p>
          </table:table-cell>
          <table:table-cell office:value-type="float" office:value="70642" table:style-name="ce27">
            <text:p>70,642</text:p>
          </table:table-cell>
          <table:table-cell office:value-type="float" office:value="321938" table:style-name="ce27">
            <text:p>321,938</text:p>
          </table:table-cell>
          <table:table-cell office:value-type="float" office:value="57393" table:style-name="ce27">
            <text:p>57,393</text:p>
          </table:table-cell>
          <table:table-cell office:value-type="float" office:value="67408" table:style-name="ce27">
            <text:p>67,408</text:p>
          </table:table-cell>
          <table:table-cell office:value-type="float" office:value="67966" table:style-name="ce27">
            <text:p>67,966</text:p>
          </table:table-cell>
          <table:table-cell office:value-type="float" office:value="65630" table:style-name="ce27">
            <text:p>65,630</text:p>
          </table:table-cell>
          <table:table-cell office:value-type="float" office:value="63541" table:style-name="ce27">
            <text:p>63,541</text:p>
          </table:table-cell>
          <table:table-cell office:value-type="float" office:value="262264" table:style-name="ce27">
            <text:p>262,264</text:p>
          </table:table-cell>
          <table:table-cell office:value-type="float" office:value="62338" table:style-name="ce27">
            <text:p>62,338</text:p>
          </table:table-cell>
          <table:table-cell office:value-type="float" office:value="58012" table:style-name="ce27">
            <text:p>58,012</text:p>
          </table:table-cell>
          <table:table-cell office:value-type="float" office:value="51703" table:style-name="ce27">
            <text:p>51,703</text:p>
          </table:table-cell>
          <table:table-cell office:value-type="float" office:value="47764" table:style-name="ce27">
            <text:p>47,764</text:p>
          </table:table-cell>
          <table:table-cell office:value-type="float" office:value="42447" table:style-name="ce27">
            <text:p>42,447</text:p>
          </table:table-cell>
          <table:table-cell office:value-type="float" office:value="152163" table:style-name="ce27">
            <text:p>152,163</text:p>
          </table:table-cell>
          <table:table-cell office:value-type="float" office:value="39150" table:style-name="ce27">
            <text:p>39,150</text:p>
          </table:table-cell>
          <table:table-cell office:value-type="float" office:value="34427" table:style-name="ce27">
            <text:p>34,427</text:p>
          </table:table-cell>
          <table:table-cell office:value-type="float" office:value="29613" table:style-name="ce27">
            <text:p>29,613</text:p>
          </table:table-cell>
          <table:table-cell office:value-type="float" office:value="25991" table:style-name="ce27">
            <text:p>25,991</text:p>
          </table:table-cell>
          <table:table-cell office:value-type="float" office:value="22982" table:style-name="ce27">
            <text:p>22,982</text:p>
          </table:table-cell>
          <table:table-cell office:value-type="float" office:value="65680" table:style-name="ce27">
            <text:p>65,680</text:p>
          </table:table-cell>
          <table:table-cell office:value-type="float" office:value="19072" table:style-name="ce27">
            <text:p>19,072</text:p>
          </table:table-cell>
          <table:table-cell office:value-type="float" office:value="15756" table:style-name="ce27">
            <text:p>15,756</text:p>
          </table:table-cell>
          <table:table-cell office:value-type="float" office:value="12823" table:style-name="ce27">
            <text:p>12,823</text:p>
          </table:table-cell>
          <table:table-cell office:value-type="float" office:value="9963" table:style-name="ce27">
            <text:p>9,963</text:p>
          </table:table-cell>
          <table:table-cell office:value-type="float" office:value="8066" table:style-name="ce27">
            <text:p>8,066</text:p>
          </table:table-cell>
          <table:table-cell office:value-type="float" office:value="16348" table:style-name="ce27">
            <text:p>16,348</text:p>
          </table:table-cell>
          <table:table-cell office:value-type="float" office:value="5756" table:style-name="ce27">
            <text:p>5,756</text:p>
          </table:table-cell>
          <table:table-cell office:value-type="float" office:value="4015" table:style-name="ce27">
            <text:p>4,015</text:p>
          </table:table-cell>
          <table:table-cell office:value-type="float" office:value="2998" table:style-name="ce27">
            <text:p>2,998</text:p>
          </table:table-cell>
          <table:table-cell office:value-type="float" office:value="2122" table:style-name="ce27">
            <text:p>2,122</text:p>
          </table:table-cell>
          <table:table-cell office:value-type="float" office:value="1457" table:style-name="ce27">
            <text:p>1,457</text:p>
          </table:table-cell>
          <table:table-cell office:value-type="float" office:value="2445" table:style-name="ce28">
            <text:p>2,445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19">
            <text:p>計</text:p>
          </table:table-cell>
          <table:table-cell office:value-type="float" office:value="4029493" table:style-name="ce24">
            <text:p>4,029,493</text:p>
          </table:table-cell>
          <table:table-cell office:value-type="float" office:value="145787" table:style-name="ce24">
            <text:p>145,787</text:p>
          </table:table-cell>
          <table:table-cell office:value-type="float" office:value="24229" table:style-name="ce24">
            <text:p>24,229</text:p>
          </table:table-cell>
          <table:table-cell office:value-type="float" office:value="28625" table:style-name="ce24">
            <text:p>28,625</text:p>
          </table:table-cell>
          <table:table-cell office:value-type="float" office:value="29382" table:style-name="ce24">
            <text:p>29,382</text:p>
          </table:table-cell>
          <table:table-cell office:value-type="float" office:value="30724" table:style-name="ce24">
            <text:p>30,724</text:p>
          </table:table-cell>
          <table:table-cell office:value-type="float" office:value="32827" table:style-name="ce24">
            <text:p>32,827</text:p>
          </table:table-cell>
          <table:table-cell office:value-type="float" office:value="177667" table:style-name="ce24">
            <text:p>177,667</text:p>
          </table:table-cell>
          <table:table-cell office:value-type="float" office:value="34690" table:style-name="ce24">
            <text:p>34,690</text:p>
          </table:table-cell>
          <table:table-cell office:value-type="float" office:value="36270" table:style-name="ce24">
            <text:p>36,270</text:p>
          </table:table-cell>
          <table:table-cell office:value-type="float" office:value="33140" table:style-name="ce24">
            <text:p>33,140</text:p>
          </table:table-cell>
          <table:table-cell office:value-type="float" office:value="39550" table:style-name="ce24">
            <text:p>39,550</text:p>
          </table:table-cell>
          <table:table-cell office:value-type="float" office:value="34017" table:style-name="ce20">
            <text:p>34,017</text:p>
          </table:table-cell>
          <table:table-cell office:value-type="float" office:value="157297" table:style-name="ce24">
            <text:p>157,297</text:p>
          </table:table-cell>
          <table:table-cell office:value-type="float" office:value="27827" table:style-name="ce24">
            <text:p>27,827</text:p>
          </table:table-cell>
          <table:table-cell office:value-type="float" office:value="31003" table:style-name="ce24">
            <text:p>31,003</text:p>
          </table:table-cell>
          <table:table-cell office:value-type="float" office:value="31422" table:style-name="ce24">
            <text:p>31,422</text:p>
          </table:table-cell>
          <table:table-cell office:value-type="float" office:value="33476" table:style-name="ce24">
            <text:p>33,476</text:p>
          </table:table-cell>
          <table:table-cell office:value-type="float" office:value="33569" table:style-name="ce20">
            <text:p>33,569</text:p>
          </table:table-cell>
          <table:table-cell office:value-type="float" office:value="186947" table:style-name="ce24">
            <text:p>186,947</text:p>
          </table:table-cell>
          <table:table-cell office:value-type="float" office:value="33296" table:style-name="ce24">
            <text:p>33,296</text:p>
          </table:table-cell>
          <table:table-cell office:value-type="float" office:value="35757" table:style-name="ce24">
            <text:p>35,757</text:p>
          </table:table-cell>
          <table:table-cell office:value-type="float" office:value="36731" table:style-name="ce24">
            <text:p>36,731</text:p>
          </table:table-cell>
          <table:table-cell office:value-type="float" office:value="39985" table:style-name="ce24">
            <text:p>39,985</text:p>
          </table:table-cell>
          <table:table-cell office:value-type="float" office:value="41178" table:style-name="ce20">
            <text:p>41,178</text:p>
          </table:table-cell>
          <table:table-cell office:value-type="float" office:value="247659" table:style-name="ce24">
            <text:p>247,659</text:p>
          </table:table-cell>
          <table:table-cell office:value-type="float" office:value="50101" table:style-name="ce24">
            <text:p>50,101</text:p>
          </table:table-cell>
          <table:table-cell office:value-type="float" office:value="47240" table:style-name="ce24">
            <text:p>47,240</text:p>
          </table:table-cell>
          <table:table-cell office:value-type="float" office:value="44211" table:style-name="ce24">
            <text:p>44,211</text:p>
          </table:table-cell>
          <table:table-cell office:value-type="float" office:value="52357" table:style-name="ce24">
            <text:p>52,357</text:p>
          </table:table-cell>
          <table:table-cell office:value-type="float" office:value="53750" table:style-name="ce20">
            <text:p>53,750</text:p>
          </table:table-cell>
          <table:table-cell office:value-type="float" office:value="274495" table:style-name="ce24">
            <text:p>274,495</text:p>
          </table:table-cell>
          <table:table-cell office:value-type="float" office:value="54312" table:style-name="ce24">
            <text:p>54,312</text:p>
          </table:table-cell>
          <table:table-cell office:value-type="float" office:value="54416" table:style-name="ce24">
            <text:p>54,416</text:p>
          </table:table-cell>
          <table:table-cell office:value-type="float" office:value="55747" table:style-name="ce24">
            <text:p>55,747</text:p>
          </table:table-cell>
          <table:table-cell office:value-type="float" office:value="55175" table:style-name="ce24">
            <text:p>55,175</text:p>
          </table:table-cell>
          <table:table-cell office:value-type="float" office:value="54845" table:style-name="ce20">
            <text:p>54,845</text:p>
          </table:table-cell>
          <table:table-cell office:value-type="float" office:value="274381" table:style-name="ce24">
            <text:p>274,381</text:p>
          </table:table-cell>
          <table:table-cell office:value-type="float" office:value="57640" table:style-name="ce24">
            <text:p>57,640</text:p>
          </table:table-cell>
          <table:table-cell office:value-type="float" office:value="53843" table:style-name="ce24">
            <text:p>53,843</text:p>
          </table:table-cell>
          <table:table-cell office:value-type="float" office:value="59280" table:style-name="ce24">
            <text:p>59,280</text:p>
          </table:table-cell>
          <table:table-cell office:value-type="float" office:value="52818" table:style-name="ce24">
            <text:p>52,818</text:p>
          </table:table-cell>
          <table:table-cell office:value-type="float" office:value="50800" table:style-name="ce20">
            <text:p>50,800</text:p>
          </table:table-cell>
          <table:table-cell office:value-type="float" office:value="326466" table:style-name="ce24">
            <text:p>326,466</text:p>
          </table:table-cell>
          <table:table-cell office:value-type="float" office:value="57721" table:style-name="ce24">
            <text:p>57,721</text:p>
          </table:table-cell>
          <table:table-cell office:value-type="float" office:value="62987" table:style-name="ce24">
            <text:p>62,987</text:p>
          </table:table-cell>
          <table:table-cell office:value-type="float" office:value="64559" table:style-name="ce24">
            <text:p>64,559</text:p>
          </table:table-cell>
          <table:table-cell office:value-type="float" office:value="69166" table:style-name="ce24">
            <text:p>69,166</text:p>
          </table:table-cell>
          <table:table-cell office:value-type="float" office:value="72033" table:style-name="ce20">
            <text:p>72,033</text:p>
          </table:table-cell>
          <table:table-cell office:value-type="float" office:value="359869" table:style-name="ce24">
            <text:p>359,869</text:p>
          </table:table-cell>
          <table:table-cell office:value-type="float" office:value="71347" table:style-name="ce24">
            <text:p>71,347</text:p>
          </table:table-cell>
          <table:table-cell office:value-type="float" office:value="73733" table:style-name="ce24">
            <text:p>73,733</text:p>
          </table:table-cell>
          <table:table-cell office:value-type="float" office:value="72208" table:style-name="ce24">
            <text:p>72,208</text:p>
          </table:table-cell>
          <table:table-cell office:value-type="float" office:value="67672" table:style-name="ce24">
            <text:p>67,672</text:p>
          </table:table-cell>
          <table:table-cell office:value-type="float" office:value="74909" table:style-name="ce20">
            <text:p>74,909</text:p>
          </table:table-cell>
          <table:table-cell office:value-type="float" office:value="312992" table:style-name="ce24">
            <text:p>312,992</text:p>
          </table:table-cell>
          <table:table-cell office:value-type="float" office:value="63914" table:style-name="ce24">
            <text:p>63,914</text:p>
          </table:table-cell>
          <table:table-cell office:value-type="float" office:value="63185" table:style-name="ce24">
            <text:p>63,185</text:p>
          </table:table-cell>
          <table:table-cell office:value-type="float" office:value="62095" table:style-name="ce24">
            <text:p>62,095</text:p>
          </table:table-cell>
          <table:table-cell office:value-type="float" office:value="61273" table:style-name="ce24">
            <text:p>61,273</text:p>
          </table:table-cell>
          <table:table-cell office:value-type="float" office:value="62525" table:style-name="ce20">
            <text:p>62,525</text:p>
          </table:table-cell>
          <table:table-cell office:value-type="float" office:value="314992" table:style-name="ce24">
            <text:p>314,992</text:p>
          </table:table-cell>
          <table:table-cell office:value-type="float" office:value="63843" table:style-name="ce24">
            <text:p>63,843</text:p>
          </table:table-cell>
          <table:table-cell office:value-type="float" office:value="64199" table:style-name="ce24">
            <text:p>64,199</text:p>
          </table:table-cell>
          <table:table-cell office:value-type="float" office:value="63153" table:style-name="ce24">
            <text:p>63,153</text:p>
          </table:table-cell>
          <table:table-cell office:value-type="float" office:value="61249" table:style-name="ce24">
            <text:p>61,249</text:p>
          </table:table-cell>
          <table:table-cell office:value-type="float" office:value="62548" table:style-name="ce20">
            <text:p>62,548</text:p>
          </table:table-cell>
          <table:table-cell office:value-type="float" office:value="323755" table:style-name="ce24">
            <text:p>323,755</text:p>
          </table:table-cell>
          <table:table-cell office:value-type="float" office:value="63916" table:style-name="ce24">
            <text:p>63,916</text:p>
          </table:table-cell>
          <table:table-cell office:value-type="float" office:value="65170" table:style-name="ce24">
            <text:p>65,170</text:p>
          </table:table-cell>
          <table:table-cell office:value-type="float" office:value="65855" table:style-name="ce24">
            <text:p>65,855</text:p>
          </table:table-cell>
          <table:table-cell office:value-type="float" office:value="65171" table:style-name="ce24">
            <text:p>65,171</text:p>
          </table:table-cell>
          <table:table-cell office:value-type="float" office:value="63643" table:style-name="ce20">
            <text:p>63,643</text:p>
          </table:table-cell>
          <table:table-cell office:value-type="float" office:value="302580" table:style-name="ce24">
            <text:p>302,580</text:p>
          </table:table-cell>
          <table:table-cell office:value-type="float" office:value="62161" table:style-name="ce24">
            <text:p>62,161</text:p>
          </table:table-cell>
          <table:table-cell office:value-type="float" office:value="62392" table:style-name="ce24">
            <text:p>62,392</text:p>
          </table:table-cell>
          <table:table-cell office:value-type="float" office:value="62314" table:style-name="ce24">
            <text:p>62,314</text:p>
          </table:table-cell>
          <table:table-cell office:value-type="float" office:value="56051" table:style-name="ce24">
            <text:p>56,051</text:p>
          </table:table-cell>
          <table:table-cell office:value-type="float" office:value="59662" table:style-name="ce20">
            <text:p>59,662</text:p>
          </table:table-cell>
          <table:table-cell office:value-type="float" office:value="262670" table:style-name="ce24">
            <text:p>262,670</text:p>
          </table:table-cell>
          <table:table-cell office:value-type="float" office:value="56656" table:style-name="ce24">
            <text:p>56,656</text:p>
          </table:table-cell>
          <table:table-cell office:value-type="float" office:value="54682" table:style-name="ce24">
            <text:p>54,682</text:p>
          </table:table-cell>
          <table:table-cell office:value-type="float" office:value="52274" table:style-name="ce24">
            <text:p>52,274</text:p>
          </table:table-cell>
          <table:table-cell office:value-type="float" office:value="49494" table:style-name="ce24">
            <text:p>49,494</text:p>
          </table:table-cell>
          <table:table-cell office:value-type="float" office:value="49564" table:style-name="ce20">
            <text:p>49,564</text:p>
          </table:table-cell>
          <table:table-cell office:value-type="float" office:value="159281" table:style-name="ce24">
            <text:p>159,281</text:p>
          </table:table-cell>
          <table:table-cell office:value-type="float" office:value="41705" table:style-name="ce24">
            <text:p>41,705</text:p>
          </table:table-cell>
          <table:table-cell office:value-type="float" office:value="36871" table:style-name="ce24">
            <text:p>36,871</text:p>
          </table:table-cell>
          <table:table-cell office:value-type="float" office:value="31905" table:style-name="ce24">
            <text:p>31,905</text:p>
          </table:table-cell>
          <table:table-cell office:value-type="float" office:value="27266" table:style-name="ce24">
            <text:p>27,266</text:p>
          </table:table-cell>
          <table:table-cell office:value-type="float" office:value="21534" table:style-name="ce20">
            <text:p>21,534</text:p>
          </table:table-cell>
          <table:table-cell office:value-type="float" office:value="88899" table:style-name="ce24">
            <text:p>88,899</text:p>
          </table:table-cell>
          <table:table-cell office:value-type="float" office:value="16769" table:style-name="ce24">
            <text:p>16,769</text:p>
          </table:table-cell>
          <table:table-cell office:value-type="float" office:value="19234" table:style-name="ce24">
            <text:p>19,234</text:p>
          </table:table-cell>
          <table:table-cell office:value-type="float" office:value="19084" table:style-name="ce24">
            <text:p>19,084</text:p>
          </table:table-cell>
          <table:table-cell office:value-type="float" office:value="17529" table:style-name="ce24">
            <text:p>17,529</text:p>
          </table:table-cell>
          <table:table-cell office:value-type="float" office:value="16283" table:style-name="ce20">
            <text:p>16,283</text:p>
          </table:table-cell>
          <table:table-cell office:value-type="float" office:value="60716" table:style-name="ce24">
            <text:p>60,716</text:p>
          </table:table-cell>
          <table:table-cell office:value-type="float" office:value="15628" table:style-name="ce24">
            <text:p>15,628</text:p>
          </table:table-cell>
          <table:table-cell office:value-type="float" office:value="13737" table:style-name="ce24">
            <text:p>13,737</text:p>
          </table:table-cell>
          <table:table-cell office:value-type="float" office:value="11608" table:style-name="ce24">
            <text:p>11,608</text:p>
          </table:table-cell>
          <table:table-cell office:value-type="float" office:value="10506" table:style-name="ce24">
            <text:p>10,506</text:p>
          </table:table-cell>
          <table:table-cell office:value-type="float" office:value="9237" table:style-name="ce20">
            <text:p>9,237</text:p>
          </table:table-cell>
          <table:table-cell office:value-type="float" office:value="31829" table:style-name="ce24">
            <text:p>31,829</text:p>
          </table:table-cell>
          <table:table-cell office:value-type="float" office:value="8180" table:style-name="ce24">
            <text:p>8,180</text:p>
          </table:table-cell>
          <table:table-cell office:value-type="float" office:value="6967" table:style-name="ce24">
            <text:p>6,967</text:p>
          </table:table-cell>
          <table:table-cell office:value-type="float" office:value="6089" table:style-name="ce24">
            <text:p>6,089</text:p>
          </table:table-cell>
          <table:table-cell office:value-type="float" office:value="5480" table:style-name="ce24">
            <text:p>5,480</text:p>
          </table:table-cell>
          <table:table-cell office:value-type="float" office:value="5113" table:style-name="ce20">
            <text:p>5,113</text:p>
          </table:table-cell>
          <table:table-cell office:value-type="float" office:value="15860" table:style-name="ce24">
            <text:p>15,860</text:p>
          </table:table-cell>
          <table:table-cell office:value-type="float" office:value="4407" table:style-name="ce24">
            <text:p>4,407</text:p>
          </table:table-cell>
          <table:table-cell office:value-type="float" office:value="3783" table:style-name="ce24">
            <text:p>3,783</text:p>
          </table:table-cell>
          <table:table-cell office:value-type="float" office:value="3123" table:style-name="ce24">
            <text:p>3,123</text:p>
          </table:table-cell>
          <table:table-cell office:value-type="float" office:value="2498" table:style-name="ce24">
            <text:p>2,498</text:p>
          </table:table-cell>
          <table:table-cell office:value-type="float" office:value="2049" table:style-name="ce20">
            <text:p>2,049</text:p>
          </table:table-cell>
          <table:table-cell office:value-type="float" office:value="4519" table:style-name="ce24">
            <text:p>4,519</text:p>
          </table:table-cell>
          <table:table-cell office:value-type="float" office:value="1551" table:style-name="ce24">
            <text:p>1,551</text:p>
          </table:table-cell>
          <table:table-cell office:value-type="float" office:value="1088" table:style-name="ce24">
            <text:p>1,088</text:p>
          </table:table-cell>
          <table:table-cell office:value-type="float" office:value="810" table:style-name="ce24">
            <text:p>810</text:p>
          </table:table-cell>
          <table:table-cell office:value-type="float" office:value="631" table:style-name="ce24">
            <text:p>631</text:p>
          </table:table-cell>
          <table:table-cell office:value-type="float" office:value="439" table:style-name="ce20">
            <text:p>439</text:p>
          </table:table-cell>
          <table:table-cell office:value-type="float" office:value="832" table:style-name="ce24">
            <text:p>83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北市</text:p>
          </table:table-cell>
          <table:table-cell office:value-type="string" table:style-name="ce19">
            <text:p>男</text:p>
          </table:table-cell>
          <table:table-cell office:value-type="float" office:value="1967438" table:style-name="ce24">
            <text:p>1,967,438</text:p>
          </table:table-cell>
          <table:table-cell office:value-type="float" office:value="75212" table:style-name="ce24">
            <text:p>75,212</text:p>
          </table:table-cell>
          <table:table-cell office:value-type="float" office:value="12429" table:style-name="ce24">
            <text:p>12,429</text:p>
          </table:table-cell>
          <table:table-cell office:value-type="float" office:value="14884" table:style-name="ce24">
            <text:p>14,884</text:p>
          </table:table-cell>
          <table:table-cell office:value-type="float" office:value="15138" table:style-name="ce24">
            <text:p>15,138</text:p>
          </table:table-cell>
          <table:table-cell office:value-type="float" office:value="15821" table:style-name="ce24">
            <text:p>15,821</text:p>
          </table:table-cell>
          <table:table-cell office:value-type="float" office:value="16940" table:style-name="ce24">
            <text:p>16,940</text:p>
          </table:table-cell>
          <table:table-cell office:value-type="float" office:value="91869" table:style-name="ce24">
            <text:p>91,869</text:p>
          </table:table-cell>
          <table:table-cell office:value-type="float" office:value="18073" table:style-name="ce24">
            <text:p>18,073</text:p>
          </table:table-cell>
          <table:table-cell office:value-type="float" office:value="18708" table:style-name="ce24">
            <text:p>18,708</text:p>
          </table:table-cell>
          <table:table-cell office:value-type="float" office:value="17135" table:style-name="ce24">
            <text:p>17,135</text:p>
          </table:table-cell>
          <table:table-cell office:value-type="float" office:value="20474" table:style-name="ce24">
            <text:p>20,474</text:p>
          </table:table-cell>
          <table:table-cell office:value-type="float" office:value="17479" table:style-name="ce20">
            <text:p>17,479</text:p>
          </table:table-cell>
          <table:table-cell office:value-type="float" office:value="82178" table:style-name="ce24">
            <text:p>82,178</text:p>
          </table:table-cell>
          <table:table-cell office:value-type="float" office:value="14507" table:style-name="ce24">
            <text:p>14,507</text:p>
          </table:table-cell>
          <table:table-cell office:value-type="float" office:value="16172" table:style-name="ce24">
            <text:p>16,172</text:p>
          </table:table-cell>
          <table:table-cell office:value-type="float" office:value="16488" table:style-name="ce24">
            <text:p>16,488</text:p>
          </table:table-cell>
          <table:table-cell office:value-type="float" office:value="17401" table:style-name="ce24">
            <text:p>17,401</text:p>
          </table:table-cell>
          <table:table-cell office:value-type="float" office:value="17610" table:style-name="ce20">
            <text:p>17,610</text:p>
          </table:table-cell>
          <table:table-cell office:value-type="float" office:value="97712" table:style-name="ce24">
            <text:p>97,712</text:p>
          </table:table-cell>
          <table:table-cell office:value-type="float" office:value="17168" table:style-name="ce24">
            <text:p>17,168</text:p>
          </table:table-cell>
          <table:table-cell office:value-type="float" office:value="18807" table:style-name="ce24">
            <text:p>18,807</text:p>
          </table:table-cell>
          <table:table-cell office:value-type="float" office:value="19335" table:style-name="ce24">
            <text:p>19,335</text:p>
          </table:table-cell>
          <table:table-cell office:value-type="float" office:value="20888" table:style-name="ce24">
            <text:p>20,888</text:p>
          </table:table-cell>
          <table:table-cell office:value-type="float" office:value="21514" table:style-name="ce20">
            <text:p>21,514</text:p>
          </table:table-cell>
          <table:table-cell office:value-type="float" office:value="128536" table:style-name="ce24">
            <text:p>128,536</text:p>
          </table:table-cell>
          <table:table-cell office:value-type="float" office:value="26028" table:style-name="ce24">
            <text:p>26,028</text:p>
          </table:table-cell>
          <table:table-cell office:value-type="float" office:value="24560" table:style-name="ce24">
            <text:p>24,560</text:p>
          </table:table-cell>
          <table:table-cell office:value-type="float" office:value="22907" table:style-name="ce24">
            <text:p>22,907</text:p>
          </table:table-cell>
          <table:table-cell office:value-type="float" office:value="27184" table:style-name="ce24">
            <text:p>27,184</text:p>
          </table:table-cell>
          <table:table-cell office:value-type="float" office:value="27857" table:style-name="ce20">
            <text:p>27,857</text:p>
          </table:table-cell>
          <table:table-cell office:value-type="float" office:value="142525" table:style-name="ce24">
            <text:p>142,525</text:p>
          </table:table-cell>
          <table:table-cell office:value-type="float" office:value="28084" table:style-name="ce24">
            <text:p>28,084</text:p>
          </table:table-cell>
          <table:table-cell office:value-type="float" office:value="28055" table:style-name="ce24">
            <text:p>28,055</text:p>
          </table:table-cell>
          <table:table-cell office:value-type="float" office:value="29037" table:style-name="ce24">
            <text:p>29,037</text:p>
          </table:table-cell>
          <table:table-cell office:value-type="float" office:value="28785" table:style-name="ce24">
            <text:p>28,785</text:p>
          </table:table-cell>
          <table:table-cell office:value-type="float" office:value="28564" table:style-name="ce20">
            <text:p>28,564</text:p>
          </table:table-cell>
          <table:table-cell office:value-type="float" office:value="140167" table:style-name="ce24">
            <text:p>140,167</text:p>
          </table:table-cell>
          <table:table-cell office:value-type="float" office:value="30049" table:style-name="ce24">
            <text:p>30,049</text:p>
          </table:table-cell>
          <table:table-cell office:value-type="float" office:value="27692" table:style-name="ce24">
            <text:p>27,692</text:p>
          </table:table-cell>
          <table:table-cell office:value-type="float" office:value="30241" table:style-name="ce24">
            <text:p>30,241</text:p>
          </table:table-cell>
          <table:table-cell office:value-type="float" office:value="26744" table:style-name="ce24">
            <text:p>26,744</text:p>
          </table:table-cell>
          <table:table-cell office:value-type="float" office:value="25441" table:style-name="ce20">
            <text:p>25,441</text:p>
          </table:table-cell>
          <table:table-cell office:value-type="float" office:value="161482" table:style-name="ce24">
            <text:p>161,482</text:p>
          </table:table-cell>
          <table:table-cell office:value-type="float" office:value="28864" table:style-name="ce24">
            <text:p>28,864</text:p>
          </table:table-cell>
          <table:table-cell office:value-type="float" office:value="31382" table:style-name="ce24">
            <text:p>31,382</text:p>
          </table:table-cell>
          <table:table-cell office:value-type="float" office:value="31942" table:style-name="ce24">
            <text:p>31,942</text:p>
          </table:table-cell>
          <table:table-cell office:value-type="float" office:value="34007" table:style-name="ce24">
            <text:p>34,007</text:p>
          </table:table-cell>
          <table:table-cell office:value-type="float" office:value="35287" table:style-name="ce20">
            <text:p>35,287</text:p>
          </table:table-cell>
          <table:table-cell office:value-type="float" office:value="176184" table:style-name="ce24">
            <text:p>176,184</text:p>
          </table:table-cell>
          <table:table-cell office:value-type="float" office:value="35059" table:style-name="ce24">
            <text:p>35,059</text:p>
          </table:table-cell>
          <table:table-cell office:value-type="float" office:value="36225" table:style-name="ce24">
            <text:p>36,225</text:p>
          </table:table-cell>
          <table:table-cell office:value-type="float" office:value="35304" table:style-name="ce24">
            <text:p>35,304</text:p>
          </table:table-cell>
          <table:table-cell office:value-type="float" office:value="32890" table:style-name="ce24">
            <text:p>32,890</text:p>
          </table:table-cell>
          <table:table-cell office:value-type="float" office:value="36706" table:style-name="ce20">
            <text:p>36,706</text:p>
          </table:table-cell>
          <table:table-cell office:value-type="float" office:value="151316" table:style-name="ce24">
            <text:p>151,316</text:p>
          </table:table-cell>
          <table:table-cell office:value-type="float" office:value="30947" table:style-name="ce24">
            <text:p>30,947</text:p>
          </table:table-cell>
          <table:table-cell office:value-type="float" office:value="30593" table:style-name="ce24">
            <text:p>30,593</text:p>
          </table:table-cell>
          <table:table-cell office:value-type="float" office:value="30052" table:style-name="ce24">
            <text:p>30,052</text:p>
          </table:table-cell>
          <table:table-cell office:value-type="float" office:value="29602" table:style-name="ce24">
            <text:p>29,602</text:p>
          </table:table-cell>
          <table:table-cell office:value-type="float" office:value="30122" table:style-name="ce20">
            <text:p>30,122</text:p>
          </table:table-cell>
          <table:table-cell office:value-type="float" office:value="149293" table:style-name="ce24">
            <text:p>149,293</text:p>
          </table:table-cell>
          <table:table-cell office:value-type="float" office:value="30816" table:style-name="ce24">
            <text:p>30,816</text:p>
          </table:table-cell>
          <table:table-cell office:value-type="float" office:value="30604" table:style-name="ce24">
            <text:p>30,604</text:p>
          </table:table-cell>
          <table:table-cell office:value-type="float" office:value="29756" table:style-name="ce24">
            <text:p>29,756</text:p>
          </table:table-cell>
          <table:table-cell office:value-type="float" office:value="29020" table:style-name="ce24">
            <text:p>29,020</text:p>
          </table:table-cell>
          <table:table-cell office:value-type="float" office:value="29097" table:style-name="ce20">
            <text:p>29,097</text:p>
          </table:table-cell>
          <table:table-cell office:value-type="float" office:value="150450" table:style-name="ce24">
            <text:p>150,450</text:p>
          </table:table-cell>
          <table:table-cell office:value-type="float" office:value="29765" table:style-name="ce24">
            <text:p>29,765</text:p>
          </table:table-cell>
          <table:table-cell office:value-type="float" office:value="30293" table:style-name="ce24">
            <text:p>30,293</text:p>
          </table:table-cell>
          <table:table-cell office:value-type="float" office:value="30525" table:style-name="ce24">
            <text:p>30,525</text:p>
          </table:table-cell>
          <table:table-cell office:value-type="float" office:value="30246" table:style-name="ce24">
            <text:p>30,246</text:p>
          </table:table-cell>
          <table:table-cell office:value-type="float" office:value="29621" table:style-name="ce20">
            <text:p>29,621</text:p>
          </table:table-cell>
          <table:table-cell office:value-type="float" office:value="139005" table:style-name="ce24">
            <text:p>139,005</text:p>
          </table:table-cell>
          <table:table-cell office:value-type="float" office:value="28769" table:style-name="ce24">
            <text:p>28,769</text:p>
          </table:table-cell>
          <table:table-cell office:value-type="float" office:value="28578" table:style-name="ce24">
            <text:p>28,578</text:p>
          </table:table-cell>
          <table:table-cell office:value-type="float" office:value="28669" table:style-name="ce24">
            <text:p>28,669</text:p>
          </table:table-cell>
          <table:table-cell office:value-type="float" office:value="25579" table:style-name="ce24">
            <text:p>25,579</text:p>
          </table:table-cell>
          <table:table-cell office:value-type="float" office:value="27410" table:style-name="ce20">
            <text:p>27,410</text:p>
          </table:table-cell>
          <table:table-cell office:value-type="float" office:value="120735" table:style-name="ce24">
            <text:p>120,735</text:p>
          </table:table-cell>
          <table:table-cell office:value-type="float" office:value="26304" table:style-name="ce24">
            <text:p>26,304</text:p>
          </table:table-cell>
          <table:table-cell office:value-type="float" office:value="24911" table:style-name="ce24">
            <text:p>24,911</text:p>
          </table:table-cell>
          <table:table-cell office:value-type="float" office:value="24027" table:style-name="ce24">
            <text:p>24,027</text:p>
          </table:table-cell>
          <table:table-cell office:value-type="float" office:value="22685" table:style-name="ce24">
            <text:p>22,685</text:p>
          </table:table-cell>
          <table:table-cell office:value-type="float" office:value="22808" table:style-name="ce20">
            <text:p>22,808</text:p>
          </table:table-cell>
          <table:table-cell office:value-type="float" office:value="73268" table:style-name="ce24">
            <text:p>73,268</text:p>
          </table:table-cell>
          <table:table-cell office:value-type="float" office:value="19300" table:style-name="ce24">
            <text:p>19,300</text:p>
          </table:table-cell>
          <table:table-cell office:value-type="float" office:value="16940" table:style-name="ce24">
            <text:p>16,940</text:p>
          </table:table-cell>
          <table:table-cell office:value-type="float" office:value="14620" table:style-name="ce24">
            <text:p>14,620</text:p>
          </table:table-cell>
          <table:table-cell office:value-type="float" office:value="12484" table:style-name="ce24">
            <text:p>12,484</text:p>
          </table:table-cell>
          <table:table-cell office:value-type="float" office:value="9924" table:style-name="ce20">
            <text:p>9,924</text:p>
          </table:table-cell>
          <table:table-cell office:value-type="float" office:value="39617" table:style-name="ce24">
            <text:p>39,617</text:p>
          </table:table-cell>
          <table:table-cell office:value-type="float" office:value="7559" table:style-name="ce24">
            <text:p>7,559</text:p>
          </table:table-cell>
          <table:table-cell office:value-type="float" office:value="8776" table:style-name="ce24">
            <text:p>8,776</text:p>
          </table:table-cell>
          <table:table-cell office:value-type="float" office:value="8557" table:style-name="ce24">
            <text:p>8,557</text:p>
          </table:table-cell>
          <table:table-cell office:value-type="float" office:value="7655" table:style-name="ce24">
            <text:p>7,655</text:p>
          </table:table-cell>
          <table:table-cell office:value-type="float" office:value="7070" table:style-name="ce20">
            <text:p>7,070</text:p>
          </table:table-cell>
          <table:table-cell office:value-type="float" office:value="24710" table:style-name="ce24">
            <text:p>24,710</text:p>
          </table:table-cell>
          <table:table-cell office:value-type="float" office:value="6626" table:style-name="ce24">
            <text:p>6,626</text:p>
          </table:table-cell>
          <table:table-cell office:value-type="float" office:value="5604" table:style-name="ce24">
            <text:p>5,604</text:p>
          </table:table-cell>
          <table:table-cell office:value-type="float" office:value="4655" table:style-name="ce24">
            <text:p>4,655</text:p>
          </table:table-cell>
          <table:table-cell office:value-type="float" office:value="4134" table:style-name="ce24">
            <text:p>4,134</text:p>
          </table:table-cell>
          <table:table-cell office:value-type="float" office:value="3691" table:style-name="ce20">
            <text:p>3,691</text:p>
          </table:table-cell>
          <table:table-cell office:value-type="float" office:value="13113" table:style-name="ce24">
            <text:p>13,113</text:p>
          </table:table-cell>
          <table:table-cell office:value-type="float" office:value="3189" table:style-name="ce24">
            <text:p>3,189</text:p>
          </table:table-cell>
          <table:table-cell office:value-type="float" office:value="2780" table:style-name="ce24">
            <text:p>2,780</text:p>
          </table:table-cell>
          <table:table-cell office:value-type="float" office:value="2459" table:style-name="ce24">
            <text:p>2,459</text:p>
          </table:table-cell>
          <table:table-cell office:value-type="float" office:value="2383" table:style-name="ce24">
            <text:p>2,383</text:p>
          </table:table-cell>
          <table:table-cell office:value-type="float" office:value="2302" table:style-name="ce20">
            <text:p>2,302</text:p>
          </table:table-cell>
          <table:table-cell office:value-type="float" office:value="7482" table:style-name="ce24">
            <text:p>7,482</text:p>
          </table:table-cell>
          <table:table-cell office:value-type="float" office:value="2063" table:style-name="ce24">
            <text:p>2,063</text:p>
          </table:table-cell>
          <table:table-cell office:value-type="float" office:value="1815" table:style-name="ce24">
            <text:p>1,815</text:p>
          </table:table-cell>
          <table:table-cell office:value-type="float" office:value="1487" table:style-name="ce24">
            <text:p>1,487</text:p>
          </table:table-cell>
          <table:table-cell office:value-type="float" office:value="1169" table:style-name="ce24">
            <text:p>1,169</text:p>
          </table:table-cell>
          <table:table-cell office:value-type="float" office:value="948" table:style-name="ce20">
            <text:p>948</text:p>
          </table:table-cell>
          <table:table-cell office:value-type="float" office:value="2164" table:style-name="ce24">
            <text:p>2,164</text:p>
          </table:table-cell>
          <table:table-cell office:value-type="float" office:value="743" table:style-name="ce24">
            <text:p>743</text:p>
          </table:table-cell>
          <table:table-cell office:value-type="float" office:value="500" table:style-name="ce24">
            <text:p>500</text:p>
          </table:table-cell>
          <table:table-cell office:value-type="float" office:value="375" table:style-name="ce24">
            <text:p>375</text:p>
          </table:table-cell>
          <table:table-cell office:value-type="float" office:value="314" table:style-name="ce24">
            <text:p>314</text:p>
          </table:table-cell>
          <table:table-cell office:value-type="float" office:value="232" table:style-name="ce20">
            <text:p>232</text:p>
          </table:table-cell>
          <table:table-cell office:value-type="float" office:value="420" table:style-name="ce24">
            <text:p>420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2062055" table:style-name="ce28">
            <text:p>2,062,055</text:p>
          </table:table-cell>
          <table:table-cell office:value-type="float" office:value="70575" table:style-name="ce27">
            <text:p>70,575</text:p>
          </table:table-cell>
          <table:table-cell office:value-type="float" office:value="11800" table:style-name="ce28">
            <text:p>11,800</text:p>
          </table:table-cell>
          <table:table-cell office:value-type="float" office:value="13741" table:style-name="ce28">
            <text:p>13,741</text:p>
          </table:table-cell>
          <table:table-cell office:value-type="float" office:value="14244" table:style-name="ce28">
            <text:p>14,244</text:p>
          </table:table-cell>
          <table:table-cell office:value-type="float" office:value="14903" table:style-name="ce28">
            <text:p>14,903</text:p>
          </table:table-cell>
          <table:table-cell office:value-type="float" office:value="15887" table:style-name="ce28">
            <text:p>15,887</text:p>
          </table:table-cell>
          <table:table-cell office:value-type="float" office:value="85798" table:style-name="ce28">
            <text:p>85,798</text:p>
          </table:table-cell>
          <table:table-cell office:value-type="float" office:value="16617" table:style-name="ce28">
            <text:p>16,617</text:p>
          </table:table-cell>
          <table:table-cell office:value-type="float" office:value="17562" table:style-name="ce28">
            <text:p>17,562</text:p>
          </table:table-cell>
          <table:table-cell office:value-type="float" office:value="16005" table:style-name="ce28">
            <text:p>16,005</text:p>
          </table:table-cell>
          <table:table-cell office:value-type="float" office:value="19076" table:style-name="ce28">
            <text:p>19,076</text:p>
          </table:table-cell>
          <table:table-cell office:value-type="float" office:value="16538" table:style-name="ce27">
            <text:p>16,538</text:p>
          </table:table-cell>
          <table:table-cell office:value-type="float" office:value="75119" table:style-name="ce28">
            <text:p>75,119</text:p>
          </table:table-cell>
          <table:table-cell office:value-type="float" office:value="13320" table:style-name="ce28">
            <text:p>13,320</text:p>
          </table:table-cell>
          <table:table-cell office:value-type="float" office:value="14831" table:style-name="ce28">
            <text:p>14,831</text:p>
          </table:table-cell>
          <table:table-cell office:value-type="float" office:value="14934" table:style-name="ce28">
            <text:p>14,934</text:p>
          </table:table-cell>
          <table:table-cell office:value-type="float" office:value="16075" table:style-name="ce28">
            <text:p>16,075</text:p>
          </table:table-cell>
          <table:table-cell office:value-type="float" office:value="15959" table:style-name="ce27">
            <text:p>15,959</text:p>
          </table:table-cell>
          <table:table-cell office:value-type="float" office:value="89235" table:style-name="ce28">
            <text:p>89,235</text:p>
          </table:table-cell>
          <table:table-cell office:value-type="float" office:value="16128" table:style-name="ce28">
            <text:p>16,128</text:p>
          </table:table-cell>
          <table:table-cell office:value-type="float" office:value="16950" table:style-name="ce28">
            <text:p>16,950</text:p>
          </table:table-cell>
          <table:table-cell office:value-type="float" office:value="17396" table:style-name="ce28">
            <text:p>17,396</text:p>
          </table:table-cell>
          <table:table-cell office:value-type="float" office:value="19097" table:style-name="ce28">
            <text:p>19,097</text:p>
          </table:table-cell>
          <table:table-cell office:value-type="float" office:value="19664" table:style-name="ce27">
            <text:p>19,664</text:p>
          </table:table-cell>
          <table:table-cell office:value-type="float" office:value="119123" table:style-name="ce28">
            <text:p>119,123</text:p>
          </table:table-cell>
          <table:table-cell office:value-type="float" office:value="24073" table:style-name="ce28">
            <text:p>24,073</text:p>
          </table:table-cell>
          <table:table-cell office:value-type="float" office:value="22680" table:style-name="ce28">
            <text:p>22,680</text:p>
          </table:table-cell>
          <table:table-cell office:value-type="float" office:value="21304" table:style-name="ce28">
            <text:p>21,304</text:p>
          </table:table-cell>
          <table:table-cell office:value-type="float" office:value="25173" table:style-name="ce28">
            <text:p>25,173</text:p>
          </table:table-cell>
          <table:table-cell office:value-type="float" office:value="25893" table:style-name="ce27">
            <text:p>25,893</text:p>
          </table:table-cell>
          <table:table-cell office:value-type="float" office:value="131970" table:style-name="ce28">
            <text:p>131,970</text:p>
          </table:table-cell>
          <table:table-cell office:value-type="float" office:value="26228" table:style-name="ce28">
            <text:p>26,228</text:p>
          </table:table-cell>
          <table:table-cell office:value-type="float" office:value="26361" table:style-name="ce28">
            <text:p>26,361</text:p>
          </table:table-cell>
          <table:table-cell office:value-type="float" office:value="26710" table:style-name="ce28">
            <text:p>26,710</text:p>
          </table:table-cell>
          <table:table-cell office:value-type="float" office:value="26390" table:style-name="ce28">
            <text:p>26,390</text:p>
          </table:table-cell>
          <table:table-cell office:value-type="float" office:value="26281" table:style-name="ce27">
            <text:p>26,281</text:p>
          </table:table-cell>
          <table:table-cell office:value-type="float" office:value="134214" table:style-name="ce28">
            <text:p>134,214</text:p>
          </table:table-cell>
          <table:table-cell office:value-type="float" office:value="27591" table:style-name="ce28">
            <text:p>27,591</text:p>
          </table:table-cell>
          <table:table-cell office:value-type="float" office:value="26151" table:style-name="ce28">
            <text:p>26,151</text:p>
          </table:table-cell>
          <table:table-cell office:value-type="float" office:value="29039" table:style-name="ce28">
            <text:p>29,039</text:p>
          </table:table-cell>
          <table:table-cell office:value-type="float" office:value="26074" table:style-name="ce28">
            <text:p>26,074</text:p>
          </table:table-cell>
          <table:table-cell office:value-type="float" office:value="25359" table:style-name="ce27">
            <text:p>25,359</text:p>
          </table:table-cell>
          <table:table-cell office:value-type="float" office:value="164984" table:style-name="ce28">
            <text:p>164,984</text:p>
          </table:table-cell>
          <table:table-cell office:value-type="float" office:value="28857" table:style-name="ce28">
            <text:p>28,857</text:p>
          </table:table-cell>
          <table:table-cell office:value-type="float" office:value="31605" table:style-name="ce28">
            <text:p>31,605</text:p>
          </table:table-cell>
          <table:table-cell office:value-type="float" office:value="32617" table:style-name="ce28">
            <text:p>32,617</text:p>
          </table:table-cell>
          <table:table-cell office:value-type="float" office:value="35159" table:style-name="ce28">
            <text:p>35,159</text:p>
          </table:table-cell>
          <table:table-cell office:value-type="float" office:value="36746" table:style-name="ce27">
            <text:p>36,746</text:p>
          </table:table-cell>
          <table:table-cell office:value-type="float" office:value="183685" table:style-name="ce28">
            <text:p>183,685</text:p>
          </table:table-cell>
          <table:table-cell office:value-type="float" office:value="36288" table:style-name="ce28">
            <text:p>36,288</text:p>
          </table:table-cell>
          <table:table-cell office:value-type="float" office:value="37508" table:style-name="ce28">
            <text:p>37,508</text:p>
          </table:table-cell>
          <table:table-cell office:value-type="float" office:value="36904" table:style-name="ce28">
            <text:p>36,904</text:p>
          </table:table-cell>
          <table:table-cell office:value-type="float" office:value="34782" table:style-name="ce28">
            <text:p>34,782</text:p>
          </table:table-cell>
          <table:table-cell office:value-type="float" office:value="38203" table:style-name="ce27">
            <text:p>38,203</text:p>
          </table:table-cell>
          <table:table-cell office:value-type="float" office:value="161676" table:style-name="ce28">
            <text:p>161,676</text:p>
          </table:table-cell>
          <table:table-cell office:value-type="float" office:value="32967" table:style-name="ce28">
            <text:p>32,967</text:p>
          </table:table-cell>
          <table:table-cell office:value-type="float" office:value="32592" table:style-name="ce28">
            <text:p>32,592</text:p>
          </table:table-cell>
          <table:table-cell office:value-type="float" office:value="32043" table:style-name="ce28">
            <text:p>32,043</text:p>
          </table:table-cell>
          <table:table-cell office:value-type="float" office:value="31671" table:style-name="ce28">
            <text:p>31,671</text:p>
          </table:table-cell>
          <table:table-cell office:value-type="float" office:value="32403" table:style-name="ce27">
            <text:p>32,403</text:p>
          </table:table-cell>
          <table:table-cell office:value-type="float" office:value="165699" table:style-name="ce28">
            <text:p>165,699</text:p>
          </table:table-cell>
          <table:table-cell office:value-type="float" office:value="33027" table:style-name="ce28">
            <text:p>33,027</text:p>
          </table:table-cell>
          <table:table-cell office:value-type="float" office:value="33595" table:style-name="ce28">
            <text:p>33,595</text:p>
          </table:table-cell>
          <table:table-cell office:value-type="float" office:value="33397" table:style-name="ce28">
            <text:p>33,397</text:p>
          </table:table-cell>
          <table:table-cell office:value-type="float" office:value="32229" table:style-name="ce28">
            <text:p>32,229</text:p>
          </table:table-cell>
          <table:table-cell office:value-type="float" office:value="33451" table:style-name="ce27">
            <text:p>33,451</text:p>
          </table:table-cell>
          <table:table-cell office:value-type="float" office:value="173305" table:style-name="ce28">
            <text:p>173,305</text:p>
          </table:table-cell>
          <table:table-cell office:value-type="float" office:value="34151" table:style-name="ce28">
            <text:p>34,151</text:p>
          </table:table-cell>
          <table:table-cell office:value-type="float" office:value="34877" table:style-name="ce28">
            <text:p>34,877</text:p>
          </table:table-cell>
          <table:table-cell office:value-type="float" office:value="35330" table:style-name="ce28">
            <text:p>35,330</text:p>
          </table:table-cell>
          <table:table-cell office:value-type="float" office:value="34925" table:style-name="ce28">
            <text:p>34,925</text:p>
          </table:table-cell>
          <table:table-cell office:value-type="float" office:value="34022" table:style-name="ce27">
            <text:p>34,022</text:p>
          </table:table-cell>
          <table:table-cell office:value-type="float" office:value="163575" table:style-name="ce28">
            <text:p>163,575</text:p>
          </table:table-cell>
          <table:table-cell office:value-type="float" office:value="33392" table:style-name="ce28">
            <text:p>33,392</text:p>
          </table:table-cell>
          <table:table-cell office:value-type="float" office:value="33814" table:style-name="ce28">
            <text:p>33,814</text:p>
          </table:table-cell>
          <table:table-cell office:value-type="float" office:value="33645" table:style-name="ce28">
            <text:p>33,645</text:p>
          </table:table-cell>
          <table:table-cell office:value-type="float" office:value="30472" table:style-name="ce28">
            <text:p>30,472</text:p>
          </table:table-cell>
          <table:table-cell office:value-type="float" office:value="32252" table:style-name="ce27">
            <text:p>32,252</text:p>
          </table:table-cell>
          <table:table-cell office:value-type="float" office:value="141935" table:style-name="ce28">
            <text:p>141,935</text:p>
          </table:table-cell>
          <table:table-cell office:value-type="float" office:value="30352" table:style-name="ce28">
            <text:p>30,352</text:p>
          </table:table-cell>
          <table:table-cell office:value-type="float" office:value="29771" table:style-name="ce28">
            <text:p>29,771</text:p>
          </table:table-cell>
          <table:table-cell office:value-type="float" office:value="28247" table:style-name="ce28">
            <text:p>28,247</text:p>
          </table:table-cell>
          <table:table-cell office:value-type="float" office:value="26809" table:style-name="ce28">
            <text:p>26,809</text:p>
          </table:table-cell>
          <table:table-cell office:value-type="float" office:value="26756" table:style-name="ce27">
            <text:p>26,756</text:p>
          </table:table-cell>
          <table:table-cell office:value-type="float" office:value="86013" table:style-name="ce28">
            <text:p>86,013</text:p>
          </table:table-cell>
          <table:table-cell office:value-type="float" office:value="22405" table:style-name="ce28">
            <text:p>22,405</text:p>
          </table:table-cell>
          <table:table-cell office:value-type="float" office:value="19931" table:style-name="ce28">
            <text:p>19,931</text:p>
          </table:table-cell>
          <table:table-cell office:value-type="float" office:value="17285" table:style-name="ce28">
            <text:p>17,285</text:p>
          </table:table-cell>
          <table:table-cell office:value-type="float" office:value="14782" table:style-name="ce28">
            <text:p>14,782</text:p>
          </table:table-cell>
          <table:table-cell office:value-type="float" office:value="11610" table:style-name="ce27">
            <text:p>11,610</text:p>
          </table:table-cell>
          <table:table-cell office:value-type="float" office:value="49282" table:style-name="ce28">
            <text:p>49,282</text:p>
          </table:table-cell>
          <table:table-cell office:value-type="float" office:value="9210" table:style-name="ce28">
            <text:p>9,210</text:p>
          </table:table-cell>
          <table:table-cell office:value-type="float" office:value="10458" table:style-name="ce28">
            <text:p>10,458</text:p>
          </table:table-cell>
          <table:table-cell office:value-type="float" office:value="10527" table:style-name="ce28">
            <text:p>10,527</text:p>
          </table:table-cell>
          <table:table-cell office:value-type="float" office:value="9874" table:style-name="ce28">
            <text:p>9,874</text:p>
          </table:table-cell>
          <table:table-cell office:value-type="float" office:value="9213" table:style-name="ce27">
            <text:p>9,213</text:p>
          </table:table-cell>
          <table:table-cell office:value-type="float" office:value="36006" table:style-name="ce28">
            <text:p>36,006</text:p>
          </table:table-cell>
          <table:table-cell office:value-type="float" office:value="9002" table:style-name="ce28">
            <text:p>9,002</text:p>
          </table:table-cell>
          <table:table-cell office:value-type="float" office:value="8133" table:style-name="ce28">
            <text:p>8,133</text:p>
          </table:table-cell>
          <table:table-cell office:value-type="float" office:value="6953" table:style-name="ce28">
            <text:p>6,953</text:p>
          </table:table-cell>
          <table:table-cell office:value-type="float" office:value="6372" table:style-name="ce28">
            <text:p>6,372</text:p>
          </table:table-cell>
          <table:table-cell office:value-type="float" office:value="5546" table:style-name="ce27">
            <text:p>5,546</text:p>
          </table:table-cell>
          <table:table-cell office:value-type="float" office:value="18716" table:style-name="ce28">
            <text:p>18,716</text:p>
          </table:table-cell>
          <table:table-cell office:value-type="float" office:value="4991" table:style-name="ce28">
            <text:p>4,991</text:p>
          </table:table-cell>
          <table:table-cell office:value-type="float" office:value="4187" table:style-name="ce28">
            <text:p>4,187</text:p>
          </table:table-cell>
          <table:table-cell office:value-type="float" office:value="3630" table:style-name="ce28">
            <text:p>3,630</text:p>
          </table:table-cell>
          <table:table-cell office:value-type="float" office:value="3097" table:style-name="ce28">
            <text:p>3,097</text:p>
          </table:table-cell>
          <table:table-cell office:value-type="float" office:value="2811" table:style-name="ce27">
            <text:p>2,811</text:p>
          </table:table-cell>
          <table:table-cell office:value-type="float" office:value="8378" table:style-name="ce28">
            <text:p>8,378</text:p>
          </table:table-cell>
          <table:table-cell office:value-type="float" office:value="2344" table:style-name="ce28">
            <text:p>2,344</text:p>
          </table:table-cell>
          <table:table-cell office:value-type="float" office:value="1968" table:style-name="ce28">
            <text:p>1,968</text:p>
          </table:table-cell>
          <table:table-cell office:value-type="float" office:value="1636" table:style-name="ce28">
            <text:p>1,636</text:p>
          </table:table-cell>
          <table:table-cell office:value-type="float" office:value="1329" table:style-name="ce28">
            <text:p>1,329</text:p>
          </table:table-cell>
          <table:table-cell office:value-type="float" office:value="1101" table:style-name="ce27">
            <text:p>1,101</text:p>
          </table:table-cell>
          <table:table-cell office:value-type="float" office:value="2355" table:style-name="ce28">
            <text:p>2,355</text:p>
          </table:table-cell>
          <table:table-cell office:value-type="float" office:value="808" table:style-name="ce28">
            <text:p>808</text:p>
          </table:table-cell>
          <table:table-cell office:value-type="float" office:value="588" table:style-name="ce28">
            <text:p>588</text:p>
          </table:table-cell>
          <table:table-cell office:value-type="float" office:value="435" table:style-name="ce28">
            <text:p>435</text:p>
          </table:table-cell>
          <table:table-cell office:value-type="float" office:value="317" table:style-name="ce28">
            <text:p>317</text:p>
          </table:table-cell>
          <table:table-cell office:value-type="float" office:value="207" table:style-name="ce27">
            <text:p>207</text:p>
          </table:table-cell>
          <table:table-cell office:value-type="float" office:value="412" table:style-name="ce28">
            <text:p>412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19">
            <text:p>計</text:p>
          </table:table-cell>
          <table:table-cell office:value-type="float" office:value="2592878" table:style-name="ce24">
            <text:p>2,592,878</text:p>
          </table:table-cell>
          <table:table-cell office:value-type="float" office:value="110197" table:style-name="ce24">
            <text:p>110,197</text:p>
          </table:table-cell>
          <table:table-cell office:value-type="float" office:value="16819" table:style-name="ce24">
            <text:p>16,819</text:p>
          </table:table-cell>
          <table:table-cell office:value-type="float" office:value="20622" table:style-name="ce24">
            <text:p>20,622</text:p>
          </table:table-cell>
          <table:table-cell office:value-type="float" office:value="21835" table:style-name="ce24">
            <text:p>21,835</text:p>
          </table:table-cell>
          <table:table-cell office:value-type="float" office:value="24123" table:style-name="ce24">
            <text:p>24,123</text:p>
          </table:table-cell>
          <table:table-cell office:value-type="float" office:value="26798" table:style-name="ce24">
            <text:p>26,798</text:p>
          </table:table-cell>
          <table:table-cell office:value-type="float" office:value="123686" table:style-name="ce24">
            <text:p>123,686</text:p>
          </table:table-cell>
          <table:table-cell office:value-type="float" office:value="26041" table:style-name="ce24">
            <text:p>26,041</text:p>
          </table:table-cell>
          <table:table-cell office:value-type="float" office:value="25292" table:style-name="ce24">
            <text:p>25,292</text:p>
          </table:table-cell>
          <table:table-cell office:value-type="float" office:value="22124" table:style-name="ce24">
            <text:p>22,124</text:p>
          </table:table-cell>
          <table:table-cell office:value-type="float" office:value="26547" table:style-name="ce24">
            <text:p>26,547</text:p>
          </table:table-cell>
          <table:table-cell office:value-type="float" office:value="23682" table:style-name="ce20">
            <text:p>23,682</text:p>
          </table:table-cell>
          <table:table-cell office:value-type="float" office:value="107783" table:style-name="ce24">
            <text:p>107,783</text:p>
          </table:table-cell>
          <table:table-cell office:value-type="float" office:value="19848" table:style-name="ce24">
            <text:p>19,848</text:p>
          </table:table-cell>
          <table:table-cell office:value-type="float" office:value="22055" table:style-name="ce24">
            <text:p>22,055</text:p>
          </table:table-cell>
          <table:table-cell office:value-type="float" office:value="21903" table:style-name="ce24">
            <text:p>21,903</text:p>
          </table:table-cell>
          <table:table-cell office:value-type="float" office:value="22591" table:style-name="ce24">
            <text:p>22,591</text:p>
          </table:table-cell>
          <table:table-cell office:value-type="float" office:value="21386" table:style-name="ce20">
            <text:p>21,386</text:p>
          </table:table-cell>
          <table:table-cell office:value-type="float" office:value="107078" table:style-name="ce24">
            <text:p>107,078</text:p>
          </table:table-cell>
          <table:table-cell office:value-type="float" office:value="20532" table:style-name="ce24">
            <text:p>20,532</text:p>
          </table:table-cell>
          <table:table-cell office:value-type="float" office:value="20759" table:style-name="ce24">
            <text:p>20,759</text:p>
          </table:table-cell>
          <table:table-cell office:value-type="float" office:value="20842" table:style-name="ce24">
            <text:p>20,842</text:p>
          </table:table-cell>
          <table:table-cell office:value-type="float" office:value="22598" table:style-name="ce24">
            <text:p>22,598</text:p>
          </table:table-cell>
          <table:table-cell office:value-type="float" office:value="22347" table:style-name="ce20">
            <text:p>22,347</text:p>
          </table:table-cell>
          <table:table-cell office:value-type="float" office:value="134518" table:style-name="ce24">
            <text:p>134,518</text:p>
          </table:table-cell>
          <table:table-cell office:value-type="float" office:value="27112" table:style-name="ce24">
            <text:p>27,112</text:p>
          </table:table-cell>
          <table:table-cell office:value-type="float" office:value="26113" table:style-name="ce24">
            <text:p>26,113</text:p>
          </table:table-cell>
          <table:table-cell office:value-type="float" office:value="23916" table:style-name="ce24">
            <text:p>23,916</text:p>
          </table:table-cell>
          <table:table-cell office:value-type="float" office:value="28526" table:style-name="ce24">
            <text:p>28,526</text:p>
          </table:table-cell>
          <table:table-cell office:value-type="float" office:value="28851" table:style-name="ce20">
            <text:p>28,851</text:p>
          </table:table-cell>
          <table:table-cell office:value-type="float" office:value="147693" table:style-name="ce24">
            <text:p>147,693</text:p>
          </table:table-cell>
          <table:table-cell office:value-type="float" office:value="29801" table:style-name="ce24">
            <text:p>29,801</text:p>
          </table:table-cell>
          <table:table-cell office:value-type="float" office:value="29426" table:style-name="ce24">
            <text:p>29,426</text:p>
          </table:table-cell>
          <table:table-cell office:value-type="float" office:value="29426" table:style-name="ce24">
            <text:p>29,426</text:p>
          </table:table-cell>
          <table:table-cell office:value-type="float" office:value="29618" table:style-name="ce24">
            <text:p>29,618</text:p>
          </table:table-cell>
          <table:table-cell office:value-type="float" office:value="29422" table:style-name="ce20">
            <text:p>29,422</text:p>
          </table:table-cell>
          <table:table-cell office:value-type="float" office:value="161589" table:style-name="ce24">
            <text:p>161,589</text:p>
          </table:table-cell>
          <table:table-cell office:value-type="float" office:value="32124" table:style-name="ce24">
            <text:p>32,124</text:p>
          </table:table-cell>
          <table:table-cell office:value-type="float" office:value="30751" table:style-name="ce24">
            <text:p>30,751</text:p>
          </table:table-cell>
          <table:table-cell office:value-type="float" office:value="35056" table:style-name="ce24">
            <text:p>35,056</text:p>
          </table:table-cell>
          <table:table-cell office:value-type="float" office:value="31839" table:style-name="ce24">
            <text:p>31,839</text:p>
          </table:table-cell>
          <table:table-cell office:value-type="float" office:value="31819" table:style-name="ce20">
            <text:p>31,819</text:p>
          </table:table-cell>
          <table:table-cell office:value-type="float" office:value="208658" table:style-name="ce24">
            <text:p>208,658</text:p>
          </table:table-cell>
          <table:table-cell office:value-type="float" office:value="36500" table:style-name="ce24">
            <text:p>36,500</text:p>
          </table:table-cell>
          <table:table-cell office:value-type="float" office:value="40106" table:style-name="ce24">
            <text:p>40,106</text:p>
          </table:table-cell>
          <table:table-cell office:value-type="float" office:value="41585" table:style-name="ce24">
            <text:p>41,585</text:p>
          </table:table-cell>
          <table:table-cell office:value-type="float" office:value="44315" table:style-name="ce24">
            <text:p>44,315</text:p>
          </table:table-cell>
          <table:table-cell office:value-type="float" office:value="46152" table:style-name="ce20">
            <text:p>46,152</text:p>
          </table:table-cell>
          <table:table-cell office:value-type="float" office:value="222288" table:style-name="ce24">
            <text:p>222,288</text:p>
          </table:table-cell>
          <table:table-cell office:value-type="float" office:value="44979" table:style-name="ce24">
            <text:p>44,979</text:p>
          </table:table-cell>
          <table:table-cell office:value-type="float" office:value="45860" table:style-name="ce24">
            <text:p>45,860</text:p>
          </table:table-cell>
          <table:table-cell office:value-type="float" office:value="44368" table:style-name="ce24">
            <text:p>44,368</text:p>
          </table:table-cell>
          <table:table-cell office:value-type="float" office:value="39991" table:style-name="ce24">
            <text:p>39,991</text:p>
          </table:table-cell>
          <table:table-cell office:value-type="float" office:value="47090" table:style-name="ce20">
            <text:p>47,090</text:p>
          </table:table-cell>
          <table:table-cell office:value-type="float" office:value="190796" table:style-name="ce24">
            <text:p>190,796</text:p>
          </table:table-cell>
          <table:table-cell office:value-type="float" office:value="38981" table:style-name="ce24">
            <text:p>38,981</text:p>
          </table:table-cell>
          <table:table-cell office:value-type="float" office:value="38310" table:style-name="ce24">
            <text:p>38,310</text:p>
          </table:table-cell>
          <table:table-cell office:value-type="float" office:value="37790" table:style-name="ce24">
            <text:p>37,790</text:p>
          </table:table-cell>
          <table:table-cell office:value-type="float" office:value="37345" table:style-name="ce24">
            <text:p>37,345</text:p>
          </table:table-cell>
          <table:table-cell office:value-type="float" office:value="38370" table:style-name="ce20">
            <text:p>38,370</text:p>
          </table:table-cell>
          <table:table-cell office:value-type="float" office:value="193376" table:style-name="ce24">
            <text:p>193,376</text:p>
          </table:table-cell>
          <table:table-cell office:value-type="float" office:value="39463" table:style-name="ce24">
            <text:p>39,463</text:p>
          </table:table-cell>
          <table:table-cell office:value-type="float" office:value="39608" table:style-name="ce24">
            <text:p>39,608</text:p>
          </table:table-cell>
          <table:table-cell office:value-type="float" office:value="38911" table:style-name="ce24">
            <text:p>38,911</text:p>
          </table:table-cell>
          <table:table-cell office:value-type="float" office:value="37606" table:style-name="ce24">
            <text:p>37,606</text:p>
          </table:table-cell>
          <table:table-cell office:value-type="float" office:value="37788" table:style-name="ce20">
            <text:p>37,788</text:p>
          </table:table-cell>
          <table:table-cell office:value-type="float" office:value="195021" table:style-name="ce24">
            <text:p>195,021</text:p>
          </table:table-cell>
          <table:table-cell office:value-type="float" office:value="38472" table:style-name="ce24">
            <text:p>38,472</text:p>
          </table:table-cell>
          <table:table-cell office:value-type="float" office:value="39669" table:style-name="ce24">
            <text:p>39,669</text:p>
          </table:table-cell>
          <table:table-cell office:value-type="float" office:value="39442" table:style-name="ce24">
            <text:p>39,442</text:p>
          </table:table-cell>
          <table:table-cell office:value-type="float" office:value="39014" table:style-name="ce24">
            <text:p>39,014</text:p>
          </table:table-cell>
          <table:table-cell office:value-type="float" office:value="38424" table:style-name="ce20">
            <text:p>38,424</text:p>
          </table:table-cell>
          <table:table-cell office:value-type="float" office:value="191959" table:style-name="ce24">
            <text:p>191,959</text:p>
          </table:table-cell>
          <table:table-cell office:value-type="float" office:value="38463" table:style-name="ce24">
            <text:p>38,463</text:p>
          </table:table-cell>
          <table:table-cell office:value-type="float" office:value="38757" table:style-name="ce24">
            <text:p>38,757</text:p>
          </table:table-cell>
          <table:table-cell office:value-type="float" office:value="39273" table:style-name="ce24">
            <text:p>39,273</text:p>
          </table:table-cell>
          <table:table-cell office:value-type="float" office:value="36451" table:style-name="ce24">
            <text:p>36,451</text:p>
          </table:table-cell>
          <table:table-cell office:value-type="float" office:value="39015" table:style-name="ce20">
            <text:p>39,015</text:p>
          </table:table-cell>
          <table:table-cell office:value-type="float" office:value="179981" table:style-name="ce24">
            <text:p>179,981</text:p>
          </table:table-cell>
          <table:table-cell office:value-type="float" office:value="37779" table:style-name="ce24">
            <text:p>37,779</text:p>
          </table:table-cell>
          <table:table-cell office:value-type="float" office:value="36538" table:style-name="ce24">
            <text:p>36,538</text:p>
          </table:table-cell>
          <table:table-cell office:value-type="float" office:value="35671" table:style-name="ce24">
            <text:p>35,671</text:p>
          </table:table-cell>
          <table:table-cell office:value-type="float" office:value="35089" table:style-name="ce24">
            <text:p>35,089</text:p>
          </table:table-cell>
          <table:table-cell office:value-type="float" office:value="34904" table:style-name="ce20">
            <text:p>34,904</text:p>
          </table:table-cell>
          <table:table-cell office:value-type="float" office:value="127105" table:style-name="ce24">
            <text:p>127,105</text:p>
          </table:table-cell>
          <table:table-cell office:value-type="float" office:value="31648" table:style-name="ce24">
            <text:p>31,648</text:p>
          </table:table-cell>
          <table:table-cell office:value-type="float" office:value="28943" table:style-name="ce24">
            <text:p>28,943</text:p>
          </table:table-cell>
          <table:table-cell office:value-type="float" office:value="25468" table:style-name="ce24">
            <text:p>25,468</text:p>
          </table:table-cell>
          <table:table-cell office:value-type="float" office:value="22628" table:style-name="ce24">
            <text:p>22,628</text:p>
          </table:table-cell>
          <table:table-cell office:value-type="float" office:value="18418" table:style-name="ce20">
            <text:p>18,418</text:p>
          </table:table-cell>
          <table:table-cell office:value-type="float" office:value="75442" table:style-name="ce24">
            <text:p>75,442</text:p>
          </table:table-cell>
          <table:table-cell office:value-type="float" office:value="14002" table:style-name="ce24">
            <text:p>14,002</text:p>
          </table:table-cell>
          <table:table-cell office:value-type="float" office:value="15988" table:style-name="ce24">
            <text:p>15,988</text:p>
          </table:table-cell>
          <table:table-cell office:value-type="float" office:value="15912" table:style-name="ce24">
            <text:p>15,912</text:p>
          </table:table-cell>
          <table:table-cell office:value-type="float" office:value="15207" table:style-name="ce24">
            <text:p>15,207</text:p>
          </table:table-cell>
          <table:table-cell office:value-type="float" office:value="14333" table:style-name="ce20">
            <text:p>14,333</text:p>
          </table:table-cell>
          <table:table-cell office:value-type="float" office:value="56795" table:style-name="ce24">
            <text:p>56,795</text:p>
          </table:table-cell>
          <table:table-cell office:value-type="float" office:value="13950" table:style-name="ce24">
            <text:p>13,950</text:p>
          </table:table-cell>
          <table:table-cell office:value-type="float" office:value="12565" table:style-name="ce24">
            <text:p>12,565</text:p>
          </table:table-cell>
          <table:table-cell office:value-type="float" office:value="11254" table:style-name="ce24">
            <text:p>11,254</text:p>
          </table:table-cell>
          <table:table-cell office:value-type="float" office:value="10100" table:style-name="ce24">
            <text:p>10,100</text:p>
          </table:table-cell>
          <table:table-cell office:value-type="float" office:value="8926" table:style-name="ce20">
            <text:p>8,926</text:p>
          </table:table-cell>
          <table:table-cell office:value-type="float" office:value="34245" table:style-name="ce24">
            <text:p>34,245</text:p>
          </table:table-cell>
          <table:table-cell office:value-type="float" office:value="8329" table:style-name="ce24">
            <text:p>8,329</text:p>
          </table:table-cell>
          <table:table-cell office:value-type="float" office:value="7326" table:style-name="ce24">
            <text:p>7,326</text:p>
          </table:table-cell>
          <table:table-cell office:value-type="float" office:value="6638" table:style-name="ce24">
            <text:p>6,638</text:p>
          </table:table-cell>
          <table:table-cell office:value-type="float" office:value="6213" table:style-name="ce24">
            <text:p>6,213</text:p>
          </table:table-cell>
          <table:table-cell office:value-type="float" office:value="5739" table:style-name="ce20">
            <text:p>5,739</text:p>
          </table:table-cell>
          <table:table-cell office:value-type="float" office:value="18224" table:style-name="ce24">
            <text:p>18,224</text:p>
          </table:table-cell>
          <table:table-cell office:value-type="float" office:value="4940" table:style-name="ce24">
            <text:p>4,940</text:p>
          </table:table-cell>
          <table:table-cell office:value-type="float" office:value="4270" table:style-name="ce24">
            <text:p>4,270</text:p>
          </table:table-cell>
          <table:table-cell office:value-type="float" office:value="3644" table:style-name="ce24">
            <text:p>3,644</text:p>
          </table:table-cell>
          <table:table-cell office:value-type="float" office:value="2972" table:style-name="ce24">
            <text:p>2,972</text:p>
          </table:table-cell>
          <table:table-cell office:value-type="float" office:value="2398" table:style-name="ce20">
            <text:p>2,398</text:p>
          </table:table-cell>
          <table:table-cell office:value-type="float" office:value="5422" table:style-name="ce24">
            <text:p>5,422</text:p>
          </table:table-cell>
          <table:table-cell office:value-type="float" office:value="1801" table:style-name="ce24">
            <text:p>1,801</text:p>
          </table:table-cell>
          <table:table-cell office:value-type="float" office:value="1321" table:style-name="ce24">
            <text:p>1,321</text:p>
          </table:table-cell>
          <table:table-cell office:value-type="float" office:value="982" table:style-name="ce24">
            <text:p>982</text:p>
          </table:table-cell>
          <table:table-cell office:value-type="float" office:value="773" table:style-name="ce24">
            <text:p>773</text:p>
          </table:table-cell>
          <table:table-cell office:value-type="float" office:value="545" table:style-name="ce20">
            <text:p>545</text:p>
          </table:table-cell>
          <table:table-cell office:value-type="float" office:value="1022" table:style-name="ce24">
            <text:p>1,02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北市</text:p>
          </table:table-cell>
          <table:table-cell office:value-type="string" table:style-name="ce19">
            <text:p>男</text:p>
          </table:table-cell>
          <table:table-cell office:value-type="float" office:value="1233881" table:style-name="ce24">
            <text:p>1,233,881</text:p>
          </table:table-cell>
          <table:table-cell office:value-type="float" office:value="56906" table:style-name="ce24">
            <text:p>56,906</text:p>
          </table:table-cell>
          <table:table-cell office:value-type="float" office:value="8798" table:style-name="ce30">
            <text:p>8,798</text:p>
          </table:table-cell>
          <table:table-cell office:value-type="float" office:value="10654" table:style-name="ce30">
            <text:p>10,654</text:p>
          </table:table-cell>
          <table:table-cell office:value-type="float" office:value="11243" table:style-name="ce30">
            <text:p>11,243</text:p>
          </table:table-cell>
          <table:table-cell office:value-type="float" office:value="12383" table:style-name="ce30">
            <text:p>12,383</text:p>
          </table:table-cell>
          <table:table-cell office:value-type="float" office:value="13828" table:style-name="ce30">
            <text:p>13,828</text:p>
          </table:table-cell>
          <table:table-cell office:value-type="float" office:value="63921" table:style-name="ce30">
            <text:p>63,921</text:p>
          </table:table-cell>
          <table:table-cell office:value-type="float" office:value="13541" table:style-name="ce30">
            <text:p>13,541</text:p>
          </table:table-cell>
          <table:table-cell office:value-type="float" office:value="12937" table:style-name="ce30">
            <text:p>12,937</text:p>
          </table:table-cell>
          <table:table-cell office:value-type="float" office:value="11421" table:style-name="ce30">
            <text:p>11,421</text:p>
          </table:table-cell>
          <table:table-cell office:value-type="float" office:value="13699" table:style-name="ce30">
            <text:p>13,699</text:p>
          </table:table-cell>
          <table:table-cell office:value-type="float" office:value="12323" table:style-name="ce31">
            <text:p>12,323</text:p>
          </table:table-cell>
          <table:table-cell office:value-type="float" office:value="55971" table:style-name="ce30">
            <text:p>55,971</text:p>
          </table:table-cell>
          <table:table-cell office:value-type="float" office:value="10359" table:style-name="ce30">
            <text:p>10,359</text:p>
          </table:table-cell>
          <table:table-cell office:value-type="float" office:value="11430" table:style-name="ce30">
            <text:p>11,430</text:p>
          </table:table-cell>
          <table:table-cell office:value-type="float" office:value="11379" table:style-name="ce30">
            <text:p>11,379</text:p>
          </table:table-cell>
          <table:table-cell office:value-type="float" office:value="11709" table:style-name="ce30">
            <text:p>11,709</text:p>
          </table:table-cell>
          <table:table-cell office:value-type="float" office:value="11094" table:style-name="ce31">
            <text:p>11,094</text:p>
          </table:table-cell>
          <table:table-cell office:value-type="float" office:value="55866" table:style-name="ce30">
            <text:p>55,866</text:p>
          </table:table-cell>
          <table:table-cell office:value-type="float" office:value="10852" table:style-name="ce30">
            <text:p>10,852</text:p>
          </table:table-cell>
          <table:table-cell office:value-type="float" office:value="10886" table:style-name="ce30">
            <text:p>10,886</text:p>
          </table:table-cell>
          <table:table-cell office:value-type="float" office:value="10848" table:style-name="ce30">
            <text:p>10,848</text:p>
          </table:table-cell>
          <table:table-cell office:value-type="float" office:value="11761" table:style-name="ce30">
            <text:p>11,761</text:p>
          </table:table-cell>
          <table:table-cell office:value-type="float" office:value="11519" table:style-name="ce31">
            <text:p>11,519</text:p>
          </table:table-cell>
          <table:table-cell office:value-type="float" office:value="69494" table:style-name="ce30">
            <text:p>69,494</text:p>
          </table:table-cell>
          <table:table-cell office:value-type="float" office:value="14080" table:style-name="ce30">
            <text:p>14,080</text:p>
          </table:table-cell>
          <table:table-cell office:value-type="float" office:value="13532" table:style-name="ce30">
            <text:p>13,532</text:p>
          </table:table-cell>
          <table:table-cell office:value-type="float" office:value="12447" table:style-name="ce30">
            <text:p>12,447</text:p>
          </table:table-cell>
          <table:table-cell office:value-type="float" office:value="14717" table:style-name="ce30">
            <text:p>14,717</text:p>
          </table:table-cell>
          <table:table-cell office:value-type="float" office:value="14718" table:style-name="ce31">
            <text:p>14,718</text:p>
          </table:table-cell>
          <table:table-cell office:value-type="float" office:value="74967" table:style-name="ce30">
            <text:p>74,967</text:p>
          </table:table-cell>
          <table:table-cell office:value-type="float" office:value="15273" table:style-name="ce30">
            <text:p>15,273</text:p>
          </table:table-cell>
          <table:table-cell office:value-type="float" office:value="15059" table:style-name="ce30">
            <text:p>15,059</text:p>
          </table:table-cell>
          <table:table-cell office:value-type="float" office:value="14894" table:style-name="ce30">
            <text:p>14,894</text:p>
          </table:table-cell>
          <table:table-cell office:value-type="float" office:value="14897" table:style-name="ce30">
            <text:p>14,897</text:p>
          </table:table-cell>
          <table:table-cell office:value-type="float" office:value="14844" table:style-name="ce31">
            <text:p>14,844</text:p>
          </table:table-cell>
          <table:table-cell office:value-type="float" office:value="77973" table:style-name="ce30">
            <text:p>77,973</text:p>
          </table:table-cell>
          <table:table-cell office:value-type="float" office:value="16075" table:style-name="ce30">
            <text:p>16,075</text:p>
          </table:table-cell>
          <table:table-cell office:value-type="float" office:value="15127" table:style-name="ce30">
            <text:p>15,127</text:p>
          </table:table-cell>
          <table:table-cell office:value-type="float" office:value="16813" table:style-name="ce30">
            <text:p>16,813</text:p>
          </table:table-cell>
          <table:table-cell office:value-type="float" office:value="15216" table:style-name="ce30">
            <text:p>15,216</text:p>
          </table:table-cell>
          <table:table-cell office:value-type="float" office:value="14742" table:style-name="ce31">
            <text:p>14,742</text:p>
          </table:table-cell>
          <table:table-cell office:value-type="float" office:value="98060" table:style-name="ce30">
            <text:p>98,060</text:p>
          </table:table-cell>
          <table:table-cell office:value-type="float" office:value="17085" table:style-name="ce30">
            <text:p>17,085</text:p>
          </table:table-cell>
          <table:table-cell office:value-type="float" office:value="18826" table:style-name="ce30">
            <text:p>18,826</text:p>
          </table:table-cell>
          <table:table-cell office:value-type="float" office:value="19603" table:style-name="ce30">
            <text:p>19,603</text:p>
          </table:table-cell>
          <table:table-cell office:value-type="float" office:value="20873" table:style-name="ce30">
            <text:p>20,873</text:p>
          </table:table-cell>
          <table:table-cell office:value-type="float" office:value="21673" table:style-name="ce31">
            <text:p>21,673</text:p>
          </table:table-cell>
          <table:table-cell office:value-type="float" office:value="103701" table:style-name="ce30">
            <text:p>103,701</text:p>
          </table:table-cell>
          <table:table-cell office:value-type="float" office:value="20982" table:style-name="ce30">
            <text:p>20,982</text:p>
          </table:table-cell>
          <table:table-cell office:value-type="float" office:value="21384" table:style-name="ce30">
            <text:p>21,384</text:p>
          </table:table-cell>
          <table:table-cell office:value-type="float" office:value="20826" table:style-name="ce30">
            <text:p>20,826</text:p>
          </table:table-cell>
          <table:table-cell office:value-type="float" office:value="18591" table:style-name="ce30">
            <text:p>18,591</text:p>
          </table:table-cell>
          <table:table-cell office:value-type="float" office:value="21918" table:style-name="ce31">
            <text:p>21,918</text:p>
          </table:table-cell>
          <table:table-cell office:value-type="float" office:value="88385" table:style-name="ce30">
            <text:p>88,385</text:p>
          </table:table-cell>
          <table:table-cell office:value-type="float" office:value="17850" table:style-name="ce30">
            <text:p>17,850</text:p>
          </table:table-cell>
          <table:table-cell office:value-type="float" office:value="17760" table:style-name="ce30">
            <text:p>17,760</text:p>
          </table:table-cell>
          <table:table-cell office:value-type="float" office:value="17790" table:style-name="ce30">
            <text:p>17,790</text:p>
          </table:table-cell>
          <table:table-cell office:value-type="float" office:value="17225" table:style-name="ce30">
            <text:p>17,225</text:p>
          </table:table-cell>
          <table:table-cell office:value-type="float" office:value="17760" table:style-name="ce31">
            <text:p>17,760</text:p>
          </table:table-cell>
          <table:table-cell office:value-type="float" office:value="89176" table:style-name="ce30">
            <text:p>89,176</text:p>
          </table:table-cell>
          <table:table-cell office:value-type="float" office:value="18293" table:style-name="ce30">
            <text:p>18,293</text:p>
          </table:table-cell>
          <table:table-cell office:value-type="float" office:value="18141" table:style-name="ce30">
            <text:p>18,141</text:p>
          </table:table-cell>
          <table:table-cell office:value-type="float" office:value="17886" table:style-name="ce30">
            <text:p>17,886</text:p>
          </table:table-cell>
          <table:table-cell office:value-type="float" office:value="17294" table:style-name="ce30">
            <text:p>17,294</text:p>
          </table:table-cell>
          <table:table-cell office:value-type="float" office:value="17562" table:style-name="ce31">
            <text:p>17,562</text:p>
          </table:table-cell>
          <table:table-cell office:value-type="float" office:value="90093" table:style-name="ce30">
            <text:p>90,093</text:p>
          </table:table-cell>
          <table:table-cell office:value-type="float" office:value="17870" table:style-name="ce30">
            <text:p>17,870</text:p>
          </table:table-cell>
          <table:table-cell office:value-type="float" office:value="18327" table:style-name="ce30">
            <text:p>18,327</text:p>
          </table:table-cell>
          <table:table-cell office:value-type="float" office:value="18156" table:style-name="ce30">
            <text:p>18,156</text:p>
          </table:table-cell>
          <table:table-cell office:value-type="float" office:value="18051" table:style-name="ce30">
            <text:p>18,051</text:p>
          </table:table-cell>
          <table:table-cell office:value-type="float" office:value="17689" table:style-name="ce31">
            <text:p>17,689</text:p>
          </table:table-cell>
          <table:table-cell office:value-type="float" office:value="87996" table:style-name="ce30">
            <text:p>87,996</text:p>
          </table:table-cell>
          <table:table-cell office:value-type="float" office:value="17820" table:style-name="ce30">
            <text:p>17,820</text:p>
          </table:table-cell>
          <table:table-cell office:value-type="float" office:value="17674" table:style-name="ce30">
            <text:p>17,674</text:p>
          </table:table-cell>
          <table:table-cell office:value-type="float" office:value="18067" table:style-name="ce30">
            <text:p>18,067</text:p>
          </table:table-cell>
          <table:table-cell office:value-type="float" office:value="16656" table:style-name="ce30">
            <text:p>16,656</text:p>
          </table:table-cell>
          <table:table-cell office:value-type="float" office:value="17779" table:style-name="ce31">
            <text:p>17,779</text:p>
          </table:table-cell>
          <table:table-cell office:value-type="float" office:value="83078" table:style-name="ce30">
            <text:p>83,078</text:p>
          </table:table-cell>
          <table:table-cell office:value-type="float" office:value="17542" table:style-name="ce30">
            <text:p>17,542</text:p>
          </table:table-cell>
          <table:table-cell office:value-type="float" office:value="16994" table:style-name="ce30">
            <text:p>16,994</text:p>
          </table:table-cell>
          <table:table-cell office:value-type="float" office:value="16434" table:style-name="ce30">
            <text:p>16,434</text:p>
          </table:table-cell>
          <table:table-cell office:value-type="float" office:value="16163" table:style-name="ce30">
            <text:p>16,163</text:p>
          </table:table-cell>
          <table:table-cell office:value-type="float" office:value="15945" table:style-name="ce31">
            <text:p>15,945</text:p>
          </table:table-cell>
          <table:table-cell office:value-type="float" office:value="57398" table:style-name="ce30">
            <text:p>57,398</text:p>
          </table:table-cell>
          <table:table-cell office:value-type="float" office:value="14210" table:style-name="ce30">
            <text:p>14,210</text:p>
          </table:table-cell>
          <table:table-cell office:value-type="float" office:value="12958" table:style-name="ce30">
            <text:p>12,958</text:p>
          </table:table-cell>
          <table:table-cell office:value-type="float" office:value="11607" table:style-name="ce30">
            <text:p>11,607</text:p>
          </table:table-cell>
          <table:table-cell office:value-type="float" office:value="10223" table:style-name="ce30">
            <text:p>10,223</text:p>
          </table:table-cell>
          <table:table-cell office:value-type="float" office:value="8400" table:style-name="ce31">
            <text:p>8,400</text:p>
          </table:table-cell>
          <table:table-cell office:value-type="float" office:value="32766" table:style-name="ce30">
            <text:p>32,766</text:p>
          </table:table-cell>
          <table:table-cell office:value-type="float" office:value="6229" table:style-name="ce30">
            <text:p>6,229</text:p>
          </table:table-cell>
          <table:table-cell office:value-type="float" office:value="7028" table:style-name="ce30">
            <text:p>7,028</text:p>
          </table:table-cell>
          <table:table-cell office:value-type="float" office:value="6850" table:style-name="ce30">
            <text:p>6,850</text:p>
          </table:table-cell>
          <table:table-cell office:value-type="float" office:value="6656" table:style-name="ce30">
            <text:p>6,656</text:p>
          </table:table-cell>
          <table:table-cell office:value-type="float" office:value="6003" table:style-name="ce31">
            <text:p>6,003</text:p>
          </table:table-cell>
          <table:table-cell office:value-type="float" office:value="22772" table:style-name="ce30">
            <text:p>22,772</text:p>
          </table:table-cell>
          <table:table-cell office:value-type="float" office:value="5818" table:style-name="ce30">
            <text:p>5,818</text:p>
          </table:table-cell>
          <table:table-cell office:value-type="float" office:value="5093" table:style-name="ce30">
            <text:p>5,093</text:p>
          </table:table-cell>
          <table:table-cell office:value-type="float" office:value="4493" table:style-name="ce30">
            <text:p>4,493</text:p>
          </table:table-cell>
          <table:table-cell office:value-type="float" office:value="3972" table:style-name="ce30">
            <text:p>3,972</text:p>
          </table:table-cell>
          <table:table-cell office:value-type="float" office:value="3396" table:style-name="ce31">
            <text:p>3,396</text:p>
          </table:table-cell>
          <table:table-cell office:value-type="float" office:value="13960" table:style-name="ce30">
            <text:p>13,960</text:p>
          </table:table-cell>
          <table:table-cell office:value-type="float" office:value="3199" table:style-name="ce30">
            <text:p>3,199</text:p>
          </table:table-cell>
          <table:table-cell office:value-type="float" office:value="2925" table:style-name="ce30">
            <text:p>2,925</text:p>
          </table:table-cell>
          <table:table-cell office:value-type="float" office:value="2710" table:style-name="ce30">
            <text:p>2,710</text:p>
          </table:table-cell>
          <table:table-cell office:value-type="float" office:value="2608" table:style-name="ce30">
            <text:p>2,608</text:p>
          </table:table-cell>
          <table:table-cell office:value-type="float" office:value="2518" table:style-name="ce31">
            <text:p>2,518</text:p>
          </table:table-cell>
          <table:table-cell office:value-type="float" office:value="8370" table:style-name="ce30">
            <text:p>8,370</text:p>
          </table:table-cell>
          <table:table-cell office:value-type="float" office:value="2277" table:style-name="ce30">
            <text:p>2,277</text:p>
          </table:table-cell>
          <table:table-cell office:value-type="float" office:value="1985" table:style-name="ce30">
            <text:p>1,985</text:p>
          </table:table-cell>
          <table:table-cell office:value-type="float" office:value="1651" table:style-name="ce30">
            <text:p>1,651</text:p>
          </table:table-cell>
          <table:table-cell office:value-type="float" office:value="1364" table:style-name="ce30">
            <text:p>1,364</text:p>
          </table:table-cell>
          <table:table-cell office:value-type="float" office:value="1093" table:style-name="ce31">
            <text:p>1,093</text:p>
          </table:table-cell>
          <table:table-cell office:value-type="float" office:value="2537" table:style-name="ce30">
            <text:p>2,537</text:p>
          </table:table-cell>
          <table:table-cell office:value-type="float" office:value="854" table:style-name="ce30">
            <text:p>854</text:p>
          </table:table-cell>
          <table:table-cell office:value-type="float" office:value="606" table:style-name="ce30">
            <text:p>606</text:p>
          </table:table-cell>
          <table:table-cell office:value-type="float" office:value="434" table:style-name="ce30">
            <text:p>434</text:p>
          </table:table-cell>
          <table:table-cell office:value-type="float" office:value="383" table:style-name="ce30">
            <text:p>383</text:p>
          </table:table-cell>
          <table:table-cell office:value-type="float" office:value="260" table:style-name="ce31">
            <text:p>260</text:p>
          </table:table-cell>
          <table:table-cell office:value-type="float" office:value="491" table:style-name="ce30">
            <text:p>491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26">
            <text:p>女</text:p>
          </table:table-cell>
          <table:table-cell office:value-type="float" office:value="1358997" table:style-name="ce28">
            <text:p>1,358,997</text:p>
          </table:table-cell>
          <table:table-cell office:value-type="float" office:value="53291" table:style-name="ce27">
            <text:p>53,291</text:p>
          </table:table-cell>
          <table:table-cell office:value-type="float" office:value="8021" table:style-name="ce33">
            <text:p>8,021</text:p>
          </table:table-cell>
          <table:table-cell office:value-type="float" office:value="9968" table:style-name="ce33">
            <text:p>9,968</text:p>
          </table:table-cell>
          <table:table-cell office:value-type="float" office:value="10592" table:style-name="ce33">
            <text:p>10,592</text:p>
          </table:table-cell>
          <table:table-cell office:value-type="float" office:value="11740" table:style-name="ce33">
            <text:p>11,740</text:p>
          </table:table-cell>
          <table:table-cell office:value-type="float" office:value="12970" table:style-name="ce33">
            <text:p>12,970</text:p>
          </table:table-cell>
          <table:table-cell office:value-type="float" office:value="59765" table:style-name="ce33">
            <text:p>59,765</text:p>
          </table:table-cell>
          <table:table-cell office:value-type="float" office:value="12500" table:style-name="ce33">
            <text:p>12,500</text:p>
          </table:table-cell>
          <table:table-cell office:value-type="float" office:value="12355" table:style-name="ce33">
            <text:p>12,355</text:p>
          </table:table-cell>
          <table:table-cell office:value-type="float" office:value="10703" table:style-name="ce33">
            <text:p>10,703</text:p>
          </table:table-cell>
          <table:table-cell office:value-type="float" office:value="12848" table:style-name="ce33">
            <text:p>12,848</text:p>
          </table:table-cell>
          <table:table-cell office:value-type="float" office:value="11359" table:style-name="ce34">
            <text:p>11,359</text:p>
          </table:table-cell>
          <table:table-cell office:value-type="float" office:value="51812" table:style-name="ce33">
            <text:p>51,812</text:p>
          </table:table-cell>
          <table:table-cell office:value-type="float" office:value="9489" table:style-name="ce33">
            <text:p>9,489</text:p>
          </table:table-cell>
          <table:table-cell office:value-type="float" office:value="10625" table:style-name="ce33">
            <text:p>10,625</text:p>
          </table:table-cell>
          <table:table-cell office:value-type="float" office:value="10524" table:style-name="ce33">
            <text:p>10,524</text:p>
          </table:table-cell>
          <table:table-cell office:value-type="float" office:value="10882" table:style-name="ce33">
            <text:p>10,882</text:p>
          </table:table-cell>
          <table:table-cell office:value-type="float" office:value="10292" table:style-name="ce34">
            <text:p>10,292</text:p>
          </table:table-cell>
          <table:table-cell office:value-type="float" office:value="51212" table:style-name="ce33">
            <text:p>51,212</text:p>
          </table:table-cell>
          <table:table-cell office:value-type="float" office:value="9680" table:style-name="ce33">
            <text:p>9,680</text:p>
          </table:table-cell>
          <table:table-cell office:value-type="float" office:value="9873" table:style-name="ce33">
            <text:p>9,873</text:p>
          </table:table-cell>
          <table:table-cell office:value-type="float" office:value="9994" table:style-name="ce33">
            <text:p>9,994</text:p>
          </table:table-cell>
          <table:table-cell office:value-type="float" office:value="10837" table:style-name="ce33">
            <text:p>10,837</text:p>
          </table:table-cell>
          <table:table-cell office:value-type="float" office:value="10828" table:style-name="ce34">
            <text:p>10,828</text:p>
          </table:table-cell>
          <table:table-cell office:value-type="float" office:value="65024" table:style-name="ce33">
            <text:p>65,024</text:p>
          </table:table-cell>
          <table:table-cell office:value-type="float" office:value="13032" table:style-name="ce33">
            <text:p>13,032</text:p>
          </table:table-cell>
          <table:table-cell office:value-type="float" office:value="12581" table:style-name="ce33">
            <text:p>12,581</text:p>
          </table:table-cell>
          <table:table-cell office:value-type="float" office:value="11469" table:style-name="ce33">
            <text:p>11,469</text:p>
          </table:table-cell>
          <table:table-cell office:value-type="float" office:value="13809" table:style-name="ce33">
            <text:p>13,809</text:p>
          </table:table-cell>
          <table:table-cell office:value-type="float" office:value="14133" table:style-name="ce34">
            <text:p>14,133</text:p>
          </table:table-cell>
          <table:table-cell office:value-type="float" office:value="72726" table:style-name="ce33">
            <text:p>72,726</text:p>
          </table:table-cell>
          <table:table-cell office:value-type="float" office:value="14528" table:style-name="ce33">
            <text:p>14,528</text:p>
          </table:table-cell>
          <table:table-cell office:value-type="float" office:value="14367" table:style-name="ce33">
            <text:p>14,367</text:p>
          </table:table-cell>
          <table:table-cell office:value-type="float" office:value="14532" table:style-name="ce33">
            <text:p>14,532</text:p>
          </table:table-cell>
          <table:table-cell office:value-type="float" office:value="14721" table:style-name="ce33">
            <text:p>14,721</text:p>
          </table:table-cell>
          <table:table-cell office:value-type="float" office:value="14578" table:style-name="ce34">
            <text:p>14,578</text:p>
          </table:table-cell>
          <table:table-cell office:value-type="float" office:value="83616" table:style-name="ce33">
            <text:p>83,616</text:p>
          </table:table-cell>
          <table:table-cell office:value-type="float" office:value="16049" table:style-name="ce33">
            <text:p>16,049</text:p>
          </table:table-cell>
          <table:table-cell office:value-type="float" office:value="15624" table:style-name="ce33">
            <text:p>15,624</text:p>
          </table:table-cell>
          <table:table-cell office:value-type="float" office:value="18243" table:style-name="ce33">
            <text:p>18,243</text:p>
          </table:table-cell>
          <table:table-cell office:value-type="float" office:value="16623" table:style-name="ce33">
            <text:p>16,623</text:p>
          </table:table-cell>
          <table:table-cell office:value-type="float" office:value="17077" table:style-name="ce34">
            <text:p>17,077</text:p>
          </table:table-cell>
          <table:table-cell office:value-type="float" office:value="110598" table:style-name="ce33">
            <text:p>110,598</text:p>
          </table:table-cell>
          <table:table-cell office:value-type="float" office:value="19415" table:style-name="ce33">
            <text:p>19,415</text:p>
          </table:table-cell>
          <table:table-cell office:value-type="float" office:value="21280" table:style-name="ce33">
            <text:p>21,280</text:p>
          </table:table-cell>
          <table:table-cell office:value-type="float" office:value="21982" table:style-name="ce33">
            <text:p>21,982</text:p>
          </table:table-cell>
          <table:table-cell office:value-type="float" office:value="23442" table:style-name="ce33">
            <text:p>23,442</text:p>
          </table:table-cell>
          <table:table-cell office:value-type="float" office:value="24479" table:style-name="ce34">
            <text:p>24,479</text:p>
          </table:table-cell>
          <table:table-cell office:value-type="float" office:value="118587" table:style-name="ce33">
            <text:p>118,587</text:p>
          </table:table-cell>
          <table:table-cell office:value-type="float" office:value="23997" table:style-name="ce33">
            <text:p>23,997</text:p>
          </table:table-cell>
          <table:table-cell office:value-type="float" office:value="24476" table:style-name="ce33">
            <text:p>24,476</text:p>
          </table:table-cell>
          <table:table-cell office:value-type="float" office:value="23542" table:style-name="ce33">
            <text:p>23,542</text:p>
          </table:table-cell>
          <table:table-cell office:value-type="float" office:value="21400" table:style-name="ce33">
            <text:p>21,400</text:p>
          </table:table-cell>
          <table:table-cell office:value-type="float" office:value="25172" table:style-name="ce34">
            <text:p>25,172</text:p>
          </table:table-cell>
          <table:table-cell office:value-type="float" office:value="102411" table:style-name="ce33">
            <text:p>102,411</text:p>
          </table:table-cell>
          <table:table-cell office:value-type="float" office:value="21131" table:style-name="ce33">
            <text:p>21,131</text:p>
          </table:table-cell>
          <table:table-cell office:value-type="float" office:value="20550" table:style-name="ce33">
            <text:p>20,550</text:p>
          </table:table-cell>
          <table:table-cell office:value-type="float" office:value="20000" table:style-name="ce33">
            <text:p>20,000</text:p>
          </table:table-cell>
          <table:table-cell office:value-type="float" office:value="20120" table:style-name="ce33">
            <text:p>20,120</text:p>
          </table:table-cell>
          <table:table-cell office:value-type="float" office:value="20610" table:style-name="ce34">
            <text:p>20,610</text:p>
          </table:table-cell>
          <table:table-cell office:value-type="float" office:value="104200" table:style-name="ce33">
            <text:p>104,200</text:p>
          </table:table-cell>
          <table:table-cell office:value-type="float" office:value="21170" table:style-name="ce33">
            <text:p>21,170</text:p>
          </table:table-cell>
          <table:table-cell office:value-type="float" office:value="21467" table:style-name="ce33">
            <text:p>21,467</text:p>
          </table:table-cell>
          <table:table-cell office:value-type="float" office:value="21025" table:style-name="ce33">
            <text:p>21,025</text:p>
          </table:table-cell>
          <table:table-cell office:value-type="float" office:value="20312" table:style-name="ce33">
            <text:p>20,312</text:p>
          </table:table-cell>
          <table:table-cell office:value-type="float" office:value="20226" table:style-name="ce34">
            <text:p>20,226</text:p>
          </table:table-cell>
          <table:table-cell office:value-type="float" office:value="104928" table:style-name="ce33">
            <text:p>104,928</text:p>
          </table:table-cell>
          <table:table-cell office:value-type="float" office:value="20602" table:style-name="ce33">
            <text:p>20,602</text:p>
          </table:table-cell>
          <table:table-cell office:value-type="float" office:value="21342" table:style-name="ce33">
            <text:p>21,342</text:p>
          </table:table-cell>
          <table:table-cell office:value-type="float" office:value="21286" table:style-name="ce33">
            <text:p>21,286</text:p>
          </table:table-cell>
          <table:table-cell office:value-type="float" office:value="20963" table:style-name="ce33">
            <text:p>20,963</text:p>
          </table:table-cell>
          <table:table-cell office:value-type="float" office:value="20735" table:style-name="ce34">
            <text:p>20,735</text:p>
          </table:table-cell>
          <table:table-cell office:value-type="float" office:value="103963" table:style-name="ce33">
            <text:p>103,963</text:p>
          </table:table-cell>
          <table:table-cell office:value-type="float" office:value="20643" table:style-name="ce33">
            <text:p>20,643</text:p>
          </table:table-cell>
          <table:table-cell office:value-type="float" office:value="21083" table:style-name="ce33">
            <text:p>21,083</text:p>
          </table:table-cell>
          <table:table-cell office:value-type="float" office:value="21206" table:style-name="ce33">
            <text:p>21,206</text:p>
          </table:table-cell>
          <table:table-cell office:value-type="float" office:value="19795" table:style-name="ce33">
            <text:p>19,795</text:p>
          </table:table-cell>
          <table:table-cell office:value-type="float" office:value="21236" table:style-name="ce34">
            <text:p>21,236</text:p>
          </table:table-cell>
          <table:table-cell office:value-type="float" office:value="96903" table:style-name="ce33">
            <text:p>96,903</text:p>
          </table:table-cell>
          <table:table-cell office:value-type="float" office:value="20237" table:style-name="ce33">
            <text:p>20,237</text:p>
          </table:table-cell>
          <table:table-cell office:value-type="float" office:value="19544" table:style-name="ce33">
            <text:p>19,544</text:p>
          </table:table-cell>
          <table:table-cell office:value-type="float" office:value="19237" table:style-name="ce33">
            <text:p>19,237</text:p>
          </table:table-cell>
          <table:table-cell office:value-type="float" office:value="18926" table:style-name="ce33">
            <text:p>18,926</text:p>
          </table:table-cell>
          <table:table-cell office:value-type="float" office:value="18959" table:style-name="ce34">
            <text:p>18,959</text:p>
          </table:table-cell>
          <table:table-cell office:value-type="float" office:value="69707" table:style-name="ce33">
            <text:p>69,707</text:p>
          </table:table-cell>
          <table:table-cell office:value-type="float" office:value="17438" table:style-name="ce33">
            <text:p>17,438</text:p>
          </table:table-cell>
          <table:table-cell office:value-type="float" office:value="15985" table:style-name="ce33">
            <text:p>15,985</text:p>
          </table:table-cell>
          <table:table-cell office:value-type="float" office:value="13861" table:style-name="ce33">
            <text:p>13,861</text:p>
          </table:table-cell>
          <table:table-cell office:value-type="float" office:value="12405" table:style-name="ce33">
            <text:p>12,405</text:p>
          </table:table-cell>
          <table:table-cell office:value-type="float" office:value="10018" table:style-name="ce34">
            <text:p>10,018</text:p>
          </table:table-cell>
          <table:table-cell office:value-type="float" office:value="42676" table:style-name="ce33">
            <text:p>42,676</text:p>
          </table:table-cell>
          <table:table-cell office:value-type="float" office:value="7773" table:style-name="ce33">
            <text:p>7,773</text:p>
          </table:table-cell>
          <table:table-cell office:value-type="float" office:value="8960" table:style-name="ce33">
            <text:p>8,960</text:p>
          </table:table-cell>
          <table:table-cell office:value-type="float" office:value="9062" table:style-name="ce33">
            <text:p>9,062</text:p>
          </table:table-cell>
          <table:table-cell office:value-type="float" office:value="8551" table:style-name="ce33">
            <text:p>8,551</text:p>
          </table:table-cell>
          <table:table-cell office:value-type="float" office:value="8330" table:style-name="ce34">
            <text:p>8,330</text:p>
          </table:table-cell>
          <table:table-cell office:value-type="float" office:value="34023" table:style-name="ce33">
            <text:p>34,023</text:p>
          </table:table-cell>
          <table:table-cell office:value-type="float" office:value="8132" table:style-name="ce33">
            <text:p>8,132</text:p>
          </table:table-cell>
          <table:table-cell office:value-type="float" office:value="7472" table:style-name="ce33">
            <text:p>7,472</text:p>
          </table:table-cell>
          <table:table-cell office:value-type="float" office:value="6761" table:style-name="ce33">
            <text:p>6,761</text:p>
          </table:table-cell>
          <table:table-cell office:value-type="float" office:value="6128" table:style-name="ce33">
            <text:p>6,128</text:p>
          </table:table-cell>
          <table:table-cell office:value-type="float" office:value="5530" table:style-name="ce34">
            <text:p>5,530</text:p>
          </table:table-cell>
          <table:table-cell office:value-type="float" office:value="20285" table:style-name="ce33">
            <text:p>20,285</text:p>
          </table:table-cell>
          <table:table-cell office:value-type="float" office:value="5130" table:style-name="ce33">
            <text:p>5,130</text:p>
          </table:table-cell>
          <table:table-cell office:value-type="float" office:value="4401" table:style-name="ce33">
            <text:p>4,401</text:p>
          </table:table-cell>
          <table:table-cell office:value-type="float" office:value="3928" table:style-name="ce33">
            <text:p>3,928</text:p>
          </table:table-cell>
          <table:table-cell office:value-type="float" office:value="3605" table:style-name="ce33">
            <text:p>3,605</text:p>
          </table:table-cell>
          <table:table-cell office:value-type="float" office:value="3221" table:style-name="ce34">
            <text:p>3,221</text:p>
          </table:table-cell>
          <table:table-cell office:value-type="float" office:value="9854" table:style-name="ce33">
            <text:p>9,854</text:p>
          </table:table-cell>
          <table:table-cell office:value-type="float" office:value="2663" table:style-name="ce33">
            <text:p>2,663</text:p>
          </table:table-cell>
          <table:table-cell office:value-type="float" office:value="2285" table:style-name="ce33">
            <text:p>2,285</text:p>
          </table:table-cell>
          <table:table-cell office:value-type="float" office:value="1993" table:style-name="ce33">
            <text:p>1,993</text:p>
          </table:table-cell>
          <table:table-cell office:value-type="float" office:value="1608" table:style-name="ce33">
            <text:p>1,608</text:p>
          </table:table-cell>
          <table:table-cell office:value-type="float" office:value="1305" table:style-name="ce34">
            <text:p>1,305</text:p>
          </table:table-cell>
          <table:table-cell office:value-type="float" office:value="2885" table:style-name="ce33">
            <text:p>2,885</text:p>
          </table:table-cell>
          <table:table-cell office:value-type="float" office:value="947" table:style-name="ce33">
            <text:p>947</text:p>
          </table:table-cell>
          <table:table-cell office:value-type="float" office:value="715" table:style-name="ce33">
            <text:p>715</text:p>
          </table:table-cell>
          <table:table-cell office:value-type="float" office:value="548" table:style-name="ce33">
            <text:p>548</text:p>
          </table:table-cell>
          <table:table-cell office:value-type="float" office:value="390" table:style-name="ce33">
            <text:p>390</text:p>
          </table:table-cell>
          <table:table-cell office:value-type="float" office:value="285" table:style-name="ce34">
            <text:p>285</text:p>
          </table:table-cell>
          <table:table-cell office:value-type="float" office:value="531" table:style-name="ce33">
            <text:p>531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19">
            <text:p>計</text:p>
          </table:table-cell>
          <table:table-cell office:value-type="float" office:value="2269948" table:style-name="ce24">
            <text:p>2,269,948</text:p>
          </table:table-cell>
          <table:table-cell office:value-type="float" office:value="109589" table:style-name="ce24">
            <text:p>109,589</text:p>
          </table:table-cell>
          <table:table-cell office:value-type="float" office:value="19373" table:style-name="ce24">
            <text:p>19,373</text:p>
          </table:table-cell>
          <table:table-cell office:value-type="float" office:value="21693" table:style-name="ce24">
            <text:p>21,693</text:p>
          </table:table-cell>
          <table:table-cell office:value-type="float" office:value="21847" table:style-name="ce24">
            <text:p>21,847</text:p>
          </table:table-cell>
          <table:table-cell office:value-type="float" office:value="22821" table:style-name="ce24">
            <text:p>22,821</text:p>
          </table:table-cell>
          <table:table-cell office:value-type="float" office:value="23855" table:style-name="ce24">
            <text:p>23,855</text:p>
          </table:table-cell>
          <table:table-cell office:value-type="float" office:value="117371" table:style-name="ce24">
            <text:p>117,371</text:p>
          </table:table-cell>
          <table:table-cell office:value-type="float" office:value="23793" table:style-name="ce24">
            <text:p>23,793</text:p>
          </table:table-cell>
          <table:table-cell office:value-type="float" office:value="23846" table:style-name="ce24">
            <text:p>23,846</text:p>
          </table:table-cell>
          <table:table-cell office:value-type="float" office:value="21418" table:style-name="ce24">
            <text:p>21,418</text:p>
          </table:table-cell>
          <table:table-cell office:value-type="float" office:value="25687" table:style-name="ce24">
            <text:p>25,687</text:p>
          </table:table-cell>
          <table:table-cell office:value-type="float" office:value="22627" table:style-name="ce20">
            <text:p>22,627</text:p>
          </table:table-cell>
          <table:table-cell office:value-type="float" office:value="103686" table:style-name="ce24">
            <text:p>103,686</text:p>
          </table:table-cell>
          <table:table-cell office:value-type="float" office:value="18042" table:style-name="ce24">
            <text:p>18,042</text:p>
          </table:table-cell>
          <table:table-cell office:value-type="float" office:value="20656" table:style-name="ce24">
            <text:p>20,656</text:p>
          </table:table-cell>
          <table:table-cell office:value-type="float" office:value="21173" table:style-name="ce24">
            <text:p>21,173</text:p>
          </table:table-cell>
          <table:table-cell office:value-type="float" office:value="22087" table:style-name="ce24">
            <text:p>22,087</text:p>
          </table:table-cell>
          <table:table-cell office:value-type="float" office:value="21728" table:style-name="ce20">
            <text:p>21,728</text:p>
          </table:table-cell>
          <table:table-cell office:value-type="float" office:value="120955" table:style-name="ce24">
            <text:p>120,955</text:p>
          </table:table-cell>
          <table:table-cell office:value-type="float" office:value="22156" table:style-name="ce24">
            <text:p>22,156</text:p>
          </table:table-cell>
          <table:table-cell office:value-type="float" office:value="23015" table:style-name="ce24">
            <text:p>23,015</text:p>
          </table:table-cell>
          <table:table-cell office:value-type="float" office:value="23838" table:style-name="ce24">
            <text:p>23,838</text:p>
          </table:table-cell>
          <table:table-cell office:value-type="float" office:value="25651" table:style-name="ce24">
            <text:p>25,651</text:p>
          </table:table-cell>
          <table:table-cell office:value-type="float" office:value="26295" table:style-name="ce20">
            <text:p>26,295</text:p>
          </table:table-cell>
          <table:table-cell office:value-type="float" office:value="151686" table:style-name="ce24">
            <text:p>151,686</text:p>
          </table:table-cell>
          <table:table-cell office:value-type="float" office:value="31187" table:style-name="ce24">
            <text:p>31,187</text:p>
          </table:table-cell>
          <table:table-cell office:value-type="float" office:value="28953" table:style-name="ce24">
            <text:p>28,953</text:p>
          </table:table-cell>
          <table:table-cell office:value-type="float" office:value="27094" table:style-name="ce24">
            <text:p>27,094</text:p>
          </table:table-cell>
          <table:table-cell office:value-type="float" office:value="32195" table:style-name="ce24">
            <text:p>32,195</text:p>
          </table:table-cell>
          <table:table-cell office:value-type="float" office:value="32257" table:style-name="ce20">
            <text:p>32,257</text:p>
          </table:table-cell>
          <table:table-cell office:value-type="float" office:value="163178" table:style-name="ce24">
            <text:p>163,178</text:p>
          </table:table-cell>
          <table:table-cell office:value-type="float" office:value="32644" table:style-name="ce24">
            <text:p>32,644</text:p>
          </table:table-cell>
          <table:table-cell office:value-type="float" office:value="32871" table:style-name="ce24">
            <text:p>32,871</text:p>
          </table:table-cell>
          <table:table-cell office:value-type="float" office:value="32709" table:style-name="ce24">
            <text:p>32,709</text:p>
          </table:table-cell>
          <table:table-cell office:value-type="float" office:value="32635" table:style-name="ce24">
            <text:p>32,635</text:p>
          </table:table-cell>
          <table:table-cell office:value-type="float" office:value="32319" table:style-name="ce20">
            <text:p>32,319</text:p>
          </table:table-cell>
          <table:table-cell office:value-type="float" office:value="165097" table:style-name="ce24">
            <text:p>165,097</text:p>
          </table:table-cell>
          <table:table-cell office:value-type="float" office:value="34565" table:style-name="ce24">
            <text:p>34,565</text:p>
          </table:table-cell>
          <table:table-cell office:value-type="float" office:value="32500" table:style-name="ce24">
            <text:p>32,500</text:p>
          </table:table-cell>
          <table:table-cell office:value-type="float" office:value="35695" table:style-name="ce24">
            <text:p>35,695</text:p>
          </table:table-cell>
          <table:table-cell office:value-type="float" office:value="31861" table:style-name="ce24">
            <text:p>31,861</text:p>
          </table:table-cell>
          <table:table-cell office:value-type="float" office:value="30476" table:style-name="ce20">
            <text:p>30,476</text:p>
          </table:table-cell>
          <table:table-cell office:value-type="float" office:value="195143" table:style-name="ce24">
            <text:p>195,143</text:p>
          </table:table-cell>
          <table:table-cell office:value-type="float" office:value="34624" table:style-name="ce24">
            <text:p>34,624</text:p>
          </table:table-cell>
          <table:table-cell office:value-type="float" office:value="37671" table:style-name="ce24">
            <text:p>37,671</text:p>
          </table:table-cell>
          <table:table-cell office:value-type="float" office:value="39081" table:style-name="ce24">
            <text:p>39,081</text:p>
          </table:table-cell>
          <table:table-cell office:value-type="float" office:value="41339" table:style-name="ce24">
            <text:p>41,339</text:p>
          </table:table-cell>
          <table:table-cell office:value-type="float" office:value="42428" table:style-name="ce20">
            <text:p>42,428</text:p>
          </table:table-cell>
          <table:table-cell office:value-type="float" office:value="202790" table:style-name="ce24">
            <text:p>202,790</text:p>
          </table:table-cell>
          <table:table-cell office:value-type="float" office:value="41798" table:style-name="ce24">
            <text:p>41,798</text:p>
          </table:table-cell>
          <table:table-cell office:value-type="float" office:value="41770" table:style-name="ce24">
            <text:p>41,770</text:p>
          </table:table-cell>
          <table:table-cell office:value-type="float" office:value="40307" table:style-name="ce24">
            <text:p>40,307</text:p>
          </table:table-cell>
          <table:table-cell office:value-type="float" office:value="37922" table:style-name="ce24">
            <text:p>37,922</text:p>
          </table:table-cell>
          <table:table-cell office:value-type="float" office:value="40993" table:style-name="ce20">
            <text:p>40,993</text:p>
          </table:table-cell>
          <table:table-cell office:value-type="float" office:value="170693" table:style-name="ce24">
            <text:p>170,693</text:p>
          </table:table-cell>
          <table:table-cell office:value-type="float" office:value="35179" table:style-name="ce24">
            <text:p>35,179</text:p>
          </table:table-cell>
          <table:table-cell office:value-type="float" office:value="34135" table:style-name="ce24">
            <text:p>34,135</text:p>
          </table:table-cell>
          <table:table-cell office:value-type="float" office:value="33725" table:style-name="ce24">
            <text:p>33,725</text:p>
          </table:table-cell>
          <table:table-cell office:value-type="float" office:value="33681" table:style-name="ce24">
            <text:p>33,681</text:p>
          </table:table-cell>
          <table:table-cell office:value-type="float" office:value="33973" table:style-name="ce20">
            <text:p>33,973</text:p>
          </table:table-cell>
          <table:table-cell office:value-type="float" office:value="168521" table:style-name="ce24">
            <text:p>168,521</text:p>
          </table:table-cell>
          <table:table-cell office:value-type="float" office:value="34848" table:style-name="ce24">
            <text:p>34,848</text:p>
          </table:table-cell>
          <table:table-cell office:value-type="float" office:value="34692" table:style-name="ce24">
            <text:p>34,692</text:p>
          </table:table-cell>
          <table:table-cell office:value-type="float" office:value="33637" table:style-name="ce24">
            <text:p>33,637</text:p>
          </table:table-cell>
          <table:table-cell office:value-type="float" office:value="32646" table:style-name="ce24">
            <text:p>32,646</text:p>
          </table:table-cell>
          <table:table-cell office:value-type="float" office:value="32698" table:style-name="ce20">
            <text:p>32,698</text:p>
          </table:table-cell>
          <table:table-cell office:value-type="float" office:value="163552" table:style-name="ce24">
            <text:p>163,552</text:p>
          </table:table-cell>
          <table:table-cell office:value-type="float" office:value="33326" table:style-name="ce24">
            <text:p>33,326</text:p>
          </table:table-cell>
          <table:table-cell office:value-type="float" office:value="33562" table:style-name="ce24">
            <text:p>33,562</text:p>
          </table:table-cell>
          <table:table-cell office:value-type="float" office:value="33174" table:style-name="ce24">
            <text:p>33,174</text:p>
          </table:table-cell>
          <table:table-cell office:value-type="float" office:value="32380" table:style-name="ce24">
            <text:p>32,380</text:p>
          </table:table-cell>
          <table:table-cell office:value-type="float" office:value="31110" table:style-name="ce20">
            <text:p>31,110</text:p>
          </table:table-cell>
          <table:table-cell office:value-type="float" office:value="142520" table:style-name="ce24">
            <text:p>142,520</text:p>
          </table:table-cell>
          <table:table-cell office:value-type="float" office:value="29736" table:style-name="ce24">
            <text:p>29,736</text:p>
          </table:table-cell>
          <table:table-cell office:value-type="float" office:value="29665" table:style-name="ce24">
            <text:p>29,665</text:p>
          </table:table-cell>
          <table:table-cell office:value-type="float" office:value="29091" table:style-name="ce24">
            <text:p>29,091</text:p>
          </table:table-cell>
          <table:table-cell office:value-type="float" office:value="26082" table:style-name="ce24">
            <text:p>26,082</text:p>
          </table:table-cell>
          <table:table-cell office:value-type="float" office:value="27946" table:style-name="ce20">
            <text:p>27,946</text:p>
          </table:table-cell>
          <table:table-cell office:value-type="float" office:value="121157" table:style-name="ce24">
            <text:p>121,157</text:p>
          </table:table-cell>
          <table:table-cell office:value-type="float" office:value="26417" table:style-name="ce24">
            <text:p>26,417</text:p>
          </table:table-cell>
          <table:table-cell office:value-type="float" office:value="25548" table:style-name="ce24">
            <text:p>25,548</text:p>
          </table:table-cell>
          <table:table-cell office:value-type="float" office:value="23749" table:style-name="ce24">
            <text:p>23,749</text:p>
          </table:table-cell>
          <table:table-cell office:value-type="float" office:value="22800" table:style-name="ce24">
            <text:p>22,800</text:p>
          </table:table-cell>
          <table:table-cell office:value-type="float" office:value="22643" table:style-name="ce20">
            <text:p>22,643</text:p>
          </table:table-cell>
          <table:table-cell office:value-type="float" office:value="72317" table:style-name="ce24">
            <text:p>72,317</text:p>
          </table:table-cell>
          <table:table-cell office:value-type="float" office:value="18765" table:style-name="ce24">
            <text:p>18,765</text:p>
          </table:table-cell>
          <table:table-cell office:value-type="float" office:value="16661" table:style-name="ce24">
            <text:p>16,661</text:p>
          </table:table-cell>
          <table:table-cell office:value-type="float" office:value="14518" table:style-name="ce24">
            <text:p>14,518</text:p>
          </table:table-cell>
          <table:table-cell office:value-type="float" office:value="12161" table:style-name="ce24">
            <text:p>12,161</text:p>
          </table:table-cell>
          <table:table-cell office:value-type="float" office:value="10212" table:style-name="ce20">
            <text:p>10,212</text:p>
          </table:table-cell>
          <table:table-cell office:value-type="float" office:value="42195" table:style-name="ce24">
            <text:p>42,195</text:p>
          </table:table-cell>
          <table:table-cell office:value-type="float" office:value="7936" table:style-name="ce24">
            <text:p>7,936</text:p>
          </table:table-cell>
          <table:table-cell office:value-type="float" office:value="9093" table:style-name="ce24">
            <text:p>9,093</text:p>
          </table:table-cell>
          <table:table-cell office:value-type="float" office:value="8845" table:style-name="ce24">
            <text:p>8,845</text:p>
          </table:table-cell>
          <table:table-cell office:value-type="float" office:value="8494" table:style-name="ce24">
            <text:p>8,494</text:p>
          </table:table-cell>
          <table:table-cell office:value-type="float" office:value="7827" table:style-name="ce20">
            <text:p>7,827</text:p>
          </table:table-cell>
          <table:table-cell office:value-type="float" office:value="30082" table:style-name="ce24">
            <text:p>30,082</text:p>
          </table:table-cell>
          <table:table-cell office:value-type="float" office:value="7494" table:style-name="ce24">
            <text:p>7,494</text:p>
          </table:table-cell>
          <table:table-cell office:value-type="float" office:value="6598" table:style-name="ce24">
            <text:p>6,598</text:p>
          </table:table-cell>
          <table:table-cell office:value-type="float" office:value="5868" table:style-name="ce24">
            <text:p>5,868</text:p>
          </table:table-cell>
          <table:table-cell office:value-type="float" office:value="5482" table:style-name="ce24">
            <text:p>5,482</text:p>
          </table:table-cell>
          <table:table-cell office:value-type="float" office:value="4640" table:style-name="ce20">
            <text:p>4,640</text:p>
          </table:table-cell>
          <table:table-cell office:value-type="float" office:value="17193" table:style-name="ce24">
            <text:p>17,193</text:p>
          </table:table-cell>
          <table:table-cell office:value-type="float" office:value="4181" table:style-name="ce24">
            <text:p>4,181</text:p>
          </table:table-cell>
          <table:table-cell office:value-type="float" office:value="3654" table:style-name="ce24">
            <text:p>3,654</text:p>
          </table:table-cell>
          <table:table-cell office:value-type="float" office:value="3323" table:style-name="ce24">
            <text:p>3,323</text:p>
          </table:table-cell>
          <table:table-cell office:value-type="float" office:value="3090" table:style-name="ce24">
            <text:p>3,090</text:p>
          </table:table-cell>
          <table:table-cell office:value-type="float" office:value="2945" table:style-name="ce20">
            <text:p>2,945</text:p>
          </table:table-cell>
          <table:table-cell office:value-type="float" office:value="9650" table:style-name="ce24">
            <text:p>9,650</text:p>
          </table:table-cell>
          <table:table-cell office:value-type="float" office:value="2712" table:style-name="ce24">
            <text:p>2,712</text:p>
          </table:table-cell>
          <table:table-cell office:value-type="float" office:value="2407" table:style-name="ce24">
            <text:p>2,407</text:p>
          </table:table-cell>
          <table:table-cell office:value-type="float" office:value="1971" table:style-name="ce24">
            <text:p>1,971</text:p>
          </table:table-cell>
          <table:table-cell office:value-type="float" office:value="1453" table:style-name="ce24">
            <text:p>1,453</text:p>
          </table:table-cell>
          <table:table-cell office:value-type="float" office:value="1107" table:style-name="ce20">
            <text:p>1,107</text:p>
          </table:table-cell>
          <table:table-cell office:value-type="float" office:value="2246" table:style-name="ce24">
            <text:p>2,246</text:p>
          </table:table-cell>
          <table:table-cell office:value-type="float" office:value="872" table:style-name="ce24">
            <text:p>872</text:p>
          </table:table-cell>
          <table:table-cell office:value-type="float" office:value="535" table:style-name="ce24">
            <text:p>535</text:p>
          </table:table-cell>
          <table:table-cell office:value-type="float" office:value="387" table:style-name="ce24">
            <text:p>387</text:p>
          </table:table-cell>
          <table:table-cell office:value-type="float" office:value="272" table:style-name="ce24">
            <text:p>272</text:p>
          </table:table-cell>
          <table:table-cell office:value-type="float" office:value="180" table:style-name="ce20">
            <text:p>180</text:p>
          </table:table-cell>
          <table:table-cell office:value-type="float" office:value="327" table:style-name="ce24">
            <text:p>327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桃園市</text:p>
          </table:table-cell>
          <table:table-cell office:value-type="string" table:style-name="ce19">
            <text:p>男</text:p>
          </table:table-cell>
          <table:table-cell office:value-type="float" office:value="1124674" table:style-name="ce24">
            <text:p>1,124,674</text:p>
          </table:table-cell>
          <table:table-cell office:value-type="float" office:value="56891" table:style-name="ce24">
            <text:p>56,891</text:p>
          </table:table-cell>
          <table:table-cell office:value-type="float" office:value="10042" table:style-name="ce24">
            <text:p>10,042</text:p>
          </table:table-cell>
          <table:table-cell office:value-type="float" office:value="11230" table:style-name="ce24">
            <text:p>11,230</text:p>
          </table:table-cell>
          <table:table-cell office:value-type="float" office:value="11414" table:style-name="ce24">
            <text:p>11,414</text:p>
          </table:table-cell>
          <table:table-cell office:value-type="float" office:value="11851" table:style-name="ce24">
            <text:p>11,851</text:p>
          </table:table-cell>
          <table:table-cell office:value-type="float" office:value="12354" table:style-name="ce24">
            <text:p>12,354</text:p>
          </table:table-cell>
          <table:table-cell office:value-type="float" office:value="60885" table:style-name="ce24">
            <text:p>60,885</text:p>
          </table:table-cell>
          <table:table-cell office:value-type="float" office:value="12322" table:style-name="ce24">
            <text:p>12,322</text:p>
          </table:table-cell>
          <table:table-cell office:value-type="float" office:value="12436" table:style-name="ce24">
            <text:p>12,436</text:p>
          </table:table-cell>
          <table:table-cell office:value-type="float" office:value="11120" table:style-name="ce24">
            <text:p>11,120</text:p>
          </table:table-cell>
          <table:table-cell office:value-type="float" office:value="13309" table:style-name="ce24">
            <text:p>13,309</text:p>
          </table:table-cell>
          <table:table-cell office:value-type="float" office:value="11698" table:style-name="ce20">
            <text:p>11,698</text:p>
          </table:table-cell>
          <table:table-cell office:value-type="float" office:value="54212" table:style-name="ce24">
            <text:p>54,212</text:p>
          </table:table-cell>
          <table:table-cell office:value-type="float" office:value="9300" table:style-name="ce24">
            <text:p>9,300</text:p>
          </table:table-cell>
          <table:table-cell office:value-type="float" office:value="10861" table:style-name="ce24">
            <text:p>10,861</text:p>
          </table:table-cell>
          <table:table-cell office:value-type="float" office:value="11036" table:style-name="ce24">
            <text:p>11,036</text:p>
          </table:table-cell>
          <table:table-cell office:value-type="float" office:value="11590" table:style-name="ce24">
            <text:p>11,590</text:p>
          </table:table-cell>
          <table:table-cell office:value-type="float" office:value="11425" table:style-name="ce20">
            <text:p>11,425</text:p>
          </table:table-cell>
          <table:table-cell office:value-type="float" office:value="63404" table:style-name="ce24">
            <text:p>63,404</text:p>
          </table:table-cell>
          <table:table-cell office:value-type="float" office:value="11658" table:style-name="ce24">
            <text:p>11,658</text:p>
          </table:table-cell>
          <table:table-cell office:value-type="float" office:value="12086" table:style-name="ce24">
            <text:p>12,086</text:p>
          </table:table-cell>
          <table:table-cell office:value-type="float" office:value="12521" table:style-name="ce24">
            <text:p>12,521</text:p>
          </table:table-cell>
          <table:table-cell office:value-type="float" office:value="13352" table:style-name="ce24">
            <text:p>13,352</text:p>
          </table:table-cell>
          <table:table-cell office:value-type="float" office:value="13787" table:style-name="ce20">
            <text:p>13,787</text:p>
          </table:table-cell>
          <table:table-cell office:value-type="float" office:value="78816" table:style-name="ce24">
            <text:p>78,816</text:p>
          </table:table-cell>
          <table:table-cell office:value-type="float" office:value="16296" table:style-name="ce24">
            <text:p>16,296</text:p>
          </table:table-cell>
          <table:table-cell office:value-type="float" office:value="15037" table:style-name="ce24">
            <text:p>15,037</text:p>
          </table:table-cell>
          <table:table-cell office:value-type="float" office:value="14175" table:style-name="ce24">
            <text:p>14,175</text:p>
          </table:table-cell>
          <table:table-cell office:value-type="float" office:value="16548" table:style-name="ce24">
            <text:p>16,548</text:p>
          </table:table-cell>
          <table:table-cell office:value-type="float" office:value="16760" table:style-name="ce20">
            <text:p>16,760</text:p>
          </table:table-cell>
          <table:table-cell office:value-type="float" office:value="83787" table:style-name="ce24">
            <text:p>83,787</text:p>
          </table:table-cell>
          <table:table-cell office:value-type="float" office:value="16727" table:style-name="ce24">
            <text:p>16,727</text:p>
          </table:table-cell>
          <table:table-cell office:value-type="float" office:value="17042" table:style-name="ce24">
            <text:p>17,042</text:p>
          </table:table-cell>
          <table:table-cell office:value-type="float" office:value="16649" table:style-name="ce24">
            <text:p>16,649</text:p>
          </table:table-cell>
          <table:table-cell office:value-type="float" office:value="16810" table:style-name="ce24">
            <text:p>16,810</text:p>
          </table:table-cell>
          <table:table-cell office:value-type="float" office:value="16559" table:style-name="ce20">
            <text:p>16,559</text:p>
          </table:table-cell>
          <table:table-cell office:value-type="float" office:value="83587" table:style-name="ce24">
            <text:p>83,587</text:p>
          </table:table-cell>
          <table:table-cell office:value-type="float" office:value="17562" table:style-name="ce24">
            <text:p>17,562</text:p>
          </table:table-cell>
          <table:table-cell office:value-type="float" office:value="16568" table:style-name="ce24">
            <text:p>16,568</text:p>
          </table:table-cell>
          <table:table-cell office:value-type="float" office:value="18121" table:style-name="ce24">
            <text:p>18,121</text:p>
          </table:table-cell>
          <table:table-cell office:value-type="float" office:value="16081" table:style-name="ce24">
            <text:p>16,081</text:p>
          </table:table-cell>
          <table:table-cell office:value-type="float" office:value="15255" table:style-name="ce20">
            <text:p>15,255</text:p>
          </table:table-cell>
          <table:table-cell office:value-type="float" office:value="96067" table:style-name="ce24">
            <text:p>96,067</text:p>
          </table:table-cell>
          <table:table-cell office:value-type="float" office:value="17126" table:style-name="ce24">
            <text:p>17,126</text:p>
          </table:table-cell>
          <table:table-cell office:value-type="float" office:value="18502" table:style-name="ce24">
            <text:p>18,502</text:p>
          </table:table-cell>
          <table:table-cell office:value-type="float" office:value="19374" table:style-name="ce24">
            <text:p>19,374</text:p>
          </table:table-cell>
          <table:table-cell office:value-type="float" office:value="20147" table:style-name="ce24">
            <text:p>20,147</text:p>
          </table:table-cell>
          <table:table-cell office:value-type="float" office:value="20918" table:style-name="ce20">
            <text:p>20,918</text:p>
          </table:table-cell>
          <table:table-cell office:value-type="float" office:value="99491" table:style-name="ce24">
            <text:p>99,491</text:p>
          </table:table-cell>
          <table:table-cell office:value-type="float" office:value="20321" table:style-name="ce24">
            <text:p>20,321</text:p>
          </table:table-cell>
          <table:table-cell office:value-type="float" office:value="20300" table:style-name="ce24">
            <text:p>20,300</text:p>
          </table:table-cell>
          <table:table-cell office:value-type="float" office:value="19924" table:style-name="ce24">
            <text:p>19,924</text:p>
          </table:table-cell>
          <table:table-cell office:value-type="float" office:value="18580" table:style-name="ce24">
            <text:p>18,580</text:p>
          </table:table-cell>
          <table:table-cell office:value-type="float" office:value="20366" table:style-name="ce20">
            <text:p>20,366</text:p>
          </table:table-cell>
          <table:table-cell office:value-type="float" office:value="83344" table:style-name="ce24">
            <text:p>83,344</text:p>
          </table:table-cell>
          <table:table-cell office:value-type="float" office:value="17274" table:style-name="ce24">
            <text:p>17,274</text:p>
          </table:table-cell>
          <table:table-cell office:value-type="float" office:value="16592" table:style-name="ce24">
            <text:p>16,592</text:p>
          </table:table-cell>
          <table:table-cell office:value-type="float" office:value="16534" table:style-name="ce24">
            <text:p>16,534</text:p>
          </table:table-cell>
          <table:table-cell office:value-type="float" office:value="16320" table:style-name="ce24">
            <text:p>16,320</text:p>
          </table:table-cell>
          <table:table-cell office:value-type="float" office:value="16624" table:style-name="ce20">
            <text:p>16,624</text:p>
          </table:table-cell>
          <table:table-cell office:value-type="float" office:value="82076" table:style-name="ce24">
            <text:p>82,076</text:p>
          </table:table-cell>
          <table:table-cell office:value-type="float" office:value="16979" table:style-name="ce24">
            <text:p>16,979</text:p>
          </table:table-cell>
          <table:table-cell office:value-type="float" office:value="16961" table:style-name="ce24">
            <text:p>16,961</text:p>
          </table:table-cell>
          <table:table-cell office:value-type="float" office:value="16435" table:style-name="ce24">
            <text:p>16,435</text:p>
          </table:table-cell>
          <table:table-cell office:value-type="float" office:value="15869" table:style-name="ce24">
            <text:p>15,869</text:p>
          </table:table-cell>
          <table:table-cell office:value-type="float" office:value="15832" table:style-name="ce20">
            <text:p>15,832</text:p>
          </table:table-cell>
          <table:table-cell office:value-type="float" office:value="78961" table:style-name="ce24">
            <text:p>78,961</text:p>
          </table:table-cell>
          <table:table-cell office:value-type="float" office:value="16119" table:style-name="ce24">
            <text:p>16,119</text:p>
          </table:table-cell>
          <table:table-cell office:value-type="float" office:value="16280" table:style-name="ce24">
            <text:p>16,280</text:p>
          </table:table-cell>
          <table:table-cell office:value-type="float" office:value="15985" table:style-name="ce24">
            <text:p>15,985</text:p>
          </table:table-cell>
          <table:table-cell office:value-type="float" office:value="15731" table:style-name="ce24">
            <text:p>15,731</text:p>
          </table:table-cell>
          <table:table-cell office:value-type="float" office:value="14846" table:style-name="ce20">
            <text:p>14,846</text:p>
          </table:table-cell>
          <table:table-cell office:value-type="float" office:value="68160" table:style-name="ce24">
            <text:p>68,160</text:p>
          </table:table-cell>
          <table:table-cell office:value-type="float" office:value="14409" table:style-name="ce24">
            <text:p>14,409</text:p>
          </table:table-cell>
          <table:table-cell office:value-type="float" office:value="14218" table:style-name="ce24">
            <text:p>14,218</text:p>
          </table:table-cell>
          <table:table-cell office:value-type="float" office:value="13914" table:style-name="ce24">
            <text:p>13,914</text:p>
          </table:table-cell>
          <table:table-cell office:value-type="float" office:value="12480" table:style-name="ce24">
            <text:p>12,480</text:p>
          </table:table-cell>
          <table:table-cell office:value-type="float" office:value="13139" table:style-name="ce20">
            <text:p>13,139</text:p>
          </table:table-cell>
          <table:table-cell office:value-type="float" office:value="56610" table:style-name="ce24">
            <text:p>56,610</text:p>
          </table:table-cell>
          <table:table-cell office:value-type="float" office:value="12557" table:style-name="ce24">
            <text:p>12,557</text:p>
          </table:table-cell>
          <table:table-cell office:value-type="float" office:value="11959" table:style-name="ce24">
            <text:p>11,959</text:p>
          </table:table-cell>
          <table:table-cell office:value-type="float" office:value="10972" table:style-name="ce24">
            <text:p>10,972</text:p>
          </table:table-cell>
          <table:table-cell office:value-type="float" office:value="10723" table:style-name="ce24">
            <text:p>10,723</text:p>
          </table:table-cell>
          <table:table-cell office:value-type="float" office:value="10399" table:style-name="ce20">
            <text:p>10,399</text:p>
          </table:table-cell>
          <table:table-cell office:value-type="float" office:value="33218" table:style-name="ce24">
            <text:p>33,218</text:p>
          </table:table-cell>
          <table:table-cell office:value-type="float" office:value="8661" table:style-name="ce24">
            <text:p>8,661</text:p>
          </table:table-cell>
          <table:table-cell office:value-type="float" office:value="7680" table:style-name="ce24">
            <text:p>7,680</text:p>
          </table:table-cell>
          <table:table-cell office:value-type="float" office:value="6642" table:style-name="ce24">
            <text:p>6,642</text:p>
          </table:table-cell>
          <table:table-cell office:value-type="float" office:value="5583" table:style-name="ce24">
            <text:p>5,583</text:p>
          </table:table-cell>
          <table:table-cell office:value-type="float" office:value="4652" table:style-name="ce20">
            <text:p>4,652</text:p>
          </table:table-cell>
          <table:table-cell office:value-type="float" office:value="18418" table:style-name="ce24">
            <text:p>18,418</text:p>
          </table:table-cell>
          <table:table-cell office:value-type="float" office:value="3537" table:style-name="ce24">
            <text:p>3,537</text:p>
          </table:table-cell>
          <table:table-cell office:value-type="float" office:value="4024" table:style-name="ce24">
            <text:p>4,024</text:p>
          </table:table-cell>
          <table:table-cell office:value-type="float" office:value="3873" table:style-name="ce24">
            <text:p>3,873</text:p>
          </table:table-cell>
          <table:table-cell office:value-type="float" office:value="3612" table:style-name="ce24">
            <text:p>3,612</text:p>
          </table:table-cell>
          <table:table-cell office:value-type="float" office:value="3372" table:style-name="ce20">
            <text:p>3,372</text:p>
          </table:table-cell>
          <table:table-cell office:value-type="float" office:value="12265" table:style-name="ce24">
            <text:p>12,265</text:p>
          </table:table-cell>
          <table:table-cell office:value-type="float" office:value="3189" table:style-name="ce24">
            <text:p>3,189</text:p>
          </table:table-cell>
          <table:table-cell office:value-type="float" office:value="2677" table:style-name="ce24">
            <text:p>2,677</text:p>
          </table:table-cell>
          <table:table-cell office:value-type="float" office:value="2347" table:style-name="ce24">
            <text:p>2,347</text:p>
          </table:table-cell>
          <table:table-cell office:value-type="float" office:value="2172" table:style-name="ce24">
            <text:p>2,172</text:p>
          </table:table-cell>
          <table:table-cell office:value-type="float" office:value="1880" table:style-name="ce20">
            <text:p>1,880</text:p>
          </table:table-cell>
          <table:table-cell office:value-type="float" office:value="7698" table:style-name="ce24">
            <text:p>7,698</text:p>
          </table:table-cell>
          <table:table-cell office:value-type="float" office:value="1644" table:style-name="ce24">
            <text:p>1,644</text:p>
          </table:table-cell>
          <table:table-cell office:value-type="float" office:value="1473" table:style-name="ce24">
            <text:p>1,473</text:p>
          </table:table-cell>
          <table:table-cell office:value-type="float" office:value="1528" table:style-name="ce24">
            <text:p>1,528</text:p>
          </table:table-cell>
          <table:table-cell office:value-type="float" office:value="1484" table:style-name="ce24">
            <text:p>1,484</text:p>
          </table:table-cell>
          <table:table-cell office:value-type="float" office:value="1569" table:style-name="ce20">
            <text:p>1,569</text:p>
          </table:table-cell>
          <table:table-cell office:value-type="float" office:value="5475" table:style-name="ce24">
            <text:p>5,475</text:p>
          </table:table-cell>
          <table:table-cell office:value-type="float" office:value="1527" table:style-name="ce24">
            <text:p>1,527</text:p>
          </table:table-cell>
          <table:table-cell office:value-type="float" office:value="1400" table:style-name="ce24">
            <text:p>1,400</text:p>
          </table:table-cell>
          <table:table-cell office:value-type="float" office:value="1140" table:style-name="ce24">
            <text:p>1,140</text:p>
          </table:table-cell>
          <table:table-cell office:value-type="float" office:value="818" table:style-name="ce24">
            <text:p>818</text:p>
          </table:table-cell>
          <table:table-cell office:value-type="float" office:value="590" table:style-name="ce20">
            <text:p>590</text:p>
          </table:table-cell>
          <table:table-cell office:value-type="float" office:value="1152" table:style-name="ce24">
            <text:p>1,152</text:p>
          </table:table-cell>
          <table:table-cell office:value-type="float" office:value="475" table:style-name="ce24">
            <text:p>475</text:p>
          </table:table-cell>
          <table:table-cell office:value-type="float" office:value="264" table:style-name="ce24">
            <text:p>264</text:p>
          </table:table-cell>
          <table:table-cell office:value-type="float" office:value="189" table:style-name="ce24">
            <text:p>189</text:p>
          </table:table-cell>
          <table:table-cell office:value-type="float" office:value="125" table:style-name="ce24">
            <text:p>125</text:p>
          </table:table-cell>
          <table:table-cell office:value-type="float" office:value="99" table:style-name="ce20">
            <text:p>99</text:p>
          </table:table-cell>
          <table:table-cell office:value-type="float" office:value="157" table:style-name="ce24">
            <text:p>157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145274" table:style-name="ce28">
            <text:p>1,145,274</text:p>
          </table:table-cell>
          <table:table-cell office:value-type="float" office:value="52698" table:style-name="ce27">
            <text:p>52,698</text:p>
          </table:table-cell>
          <table:table-cell office:value-type="float" office:value="9331" table:style-name="ce28">
            <text:p>9,331</text:p>
          </table:table-cell>
          <table:table-cell office:value-type="float" office:value="10463" table:style-name="ce28">
            <text:p>10,463</text:p>
          </table:table-cell>
          <table:table-cell office:value-type="float" office:value="10433" table:style-name="ce28">
            <text:p>10,433</text:p>
          </table:table-cell>
          <table:table-cell office:value-type="float" office:value="10970" table:style-name="ce28">
            <text:p>10,970</text:p>
          </table:table-cell>
          <table:table-cell office:value-type="float" office:value="11501" table:style-name="ce28">
            <text:p>11,501</text:p>
          </table:table-cell>
          <table:table-cell office:value-type="float" office:value="56486" table:style-name="ce28">
            <text:p>56,486</text:p>
          </table:table-cell>
          <table:table-cell office:value-type="float" office:value="11471" table:style-name="ce28">
            <text:p>11,471</text:p>
          </table:table-cell>
          <table:table-cell office:value-type="float" office:value="11410" table:style-name="ce28">
            <text:p>11,410</text:p>
          </table:table-cell>
          <table:table-cell office:value-type="float" office:value="10298" table:style-name="ce28">
            <text:p>10,298</text:p>
          </table:table-cell>
          <table:table-cell office:value-type="float" office:value="12378" table:style-name="ce28">
            <text:p>12,378</text:p>
          </table:table-cell>
          <table:table-cell office:value-type="float" office:value="10929" table:style-name="ce27">
            <text:p>10,929</text:p>
          </table:table-cell>
          <table:table-cell office:value-type="float" office:value="49474" table:style-name="ce28">
            <text:p>49,474</text:p>
          </table:table-cell>
          <table:table-cell office:value-type="float" office:value="8742" table:style-name="ce28">
            <text:p>8,742</text:p>
          </table:table-cell>
          <table:table-cell office:value-type="float" office:value="9795" table:style-name="ce28">
            <text:p>9,795</text:p>
          </table:table-cell>
          <table:table-cell office:value-type="float" office:value="10137" table:style-name="ce28">
            <text:p>10,137</text:p>
          </table:table-cell>
          <table:table-cell office:value-type="float" office:value="10497" table:style-name="ce28">
            <text:p>10,497</text:p>
          </table:table-cell>
          <table:table-cell office:value-type="float" office:value="10303" table:style-name="ce27">
            <text:p>10,303</text:p>
          </table:table-cell>
          <table:table-cell office:value-type="float" office:value="57551" table:style-name="ce28">
            <text:p>57,551</text:p>
          </table:table-cell>
          <table:table-cell office:value-type="float" office:value="10498" table:style-name="ce28">
            <text:p>10,498</text:p>
          </table:table-cell>
          <table:table-cell office:value-type="float" office:value="10929" table:style-name="ce28">
            <text:p>10,929</text:p>
          </table:table-cell>
          <table:table-cell office:value-type="float" office:value="11317" table:style-name="ce28">
            <text:p>11,317</text:p>
          </table:table-cell>
          <table:table-cell office:value-type="float" office:value="12299" table:style-name="ce28">
            <text:p>12,299</text:p>
          </table:table-cell>
          <table:table-cell office:value-type="float" office:value="12508" table:style-name="ce27">
            <text:p>12,508</text:p>
          </table:table-cell>
          <table:table-cell office:value-type="float" office:value="72870" table:style-name="ce28">
            <text:p>72,870</text:p>
          </table:table-cell>
          <table:table-cell office:value-type="float" office:value="14891" table:style-name="ce28">
            <text:p>14,891</text:p>
          </table:table-cell>
          <table:table-cell office:value-type="float" office:value="13916" table:style-name="ce28">
            <text:p>13,916</text:p>
          </table:table-cell>
          <table:table-cell office:value-type="float" office:value="12919" table:style-name="ce28">
            <text:p>12,919</text:p>
          </table:table-cell>
          <table:table-cell office:value-type="float" office:value="15647" table:style-name="ce28">
            <text:p>15,647</text:p>
          </table:table-cell>
          <table:table-cell office:value-type="float" office:value="15497" table:style-name="ce27">
            <text:p>15,497</text:p>
          </table:table-cell>
          <table:table-cell office:value-type="float" office:value="79391" table:style-name="ce28">
            <text:p>79,391</text:p>
          </table:table-cell>
          <table:table-cell office:value-type="float" office:value="15917" table:style-name="ce28">
            <text:p>15,917</text:p>
          </table:table-cell>
          <table:table-cell office:value-type="float" office:value="15829" table:style-name="ce28">
            <text:p>15,829</text:p>
          </table:table-cell>
          <table:table-cell office:value-type="float" office:value="16060" table:style-name="ce28">
            <text:p>16,060</text:p>
          </table:table-cell>
          <table:table-cell office:value-type="float" office:value="15825" table:style-name="ce28">
            <text:p>15,825</text:p>
          </table:table-cell>
          <table:table-cell office:value-type="float" office:value="15760" table:style-name="ce27">
            <text:p>15,760</text:p>
          </table:table-cell>
          <table:table-cell office:value-type="float" office:value="81510" table:style-name="ce28">
            <text:p>81,510</text:p>
          </table:table-cell>
          <table:table-cell office:value-type="float" office:value="17003" table:style-name="ce28">
            <text:p>17,003</text:p>
          </table:table-cell>
          <table:table-cell office:value-type="float" office:value="15932" table:style-name="ce28">
            <text:p>15,932</text:p>
          </table:table-cell>
          <table:table-cell office:value-type="float" office:value="17574" table:style-name="ce28">
            <text:p>17,574</text:p>
          </table:table-cell>
          <table:table-cell office:value-type="float" office:value="15780" table:style-name="ce28">
            <text:p>15,780</text:p>
          </table:table-cell>
          <table:table-cell office:value-type="float" office:value="15221" table:style-name="ce27">
            <text:p>15,221</text:p>
          </table:table-cell>
          <table:table-cell office:value-type="float" office:value="99076" table:style-name="ce28">
            <text:p>99,076</text:p>
          </table:table-cell>
          <table:table-cell office:value-type="float" office:value="17498" table:style-name="ce28">
            <text:p>17,498</text:p>
          </table:table-cell>
          <table:table-cell office:value-type="float" office:value="19169" table:style-name="ce28">
            <text:p>19,169</text:p>
          </table:table-cell>
          <table:table-cell office:value-type="float" office:value="19707" table:style-name="ce28">
            <text:p>19,707</text:p>
          </table:table-cell>
          <table:table-cell office:value-type="float" office:value="21192" table:style-name="ce28">
            <text:p>21,192</text:p>
          </table:table-cell>
          <table:table-cell office:value-type="float" office:value="21510" table:style-name="ce27">
            <text:p>21,510</text:p>
          </table:table-cell>
          <table:table-cell office:value-type="float" office:value="103299" table:style-name="ce28">
            <text:p>103,299</text:p>
          </table:table-cell>
          <table:table-cell office:value-type="float" office:value="21477" table:style-name="ce28">
            <text:p>21,477</text:p>
          </table:table-cell>
          <table:table-cell office:value-type="float" office:value="21470" table:style-name="ce28">
            <text:p>21,470</text:p>
          </table:table-cell>
          <table:table-cell office:value-type="float" office:value="20383" table:style-name="ce28">
            <text:p>20,383</text:p>
          </table:table-cell>
          <table:table-cell office:value-type="float" office:value="19342" table:style-name="ce28">
            <text:p>19,342</text:p>
          </table:table-cell>
          <table:table-cell office:value-type="float" office:value="20627" table:style-name="ce27">
            <text:p>20,627</text:p>
          </table:table-cell>
          <table:table-cell office:value-type="float" office:value="87349" table:style-name="ce28">
            <text:p>87,349</text:p>
          </table:table-cell>
          <table:table-cell office:value-type="float" office:value="17905" table:style-name="ce28">
            <text:p>17,905</text:p>
          </table:table-cell>
          <table:table-cell office:value-type="float" office:value="17543" table:style-name="ce28">
            <text:p>17,543</text:p>
          </table:table-cell>
          <table:table-cell office:value-type="float" office:value="17191" table:style-name="ce28">
            <text:p>17,191</text:p>
          </table:table-cell>
          <table:table-cell office:value-type="float" office:value="17361" table:style-name="ce28">
            <text:p>17,361</text:p>
          </table:table-cell>
          <table:table-cell office:value-type="float" office:value="17349" table:style-name="ce27">
            <text:p>17,349</text:p>
          </table:table-cell>
          <table:table-cell office:value-type="float" office:value="86445" table:style-name="ce28">
            <text:p>86,445</text:p>
          </table:table-cell>
          <table:table-cell office:value-type="float" office:value="17869" table:style-name="ce28">
            <text:p>17,869</text:p>
          </table:table-cell>
          <table:table-cell office:value-type="float" office:value="17731" table:style-name="ce28">
            <text:p>17,731</text:p>
          </table:table-cell>
          <table:table-cell office:value-type="float" office:value="17202" table:style-name="ce28">
            <text:p>17,202</text:p>
          </table:table-cell>
          <table:table-cell office:value-type="float" office:value="16777" table:style-name="ce28">
            <text:p>16,777</text:p>
          </table:table-cell>
          <table:table-cell office:value-type="float" office:value="16866" table:style-name="ce27">
            <text:p>16,866</text:p>
          </table:table-cell>
          <table:table-cell office:value-type="float" office:value="84591" table:style-name="ce28">
            <text:p>84,591</text:p>
          </table:table-cell>
          <table:table-cell office:value-type="float" office:value="17207" table:style-name="ce28">
            <text:p>17,207</text:p>
          </table:table-cell>
          <table:table-cell office:value-type="float" office:value="17282" table:style-name="ce28">
            <text:p>17,282</text:p>
          </table:table-cell>
          <table:table-cell office:value-type="float" office:value="17189" table:style-name="ce28">
            <text:p>17,189</text:p>
          </table:table-cell>
          <table:table-cell office:value-type="float" office:value="16649" table:style-name="ce28">
            <text:p>16,649</text:p>
          </table:table-cell>
          <table:table-cell office:value-type="float" office:value="16264" table:style-name="ce27">
            <text:p>16,264</text:p>
          </table:table-cell>
          <table:table-cell office:value-type="float" office:value="74360" table:style-name="ce28">
            <text:p>74,360</text:p>
          </table:table-cell>
          <table:table-cell office:value-type="float" office:value="15327" table:style-name="ce28">
            <text:p>15,327</text:p>
          </table:table-cell>
          <table:table-cell office:value-type="float" office:value="15447" table:style-name="ce28">
            <text:p>15,447</text:p>
          </table:table-cell>
          <table:table-cell office:value-type="float" office:value="15177" table:style-name="ce28">
            <text:p>15,177</text:p>
          </table:table-cell>
          <table:table-cell office:value-type="float" office:value="13602" table:style-name="ce28">
            <text:p>13,602</text:p>
          </table:table-cell>
          <table:table-cell office:value-type="float" office:value="14807" table:style-name="ce27">
            <text:p>14,807</text:p>
          </table:table-cell>
          <table:table-cell office:value-type="float" office:value="64547" table:style-name="ce28">
            <text:p>64,547</text:p>
          </table:table-cell>
          <table:table-cell office:value-type="float" office:value="13860" table:style-name="ce28">
            <text:p>13,860</text:p>
          </table:table-cell>
          <table:table-cell office:value-type="float" office:value="13589" table:style-name="ce28">
            <text:p>13,589</text:p>
          </table:table-cell>
          <table:table-cell office:value-type="float" office:value="12777" table:style-name="ce28">
            <text:p>12,777</text:p>
          </table:table-cell>
          <table:table-cell office:value-type="float" office:value="12077" table:style-name="ce28">
            <text:p>12,077</text:p>
          </table:table-cell>
          <table:table-cell office:value-type="float" office:value="12244" table:style-name="ce27">
            <text:p>12,244</text:p>
          </table:table-cell>
          <table:table-cell office:value-type="float" office:value="39099" table:style-name="ce28">
            <text:p>39,099</text:p>
          </table:table-cell>
          <table:table-cell office:value-type="float" office:value="10104" table:style-name="ce28">
            <text:p>10,104</text:p>
          </table:table-cell>
          <table:table-cell office:value-type="float" office:value="8981" table:style-name="ce28">
            <text:p>8,981</text:p>
          </table:table-cell>
          <table:table-cell office:value-type="float" office:value="7876" table:style-name="ce28">
            <text:p>7,876</text:p>
          </table:table-cell>
          <table:table-cell office:value-type="float" office:value="6578" table:style-name="ce28">
            <text:p>6,578</text:p>
          </table:table-cell>
          <table:table-cell office:value-type="float" office:value="5560" table:style-name="ce27">
            <text:p>5,560</text:p>
          </table:table-cell>
          <table:table-cell office:value-type="float" office:value="23777" table:style-name="ce28">
            <text:p>23,777</text:p>
          </table:table-cell>
          <table:table-cell office:value-type="float" office:value="4399" table:style-name="ce28">
            <text:p>4,399</text:p>
          </table:table-cell>
          <table:table-cell office:value-type="float" office:value="5069" table:style-name="ce28">
            <text:p>5,069</text:p>
          </table:table-cell>
          <table:table-cell office:value-type="float" office:value="4972" table:style-name="ce28">
            <text:p>4,972</text:p>
          </table:table-cell>
          <table:table-cell office:value-type="float" office:value="4882" table:style-name="ce28">
            <text:p>4,882</text:p>
          </table:table-cell>
          <table:table-cell office:value-type="float" office:value="4455" table:style-name="ce27">
            <text:p>4,455</text:p>
          </table:table-cell>
          <table:table-cell office:value-type="float" office:value="17817" table:style-name="ce28">
            <text:p>17,817</text:p>
          </table:table-cell>
          <table:table-cell office:value-type="float" office:value="4305" table:style-name="ce28">
            <text:p>4,305</text:p>
          </table:table-cell>
          <table:table-cell office:value-type="float" office:value="3921" table:style-name="ce28">
            <text:p>3,921</text:p>
          </table:table-cell>
          <table:table-cell office:value-type="float" office:value="3521" table:style-name="ce28">
            <text:p>3,521</text:p>
          </table:table-cell>
          <table:table-cell office:value-type="float" office:value="3310" table:style-name="ce28">
            <text:p>3,310</text:p>
          </table:table-cell>
          <table:table-cell office:value-type="float" office:value="2760" table:style-name="ce27">
            <text:p>2,760</text:p>
          </table:table-cell>
          <table:table-cell office:value-type="float" office:value="9495" table:style-name="ce28">
            <text:p>9,495</text:p>
          </table:table-cell>
          <table:table-cell office:value-type="float" office:value="2537" table:style-name="ce28">
            <text:p>2,537</text:p>
          </table:table-cell>
          <table:table-cell office:value-type="float" office:value="2181" table:style-name="ce28">
            <text:p>2,181</text:p>
          </table:table-cell>
          <table:table-cell office:value-type="float" office:value="1795" table:style-name="ce28">
            <text:p>1,795</text:p>
          </table:table-cell>
          <table:table-cell office:value-type="float" office:value="1606" table:style-name="ce28">
            <text:p>1,606</text:p>
          </table:table-cell>
          <table:table-cell office:value-type="float" office:value="1376" table:style-name="ce27">
            <text:p>1,376</text:p>
          </table:table-cell>
          <table:table-cell office:value-type="float" office:value="4175" table:style-name="ce28">
            <text:p>4,175</text:p>
          </table:table-cell>
          <table:table-cell office:value-type="float" office:value="1185" table:style-name="ce28">
            <text:p>1,185</text:p>
          </table:table-cell>
          <table:table-cell office:value-type="float" office:value="1007" table:style-name="ce28">
            <text:p>1,007</text:p>
          </table:table-cell>
          <table:table-cell office:value-type="float" office:value="831" table:style-name="ce28">
            <text:p>831</text:p>
          </table:table-cell>
          <table:table-cell office:value-type="float" office:value="635" table:style-name="ce28">
            <text:p>635</text:p>
          </table:table-cell>
          <table:table-cell office:value-type="float" office:value="517" table:style-name="ce27">
            <text:p>517</text:p>
          </table:table-cell>
          <table:table-cell office:value-type="float" office:value="1094" table:style-name="ce28">
            <text:p>1,094</text:p>
          </table:table-cell>
          <table:table-cell office:value-type="float" office:value="397" table:style-name="ce28">
            <text:p>397</text:p>
          </table:table-cell>
          <table:table-cell office:value-type="float" office:value="271" table:style-name="ce28">
            <text:p>271</text:p>
          </table:table-cell>
          <table:table-cell office:value-type="float" office:value="198" table:style-name="ce28">
            <text:p>198</text:p>
          </table:table-cell>
          <table:table-cell office:value-type="float" office:value="147" table:style-name="ce28">
            <text:p>147</text:p>
          </table:table-cell>
          <table:table-cell office:value-type="float" office:value="81" table:style-name="ce27">
            <text:p>81</text:p>
          </table:table-cell>
          <table:table-cell office:value-type="float" office:value="170" table:style-name="ce28">
            <text:p>170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19">
            <text:p>計</text:p>
          </table:table-cell>
          <table:table-cell office:value-type="float" office:value="2821464" table:style-name="ce24">
            <text:p>2,821,464</text:p>
          </table:table-cell>
          <table:table-cell office:value-type="float" office:value="121587" table:style-name="ce24">
            <text:p>121,587</text:p>
          </table:table-cell>
          <table:table-cell office:value-type="float" office:value="18463" table:style-name="ce24">
            <text:p>18,463</text:p>
          </table:table-cell>
          <table:table-cell office:value-type="float" office:value="22291" table:style-name="ce24">
            <text:p>22,291</text:p>
          </table:table-cell>
          <table:table-cell office:value-type="float" office:value="24543" table:style-name="ce24">
            <text:p>24,543</text:p>
          </table:table-cell>
          <table:table-cell office:value-type="float" office:value="27020" table:style-name="ce24">
            <text:p>27,020</text:p>
          </table:table-cell>
          <table:table-cell office:value-type="float" office:value="29270" table:style-name="ce24">
            <text:p>29,270</text:p>
          </table:table-cell>
          <table:table-cell office:value-type="float" office:value="144397" table:style-name="ce24">
            <text:p>144,397</text:p>
          </table:table-cell>
          <table:table-cell office:value-type="float" office:value="29631" table:style-name="ce24">
            <text:p>29,631</text:p>
          </table:table-cell>
          <table:table-cell office:value-type="float" office:value="29493" table:style-name="ce24">
            <text:p>29,493</text:p>
          </table:table-cell>
          <table:table-cell office:value-type="float" office:value="26164" table:style-name="ce24">
            <text:p>26,164</text:p>
          </table:table-cell>
          <table:table-cell office:value-type="float" office:value="31730" table:style-name="ce24">
            <text:p>31,730</text:p>
          </table:table-cell>
          <table:table-cell office:value-type="float" office:value="27379" table:style-name="ce20">
            <text:p>27,379</text:p>
          </table:table-cell>
          <table:table-cell office:value-type="float" office:value="127351" table:style-name="ce24">
            <text:p>127,351</text:p>
          </table:table-cell>
          <table:table-cell office:value-type="float" office:value="22356" table:style-name="ce24">
            <text:p>22,356</text:p>
          </table:table-cell>
          <table:table-cell office:value-type="float" office:value="25186" table:style-name="ce24">
            <text:p>25,186</text:p>
          </table:table-cell>
          <table:table-cell office:value-type="float" office:value="25683" table:style-name="ce24">
            <text:p>25,683</text:p>
          </table:table-cell>
          <table:table-cell office:value-type="float" office:value="27358" table:style-name="ce24">
            <text:p>27,358</text:p>
          </table:table-cell>
          <table:table-cell office:value-type="float" office:value="26768" table:style-name="ce20">
            <text:p>26,768</text:p>
          </table:table-cell>
          <table:table-cell office:value-type="float" office:value="146539" table:style-name="ce24">
            <text:p>146,539</text:p>
          </table:table-cell>
          <table:table-cell office:value-type="float" office:value="26776" table:style-name="ce24">
            <text:p>26,776</text:p>
          </table:table-cell>
          <table:table-cell office:value-type="float" office:value="28078" table:style-name="ce24">
            <text:p>28,078</text:p>
          </table:table-cell>
          <table:table-cell office:value-type="float" office:value="28378" table:style-name="ce24">
            <text:p>28,378</text:p>
          </table:table-cell>
          <table:table-cell office:value-type="float" office:value="31002" table:style-name="ce24">
            <text:p>31,002</text:p>
          </table:table-cell>
          <table:table-cell office:value-type="float" office:value="32305" table:style-name="ce20">
            <text:p>32,305</text:p>
          </table:table-cell>
          <table:table-cell office:value-type="float" office:value="190927" table:style-name="ce24">
            <text:p>190,927</text:p>
          </table:table-cell>
          <table:table-cell office:value-type="float" office:value="38496" table:style-name="ce24">
            <text:p>38,496</text:p>
          </table:table-cell>
          <table:table-cell office:value-type="float" office:value="36561" table:style-name="ce24">
            <text:p>36,561</text:p>
          </table:table-cell>
          <table:table-cell office:value-type="float" office:value="33754" table:style-name="ce24">
            <text:p>33,754</text:p>
          </table:table-cell>
          <table:table-cell office:value-type="float" office:value="40579" table:style-name="ce24">
            <text:p>40,579</text:p>
          </table:table-cell>
          <table:table-cell office:value-type="float" office:value="41537" table:style-name="ce20">
            <text:p>41,537</text:p>
          </table:table-cell>
          <table:table-cell office:value-type="float" office:value="202714" table:style-name="ce24">
            <text:p>202,714</text:p>
          </table:table-cell>
          <table:table-cell office:value-type="float" office:value="40866" table:style-name="ce24">
            <text:p>40,866</text:p>
          </table:table-cell>
          <table:table-cell office:value-type="float" office:value="40696" table:style-name="ce24">
            <text:p>40,696</text:p>
          </table:table-cell>
          <table:table-cell office:value-type="float" office:value="40736" table:style-name="ce24">
            <text:p>40,736</text:p>
          </table:table-cell>
          <table:table-cell office:value-type="float" office:value="40508" table:style-name="ce24">
            <text:p>40,508</text:p>
          </table:table-cell>
          <table:table-cell office:value-type="float" office:value="39908" table:style-name="ce20">
            <text:p>39,908</text:p>
          </table:table-cell>
          <table:table-cell office:value-type="float" office:value="201116" table:style-name="ce24">
            <text:p>201,116</text:p>
          </table:table-cell>
          <table:table-cell office:value-type="float" office:value="41926" table:style-name="ce24">
            <text:p>41,926</text:p>
          </table:table-cell>
          <table:table-cell office:value-type="float" office:value="39652" table:style-name="ce24">
            <text:p>39,652</text:p>
          </table:table-cell>
          <table:table-cell office:value-type="float" office:value="42899" table:style-name="ce24">
            <text:p>42,899</text:p>
          </table:table-cell>
          <table:table-cell office:value-type="float" office:value="38807" table:style-name="ce24">
            <text:p>38,807</text:p>
          </table:table-cell>
          <table:table-cell office:value-type="float" office:value="37832" table:style-name="ce20">
            <text:p>37,832</text:p>
          </table:table-cell>
          <table:table-cell office:value-type="float" office:value="235952" table:style-name="ce24">
            <text:p>235,952</text:p>
          </table:table-cell>
          <table:table-cell office:value-type="float" office:value="42680" table:style-name="ce24">
            <text:p>42,680</text:p>
          </table:table-cell>
          <table:table-cell office:value-type="float" office:value="46238" table:style-name="ce24">
            <text:p>46,238</text:p>
          </table:table-cell>
          <table:table-cell office:value-type="float" office:value="46570" table:style-name="ce24">
            <text:p>46,570</text:p>
          </table:table-cell>
          <table:table-cell office:value-type="float" office:value="49619" table:style-name="ce24">
            <text:p>49,619</text:p>
          </table:table-cell>
          <table:table-cell office:value-type="float" office:value="50845" table:style-name="ce20">
            <text:p>50,845</text:p>
          </table:table-cell>
          <table:table-cell office:value-type="float" office:value="246386" table:style-name="ce24">
            <text:p>246,386</text:p>
          </table:table-cell>
          <table:table-cell office:value-type="float" office:value="50290" table:style-name="ce24">
            <text:p>50,290</text:p>
          </table:table-cell>
          <table:table-cell office:value-type="float" office:value="50881" table:style-name="ce24">
            <text:p>50,881</text:p>
          </table:table-cell>
          <table:table-cell office:value-type="float" office:value="49484" table:style-name="ce24">
            <text:p>49,484</text:p>
          </table:table-cell>
          <table:table-cell office:value-type="float" office:value="46246" table:style-name="ce24">
            <text:p>46,246</text:p>
          </table:table-cell>
          <table:table-cell office:value-type="float" office:value="49485" table:style-name="ce20">
            <text:p>49,485</text:p>
          </table:table-cell>
          <table:table-cell office:value-type="float" office:value="208452" table:style-name="ce24">
            <text:p>208,452</text:p>
          </table:table-cell>
          <table:table-cell office:value-type="float" office:value="43244" table:style-name="ce24">
            <text:p>43,244</text:p>
          </table:table-cell>
          <table:table-cell office:value-type="float" office:value="40889" table:style-name="ce24">
            <text:p>40,889</text:p>
          </table:table-cell>
          <table:table-cell office:value-type="float" office:value="41258" table:style-name="ce24">
            <text:p>41,258</text:p>
          </table:table-cell>
          <table:table-cell office:value-type="float" office:value="41291" table:style-name="ce24">
            <text:p>41,291</text:p>
          </table:table-cell>
          <table:table-cell office:value-type="float" office:value="41770" table:style-name="ce20">
            <text:p>41,770</text:p>
          </table:table-cell>
          <table:table-cell office:value-type="float" office:value="212929" table:style-name="ce24">
            <text:p>212,929</text:p>
          </table:table-cell>
          <table:table-cell office:value-type="float" office:value="42913" table:style-name="ce24">
            <text:p>42,913</text:p>
          </table:table-cell>
          <table:table-cell office:value-type="float" office:value="43320" table:style-name="ce24">
            <text:p>43,320</text:p>
          </table:table-cell>
          <table:table-cell office:value-type="float" office:value="42875" table:style-name="ce24">
            <text:p>42,875</text:p>
          </table:table-cell>
          <table:table-cell office:value-type="float" office:value="41797" table:style-name="ce24">
            <text:p>41,797</text:p>
          </table:table-cell>
          <table:table-cell office:value-type="float" office:value="42024" table:style-name="ce20">
            <text:p>42,024</text:p>
          </table:table-cell>
          <table:table-cell office:value-type="float" office:value="209501" table:style-name="ce24">
            <text:p>209,501</text:p>
          </table:table-cell>
          <table:table-cell office:value-type="float" office:value="41897" table:style-name="ce24">
            <text:p>41,897</text:p>
          </table:table-cell>
          <table:table-cell office:value-type="float" office:value="42797" table:style-name="ce24">
            <text:p>42,797</text:p>
          </table:table-cell>
          <table:table-cell office:value-type="float" office:value="42248" table:style-name="ce24">
            <text:p>42,248</text:p>
          </table:table-cell>
          <table:table-cell office:value-type="float" office:value="41903" table:style-name="ce24">
            <text:p>41,903</text:p>
          </table:table-cell>
          <table:table-cell office:value-type="float" office:value="40656" table:style-name="ce20">
            <text:p>40,656</text:p>
          </table:table-cell>
          <table:table-cell office:value-type="float" office:value="185271" table:style-name="ce24">
            <text:p>185,271</text:p>
          </table:table-cell>
          <table:table-cell office:value-type="float" office:value="39259" table:style-name="ce24">
            <text:p>39,259</text:p>
          </table:table-cell>
          <table:table-cell office:value-type="float" office:value="38696" table:style-name="ce24">
            <text:p>38,696</text:p>
          </table:table-cell>
          <table:table-cell office:value-type="float" office:value="37748" table:style-name="ce24">
            <text:p>37,748</text:p>
          </table:table-cell>
          <table:table-cell office:value-type="float" office:value="33788" table:style-name="ce24">
            <text:p>33,788</text:p>
          </table:table-cell>
          <table:table-cell office:value-type="float" office:value="35780" table:style-name="ce20">
            <text:p>35,780</text:p>
          </table:table-cell>
          <table:table-cell office:value-type="float" office:value="156270" table:style-name="ce24">
            <text:p>156,270</text:p>
          </table:table-cell>
          <table:table-cell office:value-type="float" office:value="33943" table:style-name="ce24">
            <text:p>33,943</text:p>
          </table:table-cell>
          <table:table-cell office:value-type="float" office:value="33045" table:style-name="ce24">
            <text:p>33,045</text:p>
          </table:table-cell>
          <table:table-cell office:value-type="float" office:value="31148" table:style-name="ce24">
            <text:p>31,148</text:p>
          </table:table-cell>
          <table:table-cell office:value-type="float" office:value="29038" table:style-name="ce24">
            <text:p>29,038</text:p>
          </table:table-cell>
          <table:table-cell office:value-type="float" office:value="29096" table:style-name="ce20">
            <text:p>29,096</text:p>
          </table:table-cell>
          <table:table-cell office:value-type="float" office:value="95776" table:style-name="ce24">
            <text:p>95,776</text:p>
          </table:table-cell>
          <table:table-cell office:value-type="float" office:value="25379" table:style-name="ce24">
            <text:p>25,379</text:p>
          </table:table-cell>
          <table:table-cell office:value-type="float" office:value="21695" table:style-name="ce24">
            <text:p>21,695</text:p>
          </table:table-cell>
          <table:table-cell office:value-type="float" office:value="18916" table:style-name="ce24">
            <text:p>18,916</text:p>
          </table:table-cell>
          <table:table-cell office:value-type="float" office:value="16427" table:style-name="ce24">
            <text:p>16,427</text:p>
          </table:table-cell>
          <table:table-cell office:value-type="float" office:value="13359" table:style-name="ce20">
            <text:p>13,359</text:p>
          </table:table-cell>
          <table:table-cell office:value-type="float" office:value="57158" table:style-name="ce24">
            <text:p>57,158</text:p>
          </table:table-cell>
          <table:table-cell office:value-type="float" office:value="10742" table:style-name="ce24">
            <text:p>10,742</text:p>
          </table:table-cell>
          <table:table-cell office:value-type="float" office:value="12160" table:style-name="ce24">
            <text:p>12,160</text:p>
          </table:table-cell>
          <table:table-cell office:value-type="float" office:value="11824" table:style-name="ce24">
            <text:p>11,824</text:p>
          </table:table-cell>
          <table:table-cell office:value-type="float" office:value="11514" table:style-name="ce24">
            <text:p>11,514</text:p>
          </table:table-cell>
          <table:table-cell office:value-type="float" office:value="10918" table:style-name="ce20">
            <text:p>10,918</text:p>
          </table:table-cell>
          <table:table-cell office:value-type="float" office:value="42776" table:style-name="ce24">
            <text:p>42,776</text:p>
          </table:table-cell>
          <table:table-cell office:value-type="float" office:value="10463" table:style-name="ce24">
            <text:p>10,463</text:p>
          </table:table-cell>
          <table:table-cell office:value-type="float" office:value="9675" table:style-name="ce24">
            <text:p>9,675</text:p>
          </table:table-cell>
          <table:table-cell office:value-type="float" office:value="8276" table:style-name="ce24">
            <text:p>8,276</text:p>
          </table:table-cell>
          <table:table-cell office:value-type="float" office:value="7530" table:style-name="ce24">
            <text:p>7,530</text:p>
          </table:table-cell>
          <table:table-cell office:value-type="float" office:value="6832" table:style-name="ce20">
            <text:p>6,832</text:p>
          </table:table-cell>
          <table:table-cell office:value-type="float" office:value="23058" table:style-name="ce24">
            <text:p>23,058</text:p>
          </table:table-cell>
          <table:table-cell office:value-type="float" office:value="5859" table:style-name="ce24">
            <text:p>5,859</text:p>
          </table:table-cell>
          <table:table-cell office:value-type="float" office:value="5074" table:style-name="ce24">
            <text:p>5,074</text:p>
          </table:table-cell>
          <table:table-cell office:value-type="float" office:value="4515" table:style-name="ce24">
            <text:p>4,515</text:p>
          </table:table-cell>
          <table:table-cell office:value-type="float" office:value="4102" table:style-name="ce24">
            <text:p>4,102</text:p>
          </table:table-cell>
          <table:table-cell office:value-type="float" office:value="3508" table:style-name="ce20">
            <text:p>3,508</text:p>
          </table:table-cell>
          <table:table-cell office:value-type="float" office:value="10515" table:style-name="ce24">
            <text:p>10,515</text:p>
          </table:table-cell>
          <table:table-cell office:value-type="float" office:value="3000" table:style-name="ce24">
            <text:p>3,000</text:p>
          </table:table-cell>
          <table:table-cell office:value-type="float" office:value="2557" table:style-name="ce24">
            <text:p>2,557</text:p>
          </table:table-cell>
          <table:table-cell office:value-type="float" office:value="2053" table:style-name="ce24">
            <text:p>2,053</text:p>
          </table:table-cell>
          <table:table-cell office:value-type="float" office:value="1662" table:style-name="ce24">
            <text:p>1,662</text:p>
          </table:table-cell>
          <table:table-cell office:value-type="float" office:value="1243" table:style-name="ce20">
            <text:p>1,243</text:p>
          </table:table-cell>
          <table:table-cell office:value-type="float" office:value="2462" table:style-name="ce24">
            <text:p>2,462</text:p>
          </table:table-cell>
          <table:table-cell office:value-type="float" office:value="897" table:style-name="ce24">
            <text:p>897</text:p>
          </table:table-cell>
          <table:table-cell office:value-type="float" office:value="614" table:style-name="ce24">
            <text:p>614</text:p>
          </table:table-cell>
          <table:table-cell office:value-type="float" office:value="427" table:style-name="ce24">
            <text:p>427</text:p>
          </table:table-cell>
          <table:table-cell office:value-type="float" office:value="306" table:style-name="ce24">
            <text:p>306</text:p>
          </table:table-cell>
          <table:table-cell office:value-type="float" office:value="218" table:style-name="ce20">
            <text:p>218</text:p>
          </table:table-cell>
          <table:table-cell office:value-type="float" office:value="327" table:style-name="ce24">
            <text:p>327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中市</text:p>
          </table:table-cell>
          <table:table-cell office:value-type="string" table:style-name="ce19">
            <text:p>男</text:p>
          </table:table-cell>
          <table:table-cell office:value-type="float" office:value="1385493" table:style-name="ce24">
            <text:p>1,385,493</text:p>
          </table:table-cell>
          <table:table-cell office:value-type="float" office:value="63053" table:style-name="ce24">
            <text:p>63,053</text:p>
          </table:table-cell>
          <table:table-cell office:value-type="float" office:value="9567" table:style-name="ce24">
            <text:p>9,567</text:p>
          </table:table-cell>
          <table:table-cell office:value-type="float" office:value="11577" table:style-name="ce24">
            <text:p>11,577</text:p>
          </table:table-cell>
          <table:table-cell office:value-type="float" office:value="12628" table:style-name="ce24">
            <text:p>12,628</text:p>
          </table:table-cell>
          <table:table-cell office:value-type="float" office:value="14074" table:style-name="ce24">
            <text:p>14,074</text:p>
          </table:table-cell>
          <table:table-cell office:value-type="float" office:value="15207" table:style-name="ce24">
            <text:p>15,207</text:p>
          </table:table-cell>
          <table:table-cell office:value-type="float" office:value="74844" table:style-name="ce24">
            <text:p>74,844</text:p>
          </table:table-cell>
          <table:table-cell office:value-type="float" office:value="15503" table:style-name="ce24">
            <text:p>15,503</text:p>
          </table:table-cell>
          <table:table-cell office:value-type="float" office:value="15299" table:style-name="ce24">
            <text:p>15,299</text:p>
          </table:table-cell>
          <table:table-cell office:value-type="float" office:value="13500" table:style-name="ce24">
            <text:p>13,500</text:p>
          </table:table-cell>
          <table:table-cell office:value-type="float" office:value="16377" table:style-name="ce24">
            <text:p>16,377</text:p>
          </table:table-cell>
          <table:table-cell office:value-type="float" office:value="14165" table:style-name="ce20">
            <text:p>14,165</text:p>
          </table:table-cell>
          <table:table-cell office:value-type="float" office:value="66404" table:style-name="ce24">
            <text:p>66,404</text:p>
          </table:table-cell>
          <table:table-cell office:value-type="float" office:value="11706" table:style-name="ce24">
            <text:p>11,706</text:p>
          </table:table-cell>
          <table:table-cell office:value-type="float" office:value="13187" table:style-name="ce24">
            <text:p>13,187</text:p>
          </table:table-cell>
          <table:table-cell office:value-type="float" office:value="13402" table:style-name="ce24">
            <text:p>13,402</text:p>
          </table:table-cell>
          <table:table-cell office:value-type="float" office:value="14099" table:style-name="ce24">
            <text:p>14,099</text:p>
          </table:table-cell>
          <table:table-cell office:value-type="float" office:value="14010" table:style-name="ce20">
            <text:p>14,010</text:p>
          </table:table-cell>
          <table:table-cell office:value-type="float" office:value="75979" table:style-name="ce24">
            <text:p>75,979</text:p>
          </table:table-cell>
          <table:table-cell office:value-type="float" office:value="13883" table:style-name="ce24">
            <text:p>13,883</text:p>
          </table:table-cell>
          <table:table-cell office:value-type="float" office:value="14481" table:style-name="ce24">
            <text:p>14,481</text:p>
          </table:table-cell>
          <table:table-cell office:value-type="float" office:value="14841" table:style-name="ce24">
            <text:p>14,841</text:p>
          </table:table-cell>
          <table:table-cell office:value-type="float" office:value="16068" table:style-name="ce24">
            <text:p>16,068</text:p>
          </table:table-cell>
          <table:table-cell office:value-type="float" office:value="16706" table:style-name="ce20">
            <text:p>16,706</text:p>
          </table:table-cell>
          <table:table-cell office:value-type="float" office:value="98920" table:style-name="ce24">
            <text:p>98,920</text:p>
          </table:table-cell>
          <table:table-cell office:value-type="float" office:value="19902" table:style-name="ce24">
            <text:p>19,902</text:p>
          </table:table-cell>
          <table:table-cell office:value-type="float" office:value="19003" table:style-name="ce24">
            <text:p>19,003</text:p>
          </table:table-cell>
          <table:table-cell office:value-type="float" office:value="17528" table:style-name="ce24">
            <text:p>17,528</text:p>
          </table:table-cell>
          <table:table-cell office:value-type="float" office:value="21178" table:style-name="ce24">
            <text:p>21,178</text:p>
          </table:table-cell>
          <table:table-cell office:value-type="float" office:value="21309" table:style-name="ce20">
            <text:p>21,309</text:p>
          </table:table-cell>
          <table:table-cell office:value-type="float" office:value="104358" table:style-name="ce24">
            <text:p>104,358</text:p>
          </table:table-cell>
          <table:table-cell office:value-type="float" office:value="21113" table:style-name="ce24">
            <text:p>21,113</text:p>
          </table:table-cell>
          <table:table-cell office:value-type="float" office:value="20969" table:style-name="ce24">
            <text:p>20,969</text:p>
          </table:table-cell>
          <table:table-cell office:value-type="float" office:value="20860" table:style-name="ce24">
            <text:p>20,860</text:p>
          </table:table-cell>
          <table:table-cell office:value-type="float" office:value="20876" table:style-name="ce24">
            <text:p>20,876</text:p>
          </table:table-cell>
          <table:table-cell office:value-type="float" office:value="20540" table:style-name="ce20">
            <text:p>20,540</text:p>
          </table:table-cell>
          <table:table-cell office:value-type="float" office:value="101938" table:style-name="ce24">
            <text:p>101,938</text:p>
          </table:table-cell>
          <table:table-cell office:value-type="float" office:value="21342" table:style-name="ce24">
            <text:p>21,342</text:p>
          </table:table-cell>
          <table:table-cell office:value-type="float" office:value="20149" table:style-name="ce24">
            <text:p>20,149</text:p>
          </table:table-cell>
          <table:table-cell office:value-type="float" office:value="21985" table:style-name="ce24">
            <text:p>21,985</text:p>
          </table:table-cell>
          <table:table-cell office:value-type="float" office:value="19584" table:style-name="ce24">
            <text:p>19,584</text:p>
          </table:table-cell>
          <table:table-cell office:value-type="float" office:value="18878" table:style-name="ce20">
            <text:p>18,878</text:p>
          </table:table-cell>
          <table:table-cell office:value-type="float" office:value="115981" table:style-name="ce24">
            <text:p>115,981</text:p>
          </table:table-cell>
          <table:table-cell office:value-type="float" office:value="21112" table:style-name="ce24">
            <text:p>21,112</text:p>
          </table:table-cell>
          <table:table-cell office:value-type="float" office:value="22783" table:style-name="ce24">
            <text:p>22,783</text:p>
          </table:table-cell>
          <table:table-cell office:value-type="float" office:value="22861" table:style-name="ce24">
            <text:p>22,861</text:p>
          </table:table-cell>
          <table:table-cell office:value-type="float" office:value="24241" table:style-name="ce24">
            <text:p>24,241</text:p>
          </table:table-cell>
          <table:table-cell office:value-type="float" office:value="24984" table:style-name="ce20">
            <text:p>24,984</text:p>
          </table:table-cell>
          <table:table-cell office:value-type="float" office:value="119670" table:style-name="ce24">
            <text:p>119,670</text:p>
          </table:table-cell>
          <table:table-cell office:value-type="float" office:value="24412" table:style-name="ce24">
            <text:p>24,412</text:p>
          </table:table-cell>
          <table:table-cell office:value-type="float" office:value="24978" table:style-name="ce24">
            <text:p>24,978</text:p>
          </table:table-cell>
          <table:table-cell office:value-type="float" office:value="24092" table:style-name="ce24">
            <text:p>24,092</text:p>
          </table:table-cell>
          <table:table-cell office:value-type="float" office:value="22422" table:style-name="ce24">
            <text:p>22,422</text:p>
          </table:table-cell>
          <table:table-cell office:value-type="float" office:value="23766" table:style-name="ce20">
            <text:p>23,766</text:p>
          </table:table-cell>
          <table:table-cell office:value-type="float" office:value="99043" table:style-name="ce24">
            <text:p>99,043</text:p>
          </table:table-cell>
          <table:table-cell office:value-type="float" office:value="20701" table:style-name="ce24">
            <text:p>20,701</text:p>
          </table:table-cell>
          <table:table-cell office:value-type="float" office:value="19570" table:style-name="ce24">
            <text:p>19,570</text:p>
          </table:table-cell>
          <table:table-cell office:value-type="float" office:value="19631" table:style-name="ce24">
            <text:p>19,631</text:p>
          </table:table-cell>
          <table:table-cell office:value-type="float" office:value="19409" table:style-name="ce24">
            <text:p>19,409</text:p>
          </table:table-cell>
          <table:table-cell office:value-type="float" office:value="19732" table:style-name="ce20">
            <text:p>19,732</text:p>
          </table:table-cell>
          <table:table-cell office:value-type="float" office:value="100993" table:style-name="ce24">
            <text:p>100,993</text:p>
          </table:table-cell>
          <table:table-cell office:value-type="float" office:value="20299" table:style-name="ce24">
            <text:p>20,299</text:p>
          </table:table-cell>
          <table:table-cell office:value-type="float" office:value="20636" table:style-name="ce24">
            <text:p>20,636</text:p>
          </table:table-cell>
          <table:table-cell office:value-type="float" office:value="20406" table:style-name="ce24">
            <text:p>20,406</text:p>
          </table:table-cell>
          <table:table-cell office:value-type="float" office:value="19814" table:style-name="ce24">
            <text:p>19,814</text:p>
          </table:table-cell>
          <table:table-cell office:value-type="float" office:value="19838" table:style-name="ce20">
            <text:p>19,838</text:p>
          </table:table-cell>
          <table:table-cell office:value-type="float" office:value="99402" table:style-name="ce24">
            <text:p>99,402</text:p>
          </table:table-cell>
          <table:table-cell office:value-type="float" office:value="19937" table:style-name="ce24">
            <text:p>19,937</text:p>
          </table:table-cell>
          <table:table-cell office:value-type="float" office:value="20181" table:style-name="ce24">
            <text:p>20,181</text:p>
          </table:table-cell>
          <table:table-cell office:value-type="float" office:value="19999" table:style-name="ce24">
            <text:p>19,999</text:p>
          </table:table-cell>
          <table:table-cell office:value-type="float" office:value="19962" table:style-name="ce24">
            <text:p>19,962</text:p>
          </table:table-cell>
          <table:table-cell office:value-type="float" office:value="19323" table:style-name="ce20">
            <text:p>19,323</text:p>
          </table:table-cell>
          <table:table-cell office:value-type="float" office:value="87996" table:style-name="ce24">
            <text:p>87,996</text:p>
          </table:table-cell>
          <table:table-cell office:value-type="float" office:value="18833" table:style-name="ce24">
            <text:p>18,833</text:p>
          </table:table-cell>
          <table:table-cell office:value-type="float" office:value="18253" table:style-name="ce24">
            <text:p>18,253</text:p>
          </table:table-cell>
          <table:table-cell office:value-type="float" office:value="17879" table:style-name="ce24">
            <text:p>17,879</text:p>
          </table:table-cell>
          <table:table-cell office:value-type="float" office:value="16040" table:style-name="ce24">
            <text:p>16,040</text:p>
          </table:table-cell>
          <table:table-cell office:value-type="float" office:value="16991" table:style-name="ce20">
            <text:p>16,991</text:p>
          </table:table-cell>
          <table:table-cell office:value-type="float" office:value="73489" table:style-name="ce24">
            <text:p>73,489</text:p>
          </table:table-cell>
          <table:table-cell office:value-type="float" office:value="16060" table:style-name="ce24">
            <text:p>16,060</text:p>
          </table:table-cell>
          <table:table-cell office:value-type="float" office:value="15545" table:style-name="ce24">
            <text:p>15,545</text:p>
          </table:table-cell>
          <table:table-cell office:value-type="float" office:value="14624" table:style-name="ce24">
            <text:p>14,624</text:p>
          </table:table-cell>
          <table:table-cell office:value-type="float" office:value="13751" table:style-name="ce24">
            <text:p>13,751</text:p>
          </table:table-cell>
          <table:table-cell office:value-type="float" office:value="13509" table:style-name="ce20">
            <text:p>13,509</text:p>
          </table:table-cell>
          <table:table-cell office:value-type="float" office:value="44721" table:style-name="ce24">
            <text:p>44,721</text:p>
          </table:table-cell>
          <table:table-cell office:value-type="float" office:value="12018" table:style-name="ce24">
            <text:p>12,018</text:p>
          </table:table-cell>
          <table:table-cell office:value-type="float" office:value="10187" table:style-name="ce24">
            <text:p>10,187</text:p>
          </table:table-cell>
          <table:table-cell office:value-type="float" office:value="8886" table:style-name="ce24">
            <text:p>8,886</text:p>
          </table:table-cell>
          <table:table-cell office:value-type="float" office:value="7628" table:style-name="ce24">
            <text:p>7,628</text:p>
          </table:table-cell>
          <table:table-cell office:value-type="float" office:value="6002" table:style-name="ce20">
            <text:p>6,002</text:p>
          </table:table-cell>
          <table:table-cell office:value-type="float" office:value="25206" table:style-name="ce24">
            <text:p>25,206</text:p>
          </table:table-cell>
          <table:table-cell office:value-type="float" office:value="4841" table:style-name="ce24">
            <text:p>4,841</text:p>
          </table:table-cell>
          <table:table-cell office:value-type="float" office:value="5395" table:style-name="ce24">
            <text:p>5,395</text:p>
          </table:table-cell>
          <table:table-cell office:value-type="float" office:value="5214" table:style-name="ce24">
            <text:p>5,214</text:p>
          </table:table-cell>
          <table:table-cell office:value-type="float" office:value="5050" table:style-name="ce24">
            <text:p>5,050</text:p>
          </table:table-cell>
          <table:table-cell office:value-type="float" office:value="4706" table:style-name="ce20">
            <text:p>4,706</text:p>
          </table:table-cell>
          <table:table-cell office:value-type="float" office:value="17851" table:style-name="ce24">
            <text:p>17,851</text:p>
          </table:table-cell>
          <table:table-cell office:value-type="float" office:value="4452" table:style-name="ce24">
            <text:p>4,452</text:p>
          </table:table-cell>
          <table:table-cell office:value-type="float" office:value="4093" table:style-name="ce24">
            <text:p>4,093</text:p>
          </table:table-cell>
          <table:table-cell office:value-type="float" office:value="3409" table:style-name="ce24">
            <text:p>3,409</text:p>
          </table:table-cell>
          <table:table-cell office:value-type="float" office:value="3088" table:style-name="ce24">
            <text:p>3,088</text:p>
          </table:table-cell>
          <table:table-cell office:value-type="float" office:value="2809" table:style-name="ce20">
            <text:p>2,809</text:p>
          </table:table-cell>
          <table:table-cell office:value-type="float" office:value="9387" table:style-name="ce24">
            <text:p>9,387</text:p>
          </table:table-cell>
          <table:table-cell office:value-type="float" office:value="2275" table:style-name="ce24">
            <text:p>2,275</text:p>
          </table:table-cell>
          <table:table-cell office:value-type="float" office:value="2047" table:style-name="ce24">
            <text:p>2,047</text:p>
          </table:table-cell>
          <table:table-cell office:value-type="float" office:value="1811" table:style-name="ce24">
            <text:p>1,811</text:p>
          </table:table-cell>
          <table:table-cell office:value-type="float" office:value="1721" table:style-name="ce24">
            <text:p>1,721</text:p>
          </table:table-cell>
          <table:table-cell office:value-type="float" office:value="1533" table:style-name="ce20">
            <text:p>1,533</text:p>
          </table:table-cell>
          <table:table-cell office:value-type="float" office:value="4964" table:style-name="ce24">
            <text:p>4,964</text:p>
          </table:table-cell>
          <table:table-cell office:value-type="float" office:value="1412" table:style-name="ce24">
            <text:p>1,412</text:p>
          </table:table-cell>
          <table:table-cell office:value-type="float" office:value="1186" table:style-name="ce24">
            <text:p>1,186</text:p>
          </table:table-cell>
          <table:table-cell office:value-type="float" office:value="992" table:style-name="ce24">
            <text:p>992</text:p>
          </table:table-cell>
          <table:table-cell office:value-type="float" office:value="784" table:style-name="ce24">
            <text:p>784</text:p>
          </table:table-cell>
          <table:table-cell office:value-type="float" office:value="590" table:style-name="ce20">
            <text:p>590</text:p>
          </table:table-cell>
          <table:table-cell office:value-type="float" office:value="1151" table:style-name="ce24">
            <text:p>1,151</text:p>
          </table:table-cell>
          <table:table-cell office:value-type="float" office:value="424" table:style-name="ce24">
            <text:p>424</text:p>
          </table:table-cell>
          <table:table-cell office:value-type="float" office:value="306" table:style-name="ce24">
            <text:p>306</text:p>
          </table:table-cell>
          <table:table-cell office:value-type="float" office:value="201" table:style-name="ce24">
            <text:p>201</text:p>
          </table:table-cell>
          <table:table-cell office:value-type="float" office:value="131" table:style-name="ce24">
            <text:p>131</text:p>
          </table:table-cell>
          <table:table-cell office:value-type="float" office:value="89" table:style-name="ce20">
            <text:p>89</text:p>
          </table:table-cell>
          <table:table-cell office:value-type="float" office:value="143" table:style-name="ce24">
            <text:p>143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435971" table:style-name="ce28">
            <text:p>1,435,971</text:p>
          </table:table-cell>
          <table:table-cell office:value-type="float" office:value="58534" table:style-name="ce27">
            <text:p>58,534</text:p>
          </table:table-cell>
          <table:table-cell office:value-type="float" office:value="8896" table:style-name="ce28">
            <text:p>8,896</text:p>
          </table:table-cell>
          <table:table-cell office:value-type="float" office:value="10714" table:style-name="ce28">
            <text:p>10,714</text:p>
          </table:table-cell>
          <table:table-cell office:value-type="float" office:value="11915" table:style-name="ce28">
            <text:p>11,915</text:p>
          </table:table-cell>
          <table:table-cell office:value-type="float" office:value="12946" table:style-name="ce28">
            <text:p>12,946</text:p>
          </table:table-cell>
          <table:table-cell office:value-type="float" office:value="14063" table:style-name="ce28">
            <text:p>14,063</text:p>
          </table:table-cell>
          <table:table-cell office:value-type="float" office:value="69553" table:style-name="ce28">
            <text:p>69,553</text:p>
          </table:table-cell>
          <table:table-cell office:value-type="float" office:value="14128" table:style-name="ce28">
            <text:p>14,128</text:p>
          </table:table-cell>
          <table:table-cell office:value-type="float" office:value="14194" table:style-name="ce28">
            <text:p>14,194</text:p>
          </table:table-cell>
          <table:table-cell office:value-type="float" office:value="12664" table:style-name="ce28">
            <text:p>12,664</text:p>
          </table:table-cell>
          <table:table-cell office:value-type="float" office:value="15353" table:style-name="ce28">
            <text:p>15,353</text:p>
          </table:table-cell>
          <table:table-cell office:value-type="float" office:value="13214" table:style-name="ce27">
            <text:p>13,214</text:p>
          </table:table-cell>
          <table:table-cell office:value-type="float" office:value="60947" table:style-name="ce28">
            <text:p>60,947</text:p>
          </table:table-cell>
          <table:table-cell office:value-type="float" office:value="10650" table:style-name="ce28">
            <text:p>10,650</text:p>
          </table:table-cell>
          <table:table-cell office:value-type="float" office:value="11999" table:style-name="ce28">
            <text:p>11,999</text:p>
          </table:table-cell>
          <table:table-cell office:value-type="float" office:value="12281" table:style-name="ce28">
            <text:p>12,281</text:p>
          </table:table-cell>
          <table:table-cell office:value-type="float" office:value="13259" table:style-name="ce28">
            <text:p>13,259</text:p>
          </table:table-cell>
          <table:table-cell office:value-type="float" office:value="12758" table:style-name="ce27">
            <text:p>12,758</text:p>
          </table:table-cell>
          <table:table-cell office:value-type="float" office:value="70560" table:style-name="ce28">
            <text:p>70,560</text:p>
          </table:table-cell>
          <table:table-cell office:value-type="float" office:value="12893" table:style-name="ce28">
            <text:p>12,893</text:p>
          </table:table-cell>
          <table:table-cell office:value-type="float" office:value="13597" table:style-name="ce28">
            <text:p>13,597</text:p>
          </table:table-cell>
          <table:table-cell office:value-type="float" office:value="13537" table:style-name="ce28">
            <text:p>13,537</text:p>
          </table:table-cell>
          <table:table-cell office:value-type="float" office:value="14934" table:style-name="ce28">
            <text:p>14,934</text:p>
          </table:table-cell>
          <table:table-cell office:value-type="float" office:value="15599" table:style-name="ce27">
            <text:p>15,599</text:p>
          </table:table-cell>
          <table:table-cell office:value-type="float" office:value="92007" table:style-name="ce28">
            <text:p>92,007</text:p>
          </table:table-cell>
          <table:table-cell office:value-type="float" office:value="18594" table:style-name="ce28">
            <text:p>18,594</text:p>
          </table:table-cell>
          <table:table-cell office:value-type="float" office:value="17558" table:style-name="ce28">
            <text:p>17,558</text:p>
          </table:table-cell>
          <table:table-cell office:value-type="float" office:value="16226" table:style-name="ce28">
            <text:p>16,226</text:p>
          </table:table-cell>
          <table:table-cell office:value-type="float" office:value="19401" table:style-name="ce28">
            <text:p>19,401</text:p>
          </table:table-cell>
          <table:table-cell office:value-type="float" office:value="20228" table:style-name="ce27">
            <text:p>20,228</text:p>
          </table:table-cell>
          <table:table-cell office:value-type="float" office:value="98356" table:style-name="ce28">
            <text:p>98,356</text:p>
          </table:table-cell>
          <table:table-cell office:value-type="float" office:value="19753" table:style-name="ce28">
            <text:p>19,753</text:p>
          </table:table-cell>
          <table:table-cell office:value-type="float" office:value="19727" table:style-name="ce28">
            <text:p>19,727</text:p>
          </table:table-cell>
          <table:table-cell office:value-type="float" office:value="19876" table:style-name="ce28">
            <text:p>19,876</text:p>
          </table:table-cell>
          <table:table-cell office:value-type="float" office:value="19632" table:style-name="ce28">
            <text:p>19,632</text:p>
          </table:table-cell>
          <table:table-cell office:value-type="float" office:value="19368" table:style-name="ce27">
            <text:p>19,368</text:p>
          </table:table-cell>
          <table:table-cell office:value-type="float" office:value="99178" table:style-name="ce28">
            <text:p>99,178</text:p>
          </table:table-cell>
          <table:table-cell office:value-type="float" office:value="20584" table:style-name="ce28">
            <text:p>20,584</text:p>
          </table:table-cell>
          <table:table-cell office:value-type="float" office:value="19503" table:style-name="ce28">
            <text:p>19,503</text:p>
          </table:table-cell>
          <table:table-cell office:value-type="float" office:value="20914" table:style-name="ce28">
            <text:p>20,914</text:p>
          </table:table-cell>
          <table:table-cell office:value-type="float" office:value="19223" table:style-name="ce28">
            <text:p>19,223</text:p>
          </table:table-cell>
          <table:table-cell office:value-type="float" office:value="18954" table:style-name="ce27">
            <text:p>18,954</text:p>
          </table:table-cell>
          <table:table-cell office:value-type="float" office:value="119971" table:style-name="ce28">
            <text:p>119,971</text:p>
          </table:table-cell>
          <table:table-cell office:value-type="float" office:value="21568" table:style-name="ce28">
            <text:p>21,568</text:p>
          </table:table-cell>
          <table:table-cell office:value-type="float" office:value="23455" table:style-name="ce28">
            <text:p>23,455</text:p>
          </table:table-cell>
          <table:table-cell office:value-type="float" office:value="23709" table:style-name="ce28">
            <text:p>23,709</text:p>
          </table:table-cell>
          <table:table-cell office:value-type="float" office:value="25378" table:style-name="ce28">
            <text:p>25,378</text:p>
          </table:table-cell>
          <table:table-cell office:value-type="float" office:value="25861" table:style-name="ce27">
            <text:p>25,861</text:p>
          </table:table-cell>
          <table:table-cell office:value-type="float" office:value="126716" table:style-name="ce28">
            <text:p>126,716</text:p>
          </table:table-cell>
          <table:table-cell office:value-type="float" office:value="25878" table:style-name="ce28">
            <text:p>25,878</text:p>
          </table:table-cell>
          <table:table-cell office:value-type="float" office:value="25903" table:style-name="ce28">
            <text:p>25,903</text:p>
          </table:table-cell>
          <table:table-cell office:value-type="float" office:value="25392" table:style-name="ce28">
            <text:p>25,392</text:p>
          </table:table-cell>
          <table:table-cell office:value-type="float" office:value="23824" table:style-name="ce28">
            <text:p>23,824</text:p>
          </table:table-cell>
          <table:table-cell office:value-type="float" office:value="25719" table:style-name="ce27">
            <text:p>25,719</text:p>
          </table:table-cell>
          <table:table-cell office:value-type="float" office:value="109409" table:style-name="ce28">
            <text:p>109,409</text:p>
          </table:table-cell>
          <table:table-cell office:value-type="float" office:value="22543" table:style-name="ce28">
            <text:p>22,543</text:p>
          </table:table-cell>
          <table:table-cell office:value-type="float" office:value="21319" table:style-name="ce28">
            <text:p>21,319</text:p>
          </table:table-cell>
          <table:table-cell office:value-type="float" office:value="21627" table:style-name="ce28">
            <text:p>21,627</text:p>
          </table:table-cell>
          <table:table-cell office:value-type="float" office:value="21882" table:style-name="ce28">
            <text:p>21,882</text:p>
          </table:table-cell>
          <table:table-cell office:value-type="float" office:value="22038" table:style-name="ce27">
            <text:p>22,038</text:p>
          </table:table-cell>
          <table:table-cell office:value-type="float" office:value="111936" table:style-name="ce28">
            <text:p>111,936</text:p>
          </table:table-cell>
          <table:table-cell office:value-type="float" office:value="22614" table:style-name="ce28">
            <text:p>22,614</text:p>
          </table:table-cell>
          <table:table-cell office:value-type="float" office:value="22684" table:style-name="ce28">
            <text:p>22,684</text:p>
          </table:table-cell>
          <table:table-cell office:value-type="float" office:value="22469" table:style-name="ce28">
            <text:p>22,469</text:p>
          </table:table-cell>
          <table:table-cell office:value-type="float" office:value="21983" table:style-name="ce28">
            <text:p>21,983</text:p>
          </table:table-cell>
          <table:table-cell office:value-type="float" office:value="22186" table:style-name="ce27">
            <text:p>22,186</text:p>
          </table:table-cell>
          <table:table-cell office:value-type="float" office:value="110099" table:style-name="ce28">
            <text:p>110,099</text:p>
          </table:table-cell>
          <table:table-cell office:value-type="float" office:value="21960" table:style-name="ce28">
            <text:p>21,960</text:p>
          </table:table-cell>
          <table:table-cell office:value-type="float" office:value="22616" table:style-name="ce28">
            <text:p>22,616</text:p>
          </table:table-cell>
          <table:table-cell office:value-type="float" office:value="22249" table:style-name="ce28">
            <text:p>22,249</text:p>
          </table:table-cell>
          <table:table-cell office:value-type="float" office:value="21941" table:style-name="ce28">
            <text:p>21,941</text:p>
          </table:table-cell>
          <table:table-cell office:value-type="float" office:value="21333" table:style-name="ce27">
            <text:p>21,333</text:p>
          </table:table-cell>
          <table:table-cell office:value-type="float" office:value="97275" table:style-name="ce28">
            <text:p>97,275</text:p>
          </table:table-cell>
          <table:table-cell office:value-type="float" office:value="20426" table:style-name="ce28">
            <text:p>20,426</text:p>
          </table:table-cell>
          <table:table-cell office:value-type="float" office:value="20443" table:style-name="ce28">
            <text:p>20,443</text:p>
          </table:table-cell>
          <table:table-cell office:value-type="float" office:value="19869" table:style-name="ce28">
            <text:p>19,869</text:p>
          </table:table-cell>
          <table:table-cell office:value-type="float" office:value="17748" table:style-name="ce28">
            <text:p>17,748</text:p>
          </table:table-cell>
          <table:table-cell office:value-type="float" office:value="18789" table:style-name="ce27">
            <text:p>18,789</text:p>
          </table:table-cell>
          <table:table-cell office:value-type="float" office:value="82781" table:style-name="ce28">
            <text:p>82,781</text:p>
          </table:table-cell>
          <table:table-cell office:value-type="float" office:value="17883" table:style-name="ce28">
            <text:p>17,883</text:p>
          </table:table-cell>
          <table:table-cell office:value-type="float" office:value="17500" table:style-name="ce28">
            <text:p>17,500</text:p>
          </table:table-cell>
          <table:table-cell office:value-type="float" office:value="16524" table:style-name="ce28">
            <text:p>16,524</text:p>
          </table:table-cell>
          <table:table-cell office:value-type="float" office:value="15287" table:style-name="ce28">
            <text:p>15,287</text:p>
          </table:table-cell>
          <table:table-cell office:value-type="float" office:value="15587" table:style-name="ce27">
            <text:p>15,587</text:p>
          </table:table-cell>
          <table:table-cell office:value-type="float" office:value="51055" table:style-name="ce28">
            <text:p>51,055</text:p>
          </table:table-cell>
          <table:table-cell office:value-type="float" office:value="13361" table:style-name="ce28">
            <text:p>13,361</text:p>
          </table:table-cell>
          <table:table-cell office:value-type="float" office:value="11508" table:style-name="ce28">
            <text:p>11,508</text:p>
          </table:table-cell>
          <table:table-cell office:value-type="float" office:value="10030" table:style-name="ce28">
            <text:p>10,030</text:p>
          </table:table-cell>
          <table:table-cell office:value-type="float" office:value="8799" table:style-name="ce28">
            <text:p>8,799</text:p>
          </table:table-cell>
          <table:table-cell office:value-type="float" office:value="7357" table:style-name="ce27">
            <text:p>7,357</text:p>
          </table:table-cell>
          <table:table-cell office:value-type="float" office:value="31952" table:style-name="ce28">
            <text:p>31,952</text:p>
          </table:table-cell>
          <table:table-cell office:value-type="float" office:value="5901" table:style-name="ce28">
            <text:p>5,901</text:p>
          </table:table-cell>
          <table:table-cell office:value-type="float" office:value="6765" table:style-name="ce28">
            <text:p>6,765</text:p>
          </table:table-cell>
          <table:table-cell office:value-type="float" office:value="6610" table:style-name="ce28">
            <text:p>6,610</text:p>
          </table:table-cell>
          <table:table-cell office:value-type="float" office:value="6464" table:style-name="ce28">
            <text:p>6,464</text:p>
          </table:table-cell>
          <table:table-cell office:value-type="float" office:value="6212" table:style-name="ce27">
            <text:p>6,212</text:p>
          </table:table-cell>
          <table:table-cell office:value-type="float" office:value="24925" table:style-name="ce28">
            <text:p>24,925</text:p>
          </table:table-cell>
          <table:table-cell office:value-type="float" office:value="6011" table:style-name="ce28">
            <text:p>6,011</text:p>
          </table:table-cell>
          <table:table-cell office:value-type="float" office:value="5582" table:style-name="ce28">
            <text:p>5,582</text:p>
          </table:table-cell>
          <table:table-cell office:value-type="float" office:value="4867" table:style-name="ce28">
            <text:p>4,867</text:p>
          </table:table-cell>
          <table:table-cell office:value-type="float" office:value="4442" table:style-name="ce28">
            <text:p>4,442</text:p>
          </table:table-cell>
          <table:table-cell office:value-type="float" office:value="4023" table:style-name="ce27">
            <text:p>4,023</text:p>
          </table:table-cell>
          <table:table-cell office:value-type="float" office:value="13671" table:style-name="ce28">
            <text:p>13,671</text:p>
          </table:table-cell>
          <table:table-cell office:value-type="float" office:value="3584" table:style-name="ce28">
            <text:p>3,584</text:p>
          </table:table-cell>
          <table:table-cell office:value-type="float" office:value="3027" table:style-name="ce28">
            <text:p>3,027</text:p>
          </table:table-cell>
          <table:table-cell office:value-type="float" office:value="2704" table:style-name="ce28">
            <text:p>2,704</text:p>
          </table:table-cell>
          <table:table-cell office:value-type="float" office:value="2381" table:style-name="ce28">
            <text:p>2,381</text:p>
          </table:table-cell>
          <table:table-cell office:value-type="float" office:value="1975" table:style-name="ce27">
            <text:p>1,975</text:p>
          </table:table-cell>
          <table:table-cell office:value-type="float" office:value="5551" table:style-name="ce28">
            <text:p>5,551</text:p>
          </table:table-cell>
          <table:table-cell office:value-type="float" office:value="1588" table:style-name="ce28">
            <text:p>1,588</text:p>
          </table:table-cell>
          <table:table-cell office:value-type="float" office:value="1371" table:style-name="ce28">
            <text:p>1,371</text:p>
          </table:table-cell>
          <table:table-cell office:value-type="float" office:value="1061" table:style-name="ce28">
            <text:p>1,061</text:p>
          </table:table-cell>
          <table:table-cell office:value-type="float" office:value="878" table:style-name="ce28">
            <text:p>878</text:p>
          </table:table-cell>
          <table:table-cell office:value-type="float" office:value="653" table:style-name="ce27">
            <text:p>653</text:p>
          </table:table-cell>
          <table:table-cell office:value-type="float" office:value="1311" table:style-name="ce28">
            <text:p>1,311</text:p>
          </table:table-cell>
          <table:table-cell office:value-type="float" office:value="473" table:style-name="ce28">
            <text:p>473</text:p>
          </table:table-cell>
          <table:table-cell office:value-type="float" office:value="308" table:style-name="ce28">
            <text:p>308</text:p>
          </table:table-cell>
          <table:table-cell office:value-type="float" office:value="226" table:style-name="ce28">
            <text:p>226</text:p>
          </table:table-cell>
          <table:table-cell office:value-type="float" office:value="175" table:style-name="ce28">
            <text:p>175</text:p>
          </table:table-cell>
          <table:table-cell office:value-type="float" office:value="129" table:style-name="ce27">
            <text:p>129</text:p>
          </table:table-cell>
          <table:table-cell office:value-type="float" office:value="184" table:style-name="ce28">
            <text:p>184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19">
            <text:p>計</text:p>
          </table:table-cell>
          <table:table-cell office:value-type="float" office:value="1873043" table:style-name="ce24">
            <text:p>1,873,043</text:p>
          </table:table-cell>
          <table:table-cell office:value-type="float" office:value="65707" table:style-name="ce24">
            <text:p>65,707</text:p>
          </table:table-cell>
          <table:table-cell office:value-type="float" office:value="9997" table:style-name="ce24">
            <text:p>9,997</text:p>
          </table:table-cell>
          <table:table-cell office:value-type="float" office:value="12207" table:style-name="ce24">
            <text:p>12,207</text:p>
          </table:table-cell>
          <table:table-cell office:value-type="float" office:value="13149" table:style-name="ce24">
            <text:p>13,149</text:p>
          </table:table-cell>
          <table:table-cell office:value-type="float" office:value="14657" table:style-name="ce24">
            <text:p>14,657</text:p>
          </table:table-cell>
          <table:table-cell office:value-type="float" office:value="15697" table:style-name="ce24">
            <text:p>15,697</text:p>
          </table:table-cell>
          <table:table-cell office:value-type="float" office:value="82524" table:style-name="ce24">
            <text:p>82,524</text:p>
          </table:table-cell>
          <table:table-cell office:value-type="float" office:value="16840" table:style-name="ce24">
            <text:p>16,840</text:p>
          </table:table-cell>
          <table:table-cell office:value-type="float" office:value="16511" table:style-name="ce24">
            <text:p>16,511</text:p>
          </table:table-cell>
          <table:table-cell office:value-type="float" office:value="15103" table:style-name="ce24">
            <text:p>15,103</text:p>
          </table:table-cell>
          <table:table-cell office:value-type="float" office:value="18527" table:style-name="ce24">
            <text:p>18,527</text:p>
          </table:table-cell>
          <table:table-cell office:value-type="float" office:value="15543" table:style-name="ce20">
            <text:p>15,543</text:p>
          </table:table-cell>
          <table:table-cell office:value-type="float" office:value="74281" table:style-name="ce24">
            <text:p>74,281</text:p>
          </table:table-cell>
          <table:table-cell office:value-type="float" office:value="12639" table:style-name="ce24">
            <text:p>12,639</text:p>
          </table:table-cell>
          <table:table-cell office:value-type="float" office:value="14862" table:style-name="ce24">
            <text:p>14,862</text:p>
          </table:table-cell>
          <table:table-cell office:value-type="float" office:value="15293" table:style-name="ce24">
            <text:p>15,293</text:p>
          </table:table-cell>
          <table:table-cell office:value-type="float" office:value="15823" table:style-name="ce24">
            <text:p>15,823</text:p>
          </table:table-cell>
          <table:table-cell office:value-type="float" office:value="15664" table:style-name="ce20">
            <text:p>15,664</text:p>
          </table:table-cell>
          <table:table-cell office:value-type="float" office:value="85953" table:style-name="ce24">
            <text:p>85,953</text:p>
          </table:table-cell>
          <table:table-cell office:value-type="float" office:value="15813" table:style-name="ce24">
            <text:p>15,813</text:p>
          </table:table-cell>
          <table:table-cell office:value-type="float" office:value="16278" table:style-name="ce24">
            <text:p>16,278</text:p>
          </table:table-cell>
          <table:table-cell office:value-type="float" office:value="16742" table:style-name="ce24">
            <text:p>16,742</text:p>
          </table:table-cell>
          <table:table-cell office:value-type="float" office:value="18221" table:style-name="ce24">
            <text:p>18,221</text:p>
          </table:table-cell>
          <table:table-cell office:value-type="float" office:value="18899" table:style-name="ce20">
            <text:p>18,899</text:p>
          </table:table-cell>
          <table:table-cell office:value-type="float" office:value="113274" table:style-name="ce24">
            <text:p>113,274</text:p>
          </table:table-cell>
          <table:table-cell office:value-type="float" office:value="22909" table:style-name="ce24">
            <text:p>22,909</text:p>
          </table:table-cell>
          <table:table-cell office:value-type="float" office:value="21675" table:style-name="ce24">
            <text:p>21,675</text:p>
          </table:table-cell>
          <table:table-cell office:value-type="float" office:value="19924" table:style-name="ce24">
            <text:p>19,924</text:p>
          </table:table-cell>
          <table:table-cell office:value-type="float" office:value="24401" table:style-name="ce24">
            <text:p>24,401</text:p>
          </table:table-cell>
          <table:table-cell office:value-type="float" office:value="24365" table:style-name="ce20">
            <text:p>24,365</text:p>
          </table:table-cell>
          <table:table-cell office:value-type="float" office:value="124360" table:style-name="ce24">
            <text:p>124,360</text:p>
          </table:table-cell>
          <table:table-cell office:value-type="float" office:value="25017" table:style-name="ce24">
            <text:p>25,017</text:p>
          </table:table-cell>
          <table:table-cell office:value-type="float" office:value="24815" table:style-name="ce24">
            <text:p>24,815</text:p>
          </table:table-cell>
          <table:table-cell office:value-type="float" office:value="25284" table:style-name="ce24">
            <text:p>25,284</text:p>
          </table:table-cell>
          <table:table-cell office:value-type="float" office:value="24541" table:style-name="ce24">
            <text:p>24,541</text:p>
          </table:table-cell>
          <table:table-cell office:value-type="float" office:value="24703" table:style-name="ce20">
            <text:p>24,703</text:p>
          </table:table-cell>
          <table:table-cell office:value-type="float" office:value="127057" table:style-name="ce24">
            <text:p>127,057</text:p>
          </table:table-cell>
          <table:table-cell office:value-type="float" office:value="26145" table:style-name="ce24">
            <text:p>26,145</text:p>
          </table:table-cell>
          <table:table-cell office:value-type="float" office:value="24617" table:style-name="ce24">
            <text:p>24,617</text:p>
          </table:table-cell>
          <table:table-cell office:value-type="float" office:value="27621" table:style-name="ce24">
            <text:p>27,621</text:p>
          </table:table-cell>
          <table:table-cell office:value-type="float" office:value="24732" table:style-name="ce24">
            <text:p>24,732</text:p>
          </table:table-cell>
          <table:table-cell office:value-type="float" office:value="23942" table:style-name="ce20">
            <text:p>23,942</text:p>
          </table:table-cell>
          <table:table-cell office:value-type="float" office:value="152495" table:style-name="ce24">
            <text:p>152,495</text:p>
          </table:table-cell>
          <table:table-cell office:value-type="float" office:value="27009" table:style-name="ce24">
            <text:p>27,009</text:p>
          </table:table-cell>
          <table:table-cell office:value-type="float" office:value="29845" table:style-name="ce24">
            <text:p>29,845</text:p>
          </table:table-cell>
          <table:table-cell office:value-type="float" office:value="30198" table:style-name="ce24">
            <text:p>30,198</text:p>
          </table:table-cell>
          <table:table-cell office:value-type="float" office:value="32357" table:style-name="ce24">
            <text:p>32,357</text:p>
          </table:table-cell>
          <table:table-cell office:value-type="float" office:value="33086" table:style-name="ce20">
            <text:p>33,086</text:p>
          </table:table-cell>
          <table:table-cell office:value-type="float" office:value="162518" table:style-name="ce24">
            <text:p>162,518</text:p>
          </table:table-cell>
          <table:table-cell office:value-type="float" office:value="32646" table:style-name="ce24">
            <text:p>32,646</text:p>
          </table:table-cell>
          <table:table-cell office:value-type="float" office:value="33507" table:style-name="ce24">
            <text:p>33,507</text:p>
          </table:table-cell>
          <table:table-cell office:value-type="float" office:value="32549" table:style-name="ce24">
            <text:p>32,549</text:p>
          </table:table-cell>
          <table:table-cell office:value-type="float" office:value="30473" table:style-name="ce24">
            <text:p>30,473</text:p>
          </table:table-cell>
          <table:table-cell office:value-type="float" office:value="33343" table:style-name="ce20">
            <text:p>33,343</text:p>
          </table:table-cell>
          <table:table-cell office:value-type="float" office:value="136822" table:style-name="ce24">
            <text:p>136,822</text:p>
          </table:table-cell>
          <table:table-cell office:value-type="float" office:value="28454" table:style-name="ce24">
            <text:p>28,454</text:p>
          </table:table-cell>
          <table:table-cell office:value-type="float" office:value="27456" table:style-name="ce24">
            <text:p>27,456</text:p>
          </table:table-cell>
          <table:table-cell office:value-type="float" office:value="26835" table:style-name="ce24">
            <text:p>26,835</text:p>
          </table:table-cell>
          <table:table-cell office:value-type="float" office:value="26815" table:style-name="ce24">
            <text:p>26,815</text:p>
          </table:table-cell>
          <table:table-cell office:value-type="float" office:value="27262" table:style-name="ce20">
            <text:p>27,262</text:p>
          </table:table-cell>
          <table:table-cell office:value-type="float" office:value="144378" table:style-name="ce24">
            <text:p>144,378</text:p>
          </table:table-cell>
          <table:table-cell office:value-type="float" office:value="28524" table:style-name="ce24">
            <text:p>28,524</text:p>
          </table:table-cell>
          <table:table-cell office:value-type="float" office:value="29092" table:style-name="ce24">
            <text:p>29,092</text:p>
          </table:table-cell>
          <table:table-cell office:value-type="float" office:value="28946" table:style-name="ce24">
            <text:p>28,946</text:p>
          </table:table-cell>
          <table:table-cell office:value-type="float" office:value="28267" table:style-name="ce24">
            <text:p>28,267</text:p>
          </table:table-cell>
          <table:table-cell office:value-type="float" office:value="29549" table:style-name="ce20">
            <text:p>29,549</text:p>
          </table:table-cell>
          <table:table-cell office:value-type="float" office:value="151178" table:style-name="ce24">
            <text:p>151,178</text:p>
          </table:table-cell>
          <table:table-cell office:value-type="float" office:value="29387" table:style-name="ce24">
            <text:p>29,387</text:p>
          </table:table-cell>
          <table:table-cell office:value-type="float" office:value="30270" table:style-name="ce24">
            <text:p>30,270</text:p>
          </table:table-cell>
          <table:table-cell office:value-type="float" office:value="30302" table:style-name="ce24">
            <text:p>30,302</text:p>
          </table:table-cell>
          <table:table-cell office:value-type="float" office:value="30606" table:style-name="ce24">
            <text:p>30,606</text:p>
          </table:table-cell>
          <table:table-cell office:value-type="float" office:value="30613" table:style-name="ce20">
            <text:p>30,613</text:p>
          </table:table-cell>
          <table:table-cell office:value-type="float" office:value="140872" table:style-name="ce24">
            <text:p>140,872</text:p>
          </table:table-cell>
          <table:table-cell office:value-type="float" office:value="29720" table:style-name="ce24">
            <text:p>29,720</text:p>
          </table:table-cell>
          <table:table-cell office:value-type="float" office:value="29032" table:style-name="ce24">
            <text:p>29,032</text:p>
          </table:table-cell>
          <table:table-cell office:value-type="float" office:value="28485" table:style-name="ce24">
            <text:p>28,485</text:p>
          </table:table-cell>
          <table:table-cell office:value-type="float" office:value="25982" table:style-name="ce24">
            <text:p>25,982</text:p>
          </table:table-cell>
          <table:table-cell office:value-type="float" office:value="27653" table:style-name="ce20">
            <text:p>27,653</text:p>
          </table:table-cell>
          <table:table-cell office:value-type="float" office:value="115865" table:style-name="ce24">
            <text:p>115,865</text:p>
          </table:table-cell>
          <table:table-cell office:value-type="float" office:value="25113" table:style-name="ce24">
            <text:p>25,113</text:p>
          </table:table-cell>
          <table:table-cell office:value-type="float" office:value="24148" table:style-name="ce24">
            <text:p>24,148</text:p>
          </table:table-cell>
          <table:table-cell office:value-type="float" office:value="22754" table:style-name="ce24">
            <text:p>22,754</text:p>
          </table:table-cell>
          <table:table-cell office:value-type="float" office:value="21722" table:style-name="ce24">
            <text:p>21,722</text:p>
          </table:table-cell>
          <table:table-cell office:value-type="float" office:value="22128" table:style-name="ce20">
            <text:p>22,128</text:p>
          </table:table-cell>
          <table:table-cell office:value-type="float" office:value="74052" table:style-name="ce24">
            <text:p>74,052</text:p>
          </table:table-cell>
          <table:table-cell office:value-type="float" office:value="19004" table:style-name="ce24">
            <text:p>19,004</text:p>
          </table:table-cell>
          <table:table-cell office:value-type="float" office:value="16969" table:style-name="ce24">
            <text:p>16,969</text:p>
          </table:table-cell>
          <table:table-cell office:value-type="float" office:value="14817" table:style-name="ce24">
            <text:p>14,817</text:p>
          </table:table-cell>
          <table:table-cell office:value-type="float" office:value="13455" table:style-name="ce24">
            <text:p>13,455</text:p>
          </table:table-cell>
          <table:table-cell office:value-type="float" office:value="9807" table:style-name="ce20">
            <text:p>9,807</text:p>
          </table:table-cell>
          <table:table-cell office:value-type="float" office:value="47212" table:style-name="ce24">
            <text:p>47,212</text:p>
          </table:table-cell>
          <table:table-cell office:value-type="float" office:value="8186" table:style-name="ce24">
            <text:p>8,186</text:p>
          </table:table-cell>
          <table:table-cell office:value-type="float" office:value="9958" table:style-name="ce24">
            <text:p>9,958</text:p>
          </table:table-cell>
          <table:table-cell office:value-type="float" office:value="10342" table:style-name="ce24">
            <text:p>10,342</text:p>
          </table:table-cell>
          <table:table-cell office:value-type="float" office:value="9244" table:style-name="ce24">
            <text:p>9,244</text:p>
          </table:table-cell>
          <table:table-cell office:value-type="float" office:value="9482" table:style-name="ce20">
            <text:p>9,482</text:p>
          </table:table-cell>
          <table:table-cell office:value-type="float" office:value="38613" table:style-name="ce24">
            <text:p>38,613</text:p>
          </table:table-cell>
          <table:table-cell office:value-type="float" office:value="9045" table:style-name="ce24">
            <text:p>9,045</text:p>
          </table:table-cell>
          <table:table-cell office:value-type="float" office:value="8465" table:style-name="ce24">
            <text:p>8,465</text:p>
          </table:table-cell>
          <table:table-cell office:value-type="float" office:value="7739" table:style-name="ce24">
            <text:p>7,739</text:p>
          </table:table-cell>
          <table:table-cell office:value-type="float" office:value="6965" table:style-name="ce24">
            <text:p>6,965</text:p>
          </table:table-cell>
          <table:table-cell office:value-type="float" office:value="6399" table:style-name="ce20">
            <text:p>6,399</text:p>
          </table:table-cell>
          <table:table-cell office:value-type="float" office:value="23584" table:style-name="ce24">
            <text:p>23,584</text:p>
          </table:table-cell>
          <table:table-cell office:value-type="float" office:value="6084" table:style-name="ce24">
            <text:p>6,084</text:p>
          </table:table-cell>
          <table:table-cell office:value-type="float" office:value="5572" table:style-name="ce24">
            <text:p>5,572</text:p>
          </table:table-cell>
          <table:table-cell office:value-type="float" office:value="4517" table:style-name="ce24">
            <text:p>4,517</text:p>
          </table:table-cell>
          <table:table-cell office:value-type="float" office:value="3818" table:style-name="ce24">
            <text:p>3,818</text:p>
          </table:table-cell>
          <table:table-cell office:value-type="float" office:value="3593" table:style-name="ce20">
            <text:p>3,593</text:p>
          </table:table-cell>
          <table:table-cell office:value-type="float" office:value="9917" table:style-name="ce24">
            <text:p>9,917</text:p>
          </table:table-cell>
          <table:table-cell office:value-type="float" office:value="3042" table:style-name="ce24">
            <text:p>3,042</text:p>
          </table:table-cell>
          <table:table-cell office:value-type="float" office:value="2361" table:style-name="ce24">
            <text:p>2,361</text:p>
          </table:table-cell>
          <table:table-cell office:value-type="float" office:value="1944" table:style-name="ce24">
            <text:p>1,944</text:p>
          </table:table-cell>
          <table:table-cell office:value-type="float" office:value="1472" table:style-name="ce24">
            <text:p>1,472</text:p>
          </table:table-cell>
          <table:table-cell office:value-type="float" office:value="1098" table:style-name="ce20">
            <text:p>1,098</text:p>
          </table:table-cell>
          <table:table-cell office:value-type="float" office:value="2139" table:style-name="ce24">
            <text:p>2,139</text:p>
          </table:table-cell>
          <table:table-cell office:value-type="float" office:value="770" table:style-name="ce24">
            <text:p>770</text:p>
          </table:table-cell>
          <table:table-cell office:value-type="float" office:value="561" table:style-name="ce24">
            <text:p>561</text:p>
          </table:table-cell>
          <table:table-cell office:value-type="float" office:value="373" table:style-name="ce24">
            <text:p>373</text:p>
          </table:table-cell>
          <table:table-cell office:value-type="float" office:value="251" table:style-name="ce24">
            <text:p>251</text:p>
          </table:table-cell>
          <table:table-cell office:value-type="float" office:value="184" table:style-name="ce20">
            <text:p>184</text:p>
          </table:table-cell>
          <table:table-cell office:value-type="float" office:value="242" table:style-name="ce24">
            <text:p>242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南市</text:p>
          </table:table-cell>
          <table:table-cell office:value-type="string" table:style-name="ce19">
            <text:p>男</text:p>
          </table:table-cell>
          <table:table-cell office:value-type="float" office:value="932847" table:style-name="ce24">
            <text:p>932,847</text:p>
          </table:table-cell>
          <table:table-cell office:value-type="float" office:value="34061" table:style-name="ce24">
            <text:p>34,061</text:p>
          </table:table-cell>
          <table:table-cell office:value-type="float" office:value="5212" table:style-name="ce30">
            <text:p>5,212</text:p>
          </table:table-cell>
          <table:table-cell office:value-type="float" office:value="6311" table:style-name="ce30">
            <text:p>6,311</text:p>
          </table:table-cell>
          <table:table-cell office:value-type="float" office:value="6805" table:style-name="ce30">
            <text:p>6,805</text:p>
          </table:table-cell>
          <table:table-cell office:value-type="float" office:value="7560" table:style-name="ce30">
            <text:p>7,560</text:p>
          </table:table-cell>
          <table:table-cell office:value-type="float" office:value="8173" table:style-name="ce30">
            <text:p>8,173</text:p>
          </table:table-cell>
          <table:table-cell office:value-type="float" office:value="42660" table:style-name="ce30">
            <text:p>42,660</text:p>
          </table:table-cell>
          <table:table-cell office:value-type="float" office:value="8712" table:style-name="ce30">
            <text:p>8,712</text:p>
          </table:table-cell>
          <table:table-cell office:value-type="float" office:value="8526" table:style-name="ce30">
            <text:p>8,526</text:p>
          </table:table-cell>
          <table:table-cell office:value-type="float" office:value="7792" table:style-name="ce30">
            <text:p>7,792</text:p>
          </table:table-cell>
          <table:table-cell office:value-type="float" office:value="9450" table:style-name="ce30">
            <text:p>9,450</text:p>
          </table:table-cell>
          <table:table-cell office:value-type="float" office:value="8180" table:style-name="ce31">
            <text:p>8,180</text:p>
          </table:table-cell>
          <table:table-cell office:value-type="float" office:value="38681" table:style-name="ce30">
            <text:p>38,681</text:p>
          </table:table-cell>
          <table:table-cell office:value-type="float" office:value="6631" table:style-name="ce30">
            <text:p>6,631</text:p>
          </table:table-cell>
          <table:table-cell office:value-type="float" office:value="7737" table:style-name="ce30">
            <text:p>7,737</text:p>
          </table:table-cell>
          <table:table-cell office:value-type="float" office:value="7804" table:style-name="ce30">
            <text:p>7,804</text:p>
          </table:table-cell>
          <table:table-cell office:value-type="float" office:value="8292" table:style-name="ce30">
            <text:p>8,292</text:p>
          </table:table-cell>
          <table:table-cell office:value-type="float" office:value="8217" table:style-name="ce31">
            <text:p>8,217</text:p>
          </table:table-cell>
          <table:table-cell office:value-type="float" office:value="44738" table:style-name="ce30">
            <text:p>44,738</text:p>
          </table:table-cell>
          <table:table-cell office:value-type="float" office:value="8232" table:style-name="ce30">
            <text:p>8,232</text:p>
          </table:table-cell>
          <table:table-cell office:value-type="float" office:value="8465" table:style-name="ce30">
            <text:p>8,465</text:p>
          </table:table-cell>
          <table:table-cell office:value-type="float" office:value="8785" table:style-name="ce30">
            <text:p>8,785</text:p>
          </table:table-cell>
          <table:table-cell office:value-type="float" office:value="9569" table:style-name="ce30">
            <text:p>9,569</text:p>
          </table:table-cell>
          <table:table-cell office:value-type="float" office:value="9687" table:style-name="ce31">
            <text:p>9,687</text:p>
          </table:table-cell>
          <table:table-cell office:value-type="float" office:value="59158" table:style-name="ce30">
            <text:p>59,158</text:p>
          </table:table-cell>
          <table:table-cell office:value-type="float" office:value="11963" table:style-name="ce30">
            <text:p>11,963</text:p>
          </table:table-cell>
          <table:table-cell office:value-type="float" office:value="11271" table:style-name="ce30">
            <text:p>11,271</text:p>
          </table:table-cell>
          <table:table-cell office:value-type="float" office:value="10457" table:style-name="ce30">
            <text:p>10,457</text:p>
          </table:table-cell>
          <table:table-cell office:value-type="float" office:value="12851" table:style-name="ce30">
            <text:p>12,851</text:p>
          </table:table-cell>
          <table:table-cell office:value-type="float" office:value="12616" table:style-name="ce31">
            <text:p>12,616</text:p>
          </table:table-cell>
          <table:table-cell office:value-type="float" office:value="64535" table:style-name="ce30">
            <text:p>64,535</text:p>
          </table:table-cell>
          <table:table-cell office:value-type="float" office:value="13092" table:style-name="ce30">
            <text:p>13,092</text:p>
          </table:table-cell>
          <table:table-cell office:value-type="float" office:value="12837" table:style-name="ce30">
            <text:p>12,837</text:p>
          </table:table-cell>
          <table:table-cell office:value-type="float" office:value="12907" table:style-name="ce30">
            <text:p>12,907</text:p>
          </table:table-cell>
          <table:table-cell office:value-type="float" office:value="12803" table:style-name="ce30">
            <text:p>12,803</text:p>
          </table:table-cell>
          <table:table-cell office:value-type="float" office:value="12896" table:style-name="ce31">
            <text:p>12,896</text:p>
          </table:table-cell>
          <table:table-cell office:value-type="float" office:value="65939" table:style-name="ce30">
            <text:p>65,939</text:p>
          </table:table-cell>
          <table:table-cell office:value-type="float" office:value="13586" table:style-name="ce30">
            <text:p>13,586</text:p>
          </table:table-cell>
          <table:table-cell office:value-type="float" office:value="12876" table:style-name="ce30">
            <text:p>12,876</text:p>
          </table:table-cell>
          <table:table-cell office:value-type="float" office:value="14367" table:style-name="ce30">
            <text:p>14,367</text:p>
          </table:table-cell>
          <table:table-cell office:value-type="float" office:value="12819" table:style-name="ce30">
            <text:p>12,819</text:p>
          </table:table-cell>
          <table:table-cell office:value-type="float" office:value="12291" table:style-name="ce31">
            <text:p>12,291</text:p>
          </table:table-cell>
          <table:table-cell office:value-type="float" office:value="76278" table:style-name="ce30">
            <text:p>76,278</text:p>
          </table:table-cell>
          <table:table-cell office:value-type="float" office:value="13587" table:style-name="ce30">
            <text:p>13,587</text:p>
          </table:table-cell>
          <table:table-cell office:value-type="float" office:value="15045" table:style-name="ce30">
            <text:p>15,045</text:p>
          </table:table-cell>
          <table:table-cell office:value-type="float" office:value="15086" table:style-name="ce30">
            <text:p>15,086</text:p>
          </table:table-cell>
          <table:table-cell office:value-type="float" office:value="16071" table:style-name="ce30">
            <text:p>16,071</text:p>
          </table:table-cell>
          <table:table-cell office:value-type="float" office:value="16489" table:style-name="ce31">
            <text:p>16,489</text:p>
          </table:table-cell>
          <table:table-cell office:value-type="float" office:value="81296" table:style-name="ce30">
            <text:p>81,296</text:p>
          </table:table-cell>
          <table:table-cell office:value-type="float" office:value="16173" table:style-name="ce30">
            <text:p>16,173</text:p>
          </table:table-cell>
          <table:table-cell office:value-type="float" office:value="16766" table:style-name="ce30">
            <text:p>16,766</text:p>
          </table:table-cell>
          <table:table-cell office:value-type="float" office:value="16513" table:style-name="ce30">
            <text:p>16,513</text:p>
          </table:table-cell>
          <table:table-cell office:value-type="float" office:value="15216" table:style-name="ce30">
            <text:p>15,216</text:p>
          </table:table-cell>
          <table:table-cell office:value-type="float" office:value="16628" table:style-name="ce31">
            <text:p>16,628</text:p>
          </table:table-cell>
          <table:table-cell office:value-type="float" office:value="67026" table:style-name="ce30">
            <text:p>67,026</text:p>
          </table:table-cell>
          <table:table-cell office:value-type="float" office:value="14018" table:style-name="ce30">
            <text:p>14,018</text:p>
          </table:table-cell>
          <table:table-cell office:value-type="float" office:value="13420" table:style-name="ce30">
            <text:p>13,420</text:p>
          </table:table-cell>
          <table:table-cell office:value-type="float" office:value="13273" table:style-name="ce30">
            <text:p>13,273</text:p>
          </table:table-cell>
          <table:table-cell office:value-type="float" office:value="12918" table:style-name="ce30">
            <text:p>12,918</text:p>
          </table:table-cell>
          <table:table-cell office:value-type="float" office:value="13397" table:style-name="ce31">
            <text:p>13,397</text:p>
          </table:table-cell>
          <table:table-cell office:value-type="float" office:value="70939" table:style-name="ce30">
            <text:p>70,939</text:p>
          </table:table-cell>
          <table:table-cell office:value-type="float" office:value="13833" table:style-name="ce30">
            <text:p>13,833</text:p>
          </table:table-cell>
          <table:table-cell office:value-type="float" office:value="14296" table:style-name="ce30">
            <text:p>14,296</text:p>
          </table:table-cell>
          <table:table-cell office:value-type="float" office:value="14361" table:style-name="ce30">
            <text:p>14,361</text:p>
          </table:table-cell>
          <table:table-cell office:value-type="float" office:value="13865" table:style-name="ce30">
            <text:p>13,865</text:p>
          </table:table-cell>
          <table:table-cell office:value-type="float" office:value="14584" table:style-name="ce31">
            <text:p>14,584</text:p>
          </table:table-cell>
          <table:table-cell office:value-type="float" office:value="74667" table:style-name="ce30">
            <text:p>74,667</text:p>
          </table:table-cell>
          <table:table-cell office:value-type="float" office:value="14456" table:style-name="ce30">
            <text:p>14,456</text:p>
          </table:table-cell>
          <table:table-cell office:value-type="float" office:value="14899" table:style-name="ce30">
            <text:p>14,899</text:p>
          </table:table-cell>
          <table:table-cell office:value-type="float" office:value="15029" table:style-name="ce30">
            <text:p>15,029</text:p>
          </table:table-cell>
          <table:table-cell office:value-type="float" office:value="15141" table:style-name="ce30">
            <text:p>15,141</text:p>
          </table:table-cell>
          <table:table-cell office:value-type="float" office:value="15142" table:style-name="ce31">
            <text:p>15,142</text:p>
          </table:table-cell>
          <table:table-cell office:value-type="float" office:value="69720" table:style-name="ce30">
            <text:p>69,720</text:p>
          </table:table-cell>
          <table:table-cell office:value-type="float" office:value="14579" table:style-name="ce30">
            <text:p>14,579</text:p>
          </table:table-cell>
          <table:table-cell office:value-type="float" office:value="14410" table:style-name="ce30">
            <text:p>14,410</text:p>
          </table:table-cell>
          <table:table-cell office:value-type="float" office:value="14068" table:style-name="ce30">
            <text:p>14,068</text:p>
          </table:table-cell>
          <table:table-cell office:value-type="float" office:value="12996" table:style-name="ce30">
            <text:p>12,996</text:p>
          </table:table-cell>
          <table:table-cell office:value-type="float" office:value="13667" table:style-name="ce31">
            <text:p>13,667</text:p>
          </table:table-cell>
          <table:table-cell office:value-type="float" office:value="56632" table:style-name="ce30">
            <text:p>56,632</text:p>
          </table:table-cell>
          <table:table-cell office:value-type="float" office:value="12361" table:style-name="ce30">
            <text:p>12,361</text:p>
          </table:table-cell>
          <table:table-cell office:value-type="float" office:value="11844" table:style-name="ce30">
            <text:p>11,844</text:p>
          </table:table-cell>
          <table:table-cell office:value-type="float" office:value="11161" table:style-name="ce30">
            <text:p>11,161</text:p>
          </table:table-cell>
          <table:table-cell office:value-type="float" office:value="10669" table:style-name="ce30">
            <text:p>10,669</text:p>
          </table:table-cell>
          <table:table-cell office:value-type="float" office:value="10597" table:style-name="ce31">
            <text:p>10,597</text:p>
          </table:table-cell>
          <table:table-cell office:value-type="float" office:value="35205" table:style-name="ce30">
            <text:p>35,205</text:p>
          </table:table-cell>
          <table:table-cell office:value-type="float" office:value="9281" table:style-name="ce30">
            <text:p>9,281</text:p>
          </table:table-cell>
          <table:table-cell office:value-type="float" office:value="8118" table:style-name="ce30">
            <text:p>8,118</text:p>
          </table:table-cell>
          <table:table-cell office:value-type="float" office:value="6977" table:style-name="ce30">
            <text:p>6,977</text:p>
          </table:table-cell>
          <table:table-cell office:value-type="float" office:value="6270" table:style-name="ce30">
            <text:p>6,270</text:p>
          </table:table-cell>
          <table:table-cell office:value-type="float" office:value="4559" table:style-name="ce31">
            <text:p>4,559</text:p>
          </table:table-cell>
          <table:table-cell office:value-type="float" office:value="21016" table:style-name="ce30">
            <text:p>21,016</text:p>
          </table:table-cell>
          <table:table-cell office:value-type="float" office:value="3751" table:style-name="ce30">
            <text:p>3,751</text:p>
          </table:table-cell>
          <table:table-cell office:value-type="float" office:value="4446" table:style-name="ce30">
            <text:p>4,446</text:p>
          </table:table-cell>
          <table:table-cell office:value-type="float" office:value="4603" table:style-name="ce30">
            <text:p>4,603</text:p>
          </table:table-cell>
          <table:table-cell office:value-type="float" office:value="4094" table:style-name="ce30">
            <text:p>4,094</text:p>
          </table:table-cell>
          <table:table-cell office:value-type="float" office:value="4122" table:style-name="ce31">
            <text:p>4,122</text:p>
          </table:table-cell>
          <table:table-cell office:value-type="float" office:value="16181" table:style-name="ce30">
            <text:p>16,181</text:p>
          </table:table-cell>
          <table:table-cell office:value-type="float" office:value="3896" table:style-name="ce30">
            <text:p>3,896</text:p>
          </table:table-cell>
          <table:table-cell office:value-type="float" office:value="3554" table:style-name="ce30">
            <text:p>3,554</text:p>
          </table:table-cell>
          <table:table-cell office:value-type="float" office:value="3230" table:style-name="ce30">
            <text:p>3,230</text:p>
          </table:table-cell>
          <table:table-cell office:value-type="float" office:value="2824" table:style-name="ce30">
            <text:p>2,824</text:p>
          </table:table-cell>
          <table:table-cell office:value-type="float" office:value="2677" table:style-name="ce31">
            <text:p>2,677</text:p>
          </table:table-cell>
          <table:table-cell office:value-type="float" office:value="9302" table:style-name="ce30">
            <text:p>9,302</text:p>
          </table:table-cell>
          <table:table-cell office:value-type="float" office:value="2428" table:style-name="ce30">
            <text:p>2,428</text:p>
          </table:table-cell>
          <table:table-cell office:value-type="float" office:value="2199" table:style-name="ce30">
            <text:p>2,199</text:p>
          </table:table-cell>
          <table:table-cell office:value-type="float" office:value="1721" table:style-name="ce30">
            <text:p>1,721</text:p>
          </table:table-cell>
          <table:table-cell office:value-type="float" office:value="1538" table:style-name="ce30">
            <text:p>1,538</text:p>
          </table:table-cell>
          <table:table-cell office:value-type="float" office:value="1416" table:style-name="ce31">
            <text:p>1,416</text:p>
          </table:table-cell>
          <table:table-cell office:value-type="float" office:value="3948" table:style-name="ce30">
            <text:p>3,948</text:p>
          </table:table-cell>
          <table:table-cell office:value-type="float" office:value="1196" table:style-name="ce30">
            <text:p>1,196</text:p>
          </table:table-cell>
          <table:table-cell office:value-type="float" office:value="968" table:style-name="ce30">
            <text:p>968</text:p>
          </table:table-cell>
          <table:table-cell office:value-type="float" office:value="763" table:style-name="ce30">
            <text:p>763</text:p>
          </table:table-cell>
          <table:table-cell office:value-type="float" office:value="599" table:style-name="ce30">
            <text:p>599</text:p>
          </table:table-cell>
          <table:table-cell office:value-type="float" office:value="422" table:style-name="ce31">
            <text:p>422</text:p>
          </table:table-cell>
          <table:table-cell office:value-type="float" office:value="781" table:style-name="ce30">
            <text:p>781</text:p>
          </table:table-cell>
          <table:table-cell office:value-type="float" office:value="291" table:style-name="ce30">
            <text:p>291</text:p>
          </table:table-cell>
          <table:table-cell office:value-type="float" office:value="199" table:style-name="ce30">
            <text:p>199</text:p>
          </table:table-cell>
          <table:table-cell office:value-type="float" office:value="137" table:style-name="ce30">
            <text:p>137</text:p>
          </table:table-cell>
          <table:table-cell office:value-type="float" office:value="81" table:style-name="ce30">
            <text:p>81</text:p>
          </table:table-cell>
          <table:table-cell office:value-type="float" office:value="73" table:style-name="ce31">
            <text:p>73</text:p>
          </table:table-cell>
          <table:table-cell office:value-type="float" office:value="84" table:style-name="ce30">
            <text:p>84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940196" table:style-name="ce28">
            <text:p>940,196</text:p>
          </table:table-cell>
          <table:table-cell office:value-type="float" office:value="31646" table:style-name="ce27">
            <text:p>31,646</text:p>
          </table:table-cell>
          <table:table-cell office:value-type="float" office:value="4785" table:style-name="ce33">
            <text:p>4,785</text:p>
          </table:table-cell>
          <table:table-cell office:value-type="float" office:value="5896" table:style-name="ce33">
            <text:p>5,896</text:p>
          </table:table-cell>
          <table:table-cell office:value-type="float" office:value="6344" table:style-name="ce33">
            <text:p>6,344</text:p>
          </table:table-cell>
          <table:table-cell office:value-type="float" office:value="7097" table:style-name="ce33">
            <text:p>7,097</text:p>
          </table:table-cell>
          <table:table-cell office:value-type="float" office:value="7524" table:style-name="ce33">
            <text:p>7,524</text:p>
          </table:table-cell>
          <table:table-cell office:value-type="float" office:value="39864" table:style-name="ce33">
            <text:p>39,864</text:p>
          </table:table-cell>
          <table:table-cell office:value-type="float" office:value="8128" table:style-name="ce33">
            <text:p>8,128</text:p>
          </table:table-cell>
          <table:table-cell office:value-type="float" office:value="7985" table:style-name="ce33">
            <text:p>7,985</text:p>
          </table:table-cell>
          <table:table-cell office:value-type="float" office:value="7311" table:style-name="ce33">
            <text:p>7,311</text:p>
          </table:table-cell>
          <table:table-cell office:value-type="float" office:value="9077" table:style-name="ce33">
            <text:p>9,077</text:p>
          </table:table-cell>
          <table:table-cell office:value-type="float" office:value="7363" table:style-name="ce34">
            <text:p>7,363</text:p>
          </table:table-cell>
          <table:table-cell office:value-type="float" office:value="35600" table:style-name="ce33">
            <text:p>35,600</text:p>
          </table:table-cell>
          <table:table-cell office:value-type="float" office:value="6008" table:style-name="ce33">
            <text:p>6,008</text:p>
          </table:table-cell>
          <table:table-cell office:value-type="float" office:value="7125" table:style-name="ce33">
            <text:p>7,125</text:p>
          </table:table-cell>
          <table:table-cell office:value-type="float" office:value="7489" table:style-name="ce33">
            <text:p>7,489</text:p>
          </table:table-cell>
          <table:table-cell office:value-type="float" office:value="7531" table:style-name="ce33">
            <text:p>7,531</text:p>
          </table:table-cell>
          <table:table-cell office:value-type="float" office:value="7447" table:style-name="ce34">
            <text:p>7,447</text:p>
          </table:table-cell>
          <table:table-cell office:value-type="float" office:value="41215" table:style-name="ce33">
            <text:p>41,215</text:p>
          </table:table-cell>
          <table:table-cell office:value-type="float" office:value="7581" table:style-name="ce33">
            <text:p>7,581</text:p>
          </table:table-cell>
          <table:table-cell office:value-type="float" office:value="7813" table:style-name="ce33">
            <text:p>7,813</text:p>
          </table:table-cell>
          <table:table-cell office:value-type="float" office:value="7957" table:style-name="ce33">
            <text:p>7,957</text:p>
          </table:table-cell>
          <table:table-cell office:value-type="float" office:value="8652" table:style-name="ce33">
            <text:p>8,652</text:p>
          </table:table-cell>
          <table:table-cell office:value-type="float" office:value="9212" table:style-name="ce34">
            <text:p>9,212</text:p>
          </table:table-cell>
          <table:table-cell office:value-type="float" office:value="54116" table:style-name="ce33">
            <text:p>54,116</text:p>
          </table:table-cell>
          <table:table-cell office:value-type="float" office:value="10946" table:style-name="ce33">
            <text:p>10,946</text:p>
          </table:table-cell>
          <table:table-cell office:value-type="float" office:value="10404" table:style-name="ce33">
            <text:p>10,404</text:p>
          </table:table-cell>
          <table:table-cell office:value-type="float" office:value="9467" table:style-name="ce33">
            <text:p>9,467</text:p>
          </table:table-cell>
          <table:table-cell office:value-type="float" office:value="11550" table:style-name="ce33">
            <text:p>11,550</text:p>
          </table:table-cell>
          <table:table-cell office:value-type="float" office:value="11749" table:style-name="ce34">
            <text:p>11,749</text:p>
          </table:table-cell>
          <table:table-cell office:value-type="float" office:value="59825" table:style-name="ce33">
            <text:p>59,825</text:p>
          </table:table-cell>
          <table:table-cell office:value-type="float" office:value="11925" table:style-name="ce33">
            <text:p>11,925</text:p>
          </table:table-cell>
          <table:table-cell office:value-type="float" office:value="11978" table:style-name="ce33">
            <text:p>11,978</text:p>
          </table:table-cell>
          <table:table-cell office:value-type="float" office:value="12377" table:style-name="ce33">
            <text:p>12,377</text:p>
          </table:table-cell>
          <table:table-cell office:value-type="float" office:value="11738" table:style-name="ce33">
            <text:p>11,738</text:p>
          </table:table-cell>
          <table:table-cell office:value-type="float" office:value="11807" table:style-name="ce34">
            <text:p>11,807</text:p>
          </table:table-cell>
          <table:table-cell office:value-type="float" office:value="61118" table:style-name="ce33">
            <text:p>61,118</text:p>
          </table:table-cell>
          <table:table-cell office:value-type="float" office:value="12559" table:style-name="ce33">
            <text:p>12,559</text:p>
          </table:table-cell>
          <table:table-cell office:value-type="float" office:value="11741" table:style-name="ce33">
            <text:p>11,741</text:p>
          </table:table-cell>
          <table:table-cell office:value-type="float" office:value="13254" table:style-name="ce33">
            <text:p>13,254</text:p>
          </table:table-cell>
          <table:table-cell office:value-type="float" office:value="11913" table:style-name="ce33">
            <text:p>11,913</text:p>
          </table:table-cell>
          <table:table-cell office:value-type="float" office:value="11651" table:style-name="ce34">
            <text:p>11,651</text:p>
          </table:table-cell>
          <table:table-cell office:value-type="float" office:value="76217" table:style-name="ce33">
            <text:p>76,217</text:p>
          </table:table-cell>
          <table:table-cell office:value-type="float" office:value="13422" table:style-name="ce33">
            <text:p>13,422</text:p>
          </table:table-cell>
          <table:table-cell office:value-type="float" office:value="14800" table:style-name="ce33">
            <text:p>14,800</text:p>
          </table:table-cell>
          <table:table-cell office:value-type="float" office:value="15112" table:style-name="ce33">
            <text:p>15,112</text:p>
          </table:table-cell>
          <table:table-cell office:value-type="float" office:value="16286" table:style-name="ce33">
            <text:p>16,286</text:p>
          </table:table-cell>
          <table:table-cell office:value-type="float" office:value="16597" table:style-name="ce34">
            <text:p>16,597</text:p>
          </table:table-cell>
          <table:table-cell office:value-type="float" office:value="81222" table:style-name="ce33">
            <text:p>81,222</text:p>
          </table:table-cell>
          <table:table-cell office:value-type="float" office:value="16473" table:style-name="ce33">
            <text:p>16,473</text:p>
          </table:table-cell>
          <table:table-cell office:value-type="float" office:value="16741" table:style-name="ce33">
            <text:p>16,741</text:p>
          </table:table-cell>
          <table:table-cell office:value-type="float" office:value="16036" table:style-name="ce33">
            <text:p>16,036</text:p>
          </table:table-cell>
          <table:table-cell office:value-type="float" office:value="15257" table:style-name="ce33">
            <text:p>15,257</text:p>
          </table:table-cell>
          <table:table-cell office:value-type="float" office:value="16715" table:style-name="ce34">
            <text:p>16,715</text:p>
          </table:table-cell>
          <table:table-cell office:value-type="float" office:value="69796" table:style-name="ce33">
            <text:p>69,796</text:p>
          </table:table-cell>
          <table:table-cell office:value-type="float" office:value="14436" table:style-name="ce33">
            <text:p>14,436</text:p>
          </table:table-cell>
          <table:table-cell office:value-type="float" office:value="14036" table:style-name="ce33">
            <text:p>14,036</text:p>
          </table:table-cell>
          <table:table-cell office:value-type="float" office:value="13562" table:style-name="ce33">
            <text:p>13,562</text:p>
          </table:table-cell>
          <table:table-cell office:value-type="float" office:value="13897" table:style-name="ce33">
            <text:p>13,897</text:p>
          </table:table-cell>
          <table:table-cell office:value-type="float" office:value="13865" table:style-name="ce34">
            <text:p>13,865</text:p>
          </table:table-cell>
          <table:table-cell office:value-type="float" office:value="73439" table:style-name="ce33">
            <text:p>73,439</text:p>
          </table:table-cell>
          <table:table-cell office:value-type="float" office:value="14691" table:style-name="ce33">
            <text:p>14,691</text:p>
          </table:table-cell>
          <table:table-cell office:value-type="float" office:value="14796" table:style-name="ce33">
            <text:p>14,796</text:p>
          </table:table-cell>
          <table:table-cell office:value-type="float" office:value="14585" table:style-name="ce33">
            <text:p>14,585</text:p>
          </table:table-cell>
          <table:table-cell office:value-type="float" office:value="14402" table:style-name="ce33">
            <text:p>14,402</text:p>
          </table:table-cell>
          <table:table-cell office:value-type="float" office:value="14965" table:style-name="ce34">
            <text:p>14,965</text:p>
          </table:table-cell>
          <table:table-cell office:value-type="float" office:value="76511" table:style-name="ce33">
            <text:p>76,511</text:p>
          </table:table-cell>
          <table:table-cell office:value-type="float" office:value="14931" table:style-name="ce33">
            <text:p>14,931</text:p>
          </table:table-cell>
          <table:table-cell office:value-type="float" office:value="15371" table:style-name="ce33">
            <text:p>15,371</text:p>
          </table:table-cell>
          <table:table-cell office:value-type="float" office:value="15273" table:style-name="ce33">
            <text:p>15,273</text:p>
          </table:table-cell>
          <table:table-cell office:value-type="float" office:value="15465" table:style-name="ce33">
            <text:p>15,465</text:p>
          </table:table-cell>
          <table:table-cell office:value-type="float" office:value="15471" table:style-name="ce34">
            <text:p>15,471</text:p>
          </table:table-cell>
          <table:table-cell office:value-type="float" office:value="71152" table:style-name="ce33">
            <text:p>71,152</text:p>
          </table:table-cell>
          <table:table-cell office:value-type="float" office:value="15141" table:style-name="ce33">
            <text:p>15,141</text:p>
          </table:table-cell>
          <table:table-cell office:value-type="float" office:value="14622" table:style-name="ce33">
            <text:p>14,622</text:p>
          </table:table-cell>
          <table:table-cell office:value-type="float" office:value="14417" table:style-name="ce33">
            <text:p>14,417</text:p>
          </table:table-cell>
          <table:table-cell office:value-type="float" office:value="12986" table:style-name="ce33">
            <text:p>12,986</text:p>
          </table:table-cell>
          <table:table-cell office:value-type="float" office:value="13986" table:style-name="ce34">
            <text:p>13,986</text:p>
          </table:table-cell>
          <table:table-cell office:value-type="float" office:value="59233" table:style-name="ce33">
            <text:p>59,233</text:p>
          </table:table-cell>
          <table:table-cell office:value-type="float" office:value="12752" table:style-name="ce33">
            <text:p>12,752</text:p>
          </table:table-cell>
          <table:table-cell office:value-type="float" office:value="12304" table:style-name="ce33">
            <text:p>12,304</text:p>
          </table:table-cell>
          <table:table-cell office:value-type="float" office:value="11593" table:style-name="ce33">
            <text:p>11,593</text:p>
          </table:table-cell>
          <table:table-cell office:value-type="float" office:value="11053" table:style-name="ce33">
            <text:p>11,053</text:p>
          </table:table-cell>
          <table:table-cell office:value-type="float" office:value="11531" table:style-name="ce34">
            <text:p>11,531</text:p>
          </table:table-cell>
          <table:table-cell office:value-type="float" office:value="38847" table:style-name="ce33">
            <text:p>38,847</text:p>
          </table:table-cell>
          <table:table-cell office:value-type="float" office:value="9723" table:style-name="ce33">
            <text:p>9,723</text:p>
          </table:table-cell>
          <table:table-cell office:value-type="float" office:value="8851" table:style-name="ce33">
            <text:p>8,851</text:p>
          </table:table-cell>
          <table:table-cell office:value-type="float" office:value="7840" table:style-name="ce33">
            <text:p>7,840</text:p>
          </table:table-cell>
          <table:table-cell office:value-type="float" office:value="7185" table:style-name="ce33">
            <text:p>7,185</text:p>
          </table:table-cell>
          <table:table-cell office:value-type="float" office:value="5248" table:style-name="ce34">
            <text:p>5,248</text:p>
          </table:table-cell>
          <table:table-cell office:value-type="float" office:value="26196" table:style-name="ce33">
            <text:p>26,196</text:p>
          </table:table-cell>
          <table:table-cell office:value-type="float" office:value="4435" table:style-name="ce33">
            <text:p>4,435</text:p>
          </table:table-cell>
          <table:table-cell office:value-type="float" office:value="5512" table:style-name="ce33">
            <text:p>5,512</text:p>
          </table:table-cell>
          <table:table-cell office:value-type="float" office:value="5739" table:style-name="ce33">
            <text:p>5,739</text:p>
          </table:table-cell>
          <table:table-cell office:value-type="float" office:value="5150" table:style-name="ce33">
            <text:p>5,150</text:p>
          </table:table-cell>
          <table:table-cell office:value-type="float" office:value="5360" table:style-name="ce34">
            <text:p>5,360</text:p>
          </table:table-cell>
          <table:table-cell office:value-type="float" office:value="22432" table:style-name="ce33">
            <text:p>22,432</text:p>
          </table:table-cell>
          <table:table-cell office:value-type="float" office:value="5149" table:style-name="ce33">
            <text:p>5,149</text:p>
          </table:table-cell>
          <table:table-cell office:value-type="float" office:value="4911" table:style-name="ce33">
            <text:p>4,911</text:p>
          </table:table-cell>
          <table:table-cell office:value-type="float" office:value="4509" table:style-name="ce33">
            <text:p>4,509</text:p>
          </table:table-cell>
          <table:table-cell office:value-type="float" office:value="4141" table:style-name="ce33">
            <text:p>4,141</text:p>
          </table:table-cell>
          <table:table-cell office:value-type="float" office:value="3722" table:style-name="ce34">
            <text:p>3,722</text:p>
          </table:table-cell>
          <table:table-cell office:value-type="float" office:value="14282" table:style-name="ce33">
            <text:p>14,282</text:p>
          </table:table-cell>
          <table:table-cell office:value-type="float" office:value="3656" table:style-name="ce33">
            <text:p>3,656</text:p>
          </table:table-cell>
          <table:table-cell office:value-type="float" office:value="3373" table:style-name="ce33">
            <text:p>3,373</text:p>
          </table:table-cell>
          <table:table-cell office:value-type="float" office:value="2796" table:style-name="ce33">
            <text:p>2,796</text:p>
          </table:table-cell>
          <table:table-cell office:value-type="float" office:value="2280" table:style-name="ce33">
            <text:p>2,280</text:p>
          </table:table-cell>
          <table:table-cell office:value-type="float" office:value="2177" table:style-name="ce34">
            <text:p>2,177</text:p>
          </table:table-cell>
          <table:table-cell office:value-type="float" office:value="5969" table:style-name="ce33">
            <text:p>5,969</text:p>
          </table:table-cell>
          <table:table-cell office:value-type="float" office:value="1846" table:style-name="ce33">
            <text:p>1,846</text:p>
          </table:table-cell>
          <table:table-cell office:value-type="float" office:value="1393" table:style-name="ce33">
            <text:p>1,393</text:p>
          </table:table-cell>
          <table:table-cell office:value-type="float" office:value="1181" table:style-name="ce33">
            <text:p>1,181</text:p>
          </table:table-cell>
          <table:table-cell office:value-type="float" office:value="873" table:style-name="ce33">
            <text:p>873</text:p>
          </table:table-cell>
          <table:table-cell office:value-type="float" office:value="676" table:style-name="ce34">
            <text:p>676</text:p>
          </table:table-cell>
          <table:table-cell office:value-type="float" office:value="1358" table:style-name="ce33">
            <text:p>1,358</text:p>
          </table:table-cell>
          <table:table-cell office:value-type="float" office:value="479" table:style-name="ce33">
            <text:p>479</text:p>
          </table:table-cell>
          <table:table-cell office:value-type="float" office:value="362" table:style-name="ce33">
            <text:p>362</text:p>
          </table:table-cell>
          <table:table-cell office:value-type="float" office:value="236" table:style-name="ce33">
            <text:p>236</text:p>
          </table:table-cell>
          <table:table-cell office:value-type="float" office:value="170" table:style-name="ce33">
            <text:p>170</text:p>
          </table:table-cell>
          <table:table-cell office:value-type="float" office:value="111" table:style-name="ce34">
            <text:p>111</text:p>
          </table:table-cell>
          <table:table-cell office:value-type="float" office:value="158" table:style-name="ce33">
            <text:p>158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19">
            <text:p>計</text:p>
          </table:table-cell>
          <table:table-cell office:value-type="float" office:value="2763057" table:style-name="ce24">
            <text:p>2,763,057</text:p>
          </table:table-cell>
          <table:table-cell office:value-type="float" office:value="99862" table:style-name="ce24">
            <text:p>99,862</text:p>
          </table:table-cell>
          <table:table-cell office:value-type="float" office:value="17475" table:style-name="ce24">
            <text:p>17,475</text:p>
          </table:table-cell>
          <table:table-cell office:value-type="float" office:value="19112" table:style-name="ce24">
            <text:p>19,112</text:p>
          </table:table-cell>
          <table:table-cell office:value-type="float" office:value="19758" table:style-name="ce24">
            <text:p>19,758</text:p>
          </table:table-cell>
          <table:table-cell office:value-type="float" office:value="21087" table:style-name="ce24">
            <text:p>21,087</text:p>
          </table:table-cell>
          <table:table-cell office:value-type="float" office:value="22430" table:style-name="ce24">
            <text:p>22,430</text:p>
          </table:table-cell>
          <table:table-cell office:value-type="float" office:value="115830" table:style-name="ce24">
            <text:p>115,830</text:p>
          </table:table-cell>
          <table:table-cell office:value-type="float" office:value="23302" table:style-name="ce24">
            <text:p>23,302</text:p>
          </table:table-cell>
          <table:table-cell office:value-type="float" office:value="23308" table:style-name="ce24">
            <text:p>23,308</text:p>
          </table:table-cell>
          <table:table-cell office:value-type="float" office:value="21153" table:style-name="ce24">
            <text:p>21,153</text:p>
          </table:table-cell>
          <table:table-cell office:value-type="float" office:value="25775" table:style-name="ce24">
            <text:p>25,775</text:p>
          </table:table-cell>
          <table:table-cell office:value-type="float" office:value="22292" table:style-name="ce36">
            <text:p>22,292</text:p>
          </table:table-cell>
          <table:table-cell office:value-type="float" office:value="106255" table:style-name="ce24">
            <text:p>106,255</text:p>
          </table:table-cell>
          <table:table-cell office:value-type="float" office:value="17943" table:style-name="ce24">
            <text:p>17,943</text:p>
          </table:table-cell>
          <table:table-cell office:value-type="float" office:value="20924" table:style-name="ce24">
            <text:p>20,924</text:p>
          </table:table-cell>
          <table:table-cell office:value-type="float" office:value="21715" table:style-name="ce24">
            <text:p>21,715</text:p>
          </table:table-cell>
          <table:table-cell office:value-type="float" office:value="22697" table:style-name="ce24">
            <text:p>22,697</text:p>
          </table:table-cell>
          <table:table-cell office:value-type="float" office:value="22976" table:style-name="ce24">
            <text:p>22,976</text:p>
          </table:table-cell>
          <table:table-cell office:value-type="float" office:value="128528" table:style-name="ce24">
            <text:p>128,528</text:p>
          </table:table-cell>
          <table:table-cell office:value-type="float" office:value="23485" table:style-name="ce24">
            <text:p>23,485</text:p>
          </table:table-cell>
          <table:table-cell office:value-type="float" office:value="24111" table:style-name="ce24">
            <text:p>24,111</text:p>
          </table:table-cell>
          <table:table-cell office:value-type="float" office:value="25461" table:style-name="ce24">
            <text:p>25,461</text:p>
          </table:table-cell>
          <table:table-cell office:value-type="float" office:value="27625" table:style-name="ce24">
            <text:p>27,625</text:p>
          </table:table-cell>
          <table:table-cell office:value-type="float" office:value="27846" table:style-name="ce20">
            <text:p>27,846</text:p>
          </table:table-cell>
          <table:table-cell office:value-type="float" office:value="170914" table:style-name="ce24">
            <text:p>170,914</text:p>
          </table:table-cell>
          <table:table-cell office:value-type="float" office:value="34964" table:style-name="ce24">
            <text:p>34,964</text:p>
          </table:table-cell>
          <table:table-cell office:value-type="float" office:value="32763" table:style-name="ce24">
            <text:p>32,763</text:p>
          </table:table-cell>
          <table:table-cell office:value-type="float" office:value="30013" table:style-name="ce24">
            <text:p>30,013</text:p>
          </table:table-cell>
          <table:table-cell office:value-type="float" office:value="36145" table:style-name="ce24">
            <text:p>36,145</text:p>
          </table:table-cell>
          <table:table-cell office:value-type="float" office:value="37029" table:style-name="ce24">
            <text:p>37,029</text:p>
          </table:table-cell>
          <table:table-cell office:value-type="float" office:value="184990" table:style-name="ce24">
            <text:p>184,990</text:p>
          </table:table-cell>
          <table:table-cell office:value-type="float" office:value="37079" table:style-name="ce24">
            <text:p>37,079</text:p>
          </table:table-cell>
          <table:table-cell office:value-type="float" office:value="37319" table:style-name="ce24">
            <text:p>37,319</text:p>
          </table:table-cell>
          <table:table-cell office:value-type="float" office:value="37406" table:style-name="ce24">
            <text:p>37,406</text:p>
          </table:table-cell>
          <table:table-cell office:value-type="float" office:value="36522" table:style-name="ce24">
            <text:p>36,522</text:p>
          </table:table-cell>
          <table:table-cell office:value-type="float" office:value="36664" table:style-name="ce20">
            <text:p>36,664</text:p>
          </table:table-cell>
          <table:table-cell office:value-type="float" office:value="182629" table:style-name="ce24">
            <text:p>182,629</text:p>
          </table:table-cell>
          <table:table-cell office:value-type="float" office:value="38321" table:style-name="ce24">
            <text:p>38,321</text:p>
          </table:table-cell>
          <table:table-cell office:value-type="float" office:value="35549" table:style-name="ce24">
            <text:p>35,549</text:p>
          </table:table-cell>
          <table:table-cell office:value-type="float" office:value="39790" table:style-name="ce24">
            <text:p>39,790</text:p>
          </table:table-cell>
          <table:table-cell office:value-type="float" office:value="35116" table:style-name="ce24">
            <text:p>35,116</text:p>
          </table:table-cell>
          <table:table-cell office:value-type="float" office:value="33853" table:style-name="ce24">
            <text:p>33,853</text:p>
          </table:table-cell>
          <table:table-cell office:value-type="float" office:value="216006" table:style-name="ce24">
            <text:p>216,006</text:p>
          </table:table-cell>
          <table:table-cell office:value-type="float" office:value="38032" table:style-name="ce24">
            <text:p>38,032</text:p>
          </table:table-cell>
          <table:table-cell office:value-type="float" office:value="42043" table:style-name="ce24">
            <text:p>42,043</text:p>
          </table:table-cell>
          <table:table-cell office:value-type="float" office:value="42945" table:style-name="ce24">
            <text:p>42,945</text:p>
          </table:table-cell>
          <table:table-cell office:value-type="float" office:value="45680" table:style-name="ce24">
            <text:p>45,680</text:p>
          </table:table-cell>
          <table:table-cell office:value-type="float" office:value="47306" table:style-name="ce20">
            <text:p>47,306</text:p>
          </table:table-cell>
          <table:table-cell office:value-type="float" office:value="241463" table:style-name="ce24">
            <text:p>241,463</text:p>
          </table:table-cell>
          <table:table-cell office:value-type="float" office:value="47504" table:style-name="ce24">
            <text:p>47,504</text:p>
          </table:table-cell>
          <table:table-cell office:value-type="float" office:value="48889" table:style-name="ce24">
            <text:p>48,889</text:p>
          </table:table-cell>
          <table:table-cell office:value-type="float" office:value="48359" table:style-name="ce24">
            <text:p>48,359</text:p>
          </table:table-cell>
          <table:table-cell office:value-type="float" office:value="45708" table:style-name="ce24">
            <text:p>45,708</text:p>
          </table:table-cell>
          <table:table-cell office:value-type="float" office:value="51003" table:style-name="ce24">
            <text:p>51,003</text:p>
          </table:table-cell>
          <table:table-cell office:value-type="float" office:value="215668" table:style-name="ce24">
            <text:p>215,668</text:p>
          </table:table-cell>
          <table:table-cell office:value-type="float" office:value="44112" table:style-name="ce24">
            <text:p>44,112</text:p>
          </table:table-cell>
          <table:table-cell office:value-type="float" office:value="43188" table:style-name="ce24">
            <text:p>43,188</text:p>
          </table:table-cell>
          <table:table-cell office:value-type="float" office:value="42885" table:style-name="ce24">
            <text:p>42,885</text:p>
          </table:table-cell>
          <table:table-cell office:value-type="float" office:value="42262" table:style-name="ce24">
            <text:p>42,262</text:p>
          </table:table-cell>
          <table:table-cell office:value-type="float" office:value="43221" table:style-name="ce20">
            <text:p>43,221</text:p>
          </table:table-cell>
          <table:table-cell office:value-type="float" office:value="217991" table:style-name="ce24">
            <text:p>217,991</text:p>
          </table:table-cell>
          <table:table-cell office:value-type="float" office:value="44623" table:style-name="ce24">
            <text:p>44,623</text:p>
          </table:table-cell>
          <table:table-cell office:value-type="float" office:value="43738" table:style-name="ce24">
            <text:p>43,738</text:p>
          </table:table-cell>
          <table:table-cell office:value-type="float" office:value="44173" table:style-name="ce24">
            <text:p>44,173</text:p>
          </table:table-cell>
          <table:table-cell office:value-type="float" office:value="42168" table:style-name="ce24">
            <text:p>42,168</text:p>
          </table:table-cell>
          <table:table-cell office:value-type="float" office:value="43289" table:style-name="ce24">
            <text:p>43,289</text:p>
          </table:table-cell>
          <table:table-cell office:value-type="float" office:value="215111" table:style-name="ce24">
            <text:p>215,111</text:p>
          </table:table-cell>
          <table:table-cell office:value-type="float" office:value="42554" table:style-name="ce24">
            <text:p>42,554</text:p>
          </table:table-cell>
          <table:table-cell office:value-type="float" office:value="43267" table:style-name="ce24">
            <text:p>43,267</text:p>
          </table:table-cell>
          <table:table-cell office:value-type="float" office:value="42986" table:style-name="ce24">
            <text:p>42,986</text:p>
          </table:table-cell>
          <table:table-cell office:value-type="float" office:value="43678" table:style-name="ce24">
            <text:p>43,678</text:p>
          </table:table-cell>
          <table:table-cell office:value-type="float" office:value="42626" table:style-name="ce20">
            <text:p>42,626</text:p>
          </table:table-cell>
          <table:table-cell office:value-type="float" office:value="202768" table:style-name="ce24">
            <text:p>202,768</text:p>
          </table:table-cell>
          <table:table-cell office:value-type="float" office:value="41672" table:style-name="ce24">
            <text:p>41,672</text:p>
          </table:table-cell>
          <table:table-cell office:value-type="float" office:value="41330" table:style-name="ce24">
            <text:p>41,330</text:p>
          </table:table-cell>
          <table:table-cell office:value-type="float" office:value="40798" table:style-name="ce24">
            <text:p>40,798</text:p>
          </table:table-cell>
          <table:table-cell office:value-type="float" office:value="38491" table:style-name="ce24">
            <text:p>38,491</text:p>
          </table:table-cell>
          <table:table-cell office:value-type="float" office:value="40477" table:style-name="ce24">
            <text:p>40,477</text:p>
          </table:table-cell>
          <table:table-cell office:value-type="float" office:value="182948" table:style-name="ce24">
            <text:p>182,948</text:p>
          </table:table-cell>
          <table:table-cell office:value-type="float" office:value="38975" table:style-name="ce24">
            <text:p>38,975</text:p>
          </table:table-cell>
          <table:table-cell office:value-type="float" office:value="37538" table:style-name="ce24">
            <text:p>37,538</text:p>
          </table:table-cell>
          <table:table-cell office:value-type="float" office:value="36251" table:style-name="ce24">
            <text:p>36,251</text:p>
          </table:table-cell>
          <table:table-cell office:value-type="float" office:value="34689" table:style-name="ce24">
            <text:p>34,689</text:p>
          </table:table-cell>
          <table:table-cell office:value-type="float" office:value="35495" table:style-name="ce20">
            <text:p>35,495</text:p>
          </table:table-cell>
          <table:table-cell office:value-type="float" office:value="118876" table:style-name="ce24">
            <text:p>118,876</text:p>
          </table:table-cell>
          <table:table-cell office:value-type="float" office:value="31159" table:style-name="ce24">
            <text:p>31,159</text:p>
          </table:table-cell>
          <table:table-cell office:value-type="float" office:value="27055" table:style-name="ce24">
            <text:p>27,055</text:p>
          </table:table-cell>
          <table:table-cell office:value-type="float" office:value="23937" table:style-name="ce24">
            <text:p>23,937</text:p>
          </table:table-cell>
          <table:table-cell office:value-type="float" office:value="20818" table:style-name="ce24">
            <text:p>20,818</text:p>
          </table:table-cell>
          <table:table-cell office:value-type="float" office:value="15907" table:style-name="ce24">
            <text:p>15,907</text:p>
          </table:table-cell>
          <table:table-cell office:value-type="float" office:value="71250" table:style-name="ce24">
            <text:p>71,250</text:p>
          </table:table-cell>
          <table:table-cell office:value-type="float" office:value="13201" table:style-name="ce24">
            <text:p>13,201</text:p>
          </table:table-cell>
          <table:table-cell office:value-type="float" office:value="15404" table:style-name="ce24">
            <text:p>15,404</text:p>
          </table:table-cell>
          <table:table-cell office:value-type="float" office:value="15091" table:style-name="ce24">
            <text:p>15,091</text:p>
          </table:table-cell>
          <table:table-cell office:value-type="float" office:value="13981" table:style-name="ce24">
            <text:p>13,981</text:p>
          </table:table-cell>
          <table:table-cell office:value-type="float" office:value="13573" table:style-name="ce20">
            <text:p>13,573</text:p>
          </table:table-cell>
          <table:table-cell office:value-type="float" office:value="50667" table:style-name="ce24">
            <text:p>50,667</text:p>
          </table:table-cell>
          <table:table-cell office:value-type="float" office:value="12508" table:style-name="ce24">
            <text:p>12,508</text:p>
          </table:table-cell>
          <table:table-cell office:value-type="float" office:value="11533" table:style-name="ce24">
            <text:p>11,533</text:p>
          </table:table-cell>
          <table:table-cell office:value-type="float" office:value="10100" table:style-name="ce24">
            <text:p>10,100</text:p>
          </table:table-cell>
          <table:table-cell office:value-type="float" office:value="8884" table:style-name="ce24">
            <text:p>8,884</text:p>
          </table:table-cell>
          <table:table-cell office:value-type="float" office:value="7642" table:style-name="ce24">
            <text:p>7,642</text:p>
          </table:table-cell>
          <table:table-cell office:value-type="float" office:value="26686" table:style-name="ce24">
            <text:p>26,686</text:p>
          </table:table-cell>
          <table:table-cell office:value-type="float" office:value="7022" table:style-name="ce24">
            <text:p>7,022</text:p>
          </table:table-cell>
          <table:table-cell office:value-type="float" office:value="6061" table:style-name="ce24">
            <text:p>6,061</text:p>
          </table:table-cell>
          <table:table-cell office:value-type="float" office:value="5087" table:style-name="ce24">
            <text:p>5,087</text:p>
          </table:table-cell>
          <table:table-cell office:value-type="float" office:value="4507" table:style-name="ce24">
            <text:p>4,507</text:p>
          </table:table-cell>
          <table:table-cell office:value-type="float" office:value="4009" table:style-name="ce20">
            <text:p>4,009</text:p>
          </table:table-cell>
          <table:table-cell office:value-type="float" office:value="11642" table:style-name="ce24">
            <text:p>11,642</text:p>
          </table:table-cell>
          <table:table-cell office:value-type="float" office:value="3481" table:style-name="ce24">
            <text:p>3,481</text:p>
          </table:table-cell>
          <table:table-cell office:value-type="float" office:value="2798" table:style-name="ce24">
            <text:p>2,798</text:p>
          </table:table-cell>
          <table:table-cell office:value-type="float" office:value="2239" table:style-name="ce24">
            <text:p>2,239</text:p>
          </table:table-cell>
          <table:table-cell office:value-type="float" office:value="1772" table:style-name="ce24">
            <text:p>1,772</text:p>
          </table:table-cell>
          <table:table-cell office:value-type="float" office:value="1352" table:style-name="ce24">
            <text:p>1,352</text:p>
          </table:table-cell>
          <table:table-cell office:value-type="float" office:value="2636" table:style-name="ce24">
            <text:p>2,636</text:p>
          </table:table-cell>
          <table:table-cell office:value-type="float" office:value="1019" table:style-name="ce24">
            <text:p>1,019</text:p>
          </table:table-cell>
          <table:table-cell office:value-type="float" office:value="641" table:style-name="ce24">
            <text:p>641</text:p>
          </table:table-cell>
          <table:table-cell office:value-type="float" office:value="430" table:style-name="ce24">
            <text:p>430</text:p>
          </table:table-cell>
          <table:table-cell office:value-type="float" office:value="340" table:style-name="ce24">
            <text:p>340</text:p>
          </table:table-cell>
          <table:table-cell office:value-type="float" office:value="206" table:style-name="ce24">
            <text:p>206</text:p>
          </table:table-cell>
          <table:table-cell office:value-type="float" office:value="337" table:style-name="ce24">
            <text:p>337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高雄市</text:p>
          </table:table-cell>
          <table:table-cell office:value-type="string" table:style-name="ce19">
            <text:p>男</text:p>
          </table:table-cell>
          <table:table-cell office:value-type="float" office:value="1362652" table:style-name="ce24">
            <text:p>1,362,652</text:p>
          </table:table-cell>
          <table:table-cell office:value-type="float" office:value="51783" table:style-name="ce24">
            <text:p>51,783</text:p>
          </table:table-cell>
          <table:table-cell office:value-type="float" office:value="9070" table:style-name="ce24">
            <text:p>9,070</text:p>
          </table:table-cell>
          <table:table-cell office:value-type="float" office:value="9869" table:style-name="ce24">
            <text:p>9,869</text:p>
          </table:table-cell>
          <table:table-cell office:value-type="float" office:value="10217" table:style-name="ce24">
            <text:p>10,217</text:p>
          </table:table-cell>
          <table:table-cell office:value-type="float" office:value="11027" table:style-name="ce24">
            <text:p>11,027</text:p>
          </table:table-cell>
          <table:table-cell office:value-type="float" office:value="11600" table:style-name="ce24">
            <text:p>11,600</text:p>
          </table:table-cell>
          <table:table-cell office:value-type="float" office:value="60085" table:style-name="ce24">
            <text:p>60,085</text:p>
          </table:table-cell>
          <table:table-cell office:value-type="float" office:value="12149" table:style-name="ce24">
            <text:p>12,149</text:p>
          </table:table-cell>
          <table:table-cell office:value-type="float" office:value="12036" table:style-name="ce24">
            <text:p>12,036</text:p>
          </table:table-cell>
          <table:table-cell office:value-type="float" office:value="10981" table:style-name="ce24">
            <text:p>10,981</text:p>
          </table:table-cell>
          <table:table-cell office:value-type="float" office:value="13294" table:style-name="ce24">
            <text:p>13,294</text:p>
          </table:table-cell>
          <table:table-cell office:value-type="float" office:value="11625" table:style-name="ce20">
            <text:p>11,625</text:p>
          </table:table-cell>
          <table:table-cell office:value-type="float" office:value="55186" table:style-name="ce24">
            <text:p>55,186</text:p>
          </table:table-cell>
          <table:table-cell office:value-type="float" office:value="9285" table:style-name="ce24">
            <text:p>9,285</text:p>
          </table:table-cell>
          <table:table-cell office:value-type="float" office:value="10777" table:style-name="ce24">
            <text:p>10,777</text:p>
          </table:table-cell>
          <table:table-cell office:value-type="float" office:value="11219" table:style-name="ce24">
            <text:p>11,219</text:p>
          </table:table-cell>
          <table:table-cell office:value-type="float" office:value="11987" table:style-name="ce24">
            <text:p>11,987</text:p>
          </table:table-cell>
          <table:table-cell office:value-type="float" office:value="11918" table:style-name="ce24">
            <text:p>11,918</text:p>
          </table:table-cell>
          <table:table-cell office:value-type="float" office:value="66829" table:style-name="ce24">
            <text:p>66,829</text:p>
          </table:table-cell>
          <table:table-cell office:value-type="float" office:value="12218" table:style-name="ce24">
            <text:p>12,218</text:p>
          </table:table-cell>
          <table:table-cell office:value-type="float" office:value="12611" table:style-name="ce24">
            <text:p>12,611</text:p>
          </table:table-cell>
          <table:table-cell office:value-type="float" office:value="13216" table:style-name="ce24">
            <text:p>13,216</text:p>
          </table:table-cell>
          <table:table-cell office:value-type="float" office:value="14382" table:style-name="ce24">
            <text:p>14,382</text:p>
          </table:table-cell>
          <table:table-cell office:value-type="float" office:value="14402" table:style-name="ce31">
            <text:p>14,402</text:p>
          </table:table-cell>
          <table:table-cell office:value-type="float" office:value="88433" table:style-name="ce30">
            <text:p>88,433</text:p>
          </table:table-cell>
          <table:table-cell office:value-type="float" office:value="18317" table:style-name="ce24">
            <text:p>18,317</text:p>
          </table:table-cell>
          <table:table-cell office:value-type="float" office:value="16905" table:style-name="ce24">
            <text:p>16,905</text:p>
          </table:table-cell>
          <table:table-cell office:value-type="float" office:value="15423" table:style-name="ce24">
            <text:p>15,423</text:p>
          </table:table-cell>
          <table:table-cell office:value-type="float" office:value="18649" table:style-name="ce24">
            <text:p>18,649</text:p>
          </table:table-cell>
          <table:table-cell office:value-type="float" office:value="19139" table:style-name="ce24">
            <text:p>19,139</text:p>
          </table:table-cell>
          <table:table-cell office:value-type="float" office:value="96036" table:style-name="ce24">
            <text:p>96,036</text:p>
          </table:table-cell>
          <table:table-cell office:value-type="float" office:value="19180" table:style-name="ce24">
            <text:p>19,180</text:p>
          </table:table-cell>
          <table:table-cell office:value-type="float" office:value="19380" table:style-name="ce24">
            <text:p>19,380</text:p>
          </table:table-cell>
          <table:table-cell office:value-type="float" office:value="19354" table:style-name="ce24">
            <text:p>19,354</text:p>
          </table:table-cell>
          <table:table-cell office:value-type="float" office:value="19067" table:style-name="ce24">
            <text:p>19,067</text:p>
          </table:table-cell>
          <table:table-cell office:value-type="float" office:value="19055" table:style-name="ce31">
            <text:p>19,055</text:p>
          </table:table-cell>
          <table:table-cell office:value-type="float" office:value="93861" table:style-name="ce24">
            <text:p>93,861</text:p>
          </table:table-cell>
          <table:table-cell office:value-type="float" office:value="19947" table:style-name="ce24">
            <text:p>19,947</text:p>
          </table:table-cell>
          <table:table-cell office:value-type="float" office:value="18258" table:style-name="ce24">
            <text:p>18,258</text:p>
          </table:table-cell>
          <table:table-cell office:value-type="float" office:value="20366" table:style-name="ce24">
            <text:p>20,366</text:p>
          </table:table-cell>
          <table:table-cell office:value-type="float" office:value="18042" table:style-name="ce24">
            <text:p>18,042</text:p>
          </table:table-cell>
          <table:table-cell office:value-type="float" office:value="17248" table:style-name="ce24">
            <text:p>17,248</text:p>
          </table:table-cell>
          <table:table-cell office:value-type="float" office:value="107702" table:style-name="ce24">
            <text:p>107,702</text:p>
          </table:table-cell>
          <table:table-cell office:value-type="float" office:value="19272" table:style-name="ce24">
            <text:p>19,272</text:p>
          </table:table-cell>
          <table:table-cell office:value-type="float" office:value="20965" table:style-name="ce24">
            <text:p>20,965</text:p>
          </table:table-cell>
          <table:table-cell office:value-type="float" office:value="21503" table:style-name="ce24">
            <text:p>21,503</text:p>
          </table:table-cell>
          <table:table-cell office:value-type="float" office:value="22610" table:style-name="ce24">
            <text:p>22,610</text:p>
          </table:table-cell>
          <table:table-cell office:value-type="float" office:value="23352" table:style-name="ce31">
            <text:p>23,352</text:p>
          </table:table-cell>
          <table:table-cell office:value-type="float" office:value="118745" table:style-name="ce30">
            <text:p>118,745</text:p>
          </table:table-cell>
          <table:table-cell office:value-type="float" office:value="23398" table:style-name="ce24">
            <text:p>23,398</text:p>
          </table:table-cell>
          <table:table-cell office:value-type="float" office:value="24152" table:style-name="ce24">
            <text:p>24,152</text:p>
          </table:table-cell>
          <table:table-cell office:value-type="float" office:value="23721" table:style-name="ce24">
            <text:p>23,721</text:p>
          </table:table-cell>
          <table:table-cell office:value-type="float" office:value="22339" table:style-name="ce24">
            <text:p>22,339</text:p>
          </table:table-cell>
          <table:table-cell office:value-type="float" office:value="25135" table:style-name="ce24">
            <text:p>25,135</text:p>
          </table:table-cell>
          <table:table-cell office:value-type="float" office:value="105276" table:style-name="ce24">
            <text:p>105,276</text:p>
          </table:table-cell>
          <table:table-cell office:value-type="float" office:value="21599" table:style-name="ce24">
            <text:p>21,599</text:p>
          </table:table-cell>
          <table:table-cell office:value-type="float" office:value="21006" table:style-name="ce24">
            <text:p>21,006</text:p>
          </table:table-cell>
          <table:table-cell office:value-type="float" office:value="20939" table:style-name="ce24">
            <text:p>20,939</text:p>
          </table:table-cell>
          <table:table-cell office:value-type="float" office:value="20553" table:style-name="ce24">
            <text:p>20,553</text:p>
          </table:table-cell>
          <table:table-cell office:value-type="float" office:value="21179" table:style-name="ce31">
            <text:p>21,179</text:p>
          </table:table-cell>
          <table:table-cell office:value-type="float" office:value="107437" table:style-name="ce24">
            <text:p>107,437</text:p>
          </table:table-cell>
          <table:table-cell office:value-type="float" office:value="22062" table:style-name="ce24">
            <text:p>22,062</text:p>
          </table:table-cell>
          <table:table-cell office:value-type="float" office:value="21409" table:style-name="ce24">
            <text:p>21,409</text:p>
          </table:table-cell>
          <table:table-cell office:value-type="float" office:value="21827" table:style-name="ce24">
            <text:p>21,827</text:p>
          </table:table-cell>
          <table:table-cell office:value-type="float" office:value="20870" table:style-name="ce24">
            <text:p>20,870</text:p>
          </table:table-cell>
          <table:table-cell office:value-type="float" office:value="21269" table:style-name="ce24">
            <text:p>21,269</text:p>
          </table:table-cell>
          <table:table-cell office:value-type="float" office:value="104437" table:style-name="ce24">
            <text:p>104,437</text:p>
          </table:table-cell>
          <table:table-cell office:value-type="float" office:value="20807" table:style-name="ce24">
            <text:p>20,807</text:p>
          </table:table-cell>
          <table:table-cell office:value-type="float" office:value="21173" table:style-name="ce24">
            <text:p>21,173</text:p>
          </table:table-cell>
          <table:table-cell office:value-type="float" office:value="20860" table:style-name="ce24">
            <text:p>20,860</text:p>
          </table:table-cell>
          <table:table-cell office:value-type="float" office:value="21036" table:style-name="ce24">
            <text:p>21,036</text:p>
          </table:table-cell>
          <table:table-cell office:value-type="float" office:value="20561" table:style-name="ce31">
            <text:p>20,561</text:p>
          </table:table-cell>
          <table:table-cell office:value-type="float" office:value="96109" table:style-name="ce30">
            <text:p>96,109</text:p>
          </table:table-cell>
          <table:table-cell office:value-type="float" office:value="19855" table:style-name="ce24">
            <text:p>19,855</text:p>
          </table:table-cell>
          <table:table-cell office:value-type="float" office:value="19796" table:style-name="ce24">
            <text:p>19,796</text:p>
          </table:table-cell>
          <table:table-cell office:value-type="float" office:value="19335" table:style-name="ce24">
            <text:p>19,335</text:p>
          </table:table-cell>
          <table:table-cell office:value-type="float" office:value="18098" table:style-name="ce24">
            <text:p>18,098</text:p>
          </table:table-cell>
          <table:table-cell office:value-type="float" office:value="19025" table:style-name="ce24">
            <text:p>19,025</text:p>
          </table:table-cell>
          <table:table-cell office:value-type="float" office:value="85052" table:style-name="ce24">
            <text:p>85,052</text:p>
          </table:table-cell>
          <table:table-cell office:value-type="float" office:value="18167" table:style-name="ce24">
            <text:p>18,167</text:p>
          </table:table-cell>
          <table:table-cell office:value-type="float" office:value="17531" table:style-name="ce24">
            <text:p>17,531</text:p>
          </table:table-cell>
          <table:table-cell office:value-type="float" office:value="16950" table:style-name="ce24">
            <text:p>16,950</text:p>
          </table:table-cell>
          <table:table-cell office:value-type="float" office:value="16004" table:style-name="ce24">
            <text:p>16,004</text:p>
          </table:table-cell>
          <table:table-cell office:value-type="float" office:value="16400" table:style-name="ce31">
            <text:p>16,400</text:p>
          </table:table-cell>
          <table:table-cell office:value-type="float" office:value="54723" table:style-name="ce30">
            <text:p>54,723</text:p>
          </table:table-cell>
          <table:table-cell office:value-type="float" office:value="14461" table:style-name="ce24">
            <text:p>14,461</text:p>
          </table:table-cell>
          <table:table-cell office:value-type="float" office:value="12386" table:style-name="ce24">
            <text:p>12,386</text:p>
          </table:table-cell>
          <table:table-cell office:value-type="float" office:value="10958" table:style-name="ce24">
            <text:p>10,958</text:p>
          </table:table-cell>
          <table:table-cell office:value-type="float" office:value="9734" table:style-name="ce24">
            <text:p>9,734</text:p>
          </table:table-cell>
          <table:table-cell office:value-type="float" office:value="7184" table:style-name="ce24">
            <text:p>7,184</text:p>
          </table:table-cell>
          <table:table-cell office:value-type="float" office:value="31860" table:style-name="ce24">
            <text:p>31,860</text:p>
          </table:table-cell>
          <table:table-cell office:value-type="float" office:value="5966" table:style-name="ce24">
            <text:p>5,966</text:p>
          </table:table-cell>
          <table:table-cell office:value-type="float" office:value="6900" table:style-name="ce24">
            <text:p>6,900</text:p>
          </table:table-cell>
          <table:table-cell office:value-type="float" office:value="6807" table:style-name="ce24">
            <text:p>6,807</text:p>
          </table:table-cell>
          <table:table-cell office:value-type="float" office:value="6189" table:style-name="ce24">
            <text:p>6,189</text:p>
          </table:table-cell>
          <table:table-cell office:value-type="float" office:value="5998" table:style-name="ce31">
            <text:p>5,998</text:p>
          </table:table-cell>
          <table:table-cell office:value-type="float" office:value="20905" table:style-name="ce30">
            <text:p>20,905</text:p>
          </table:table-cell>
          <table:table-cell office:value-type="float" office:value="5275" table:style-name="ce24">
            <text:p>5,275</text:p>
          </table:table-cell>
          <table:table-cell office:value-type="float" office:value="4831" table:style-name="ce24">
            <text:p>4,831</text:p>
          </table:table-cell>
          <table:table-cell office:value-type="float" office:value="4115" table:style-name="ce24">
            <text:p>4,115</text:p>
          </table:table-cell>
          <table:table-cell office:value-type="float" office:value="3552" table:style-name="ce24">
            <text:p>3,552</text:p>
          </table:table-cell>
          <table:table-cell office:value-type="float" office:value="3132" table:style-name="ce24">
            <text:p>3,132</text:p>
          </table:table-cell>
          <table:table-cell office:value-type="float" office:value="11144" table:style-name="ce24">
            <text:p>11,144</text:p>
          </table:table-cell>
          <table:table-cell office:value-type="float" office:value="2776" table:style-name="ce24">
            <text:p>2,776</text:p>
          </table:table-cell>
          <table:table-cell office:value-type="float" office:value="2465" table:style-name="ce24">
            <text:p>2,465</text:p>
          </table:table-cell>
          <table:table-cell office:value-type="float" office:value="2145" table:style-name="ce24">
            <text:p>2,145</text:p>
          </table:table-cell>
          <table:table-cell office:value-type="float" office:value="1954" table:style-name="ce24">
            <text:p>1,954</text:p>
          </table:table-cell>
          <table:table-cell office:value-type="float" office:value="1804" table:style-name="ce31">
            <text:p>1,804</text:p>
          </table:table-cell>
          <table:table-cell office:value-type="float" office:value="5619" table:style-name="ce30">
            <text:p>5,619</text:p>
          </table:table-cell>
          <table:table-cell office:value-type="float" office:value="1637" table:style-name="ce24">
            <text:p>1,637</text:p>
          </table:table-cell>
          <table:table-cell office:value-type="float" office:value="1369" table:style-name="ce24">
            <text:p>1,369</text:p>
          </table:table-cell>
          <table:table-cell office:value-type="float" office:value="1048" table:style-name="ce24">
            <text:p>1,048</text:p>
          </table:table-cell>
          <table:table-cell office:value-type="float" office:value="928" table:style-name="ce24">
            <text:p>928</text:p>
          </table:table-cell>
          <table:table-cell office:value-type="float" office:value="637" table:style-name="ce24">
            <text:p>637</text:p>
          </table:table-cell>
          <table:table-cell office:value-type="float" office:value="1269" table:style-name="ce24">
            <text:p>1,269</text:p>
          </table:table-cell>
          <table:table-cell office:value-type="float" office:value="517" table:style-name="ce24">
            <text:p>517</text:p>
          </table:table-cell>
          <table:table-cell office:value-type="float" office:value="303" table:style-name="ce24">
            <text:p>303</text:p>
          </table:table-cell>
          <table:table-cell office:value-type="float" office:value="196" table:style-name="ce24">
            <text:p>196</text:p>
          </table:table-cell>
          <table:table-cell office:value-type="float" office:value="170" table:style-name="ce24">
            <text:p>170</text:p>
          </table:table-cell>
          <table:table-cell office:value-type="float" office:value="83" table:style-name="ce24">
            <text:p>83</text:p>
          </table:table-cell>
          <table:table-cell office:value-type="float" office:value="161" table:style-name="ce24">
            <text:p>161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6">
            <text:p>女</text:p>
          </table:table-cell>
          <table:table-cell office:value-type="float" office:value="1400405" table:style-name="ce28">
            <text:p>1,400,405</text:p>
          </table:table-cell>
          <table:table-cell office:value-type="float" office:value="48079" table:style-name="ce27">
            <text:p>48,079</text:p>
          </table:table-cell>
          <table:table-cell office:value-type="float" office:value="8405" table:style-name="ce27">
            <text:p>8,405</text:p>
          </table:table-cell>
          <table:table-cell office:value-type="float" office:value="9243" table:style-name="ce27">
            <text:p>9,243</text:p>
          </table:table-cell>
          <table:table-cell office:value-type="float" office:value="9541" table:style-name="ce27">
            <text:p>9,541</text:p>
          </table:table-cell>
          <table:table-cell office:value-type="float" office:value="10060" table:style-name="ce27">
            <text:p>10,060</text:p>
          </table:table-cell>
          <table:table-cell office:value-type="float" office:value="10830" table:style-name="ce27">
            <text:p>10,830</text:p>
          </table:table-cell>
          <table:table-cell office:value-type="float" office:value="55745" table:style-name="ce27">
            <text:p>55,745</text:p>
          </table:table-cell>
          <table:table-cell office:value-type="float" office:value="11153" table:style-name="ce27">
            <text:p>11,153</text:p>
          </table:table-cell>
          <table:table-cell office:value-type="float" office:value="11272" table:style-name="ce27">
            <text:p>11,272</text:p>
          </table:table-cell>
          <table:table-cell office:value-type="float" office:value="10172" table:style-name="ce27">
            <text:p>10,172</text:p>
          </table:table-cell>
          <table:table-cell office:value-type="float" office:value="12481" table:style-name="ce27">
            <text:p>12,481</text:p>
          </table:table-cell>
          <table:table-cell office:value-type="float" office:value="10667" table:style-name="ce27">
            <text:p>10,667</text:p>
          </table:table-cell>
          <table:table-cell office:value-type="float" office:value="51069" table:style-name="ce27">
            <text:p>51,069</text:p>
          </table:table-cell>
          <table:table-cell office:value-type="float" office:value="8658" table:style-name="ce27">
            <text:p>8,658</text:p>
          </table:table-cell>
          <table:table-cell office:value-type="float" office:value="10147" table:style-name="ce27">
            <text:p>10,147</text:p>
          </table:table-cell>
          <table:table-cell office:value-type="float" office:value="10496" table:style-name="ce27">
            <text:p>10,496</text:p>
          </table:table-cell>
          <table:table-cell office:value-type="float" office:value="10710" table:style-name="ce27">
            <text:p>10,710</text:p>
          </table:table-cell>
          <table:table-cell office:value-type="float" office:value="11058" table:style-name="ce27">
            <text:p>11,058</text:p>
          </table:table-cell>
          <table:table-cell office:value-type="float" office:value="61699" table:style-name="ce27">
            <text:p>61,699</text:p>
          </table:table-cell>
          <table:table-cell office:value-type="float" office:value="11267" table:style-name="ce27">
            <text:p>11,267</text:p>
          </table:table-cell>
          <table:table-cell office:value-type="float" office:value="11500" table:style-name="ce27">
            <text:p>11,500</text:p>
          </table:table-cell>
          <table:table-cell office:value-type="float" office:value="12245" table:style-name="ce27">
            <text:p>12,245</text:p>
          </table:table-cell>
          <table:table-cell office:value-type="float" office:value="13243" table:style-name="ce27">
            <text:p>13,243</text:p>
          </table:table-cell>
          <table:table-cell office:value-type="float" office:value="13444" table:style-name="ce34">
            <text:p>13,444</text:p>
          </table:table-cell>
          <table:table-cell office:value-type="float" office:value="82481" table:style-name="ce33">
            <text:p>82,481</text:p>
          </table:table-cell>
          <table:table-cell office:value-type="float" office:value="16647" table:style-name="ce27">
            <text:p>16,647</text:p>
          </table:table-cell>
          <table:table-cell office:value-type="float" office:value="15858" table:style-name="ce27">
            <text:p>15,858</text:p>
          </table:table-cell>
          <table:table-cell office:value-type="float" office:value="14590" table:style-name="ce27">
            <text:p>14,590</text:p>
          </table:table-cell>
          <table:table-cell office:value-type="float" office:value="17496" table:style-name="ce27">
            <text:p>17,496</text:p>
          </table:table-cell>
          <table:table-cell office:value-type="float" office:value="17890" table:style-name="ce27">
            <text:p>17,890</text:p>
          </table:table-cell>
          <table:table-cell office:value-type="float" office:value="88954" table:style-name="ce27">
            <text:p>88,954</text:p>
          </table:table-cell>
          <table:table-cell office:value-type="float" office:value="17899" table:style-name="ce27">
            <text:p>17,899</text:p>
          </table:table-cell>
          <table:table-cell office:value-type="float" office:value="17939" table:style-name="ce27">
            <text:p>17,939</text:p>
          </table:table-cell>
          <table:table-cell office:value-type="float" office:value="18052" table:style-name="ce27">
            <text:p>18,052</text:p>
          </table:table-cell>
          <table:table-cell office:value-type="float" office:value="17455" table:style-name="ce27">
            <text:p>17,455</text:p>
          </table:table-cell>
          <table:table-cell office:value-type="float" office:value="17609" table:style-name="ce34">
            <text:p>17,609</text:p>
          </table:table-cell>
          <table:table-cell office:value-type="float" office:value="88768" table:style-name="ce27">
            <text:p>88,768</text:p>
          </table:table-cell>
          <table:table-cell office:value-type="float" office:value="18374" table:style-name="ce27">
            <text:p>18,374</text:p>
          </table:table-cell>
          <table:table-cell office:value-type="float" office:value="17291" table:style-name="ce27">
            <text:p>17,291</text:p>
          </table:table-cell>
          <table:table-cell office:value-type="float" office:value="19424" table:style-name="ce27">
            <text:p>19,424</text:p>
          </table:table-cell>
          <table:table-cell office:value-type="float" office:value="17074" table:style-name="ce27">
            <text:p>17,074</text:p>
          </table:table-cell>
          <table:table-cell office:value-type="float" office:value="16605" table:style-name="ce27">
            <text:p>16,605</text:p>
          </table:table-cell>
          <table:table-cell office:value-type="float" office:value="108304" table:style-name="ce27">
            <text:p>108,304</text:p>
          </table:table-cell>
          <table:table-cell office:value-type="float" office:value="18760" table:style-name="ce27">
            <text:p>18,760</text:p>
          </table:table-cell>
          <table:table-cell office:value-type="float" office:value="21078" table:style-name="ce27">
            <text:p>21,078</text:p>
          </table:table-cell>
          <table:table-cell office:value-type="float" office:value="21442" table:style-name="ce27">
            <text:p>21,442</text:p>
          </table:table-cell>
          <table:table-cell office:value-type="float" office:value="23070" table:style-name="ce27">
            <text:p>23,070</text:p>
          </table:table-cell>
          <table:table-cell office:value-type="float" office:value="23954" table:style-name="ce34">
            <text:p>23,954</text:p>
          </table:table-cell>
          <table:table-cell office:value-type="float" office:value="122718" table:style-name="ce33">
            <text:p>122,718</text:p>
          </table:table-cell>
          <table:table-cell office:value-type="float" office:value="24106" table:style-name="ce27">
            <text:p>24,106</text:p>
          </table:table-cell>
          <table:table-cell office:value-type="float" office:value="24737" table:style-name="ce27">
            <text:p>24,737</text:p>
          </table:table-cell>
          <table:table-cell office:value-type="float" office:value="24638" table:style-name="ce27">
            <text:p>24,638</text:p>
          </table:table-cell>
          <table:table-cell office:value-type="float" office:value="23369" table:style-name="ce27">
            <text:p>23,369</text:p>
          </table:table-cell>
          <table:table-cell office:value-type="float" office:value="25868" table:style-name="ce27">
            <text:p>25,868</text:p>
          </table:table-cell>
          <table:table-cell office:value-type="float" office:value="110392" table:style-name="ce27">
            <text:p>110,392</text:p>
          </table:table-cell>
          <table:table-cell office:value-type="float" office:value="22513" table:style-name="ce27">
            <text:p>22,513</text:p>
          </table:table-cell>
          <table:table-cell office:value-type="float" office:value="22182" table:style-name="ce27">
            <text:p>22,182</text:p>
          </table:table-cell>
          <table:table-cell office:value-type="float" office:value="21946" table:style-name="ce27">
            <text:p>21,946</text:p>
          </table:table-cell>
          <table:table-cell office:value-type="float" office:value="21709" table:style-name="ce27">
            <text:p>21,709</text:p>
          </table:table-cell>
          <table:table-cell office:value-type="float" office:value="22042" table:style-name="ce34">
            <text:p>22,042</text:p>
          </table:table-cell>
          <table:table-cell office:value-type="float" office:value="110554" table:style-name="ce27">
            <text:p>110,554</text:p>
          </table:table-cell>
          <table:table-cell office:value-type="float" office:value="22561" table:style-name="ce27">
            <text:p>22,561</text:p>
          </table:table-cell>
          <table:table-cell office:value-type="float" office:value="22329" table:style-name="ce27">
            <text:p>22,329</text:p>
          </table:table-cell>
          <table:table-cell office:value-type="float" office:value="22346" table:style-name="ce27">
            <text:p>22,346</text:p>
          </table:table-cell>
          <table:table-cell office:value-type="float" office:value="21298" table:style-name="ce27">
            <text:p>21,298</text:p>
          </table:table-cell>
          <table:table-cell office:value-type="float" office:value="22020" table:style-name="ce27">
            <text:p>22,020</text:p>
          </table:table-cell>
          <table:table-cell office:value-type="float" office:value="110674" table:style-name="ce27">
            <text:p>110,674</text:p>
          </table:table-cell>
          <table:table-cell office:value-type="float" office:value="21747" table:style-name="ce27">
            <text:p>21,747</text:p>
          </table:table-cell>
          <table:table-cell office:value-type="float" office:value="22094" table:style-name="ce27">
            <text:p>22,094</text:p>
          </table:table-cell>
          <table:table-cell office:value-type="float" office:value="22126" table:style-name="ce27">
            <text:p>22,126</text:p>
          </table:table-cell>
          <table:table-cell office:value-type="float" office:value="22642" table:style-name="ce27">
            <text:p>22,642</text:p>
          </table:table-cell>
          <table:table-cell office:value-type="float" office:value="22065" table:style-name="ce34">
            <text:p>22,065</text:p>
          </table:table-cell>
          <table:table-cell office:value-type="float" office:value="106659" table:style-name="ce33">
            <text:p>106,659</text:p>
          </table:table-cell>
          <table:table-cell office:value-type="float" office:value="21817" table:style-name="ce27">
            <text:p>21,817</text:p>
          </table:table-cell>
          <table:table-cell office:value-type="float" office:value="21534" table:style-name="ce27">
            <text:p>21,534</text:p>
          </table:table-cell>
          <table:table-cell office:value-type="float" office:value="21463" table:style-name="ce27">
            <text:p>21,463</text:p>
          </table:table-cell>
          <table:table-cell office:value-type="float" office:value="20393" table:style-name="ce27">
            <text:p>20,393</text:p>
          </table:table-cell>
          <table:table-cell office:value-type="float" office:value="21452" table:style-name="ce27">
            <text:p>21,452</text:p>
          </table:table-cell>
          <table:table-cell office:value-type="float" office:value="97896" table:style-name="ce27">
            <text:p>97,896</text:p>
          </table:table-cell>
          <table:table-cell office:value-type="float" office:value="20808" table:style-name="ce27">
            <text:p>20,808</text:p>
          </table:table-cell>
          <table:table-cell office:value-type="float" office:value="20007" table:style-name="ce27">
            <text:p>20,007</text:p>
          </table:table-cell>
          <table:table-cell office:value-type="float" office:value="19301" table:style-name="ce27">
            <text:p>19,301</text:p>
          </table:table-cell>
          <table:table-cell office:value-type="float" office:value="18685" table:style-name="ce27">
            <text:p>18,685</text:p>
          </table:table-cell>
          <table:table-cell office:value-type="float" office:value="19095" table:style-name="ce34">
            <text:p>19,095</text:p>
          </table:table-cell>
          <table:table-cell office:value-type="float" office:value="64153" table:style-name="ce33">
            <text:p>64,153</text:p>
          </table:table-cell>
          <table:table-cell office:value-type="float" office:value="16698" table:style-name="ce27">
            <text:p>16,698</text:p>
          </table:table-cell>
          <table:table-cell office:value-type="float" office:value="14669" table:style-name="ce27">
            <text:p>14,669</text:p>
          </table:table-cell>
          <table:table-cell office:value-type="float" office:value="12979" table:style-name="ce27">
            <text:p>12,979</text:p>
          </table:table-cell>
          <table:table-cell office:value-type="float" office:value="11084" table:style-name="ce27">
            <text:p>11,084</text:p>
          </table:table-cell>
          <table:table-cell office:value-type="float" office:value="8723" table:style-name="ce27">
            <text:p>8,723</text:p>
          </table:table-cell>
          <table:table-cell office:value-type="float" office:value="39390" table:style-name="ce27">
            <text:p>39,390</text:p>
          </table:table-cell>
          <table:table-cell office:value-type="float" office:value="7235" table:style-name="ce27">
            <text:p>7,235</text:p>
          </table:table-cell>
          <table:table-cell office:value-type="float" office:value="8504" table:style-name="ce27">
            <text:p>8,504</text:p>
          </table:table-cell>
          <table:table-cell office:value-type="float" office:value="8284" table:style-name="ce27">
            <text:p>8,284</text:p>
          </table:table-cell>
          <table:table-cell office:value-type="float" office:value="7792" table:style-name="ce27">
            <text:p>7,792</text:p>
          </table:table-cell>
          <table:table-cell office:value-type="float" office:value="7575" table:style-name="ce34">
            <text:p>7,575</text:p>
          </table:table-cell>
          <table:table-cell office:value-type="float" office:value="29762" table:style-name="ce33">
            <text:p>29,762</text:p>
          </table:table-cell>
          <table:table-cell office:value-type="float" office:value="7233" table:style-name="ce27">
            <text:p>7,233</text:p>
          </table:table-cell>
          <table:table-cell office:value-type="float" office:value="6702" table:style-name="ce27">
            <text:p>6,702</text:p>
          </table:table-cell>
          <table:table-cell office:value-type="float" office:value="5985" table:style-name="ce27">
            <text:p>5,985</text:p>
          </table:table-cell>
          <table:table-cell office:value-type="float" office:value="5332" table:style-name="ce27">
            <text:p>5,332</text:p>
          </table:table-cell>
          <table:table-cell office:value-type="float" office:value="4510" table:style-name="ce27">
            <text:p>4,510</text:p>
          </table:table-cell>
          <table:table-cell office:value-type="float" office:value="15542" table:style-name="ce27">
            <text:p>15,542</text:p>
          </table:table-cell>
          <table:table-cell office:value-type="float" office:value="4246" table:style-name="ce27">
            <text:p>4,246</text:p>
          </table:table-cell>
          <table:table-cell office:value-type="float" office:value="3596" table:style-name="ce27">
            <text:p>3,596</text:p>
          </table:table-cell>
          <table:table-cell office:value-type="float" office:value="2942" table:style-name="ce27">
            <text:p>2,942</text:p>
          </table:table-cell>
          <table:table-cell office:value-type="float" office:value="2553" table:style-name="ce27">
            <text:p>2,553</text:p>
          </table:table-cell>
          <table:table-cell office:value-type="float" office:value="2205" table:style-name="ce34">
            <text:p>2,205</text:p>
          </table:table-cell>
          <table:table-cell office:value-type="float" office:value="6023" table:style-name="ce33">
            <text:p>6,023</text:p>
          </table:table-cell>
          <table:table-cell office:value-type="float" office:value="1844" table:style-name="ce27">
            <text:p>1,844</text:p>
          </table:table-cell>
          <table:table-cell office:value-type="float" office:value="1429" table:style-name="ce27">
            <text:p>1,429</text:p>
          </table:table-cell>
          <table:table-cell office:value-type="float" office:value="1191" table:style-name="ce27">
            <text:p>1,191</text:p>
          </table:table-cell>
          <table:table-cell office:value-type="float" office:value="844" table:style-name="ce27">
            <text:p>844</text:p>
          </table:table-cell>
          <table:table-cell office:value-type="float" office:value="715" table:style-name="ce27">
            <text:p>715</text:p>
          </table:table-cell>
          <table:table-cell office:value-type="float" office:value="1367" table:style-name="ce27">
            <text:p>1,367</text:p>
          </table:table-cell>
          <table:table-cell office:value-type="float" office:value="502" table:style-name="ce27">
            <text:p>502</text:p>
          </table:table-cell>
          <table:table-cell office:value-type="float" office:value="338" table:style-name="ce27">
            <text:p>338</text:p>
          </table:table-cell>
          <table:table-cell office:value-type="float" office:value="234" table:style-name="ce27">
            <text:p>234</text:p>
          </table:table-cell>
          <table:table-cell office:value-type="float" office:value="170" table:style-name="ce27">
            <text:p>170</text:p>
          </table:table-cell>
          <table:table-cell office:value-type="float" office:value="123" table:style-name="ce27">
            <text:p>123</text:p>
          </table:table-cell>
          <table:table-cell office:value-type="float" office:value="176" table:style-name="ce28">
            <text:p>176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37">
            <text:p>計</text:p>
          </table:table-cell>
          <table:table-cell office:value-type="float" office:value="7035898" table:style-name="ce24">
            <text:p>7,035,898</text:p>
          </table:table-cell>
          <table:table-cell office:value-type="float" office:value="254441" table:style-name="ce24">
            <text:p>254,441</text:p>
          </table:table-cell>
          <table:table-cell office:value-type="float" office:value="44280" table:style-name="ce24">
            <text:p>44,280</text:p>
          </table:table-cell>
          <table:table-cell office:value-type="float" office:value="49375" table:style-name="ce24">
            <text:p>49,375</text:p>
          </table:table-cell>
          <table:table-cell office:value-type="float" office:value="50169" table:style-name="ce24">
            <text:p>50,169</text:p>
          </table:table-cell>
          <table:table-cell office:value-type="float" office:value="53449" table:style-name="ce24">
            <text:p>53,449</text:p>
          </table:table-cell>
          <table:table-cell office:value-type="float" office:value="57168" table:style-name="ce24">
            <text:p>57,168</text:p>
          </table:table-cell>
          <table:table-cell office:value-type="float" office:value="301315" table:style-name="ce24">
            <text:p>301,315</text:p>
          </table:table-cell>
          <table:table-cell office:value-type="float" office:value="59178" table:style-name="ce24">
            <text:p>59,178</text:p>
          </table:table-cell>
          <table:table-cell office:value-type="float" office:value="60527" table:style-name="ce24">
            <text:p>60,527</text:p>
          </table:table-cell>
          <table:table-cell office:value-type="float" office:value="55314" table:style-name="ce24">
            <text:p>55,314</text:p>
          </table:table-cell>
          <table:table-cell office:value-type="float" office:value="67125" table:style-name="ce24">
            <text:p>67,125</text:p>
          </table:table-cell>
          <table:table-cell office:value-type="float" office:value="59171" table:style-name="ce20">
            <text:p>59,171</text:p>
          </table:table-cell>
          <table:table-cell office:value-type="float" office:value="289632" table:style-name="ce24">
            <text:p>289,632</text:p>
          </table:table-cell>
          <table:table-cell office:value-type="float" office:value="49981" table:style-name="ce24">
            <text:p>49,981</text:p>
          </table:table-cell>
          <table:table-cell office:value-type="float" office:value="56931" table:style-name="ce24">
            <text:p>56,931</text:p>
          </table:table-cell>
          <table:table-cell office:value-type="float" office:value="58771" table:style-name="ce24">
            <text:p>58,771</text:p>
          </table:table-cell>
          <table:table-cell office:value-type="float" office:value="61271" table:style-name="ce24">
            <text:p>61,271</text:p>
          </table:table-cell>
          <table:table-cell office:value-type="float" office:value="62678" table:style-name="ce20">
            <text:p>62,678</text:p>
          </table:table-cell>
          <table:table-cell office:value-type="float" office:value="360166" table:style-name="ce24">
            <text:p>360,166</text:p>
          </table:table-cell>
          <table:table-cell office:value-type="float" office:value="63592" table:style-name="ce24">
            <text:p>63,592</text:p>
          </table:table-cell>
          <table:table-cell office:value-type="float" office:value="67893" table:style-name="ce24">
            <text:p>67,893</text:p>
          </table:table-cell>
          <table:table-cell office:value-type="float" office:value="70518" table:style-name="ce24">
            <text:p>70,518</text:p>
          </table:table-cell>
          <table:table-cell office:value-type="float" office:value="77974" table:style-name="ce24">
            <text:p>77,974</text:p>
          </table:table-cell>
          <table:table-cell office:value-type="float" office:value="80189" table:style-name="ce20">
            <text:p>80,189</text:p>
          </table:table-cell>
          <table:table-cell office:value-type="float" office:value="466634" table:style-name="ce24">
            <text:p>466,634</text:p>
          </table:table-cell>
          <table:table-cell office:value-type="float" office:value="94739" table:style-name="ce24">
            <text:p>94,739</text:p>
          </table:table-cell>
          <table:table-cell office:value-type="float" office:value="89206" table:style-name="ce24">
            <text:p>89,206</text:p>
          </table:table-cell>
          <table:table-cell office:value-type="float" office:value="83767" table:style-name="ce24">
            <text:p>83,767</text:p>
          </table:table-cell>
          <table:table-cell office:value-type="float" office:value="98511" table:style-name="ce24">
            <text:p>98,511</text:p>
          </table:table-cell>
          <table:table-cell office:value-type="float" office:value="100411" table:style-name="ce20">
            <text:p>100,411</text:p>
          </table:table-cell>
          <table:table-cell office:value-type="float" office:value="486997" table:style-name="ce24">
            <text:p>486,997</text:p>
          </table:table-cell>
          <table:table-cell office:value-type="float" office:value="99387" table:style-name="ce24">
            <text:p>99,387</text:p>
          </table:table-cell>
          <table:table-cell office:value-type="float" office:value="98646" table:style-name="ce24">
            <text:p>98,646</text:p>
          </table:table-cell>
          <table:table-cell office:value-type="float" office:value="98529" table:style-name="ce24">
            <text:p>98,529</text:p>
          </table:table-cell>
          <table:table-cell office:value-type="float" office:value="96544" table:style-name="ce24">
            <text:p>96,544</text:p>
          </table:table-cell>
          <table:table-cell office:value-type="float" office:value="93891" table:style-name="ce20">
            <text:p>93,891</text:p>
          </table:table-cell>
          <table:table-cell office:value-type="float" office:value="458335" table:style-name="ce24">
            <text:p>458,335</text:p>
          </table:table-cell>
          <table:table-cell office:value-type="float" office:value="96478" table:style-name="ce24">
            <text:p>96,478</text:p>
          </table:table-cell>
          <table:table-cell office:value-type="float" office:value="90247" table:style-name="ce24">
            <text:p>90,247</text:p>
          </table:table-cell>
          <table:table-cell office:value-type="float" office:value="97228" table:style-name="ce24">
            <text:p>97,228</text:p>
          </table:table-cell>
          <table:table-cell office:value-type="float" office:value="88400" table:style-name="ce24">
            <text:p>88,400</text:p>
          </table:table-cell>
          <table:table-cell office:value-type="float" office:value="85982" table:style-name="ce20">
            <text:p>85,982</text:p>
          </table:table-cell>
          <table:table-cell office:value-type="float" office:value="532060" table:style-name="ce24">
            <text:p>532,060</text:p>
          </table:table-cell>
          <table:table-cell office:value-type="float" office:value="94912" table:style-name="ce24">
            <text:p>94,912</text:p>
          </table:table-cell>
          <table:table-cell office:value-type="float" office:value="102765" table:style-name="ce24">
            <text:p>102,765</text:p>
          </table:table-cell>
          <table:table-cell office:value-type="float" office:value="106689" table:style-name="ce24">
            <text:p>106,689</text:p>
          </table:table-cell>
          <table:table-cell office:value-type="float" office:value="112098" table:style-name="ce24">
            <text:p>112,098</text:p>
          </table:table-cell>
          <table:table-cell office:value-type="float" office:value="115596" table:style-name="ce20">
            <text:p>115,596</text:p>
          </table:table-cell>
          <table:table-cell office:value-type="float" office:value="574449" table:style-name="ce24">
            <text:p>574,449</text:p>
          </table:table-cell>
          <table:table-cell office:value-type="float" office:value="115409" table:style-name="ce24">
            <text:p>115,409</text:p>
          </table:table-cell>
          <table:table-cell office:value-type="float" office:value="116729" table:style-name="ce24">
            <text:p>116,729</text:p>
          </table:table-cell>
          <table:table-cell office:value-type="float" office:value="114783" table:style-name="ce24">
            <text:p>114,783</text:p>
          </table:table-cell>
          <table:table-cell office:value-type="float" office:value="109505" table:style-name="ce24">
            <text:p>109,505</text:p>
          </table:table-cell>
          <table:table-cell office:value-type="float" office:value="118023" table:style-name="ce20">
            <text:p>118,023</text:p>
          </table:table-cell>
          <table:table-cell office:value-type="float" office:value="511639" table:style-name="ce24">
            <text:p>511,639</text:p>
          </table:table-cell>
          <table:table-cell office:value-type="float" office:value="103912" table:style-name="ce24">
            <text:p>103,912</text:p>
          </table:table-cell>
          <table:table-cell office:value-type="float" office:value="101533" table:style-name="ce24">
            <text:p>101,533</text:p>
          </table:table-cell>
          <table:table-cell office:value-type="float" office:value="100685" table:style-name="ce24">
            <text:p>100,685</text:p>
          </table:table-cell>
          <table:table-cell office:value-type="float" office:value="101353" table:style-name="ce24">
            <text:p>101,353</text:p>
          </table:table-cell>
          <table:table-cell office:value-type="float" office:value="104156" table:style-name="ce20">
            <text:p>104,156</text:p>
          </table:table-cell>
          <table:table-cell office:value-type="float" office:value="536876" table:style-name="ce24">
            <text:p>536,876</text:p>
          </table:table-cell>
          <table:table-cell office:value-type="float" office:value="107463" table:style-name="ce24">
            <text:p>107,463</text:p>
          </table:table-cell>
          <table:table-cell office:value-type="float" office:value="108265" table:style-name="ce24">
            <text:p>108,265</text:p>
          </table:table-cell>
          <table:table-cell office:value-type="float" office:value="107873" table:style-name="ce24">
            <text:p>107,873</text:p>
          </table:table-cell>
          <table:table-cell office:value-type="float" office:value="105000" table:style-name="ce24">
            <text:p>105,000</text:p>
          </table:table-cell>
          <table:table-cell office:value-type="float" office:value="108275" table:style-name="ce20">
            <text:p>108,275</text:p>
          </table:table-cell>
          <table:table-cell office:value-type="float" office:value="550348" table:style-name="ce24">
            <text:p>550,348</text:p>
          </table:table-cell>
          <table:table-cell office:value-type="float" office:value="108383" table:style-name="ce24">
            <text:p>108,383</text:p>
          </table:table-cell>
          <table:table-cell office:value-type="float" office:value="110771" table:style-name="ce24">
            <text:p>110,771</text:p>
          </table:table-cell>
          <table:table-cell office:value-type="float" office:value="110448" table:style-name="ce24">
            <text:p>110,448</text:p>
          </table:table-cell>
          <table:table-cell office:value-type="float" office:value="111238" table:style-name="ce24">
            <text:p>111,238</text:p>
          </table:table-cell>
          <table:table-cell office:value-type="float" office:value="109508" table:style-name="ce20">
            <text:p>109,508</text:p>
          </table:table-cell>
          <table:table-cell office:value-type="float" office:value="501694" table:style-name="ce24">
            <text:p>501,694</text:p>
          </table:table-cell>
          <table:table-cell office:value-type="float" office:value="104716" table:style-name="ce24">
            <text:p>104,716</text:p>
          </table:table-cell>
          <table:table-cell office:value-type="float" office:value="105979" table:style-name="ce24">
            <text:p>105,979</text:p>
          </table:table-cell>
          <table:table-cell office:value-type="float" office:value="101999" table:style-name="ce24">
            <text:p>101,999</text:p>
          </table:table-cell>
          <table:table-cell office:value-type="float" office:value="91888" table:style-name="ce24">
            <text:p>91,888</text:p>
          </table:table-cell>
          <table:table-cell office:value-type="float" office:value="97112" table:style-name="ce20">
            <text:p>97,112</text:p>
          </table:table-cell>
          <table:table-cell office:value-type="float" office:value="420545" table:style-name="ce24">
            <text:p>420,545</text:p>
          </table:table-cell>
          <table:table-cell office:value-type="float" office:value="90472" table:style-name="ce24">
            <text:p>90,472</text:p>
          </table:table-cell>
          <table:table-cell office:value-type="float" office:value="87392" table:style-name="ce24">
            <text:p>87,392</text:p>
          </table:table-cell>
          <table:table-cell office:value-type="float" office:value="82839" table:style-name="ce24">
            <text:p>82,839</text:p>
          </table:table-cell>
          <table:table-cell office:value-type="float" office:value="78833" table:style-name="ce24">
            <text:p>78,833</text:p>
          </table:table-cell>
          <table:table-cell office:value-type="float" office:value="81009" table:style-name="ce20">
            <text:p>81,009</text:p>
          </table:table-cell>
          <table:table-cell office:value-type="float" office:value="277678" table:style-name="ce24">
            <text:p>277,678</text:p>
          </table:table-cell>
          <table:table-cell office:value-type="float" office:value="69081" table:style-name="ce24">
            <text:p>69,081</text:p>
          </table:table-cell>
          <table:table-cell office:value-type="float" office:value="62276" table:style-name="ce24">
            <text:p>62,276</text:p>
          </table:table-cell>
          <table:table-cell office:value-type="float" office:value="55697" table:style-name="ce24">
            <text:p>55,697</text:p>
          </table:table-cell>
          <table:table-cell office:value-type="float" office:value="49774" table:style-name="ce24">
            <text:p>49,774</text:p>
          </table:table-cell>
          <table:table-cell office:value-type="float" office:value="40850" table:style-name="ce20">
            <text:p>40,850</text:p>
          </table:table-cell>
          <table:table-cell office:value-type="float" office:value="195272" table:style-name="ce24">
            <text:p>195,272</text:p>
          </table:table-cell>
          <table:table-cell office:value-type="float" office:value="33335" table:style-name="ce24">
            <text:p>33,335</text:p>
          </table:table-cell>
          <table:table-cell office:value-type="float" office:value="40036" table:style-name="ce24">
            <text:p>40,036</text:p>
          </table:table-cell>
          <table:table-cell office:value-type="float" office:value="41130" table:style-name="ce24">
            <text:p>41,130</text:p>
          </table:table-cell>
          <table:table-cell office:value-type="float" office:value="40861" table:style-name="ce24">
            <text:p>40,861</text:p>
          </table:table-cell>
          <table:table-cell office:value-type="float" office:value="39910" table:style-name="ce20">
            <text:p>39,910</text:p>
          </table:table-cell>
          <table:table-cell office:value-type="float" office:value="167895" table:style-name="ce24">
            <text:p>167,895</text:p>
          </table:table-cell>
          <table:table-cell office:value-type="float" office:value="39722" table:style-name="ce24">
            <text:p>39,722</text:p>
          </table:table-cell>
          <table:table-cell office:value-type="float" office:value="37108" table:style-name="ce24">
            <text:p>37,108</text:p>
          </table:table-cell>
          <table:table-cell office:value-type="float" office:value="32986" table:style-name="ce24">
            <text:p>32,986</text:p>
          </table:table-cell>
          <table:table-cell office:value-type="float" office:value="30541" table:style-name="ce24">
            <text:p>30,541</text:p>
          </table:table-cell>
          <table:table-cell office:value-type="float" office:value="27538" table:style-name="ce20">
            <text:p>27,538</text:p>
          </table:table-cell>
          <table:table-cell office:value-type="float" office:value="98179" table:style-name="ce24">
            <text:p>98,179</text:p>
          </table:table-cell>
          <table:table-cell office:value-type="float" office:value="24769" table:style-name="ce24">
            <text:p>24,769</text:p>
          </table:table-cell>
          <table:table-cell office:value-type="float" office:value="22393" table:style-name="ce24">
            <text:p>22,393</text:p>
          </table:table-cell>
          <table:table-cell office:value-type="float" office:value="19194" table:style-name="ce24">
            <text:p>19,194</text:p>
          </table:table-cell>
          <table:table-cell office:value-type="float" office:value="16889" table:style-name="ce24">
            <text:p>16,889</text:p>
          </table:table-cell>
          <table:table-cell office:value-type="float" office:value="14934" table:style-name="ce20">
            <text:p>14,934</text:p>
          </table:table-cell>
          <table:table-cell office:value-type="float" office:value="41287" table:style-name="ce24">
            <text:p>41,287</text:p>
          </table:table-cell>
          <table:table-cell office:value-type="float" office:value="12307" table:style-name="ce24">
            <text:p>12,307</text:p>
          </table:table-cell>
          <table:table-cell office:value-type="float" office:value="10003" table:style-name="ce24">
            <text:p>10,003</text:p>
          </table:table-cell>
          <table:table-cell office:value-type="float" office:value="7877" table:style-name="ce24">
            <text:p>7,877</text:p>
          </table:table-cell>
          <table:table-cell office:value-type="float" office:value="6144" table:style-name="ce24">
            <text:p>6,144</text:p>
          </table:table-cell>
          <table:table-cell office:value-type="float" office:value="4956" table:style-name="ce20">
            <text:p>4,956</text:p>
          </table:table-cell>
          <table:table-cell office:value-type="float" office:value="9220" table:style-name="ce24">
            <text:p>9,220</text:p>
          </table:table-cell>
          <table:table-cell office:value-type="float" office:value="3407" table:style-name="ce24">
            <text:p>3,407</text:p>
          </table:table-cell>
          <table:table-cell office:value-type="float" office:value="2221" table:style-name="ce24">
            <text:p>2,221</text:p>
          </table:table-cell>
          <table:table-cell office:value-type="float" office:value="1653" table:style-name="ce24">
            <text:p>1,653</text:p>
          </table:table-cell>
          <table:table-cell office:value-type="float" office:value="1132" table:style-name="ce24">
            <text:p>1,132</text:p>
          </table:table-cell>
          <table:table-cell office:value-type="float" office:value="807" table:style-name="ce20">
            <text:p>807</text:p>
          </table:table-cell>
          <table:table-cell office:value-type="float" office:value="1236" table:style-name="ce24">
            <text:p>1,236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灣省</text:p>
          </table:table-cell>
          <table:table-cell office:value-type="string" table:style-name="ce37">
            <text:p>男</text:p>
          </table:table-cell>
          <table:table-cell office:value-type="float" office:value="3576821" table:style-name="ce24">
            <text:p>3,576,821</text:p>
          </table:table-cell>
          <table:table-cell office:value-type="float" office:value="131989" table:style-name="ce24">
            <text:p>131,989</text:p>
          </table:table-cell>
          <table:table-cell office:value-type="float" office:value="23061" table:style-name="ce24">
            <text:p>23,061</text:p>
          </table:table-cell>
          <table:table-cell office:value-type="float" office:value="25707" table:style-name="ce24">
            <text:p>25,707</text:p>
          </table:table-cell>
          <table:table-cell office:value-type="float" office:value="25874" table:style-name="ce24">
            <text:p>25,874</text:p>
          </table:table-cell>
          <table:table-cell office:value-type="float" office:value="27803" table:style-name="ce24">
            <text:p>27,803</text:p>
          </table:table-cell>
          <table:table-cell office:value-type="float" office:value="29544" table:style-name="ce24">
            <text:p>29,544</text:p>
          </table:table-cell>
          <table:table-cell office:value-type="float" office:value="156311" table:style-name="ce24">
            <text:p>156,311</text:p>
          </table:table-cell>
          <table:table-cell office:value-type="float" office:value="30665" table:style-name="ce24">
            <text:p>30,665</text:p>
          </table:table-cell>
          <table:table-cell office:value-type="float" office:value="31299" table:style-name="ce24">
            <text:p>31,299</text:p>
          </table:table-cell>
          <table:table-cell office:value-type="float" office:value="28806" table:style-name="ce24">
            <text:p>28,806</text:p>
          </table:table-cell>
          <table:table-cell office:value-type="float" office:value="34786" table:style-name="ce24">
            <text:p>34,786</text:p>
          </table:table-cell>
          <table:table-cell office:value-type="float" office:value="30755" table:style-name="ce20">
            <text:p>30,755</text:p>
          </table:table-cell>
          <table:table-cell office:value-type="float" office:value="151737" table:style-name="ce24">
            <text:p>151,737</text:p>
          </table:table-cell>
          <table:table-cell office:value-type="float" office:value="26044" table:style-name="ce24">
            <text:p>26,044</text:p>
          </table:table-cell>
          <table:table-cell office:value-type="float" office:value="29732" table:style-name="ce24">
            <text:p>29,732</text:p>
          </table:table-cell>
          <table:table-cell office:value-type="float" office:value="31032" table:style-name="ce24">
            <text:p>31,032</text:p>
          </table:table-cell>
          <table:table-cell office:value-type="float" office:value="32085" table:style-name="ce24">
            <text:p>32,085</text:p>
          </table:table-cell>
          <table:table-cell office:value-type="float" office:value="32844" table:style-name="ce20">
            <text:p>32,844</text:p>
          </table:table-cell>
          <table:table-cell office:value-type="float" office:value="188757" table:style-name="ce24">
            <text:p>188,757</text:p>
          </table:table-cell>
          <table:table-cell office:value-type="float" office:value="33251" table:style-name="ce24">
            <text:p>33,251</text:p>
          </table:table-cell>
          <table:table-cell office:value-type="float" office:value="35620" table:style-name="ce24">
            <text:p>35,620</text:p>
          </table:table-cell>
          <table:table-cell office:value-type="float" office:value="37224" table:style-name="ce24">
            <text:p>37,224</text:p>
          </table:table-cell>
          <table:table-cell office:value-type="float" office:value="40821" table:style-name="ce24">
            <text:p>40,821</text:p>
          </table:table-cell>
          <table:table-cell office:value-type="float" office:value="41841" table:style-name="ce20">
            <text:p>41,841</text:p>
          </table:table-cell>
          <table:table-cell office:value-type="float" office:value="244272" table:style-name="ce24">
            <text:p>244,272</text:p>
          </table:table-cell>
          <table:table-cell office:value-type="float" office:value="49579" table:style-name="ce24">
            <text:p>49,579</text:p>
          </table:table-cell>
          <table:table-cell office:value-type="float" office:value="46817" table:style-name="ce24">
            <text:p>46,817</text:p>
          </table:table-cell>
          <table:table-cell office:value-type="float" office:value="43690" table:style-name="ce24">
            <text:p>43,690</text:p>
          </table:table-cell>
          <table:table-cell office:value-type="float" office:value="51552" table:style-name="ce24">
            <text:p>51,552</text:p>
          </table:table-cell>
          <table:table-cell office:value-type="float" office:value="52634" table:style-name="ce20">
            <text:p>52,634</text:p>
          </table:table-cell>
          <table:table-cell office:value-type="float" office:value="255682" table:style-name="ce24">
            <text:p>255,682</text:p>
          </table:table-cell>
          <table:table-cell office:value-type="float" office:value="51849" table:style-name="ce24">
            <text:p>51,849</text:p>
          </table:table-cell>
          <table:table-cell office:value-type="float" office:value="51466" table:style-name="ce24">
            <text:p>51,466</text:p>
          </table:table-cell>
          <table:table-cell office:value-type="float" office:value="51509" table:style-name="ce24">
            <text:p>51,509</text:p>
          </table:table-cell>
          <table:table-cell office:value-type="float" office:value="51003" table:style-name="ce24">
            <text:p>51,003</text:p>
          </table:table-cell>
          <table:table-cell office:value-type="float" office:value="49855" table:style-name="ce20">
            <text:p>49,855</text:p>
          </table:table-cell>
          <table:table-cell office:value-type="float" office:value="243073" table:style-name="ce24">
            <text:p>243,073</text:p>
          </table:table-cell>
          <table:table-cell office:value-type="float" office:value="51601" table:style-name="ce24">
            <text:p>51,601</text:p>
          </table:table-cell>
          <table:table-cell office:value-type="float" office:value="47851" table:style-name="ce24">
            <text:p>47,851</text:p>
          </table:table-cell>
          <table:table-cell office:value-type="float" office:value="51528" table:style-name="ce24">
            <text:p>51,528</text:p>
          </table:table-cell>
          <table:table-cell office:value-type="float" office:value="47060" table:style-name="ce24">
            <text:p>47,060</text:p>
          </table:table-cell>
          <table:table-cell office:value-type="float" office:value="45033" table:style-name="ce20">
            <text:p>45,033</text:p>
          </table:table-cell>
          <table:table-cell office:value-type="float" office:value="272863" table:style-name="ce24">
            <text:p>272,863</text:p>
          </table:table-cell>
          <table:table-cell office:value-type="float" office:value="49267" table:style-name="ce24">
            <text:p>49,267</text:p>
          </table:table-cell>
          <table:table-cell office:value-type="float" office:value="53199" table:style-name="ce24">
            <text:p>53,199</text:p>
          </table:table-cell>
          <table:table-cell office:value-type="float" office:value="54705" table:style-name="ce24">
            <text:p>54,705</text:p>
          </table:table-cell>
          <table:table-cell office:value-type="float" office:value="57092" table:style-name="ce24">
            <text:p>57,092</text:p>
          </table:table-cell>
          <table:table-cell office:value-type="float" office:value="58600" table:style-name="ce20">
            <text:p>58,600</text:p>
          </table:table-cell>
          <table:table-cell office:value-type="float" office:value="290638" table:style-name="ce24">
            <text:p>290,638</text:p>
          </table:table-cell>
          <table:table-cell office:value-type="float" office:value="58433" table:style-name="ce24">
            <text:p>58,433</text:p>
          </table:table-cell>
          <table:table-cell office:value-type="float" office:value="59176" table:style-name="ce24">
            <text:p>59,176</text:p>
          </table:table-cell>
          <table:table-cell office:value-type="float" office:value="58073" table:style-name="ce24">
            <text:p>58,073</text:p>
          </table:table-cell>
          <table:table-cell office:value-type="float" office:value="55339" table:style-name="ce24">
            <text:p>55,339</text:p>
          </table:table-cell>
          <table:table-cell office:value-type="float" office:value="59617" table:style-name="ce20">
            <text:p>59,617</text:p>
          </table:table-cell>
          <table:table-cell office:value-type="float" office:value="260274" table:style-name="ce24">
            <text:p>260,274</text:p>
          </table:table-cell>
          <table:table-cell office:value-type="float" office:value="52839" table:style-name="ce24">
            <text:p>52,839</text:p>
          </table:table-cell>
          <table:table-cell office:value-type="float" office:value="51474" table:style-name="ce24">
            <text:p>51,474</text:p>
          </table:table-cell>
          <table:table-cell office:value-type="float" office:value="51101" table:style-name="ce24">
            <text:p>51,101</text:p>
          </table:table-cell>
          <table:table-cell office:value-type="float" office:value="51564" table:style-name="ce24">
            <text:p>51,564</text:p>
          </table:table-cell>
          <table:table-cell office:value-type="float" office:value="53296" table:style-name="ce20">
            <text:p>53,296</text:p>
          </table:table-cell>
          <table:table-cell office:value-type="float" office:value="279469" table:style-name="ce24">
            <text:p>279,469</text:p>
          </table:table-cell>
          <table:table-cell office:value-type="float" office:value="55365" table:style-name="ce24">
            <text:p>55,365</text:p>
          </table:table-cell>
          <table:table-cell office:value-type="float" office:value="56109" table:style-name="ce24">
            <text:p>56,109</text:p>
          </table:table-cell>
          <table:table-cell office:value-type="float" office:value="56282" table:style-name="ce24">
            <text:p>56,282</text:p>
          </table:table-cell>
          <table:table-cell office:value-type="float" office:value="54910" table:style-name="ce24">
            <text:p>54,910</text:p>
          </table:table-cell>
          <table:table-cell office:value-type="float" office:value="56803" table:style-name="ce20">
            <text:p>56,803</text:p>
          </table:table-cell>
          <table:table-cell office:value-type="float" office:value="285798" table:style-name="ce24">
            <text:p>285,798</text:p>
          </table:table-cell>
          <table:table-cell office:value-type="float" office:value="56462" table:style-name="ce24">
            <text:p>56,462</text:p>
          </table:table-cell>
          <table:table-cell office:value-type="float" office:value="57955" table:style-name="ce24">
            <text:p>57,955</text:p>
          </table:table-cell>
          <table:table-cell office:value-type="float" office:value="57184" table:style-name="ce24">
            <text:p>57,184</text:p>
          </table:table-cell>
          <table:table-cell office:value-type="float" office:value="57638" table:style-name="ce24">
            <text:p>57,638</text:p>
          </table:table-cell>
          <table:table-cell office:value-type="float" office:value="56559" table:style-name="ce20">
            <text:p>56,559</text:p>
          </table:table-cell>
          <table:table-cell office:value-type="float" office:value="255898" table:style-name="ce24">
            <text:p>255,898</text:p>
          </table:table-cell>
          <table:table-cell office:value-type="float" office:value="53910" table:style-name="ce24">
            <text:p>53,910</text:p>
          </table:table-cell>
          <table:table-cell office:value-type="float" office:value="54094" table:style-name="ce24">
            <text:p>54,094</text:p>
          </table:table-cell>
          <table:table-cell office:value-type="float" office:value="52293" table:style-name="ce24">
            <text:p>52,293</text:p>
          </table:table-cell>
          <table:table-cell office:value-type="float" office:value="46506" table:style-name="ce24">
            <text:p>46,506</text:p>
          </table:table-cell>
          <table:table-cell office:value-type="float" office:value="49095" table:style-name="ce20">
            <text:p>49,095</text:p>
          </table:table-cell>
          <table:table-cell office:value-type="float" office:value="208259" table:style-name="ce24">
            <text:p>208,259</text:p>
          </table:table-cell>
          <table:table-cell office:value-type="float" office:value="45425" table:style-name="ce24">
            <text:p>45,425</text:p>
          </table:table-cell>
          <table:table-cell office:value-type="float" office:value="43506" table:style-name="ce24">
            <text:p>43,506</text:p>
          </table:table-cell>
          <table:table-cell office:value-type="float" office:value="41151" table:style-name="ce24">
            <text:p>41,151</text:p>
          </table:table-cell>
          <table:table-cell office:value-type="float" office:value="38780" table:style-name="ce24">
            <text:p>38,780</text:p>
          </table:table-cell>
          <table:table-cell office:value-type="float" office:value="39397" table:style-name="ce20">
            <text:p>39,397</text:p>
          </table:table-cell>
          <table:table-cell office:value-type="float" office:value="132749" table:style-name="ce24">
            <text:p>132,749</text:p>
          </table:table-cell>
          <table:table-cell office:value-type="float" office:value="33850" table:style-name="ce24">
            <text:p>33,850</text:p>
          </table:table-cell>
          <table:table-cell office:value-type="float" office:value="29753" table:style-name="ce24">
            <text:p>29,753</text:p>
          </table:table-cell>
          <table:table-cell office:value-type="float" office:value="26432" table:style-name="ce24">
            <text:p>26,432</text:p>
          </table:table-cell>
          <table:table-cell office:value-type="float" office:value="23646" table:style-name="ce24">
            <text:p>23,646</text:p>
          </table:table-cell>
          <table:table-cell office:value-type="float" office:value="19068" table:style-name="ce20">
            <text:p>19,068</text:p>
          </table:table-cell>
          <table:table-cell office:value-type="float" office:value="88235" table:style-name="ce24">
            <text:p>88,235</text:p>
          </table:table-cell>
          <table:table-cell office:value-type="float" office:value="15226" table:style-name="ce24">
            <text:p>15,226</text:p>
          </table:table-cell>
          <table:table-cell office:value-type="float" office:value="18243" table:style-name="ce24">
            <text:p>18,243</text:p>
          </table:table-cell>
          <table:table-cell office:value-type="float" office:value="18689" table:style-name="ce24">
            <text:p>18,689</text:p>
          </table:table-cell>
          <table:table-cell office:value-type="float" office:value="18252" table:style-name="ce24">
            <text:p>18,252</text:p>
          </table:table-cell>
          <table:table-cell office:value-type="float" office:value="17825" table:style-name="ce20">
            <text:p>17,825</text:p>
          </table:table-cell>
          <table:table-cell office:value-type="float" office:value="71947" table:style-name="ce24">
            <text:p>71,947</text:p>
          </table:table-cell>
          <table:table-cell office:value-type="float" office:value="17497" table:style-name="ce24">
            <text:p>17,497</text:p>
          </table:table-cell>
          <table:table-cell office:value-type="float" office:value="16101" table:style-name="ce24">
            <text:p>16,101</text:p>
          </table:table-cell>
          <table:table-cell office:value-type="float" office:value="14163" table:style-name="ce24">
            <text:p>14,163</text:p>
          </table:table-cell>
          <table:table-cell office:value-type="float" office:value="12778" table:style-name="ce24">
            <text:p>12,778</text:p>
          </table:table-cell>
          <table:table-cell office:value-type="float" office:value="11408" table:style-name="ce20">
            <text:p>11,408</text:p>
          </table:table-cell>
          <table:table-cell office:value-type="float" office:value="38946" table:style-name="ce24">
            <text:p>38,946</text:p>
          </table:table-cell>
          <table:table-cell office:value-type="float" office:value="9997" table:style-name="ce24">
            <text:p>9,997</text:p>
          </table:table-cell>
          <table:table-cell office:value-type="float" office:value="8916" table:style-name="ce24">
            <text:p>8,916</text:p>
          </table:table-cell>
          <table:table-cell office:value-type="float" office:value="7582" table:style-name="ce24">
            <text:p>7,582</text:p>
          </table:table-cell>
          <table:table-cell office:value-type="float" office:value="6592" table:style-name="ce24">
            <text:p>6,592</text:p>
          </table:table-cell>
          <table:table-cell office:value-type="float" office:value="5859" table:style-name="ce20">
            <text:p>5,859</text:p>
          </table:table-cell>
          <table:table-cell office:value-type="float" office:value="16041" table:style-name="ce24">
            <text:p>16,041</text:p>
          </table:table-cell>
          <table:table-cell office:value-type="float" office:value="4834" table:style-name="ce24">
            <text:p>4,834</text:p>
          </table:table-cell>
          <table:table-cell office:value-type="float" office:value="3819" table:style-name="ce24">
            <text:p>3,819</text:p>
          </table:table-cell>
          <table:table-cell office:value-type="float" office:value="3053" table:style-name="ce24">
            <text:p>3,053</text:p>
          </table:table-cell>
          <table:table-cell office:value-type="float" office:value="2412" table:style-name="ce24">
            <text:p>2,412</text:p>
          </table:table-cell>
          <table:table-cell office:value-type="float" office:value="1923" table:style-name="ce20">
            <text:p>1,923</text:p>
          </table:table-cell>
          <table:table-cell office:value-type="float" office:value="3426" table:style-name="ce24">
            <text:p>3,426</text:p>
          </table:table-cell>
          <table:table-cell office:value-type="float" office:value="1306" table:style-name="ce24">
            <text:p>1,306</text:p>
          </table:table-cell>
          <table:table-cell office:value-type="float" office:value="832" table:style-name="ce24">
            <text:p>832</text:p>
          </table:table-cell>
          <table:table-cell office:value-type="float" office:value="574" table:style-name="ce24">
            <text:p>574</text:p>
          </table:table-cell>
          <table:table-cell office:value-type="float" office:value="407" table:style-name="ce24">
            <text:p>407</text:p>
          </table:table-cell>
          <table:table-cell office:value-type="float" office:value="307" table:style-name="ce20">
            <text:p>307</text:p>
          </table:table-cell>
          <table:table-cell office:value-type="float" office:value="457" table:style-name="ce24">
            <text:p>457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38">
            <text:p>女</text:p>
          </table:table-cell>
          <table:table-cell office:value-type="float" office:value="3459077" table:style-name="ce28">
            <text:p>3,459,077</text:p>
          </table:table-cell>
          <table:table-cell office:value-type="float" office:value="122452" table:style-name="ce27">
            <text:p>122,452</text:p>
          </table:table-cell>
          <table:table-cell office:value-type="float" office:value="21219" table:style-name="ce28">
            <text:p>21,219</text:p>
          </table:table-cell>
          <table:table-cell office:value-type="float" office:value="23668" table:style-name="ce28">
            <text:p>23,668</text:p>
          </table:table-cell>
          <table:table-cell office:value-type="float" office:value="24295" table:style-name="ce28">
            <text:p>24,295</text:p>
          </table:table-cell>
          <table:table-cell office:value-type="float" office:value="25646" table:style-name="ce28">
            <text:p>25,646</text:p>
          </table:table-cell>
          <table:table-cell office:value-type="float" office:value="27624" table:style-name="ce28">
            <text:p>27,624</text:p>
          </table:table-cell>
          <table:table-cell office:value-type="float" office:value="145004" table:style-name="ce28">
            <text:p>145,004</text:p>
          </table:table-cell>
          <table:table-cell office:value-type="float" office:value="28513" table:style-name="ce28">
            <text:p>28,513</text:p>
          </table:table-cell>
          <table:table-cell office:value-type="float" office:value="29228" table:style-name="ce28">
            <text:p>29,228</text:p>
          </table:table-cell>
          <table:table-cell office:value-type="float" office:value="26508" table:style-name="ce28">
            <text:p>26,508</text:p>
          </table:table-cell>
          <table:table-cell office:value-type="float" office:value="32339" table:style-name="ce28">
            <text:p>32,339</text:p>
          </table:table-cell>
          <table:table-cell office:value-type="float" office:value="28416" table:style-name="ce27">
            <text:p>28,416</text:p>
          </table:table-cell>
          <table:table-cell office:value-type="float" office:value="137895" table:style-name="ce28">
            <text:p>137,895</text:p>
          </table:table-cell>
          <table:table-cell office:value-type="float" office:value="23937" table:style-name="ce28">
            <text:p>23,937</text:p>
          </table:table-cell>
          <table:table-cell office:value-type="float" office:value="27199" table:style-name="ce28">
            <text:p>27,199</text:p>
          </table:table-cell>
          <table:table-cell office:value-type="float" office:value="27739" table:style-name="ce28">
            <text:p>27,739</text:p>
          </table:table-cell>
          <table:table-cell office:value-type="float" office:value="29186" table:style-name="ce28">
            <text:p>29,186</text:p>
          </table:table-cell>
          <table:table-cell office:value-type="float" office:value="29834" table:style-name="ce27">
            <text:p>29,834</text:p>
          </table:table-cell>
          <table:table-cell office:value-type="float" office:value="171409" table:style-name="ce28">
            <text:p>171,409</text:p>
          </table:table-cell>
          <table:table-cell office:value-type="float" office:value="30341" table:style-name="ce28">
            <text:p>30,341</text:p>
          </table:table-cell>
          <table:table-cell office:value-type="float" office:value="32273" table:style-name="ce28">
            <text:p>32,273</text:p>
          </table:table-cell>
          <table:table-cell office:value-type="float" office:value="33294" table:style-name="ce28">
            <text:p>33,294</text:p>
          </table:table-cell>
          <table:table-cell office:value-type="float" office:value="37153" table:style-name="ce28">
            <text:p>37,153</text:p>
          </table:table-cell>
          <table:table-cell office:value-type="float" office:value="38348" table:style-name="ce27">
            <text:p>38,348</text:p>
          </table:table-cell>
          <table:table-cell office:value-type="float" office:value="222362" table:style-name="ce28">
            <text:p>222,362</text:p>
          </table:table-cell>
          <table:table-cell office:value-type="float" office:value="45160" table:style-name="ce28">
            <text:p>45,160</text:p>
          </table:table-cell>
          <table:table-cell office:value-type="float" office:value="42389" table:style-name="ce28">
            <text:p>42,389</text:p>
          </table:table-cell>
          <table:table-cell office:value-type="float" office:value="40077" table:style-name="ce28">
            <text:p>40,077</text:p>
          </table:table-cell>
          <table:table-cell office:value-type="float" office:value="46959" table:style-name="ce28">
            <text:p>46,959</text:p>
          </table:table-cell>
          <table:table-cell office:value-type="float" office:value="47777" table:style-name="ce27">
            <text:p>47,777</text:p>
          </table:table-cell>
          <table:table-cell office:value-type="float" office:value="231315" table:style-name="ce28">
            <text:p>231,315</text:p>
          </table:table-cell>
          <table:table-cell office:value-type="float" office:value="47538" table:style-name="ce28">
            <text:p>47,538</text:p>
          </table:table-cell>
          <table:table-cell office:value-type="float" office:value="47180" table:style-name="ce28">
            <text:p>47,180</text:p>
          </table:table-cell>
          <table:table-cell office:value-type="float" office:value="47020" table:style-name="ce28">
            <text:p>47,020</text:p>
          </table:table-cell>
          <table:table-cell office:value-type="float" office:value="45541" table:style-name="ce28">
            <text:p>45,541</text:p>
          </table:table-cell>
          <table:table-cell office:value-type="float" office:value="44036" table:style-name="ce27">
            <text:p>44,036</text:p>
          </table:table-cell>
          <table:table-cell office:value-type="float" office:value="215262" table:style-name="ce28">
            <text:p>215,262</text:p>
          </table:table-cell>
          <table:table-cell office:value-type="float" office:value="44877" table:style-name="ce28">
            <text:p>44,877</text:p>
          </table:table-cell>
          <table:table-cell office:value-type="float" office:value="42396" table:style-name="ce28">
            <text:p>42,396</text:p>
          </table:table-cell>
          <table:table-cell office:value-type="float" office:value="45700" table:style-name="ce28">
            <text:p>45,700</text:p>
          </table:table-cell>
          <table:table-cell office:value-type="float" office:value="41340" table:style-name="ce28">
            <text:p>41,340</text:p>
          </table:table-cell>
          <table:table-cell office:value-type="float" office:value="40949" table:style-name="ce27">
            <text:p>40,949</text:p>
          </table:table-cell>
          <table:table-cell office:value-type="float" office:value="259197" table:style-name="ce28">
            <text:p>259,197</text:p>
          </table:table-cell>
          <table:table-cell office:value-type="float" office:value="45645" table:style-name="ce28">
            <text:p>45,645</text:p>
          </table:table-cell>
          <table:table-cell office:value-type="float" office:value="49566" table:style-name="ce28">
            <text:p>49,566</text:p>
          </table:table-cell>
          <table:table-cell office:value-type="float" office:value="51984" table:style-name="ce28">
            <text:p>51,984</text:p>
          </table:table-cell>
          <table:table-cell office:value-type="float" office:value="55006" table:style-name="ce28">
            <text:p>55,006</text:p>
          </table:table-cell>
          <table:table-cell office:value-type="float" office:value="56996" table:style-name="ce27">
            <text:p>56,996</text:p>
          </table:table-cell>
          <table:table-cell office:value-type="float" office:value="283811" table:style-name="ce28">
            <text:p>283,811</text:p>
          </table:table-cell>
          <table:table-cell office:value-type="float" office:value="56976" table:style-name="ce28">
            <text:p>56,976</text:p>
          </table:table-cell>
          <table:table-cell office:value-type="float" office:value="57553" table:style-name="ce28">
            <text:p>57,553</text:p>
          </table:table-cell>
          <table:table-cell office:value-type="float" office:value="56710" table:style-name="ce28">
            <text:p>56,710</text:p>
          </table:table-cell>
          <table:table-cell office:value-type="float" office:value="54166" table:style-name="ce28">
            <text:p>54,166</text:p>
          </table:table-cell>
          <table:table-cell office:value-type="float" office:value="58406" table:style-name="ce27">
            <text:p>58,406</text:p>
          </table:table-cell>
          <table:table-cell office:value-type="float" office:value="251365" table:style-name="ce28">
            <text:p>251,365</text:p>
          </table:table-cell>
          <table:table-cell office:value-type="float" office:value="51073" table:style-name="ce28">
            <text:p>51,073</text:p>
          </table:table-cell>
          <table:table-cell office:value-type="float" office:value="50059" table:style-name="ce28">
            <text:p>50,059</text:p>
          </table:table-cell>
          <table:table-cell office:value-type="float" office:value="49584" table:style-name="ce28">
            <text:p>49,584</text:p>
          </table:table-cell>
          <table:table-cell office:value-type="float" office:value="49789" table:style-name="ce28">
            <text:p>49,789</text:p>
          </table:table-cell>
          <table:table-cell office:value-type="float" office:value="50860" table:style-name="ce27">
            <text:p>50,860</text:p>
          </table:table-cell>
          <table:table-cell office:value-type="float" office:value="257407" table:style-name="ce28">
            <text:p>257,407</text:p>
          </table:table-cell>
          <table:table-cell office:value-type="float" office:value="52098" table:style-name="ce28">
            <text:p>52,098</text:p>
          </table:table-cell>
          <table:table-cell office:value-type="float" office:value="52156" table:style-name="ce28">
            <text:p>52,156</text:p>
          </table:table-cell>
          <table:table-cell office:value-type="float" office:value="51591" table:style-name="ce28">
            <text:p>51,591</text:p>
          </table:table-cell>
          <table:table-cell office:value-type="float" office:value="50090" table:style-name="ce28">
            <text:p>50,090</text:p>
          </table:table-cell>
          <table:table-cell office:value-type="float" office:value="51472" table:style-name="ce27">
            <text:p>51,472</text:p>
          </table:table-cell>
          <table:table-cell office:value-type="float" office:value="264550" table:style-name="ce28">
            <text:p>264,550</text:p>
          </table:table-cell>
          <table:table-cell office:value-type="float" office:value="51921" table:style-name="ce28">
            <text:p>51,921</text:p>
          </table:table-cell>
          <table:table-cell office:value-type="float" office:value="52816" table:style-name="ce28">
            <text:p>52,816</text:p>
          </table:table-cell>
          <table:table-cell office:value-type="float" office:value="53264" table:style-name="ce28">
            <text:p>53,264</text:p>
          </table:table-cell>
          <table:table-cell office:value-type="float" office:value="53600" table:style-name="ce28">
            <text:p>53,600</text:p>
          </table:table-cell>
          <table:table-cell office:value-type="float" office:value="52949" table:style-name="ce27">
            <text:p>52,949</text:p>
          </table:table-cell>
          <table:table-cell office:value-type="float" office:value="245796" table:style-name="ce28">
            <text:p>245,796</text:p>
          </table:table-cell>
          <table:table-cell office:value-type="float" office:value="50806" table:style-name="ce28">
            <text:p>50,806</text:p>
          </table:table-cell>
          <table:table-cell office:value-type="float" office:value="51885" table:style-name="ce28">
            <text:p>51,885</text:p>
          </table:table-cell>
          <table:table-cell office:value-type="float" office:value="49706" table:style-name="ce28">
            <text:p>49,706</text:p>
          </table:table-cell>
          <table:table-cell office:value-type="float" office:value="45382" table:style-name="ce28">
            <text:p>45,382</text:p>
          </table:table-cell>
          <table:table-cell office:value-type="float" office:value="48017" table:style-name="ce27">
            <text:p>48,017</text:p>
          </table:table-cell>
          <table:table-cell office:value-type="float" office:value="212286" table:style-name="ce28">
            <text:p>212,286</text:p>
          </table:table-cell>
          <table:table-cell office:value-type="float" office:value="45047" table:style-name="ce28">
            <text:p>45,047</text:p>
          </table:table-cell>
          <table:table-cell office:value-type="float" office:value="43886" table:style-name="ce28">
            <text:p>43,886</text:p>
          </table:table-cell>
          <table:table-cell office:value-type="float" office:value="41688" table:style-name="ce28">
            <text:p>41,688</text:p>
          </table:table-cell>
          <table:table-cell office:value-type="float" office:value="40053" table:style-name="ce28">
            <text:p>40,053</text:p>
          </table:table-cell>
          <table:table-cell office:value-type="float" office:value="41612" table:style-name="ce27">
            <text:p>41,612</text:p>
          </table:table-cell>
          <table:table-cell office:value-type="float" office:value="144929" table:style-name="ce28">
            <text:p>144,929</text:p>
          </table:table-cell>
          <table:table-cell office:value-type="float" office:value="35231" table:style-name="ce28">
            <text:p>35,231</text:p>
          </table:table-cell>
          <table:table-cell office:value-type="float" office:value="32523" table:style-name="ce28">
            <text:p>32,523</text:p>
          </table:table-cell>
          <table:table-cell office:value-type="float" office:value="29265" table:style-name="ce28">
            <text:p>29,265</text:p>
          </table:table-cell>
          <table:table-cell office:value-type="float" office:value="26128" table:style-name="ce28">
            <text:p>26,128</text:p>
          </table:table-cell>
          <table:table-cell office:value-type="float" office:value="21782" table:style-name="ce27">
            <text:p>21,782</text:p>
          </table:table-cell>
          <table:table-cell office:value-type="float" office:value="107037" table:style-name="ce28">
            <text:p>107,037</text:p>
          </table:table-cell>
          <table:table-cell office:value-type="float" office:value="18109" table:style-name="ce28">
            <text:p>18,109</text:p>
          </table:table-cell>
          <table:table-cell office:value-type="float" office:value="21793" table:style-name="ce28">
            <text:p>21,793</text:p>
          </table:table-cell>
          <table:table-cell office:value-type="float" office:value="22441" table:style-name="ce28">
            <text:p>22,441</text:p>
          </table:table-cell>
          <table:table-cell office:value-type="float" office:value="22609" table:style-name="ce28">
            <text:p>22,609</text:p>
          </table:table-cell>
          <table:table-cell office:value-type="float" office:value="22085" table:style-name="ce27">
            <text:p>22,085</text:p>
          </table:table-cell>
          <table:table-cell office:value-type="float" office:value="95948" table:style-name="ce28">
            <text:p>95,948</text:p>
          </table:table-cell>
          <table:table-cell office:value-type="float" office:value="22225" table:style-name="ce28">
            <text:p>22,225</text:p>
          </table:table-cell>
          <table:table-cell office:value-type="float" office:value="21007" table:style-name="ce28">
            <text:p>21,007</text:p>
          </table:table-cell>
          <table:table-cell office:value-type="float" office:value="18823" table:style-name="ce28">
            <text:p>18,823</text:p>
          </table:table-cell>
          <table:table-cell office:value-type="float" office:value="17763" table:style-name="ce28">
            <text:p>17,763</text:p>
          </table:table-cell>
          <table:table-cell office:value-type="float" office:value="16130" table:style-name="ce27">
            <text:p>16,130</text:p>
          </table:table-cell>
          <table:table-cell office:value-type="float" office:value="59233" table:style-name="ce28">
            <text:p>59,233</text:p>
          </table:table-cell>
          <table:table-cell office:value-type="float" office:value="14772" table:style-name="ce28">
            <text:p>14,772</text:p>
          </table:table-cell>
          <table:table-cell office:value-type="float" office:value="13477" table:style-name="ce28">
            <text:p>13,477</text:p>
          </table:table-cell>
          <table:table-cell office:value-type="float" office:value="11612" table:style-name="ce28">
            <text:p>11,612</text:p>
          </table:table-cell>
          <table:table-cell office:value-type="float" office:value="10297" table:style-name="ce28">
            <text:p>10,297</text:p>
          </table:table-cell>
          <table:table-cell office:value-type="float" office:value="9075" table:style-name="ce27">
            <text:p>9,075</text:p>
          </table:table-cell>
          <table:table-cell office:value-type="float" office:value="25246" table:style-name="ce28">
            <text:p>25,246</text:p>
          </table:table-cell>
          <table:table-cell office:value-type="float" office:value="7473" table:style-name="ce28">
            <text:p>7,473</text:p>
          </table:table-cell>
          <table:table-cell office:value-type="float" office:value="6184" table:style-name="ce28">
            <text:p>6,184</text:p>
          </table:table-cell>
          <table:table-cell office:value-type="float" office:value="4824" table:style-name="ce28">
            <text:p>4,824</text:p>
          </table:table-cell>
          <table:table-cell office:value-type="float" office:value="3732" table:style-name="ce28">
            <text:p>3,732</text:p>
          </table:table-cell>
          <table:table-cell office:value-type="float" office:value="3033" table:style-name="ce27">
            <text:p>3,033</text:p>
          </table:table-cell>
          <table:table-cell office:value-type="float" office:value="5794" table:style-name="ce28">
            <text:p>5,794</text:p>
          </table:table-cell>
          <table:table-cell office:value-type="float" office:value="2101" table:style-name="ce28">
            <text:p>2,101</text:p>
          </table:table-cell>
          <table:table-cell office:value-type="float" office:value="1389" table:style-name="ce28">
            <text:p>1,389</text:p>
          </table:table-cell>
          <table:table-cell office:value-type="float" office:value="1079" table:style-name="ce28">
            <text:p>1,079</text:p>
          </table:table-cell>
          <table:table-cell office:value-type="float" office:value="725" table:style-name="ce28">
            <text:p>725</text:p>
          </table:table-cell>
          <table:table-cell office:value-type="float" office:value="500" table:style-name="ce27">
            <text:p>500</text:p>
          </table:table-cell>
          <table:table-cell office:value-type="float" office:value="779" table:style-name="ce28">
            <text:p>779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452751" table:style-name="ce39">
            <text:p>452,751</text:p>
          </table:table-cell>
          <table:table-cell office:value-type="float" office:value="15909" table:style-name="ce39">
            <text:p>15,909</text:p>
          </table:table-cell>
          <table:table-cell office:value-type="float" office:value="2637" table:style-name="ce39">
            <text:p>2,637</text:p>
          </table:table-cell>
          <table:table-cell office:value-type="float" office:value="3028" table:style-name="ce39">
            <text:p>3,028</text:p>
          </table:table-cell>
          <table:table-cell office:value-type="float" office:value="3108" table:style-name="ce39">
            <text:p>3,108</text:p>
          </table:table-cell>
          <table:table-cell office:value-type="float" office:value="3437" table:style-name="ce39">
            <text:p>3,437</text:p>
          </table:table-cell>
          <table:table-cell office:value-type="float" office:value="3699" table:style-name="ce39">
            <text:p>3,699</text:p>
          </table:table-cell>
          <table:table-cell office:value-type="float" office:value="18714" table:style-name="ce39">
            <text:p>18,714</text:p>
          </table:table-cell>
          <table:table-cell office:value-type="float" office:value="3705" table:style-name="ce39">
            <text:p>3,705</text:p>
          </table:table-cell>
          <table:table-cell office:value-type="float" office:value="3666" table:style-name="ce39">
            <text:p>3,666</text:p>
          </table:table-cell>
          <table:table-cell office:value-type="float" office:value="3547" table:style-name="ce39">
            <text:p>3,547</text:p>
          </table:table-cell>
          <table:table-cell office:value-type="float" office:value="4091" table:style-name="ce39">
            <text:p>4,091</text:p>
          </table:table-cell>
          <table:table-cell office:value-type="float" office:value="3705" table:style-name="ce40">
            <text:p>3,705</text:p>
          </table:table-cell>
          <table:table-cell office:value-type="float" office:value="18076" table:style-name="ce39">
            <text:p>18,076</text:p>
          </table:table-cell>
          <table:table-cell office:value-type="float" office:value="3214" table:style-name="ce39">
            <text:p>3,214</text:p>
          </table:table-cell>
          <table:table-cell office:value-type="float" office:value="3629" table:style-name="ce39">
            <text:p>3,629</text:p>
          </table:table-cell>
          <table:table-cell office:value-type="float" office:value="3658" table:style-name="ce39">
            <text:p>3,658</text:p>
          </table:table-cell>
          <table:table-cell office:value-type="float" office:value="3720" table:style-name="ce39">
            <text:p>3,720</text:p>
          </table:table-cell>
          <table:table-cell office:value-type="float" office:value="3855" table:style-name="ce40">
            <text:p>3,855</text:p>
          </table:table-cell>
          <table:table-cell office:value-type="float" office:value="22382" table:style-name="ce39">
            <text:p>22,382</text:p>
          </table:table-cell>
          <table:table-cell office:value-type="float" office:value="4012" table:style-name="ce39">
            <text:p>4,012</text:p>
          </table:table-cell>
          <table:table-cell office:value-type="float" office:value="4239" table:style-name="ce39">
            <text:p>4,239</text:p>
          </table:table-cell>
          <table:table-cell office:value-type="float" office:value="4395" table:style-name="ce39">
            <text:p>4,395</text:p>
          </table:table-cell>
          <table:table-cell office:value-type="float" office:value="4794" table:style-name="ce39">
            <text:p>4,794</text:p>
          </table:table-cell>
          <table:table-cell office:value-type="float" office:value="4942" table:style-name="ce40">
            <text:p>4,942</text:p>
          </table:table-cell>
          <table:table-cell office:value-type="float" office:value="30296" table:style-name="ce39">
            <text:p>30,296</text:p>
          </table:table-cell>
          <table:table-cell office:value-type="float" office:value="5882" table:style-name="ce39">
            <text:p>5,882</text:p>
          </table:table-cell>
          <table:table-cell office:value-type="float" office:value="5678" table:style-name="ce39">
            <text:p>5,678</text:p>
          </table:table-cell>
          <table:table-cell office:value-type="float" office:value="5414" table:style-name="ce39">
            <text:p>5,414</text:p>
          </table:table-cell>
          <table:table-cell office:value-type="float" office:value="6621" table:style-name="ce39">
            <text:p>6,621</text:p>
          </table:table-cell>
          <table:table-cell office:value-type="float" office:value="6701" table:style-name="ce40">
            <text:p>6,701</text:p>
          </table:table-cell>
          <table:table-cell office:value-type="float" office:value="33004" table:style-name="ce39">
            <text:p>33,004</text:p>
          </table:table-cell>
          <table:table-cell office:value-type="float" office:value="6734" table:style-name="ce39">
            <text:p>6,734</text:p>
          </table:table-cell>
          <table:table-cell office:value-type="float" office:value="6581" table:style-name="ce39">
            <text:p>6,581</text:p>
          </table:table-cell>
          <table:table-cell office:value-type="float" office:value="6750" table:style-name="ce39">
            <text:p>6,750</text:p>
          </table:table-cell>
          <table:table-cell office:value-type="float" office:value="6631" table:style-name="ce39">
            <text:p>6,631</text:p>
          </table:table-cell>
          <table:table-cell office:value-type="float" office:value="6308" table:style-name="ce40">
            <text:p>6,308</text:p>
          </table:table-cell>
          <table:table-cell office:value-type="float" office:value="29815" table:style-name="ce39">
            <text:p>29,815</text:p>
          </table:table-cell>
          <table:table-cell office:value-type="float" office:value="6495" table:style-name="ce39">
            <text:p>6,495</text:p>
          </table:table-cell>
          <table:table-cell office:value-type="float" office:value="6046" table:style-name="ce39">
            <text:p>6,046</text:p>
          </table:table-cell>
          <table:table-cell office:value-type="float" office:value="6333" table:style-name="ce39">
            <text:p>6,333</text:p>
          </table:table-cell>
          <table:table-cell office:value-type="float" office:value="5711" table:style-name="ce39">
            <text:p>5,711</text:p>
          </table:table-cell>
          <table:table-cell office:value-type="float" office:value="5230" table:style-name="ce40">
            <text:p>5,230</text:p>
          </table:table-cell>
          <table:table-cell office:value-type="float" office:value="32649" table:style-name="ce39">
            <text:p>32,649</text:p>
          </table:table-cell>
          <table:table-cell office:value-type="float" office:value="5888" table:style-name="ce39">
            <text:p>5,888</text:p>
          </table:table-cell>
          <table:table-cell office:value-type="float" office:value="6345" table:style-name="ce39">
            <text:p>6,345</text:p>
          </table:table-cell>
          <table:table-cell office:value-type="float" office:value="6563" table:style-name="ce39">
            <text:p>6,563</text:p>
          </table:table-cell>
          <table:table-cell office:value-type="float" office:value="6811" table:style-name="ce39">
            <text:p>6,811</text:p>
          </table:table-cell>
          <table:table-cell office:value-type="float" office:value="7042" table:style-name="ce40">
            <text:p>7,042</text:p>
          </table:table-cell>
          <table:table-cell office:value-type="float" office:value="34765" table:style-name="ce39">
            <text:p>34,765</text:p>
          </table:table-cell>
          <table:table-cell office:value-type="float" office:value="6995" table:style-name="ce39">
            <text:p>6,995</text:p>
          </table:table-cell>
          <table:table-cell office:value-type="float" office:value="7018" table:style-name="ce39">
            <text:p>7,018</text:p>
          </table:table-cell>
          <table:table-cell office:value-type="float" office:value="6920" table:style-name="ce39">
            <text:p>6,920</text:p>
          </table:table-cell>
          <table:table-cell office:value-type="float" office:value="6628" table:style-name="ce39">
            <text:p>6,628</text:p>
          </table:table-cell>
          <table:table-cell office:value-type="float" office:value="7204" table:style-name="ce40">
            <text:p>7,204</text:p>
          </table:table-cell>
          <table:table-cell office:value-type="float" office:value="32749" table:style-name="ce39">
            <text:p>32,749</text:p>
          </table:table-cell>
          <table:table-cell office:value-type="float" office:value="6494" table:style-name="ce39">
            <text:p>6,494</text:p>
          </table:table-cell>
          <table:table-cell office:value-type="float" office:value="6570" table:style-name="ce39">
            <text:p>6,570</text:p>
          </table:table-cell>
          <table:table-cell office:value-type="float" office:value="6598" table:style-name="ce39">
            <text:p>6,598</text:p>
          </table:table-cell>
          <table:table-cell office:value-type="float" office:value="6495" table:style-name="ce39">
            <text:p>6,495</text:p>
          </table:table-cell>
          <table:table-cell office:value-type="float" office:value="6592" table:style-name="ce40">
            <text:p>6,592</text:p>
          </table:table-cell>
          <table:table-cell office:value-type="float" office:value="35948" table:style-name="ce39">
            <text:p>35,948</text:p>
          </table:table-cell>
          <table:table-cell office:value-type="float" office:value="7211" table:style-name="ce39">
            <text:p>7,211</text:p>
          </table:table-cell>
          <table:table-cell office:value-type="float" office:value="7262" table:style-name="ce39">
            <text:p>7,262</text:p>
          </table:table-cell>
          <table:table-cell office:value-type="float" office:value="7147" table:style-name="ce39">
            <text:p>7,147</text:p>
          </table:table-cell>
          <table:table-cell office:value-type="float" office:value="7189" table:style-name="ce39">
            <text:p>7,189</text:p>
          </table:table-cell>
          <table:table-cell office:value-type="float" office:value="7139" table:style-name="ce40">
            <text:p>7,139</text:p>
          </table:table-cell>
          <table:table-cell office:value-type="float" office:value="36414" table:style-name="ce39">
            <text:p>36,414</text:p>
          </table:table-cell>
          <table:table-cell office:value-type="float" office:value="7012" table:style-name="ce39">
            <text:p>7,012</text:p>
          </table:table-cell>
          <table:table-cell office:value-type="float" office:value="7513" table:style-name="ce39">
            <text:p>7,513</text:p>
          </table:table-cell>
          <table:table-cell office:value-type="float" office:value="7264" table:style-name="ce39">
            <text:p>7,264</text:p>
          </table:table-cell>
          <table:table-cell office:value-type="float" office:value="7346" table:style-name="ce39">
            <text:p>7,346</text:p>
          </table:table-cell>
          <table:table-cell office:value-type="float" office:value="7279" table:style-name="ce40">
            <text:p>7,279</text:p>
          </table:table-cell>
          <table:table-cell office:value-type="float" office:value="33284" table:style-name="ce39">
            <text:p>33,284</text:p>
          </table:table-cell>
          <table:table-cell office:value-type="float" office:value="7074" table:style-name="ce39">
            <text:p>7,074</text:p>
          </table:table-cell>
          <table:table-cell office:value-type="float" office:value="7068" table:style-name="ce39">
            <text:p>7,068</text:p>
          </table:table-cell>
          <table:table-cell office:value-type="float" office:value="6702" table:style-name="ce39">
            <text:p>6,702</text:p>
          </table:table-cell>
          <table:table-cell office:value-type="float" office:value="6053" table:style-name="ce39">
            <text:p>6,053</text:p>
          </table:table-cell>
          <table:table-cell office:value-type="float" office:value="6387" table:style-name="ce40">
            <text:p>6,387</text:p>
          </table:table-cell>
          <table:table-cell office:value-type="float" office:value="27288" table:style-name="ce39">
            <text:p>27,288</text:p>
          </table:table-cell>
          <table:table-cell office:value-type="float" office:value="6069" table:style-name="ce39">
            <text:p>6,069</text:p>
          </table:table-cell>
          <table:table-cell office:value-type="float" office:value="5662" table:style-name="ce39">
            <text:p>5,662</text:p>
          </table:table-cell>
          <table:table-cell office:value-type="float" office:value="5463" table:style-name="ce39">
            <text:p>5,463</text:p>
          </table:table-cell>
          <table:table-cell office:value-type="float" office:value="4911" table:style-name="ce39">
            <text:p>4,911</text:p>
          </table:table-cell>
          <table:table-cell office:value-type="float" office:value="5183" table:style-name="ce40">
            <text:p>5,183</text:p>
          </table:table-cell>
          <table:table-cell office:value-type="float" office:value="16962" table:style-name="ce39">
            <text:p>16,962</text:p>
          </table:table-cell>
          <table:table-cell office:value-type="float" office:value="4396" table:style-name="ce39">
            <text:p>4,396</text:p>
          </table:table-cell>
          <table:table-cell office:value-type="float" office:value="3739" table:style-name="ce39">
            <text:p>3,739</text:p>
          </table:table-cell>
          <table:table-cell office:value-type="float" office:value="3389" table:style-name="ce39">
            <text:p>3,389</text:p>
          </table:table-cell>
          <table:table-cell office:value-type="float" office:value="2884" table:style-name="ce39">
            <text:p>2,884</text:p>
          </table:table-cell>
          <table:table-cell office:value-type="float" office:value="2554" table:style-name="ce40">
            <text:p>2,554</text:p>
          </table:table-cell>
          <table:table-cell office:value-type="float" office:value="13111" table:style-name="ce39">
            <text:p>13,111</text:p>
          </table:table-cell>
          <table:table-cell office:value-type="float" office:value="2114" table:style-name="ce39">
            <text:p>2,114</text:p>
          </table:table-cell>
          <table:table-cell office:value-type="float" office:value="2654" table:style-name="ce39">
            <text:p>2,654</text:p>
          </table:table-cell>
          <table:table-cell office:value-type="float" office:value="2746" table:style-name="ce39">
            <text:p>2,746</text:p>
          </table:table-cell>
          <table:table-cell office:value-type="float" office:value="2927" table:style-name="ce39">
            <text:p>2,927</text:p>
          </table:table-cell>
          <table:table-cell office:value-type="float" office:value="2670" table:style-name="ce40">
            <text:p>2,670</text:p>
          </table:table-cell>
          <table:table-cell office:value-type="float" office:value="11574" table:style-name="ce39">
            <text:p>11,574</text:p>
          </table:table-cell>
          <table:table-cell office:value-type="float" office:value="2808" table:style-name="ce39">
            <text:p>2,808</text:p>
          </table:table-cell>
          <table:table-cell office:value-type="float" office:value="2585" table:style-name="ce39">
            <text:p>2,585</text:p>
          </table:table-cell>
          <table:table-cell office:value-type="float" office:value="2268" table:style-name="ce39">
            <text:p>2,268</text:p>
          </table:table-cell>
          <table:table-cell office:value-type="float" office:value="2107" table:style-name="ce39">
            <text:p>2,107</text:p>
          </table:table-cell>
          <table:table-cell office:value-type="float" office:value="1806" table:style-name="ce40">
            <text:p>1,806</text:p>
          </table:table-cell>
          <table:table-cell office:value-type="float" office:value="6476" table:style-name="ce39">
            <text:p>6,476</text:p>
          </table:table-cell>
          <table:table-cell office:value-type="float" office:value="1651" table:style-name="ce39">
            <text:p>1,651</text:p>
          </table:table-cell>
          <table:table-cell office:value-type="float" office:value="1527" table:style-name="ce39">
            <text:p>1,527</text:p>
          </table:table-cell>
          <table:table-cell office:value-type="float" office:value="1232" table:style-name="ce39">
            <text:p>1,232</text:p>
          </table:table-cell>
          <table:table-cell office:value-type="float" office:value="1066" table:style-name="ce39">
            <text:p>1,066</text:p>
          </table:table-cell>
          <table:table-cell office:value-type="float" office:value="1000" table:style-name="ce40">
            <text:p>1,000</text:p>
          </table:table-cell>
          <table:table-cell office:value-type="float" office:value="2679" table:style-name="ce39">
            <text:p>2,679</text:p>
          </table:table-cell>
          <table:table-cell office:value-type="float" office:value="842" table:style-name="ce39">
            <text:p>842</text:p>
          </table:table-cell>
          <table:table-cell office:value-type="float" office:value="616" table:style-name="ce39">
            <text:p>616</text:p>
          </table:table-cell>
          <table:table-cell office:value-type="float" office:value="499" table:style-name="ce39">
            <text:p>499</text:p>
          </table:table-cell>
          <table:table-cell office:value-type="float" office:value="396" table:style-name="ce39">
            <text:p>396</text:p>
          </table:table-cell>
          <table:table-cell office:value-type="float" office:value="326" table:style-name="ce40">
            <text:p>326</text:p>
          </table:table-cell>
          <table:table-cell office:value-type="float" office:value="578" table:style-name="ce39">
            <text:p>578</text:p>
          </table:table-cell>
          <table:table-cell office:value-type="float" office:value="216" table:style-name="ce39">
            <text:p>216</text:p>
          </table:table-cell>
          <table:table-cell office:value-type="float" office:value="134" table:style-name="ce39">
            <text:p>134</text:p>
          </table:table-cell>
          <table:table-cell office:value-type="float" office:value="97" table:style-name="ce39">
            <text:p>97</text:p>
          </table:table-cell>
          <table:table-cell office:value-type="float" office:value="84" table:style-name="ce39">
            <text:p>84</text:p>
          </table:table-cell>
          <table:table-cell office:value-type="float" office:value="47" table:style-name="ce40">
            <text:p>47</text:p>
          </table:table-cell>
          <table:table-cell office:value-type="float" office:value="78" table:style-name="ce39">
            <text:p>78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宜蘭縣</text:p>
          </table:table-cell>
          <table:table-cell office:value-type="string" table:style-name="ce37">
            <text:p>男</text:p>
          </table:table-cell>
          <table:table-cell office:value-type="float" office:value="228118" table:style-name="ce39">
            <text:p>228,118</text:p>
          </table:table-cell>
          <table:table-cell office:value-type="float" office:value="8180" table:style-name="ce39">
            <text:p>8,180</text:p>
          </table:table-cell>
          <table:table-cell office:value-type="float" office:value="1362" table:style-name="ce41">
            <text:p>1,362</text:p>
          </table:table-cell>
          <table:table-cell office:value-type="float" office:value="1552" table:style-name="ce41">
            <text:p>1,552</text:p>
          </table:table-cell>
          <table:table-cell office:value-type="float" office:value="1582" table:style-name="ce41">
            <text:p>1,582</text:p>
          </table:table-cell>
          <table:table-cell office:value-type="float" office:value="1765" table:style-name="ce41">
            <text:p>1,765</text:p>
          </table:table-cell>
          <table:table-cell office:value-type="float" office:value="1919" table:style-name="ce41">
            <text:p>1,919</text:p>
          </table:table-cell>
          <table:table-cell office:value-type="float" office:value="9747" table:style-name="ce41">
            <text:p>9,747</text:p>
          </table:table-cell>
          <table:table-cell office:value-type="float" office:value="1886" table:style-name="ce41">
            <text:p>1,886</text:p>
          </table:table-cell>
          <table:table-cell office:value-type="float" office:value="1916" table:style-name="ce41">
            <text:p>1,916</text:p>
          </table:table-cell>
          <table:table-cell office:value-type="float" office:value="1869" table:style-name="ce41">
            <text:p>1,869</text:p>
          </table:table-cell>
          <table:table-cell office:value-type="float" office:value="2156" table:style-name="ce41">
            <text:p>2,156</text:p>
          </table:table-cell>
          <table:table-cell office:value-type="float" office:value="1920" table:style-name="ce42">
            <text:p>1,920</text:p>
          </table:table-cell>
          <table:table-cell office:value-type="float" office:value="9363" table:style-name="ce41">
            <text:p>9,363</text:p>
          </table:table-cell>
          <table:table-cell office:value-type="float" office:value="1657" table:style-name="ce41">
            <text:p>1,657</text:p>
          </table:table-cell>
          <table:table-cell office:value-type="float" office:value="1874" table:style-name="ce41">
            <text:p>1,874</text:p>
          </table:table-cell>
          <table:table-cell office:value-type="float" office:value="1942" table:style-name="ce41">
            <text:p>1,942</text:p>
          </table:table-cell>
          <table:table-cell office:value-type="float" office:value="1903" table:style-name="ce41">
            <text:p>1,903</text:p>
          </table:table-cell>
          <table:table-cell office:value-type="float" office:value="1987" table:style-name="ce42">
            <text:p>1,987</text:p>
          </table:table-cell>
          <table:table-cell office:value-type="float" office:value="11614" table:style-name="ce41">
            <text:p>11,614</text:p>
          </table:table-cell>
          <table:table-cell office:value-type="float" office:value="2087" table:style-name="ce41">
            <text:p>2,087</text:p>
          </table:table-cell>
          <table:table-cell office:value-type="float" office:value="2181" table:style-name="ce41">
            <text:p>2,181</text:p>
          </table:table-cell>
          <table:table-cell office:value-type="float" office:value="2300" table:style-name="ce41">
            <text:p>2,300</text:p>
          </table:table-cell>
          <table:table-cell office:value-type="float" office:value="2515" table:style-name="ce41">
            <text:p>2,515</text:p>
          </table:table-cell>
          <table:table-cell office:value-type="float" office:value="2531" table:style-name="ce42">
            <text:p>2,531</text:p>
          </table:table-cell>
          <table:table-cell office:value-type="float" office:value="15922" table:style-name="ce41">
            <text:p>15,922</text:p>
          </table:table-cell>
          <table:table-cell office:value-type="float" office:value="3100" table:style-name="ce41">
            <text:p>3,100</text:p>
          </table:table-cell>
          <table:table-cell office:value-type="float" office:value="2981" table:style-name="ce41">
            <text:p>2,981</text:p>
          </table:table-cell>
          <table:table-cell office:value-type="float" office:value="2771" table:style-name="ce41">
            <text:p>2,771</text:p>
          </table:table-cell>
          <table:table-cell office:value-type="float" office:value="3442" table:style-name="ce41">
            <text:p>3,442</text:p>
          </table:table-cell>
          <table:table-cell office:value-type="float" office:value="3628" table:style-name="ce42">
            <text:p>3,628</text:p>
          </table:table-cell>
          <table:table-cell office:value-type="float" office:value="17164" table:style-name="ce41">
            <text:p>17,164</text:p>
          </table:table-cell>
          <table:table-cell office:value-type="float" office:value="3497" table:style-name="ce41">
            <text:p>3,497</text:p>
          </table:table-cell>
          <table:table-cell office:value-type="float" office:value="3403" table:style-name="ce41">
            <text:p>3,403</text:p>
          </table:table-cell>
          <table:table-cell office:value-type="float" office:value="3466" table:style-name="ce41">
            <text:p>3,466</text:p>
          </table:table-cell>
          <table:table-cell office:value-type="float" office:value="3473" table:style-name="ce41">
            <text:p>3,473</text:p>
          </table:table-cell>
          <table:table-cell office:value-type="float" office:value="3325" table:style-name="ce42">
            <text:p>3,325</text:p>
          </table:table-cell>
          <table:table-cell office:value-type="float" office:value="15861" table:style-name="ce41">
            <text:p>15,861</text:p>
          </table:table-cell>
          <table:table-cell office:value-type="float" office:value="3523" table:style-name="ce41">
            <text:p>3,523</text:p>
          </table:table-cell>
          <table:table-cell office:value-type="float" office:value="3148" table:style-name="ce41">
            <text:p>3,148</text:p>
          </table:table-cell>
          <table:table-cell office:value-type="float" office:value="3391" table:style-name="ce41">
            <text:p>3,391</text:p>
          </table:table-cell>
          <table:table-cell office:value-type="float" office:value="3037" table:style-name="ce41">
            <text:p>3,037</text:p>
          </table:table-cell>
          <table:table-cell office:value-type="float" office:value="2762" table:style-name="ce42">
            <text:p>2,762</text:p>
          </table:table-cell>
          <table:table-cell office:value-type="float" office:value="16554" table:style-name="ce41">
            <text:p>16,554</text:p>
          </table:table-cell>
          <table:table-cell office:value-type="float" office:value="3044" table:style-name="ce41">
            <text:p>3,044</text:p>
          </table:table-cell>
          <table:table-cell office:value-type="float" office:value="3223" table:style-name="ce41">
            <text:p>3,223</text:p>
          </table:table-cell>
          <table:table-cell office:value-type="float" office:value="3305" table:style-name="ce41">
            <text:p>3,305</text:p>
          </table:table-cell>
          <table:table-cell office:value-type="float" office:value="3515" table:style-name="ce41">
            <text:p>3,515</text:p>
          </table:table-cell>
          <table:table-cell office:value-type="float" office:value="3467" table:style-name="ce42">
            <text:p>3,467</text:p>
          </table:table-cell>
          <table:table-cell office:value-type="float" office:value="17576" table:style-name="ce41">
            <text:p>17,576</text:p>
          </table:table-cell>
          <table:table-cell office:value-type="float" office:value="3594" table:style-name="ce41">
            <text:p>3,594</text:p>
          </table:table-cell>
          <table:table-cell office:value-type="float" office:value="3532" table:style-name="ce41">
            <text:p>3,532</text:p>
          </table:table-cell>
          <table:table-cell office:value-type="float" office:value="3436" table:style-name="ce41">
            <text:p>3,436</text:p>
          </table:table-cell>
          <table:table-cell office:value-type="float" office:value="3393" table:style-name="ce41">
            <text:p>3,393</text:p>
          </table:table-cell>
          <table:table-cell office:value-type="float" office:value="3621" table:style-name="ce42">
            <text:p>3,621</text:p>
          </table:table-cell>
          <table:table-cell office:value-type="float" office:value="16326" table:style-name="ce41">
            <text:p>16,326</text:p>
          </table:table-cell>
          <table:table-cell office:value-type="float" office:value="3134" table:style-name="ce41">
            <text:p>3,134</text:p>
          </table:table-cell>
          <table:table-cell office:value-type="float" office:value="3289" table:style-name="ce41">
            <text:p>3,289</text:p>
          </table:table-cell>
          <table:table-cell office:value-type="float" office:value="3316" table:style-name="ce41">
            <text:p>3,316</text:p>
          </table:table-cell>
          <table:table-cell office:value-type="float" office:value="3239" table:style-name="ce41">
            <text:p>3,239</text:p>
          </table:table-cell>
          <table:table-cell office:value-type="float" office:value="3348" table:style-name="ce42">
            <text:p>3,348</text:p>
          </table:table-cell>
          <table:table-cell office:value-type="float" office:value="18401" table:style-name="ce41">
            <text:p>18,401</text:p>
          </table:table-cell>
          <table:table-cell office:value-type="float" office:value="3622" table:style-name="ce41">
            <text:p>3,622</text:p>
          </table:table-cell>
          <table:table-cell office:value-type="float" office:value="3766" table:style-name="ce41">
            <text:p>3,766</text:p>
          </table:table-cell>
          <table:table-cell office:value-type="float" office:value="3630" table:style-name="ce41">
            <text:p>3,630</text:p>
          </table:table-cell>
          <table:table-cell office:value-type="float" office:value="3703" table:style-name="ce41">
            <text:p>3,703</text:p>
          </table:table-cell>
          <table:table-cell office:value-type="float" office:value="3680" table:style-name="ce42">
            <text:p>3,680</text:p>
          </table:table-cell>
          <table:table-cell office:value-type="float" office:value="18417" table:style-name="ce41">
            <text:p>18,417</text:p>
          </table:table-cell>
          <table:table-cell office:value-type="float" office:value="3519" table:style-name="ce41">
            <text:p>3,519</text:p>
          </table:table-cell>
          <table:table-cell office:value-type="float" office:value="3820" table:style-name="ce41">
            <text:p>3,820</text:p>
          </table:table-cell>
          <table:table-cell office:value-type="float" office:value="3709" table:style-name="ce41">
            <text:p>3,709</text:p>
          </table:table-cell>
          <table:table-cell office:value-type="float" office:value="3688" table:style-name="ce41">
            <text:p>3,688</text:p>
          </table:table-cell>
          <table:table-cell office:value-type="float" office:value="3681" table:style-name="ce42">
            <text:p>3,681</text:p>
          </table:table-cell>
          <table:table-cell office:value-type="float" office:value="16591" table:style-name="ce41">
            <text:p>16,591</text:p>
          </table:table-cell>
          <table:table-cell office:value-type="float" office:value="3543" table:style-name="ce41">
            <text:p>3,543</text:p>
          </table:table-cell>
          <table:table-cell office:value-type="float" office:value="3518" table:style-name="ce41">
            <text:p>3,518</text:p>
          </table:table-cell>
          <table:table-cell office:value-type="float" office:value="3298" table:style-name="ce41">
            <text:p>3,298</text:p>
          </table:table-cell>
          <table:table-cell office:value-type="float" office:value="2977" table:style-name="ce41">
            <text:p>2,977</text:p>
          </table:table-cell>
          <table:table-cell office:value-type="float" office:value="3255" table:style-name="ce42">
            <text:p>3,255</text:p>
          </table:table-cell>
          <table:table-cell office:value-type="float" office:value="13364" table:style-name="ce41">
            <text:p>13,364</text:p>
          </table:table-cell>
          <table:table-cell office:value-type="float" office:value="3018" table:style-name="ce41">
            <text:p>3,018</text:p>
          </table:table-cell>
          <table:table-cell office:value-type="float" office:value="2782" table:style-name="ce41">
            <text:p>2,782</text:p>
          </table:table-cell>
          <table:table-cell office:value-type="float" office:value="2661" table:style-name="ce41">
            <text:p>2,661</text:p>
          </table:table-cell>
          <table:table-cell office:value-type="float" office:value="2419" table:style-name="ce41">
            <text:p>2,419</text:p>
          </table:table-cell>
          <table:table-cell office:value-type="float" office:value="2484" table:style-name="ce42">
            <text:p>2,484</text:p>
          </table:table-cell>
          <table:table-cell office:value-type="float" office:value="8139" table:style-name="ce41">
            <text:p>8,139</text:p>
          </table:table-cell>
          <table:table-cell office:value-type="float" office:value="2157" table:style-name="ce41">
            <text:p>2,157</text:p>
          </table:table-cell>
          <table:table-cell office:value-type="float" office:value="1795" table:style-name="ce41">
            <text:p>1,795</text:p>
          </table:table-cell>
          <table:table-cell office:value-type="float" office:value="1594" table:style-name="ce41">
            <text:p>1,594</text:p>
          </table:table-cell>
          <table:table-cell office:value-type="float" office:value="1353" table:style-name="ce41">
            <text:p>1,353</text:p>
          </table:table-cell>
          <table:table-cell office:value-type="float" office:value="1240" table:style-name="ce42">
            <text:p>1,240</text:p>
          </table:table-cell>
          <table:table-cell office:value-type="float" office:value="5974" table:style-name="ce41">
            <text:p>5,974</text:p>
          </table:table-cell>
          <table:table-cell office:value-type="float" office:value="983" table:style-name="ce41">
            <text:p>983</text:p>
          </table:table-cell>
          <table:table-cell office:value-type="float" office:value="1217" table:style-name="ce41">
            <text:p>1,217</text:p>
          </table:table-cell>
          <table:table-cell office:value-type="float" office:value="1286" table:style-name="ce41">
            <text:p>1,286</text:p>
          </table:table-cell>
          <table:table-cell office:value-type="float" office:value="1312" table:style-name="ce41">
            <text:p>1,312</text:p>
          </table:table-cell>
          <table:table-cell office:value-type="float" office:value="1176" table:style-name="ce42">
            <text:p>1,176</text:p>
          </table:table-cell>
          <table:table-cell office:value-type="float" office:value="4997" table:style-name="ce41">
            <text:p>4,997</text:p>
          </table:table-cell>
          <table:table-cell office:value-type="float" office:value="1253" table:style-name="ce41">
            <text:p>1,253</text:p>
          </table:table-cell>
          <table:table-cell office:value-type="float" office:value="1148" table:style-name="ce41">
            <text:p>1,148</text:p>
          </table:table-cell>
          <table:table-cell office:value-type="float" office:value="993" table:style-name="ce41">
            <text:p>993</text:p>
          </table:table-cell>
          <table:table-cell office:value-type="float" office:value="868" table:style-name="ce41">
            <text:p>868</text:p>
          </table:table-cell>
          <table:table-cell office:value-type="float" office:value="735" table:style-name="ce42">
            <text:p>735</text:p>
          </table:table-cell>
          <table:table-cell office:value-type="float" office:value="2617" table:style-name="ce41">
            <text:p>2,617</text:p>
          </table:table-cell>
          <table:table-cell office:value-type="float" office:value="684" table:style-name="ce41">
            <text:p>684</text:p>
          </table:table-cell>
          <table:table-cell office:value-type="float" office:value="628" table:style-name="ce41">
            <text:p>628</text:p>
          </table:table-cell>
          <table:table-cell office:value-type="float" office:value="522" table:style-name="ce41">
            <text:p>522</text:p>
          </table:table-cell>
          <table:table-cell office:value-type="float" office:value="410" table:style-name="ce41">
            <text:p>410</text:p>
          </table:table-cell>
          <table:table-cell office:value-type="float" office:value="373" table:style-name="ce42">
            <text:p>373</text:p>
          </table:table-cell>
          <table:table-cell office:value-type="float" office:value="1072" table:style-name="ce41">
            <text:p>1,072</text:p>
          </table:table-cell>
          <table:table-cell office:value-type="float" office:value="345" table:style-name="ce41">
            <text:p>345</text:p>
          </table:table-cell>
          <table:table-cell office:value-type="float" office:value="240" table:style-name="ce41">
            <text:p>240</text:p>
          </table:table-cell>
          <table:table-cell office:value-type="float" office:value="200" table:style-name="ce41">
            <text:p>200</text:p>
          </table:table-cell>
          <table:table-cell office:value-type="float" office:value="177" table:style-name="ce41">
            <text:p>177</text:p>
          </table:table-cell>
          <table:table-cell office:value-type="float" office:value="110" table:style-name="ce42">
            <text:p>110</text:p>
          </table:table-cell>
          <table:table-cell office:value-type="float" office:value="214" table:style-name="ce41">
            <text:p>214</text:p>
          </table:table-cell>
          <table:table-cell office:value-type="float" office:value="89" table:style-name="ce41">
            <text:p>89</text:p>
          </table:table-cell>
          <table:table-cell office:value-type="float" office:value="53" table:style-name="ce41">
            <text:p>53</text:p>
          </table:table-cell>
          <table:table-cell office:value-type="float" office:value="30" table:style-name="ce41">
            <text:p>30</text:p>
          </table:table-cell>
          <table:table-cell office:value-type="float" office:value="22" table:style-name="ce41">
            <text:p>22</text:p>
          </table:table-cell>
          <table:table-cell office:value-type="float" office:value="20" table:style-name="ce42">
            <text:p>20</text:p>
          </table:table-cell>
          <table:table-cell office:value-type="float" office:value="25" table:style-name="ce41">
            <text:p>25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24633" table:style-name="ce43">
            <text:p>224,633</text:p>
          </table:table-cell>
          <table:table-cell office:value-type="float" office:value="7729" table:style-name="ce44">
            <text:p>7,729</text:p>
          </table:table-cell>
          <table:table-cell office:value-type="float" office:value="1275" table:style-name="ce45">
            <text:p>1,275</text:p>
          </table:table-cell>
          <table:table-cell office:value-type="float" office:value="1476" table:style-name="ce45">
            <text:p>1,476</text:p>
          </table:table-cell>
          <table:table-cell office:value-type="float" office:value="1526" table:style-name="ce45">
            <text:p>1,526</text:p>
          </table:table-cell>
          <table:table-cell office:value-type="float" office:value="1672" table:style-name="ce45">
            <text:p>1,672</text:p>
          </table:table-cell>
          <table:table-cell office:value-type="float" office:value="1780" table:style-name="ce45">
            <text:p>1,780</text:p>
          </table:table-cell>
          <table:table-cell office:value-type="float" office:value="8967" table:style-name="ce45">
            <text:p>8,967</text:p>
          </table:table-cell>
          <table:table-cell office:value-type="float" office:value="1819" table:style-name="ce45">
            <text:p>1,819</text:p>
          </table:table-cell>
          <table:table-cell office:value-type="float" office:value="1750" table:style-name="ce45">
            <text:p>1,750</text:p>
          </table:table-cell>
          <table:table-cell office:value-type="float" office:value="1678" table:style-name="ce45">
            <text:p>1,678</text:p>
          </table:table-cell>
          <table:table-cell office:value-type="float" office:value="1935" table:style-name="ce45">
            <text:p>1,935</text:p>
          </table:table-cell>
          <table:table-cell office:value-type="float" office:value="1785" table:style-name="ce46">
            <text:p>1,785</text:p>
          </table:table-cell>
          <table:table-cell office:value-type="float" office:value="8713" table:style-name="ce45">
            <text:p>8,713</text:p>
          </table:table-cell>
          <table:table-cell office:value-type="float" office:value="1557" table:style-name="ce45">
            <text:p>1,557</text:p>
          </table:table-cell>
          <table:table-cell office:value-type="float" office:value="1755" table:style-name="ce45">
            <text:p>1,755</text:p>
          </table:table-cell>
          <table:table-cell office:value-type="float" office:value="1716" table:style-name="ce45">
            <text:p>1,716</text:p>
          </table:table-cell>
          <table:table-cell office:value-type="float" office:value="1817" table:style-name="ce45">
            <text:p>1,817</text:p>
          </table:table-cell>
          <table:table-cell office:value-type="float" office:value="1868" table:style-name="ce46">
            <text:p>1,868</text:p>
          </table:table-cell>
          <table:table-cell office:value-type="float" office:value="10768" table:style-name="ce45">
            <text:p>10,768</text:p>
          </table:table-cell>
          <table:table-cell office:value-type="float" office:value="1925" table:style-name="ce45">
            <text:p>1,925</text:p>
          </table:table-cell>
          <table:table-cell office:value-type="float" office:value="2058" table:style-name="ce45">
            <text:p>2,058</text:p>
          </table:table-cell>
          <table:table-cell office:value-type="float" office:value="2095" table:style-name="ce45">
            <text:p>2,095</text:p>
          </table:table-cell>
          <table:table-cell office:value-type="float" office:value="2279" table:style-name="ce45">
            <text:p>2,279</text:p>
          </table:table-cell>
          <table:table-cell office:value-type="float" office:value="2411" table:style-name="ce46">
            <text:p>2,411</text:p>
          </table:table-cell>
          <table:table-cell office:value-type="float" office:value="14374" table:style-name="ce45">
            <text:p>14,374</text:p>
          </table:table-cell>
          <table:table-cell office:value-type="float" office:value="2782" table:style-name="ce45">
            <text:p>2,782</text:p>
          </table:table-cell>
          <table:table-cell office:value-type="float" office:value="2697" table:style-name="ce45">
            <text:p>2,697</text:p>
          </table:table-cell>
          <table:table-cell office:value-type="float" office:value="2643" table:style-name="ce45">
            <text:p>2,643</text:p>
          </table:table-cell>
          <table:table-cell office:value-type="float" office:value="3179" table:style-name="ce45">
            <text:p>3,179</text:p>
          </table:table-cell>
          <table:table-cell office:value-type="float" office:value="3073" table:style-name="ce46">
            <text:p>3,073</text:p>
          </table:table-cell>
          <table:table-cell office:value-type="float" office:value="15840" table:style-name="ce45">
            <text:p>15,840</text:p>
          </table:table-cell>
          <table:table-cell office:value-type="float" office:value="3237" table:style-name="ce45">
            <text:p>3,237</text:p>
          </table:table-cell>
          <table:table-cell office:value-type="float" office:value="3178" table:style-name="ce45">
            <text:p>3,178</text:p>
          </table:table-cell>
          <table:table-cell office:value-type="float" office:value="3284" table:style-name="ce45">
            <text:p>3,284</text:p>
          </table:table-cell>
          <table:table-cell office:value-type="float" office:value="3158" table:style-name="ce45">
            <text:p>3,158</text:p>
          </table:table-cell>
          <table:table-cell office:value-type="float" office:value="2983" table:style-name="ce46">
            <text:p>2,983</text:p>
          </table:table-cell>
          <table:table-cell office:value-type="float" office:value="13954" table:style-name="ce45">
            <text:p>13,954</text:p>
          </table:table-cell>
          <table:table-cell office:value-type="float" office:value="2972" table:style-name="ce45">
            <text:p>2,972</text:p>
          </table:table-cell>
          <table:table-cell office:value-type="float" office:value="2898" table:style-name="ce45">
            <text:p>2,898</text:p>
          </table:table-cell>
          <table:table-cell office:value-type="float" office:value="2942" table:style-name="ce45">
            <text:p>2,942</text:p>
          </table:table-cell>
          <table:table-cell office:value-type="float" office:value="2674" table:style-name="ce45">
            <text:p>2,674</text:p>
          </table:table-cell>
          <table:table-cell office:value-type="float" office:value="2468" table:style-name="ce46">
            <text:p>2,468</text:p>
          </table:table-cell>
          <table:table-cell office:value-type="float" office:value="16095" table:style-name="ce45">
            <text:p>16,095</text:p>
          </table:table-cell>
          <table:table-cell office:value-type="float" office:value="2844" table:style-name="ce45">
            <text:p>2,844</text:p>
          </table:table-cell>
          <table:table-cell office:value-type="float" office:value="3122" table:style-name="ce45">
            <text:p>3,122</text:p>
          </table:table-cell>
          <table:table-cell office:value-type="float" office:value="3258" table:style-name="ce45">
            <text:p>3,258</text:p>
          </table:table-cell>
          <table:table-cell office:value-type="float" office:value="3296" table:style-name="ce45">
            <text:p>3,296</text:p>
          </table:table-cell>
          <table:table-cell office:value-type="float" office:value="3575" table:style-name="ce46">
            <text:p>3,575</text:p>
          </table:table-cell>
          <table:table-cell office:value-type="float" office:value="17189" table:style-name="ce45">
            <text:p>17,189</text:p>
          </table:table-cell>
          <table:table-cell office:value-type="float" office:value="3401" table:style-name="ce45">
            <text:p>3,401</text:p>
          </table:table-cell>
          <table:table-cell office:value-type="float" office:value="3486" table:style-name="ce45">
            <text:p>3,486</text:p>
          </table:table-cell>
          <table:table-cell office:value-type="float" office:value="3484" table:style-name="ce45">
            <text:p>3,484</text:p>
          </table:table-cell>
          <table:table-cell office:value-type="float" office:value="3235" table:style-name="ce45">
            <text:p>3,235</text:p>
          </table:table-cell>
          <table:table-cell office:value-type="float" office:value="3583" table:style-name="ce46">
            <text:p>3,583</text:p>
          </table:table-cell>
          <table:table-cell office:value-type="float" office:value="16423" table:style-name="ce45">
            <text:p>16,423</text:p>
          </table:table-cell>
          <table:table-cell office:value-type="float" office:value="3360" table:style-name="ce45">
            <text:p>3,360</text:p>
          </table:table-cell>
          <table:table-cell office:value-type="float" office:value="3281" table:style-name="ce45">
            <text:p>3,281</text:p>
          </table:table-cell>
          <table:table-cell office:value-type="float" office:value="3282" table:style-name="ce45">
            <text:p>3,282</text:p>
          </table:table-cell>
          <table:table-cell office:value-type="float" office:value="3256" table:style-name="ce45">
            <text:p>3,256</text:p>
          </table:table-cell>
          <table:table-cell office:value-type="float" office:value="3244" table:style-name="ce46">
            <text:p>3,244</text:p>
          </table:table-cell>
          <table:table-cell office:value-type="float" office:value="17547" table:style-name="ce45">
            <text:p>17,547</text:p>
          </table:table-cell>
          <table:table-cell office:value-type="float" office:value="3589" table:style-name="ce45">
            <text:p>3,589</text:p>
          </table:table-cell>
          <table:table-cell office:value-type="float" office:value="3496" table:style-name="ce45">
            <text:p>3,496</text:p>
          </table:table-cell>
          <table:table-cell office:value-type="float" office:value="3517" table:style-name="ce45">
            <text:p>3,517</text:p>
          </table:table-cell>
          <table:table-cell office:value-type="float" office:value="3486" table:style-name="ce45">
            <text:p>3,486</text:p>
          </table:table-cell>
          <table:table-cell office:value-type="float" office:value="3459" table:style-name="ce46">
            <text:p>3,459</text:p>
          </table:table-cell>
          <table:table-cell office:value-type="float" office:value="17997" table:style-name="ce45">
            <text:p>17,997</text:p>
          </table:table-cell>
          <table:table-cell office:value-type="float" office:value="3493" table:style-name="ce45">
            <text:p>3,493</text:p>
          </table:table-cell>
          <table:table-cell office:value-type="float" office:value="3693" table:style-name="ce45">
            <text:p>3,693</text:p>
          </table:table-cell>
          <table:table-cell office:value-type="float" office:value="3555" table:style-name="ce45">
            <text:p>3,555</text:p>
          </table:table-cell>
          <table:table-cell office:value-type="float" office:value="3658" table:style-name="ce45">
            <text:p>3,658</text:p>
          </table:table-cell>
          <table:table-cell office:value-type="float" office:value="3598" table:style-name="ce46">
            <text:p>3,598</text:p>
          </table:table-cell>
          <table:table-cell office:value-type="float" office:value="16693" table:style-name="ce45">
            <text:p>16,693</text:p>
          </table:table-cell>
          <table:table-cell office:value-type="float" office:value="3531" table:style-name="ce45">
            <text:p>3,531</text:p>
          </table:table-cell>
          <table:table-cell office:value-type="float" office:value="3550" table:style-name="ce45">
            <text:p>3,550</text:p>
          </table:table-cell>
          <table:table-cell office:value-type="float" office:value="3404" table:style-name="ce45">
            <text:p>3,404</text:p>
          </table:table-cell>
          <table:table-cell office:value-type="float" office:value="3076" table:style-name="ce45">
            <text:p>3,076</text:p>
          </table:table-cell>
          <table:table-cell office:value-type="float" office:value="3132" table:style-name="ce46">
            <text:p>3,132</text:p>
          </table:table-cell>
          <table:table-cell office:value-type="float" office:value="13924" table:style-name="ce45">
            <text:p>13,924</text:p>
          </table:table-cell>
          <table:table-cell office:value-type="float" office:value="3051" table:style-name="ce45">
            <text:p>3,051</text:p>
          </table:table-cell>
          <table:table-cell office:value-type="float" office:value="2880" table:style-name="ce45">
            <text:p>2,880</text:p>
          </table:table-cell>
          <table:table-cell office:value-type="float" office:value="2802" table:style-name="ce45">
            <text:p>2,802</text:p>
          </table:table-cell>
          <table:table-cell office:value-type="float" office:value="2492" table:style-name="ce45">
            <text:p>2,492</text:p>
          </table:table-cell>
          <table:table-cell office:value-type="float" office:value="2699" table:style-name="ce46">
            <text:p>2,699</text:p>
          </table:table-cell>
          <table:table-cell office:value-type="float" office:value="8823" table:style-name="ce45">
            <text:p>8,823</text:p>
          </table:table-cell>
          <table:table-cell office:value-type="float" office:value="2239" table:style-name="ce45">
            <text:p>2,239</text:p>
          </table:table-cell>
          <table:table-cell office:value-type="float" office:value="1944" table:style-name="ce45">
            <text:p>1,944</text:p>
          </table:table-cell>
          <table:table-cell office:value-type="float" office:value="1795" table:style-name="ce45">
            <text:p>1,795</text:p>
          </table:table-cell>
          <table:table-cell office:value-type="float" office:value="1531" table:style-name="ce45">
            <text:p>1,531</text:p>
          </table:table-cell>
          <table:table-cell office:value-type="float" office:value="1314" table:style-name="ce46">
            <text:p>1,314</text:p>
          </table:table-cell>
          <table:table-cell office:value-type="float" office:value="7137" table:style-name="ce45">
            <text:p>7,137</text:p>
          </table:table-cell>
          <table:table-cell office:value-type="float" office:value="1131" table:style-name="ce45">
            <text:p>1,131</text:p>
          </table:table-cell>
          <table:table-cell office:value-type="float" office:value="1437" table:style-name="ce45">
            <text:p>1,437</text:p>
          </table:table-cell>
          <table:table-cell office:value-type="float" office:value="1460" table:style-name="ce45">
            <text:p>1,460</text:p>
          </table:table-cell>
          <table:table-cell office:value-type="float" office:value="1615" table:style-name="ce45">
            <text:p>1,615</text:p>
          </table:table-cell>
          <table:table-cell office:value-type="float" office:value="1494" table:style-name="ce46">
            <text:p>1,494</text:p>
          </table:table-cell>
          <table:table-cell office:value-type="float" office:value="6577" table:style-name="ce45">
            <text:p>6,577</text:p>
          </table:table-cell>
          <table:table-cell office:value-type="float" office:value="1555" table:style-name="ce45">
            <text:p>1,555</text:p>
          </table:table-cell>
          <table:table-cell office:value-type="float" office:value="1437" table:style-name="ce45">
            <text:p>1,437</text:p>
          </table:table-cell>
          <table:table-cell office:value-type="float" office:value="1275" table:style-name="ce45">
            <text:p>1,275</text:p>
          </table:table-cell>
          <table:table-cell office:value-type="float" office:value="1239" table:style-name="ce45">
            <text:p>1,239</text:p>
          </table:table-cell>
          <table:table-cell office:value-type="float" office:value="1071" table:style-name="ce46">
            <text:p>1,071</text:p>
          </table:table-cell>
          <table:table-cell office:value-type="float" office:value="3859" table:style-name="ce45">
            <text:p>3,859</text:p>
          </table:table-cell>
          <table:table-cell office:value-type="float" office:value="967" table:style-name="ce45">
            <text:p>967</text:p>
          </table:table-cell>
          <table:table-cell office:value-type="float" office:value="899" table:style-name="ce45">
            <text:p>899</text:p>
          </table:table-cell>
          <table:table-cell office:value-type="float" office:value="710" table:style-name="ce45">
            <text:p>710</text:p>
          </table:table-cell>
          <table:table-cell office:value-type="float" office:value="656" table:style-name="ce45">
            <text:p>656</text:p>
          </table:table-cell>
          <table:table-cell office:value-type="float" office:value="627" table:style-name="ce46">
            <text:p>627</text:p>
          </table:table-cell>
          <table:table-cell office:value-type="float" office:value="1607" table:style-name="ce45">
            <text:p>1,607</text:p>
          </table:table-cell>
          <table:table-cell office:value-type="float" office:value="497" table:style-name="ce45">
            <text:p>497</text:p>
          </table:table-cell>
          <table:table-cell office:value-type="float" office:value="376" table:style-name="ce45">
            <text:p>376</text:p>
          </table:table-cell>
          <table:table-cell office:value-type="float" office:value="299" table:style-name="ce45">
            <text:p>299</text:p>
          </table:table-cell>
          <table:table-cell office:value-type="float" office:value="219" table:style-name="ce45">
            <text:p>219</text:p>
          </table:table-cell>
          <table:table-cell office:value-type="float" office:value="216" table:style-name="ce46">
            <text:p>216</text:p>
          </table:table-cell>
          <table:table-cell office:value-type="float" office:value="364" table:style-name="ce45">
            <text:p>364</text:p>
          </table:table-cell>
          <table:table-cell office:value-type="float" office:value="127" table:style-name="ce45">
            <text:p>127</text:p>
          </table:table-cell>
          <table:table-cell office:value-type="float" office:value="81" table:style-name="ce45">
            <text:p>81</text:p>
          </table:table-cell>
          <table:table-cell office:value-type="float" office:value="67" table:style-name="ce45">
            <text:p>67</text:p>
          </table:table-cell>
          <table:table-cell office:value-type="float" office:value="62" table:style-name="ce45">
            <text:p>62</text:p>
          </table:table-cell>
          <table:table-cell office:value-type="float" office:value="27" table:style-name="ce46">
            <text:p>27</text:p>
          </table:table-cell>
          <table:table-cell office:value-type="float" office:value="53" table:style-name="ce45">
            <text:p>53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571291" table:style-name="ce39">
            <text:p>571,291</text:p>
          </table:table-cell>
          <table:table-cell office:value-type="float" office:value="27539" table:style-name="ce39">
            <text:p>27,539</text:p>
          </table:table-cell>
          <table:table-cell office:value-type="float" office:value="4361" table:style-name="ce39">
            <text:p>4,361</text:p>
          </table:table-cell>
          <table:table-cell office:value-type="float" office:value="5096" table:style-name="ce39">
            <text:p>5,096</text:p>
          </table:table-cell>
          <table:table-cell office:value-type="float" office:value="5511" table:style-name="ce39">
            <text:p>5,511</text:p>
          </table:table-cell>
          <table:table-cell office:value-type="float" office:value="5935" table:style-name="ce39">
            <text:p>5,935</text:p>
          </table:table-cell>
          <table:table-cell office:value-type="float" office:value="6636" table:style-name="ce39">
            <text:p>6,636</text:p>
          </table:table-cell>
          <table:table-cell office:value-type="float" office:value="34437" table:style-name="ce39">
            <text:p>34,437</text:p>
          </table:table-cell>
          <table:table-cell office:value-type="float" office:value="6779" table:style-name="ce39">
            <text:p>6,779</text:p>
          </table:table-cell>
          <table:table-cell office:value-type="float" office:value="7055" table:style-name="ce39">
            <text:p>7,055</text:p>
          </table:table-cell>
          <table:table-cell office:value-type="float" office:value="6368" table:style-name="ce39">
            <text:p>6,368</text:p>
          </table:table-cell>
          <table:table-cell office:value-type="float" office:value="7539" table:style-name="ce39">
            <text:p>7,539</text:p>
          </table:table-cell>
          <table:table-cell office:value-type="float" office:value="6696" table:style-name="ce40">
            <text:p>6,696</text:p>
          </table:table-cell>
          <table:table-cell office:value-type="float" office:value="29766" table:style-name="ce39">
            <text:p>29,766</text:p>
          </table:table-cell>
          <table:table-cell office:value-type="float" office:value="5337" table:style-name="ce39">
            <text:p>5,337</text:p>
          </table:table-cell>
          <table:table-cell office:value-type="float" office:value="6056" table:style-name="ce39">
            <text:p>6,056</text:p>
          </table:table-cell>
          <table:table-cell office:value-type="float" office:value="6046" table:style-name="ce39">
            <text:p>6,046</text:p>
          </table:table-cell>
          <table:table-cell office:value-type="float" office:value="6352" table:style-name="ce39">
            <text:p>6,352</text:p>
          </table:table-cell>
          <table:table-cell office:value-type="float" office:value="5975" table:style-name="ce40">
            <text:p>5,975</text:p>
          </table:table-cell>
          <table:table-cell office:value-type="float" office:value="31852" table:style-name="ce39">
            <text:p>31,852</text:p>
          </table:table-cell>
          <table:table-cell office:value-type="float" office:value="6013" table:style-name="ce39">
            <text:p>6,013</text:p>
          </table:table-cell>
          <table:table-cell office:value-type="float" office:value="6124" table:style-name="ce39">
            <text:p>6,124</text:p>
          </table:table-cell>
          <table:table-cell office:value-type="float" office:value="6244" table:style-name="ce39">
            <text:p>6,244</text:p>
          </table:table-cell>
          <table:table-cell office:value-type="float" office:value="6702" table:style-name="ce39">
            <text:p>6,702</text:p>
          </table:table-cell>
          <table:table-cell office:value-type="float" office:value="6769" table:style-name="ce40">
            <text:p>6,769</text:p>
          </table:table-cell>
          <table:table-cell office:value-type="float" office:value="37117" table:style-name="ce39">
            <text:p>37,117</text:p>
          </table:table-cell>
          <table:table-cell office:value-type="float" office:value="7769" table:style-name="ce39">
            <text:p>7,769</text:p>
          </table:table-cell>
          <table:table-cell office:value-type="float" office:value="7113" table:style-name="ce39">
            <text:p>7,113</text:p>
          </table:table-cell>
          <table:table-cell office:value-type="float" office:value="6575" table:style-name="ce39">
            <text:p>6,575</text:p>
          </table:table-cell>
          <table:table-cell office:value-type="float" office:value="7776" table:style-name="ce39">
            <text:p>7,776</text:p>
          </table:table-cell>
          <table:table-cell office:value-type="float" office:value="7884" table:style-name="ce40">
            <text:p>7,884</text:p>
          </table:table-cell>
          <table:table-cell office:value-type="float" office:value="37954" table:style-name="ce39">
            <text:p>37,954</text:p>
          </table:table-cell>
          <table:table-cell office:value-type="float" office:value="7624" table:style-name="ce39">
            <text:p>7,624</text:p>
          </table:table-cell>
          <table:table-cell office:value-type="float" office:value="7789" table:style-name="ce39">
            <text:p>7,789</text:p>
          </table:table-cell>
          <table:table-cell office:value-type="float" office:value="7588" table:style-name="ce39">
            <text:p>7,588</text:p>
          </table:table-cell>
          <table:table-cell office:value-type="float" office:value="7532" table:style-name="ce39">
            <text:p>7,532</text:p>
          </table:table-cell>
          <table:table-cell office:value-type="float" office:value="7421" table:style-name="ce40">
            <text:p>7,421</text:p>
          </table:table-cell>
          <table:table-cell office:value-type="float" office:value="37761" table:style-name="ce39">
            <text:p>37,761</text:p>
          </table:table-cell>
          <table:table-cell office:value-type="float" office:value="7809" table:style-name="ce39">
            <text:p>7,809</text:p>
          </table:table-cell>
          <table:table-cell office:value-type="float" office:value="7372" table:style-name="ce39">
            <text:p>7,372</text:p>
          </table:table-cell>
          <table:table-cell office:value-type="float" office:value="8000" table:style-name="ce39">
            <text:p>8,000</text:p>
          </table:table-cell>
          <table:table-cell office:value-type="float" office:value="7240" table:style-name="ce39">
            <text:p>7,240</text:p>
          </table:table-cell>
          <table:table-cell office:value-type="float" office:value="7340" table:style-name="ce40">
            <text:p>7,340</text:p>
          </table:table-cell>
          <table:table-cell office:value-type="float" office:value="47919" table:style-name="ce39">
            <text:p>47,919</text:p>
          </table:table-cell>
          <table:table-cell office:value-type="float" office:value="8172" table:style-name="ce39">
            <text:p>8,172</text:p>
          </table:table-cell>
          <table:table-cell office:value-type="float" office:value="9129" table:style-name="ce39">
            <text:p>9,129</text:p>
          </table:table-cell>
          <table:table-cell office:value-type="float" office:value="9489" table:style-name="ce39">
            <text:p>9,489</text:p>
          </table:table-cell>
          <table:table-cell office:value-type="float" office:value="10378" table:style-name="ce39">
            <text:p>10,378</text:p>
          </table:table-cell>
          <table:table-cell office:value-type="float" office:value="10751" table:style-name="ce40">
            <text:p>10,751</text:p>
          </table:table-cell>
          <table:table-cell office:value-type="float" office:value="53355" table:style-name="ce39">
            <text:p>53,355</text:p>
          </table:table-cell>
          <table:table-cell office:value-type="float" office:value="10715" table:style-name="ce39">
            <text:p>10,715</text:p>
          </table:table-cell>
          <table:table-cell office:value-type="float" office:value="10897" table:style-name="ce39">
            <text:p>10,897</text:p>
          </table:table-cell>
          <table:table-cell office:value-type="float" office:value="10583" table:style-name="ce39">
            <text:p>10,583</text:p>
          </table:table-cell>
          <table:table-cell office:value-type="float" office:value="10077" table:style-name="ce39">
            <text:p>10,077</text:p>
          </table:table-cell>
          <table:table-cell office:value-type="float" office:value="11083" table:style-name="ce40">
            <text:p>11,083</text:p>
          </table:table-cell>
          <table:table-cell office:value-type="float" office:value="45301" table:style-name="ce39">
            <text:p>45,301</text:p>
          </table:table-cell>
          <table:table-cell office:value-type="float" office:value="9301" table:style-name="ce39">
            <text:p>9,301</text:p>
          </table:table-cell>
          <table:table-cell office:value-type="float" office:value="9207" table:style-name="ce39">
            <text:p>9,207</text:p>
          </table:table-cell>
          <table:table-cell office:value-type="float" office:value="9202" table:style-name="ce39">
            <text:p>9,202</text:p>
          </table:table-cell>
          <table:table-cell office:value-type="float" office:value="8843" table:style-name="ce39">
            <text:p>8,843</text:p>
          </table:table-cell>
          <table:table-cell office:value-type="float" office:value="8748" table:style-name="ce40">
            <text:p>8,748</text:p>
          </table:table-cell>
          <table:table-cell office:value-type="float" office:value="41967" table:style-name="ce39">
            <text:p>41,967</text:p>
          </table:table-cell>
          <table:table-cell office:value-type="float" office:value="8975" table:style-name="ce39">
            <text:p>8,975</text:p>
          </table:table-cell>
          <table:table-cell office:value-type="float" office:value="8716" table:style-name="ce39">
            <text:p>8,716</text:p>
          </table:table-cell>
          <table:table-cell office:value-type="float" office:value="8396" table:style-name="ce39">
            <text:p>8,396</text:p>
          </table:table-cell>
          <table:table-cell office:value-type="float" office:value="7910" table:style-name="ce39">
            <text:p>7,910</text:p>
          </table:table-cell>
          <table:table-cell office:value-type="float" office:value="7970" table:style-name="ce40">
            <text:p>7,970</text:p>
          </table:table-cell>
          <table:table-cell office:value-type="float" office:value="39153" table:style-name="ce39">
            <text:p>39,153</text:p>
          </table:table-cell>
          <table:table-cell office:value-type="float" office:value="8137" table:style-name="ce39">
            <text:p>8,137</text:p>
          </table:table-cell>
          <table:table-cell office:value-type="float" office:value="7778" table:style-name="ce39">
            <text:p>7,778</text:p>
          </table:table-cell>
          <table:table-cell office:value-type="float" office:value="7921" table:style-name="ce39">
            <text:p>7,921</text:p>
          </table:table-cell>
          <table:table-cell office:value-type="float" office:value="7780" table:style-name="ce39">
            <text:p>7,780</text:p>
          </table:table-cell>
          <table:table-cell office:value-type="float" office:value="7537" table:style-name="ce40">
            <text:p>7,537</text:p>
          </table:table-cell>
          <table:table-cell office:value-type="float" office:value="32727" table:style-name="ce39">
            <text:p>32,727</text:p>
          </table:table-cell>
          <table:table-cell office:value-type="float" office:value="7120" table:style-name="ce39">
            <text:p>7,120</text:p>
          </table:table-cell>
          <table:table-cell office:value-type="float" office:value="6828" table:style-name="ce39">
            <text:p>6,828</text:p>
          </table:table-cell>
          <table:table-cell office:value-type="float" office:value="6710" table:style-name="ce39">
            <text:p>6,710</text:p>
          </table:table-cell>
          <table:table-cell office:value-type="float" office:value="5789" table:style-name="ce39">
            <text:p>5,789</text:p>
          </table:table-cell>
          <table:table-cell office:value-type="float" office:value="6280" table:style-name="ce40">
            <text:p>6,280</text:p>
          </table:table-cell>
          <table:table-cell office:value-type="float" office:value="25599" table:style-name="ce39">
            <text:p>25,599</text:p>
          </table:table-cell>
          <table:table-cell office:value-type="float" office:value="5612" table:style-name="ce39">
            <text:p>5,612</text:p>
          </table:table-cell>
          <table:table-cell office:value-type="float" office:value="5413" table:style-name="ce39">
            <text:p>5,413</text:p>
          </table:table-cell>
          <table:table-cell office:value-type="float" office:value="5075" table:style-name="ce39">
            <text:p>5,075</text:p>
          </table:table-cell>
          <table:table-cell office:value-type="float" office:value="4640" table:style-name="ce39">
            <text:p>4,640</text:p>
          </table:table-cell>
          <table:table-cell office:value-type="float" office:value="4859" table:style-name="ce40">
            <text:p>4,859</text:p>
          </table:table-cell>
          <table:table-cell office:value-type="float" office:value="16413" table:style-name="ce39">
            <text:p>16,413</text:p>
          </table:table-cell>
          <table:table-cell office:value-type="float" office:value="4091" table:style-name="ce39">
            <text:p>4,091</text:p>
          </table:table-cell>
          <table:table-cell office:value-type="float" office:value="3774" table:style-name="ce39">
            <text:p>3,774</text:p>
          </table:table-cell>
          <table:table-cell office:value-type="float" office:value="3260" table:style-name="ce39">
            <text:p>3,260</text:p>
          </table:table-cell>
          <table:table-cell office:value-type="float" office:value="2756" table:style-name="ce39">
            <text:p>2,756</text:p>
          </table:table-cell>
          <table:table-cell office:value-type="float" office:value="2532" table:style-name="ce40">
            <text:p>2,532</text:p>
          </table:table-cell>
          <table:table-cell office:value-type="float" office:value="12338" table:style-name="ce39">
            <text:p>12,338</text:p>
          </table:table-cell>
          <table:table-cell office:value-type="float" office:value="2049" table:style-name="ce39">
            <text:p>2,049</text:p>
          </table:table-cell>
          <table:table-cell office:value-type="float" office:value="2517" table:style-name="ce39">
            <text:p>2,517</text:p>
          </table:table-cell>
          <table:table-cell office:value-type="float" office:value="2573" table:style-name="ce39">
            <text:p>2,573</text:p>
          </table:table-cell>
          <table:table-cell office:value-type="float" office:value="2497" table:style-name="ce39">
            <text:p>2,497</text:p>
          </table:table-cell>
          <table:table-cell office:value-type="float" office:value="2702" table:style-name="ce40">
            <text:p>2,702</text:p>
          </table:table-cell>
          <table:table-cell office:value-type="float" office:value="10597" table:style-name="ce39">
            <text:p>10,597</text:p>
          </table:table-cell>
          <table:table-cell office:value-type="float" office:value="2451" table:style-name="ce39">
            <text:p>2,451</text:p>
          </table:table-cell>
          <table:table-cell office:value-type="float" office:value="2314" table:style-name="ce39">
            <text:p>2,314</text:p>
          </table:table-cell>
          <table:table-cell office:value-type="float" office:value="2114" table:style-name="ce39">
            <text:p>2,114</text:p>
          </table:table-cell>
          <table:table-cell office:value-type="float" office:value="1976" table:style-name="ce39">
            <text:p>1,976</text:p>
          </table:table-cell>
          <table:table-cell office:value-type="float" office:value="1742" table:style-name="ce40">
            <text:p>1,742</text:p>
          </table:table-cell>
          <table:table-cell office:value-type="float" office:value="6054" table:style-name="ce39">
            <text:p>6,054</text:p>
          </table:table-cell>
          <table:table-cell office:value-type="float" office:value="1541" table:style-name="ce39">
            <text:p>1,541</text:p>
          </table:table-cell>
          <table:table-cell office:value-type="float" office:value="1377" table:style-name="ce39">
            <text:p>1,377</text:p>
          </table:table-cell>
          <table:table-cell office:value-type="float" office:value="1174" table:style-name="ce39">
            <text:p>1,174</text:p>
          </table:table-cell>
          <table:table-cell office:value-type="float" office:value="1037" table:style-name="ce39">
            <text:p>1,037</text:p>
          </table:table-cell>
          <table:table-cell office:value-type="float" office:value="925" table:style-name="ce40">
            <text:p>925</text:p>
          </table:table-cell>
          <table:table-cell office:value-type="float" office:value="2739" table:style-name="ce39">
            <text:p>2,739</text:p>
          </table:table-cell>
          <table:table-cell office:value-type="float" office:value="790" table:style-name="ce39">
            <text:p>790</text:p>
          </table:table-cell>
          <table:table-cell office:value-type="float" office:value="649" table:style-name="ce39">
            <text:p>649</text:p>
          </table:table-cell>
          <table:table-cell office:value-type="float" office:value="565" table:style-name="ce39">
            <text:p>565</text:p>
          </table:table-cell>
          <table:table-cell office:value-type="float" office:value="389" table:style-name="ce39">
            <text:p>389</text:p>
          </table:table-cell>
          <table:table-cell office:value-type="float" office:value="346" table:style-name="ce40">
            <text:p>346</text:p>
          </table:table-cell>
          <table:table-cell office:value-type="float" office:value="620" table:style-name="ce39">
            <text:p>620</text:p>
          </table:table-cell>
          <table:table-cell office:value-type="float" office:value="216" table:style-name="ce39">
            <text:p>216</text:p>
          </table:table-cell>
          <table:table-cell office:value-type="float" office:value="166" table:style-name="ce39">
            <text:p>166</text:p>
          </table:table-cell>
          <table:table-cell office:value-type="float" office:value="120" table:style-name="ce39">
            <text:p>120</text:p>
          </table:table-cell>
          <table:table-cell office:value-type="float" office:value="74" table:style-name="ce39">
            <text:p>74</text:p>
          </table:table-cell>
          <table:table-cell office:value-type="float" office:value="44" table:style-name="ce40">
            <text:p>44</text:p>
          </table:table-cell>
          <table:table-cell office:value-type="float" office:value="83" table:style-name="ce39">
            <text:p>83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新竹縣</text:p>
          </table:table-cell>
          <table:table-cell office:value-type="string" table:style-name="ce37">
            <text:p>男</text:p>
          </table:table-cell>
          <table:table-cell office:value-type="float" office:value="291597" table:style-name="ce39">
            <text:p>291,597</text:p>
          </table:table-cell>
          <table:table-cell office:value-type="float" office:value="14345" table:style-name="ce39">
            <text:p>14,345</text:p>
          </table:table-cell>
          <table:table-cell office:value-type="float" office:value="2242" table:style-name="ce39">
            <text:p>2,242</text:p>
          </table:table-cell>
          <table:table-cell office:value-type="float" office:value="2654" table:style-name="ce39">
            <text:p>2,654</text:p>
          </table:table-cell>
          <table:table-cell office:value-type="float" office:value="2891" table:style-name="ce39">
            <text:p>2,891</text:p>
          </table:table-cell>
          <table:table-cell office:value-type="float" office:value="3110" table:style-name="ce39">
            <text:p>3,110</text:p>
          </table:table-cell>
          <table:table-cell office:value-type="float" office:value="3448" table:style-name="ce39">
            <text:p>3,448</text:p>
          </table:table-cell>
          <table:table-cell office:value-type="float" office:value="17729" table:style-name="ce39">
            <text:p>17,729</text:p>
          </table:table-cell>
          <table:table-cell office:value-type="float" office:value="3579" table:style-name="ce39">
            <text:p>3,579</text:p>
          </table:table-cell>
          <table:table-cell office:value-type="float" office:value="3629" table:style-name="ce39">
            <text:p>3,629</text:p>
          </table:table-cell>
          <table:table-cell office:value-type="float" office:value="3227" table:style-name="ce39">
            <text:p>3,227</text:p>
          </table:table-cell>
          <table:table-cell office:value-type="float" office:value="3817" table:style-name="ce39">
            <text:p>3,817</text:p>
          </table:table-cell>
          <table:table-cell office:value-type="float" office:value="3477" table:style-name="ce40">
            <text:p>3,477</text:p>
          </table:table-cell>
          <table:table-cell office:value-type="float" office:value="15583" table:style-name="ce39">
            <text:p>15,583</text:p>
          </table:table-cell>
          <table:table-cell office:value-type="float" office:value="2771" table:style-name="ce39">
            <text:p>2,771</text:p>
          </table:table-cell>
          <table:table-cell office:value-type="float" office:value="3201" table:style-name="ce39">
            <text:p>3,201</text:p>
          </table:table-cell>
          <table:table-cell office:value-type="float" office:value="3199" table:style-name="ce39">
            <text:p>3,199</text:p>
          </table:table-cell>
          <table:table-cell office:value-type="float" office:value="3284" table:style-name="ce39">
            <text:p>3,284</text:p>
          </table:table-cell>
          <table:table-cell office:value-type="float" office:value="3128" table:style-name="ce40">
            <text:p>3,128</text:p>
          </table:table-cell>
          <table:table-cell office:value-type="float" office:value="16768" table:style-name="ce39">
            <text:p>16,768</text:p>
          </table:table-cell>
          <table:table-cell office:value-type="float" office:value="3184" table:style-name="ce39">
            <text:p>3,184</text:p>
          </table:table-cell>
          <table:table-cell office:value-type="float" office:value="3224" table:style-name="ce39">
            <text:p>3,224</text:p>
          </table:table-cell>
          <table:table-cell office:value-type="float" office:value="3222" table:style-name="ce39">
            <text:p>3,222</text:p>
          </table:table-cell>
          <table:table-cell office:value-type="float" office:value="3541" table:style-name="ce39">
            <text:p>3,541</text:p>
          </table:table-cell>
          <table:table-cell office:value-type="float" office:value="3597" table:style-name="ce40">
            <text:p>3,597</text:p>
          </table:table-cell>
          <table:table-cell office:value-type="float" office:value="19537" table:style-name="ce39">
            <text:p>19,537</text:p>
          </table:table-cell>
          <table:table-cell office:value-type="float" office:value="4066" table:style-name="ce39">
            <text:p>4,066</text:p>
          </table:table-cell>
          <table:table-cell office:value-type="float" office:value="3736" table:style-name="ce39">
            <text:p>3,736</text:p>
          </table:table-cell>
          <table:table-cell office:value-type="float" office:value="3480" table:style-name="ce39">
            <text:p>3,480</text:p>
          </table:table-cell>
          <table:table-cell office:value-type="float" office:value="4090" table:style-name="ce39">
            <text:p>4,090</text:p>
          </table:table-cell>
          <table:table-cell office:value-type="float" office:value="4165" table:style-name="ce40">
            <text:p>4,165</text:p>
          </table:table-cell>
          <table:table-cell office:value-type="float" office:value="20019" table:style-name="ce39">
            <text:p>20,019</text:p>
          </table:table-cell>
          <table:table-cell office:value-type="float" office:value="3988" table:style-name="ce39">
            <text:p>3,988</text:p>
          </table:table-cell>
          <table:table-cell office:value-type="float" office:value="3977" table:style-name="ce39">
            <text:p>3,977</text:p>
          </table:table-cell>
          <table:table-cell office:value-type="float" office:value="4022" table:style-name="ce39">
            <text:p>4,022</text:p>
          </table:table-cell>
          <table:table-cell office:value-type="float" office:value="4043" table:style-name="ce39">
            <text:p>4,043</text:p>
          </table:table-cell>
          <table:table-cell office:value-type="float" office:value="3989" table:style-name="ce40">
            <text:p>3,989</text:p>
          </table:table-cell>
          <table:table-cell office:value-type="float" office:value="19894" table:style-name="ce39">
            <text:p>19,894</text:p>
          </table:table-cell>
          <table:table-cell office:value-type="float" office:value="4196" table:style-name="ce39">
            <text:p>4,196</text:p>
          </table:table-cell>
          <table:table-cell office:value-type="float" office:value="3915" table:style-name="ce39">
            <text:p>3,915</text:p>
          </table:table-cell>
          <table:table-cell office:value-type="float" office:value="4218" table:style-name="ce39">
            <text:p>4,218</text:p>
          </table:table-cell>
          <table:table-cell office:value-type="float" office:value="3787" table:style-name="ce39">
            <text:p>3,787</text:p>
          </table:table-cell>
          <table:table-cell office:value-type="float" office:value="3778" table:style-name="ce40">
            <text:p>3,778</text:p>
          </table:table-cell>
          <table:table-cell office:value-type="float" office:value="24003" table:style-name="ce39">
            <text:p>24,003</text:p>
          </table:table-cell>
          <table:table-cell office:value-type="float" office:value="4234" table:style-name="ce39">
            <text:p>4,234</text:p>
          </table:table-cell>
          <table:table-cell office:value-type="float" office:value="4594" table:style-name="ce39">
            <text:p>4,594</text:p>
          </table:table-cell>
          <table:table-cell office:value-type="float" office:value="4739" table:style-name="ce39">
            <text:p>4,739</text:p>
          </table:table-cell>
          <table:table-cell office:value-type="float" office:value="5103" table:style-name="ce39">
            <text:p>5,103</text:p>
          </table:table-cell>
          <table:table-cell office:value-type="float" office:value="5333" table:style-name="ce40">
            <text:p>5,333</text:p>
          </table:table-cell>
          <table:table-cell office:value-type="float" office:value="26200" table:style-name="ce39">
            <text:p>26,200</text:p>
          </table:table-cell>
          <table:table-cell office:value-type="float" office:value="5290" table:style-name="ce39">
            <text:p>5,290</text:p>
          </table:table-cell>
          <table:table-cell office:value-type="float" office:value="5382" table:style-name="ce39">
            <text:p>5,382</text:p>
          </table:table-cell>
          <table:table-cell office:value-type="float" office:value="5193" table:style-name="ce39">
            <text:p>5,193</text:p>
          </table:table-cell>
          <table:table-cell office:value-type="float" office:value="4885" table:style-name="ce39">
            <text:p>4,885</text:p>
          </table:table-cell>
          <table:table-cell office:value-type="float" office:value="5450" table:style-name="ce40">
            <text:p>5,450</text:p>
          </table:table-cell>
          <table:table-cell office:value-type="float" office:value="23005" table:style-name="ce39">
            <text:p>23,005</text:p>
          </table:table-cell>
          <table:table-cell office:value-type="float" office:value="4700" table:style-name="ce39">
            <text:p>4,700</text:p>
          </table:table-cell>
          <table:table-cell office:value-type="float" office:value="4658" table:style-name="ce39">
            <text:p>4,658</text:p>
          </table:table-cell>
          <table:table-cell office:value-type="float" office:value="4695" table:style-name="ce39">
            <text:p>4,695</text:p>
          </table:table-cell>
          <table:table-cell office:value-type="float" office:value="4505" table:style-name="ce39">
            <text:p>4,505</text:p>
          </table:table-cell>
          <table:table-cell office:value-type="float" office:value="4447" table:style-name="ce40">
            <text:p>4,447</text:p>
          </table:table-cell>
          <table:table-cell office:value-type="float" office:value="21679" table:style-name="ce39">
            <text:p>21,679</text:p>
          </table:table-cell>
          <table:table-cell office:value-type="float" office:value="4607" table:style-name="ce39">
            <text:p>4,607</text:p>
          </table:table-cell>
          <table:table-cell office:value-type="float" office:value="4544" table:style-name="ce39">
            <text:p>4,544</text:p>
          </table:table-cell>
          <table:table-cell office:value-type="float" office:value="4325" table:style-name="ce39">
            <text:p>4,325</text:p>
          </table:table-cell>
          <table:table-cell office:value-type="float" office:value="4056" table:style-name="ce39">
            <text:p>4,056</text:p>
          </table:table-cell>
          <table:table-cell office:value-type="float" office:value="4147" table:style-name="ce40">
            <text:p>4,147</text:p>
          </table:table-cell>
          <table:table-cell office:value-type="float" office:value="20316" table:style-name="ce39">
            <text:p>20,316</text:p>
          </table:table-cell>
          <table:table-cell office:value-type="float" office:value="4248" table:style-name="ce39">
            <text:p>4,248</text:p>
          </table:table-cell>
          <table:table-cell office:value-type="float" office:value="4054" table:style-name="ce39">
            <text:p>4,054</text:p>
          </table:table-cell>
          <table:table-cell office:value-type="float" office:value="4086" table:style-name="ce39">
            <text:p>4,086</text:p>
          </table:table-cell>
          <table:table-cell office:value-type="float" office:value="4024" table:style-name="ce39">
            <text:p>4,024</text:p>
          </table:table-cell>
          <table:table-cell office:value-type="float" office:value="3904" table:style-name="ce40">
            <text:p>3,904</text:p>
          </table:table-cell>
          <table:table-cell office:value-type="float" office:value="17038" table:style-name="ce39">
            <text:p>17,038</text:p>
          </table:table-cell>
          <table:table-cell office:value-type="float" office:value="3744" table:style-name="ce39">
            <text:p>3,744</text:p>
          </table:table-cell>
          <table:table-cell office:value-type="float" office:value="3564" table:style-name="ce39">
            <text:p>3,564</text:p>
          </table:table-cell>
          <table:table-cell office:value-type="float" office:value="3532" table:style-name="ce39">
            <text:p>3,532</text:p>
          </table:table-cell>
          <table:table-cell office:value-type="float" office:value="3004" table:style-name="ce39">
            <text:p>3,004</text:p>
          </table:table-cell>
          <table:table-cell office:value-type="float" office:value="3194" table:style-name="ce40">
            <text:p>3,194</text:p>
          </table:table-cell>
          <table:table-cell office:value-type="float" office:value="12775" table:style-name="ce39">
            <text:p>12,775</text:p>
          </table:table-cell>
          <table:table-cell office:value-type="float" office:value="2858" table:style-name="ce39">
            <text:p>2,858</text:p>
          </table:table-cell>
          <table:table-cell office:value-type="float" office:value="2738" table:style-name="ce39">
            <text:p>2,738</text:p>
          </table:table-cell>
          <table:table-cell office:value-type="float" office:value="2553" table:style-name="ce39">
            <text:p>2,553</text:p>
          </table:table-cell>
          <table:table-cell office:value-type="float" office:value="2274" table:style-name="ce39">
            <text:p>2,274</text:p>
          </table:table-cell>
          <table:table-cell office:value-type="float" office:value="2352" table:style-name="ce40">
            <text:p>2,352</text:p>
          </table:table-cell>
          <table:table-cell office:value-type="float" office:value="8001" table:style-name="ce39">
            <text:p>8,001</text:p>
          </table:table-cell>
          <table:table-cell office:value-type="float" office:value="2033" table:style-name="ce39">
            <text:p>2,033</text:p>
          </table:table-cell>
          <table:table-cell office:value-type="float" office:value="1847" table:style-name="ce39">
            <text:p>1,847</text:p>
          </table:table-cell>
          <table:table-cell office:value-type="float" office:value="1582" table:style-name="ce39">
            <text:p>1,582</text:p>
          </table:table-cell>
          <table:table-cell office:value-type="float" office:value="1315" table:style-name="ce39">
            <text:p>1,315</text:p>
          </table:table-cell>
          <table:table-cell office:value-type="float" office:value="1224" table:style-name="ce40">
            <text:p>1,224</text:p>
          </table:table-cell>
          <table:table-cell office:value-type="float" office:value="5776" table:style-name="ce39">
            <text:p>5,776</text:p>
          </table:table-cell>
          <table:table-cell office:value-type="float" office:value="985" table:style-name="ce39">
            <text:p>985</text:p>
          </table:table-cell>
          <table:table-cell office:value-type="float" office:value="1184" table:style-name="ce39">
            <text:p>1,184</text:p>
          </table:table-cell>
          <table:table-cell office:value-type="float" office:value="1193" table:style-name="ce39">
            <text:p>1,193</text:p>
          </table:table-cell>
          <table:table-cell office:value-type="float" office:value="1169" table:style-name="ce39">
            <text:p>1,169</text:p>
          </table:table-cell>
          <table:table-cell office:value-type="float" office:value="1245" table:style-name="ce40">
            <text:p>1,245</text:p>
          </table:table-cell>
          <table:table-cell office:value-type="float" office:value="4832" table:style-name="ce39">
            <text:p>4,832</text:p>
          </table:table-cell>
          <table:table-cell office:value-type="float" office:value="1140" table:style-name="ce39">
            <text:p>1,140</text:p>
          </table:table-cell>
          <table:table-cell office:value-type="float" office:value="1053" table:style-name="ce39">
            <text:p>1,053</text:p>
          </table:table-cell>
          <table:table-cell office:value-type="float" office:value="969" table:style-name="ce39">
            <text:p>969</text:p>
          </table:table-cell>
          <table:table-cell office:value-type="float" office:value="890" table:style-name="ce39">
            <text:p>890</text:p>
          </table:table-cell>
          <table:table-cell office:value-type="float" office:value="780" table:style-name="ce40">
            <text:p>780</text:p>
          </table:table-cell>
          <table:table-cell office:value-type="float" office:value="2628" table:style-name="ce39">
            <text:p>2,628</text:p>
          </table:table-cell>
          <table:table-cell office:value-type="float" office:value="642" table:style-name="ce39">
            <text:p>642</text:p>
          </table:table-cell>
          <table:table-cell office:value-type="float" office:value="602" table:style-name="ce39">
            <text:p>602</text:p>
          </table:table-cell>
          <table:table-cell office:value-type="float" office:value="492" table:style-name="ce39">
            <text:p>492</text:p>
          </table:table-cell>
          <table:table-cell office:value-type="float" office:value="462" table:style-name="ce39">
            <text:p>462</text:p>
          </table:table-cell>
          <table:table-cell office:value-type="float" office:value="430" table:style-name="ce40">
            <text:p>430</text:p>
          </table:table-cell>
          <table:table-cell office:value-type="float" office:value="1202" table:style-name="ce39">
            <text:p>1,202</text:p>
          </table:table-cell>
          <table:table-cell office:value-type="float" office:value="353" table:style-name="ce39">
            <text:p>353</text:p>
          </table:table-cell>
          <table:table-cell office:value-type="float" office:value="290" table:style-name="ce39">
            <text:p>290</text:p>
          </table:table-cell>
          <table:table-cell office:value-type="float" office:value="240" table:style-name="ce39">
            <text:p>240</text:p>
          </table:table-cell>
          <table:table-cell office:value-type="float" office:value="168" table:style-name="ce39">
            <text:p>168</text:p>
          </table:table-cell>
          <table:table-cell office:value-type="float" office:value="151" table:style-name="ce40">
            <text:p>151</text:p>
          </table:table-cell>
          <table:table-cell office:value-type="float" office:value="238" table:style-name="ce39">
            <text:p>238</text:p>
          </table:table-cell>
          <table:table-cell office:value-type="float" office:value="80" table:style-name="ce39">
            <text:p>80</text:p>
          </table:table-cell>
          <table:table-cell office:value-type="float" office:value="63" table:style-name="ce39">
            <text:p>63</text:p>
          </table:table-cell>
          <table:table-cell office:value-type="float" office:value="48" table:style-name="ce39">
            <text:p>48</text:p>
          </table:table-cell>
          <table:table-cell office:value-type="float" office:value="27" table:style-name="ce39">
            <text:p>27</text:p>
          </table:table-cell>
          <table:table-cell office:value-type="float" office:value="20" table:style-name="ce40">
            <text:p>20</text:p>
          </table:table-cell>
          <table:table-cell office:value-type="float" office:value="29" table:style-name="ce39">
            <text:p>29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79694" table:style-name="ce43">
            <text:p>279,694</text:p>
          </table:table-cell>
          <table:table-cell office:value-type="float" office:value="13194" table:style-name="ce44">
            <text:p>13,194</text:p>
          </table:table-cell>
          <table:table-cell office:value-type="float" office:value="2119" table:style-name="ce43">
            <text:p>2,119</text:p>
          </table:table-cell>
          <table:table-cell office:value-type="float" office:value="2442" table:style-name="ce43">
            <text:p>2,442</text:p>
          </table:table-cell>
          <table:table-cell office:value-type="float" office:value="2620" table:style-name="ce43">
            <text:p>2,620</text:p>
          </table:table-cell>
          <table:table-cell office:value-type="float" office:value="2825" table:style-name="ce43">
            <text:p>2,825</text:p>
          </table:table-cell>
          <table:table-cell office:value-type="float" office:value="3188" table:style-name="ce43">
            <text:p>3,188</text:p>
          </table:table-cell>
          <table:table-cell office:value-type="float" office:value="16708" table:style-name="ce43">
            <text:p>16,708</text:p>
          </table:table-cell>
          <table:table-cell office:value-type="float" office:value="3200" table:style-name="ce43">
            <text:p>3,200</text:p>
          </table:table-cell>
          <table:table-cell office:value-type="float" office:value="3426" table:style-name="ce43">
            <text:p>3,426</text:p>
          </table:table-cell>
          <table:table-cell office:value-type="float" office:value="3141" table:style-name="ce43">
            <text:p>3,141</text:p>
          </table:table-cell>
          <table:table-cell office:value-type="float" office:value="3722" table:style-name="ce43">
            <text:p>3,722</text:p>
          </table:table-cell>
          <table:table-cell office:value-type="float" office:value="3219" table:style-name="ce44">
            <text:p>3,219</text:p>
          </table:table-cell>
          <table:table-cell office:value-type="float" office:value="14183" table:style-name="ce43">
            <text:p>14,183</text:p>
          </table:table-cell>
          <table:table-cell office:value-type="float" office:value="2566" table:style-name="ce43">
            <text:p>2,566</text:p>
          </table:table-cell>
          <table:table-cell office:value-type="float" office:value="2855" table:style-name="ce43">
            <text:p>2,855</text:p>
          </table:table-cell>
          <table:table-cell office:value-type="float" office:value="2847" table:style-name="ce43">
            <text:p>2,847</text:p>
          </table:table-cell>
          <table:table-cell office:value-type="float" office:value="3068" table:style-name="ce43">
            <text:p>3,068</text:p>
          </table:table-cell>
          <table:table-cell office:value-type="float" office:value="2847" table:style-name="ce44">
            <text:p>2,847</text:p>
          </table:table-cell>
          <table:table-cell office:value-type="float" office:value="15084" table:style-name="ce43">
            <text:p>15,084</text:p>
          </table:table-cell>
          <table:table-cell office:value-type="float" office:value="2829" table:style-name="ce43">
            <text:p>2,829</text:p>
          </table:table-cell>
          <table:table-cell office:value-type="float" office:value="2900" table:style-name="ce43">
            <text:p>2,900</text:p>
          </table:table-cell>
          <table:table-cell office:value-type="float" office:value="3022" table:style-name="ce43">
            <text:p>3,022</text:p>
          </table:table-cell>
          <table:table-cell office:value-type="float" office:value="3161" table:style-name="ce43">
            <text:p>3,161</text:p>
          </table:table-cell>
          <table:table-cell office:value-type="float" office:value="3172" table:style-name="ce44">
            <text:p>3,172</text:p>
          </table:table-cell>
          <table:table-cell office:value-type="float" office:value="17580" table:style-name="ce43">
            <text:p>17,580</text:p>
          </table:table-cell>
          <table:table-cell office:value-type="float" office:value="3703" table:style-name="ce43">
            <text:p>3,703</text:p>
          </table:table-cell>
          <table:table-cell office:value-type="float" office:value="3377" table:style-name="ce43">
            <text:p>3,377</text:p>
          </table:table-cell>
          <table:table-cell office:value-type="float" office:value="3095" table:style-name="ce43">
            <text:p>3,095</text:p>
          </table:table-cell>
          <table:table-cell office:value-type="float" office:value="3686" table:style-name="ce43">
            <text:p>3,686</text:p>
          </table:table-cell>
          <table:table-cell office:value-type="float" office:value="3719" table:style-name="ce44">
            <text:p>3,719</text:p>
          </table:table-cell>
          <table:table-cell office:value-type="float" office:value="17935" table:style-name="ce43">
            <text:p>17,935</text:p>
          </table:table-cell>
          <table:table-cell office:value-type="float" office:value="3636" table:style-name="ce43">
            <text:p>3,636</text:p>
          </table:table-cell>
          <table:table-cell office:value-type="float" office:value="3812" table:style-name="ce43">
            <text:p>3,812</text:p>
          </table:table-cell>
          <table:table-cell office:value-type="float" office:value="3566" table:style-name="ce43">
            <text:p>3,566</text:p>
          </table:table-cell>
          <table:table-cell office:value-type="float" office:value="3489" table:style-name="ce43">
            <text:p>3,489</text:p>
          </table:table-cell>
          <table:table-cell office:value-type="float" office:value="3432" table:style-name="ce44">
            <text:p>3,432</text:p>
          </table:table-cell>
          <table:table-cell office:value-type="float" office:value="17867" table:style-name="ce43">
            <text:p>17,867</text:p>
          </table:table-cell>
          <table:table-cell office:value-type="float" office:value="3613" table:style-name="ce43">
            <text:p>3,613</text:p>
          </table:table-cell>
          <table:table-cell office:value-type="float" office:value="3457" table:style-name="ce43">
            <text:p>3,457</text:p>
          </table:table-cell>
          <table:table-cell office:value-type="float" office:value="3782" table:style-name="ce43">
            <text:p>3,782</text:p>
          </table:table-cell>
          <table:table-cell office:value-type="float" office:value="3453" table:style-name="ce43">
            <text:p>3,453</text:p>
          </table:table-cell>
          <table:table-cell office:value-type="float" office:value="3562" table:style-name="ce44">
            <text:p>3,562</text:p>
          </table:table-cell>
          <table:table-cell office:value-type="float" office:value="23916" table:style-name="ce43">
            <text:p>23,916</text:p>
          </table:table-cell>
          <table:table-cell office:value-type="float" office:value="3938" table:style-name="ce43">
            <text:p>3,938</text:p>
          </table:table-cell>
          <table:table-cell office:value-type="float" office:value="4535" table:style-name="ce43">
            <text:p>4,535</text:p>
          </table:table-cell>
          <table:table-cell office:value-type="float" office:value="4750" table:style-name="ce43">
            <text:p>4,750</text:p>
          </table:table-cell>
          <table:table-cell office:value-type="float" office:value="5275" table:style-name="ce43">
            <text:p>5,275</text:p>
          </table:table-cell>
          <table:table-cell office:value-type="float" office:value="5418" table:style-name="ce44">
            <text:p>5,418</text:p>
          </table:table-cell>
          <table:table-cell office:value-type="float" office:value="27155" table:style-name="ce43">
            <text:p>27,155</text:p>
          </table:table-cell>
          <table:table-cell office:value-type="float" office:value="5425" table:style-name="ce43">
            <text:p>5,425</text:p>
          </table:table-cell>
          <table:table-cell office:value-type="float" office:value="5515" table:style-name="ce43">
            <text:p>5,515</text:p>
          </table:table-cell>
          <table:table-cell office:value-type="float" office:value="5390" table:style-name="ce43">
            <text:p>5,390</text:p>
          </table:table-cell>
          <table:table-cell office:value-type="float" office:value="5192" table:style-name="ce43">
            <text:p>5,192</text:p>
          </table:table-cell>
          <table:table-cell office:value-type="float" office:value="5633" table:style-name="ce44">
            <text:p>5,633</text:p>
          </table:table-cell>
          <table:table-cell office:value-type="float" office:value="22296" table:style-name="ce43">
            <text:p>22,296</text:p>
          </table:table-cell>
          <table:table-cell office:value-type="float" office:value="4601" table:style-name="ce43">
            <text:p>4,601</text:p>
          </table:table-cell>
          <table:table-cell office:value-type="float" office:value="4549" table:style-name="ce43">
            <text:p>4,549</text:p>
          </table:table-cell>
          <table:table-cell office:value-type="float" office:value="4507" table:style-name="ce43">
            <text:p>4,507</text:p>
          </table:table-cell>
          <table:table-cell office:value-type="float" office:value="4338" table:style-name="ce43">
            <text:p>4,338</text:p>
          </table:table-cell>
          <table:table-cell office:value-type="float" office:value="4301" table:style-name="ce44">
            <text:p>4,301</text:p>
          </table:table-cell>
          <table:table-cell office:value-type="float" office:value="20288" table:style-name="ce43">
            <text:p>20,288</text:p>
          </table:table-cell>
          <table:table-cell office:value-type="float" office:value="4368" table:style-name="ce43">
            <text:p>4,368</text:p>
          </table:table-cell>
          <table:table-cell office:value-type="float" office:value="4172" table:style-name="ce43">
            <text:p>4,172</text:p>
          </table:table-cell>
          <table:table-cell office:value-type="float" office:value="4071" table:style-name="ce43">
            <text:p>4,071</text:p>
          </table:table-cell>
          <table:table-cell office:value-type="float" office:value="3854" table:style-name="ce43">
            <text:p>3,854</text:p>
          </table:table-cell>
          <table:table-cell office:value-type="float" office:value="3823" table:style-name="ce44">
            <text:p>3,823</text:p>
          </table:table-cell>
          <table:table-cell office:value-type="float" office:value="18837" table:style-name="ce43">
            <text:p>18,837</text:p>
          </table:table-cell>
          <table:table-cell office:value-type="float" office:value="3889" table:style-name="ce43">
            <text:p>3,889</text:p>
          </table:table-cell>
          <table:table-cell office:value-type="float" office:value="3724" table:style-name="ce43">
            <text:p>3,724</text:p>
          </table:table-cell>
          <table:table-cell office:value-type="float" office:value="3835" table:style-name="ce43">
            <text:p>3,835</text:p>
          </table:table-cell>
          <table:table-cell office:value-type="float" office:value="3756" table:style-name="ce43">
            <text:p>3,756</text:p>
          </table:table-cell>
          <table:table-cell office:value-type="float" office:value="3633" table:style-name="ce44">
            <text:p>3,633</text:p>
          </table:table-cell>
          <table:table-cell office:value-type="float" office:value="15689" table:style-name="ce43">
            <text:p>15,689</text:p>
          </table:table-cell>
          <table:table-cell office:value-type="float" office:value="3376" table:style-name="ce43">
            <text:p>3,376</text:p>
          </table:table-cell>
          <table:table-cell office:value-type="float" office:value="3264" table:style-name="ce43">
            <text:p>3,264</text:p>
          </table:table-cell>
          <table:table-cell office:value-type="float" office:value="3178" table:style-name="ce43">
            <text:p>3,178</text:p>
          </table:table-cell>
          <table:table-cell office:value-type="float" office:value="2785" table:style-name="ce43">
            <text:p>2,785</text:p>
          </table:table-cell>
          <table:table-cell office:value-type="float" office:value="3086" table:style-name="ce44">
            <text:p>3,086</text:p>
          </table:table-cell>
          <table:table-cell office:value-type="float" office:value="12824" table:style-name="ce43">
            <text:p>12,824</text:p>
          </table:table-cell>
          <table:table-cell office:value-type="float" office:value="2754" table:style-name="ce43">
            <text:p>2,754</text:p>
          </table:table-cell>
          <table:table-cell office:value-type="float" office:value="2675" table:style-name="ce43">
            <text:p>2,675</text:p>
          </table:table-cell>
          <table:table-cell office:value-type="float" office:value="2522" table:style-name="ce43">
            <text:p>2,522</text:p>
          </table:table-cell>
          <table:table-cell office:value-type="float" office:value="2366" table:style-name="ce43">
            <text:p>2,366</text:p>
          </table:table-cell>
          <table:table-cell office:value-type="float" office:value="2507" table:style-name="ce44">
            <text:p>2,507</text:p>
          </table:table-cell>
          <table:table-cell office:value-type="float" office:value="8412" table:style-name="ce43">
            <text:p>8,412</text:p>
          </table:table-cell>
          <table:table-cell office:value-type="float" office:value="2058" table:style-name="ce43">
            <text:p>2,058</text:p>
          </table:table-cell>
          <table:table-cell office:value-type="float" office:value="1927" table:style-name="ce43">
            <text:p>1,927</text:p>
          </table:table-cell>
          <table:table-cell office:value-type="float" office:value="1678" table:style-name="ce43">
            <text:p>1,678</text:p>
          </table:table-cell>
          <table:table-cell office:value-type="float" office:value="1441" table:style-name="ce43">
            <text:p>1,441</text:p>
          </table:table-cell>
          <table:table-cell office:value-type="float" office:value="1308" table:style-name="ce44">
            <text:p>1,308</text:p>
          </table:table-cell>
          <table:table-cell office:value-type="float" office:value="6562" table:style-name="ce43">
            <text:p>6,562</text:p>
          </table:table-cell>
          <table:table-cell office:value-type="float" office:value="1064" table:style-name="ce43">
            <text:p>1,064</text:p>
          </table:table-cell>
          <table:table-cell office:value-type="float" office:value="1333" table:style-name="ce43">
            <text:p>1,333</text:p>
          </table:table-cell>
          <table:table-cell office:value-type="float" office:value="1380" table:style-name="ce43">
            <text:p>1,380</text:p>
          </table:table-cell>
          <table:table-cell office:value-type="float" office:value="1328" table:style-name="ce43">
            <text:p>1,328</text:p>
          </table:table-cell>
          <table:table-cell office:value-type="float" office:value="1457" table:style-name="ce44">
            <text:p>1,457</text:p>
          </table:table-cell>
          <table:table-cell office:value-type="float" office:value="5765" table:style-name="ce43">
            <text:p>5,765</text:p>
          </table:table-cell>
          <table:table-cell office:value-type="float" office:value="1311" table:style-name="ce43">
            <text:p>1,311</text:p>
          </table:table-cell>
          <table:table-cell office:value-type="float" office:value="1261" table:style-name="ce43">
            <text:p>1,261</text:p>
          </table:table-cell>
          <table:table-cell office:value-type="float" office:value="1145" table:style-name="ce43">
            <text:p>1,145</text:p>
          </table:table-cell>
          <table:table-cell office:value-type="float" office:value="1086" table:style-name="ce43">
            <text:p>1,086</text:p>
          </table:table-cell>
          <table:table-cell office:value-type="float" office:value="962" table:style-name="ce44">
            <text:p>962</text:p>
          </table:table-cell>
          <table:table-cell office:value-type="float" office:value="3426" table:style-name="ce43">
            <text:p>3,426</text:p>
          </table:table-cell>
          <table:table-cell office:value-type="float" office:value="899" table:style-name="ce43">
            <text:p>899</text:p>
          </table:table-cell>
          <table:table-cell office:value-type="float" office:value="775" table:style-name="ce43">
            <text:p>775</text:p>
          </table:table-cell>
          <table:table-cell office:value-type="float" office:value="682" table:style-name="ce43">
            <text:p>682</text:p>
          </table:table-cell>
          <table:table-cell office:value-type="float" office:value="575" table:style-name="ce43">
            <text:p>575</text:p>
          </table:table-cell>
          <table:table-cell office:value-type="float" office:value="495" table:style-name="ce44">
            <text:p>495</text:p>
          </table:table-cell>
          <table:table-cell office:value-type="float" office:value="1537" table:style-name="ce43">
            <text:p>1,537</text:p>
          </table:table-cell>
          <table:table-cell office:value-type="float" office:value="437" table:style-name="ce43">
            <text:p>437</text:p>
          </table:table-cell>
          <table:table-cell office:value-type="float" office:value="359" table:style-name="ce43">
            <text:p>359</text:p>
          </table:table-cell>
          <table:table-cell office:value-type="float" office:value="325" table:style-name="ce43">
            <text:p>325</text:p>
          </table:table-cell>
          <table:table-cell office:value-type="float" office:value="221" table:style-name="ce43">
            <text:p>221</text:p>
          </table:table-cell>
          <table:table-cell office:value-type="float" office:value="195" table:style-name="ce44">
            <text:p>195</text:p>
          </table:table-cell>
          <table:table-cell office:value-type="float" office:value="382" table:style-name="ce43">
            <text:p>382</text:p>
          </table:table-cell>
          <table:table-cell office:value-type="float" office:value="136" table:style-name="ce43">
            <text:p>136</text:p>
          </table:table-cell>
          <table:table-cell office:value-type="float" office:value="103" table:style-name="ce43">
            <text:p>103</text:p>
          </table:table-cell>
          <table:table-cell office:value-type="float" office:value="72" table:style-name="ce43">
            <text:p>72</text:p>
          </table:table-cell>
          <table:table-cell office:value-type="float" office:value="47" table:style-name="ce43">
            <text:p>47</text:p>
          </table:table-cell>
          <table:table-cell office:value-type="float" office:value="24" table:style-name="ce44">
            <text:p>24</text:p>
          </table:table-cell>
          <table:table-cell office:value-type="float" office:value="54" table:style-name="ce43">
            <text:p>54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541914" table:style-name="ce39">
            <text:p>541,914</text:p>
          </table:table-cell>
          <table:table-cell office:value-type="float" office:value="17522" table:style-name="ce39">
            <text:p>17,522</text:p>
          </table:table-cell>
          <table:table-cell office:value-type="float" office:value="2674" table:style-name="ce39">
            <text:p>2,674</text:p>
          </table:table-cell>
          <table:table-cell office:value-type="float" office:value="3083" table:style-name="ce39">
            <text:p>3,083</text:p>
          </table:table-cell>
          <table:table-cell office:value-type="float" office:value="3487" table:style-name="ce39">
            <text:p>3,487</text:p>
          </table:table-cell>
          <table:table-cell office:value-type="float" office:value="3926" table:style-name="ce39">
            <text:p>3,926</text:p>
          </table:table-cell>
          <table:table-cell office:value-type="float" office:value="4352" table:style-name="ce39">
            <text:p>4,352</text:p>
          </table:table-cell>
          <table:table-cell office:value-type="float" office:value="24852" table:style-name="ce39">
            <text:p>24,852</text:p>
          </table:table-cell>
          <table:table-cell office:value-type="float" office:value="4840" table:style-name="ce39">
            <text:p>4,840</text:p>
          </table:table-cell>
          <table:table-cell office:value-type="float" office:value="5030" table:style-name="ce39">
            <text:p>5,030</text:p>
          </table:table-cell>
          <table:table-cell office:value-type="float" office:value="4588" table:style-name="ce39">
            <text:p>4,588</text:p>
          </table:table-cell>
          <table:table-cell office:value-type="float" office:value="5522" table:style-name="ce39">
            <text:p>5,522</text:p>
          </table:table-cell>
          <table:table-cell office:value-type="float" office:value="4872" table:style-name="ce40">
            <text:p>4,872</text:p>
          </table:table-cell>
          <table:table-cell office:value-type="float" office:value="22910" table:style-name="ce39">
            <text:p>22,910</text:p>
          </table:table-cell>
          <table:table-cell office:value-type="float" office:value="3950" table:style-name="ce39">
            <text:p>3,950</text:p>
          </table:table-cell>
          <table:table-cell office:value-type="float" office:value="4495" table:style-name="ce39">
            <text:p>4,495</text:p>
          </table:table-cell>
          <table:table-cell office:value-type="float" office:value="4633" table:style-name="ce39">
            <text:p>4,633</text:p>
          </table:table-cell>
          <table:table-cell office:value-type="float" office:value="4869" table:style-name="ce39">
            <text:p>4,869</text:p>
          </table:table-cell>
          <table:table-cell office:value-type="float" office:value="4963" table:style-name="ce40">
            <text:p>4,963</text:p>
          </table:table-cell>
          <table:table-cell office:value-type="float" office:value="28152" table:style-name="ce39">
            <text:p>28,152</text:p>
          </table:table-cell>
          <table:table-cell office:value-type="float" office:value="4894" table:style-name="ce39">
            <text:p>4,894</text:p>
          </table:table-cell>
          <table:table-cell office:value-type="float" office:value="5346" table:style-name="ce39">
            <text:p>5,346</text:p>
          </table:table-cell>
          <table:table-cell office:value-type="float" office:value="5461" table:style-name="ce39">
            <text:p>5,461</text:p>
          </table:table-cell>
          <table:table-cell office:value-type="float" office:value="6215" table:style-name="ce39">
            <text:p>6,215</text:p>
          </table:table-cell>
          <table:table-cell office:value-type="float" office:value="6236" table:style-name="ce40">
            <text:p>6,236</text:p>
          </table:table-cell>
          <table:table-cell office:value-type="float" office:value="35187" table:style-name="ce39">
            <text:p>35,187</text:p>
          </table:table-cell>
          <table:table-cell office:value-type="float" office:value="7050" table:style-name="ce39">
            <text:p>7,050</text:p>
          </table:table-cell>
          <table:table-cell office:value-type="float" office:value="6824" table:style-name="ce39">
            <text:p>6,824</text:p>
          </table:table-cell>
          <table:table-cell office:value-type="float" office:value="6187" table:style-name="ce39">
            <text:p>6,187</text:p>
          </table:table-cell>
          <table:table-cell office:value-type="float" office:value="7400" table:style-name="ce39">
            <text:p>7,400</text:p>
          </table:table-cell>
          <table:table-cell office:value-type="float" office:value="7726" table:style-name="ce40">
            <text:p>7,726</text:p>
          </table:table-cell>
          <table:table-cell office:value-type="float" office:value="37962" table:style-name="ce39">
            <text:p>37,962</text:p>
          </table:table-cell>
          <table:table-cell office:value-type="float" office:value="7619" table:style-name="ce39">
            <text:p>7,619</text:p>
          </table:table-cell>
          <table:table-cell office:value-type="float" office:value="7661" table:style-name="ce39">
            <text:p>7,661</text:p>
          </table:table-cell>
          <table:table-cell office:value-type="float" office:value="7743" table:style-name="ce39">
            <text:p>7,743</text:p>
          </table:table-cell>
          <table:table-cell office:value-type="float" office:value="7598" table:style-name="ce39">
            <text:p>7,598</text:p>
          </table:table-cell>
          <table:table-cell office:value-type="float" office:value="7341" table:style-name="ce40">
            <text:p>7,341</text:p>
          </table:table-cell>
          <table:table-cell office:value-type="float" office:value="35972" table:style-name="ce39">
            <text:p>35,972</text:p>
          </table:table-cell>
          <table:table-cell office:value-type="float" office:value="7489" table:style-name="ce39">
            <text:p>7,489</text:p>
          </table:table-cell>
          <table:table-cell office:value-type="float" office:value="7256" table:style-name="ce39">
            <text:p>7,256</text:p>
          </table:table-cell>
          <table:table-cell office:value-type="float" office:value="7585" table:style-name="ce39">
            <text:p>7,585</text:p>
          </table:table-cell>
          <table:table-cell office:value-type="float" office:value="6991" table:style-name="ce39">
            <text:p>6,991</text:p>
          </table:table-cell>
          <table:table-cell office:value-type="float" office:value="6651" table:style-name="ce40">
            <text:p>6,651</text:p>
          </table:table-cell>
          <table:table-cell office:value-type="float" office:value="42554" table:style-name="ce39">
            <text:p>42,554</text:p>
          </table:table-cell>
          <table:table-cell office:value-type="float" office:value="7443" table:style-name="ce39">
            <text:p>7,443</text:p>
          </table:table-cell>
          <table:table-cell office:value-type="float" office:value="8130" table:style-name="ce39">
            <text:p>8,130</text:p>
          </table:table-cell>
          <table:table-cell office:value-type="float" office:value="8624" table:style-name="ce39">
            <text:p>8,624</text:p>
          </table:table-cell>
          <table:table-cell office:value-type="float" office:value="9129" table:style-name="ce39">
            <text:p>9,129</text:p>
          </table:table-cell>
          <table:table-cell office:value-type="float" office:value="9228" table:style-name="ce40">
            <text:p>9,228</text:p>
          </table:table-cell>
          <table:table-cell office:value-type="float" office:value="43834" table:style-name="ce39">
            <text:p>43,834</text:p>
          </table:table-cell>
          <table:table-cell office:value-type="float" office:value="8944" table:style-name="ce39">
            <text:p>8,944</text:p>
          </table:table-cell>
          <table:table-cell office:value-type="float" office:value="9161" table:style-name="ce39">
            <text:p>9,161</text:p>
          </table:table-cell>
          <table:table-cell office:value-type="float" office:value="8871" table:style-name="ce39">
            <text:p>8,871</text:p>
          </table:table-cell>
          <table:table-cell office:value-type="float" office:value="8160" table:style-name="ce39">
            <text:p>8,160</text:p>
          </table:table-cell>
          <table:table-cell office:value-type="float" office:value="8698" table:style-name="ce40">
            <text:p>8,698</text:p>
          </table:table-cell>
          <table:table-cell office:value-type="float" office:value="38299" table:style-name="ce39">
            <text:p>38,299</text:p>
          </table:table-cell>
          <table:table-cell office:value-type="float" office:value="7737" table:style-name="ce39">
            <text:p>7,737</text:p>
          </table:table-cell>
          <table:table-cell office:value-type="float" office:value="7484" table:style-name="ce39">
            <text:p>7,484</text:p>
          </table:table-cell>
          <table:table-cell office:value-type="float" office:value="7536" table:style-name="ce39">
            <text:p>7,536</text:p>
          </table:table-cell>
          <table:table-cell office:value-type="float" office:value="7627" table:style-name="ce39">
            <text:p>7,627</text:p>
          </table:table-cell>
          <table:table-cell office:value-type="float" office:value="7915" table:style-name="ce40">
            <text:p>7,915</text:p>
          </table:table-cell>
          <table:table-cell office:value-type="float" office:value="40203" table:style-name="ce39">
            <text:p>40,203</text:p>
          </table:table-cell>
          <table:table-cell office:value-type="float" office:value="8137" table:style-name="ce39">
            <text:p>8,137</text:p>
          </table:table-cell>
          <table:table-cell office:value-type="float" office:value="8177" table:style-name="ce39">
            <text:p>8,177</text:p>
          </table:table-cell>
          <table:table-cell office:value-type="float" office:value="8161" table:style-name="ce39">
            <text:p>8,161</text:p>
          </table:table-cell>
          <table:table-cell office:value-type="float" office:value="7701" table:style-name="ce39">
            <text:p>7,701</text:p>
          </table:table-cell>
          <table:table-cell office:value-type="float" office:value="8027" table:style-name="ce40">
            <text:p>8,027</text:p>
          </table:table-cell>
          <table:table-cell office:value-type="float" office:value="42055" table:style-name="ce39">
            <text:p>42,055</text:p>
          </table:table-cell>
          <table:table-cell office:value-type="float" office:value="7996" table:style-name="ce39">
            <text:p>7,996</text:p>
          </table:table-cell>
          <table:table-cell office:value-type="float" office:value="8412" table:style-name="ce39">
            <text:p>8,412</text:p>
          </table:table-cell>
          <table:table-cell office:value-type="float" office:value="8635" table:style-name="ce39">
            <text:p>8,635</text:p>
          </table:table-cell>
          <table:table-cell office:value-type="float" office:value="8480" table:style-name="ce39">
            <text:p>8,480</text:p>
          </table:table-cell>
          <table:table-cell office:value-type="float" office:value="8532" table:style-name="ce40">
            <text:p>8,532</text:p>
          </table:table-cell>
          <table:table-cell office:value-type="float" office:value="38834" table:style-name="ce39">
            <text:p>38,834</text:p>
          </table:table-cell>
          <table:table-cell office:value-type="float" office:value="8159" table:style-name="ce39">
            <text:p>8,159</text:p>
          </table:table-cell>
          <table:table-cell office:value-type="float" office:value="8439" table:style-name="ce39">
            <text:p>8,439</text:p>
          </table:table-cell>
          <table:table-cell office:value-type="float" office:value="7752" table:style-name="ce39">
            <text:p>7,752</text:p>
          </table:table-cell>
          <table:table-cell office:value-type="float" office:value="7013" table:style-name="ce39">
            <text:p>7,013</text:p>
          </table:table-cell>
          <table:table-cell office:value-type="float" office:value="7471" table:style-name="ce40">
            <text:p>7,471</text:p>
          </table:table-cell>
          <table:table-cell office:value-type="float" office:value="31285" table:style-name="ce39">
            <text:p>31,285</text:p>
          </table:table-cell>
          <table:table-cell office:value-type="float" office:value="6677" table:style-name="ce39">
            <text:p>6,677</text:p>
          </table:table-cell>
          <table:table-cell office:value-type="float" office:value="6761" table:style-name="ce39">
            <text:p>6,761</text:p>
          </table:table-cell>
          <table:table-cell office:value-type="float" office:value="6113" table:style-name="ce39">
            <text:p>6,113</text:p>
          </table:table-cell>
          <table:table-cell office:value-type="float" office:value="5988" table:style-name="ce39">
            <text:p>5,988</text:p>
          </table:table-cell>
          <table:table-cell office:value-type="float" office:value="5746" table:style-name="ce40">
            <text:p>5,746</text:p>
          </table:table-cell>
          <table:table-cell office:value-type="float" office:value="20760" table:style-name="ce39">
            <text:p>20,760</text:p>
          </table:table-cell>
          <table:table-cell office:value-type="float" office:value="5255" table:style-name="ce39">
            <text:p>5,255</text:p>
          </table:table-cell>
          <table:table-cell office:value-type="float" office:value="4557" table:style-name="ce39">
            <text:p>4,557</text:p>
          </table:table-cell>
          <table:table-cell office:value-type="float" office:value="4060" table:style-name="ce39">
            <text:p>4,060</text:p>
          </table:table-cell>
          <table:table-cell office:value-type="float" office:value="3733" table:style-name="ce39">
            <text:p>3,733</text:p>
          </table:table-cell>
          <table:table-cell office:value-type="float" office:value="3155" table:style-name="ce40">
            <text:p>3,155</text:p>
          </table:table-cell>
          <table:table-cell office:value-type="float" office:value="15314" table:style-name="ce39">
            <text:p>15,314</text:p>
          </table:table-cell>
          <table:table-cell office:value-type="float" office:value="2701" table:style-name="ce39">
            <text:p>2,701</text:p>
          </table:table-cell>
          <table:table-cell office:value-type="float" office:value="3144" table:style-name="ce39">
            <text:p>3,144</text:p>
          </table:table-cell>
          <table:table-cell office:value-type="float" office:value="3139" table:style-name="ce39">
            <text:p>3,139</text:p>
          </table:table-cell>
          <table:table-cell office:value-type="float" office:value="3207" table:style-name="ce39">
            <text:p>3,207</text:p>
          </table:table-cell>
          <table:table-cell office:value-type="float" office:value="3123" table:style-name="ce40">
            <text:p>3,123</text:p>
          </table:table-cell>
          <table:table-cell office:value-type="float" office:value="13644" table:style-name="ce39">
            <text:p>13,644</text:p>
          </table:table-cell>
          <table:table-cell office:value-type="float" office:value="3223" table:style-name="ce39">
            <text:p>3,223</text:p>
          </table:table-cell>
          <table:table-cell office:value-type="float" office:value="2998" table:style-name="ce39">
            <text:p>2,998</text:p>
          </table:table-cell>
          <table:table-cell office:value-type="float" office:value="2632" table:style-name="ce39">
            <text:p>2,632</text:p>
          </table:table-cell>
          <table:table-cell office:value-type="float" office:value="2607" table:style-name="ce39">
            <text:p>2,607</text:p>
          </table:table-cell>
          <table:table-cell office:value-type="float" office:value="2184" table:style-name="ce40">
            <text:p>2,184</text:p>
          </table:table-cell>
          <table:table-cell office:value-type="float" office:value="8154" table:style-name="ce39">
            <text:p>8,154</text:p>
          </table:table-cell>
          <table:table-cell office:value-type="float" office:value="1933" table:style-name="ce39">
            <text:p>1,933</text:p>
          </table:table-cell>
          <table:table-cell office:value-type="float" office:value="1881" table:style-name="ce39">
            <text:p>1,881</text:p>
          </table:table-cell>
          <table:table-cell office:value-type="float" office:value="1593" table:style-name="ce39">
            <text:p>1,593</text:p>
          </table:table-cell>
          <table:table-cell office:value-type="float" office:value="1473" table:style-name="ce39">
            <text:p>1,473</text:p>
          </table:table-cell>
          <table:table-cell office:value-type="float" office:value="1274" table:style-name="ce40">
            <text:p>1,274</text:p>
          </table:table-cell>
          <table:table-cell office:value-type="float" office:value="3528" table:style-name="ce39">
            <text:p>3,528</text:p>
          </table:table-cell>
          <table:table-cell office:value-type="float" office:value="1000" table:style-name="ce39">
            <text:p>1,000</text:p>
          </table:table-cell>
          <table:table-cell office:value-type="float" office:value="868" table:style-name="ce39">
            <text:p>868</text:p>
          </table:table-cell>
          <table:table-cell office:value-type="float" office:value="691" table:style-name="ce39">
            <text:p>691</text:p>
          </table:table-cell>
          <table:table-cell office:value-type="float" office:value="535" table:style-name="ce39">
            <text:p>535</text:p>
          </table:table-cell>
          <table:table-cell office:value-type="float" office:value="434" table:style-name="ce40">
            <text:p>434</text:p>
          </table:table-cell>
          <table:table-cell office:value-type="float" office:value="783" table:style-name="ce39">
            <text:p>783</text:p>
          </table:table-cell>
          <table:table-cell office:value-type="float" office:value="279" table:style-name="ce39">
            <text:p>279</text:p>
          </table:table-cell>
          <table:table-cell office:value-type="float" office:value="198" table:style-name="ce39">
            <text:p>198</text:p>
          </table:table-cell>
          <table:table-cell office:value-type="float" office:value="143" table:style-name="ce39">
            <text:p>143</text:p>
          </table:table-cell>
          <table:table-cell office:value-type="float" office:value="89" table:style-name="ce39">
            <text:p>89</text:p>
          </table:table-cell>
          <table:table-cell office:value-type="float" office:value="74" table:style-name="ce40">
            <text:p>74</text:p>
          </table:table-cell>
          <table:table-cell office:value-type="float" office:value="110" table:style-name="ce39">
            <text:p>110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苗栗縣</text:p>
          </table:table-cell>
          <table:table-cell office:value-type="string" table:style-name="ce37">
            <text:p>男</text:p>
          </table:table-cell>
          <table:table-cell office:value-type="float" office:value="279330" table:style-name="ce39">
            <text:p>279,330</text:p>
          </table:table-cell>
          <table:table-cell office:value-type="float" office:value="9064" table:style-name="ce39">
            <text:p>9,064</text:p>
          </table:table-cell>
          <table:table-cell office:value-type="float" office:value="1388" table:style-name="ce39">
            <text:p>1,388</text:p>
          </table:table-cell>
          <table:table-cell office:value-type="float" office:value="1627" table:style-name="ce39">
            <text:p>1,627</text:p>
          </table:table-cell>
          <table:table-cell office:value-type="float" office:value="1764" table:style-name="ce39">
            <text:p>1,764</text:p>
          </table:table-cell>
          <table:table-cell office:value-type="float" office:value="2018" table:style-name="ce39">
            <text:p>2,018</text:p>
          </table:table-cell>
          <table:table-cell office:value-type="float" office:value="2267" table:style-name="ce39">
            <text:p>2,267</text:p>
          </table:table-cell>
          <table:table-cell office:value-type="float" office:value="12723" table:style-name="ce39">
            <text:p>12,723</text:p>
          </table:table-cell>
          <table:table-cell office:value-type="float" office:value="2457" table:style-name="ce39">
            <text:p>2,457</text:p>
          </table:table-cell>
          <table:table-cell office:value-type="float" office:value="2584" table:style-name="ce39">
            <text:p>2,584</text:p>
          </table:table-cell>
          <table:table-cell office:value-type="float" office:value="2364" table:style-name="ce39">
            <text:p>2,364</text:p>
          </table:table-cell>
          <table:table-cell office:value-type="float" office:value="2788" table:style-name="ce39">
            <text:p>2,788</text:p>
          </table:table-cell>
          <table:table-cell office:value-type="float" office:value="2530" table:style-name="ce40">
            <text:p>2,530</text:p>
          </table:table-cell>
          <table:table-cell office:value-type="float" office:value="11982" table:style-name="ce39">
            <text:p>11,982</text:p>
          </table:table-cell>
          <table:table-cell office:value-type="float" office:value="2052" table:style-name="ce39">
            <text:p>2,052</text:p>
          </table:table-cell>
          <table:table-cell office:value-type="float" office:value="2345" table:style-name="ce39">
            <text:p>2,345</text:p>
          </table:table-cell>
          <table:table-cell office:value-type="float" office:value="2439" table:style-name="ce39">
            <text:p>2,439</text:p>
          </table:table-cell>
          <table:table-cell office:value-type="float" office:value="2536" table:style-name="ce39">
            <text:p>2,536</text:p>
          </table:table-cell>
          <table:table-cell office:value-type="float" office:value="2610" table:style-name="ce40">
            <text:p>2,610</text:p>
          </table:table-cell>
          <table:table-cell office:value-type="float" office:value="15052" table:style-name="ce39">
            <text:p>15,052</text:p>
          </table:table-cell>
          <table:table-cell office:value-type="float" office:value="2611" table:style-name="ce39">
            <text:p>2,611</text:p>
          </table:table-cell>
          <table:table-cell office:value-type="float" office:value="2871" table:style-name="ce39">
            <text:p>2,871</text:p>
          </table:table-cell>
          <table:table-cell office:value-type="float" office:value="2947" table:style-name="ce39">
            <text:p>2,947</text:p>
          </table:table-cell>
          <table:table-cell office:value-type="float" office:value="3354" table:style-name="ce39">
            <text:p>3,354</text:p>
          </table:table-cell>
          <table:table-cell office:value-type="float" office:value="3269" table:style-name="ce40">
            <text:p>3,269</text:p>
          </table:table-cell>
          <table:table-cell office:value-type="float" office:value="18407" table:style-name="ce39">
            <text:p>18,407</text:p>
          </table:table-cell>
          <table:table-cell office:value-type="float" office:value="3652" table:style-name="ce39">
            <text:p>3,652</text:p>
          </table:table-cell>
          <table:table-cell office:value-type="float" office:value="3587" table:style-name="ce39">
            <text:p>3,587</text:p>
          </table:table-cell>
          <table:table-cell office:value-type="float" office:value="3245" table:style-name="ce39">
            <text:p>3,245</text:p>
          </table:table-cell>
          <table:table-cell office:value-type="float" office:value="3962" table:style-name="ce39">
            <text:p>3,962</text:p>
          </table:table-cell>
          <table:table-cell office:value-type="float" office:value="3961" table:style-name="ce40">
            <text:p>3,961</text:p>
          </table:table-cell>
          <table:table-cell office:value-type="float" office:value="20358" table:style-name="ce39">
            <text:p>20,358</text:p>
          </table:table-cell>
          <table:table-cell office:value-type="float" office:value="4053" table:style-name="ce39">
            <text:p>4,053</text:p>
          </table:table-cell>
          <table:table-cell office:value-type="float" office:value="4091" table:style-name="ce39">
            <text:p>4,091</text:p>
          </table:table-cell>
          <table:table-cell office:value-type="float" office:value="4165" table:style-name="ce39">
            <text:p>4,165</text:p>
          </table:table-cell>
          <table:table-cell office:value-type="float" office:value="4054" table:style-name="ce39">
            <text:p>4,054</text:p>
          </table:table-cell>
          <table:table-cell office:value-type="float" office:value="3995" table:style-name="ce40">
            <text:p>3,995</text:p>
          </table:table-cell>
          <table:table-cell office:value-type="float" office:value="19413" table:style-name="ce39">
            <text:p>19,413</text:p>
          </table:table-cell>
          <table:table-cell office:value-type="float" office:value="4049" table:style-name="ce39">
            <text:p>4,049</text:p>
          </table:table-cell>
          <table:table-cell office:value-type="float" office:value="3967" table:style-name="ce39">
            <text:p>3,967</text:p>
          </table:table-cell>
          <table:table-cell office:value-type="float" office:value="4090" table:style-name="ce39">
            <text:p>4,090</text:p>
          </table:table-cell>
          <table:table-cell office:value-type="float" office:value="3805" table:style-name="ce39">
            <text:p>3,805</text:p>
          </table:table-cell>
          <table:table-cell office:value-type="float" office:value="3502" table:style-name="ce40">
            <text:p>3,502</text:p>
          </table:table-cell>
          <table:table-cell office:value-type="float" office:value="22139" table:style-name="ce39">
            <text:p>22,139</text:p>
          </table:table-cell>
          <table:table-cell office:value-type="float" office:value="3912" table:style-name="ce39">
            <text:p>3,912</text:p>
          </table:table-cell>
          <table:table-cell office:value-type="float" office:value="4306" table:style-name="ce39">
            <text:p>4,306</text:p>
          </table:table-cell>
          <table:table-cell office:value-type="float" office:value="4464" table:style-name="ce39">
            <text:p>4,464</text:p>
          </table:table-cell>
          <table:table-cell office:value-type="float" office:value="4664" table:style-name="ce39">
            <text:p>4,664</text:p>
          </table:table-cell>
          <table:table-cell office:value-type="float" office:value="4793" table:style-name="ce40">
            <text:p>4,793</text:p>
          </table:table-cell>
          <table:table-cell office:value-type="float" office:value="22347" table:style-name="ce39">
            <text:p>22,347</text:p>
          </table:table-cell>
          <table:table-cell office:value-type="float" office:value="4591" table:style-name="ce39">
            <text:p>4,591</text:p>
          </table:table-cell>
          <table:table-cell office:value-type="float" office:value="4613" table:style-name="ce39">
            <text:p>4,613</text:p>
          </table:table-cell>
          <table:table-cell office:value-type="float" office:value="4497" table:style-name="ce39">
            <text:p>4,497</text:p>
          </table:table-cell>
          <table:table-cell office:value-type="float" office:value="4194" table:style-name="ce39">
            <text:p>4,194</text:p>
          </table:table-cell>
          <table:table-cell office:value-type="float" office:value="4452" table:style-name="ce40">
            <text:p>4,452</text:p>
          </table:table-cell>
          <table:table-cell office:value-type="float" office:value="19926" table:style-name="ce39">
            <text:p>19,926</text:p>
          </table:table-cell>
          <table:table-cell office:value-type="float" office:value="3938" table:style-name="ce39">
            <text:p>3,938</text:p>
          </table:table-cell>
          <table:table-cell office:value-type="float" office:value="3922" table:style-name="ce39">
            <text:p>3,922</text:p>
          </table:table-cell>
          <table:table-cell office:value-type="float" office:value="3956" table:style-name="ce39">
            <text:p>3,956</text:p>
          </table:table-cell>
          <table:table-cell office:value-type="float" office:value="3955" table:style-name="ce39">
            <text:p>3,955</text:p>
          </table:table-cell>
          <table:table-cell office:value-type="float" office:value="4155" table:style-name="ce40">
            <text:p>4,155</text:p>
          </table:table-cell>
          <table:table-cell office:value-type="float" office:value="21190" table:style-name="ce39">
            <text:p>21,190</text:p>
          </table:table-cell>
          <table:table-cell office:value-type="float" office:value="4284" table:style-name="ce39">
            <text:p>4,284</text:p>
          </table:table-cell>
          <table:table-cell office:value-type="float" office:value="4287" table:style-name="ce39">
            <text:p>4,287</text:p>
          </table:table-cell>
          <table:table-cell office:value-type="float" office:value="4344" table:style-name="ce39">
            <text:p>4,344</text:p>
          </table:table-cell>
          <table:table-cell office:value-type="float" office:value="4085" table:style-name="ce39">
            <text:p>4,085</text:p>
          </table:table-cell>
          <table:table-cell office:value-type="float" office:value="4190" table:style-name="ce40">
            <text:p>4,190</text:p>
          </table:table-cell>
          <table:table-cell office:value-type="float" office:value="22012" table:style-name="ce39">
            <text:p>22,012</text:p>
          </table:table-cell>
          <table:table-cell office:value-type="float" office:value="4220" table:style-name="ce39">
            <text:p>4,220</text:p>
          </table:table-cell>
          <table:table-cell office:value-type="float" office:value="4452" table:style-name="ce39">
            <text:p>4,452</text:p>
          </table:table-cell>
          <table:table-cell office:value-type="float" office:value="4496" table:style-name="ce39">
            <text:p>4,496</text:p>
          </table:table-cell>
          <table:table-cell office:value-type="float" office:value="4441" table:style-name="ce39">
            <text:p>4,441</text:p>
          </table:table-cell>
          <table:table-cell office:value-type="float" office:value="4403" table:style-name="ce40">
            <text:p>4,403</text:p>
          </table:table-cell>
          <table:table-cell office:value-type="float" office:value="20299" table:style-name="ce39">
            <text:p>20,299</text:p>
          </table:table-cell>
          <table:table-cell office:value-type="float" office:value="4313" table:style-name="ce39">
            <text:p>4,313</text:p>
          </table:table-cell>
          <table:table-cell office:value-type="float" office:value="4387" table:style-name="ce39">
            <text:p>4,387</text:p>
          </table:table-cell>
          <table:table-cell office:value-type="float" office:value="4101" table:style-name="ce39">
            <text:p>4,101</text:p>
          </table:table-cell>
          <table:table-cell office:value-type="float" office:value="3603" table:style-name="ce39">
            <text:p>3,603</text:p>
          </table:table-cell>
          <table:table-cell office:value-type="float" office:value="3895" table:style-name="ce40">
            <text:p>3,895</text:p>
          </table:table-cell>
          <table:table-cell office:value-type="float" office:value="15776" table:style-name="ce39">
            <text:p>15,776</text:p>
          </table:table-cell>
          <table:table-cell office:value-type="float" office:value="3447" table:style-name="ce39">
            <text:p>3,447</text:p>
          </table:table-cell>
          <table:table-cell office:value-type="float" office:value="3442" table:style-name="ce39">
            <text:p>3,442</text:p>
          </table:table-cell>
          <table:table-cell office:value-type="float" office:value="3144" table:style-name="ce39">
            <text:p>3,144</text:p>
          </table:table-cell>
          <table:table-cell office:value-type="float" office:value="2969" table:style-name="ce39">
            <text:p>2,969</text:p>
          </table:table-cell>
          <table:table-cell office:value-type="float" office:value="2774" table:style-name="ce40">
            <text:p>2,774</text:p>
          </table:table-cell>
          <table:table-cell office:value-type="float" office:value="10080" table:style-name="ce39">
            <text:p>10,080</text:p>
          </table:table-cell>
          <table:table-cell office:value-type="float" office:value="2616" table:style-name="ce39">
            <text:p>2,616</text:p>
          </table:table-cell>
          <table:table-cell office:value-type="float" office:value="2211" table:style-name="ce39">
            <text:p>2,211</text:p>
          </table:table-cell>
          <table:table-cell office:value-type="float" office:value="1929" table:style-name="ce39">
            <text:p>1,929</text:p>
          </table:table-cell>
          <table:table-cell office:value-type="float" office:value="1783" table:style-name="ce39">
            <text:p>1,783</text:p>
          </table:table-cell>
          <table:table-cell office:value-type="float" office:value="1541" table:style-name="ce40">
            <text:p>1,541</text:p>
          </table:table-cell>
          <table:table-cell office:value-type="float" office:value="7203" table:style-name="ce39">
            <text:p>7,203</text:p>
          </table:table-cell>
          <table:table-cell office:value-type="float" office:value="1282" table:style-name="ce39">
            <text:p>1,282</text:p>
          </table:table-cell>
          <table:table-cell office:value-type="float" office:value="1510" table:style-name="ce39">
            <text:p>1,510</text:p>
          </table:table-cell>
          <table:table-cell office:value-type="float" office:value="1452" table:style-name="ce39">
            <text:p>1,452</text:p>
          </table:table-cell>
          <table:table-cell office:value-type="float" office:value="1489" table:style-name="ce39">
            <text:p>1,489</text:p>
          </table:table-cell>
          <table:table-cell office:value-type="float" office:value="1470" table:style-name="ce40">
            <text:p>1,470</text:p>
          </table:table-cell>
          <table:table-cell office:value-type="float" office:value="6174" table:style-name="ce39">
            <text:p>6,174</text:p>
          </table:table-cell>
          <table:table-cell office:value-type="float" office:value="1472" table:style-name="ce39">
            <text:p>1,472</text:p>
          </table:table-cell>
          <table:table-cell office:value-type="float" office:value="1398" table:style-name="ce39">
            <text:p>1,398</text:p>
          </table:table-cell>
          <table:table-cell office:value-type="float" office:value="1168" table:style-name="ce39">
            <text:p>1,168</text:p>
          </table:table-cell>
          <table:table-cell office:value-type="float" office:value="1187" table:style-name="ce39">
            <text:p>1,187</text:p>
          </table:table-cell>
          <table:table-cell office:value-type="float" office:value="949" table:style-name="ce40">
            <text:p>949</text:p>
          </table:table-cell>
          <table:table-cell office:value-type="float" office:value="3439" table:style-name="ce39">
            <text:p>3,439</text:p>
          </table:table-cell>
          <table:table-cell office:value-type="float" office:value="872" table:style-name="ce39">
            <text:p>872</text:p>
          </table:table-cell>
          <table:table-cell office:value-type="float" office:value="788" table:style-name="ce39">
            <text:p>788</text:p>
          </table:table-cell>
          <table:table-cell office:value-type="float" office:value="661" table:style-name="ce39">
            <text:p>661</text:p>
          </table:table-cell>
          <table:table-cell office:value-type="float" office:value="597" table:style-name="ce39">
            <text:p>597</text:p>
          </table:table-cell>
          <table:table-cell office:value-type="float" office:value="521" table:style-name="ce40">
            <text:p>521</text:p>
          </table:table-cell>
          <table:table-cell office:value-type="float" office:value="1438" table:style-name="ce39">
            <text:p>1,438</text:p>
          </table:table-cell>
          <table:table-cell office:value-type="float" office:value="441" table:style-name="ce39">
            <text:p>441</text:p>
          </table:table-cell>
          <table:table-cell office:value-type="float" office:value="338" table:style-name="ce39">
            <text:p>338</text:p>
          </table:table-cell>
          <table:table-cell office:value-type="float" office:value="272" table:style-name="ce39">
            <text:p>272</text:p>
          </table:table-cell>
          <table:table-cell office:value-type="float" office:value="226" table:style-name="ce39">
            <text:p>226</text:p>
          </table:table-cell>
          <table:table-cell office:value-type="float" office:value="161" table:style-name="ce40">
            <text:p>161</text:p>
          </table:table-cell>
          <table:table-cell office:value-type="float" office:value="271" table:style-name="ce39">
            <text:p>271</text:p>
          </table:table-cell>
          <table:table-cell office:value-type="float" office:value="96" table:style-name="ce39">
            <text:p>96</text:p>
          </table:table-cell>
          <table:table-cell office:value-type="float" office:value="68" table:style-name="ce39">
            <text:p>68</text:p>
          </table:table-cell>
          <table:table-cell office:value-type="float" office:value="46" table:style-name="ce39">
            <text:p>46</text:p>
          </table:table-cell>
          <table:table-cell office:value-type="float" office:value="27" table:style-name="ce39">
            <text:p>27</text:p>
          </table:table-cell>
          <table:table-cell office:value-type="float" office:value="34" table:style-name="ce40">
            <text:p>34</text:p>
          </table:table-cell>
          <table:table-cell office:value-type="float" office:value="37" table:style-name="ce39">
            <text:p>37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62584" table:style-name="ce43">
            <text:p>262,584</text:p>
          </table:table-cell>
          <table:table-cell office:value-type="float" office:value="8458" table:style-name="ce44">
            <text:p>8,458</text:p>
          </table:table-cell>
          <table:table-cell office:value-type="float" office:value="1286" table:style-name="ce43">
            <text:p>1,286</text:p>
          </table:table-cell>
          <table:table-cell office:value-type="float" office:value="1456" table:style-name="ce43">
            <text:p>1,456</text:p>
          </table:table-cell>
          <table:table-cell office:value-type="float" office:value="1723" table:style-name="ce43">
            <text:p>1,723</text:p>
          </table:table-cell>
          <table:table-cell office:value-type="float" office:value="1908" table:style-name="ce43">
            <text:p>1,908</text:p>
          </table:table-cell>
          <table:table-cell office:value-type="float" office:value="2085" table:style-name="ce43">
            <text:p>2,085</text:p>
          </table:table-cell>
          <table:table-cell office:value-type="float" office:value="12129" table:style-name="ce43">
            <text:p>12,129</text:p>
          </table:table-cell>
          <table:table-cell office:value-type="float" office:value="2383" table:style-name="ce43">
            <text:p>2,383</text:p>
          </table:table-cell>
          <table:table-cell office:value-type="float" office:value="2446" table:style-name="ce43">
            <text:p>2,446</text:p>
          </table:table-cell>
          <table:table-cell office:value-type="float" office:value="2224" table:style-name="ce43">
            <text:p>2,224</text:p>
          </table:table-cell>
          <table:table-cell office:value-type="float" office:value="2734" table:style-name="ce43">
            <text:p>2,734</text:p>
          </table:table-cell>
          <table:table-cell office:value-type="float" office:value="2342" table:style-name="ce44">
            <text:p>2,342</text:p>
          </table:table-cell>
          <table:table-cell office:value-type="float" office:value="10928" table:style-name="ce43">
            <text:p>10,928</text:p>
          </table:table-cell>
          <table:table-cell office:value-type="float" office:value="1898" table:style-name="ce43">
            <text:p>1,898</text:p>
          </table:table-cell>
          <table:table-cell office:value-type="float" office:value="2150" table:style-name="ce43">
            <text:p>2,150</text:p>
          </table:table-cell>
          <table:table-cell office:value-type="float" office:value="2194" table:style-name="ce43">
            <text:p>2,194</text:p>
          </table:table-cell>
          <table:table-cell office:value-type="float" office:value="2333" table:style-name="ce43">
            <text:p>2,333</text:p>
          </table:table-cell>
          <table:table-cell office:value-type="float" office:value="2353" table:style-name="ce44">
            <text:p>2,353</text:p>
          </table:table-cell>
          <table:table-cell office:value-type="float" office:value="13100" table:style-name="ce43">
            <text:p>13,100</text:p>
          </table:table-cell>
          <table:table-cell office:value-type="float" office:value="2283" table:style-name="ce43">
            <text:p>2,283</text:p>
          </table:table-cell>
          <table:table-cell office:value-type="float" office:value="2475" table:style-name="ce43">
            <text:p>2,475</text:p>
          </table:table-cell>
          <table:table-cell office:value-type="float" office:value="2514" table:style-name="ce43">
            <text:p>2,514</text:p>
          </table:table-cell>
          <table:table-cell office:value-type="float" office:value="2861" table:style-name="ce43">
            <text:p>2,861</text:p>
          </table:table-cell>
          <table:table-cell office:value-type="float" office:value="2967" table:style-name="ce44">
            <text:p>2,967</text:p>
          </table:table-cell>
          <table:table-cell office:value-type="float" office:value="16780" table:style-name="ce43">
            <text:p>16,780</text:p>
          </table:table-cell>
          <table:table-cell office:value-type="float" office:value="3398" table:style-name="ce43">
            <text:p>3,398</text:p>
          </table:table-cell>
          <table:table-cell office:value-type="float" office:value="3237" table:style-name="ce43">
            <text:p>3,237</text:p>
          </table:table-cell>
          <table:table-cell office:value-type="float" office:value="2942" table:style-name="ce43">
            <text:p>2,942</text:p>
          </table:table-cell>
          <table:table-cell office:value-type="float" office:value="3438" table:style-name="ce43">
            <text:p>3,438</text:p>
          </table:table-cell>
          <table:table-cell office:value-type="float" office:value="3765" table:style-name="ce44">
            <text:p>3,765</text:p>
          </table:table-cell>
          <table:table-cell office:value-type="float" office:value="17604" table:style-name="ce43">
            <text:p>17,604</text:p>
          </table:table-cell>
          <table:table-cell office:value-type="float" office:value="3566" table:style-name="ce43">
            <text:p>3,566</text:p>
          </table:table-cell>
          <table:table-cell office:value-type="float" office:value="3570" table:style-name="ce43">
            <text:p>3,570</text:p>
          </table:table-cell>
          <table:table-cell office:value-type="float" office:value="3578" table:style-name="ce43">
            <text:p>3,578</text:p>
          </table:table-cell>
          <table:table-cell office:value-type="float" office:value="3544" table:style-name="ce43">
            <text:p>3,544</text:p>
          </table:table-cell>
          <table:table-cell office:value-type="float" office:value="3346" table:style-name="ce44">
            <text:p>3,346</text:p>
          </table:table-cell>
          <table:table-cell office:value-type="float" office:value="16559" table:style-name="ce43">
            <text:p>16,559</text:p>
          </table:table-cell>
          <table:table-cell office:value-type="float" office:value="3440" table:style-name="ce43">
            <text:p>3,440</text:p>
          </table:table-cell>
          <table:table-cell office:value-type="float" office:value="3289" table:style-name="ce43">
            <text:p>3,289</text:p>
          </table:table-cell>
          <table:table-cell office:value-type="float" office:value="3495" table:style-name="ce43">
            <text:p>3,495</text:p>
          </table:table-cell>
          <table:table-cell office:value-type="float" office:value="3186" table:style-name="ce43">
            <text:p>3,186</text:p>
          </table:table-cell>
          <table:table-cell office:value-type="float" office:value="3149" table:style-name="ce44">
            <text:p>3,149</text:p>
          </table:table-cell>
          <table:table-cell office:value-type="float" office:value="20415" table:style-name="ce43">
            <text:p>20,415</text:p>
          </table:table-cell>
          <table:table-cell office:value-type="float" office:value="3531" table:style-name="ce43">
            <text:p>3,531</text:p>
          </table:table-cell>
          <table:table-cell office:value-type="float" office:value="3824" table:style-name="ce43">
            <text:p>3,824</text:p>
          </table:table-cell>
          <table:table-cell office:value-type="float" office:value="4160" table:style-name="ce43">
            <text:p>4,160</text:p>
          </table:table-cell>
          <table:table-cell office:value-type="float" office:value="4465" table:style-name="ce43">
            <text:p>4,465</text:p>
          </table:table-cell>
          <table:table-cell office:value-type="float" office:value="4435" table:style-name="ce44">
            <text:p>4,435</text:p>
          </table:table-cell>
          <table:table-cell office:value-type="float" office:value="21487" table:style-name="ce43">
            <text:p>21,487</text:p>
          </table:table-cell>
          <table:table-cell office:value-type="float" office:value="4353" table:style-name="ce43">
            <text:p>4,353</text:p>
          </table:table-cell>
          <table:table-cell office:value-type="float" office:value="4548" table:style-name="ce43">
            <text:p>4,548</text:p>
          </table:table-cell>
          <table:table-cell office:value-type="float" office:value="4374" table:style-name="ce43">
            <text:p>4,374</text:p>
          </table:table-cell>
          <table:table-cell office:value-type="float" office:value="3966" table:style-name="ce43">
            <text:p>3,966</text:p>
          </table:table-cell>
          <table:table-cell office:value-type="float" office:value="4246" table:style-name="ce44">
            <text:p>4,246</text:p>
          </table:table-cell>
          <table:table-cell office:value-type="float" office:value="18373" table:style-name="ce43">
            <text:p>18,373</text:p>
          </table:table-cell>
          <table:table-cell office:value-type="float" office:value="3799" table:style-name="ce43">
            <text:p>3,799</text:p>
          </table:table-cell>
          <table:table-cell office:value-type="float" office:value="3562" table:style-name="ce43">
            <text:p>3,562</text:p>
          </table:table-cell>
          <table:table-cell office:value-type="float" office:value="3580" table:style-name="ce43">
            <text:p>3,580</text:p>
          </table:table-cell>
          <table:table-cell office:value-type="float" office:value="3672" table:style-name="ce43">
            <text:p>3,672</text:p>
          </table:table-cell>
          <table:table-cell office:value-type="float" office:value="3760" table:style-name="ce44">
            <text:p>3,760</text:p>
          </table:table-cell>
          <table:table-cell office:value-type="float" office:value="19013" table:style-name="ce43">
            <text:p>19,013</text:p>
          </table:table-cell>
          <table:table-cell office:value-type="float" office:value="3853" table:style-name="ce43">
            <text:p>3,853</text:p>
          </table:table-cell>
          <table:table-cell office:value-type="float" office:value="3890" table:style-name="ce43">
            <text:p>3,890</text:p>
          </table:table-cell>
          <table:table-cell office:value-type="float" office:value="3817" table:style-name="ce43">
            <text:p>3,817</text:p>
          </table:table-cell>
          <table:table-cell office:value-type="float" office:value="3616" table:style-name="ce43">
            <text:p>3,616</text:p>
          </table:table-cell>
          <table:table-cell office:value-type="float" office:value="3837" table:style-name="ce44">
            <text:p>3,837</text:p>
          </table:table-cell>
          <table:table-cell office:value-type="float" office:value="20043" table:style-name="ce43">
            <text:p>20,043</text:p>
          </table:table-cell>
          <table:table-cell office:value-type="float" office:value="3776" table:style-name="ce43">
            <text:p>3,776</text:p>
          </table:table-cell>
          <table:table-cell office:value-type="float" office:value="3960" table:style-name="ce43">
            <text:p>3,960</text:p>
          </table:table-cell>
          <table:table-cell office:value-type="float" office:value="4139" table:style-name="ce43">
            <text:p>4,139</text:p>
          </table:table-cell>
          <table:table-cell office:value-type="float" office:value="4039" table:style-name="ce43">
            <text:p>4,039</text:p>
          </table:table-cell>
          <table:table-cell office:value-type="float" office:value="4129" table:style-name="ce44">
            <text:p>4,129</text:p>
          </table:table-cell>
          <table:table-cell office:value-type="float" office:value="18535" table:style-name="ce43">
            <text:p>18,535</text:p>
          </table:table-cell>
          <table:table-cell office:value-type="float" office:value="3846" table:style-name="ce43">
            <text:p>3,846</text:p>
          </table:table-cell>
          <table:table-cell office:value-type="float" office:value="4052" table:style-name="ce43">
            <text:p>4,052</text:p>
          </table:table-cell>
          <table:table-cell office:value-type="float" office:value="3651" table:style-name="ce43">
            <text:p>3,651</text:p>
          </table:table-cell>
          <table:table-cell office:value-type="float" office:value="3410" table:style-name="ce43">
            <text:p>3,410</text:p>
          </table:table-cell>
          <table:table-cell office:value-type="float" office:value="3576" table:style-name="ce44">
            <text:p>3,576</text:p>
          </table:table-cell>
          <table:table-cell office:value-type="float" office:value="15509" table:style-name="ce43">
            <text:p>15,509</text:p>
          </table:table-cell>
          <table:table-cell office:value-type="float" office:value="3230" table:style-name="ce43">
            <text:p>3,230</text:p>
          </table:table-cell>
          <table:table-cell office:value-type="float" office:value="3319" table:style-name="ce43">
            <text:p>3,319</text:p>
          </table:table-cell>
          <table:table-cell office:value-type="float" office:value="2969" table:style-name="ce43">
            <text:p>2,969</text:p>
          </table:table-cell>
          <table:table-cell office:value-type="float" office:value="3019" table:style-name="ce43">
            <text:p>3,019</text:p>
          </table:table-cell>
          <table:table-cell office:value-type="float" office:value="2972" table:style-name="ce44">
            <text:p>2,972</text:p>
          </table:table-cell>
          <table:table-cell office:value-type="float" office:value="10680" table:style-name="ce43">
            <text:p>10,680</text:p>
          </table:table-cell>
          <table:table-cell office:value-type="float" office:value="2639" table:style-name="ce43">
            <text:p>2,639</text:p>
          </table:table-cell>
          <table:table-cell office:value-type="float" office:value="2346" table:style-name="ce43">
            <text:p>2,346</text:p>
          </table:table-cell>
          <table:table-cell office:value-type="float" office:value="2131" table:style-name="ce43">
            <text:p>2,131</text:p>
          </table:table-cell>
          <table:table-cell office:value-type="float" office:value="1950" table:style-name="ce43">
            <text:p>1,950</text:p>
          </table:table-cell>
          <table:table-cell office:value-type="float" office:value="1614" table:style-name="ce44">
            <text:p>1,614</text:p>
          </table:table-cell>
          <table:table-cell office:value-type="float" office:value="8111" table:style-name="ce43">
            <text:p>8,111</text:p>
          </table:table-cell>
          <table:table-cell office:value-type="float" office:value="1419" table:style-name="ce43">
            <text:p>1,419</text:p>
          </table:table-cell>
          <table:table-cell office:value-type="float" office:value="1634" table:style-name="ce43">
            <text:p>1,634</text:p>
          </table:table-cell>
          <table:table-cell office:value-type="float" office:value="1687" table:style-name="ce43">
            <text:p>1,687</text:p>
          </table:table-cell>
          <table:table-cell office:value-type="float" office:value="1718" table:style-name="ce43">
            <text:p>1,718</text:p>
          </table:table-cell>
          <table:table-cell office:value-type="float" office:value="1653" table:style-name="ce44">
            <text:p>1,653</text:p>
          </table:table-cell>
          <table:table-cell office:value-type="float" office:value="7470" table:style-name="ce43">
            <text:p>7,470</text:p>
          </table:table-cell>
          <table:table-cell office:value-type="float" office:value="1751" table:style-name="ce43">
            <text:p>1,751</text:p>
          </table:table-cell>
          <table:table-cell office:value-type="float" office:value="1600" table:style-name="ce43">
            <text:p>1,600</text:p>
          </table:table-cell>
          <table:table-cell office:value-type="float" office:value="1464" table:style-name="ce43">
            <text:p>1,464</text:p>
          </table:table-cell>
          <table:table-cell office:value-type="float" office:value="1420" table:style-name="ce43">
            <text:p>1,420</text:p>
          </table:table-cell>
          <table:table-cell office:value-type="float" office:value="1235" table:style-name="ce44">
            <text:p>1,235</text:p>
          </table:table-cell>
          <table:table-cell office:value-type="float" office:value="4715" table:style-name="ce43">
            <text:p>4,715</text:p>
          </table:table-cell>
          <table:table-cell office:value-type="float" office:value="1061" table:style-name="ce43">
            <text:p>1,061</text:p>
          </table:table-cell>
          <table:table-cell office:value-type="float" office:value="1093" table:style-name="ce43">
            <text:p>1,093</text:p>
          </table:table-cell>
          <table:table-cell office:value-type="float" office:value="932" table:style-name="ce43">
            <text:p>932</text:p>
          </table:table-cell>
          <table:table-cell office:value-type="float" office:value="876" table:style-name="ce43">
            <text:p>876</text:p>
          </table:table-cell>
          <table:table-cell office:value-type="float" office:value="753" table:style-name="ce44">
            <text:p>753</text:p>
          </table:table-cell>
          <table:table-cell office:value-type="float" office:value="2090" table:style-name="ce43">
            <text:p>2,090</text:p>
          </table:table-cell>
          <table:table-cell office:value-type="float" office:value="559" table:style-name="ce43">
            <text:p>559</text:p>
          </table:table-cell>
          <table:table-cell office:value-type="float" office:value="530" table:style-name="ce43">
            <text:p>530</text:p>
          </table:table-cell>
          <table:table-cell office:value-type="float" office:value="419" table:style-name="ce43">
            <text:p>419</text:p>
          </table:table-cell>
          <table:table-cell office:value-type="float" office:value="309" table:style-name="ce43">
            <text:p>309</text:p>
          </table:table-cell>
          <table:table-cell office:value-type="float" office:value="273" table:style-name="ce44">
            <text:p>273</text:p>
          </table:table-cell>
          <table:table-cell office:value-type="float" office:value="512" table:style-name="ce43">
            <text:p>512</text:p>
          </table:table-cell>
          <table:table-cell office:value-type="float" office:value="183" table:style-name="ce43">
            <text:p>183</text:p>
          </table:table-cell>
          <table:table-cell office:value-type="float" office:value="130" table:style-name="ce43">
            <text:p>130</text:p>
          </table:table-cell>
          <table:table-cell office:value-type="float" office:value="97" table:style-name="ce43">
            <text:p>97</text:p>
          </table:table-cell>
          <table:table-cell office:value-type="float" office:value="62" table:style-name="ce43">
            <text:p>62</text:p>
          </table:table-cell>
          <table:table-cell office:value-type="float" office:value="40" table:style-name="ce44">
            <text:p>40</text:p>
          </table:table-cell>
          <table:table-cell office:value-type="float" office:value="73" table:style-name="ce43">
            <text:p>73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1264897" table:style-name="ce39">
            <text:p>1,264,897</text:p>
          </table:table-cell>
          <table:table-cell office:value-type="float" office:value="52541" table:style-name="ce39">
            <text:p>52,541</text:p>
          </table:table-cell>
          <table:table-cell office:value-type="float" office:value="10447" table:style-name="ce39">
            <text:p>10,447</text:p>
          </table:table-cell>
          <table:table-cell office:value-type="float" office:value="10695" table:style-name="ce39">
            <text:p>10,695</text:p>
          </table:table-cell>
          <table:table-cell office:value-type="float" office:value="10219" table:style-name="ce39">
            <text:p>10,219</text:p>
          </table:table-cell>
          <table:table-cell office:value-type="float" office:value="10348" table:style-name="ce39">
            <text:p>10,348</text:p>
          </table:table-cell>
          <table:table-cell office:value-type="float" office:value="10832" table:style-name="ce39">
            <text:p>10,832</text:p>
          </table:table-cell>
          <table:table-cell office:value-type="float" office:value="54379" table:style-name="ce39">
            <text:p>54,379</text:p>
          </table:table-cell>
          <table:table-cell office:value-type="float" office:value="10825" table:style-name="ce39">
            <text:p>10,825</text:p>
          </table:table-cell>
          <table:table-cell office:value-type="float" office:value="10946" table:style-name="ce39">
            <text:p>10,946</text:p>
          </table:table-cell>
          <table:table-cell office:value-type="float" office:value="9699" table:style-name="ce39">
            <text:p>9,699</text:p>
          </table:table-cell>
          <table:table-cell office:value-type="float" office:value="12205" table:style-name="ce39">
            <text:p>12,205</text:p>
          </table:table-cell>
          <table:table-cell office:value-type="float" office:value="10704" table:style-name="ce40">
            <text:p>10,704</text:p>
          </table:table-cell>
          <table:table-cell office:value-type="float" office:value="52334" table:style-name="ce39">
            <text:p>52,334</text:p>
          </table:table-cell>
          <table:table-cell office:value-type="float" office:value="8801" table:style-name="ce39">
            <text:p>8,801</text:p>
          </table:table-cell>
          <table:table-cell office:value-type="float" office:value="10358" table:style-name="ce39">
            <text:p>10,358</text:p>
          </table:table-cell>
          <table:table-cell office:value-type="float" office:value="10803" table:style-name="ce39">
            <text:p>10,803</text:p>
          </table:table-cell>
          <table:table-cell office:value-type="float" office:value="10942" table:style-name="ce39">
            <text:p>10,942</text:p>
          </table:table-cell>
          <table:table-cell office:value-type="float" office:value="11430" table:style-name="ce40">
            <text:p>11,430</text:p>
          </table:table-cell>
          <table:table-cell office:value-type="float" office:value="66873" table:style-name="ce39">
            <text:p>66,873</text:p>
          </table:table-cell>
          <table:table-cell office:value-type="float" office:value="11638" table:style-name="ce39">
            <text:p>11,638</text:p>
          </table:table-cell>
          <table:table-cell office:value-type="float" office:value="12786" table:style-name="ce39">
            <text:p>12,786</text:p>
          </table:table-cell>
          <table:table-cell office:value-type="float" office:value="13289" table:style-name="ce39">
            <text:p>13,289</text:p>
          </table:table-cell>
          <table:table-cell office:value-type="float" office:value="14454" table:style-name="ce39">
            <text:p>14,454</text:p>
          </table:table-cell>
          <table:table-cell office:value-type="float" office:value="14706" table:style-name="ce40">
            <text:p>14,706</text:p>
          </table:table-cell>
          <table:table-cell office:value-type="float" office:value="85577" table:style-name="ce39">
            <text:p>85,577</text:p>
          </table:table-cell>
          <table:table-cell office:value-type="float" office:value="17434" table:style-name="ce39">
            <text:p>17,434</text:p>
          </table:table-cell>
          <table:table-cell office:value-type="float" office:value="16423" table:style-name="ce39">
            <text:p>16,423</text:p>
          </table:table-cell>
          <table:table-cell office:value-type="float" office:value="15460" table:style-name="ce39">
            <text:p>15,460</text:p>
          </table:table-cell>
          <table:table-cell office:value-type="float" office:value="17936" table:style-name="ce39">
            <text:p>17,936</text:p>
          </table:table-cell>
          <table:table-cell office:value-type="float" office:value="18324" table:style-name="ce40">
            <text:p>18,324</text:p>
          </table:table-cell>
          <table:table-cell office:value-type="float" office:value="89727" table:style-name="ce39">
            <text:p>89,727</text:p>
          </table:table-cell>
          <table:table-cell office:value-type="float" office:value="17810" table:style-name="ce39">
            <text:p>17,810</text:p>
          </table:table-cell>
          <table:table-cell office:value-type="float" office:value="17787" table:style-name="ce39">
            <text:p>17,787</text:p>
          </table:table-cell>
          <table:table-cell office:value-type="float" office:value="18233" table:style-name="ce39">
            <text:p>18,233</text:p>
          </table:table-cell>
          <table:table-cell office:value-type="float" office:value="18178" table:style-name="ce39">
            <text:p>18,178</text:p>
          </table:table-cell>
          <table:table-cell office:value-type="float" office:value="17719" table:style-name="ce40">
            <text:p>17,719</text:p>
          </table:table-cell>
          <table:table-cell office:value-type="float" office:value="88774" table:style-name="ce39">
            <text:p>88,774</text:p>
          </table:table-cell>
          <table:table-cell office:value-type="float" office:value="18425" table:style-name="ce39">
            <text:p>18,425</text:p>
          </table:table-cell>
          <table:table-cell office:value-type="float" office:value="17451" table:style-name="ce39">
            <text:p>17,451</text:p>
          </table:table-cell>
          <table:table-cell office:value-type="float" office:value="18745" table:style-name="ce39">
            <text:p>18,745</text:p>
          </table:table-cell>
          <table:table-cell office:value-type="float" office:value="17251" table:style-name="ce39">
            <text:p>17,251</text:p>
          </table:table-cell>
          <table:table-cell office:value-type="float" office:value="16902" table:style-name="ce40">
            <text:p>16,902</text:p>
          </table:table-cell>
          <table:table-cell office:value-type="float" office:value="101167" table:style-name="ce39">
            <text:p>101,167</text:p>
          </table:table-cell>
          <table:table-cell office:value-type="float" office:value="18569" table:style-name="ce39">
            <text:p>18,569</text:p>
          </table:table-cell>
          <table:table-cell office:value-type="float" office:value="19911" table:style-name="ce39">
            <text:p>19,911</text:p>
          </table:table-cell>
          <table:table-cell office:value-type="float" office:value="20239" table:style-name="ce39">
            <text:p>20,239</text:p>
          </table:table-cell>
          <table:table-cell office:value-type="float" office:value="20852" table:style-name="ce39">
            <text:p>20,852</text:p>
          </table:table-cell>
          <table:table-cell office:value-type="float" office:value="21596" table:style-name="ce40">
            <text:p>21,596</text:p>
          </table:table-cell>
          <table:table-cell office:value-type="float" office:value="103584" table:style-name="ce39">
            <text:p>103,584</text:p>
          </table:table-cell>
          <table:table-cell office:value-type="float" office:value="21102" table:style-name="ce39">
            <text:p>21,102</text:p>
          </table:table-cell>
          <table:table-cell office:value-type="float" office:value="21345" table:style-name="ce39">
            <text:p>21,345</text:p>
          </table:table-cell>
          <table:table-cell office:value-type="float" office:value="20860" table:style-name="ce39">
            <text:p>20,860</text:p>
          </table:table-cell>
          <table:table-cell office:value-type="float" office:value="19714" table:style-name="ce39">
            <text:p>19,714</text:p>
          </table:table-cell>
          <table:table-cell office:value-type="float" office:value="20563" table:style-name="ce40">
            <text:p>20,563</text:p>
          </table:table-cell>
          <table:table-cell office:value-type="float" office:value="87592" table:style-name="ce39">
            <text:p>87,592</text:p>
          </table:table-cell>
          <table:table-cell office:value-type="float" office:value="18380" table:style-name="ce39">
            <text:p>18,380</text:p>
          </table:table-cell>
          <table:table-cell office:value-type="float" office:value="17671" table:style-name="ce39">
            <text:p>17,671</text:p>
          </table:table-cell>
          <table:table-cell office:value-type="float" office:value="17088" table:style-name="ce39">
            <text:p>17,088</text:p>
          </table:table-cell>
          <table:table-cell office:value-type="float" office:value="17066" table:style-name="ce39">
            <text:p>17,066</text:p>
          </table:table-cell>
          <table:table-cell office:value-type="float" office:value="17387" table:style-name="ce40">
            <text:p>17,387</text:p>
          </table:table-cell>
          <table:table-cell office:value-type="float" office:value="88784" table:style-name="ce39">
            <text:p>88,784</text:p>
          </table:table-cell>
          <table:table-cell office:value-type="float" office:value="17525" table:style-name="ce39">
            <text:p>17,525</text:p>
          </table:table-cell>
          <table:table-cell office:value-type="float" office:value="17771" table:style-name="ce39">
            <text:p>17,771</text:p>
          </table:table-cell>
          <table:table-cell office:value-type="float" office:value="17807" table:style-name="ce39">
            <text:p>17,807</text:p>
          </table:table-cell>
          <table:table-cell office:value-type="float" office:value="17491" table:style-name="ce39">
            <text:p>17,491</text:p>
          </table:table-cell>
          <table:table-cell office:value-type="float" office:value="18190" table:style-name="ce40">
            <text:p>18,190</text:p>
          </table:table-cell>
          <table:table-cell office:value-type="float" office:value="94099" table:style-name="ce39">
            <text:p>94,099</text:p>
          </table:table-cell>
          <table:table-cell office:value-type="float" office:value="18296" table:style-name="ce39">
            <text:p>18,296</text:p>
          </table:table-cell>
          <table:table-cell office:value-type="float" office:value="19044" table:style-name="ce39">
            <text:p>19,044</text:p>
          </table:table-cell>
          <table:table-cell office:value-type="float" office:value="18750" table:style-name="ce39">
            <text:p>18,750</text:p>
          </table:table-cell>
          <table:table-cell office:value-type="float" office:value="19193" table:style-name="ce39">
            <text:p>19,193</text:p>
          </table:table-cell>
          <table:table-cell office:value-type="float" office:value="18816" table:style-name="ce40">
            <text:p>18,816</text:p>
          </table:table-cell>
          <table:table-cell office:value-type="float" office:value="87146" table:style-name="ce39">
            <text:p>87,146</text:p>
          </table:table-cell>
          <table:table-cell office:value-type="float" office:value="18083" table:style-name="ce39">
            <text:p>18,083</text:p>
          </table:table-cell>
          <table:table-cell office:value-type="float" office:value="18175" table:style-name="ce39">
            <text:p>18,175</text:p>
          </table:table-cell>
          <table:table-cell office:value-type="float" office:value="18053" table:style-name="ce39">
            <text:p>18,053</text:p>
          </table:table-cell>
          <table:table-cell office:value-type="float" office:value="15719" table:style-name="ce39">
            <text:p>15,719</text:p>
          </table:table-cell>
          <table:table-cell office:value-type="float" office:value="17116" table:style-name="ce40">
            <text:p>17,116</text:p>
          </table:table-cell>
          <table:table-cell office:value-type="float" office:value="73418" table:style-name="ce39">
            <text:p>73,418</text:p>
          </table:table-cell>
          <table:table-cell office:value-type="float" office:value="15784" table:style-name="ce39">
            <text:p>15,784</text:p>
          </table:table-cell>
          <table:table-cell office:value-type="float" office:value="15384" table:style-name="ce39">
            <text:p>15,384</text:p>
          </table:table-cell>
          <table:table-cell office:value-type="float" office:value="14329" table:style-name="ce39">
            <text:p>14,329</text:p>
          </table:table-cell>
          <table:table-cell office:value-type="float" office:value="13783" table:style-name="ce39">
            <text:p>13,783</text:p>
          </table:table-cell>
          <table:table-cell office:value-type="float" office:value="14138" table:style-name="ce40">
            <text:p>14,138</text:p>
          </table:table-cell>
          <table:table-cell office:value-type="float" office:value="49015" table:style-name="ce39">
            <text:p>49,015</text:p>
          </table:table-cell>
          <table:table-cell office:value-type="float" office:value="12336" table:style-name="ce39">
            <text:p>12,336</text:p>
          </table:table-cell>
          <table:table-cell office:value-type="float" office:value="11073" table:style-name="ce39">
            <text:p>11,073</text:p>
          </table:table-cell>
          <table:table-cell office:value-type="float" office:value="9655" table:style-name="ce39">
            <text:p>9,655</text:p>
          </table:table-cell>
          <table:table-cell office:value-type="float" office:value="9005" table:style-name="ce39">
            <text:p>9,005</text:p>
          </table:table-cell>
          <table:table-cell office:value-type="float" office:value="6946" table:style-name="ce40">
            <text:p>6,946</text:p>
          </table:table-cell>
          <table:table-cell office:value-type="float" office:value="33592" table:style-name="ce39">
            <text:p>33,592</text:p>
          </table:table-cell>
          <table:table-cell office:value-type="float" office:value="5737" table:style-name="ce39">
            <text:p>5,737</text:p>
          </table:table-cell>
          <table:table-cell office:value-type="float" office:value="6761" table:style-name="ce39">
            <text:p>6,761</text:p>
          </table:table-cell>
          <table:table-cell office:value-type="float" office:value="7177" table:style-name="ce39">
            <text:p>7,177</text:p>
          </table:table-cell>
          <table:table-cell office:value-type="float" office:value="7088" table:style-name="ce39">
            <text:p>7,088</text:p>
          </table:table-cell>
          <table:table-cell office:value-type="float" office:value="6829" table:style-name="ce40">
            <text:p>6,829</text:p>
          </table:table-cell>
          <table:table-cell office:value-type="float" office:value="29630" table:style-name="ce39">
            <text:p>29,630</text:p>
          </table:table-cell>
          <table:table-cell office:value-type="float" office:value="6898" table:style-name="ce39">
            <text:p>6,898</text:p>
          </table:table-cell>
          <table:table-cell office:value-type="float" office:value="6610" table:style-name="ce39">
            <text:p>6,610</text:p>
          </table:table-cell>
          <table:table-cell office:value-type="float" office:value="5745" table:style-name="ce39">
            <text:p>5,745</text:p>
          </table:table-cell>
          <table:table-cell office:value-type="float" office:value="5330" table:style-name="ce39">
            <text:p>5,330</text:p>
          </table:table-cell>
          <table:table-cell office:value-type="float" office:value="5047" table:style-name="ce40">
            <text:p>5,047</text:p>
          </table:table-cell>
          <table:table-cell office:value-type="float" office:value="17887" table:style-name="ce39">
            <text:p>17,887</text:p>
          </table:table-cell>
          <table:table-cell office:value-type="float" office:value="4519" table:style-name="ce39">
            <text:p>4,519</text:p>
          </table:table-cell>
          <table:table-cell office:value-type="float" office:value="4022" table:style-name="ce39">
            <text:p>4,022</text:p>
          </table:table-cell>
          <table:table-cell office:value-type="float" office:value="3558" table:style-name="ce39">
            <text:p>3,558</text:p>
          </table:table-cell>
          <table:table-cell office:value-type="float" office:value="3121" table:style-name="ce39">
            <text:p>3,121</text:p>
          </table:table-cell>
          <table:table-cell office:value-type="float" office:value="2667" table:style-name="ce40">
            <text:p>2,667</text:p>
          </table:table-cell>
          <table:table-cell office:value-type="float" office:value="7003" table:style-name="ce39">
            <text:p>7,003</text:p>
          </table:table-cell>
          <table:table-cell office:value-type="float" office:value="2127" table:style-name="ce39">
            <text:p>2,127</text:p>
          </table:table-cell>
          <table:table-cell office:value-type="float" office:value="1733" table:style-name="ce39">
            <text:p>1,733</text:p>
          </table:table-cell>
          <table:table-cell office:value-type="float" office:value="1301" table:style-name="ce39">
            <text:p>1,301</text:p>
          </table:table-cell>
          <table:table-cell office:value-type="float" office:value="1011" table:style-name="ce39">
            <text:p>1,011</text:p>
          </table:table-cell>
          <table:table-cell office:value-type="float" office:value="831" table:style-name="ce40">
            <text:p>831</text:p>
          </table:table-cell>
          <table:table-cell office:value-type="float" office:value="1576" table:style-name="ce39">
            <text:p>1,576</text:p>
          </table:table-cell>
          <table:table-cell office:value-type="float" office:value="603" table:style-name="ce39">
            <text:p>603</text:p>
          </table:table-cell>
          <table:table-cell office:value-type="float" office:value="374" table:style-name="ce39">
            <text:p>374</text:p>
          </table:table-cell>
          <table:table-cell office:value-type="float" office:value="286" table:style-name="ce39">
            <text:p>286</text:p>
          </table:table-cell>
          <table:table-cell office:value-type="float" office:value="184" table:style-name="ce39">
            <text:p>184</text:p>
          </table:table-cell>
          <table:table-cell office:value-type="float" office:value="129" table:style-name="ce40">
            <text:p>129</text:p>
          </table:table-cell>
          <table:table-cell office:value-type="float" office:value="199" table:style-name="ce39">
            <text:p>199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彰化縣</text:p>
          </table:table-cell>
          <table:table-cell office:value-type="string" table:style-name="ce37">
            <text:p>男</text:p>
          </table:table-cell>
          <table:table-cell office:value-type="float" office:value="642911" table:style-name="ce39">
            <text:p>642,911</text:p>
          </table:table-cell>
          <table:table-cell office:value-type="float" office:value="27331" table:style-name="ce39">
            <text:p>27,331</text:p>
          </table:table-cell>
          <table:table-cell office:value-type="float" office:value="5474" table:style-name="ce41">
            <text:p>5,474</text:p>
          </table:table-cell>
          <table:table-cell office:value-type="float" office:value="5550" table:style-name="ce41">
            <text:p>5,550</text:p>
          </table:table-cell>
          <table:table-cell office:value-type="float" office:value="5280" table:style-name="ce41">
            <text:p>5,280</text:p>
          </table:table-cell>
          <table:table-cell office:value-type="float" office:value="5391" table:style-name="ce41">
            <text:p>5,391</text:p>
          </table:table-cell>
          <table:table-cell office:value-type="float" office:value="5636" table:style-name="ce41">
            <text:p>5,636</text:p>
          </table:table-cell>
          <table:table-cell office:value-type="float" office:value="28310" table:style-name="ce41">
            <text:p>28,310</text:p>
          </table:table-cell>
          <table:table-cell office:value-type="float" office:value="5628" table:style-name="ce41">
            <text:p>5,628</text:p>
          </table:table-cell>
          <table:table-cell office:value-type="float" office:value="5725" table:style-name="ce41">
            <text:p>5,725</text:p>
          </table:table-cell>
          <table:table-cell office:value-type="float" office:value="5090" table:style-name="ce41">
            <text:p>5,090</text:p>
          </table:table-cell>
          <table:table-cell office:value-type="float" office:value="6359" table:style-name="ce41">
            <text:p>6,359</text:p>
          </table:table-cell>
          <table:table-cell office:value-type="float" office:value="5508" table:style-name="ce42">
            <text:p>5,508</text:p>
          </table:table-cell>
          <table:table-cell office:value-type="float" office:value="27570" table:style-name="ce41">
            <text:p>27,570</text:p>
          </table:table-cell>
          <table:table-cell office:value-type="float" office:value="4553" table:style-name="ce41">
            <text:p>4,553</text:p>
          </table:table-cell>
          <table:table-cell office:value-type="float" office:value="5452" table:style-name="ce41">
            <text:p>5,452</text:p>
          </table:table-cell>
          <table:table-cell office:value-type="float" office:value="5575" table:style-name="ce41">
            <text:p>5,575</text:p>
          </table:table-cell>
          <table:table-cell office:value-type="float" office:value="5861" table:style-name="ce41">
            <text:p>5,861</text:p>
          </table:table-cell>
          <table:table-cell office:value-type="float" office:value="6129" table:style-name="ce42">
            <text:p>6,129</text:p>
          </table:table-cell>
          <table:table-cell office:value-type="float" office:value="35116" table:style-name="ce41">
            <text:p>35,116</text:p>
          </table:table-cell>
          <table:table-cell office:value-type="float" office:value="6092" table:style-name="ce41">
            <text:p>6,092</text:p>
          </table:table-cell>
          <table:table-cell office:value-type="float" office:value="6731" table:style-name="ce41">
            <text:p>6,731</text:p>
          </table:table-cell>
          <table:table-cell office:value-type="float" office:value="7054" table:style-name="ce41">
            <text:p>7,054</text:p>
          </table:table-cell>
          <table:table-cell office:value-type="float" office:value="7575" table:style-name="ce41">
            <text:p>7,575</text:p>
          </table:table-cell>
          <table:table-cell office:value-type="float" office:value="7664" table:style-name="ce42">
            <text:p>7,664</text:p>
          </table:table-cell>
          <table:table-cell office:value-type="float" office:value="44674" table:style-name="ce41">
            <text:p>44,674</text:p>
          </table:table-cell>
          <table:table-cell office:value-type="float" office:value="9149" table:style-name="ce41">
            <text:p>9,149</text:p>
          </table:table-cell>
          <table:table-cell office:value-type="float" office:value="8619" table:style-name="ce41">
            <text:p>8,619</text:p>
          </table:table-cell>
          <table:table-cell office:value-type="float" office:value="7971" table:style-name="ce41">
            <text:p>7,971</text:p>
          </table:table-cell>
          <table:table-cell office:value-type="float" office:value="9307" table:style-name="ce41">
            <text:p>9,307</text:p>
          </table:table-cell>
          <table:table-cell office:value-type="float" office:value="9628" table:style-name="ce42">
            <text:p>9,628</text:p>
          </table:table-cell>
          <table:table-cell office:value-type="float" office:value="46656" table:style-name="ce41">
            <text:p>46,656</text:p>
          </table:table-cell>
          <table:table-cell office:value-type="float" office:value="9275" table:style-name="ce41">
            <text:p>9,275</text:p>
          </table:table-cell>
          <table:table-cell office:value-type="float" office:value="9226" table:style-name="ce41">
            <text:p>9,226</text:p>
          </table:table-cell>
          <table:table-cell office:value-type="float" office:value="9356" table:style-name="ce41">
            <text:p>9,356</text:p>
          </table:table-cell>
          <table:table-cell office:value-type="float" office:value="9490" table:style-name="ce41">
            <text:p>9,490</text:p>
          </table:table-cell>
          <table:table-cell office:value-type="float" office:value="9309" table:style-name="ce42">
            <text:p>9,309</text:p>
          </table:table-cell>
          <table:table-cell office:value-type="float" office:value="46351" table:style-name="ce41">
            <text:p>46,351</text:p>
          </table:table-cell>
          <table:table-cell office:value-type="float" office:value="9659" table:style-name="ce41">
            <text:p>9,659</text:p>
          </table:table-cell>
          <table:table-cell office:value-type="float" office:value="9133" table:style-name="ce41">
            <text:p>9,133</text:p>
          </table:table-cell>
          <table:table-cell office:value-type="float" office:value="9760" table:style-name="ce41">
            <text:p>9,760</text:p>
          </table:table-cell>
          <table:table-cell office:value-type="float" office:value="9082" table:style-name="ce41">
            <text:p>9,082</text:p>
          </table:table-cell>
          <table:table-cell office:value-type="float" office:value="8717" table:style-name="ce42">
            <text:p>8,717</text:p>
          </table:table-cell>
          <table:table-cell office:value-type="float" office:value="51827" table:style-name="ce41">
            <text:p>51,827</text:p>
          </table:table-cell>
          <table:table-cell office:value-type="float" office:value="9553" table:style-name="ce41">
            <text:p>9,553</text:p>
          </table:table-cell>
          <table:table-cell office:value-type="float" office:value="10367" table:style-name="ce41">
            <text:p>10,367</text:p>
          </table:table-cell>
          <table:table-cell office:value-type="float" office:value="10274" table:style-name="ce41">
            <text:p>10,274</text:p>
          </table:table-cell>
          <table:table-cell office:value-type="float" office:value="10563" table:style-name="ce41">
            <text:p>10,563</text:p>
          </table:table-cell>
          <table:table-cell office:value-type="float" office:value="11070" table:style-name="ce42">
            <text:p>11,070</text:p>
          </table:table-cell>
          <table:table-cell office:value-type="float" office:value="53035" table:style-name="ce41">
            <text:p>53,035</text:p>
          </table:table-cell>
          <table:table-cell office:value-type="float" office:value="10747" table:style-name="ce41">
            <text:p>10,747</text:p>
          </table:table-cell>
          <table:table-cell office:value-type="float" office:value="10949" table:style-name="ce41">
            <text:p>10,949</text:p>
          </table:table-cell>
          <table:table-cell office:value-type="float" office:value="10779" table:style-name="ce41">
            <text:p>10,779</text:p>
          </table:table-cell>
          <table:table-cell office:value-type="float" office:value="10087" table:style-name="ce41">
            <text:p>10,087</text:p>
          </table:table-cell>
          <table:table-cell office:value-type="float" office:value="10473" table:style-name="ce42">
            <text:p>10,473</text:p>
          </table:table-cell>
          <table:table-cell office:value-type="float" office:value="45046" table:style-name="ce41">
            <text:p>45,046</text:p>
          </table:table-cell>
          <table:table-cell office:value-type="float" office:value="9578" table:style-name="ce41">
            <text:p>9,578</text:p>
          </table:table-cell>
          <table:table-cell office:value-type="float" office:value="9013" table:style-name="ce41">
            <text:p>9,013</text:p>
          </table:table-cell>
          <table:table-cell office:value-type="float" office:value="8799" table:style-name="ce41">
            <text:p>8,799</text:p>
          </table:table-cell>
          <table:table-cell office:value-type="float" office:value="8743" table:style-name="ce41">
            <text:p>8,743</text:p>
          </table:table-cell>
          <table:table-cell office:value-type="float" office:value="8913" table:style-name="ce42">
            <text:p>8,913</text:p>
          </table:table-cell>
          <table:table-cell office:value-type="float" office:value="46010" table:style-name="ce41">
            <text:p>46,010</text:p>
          </table:table-cell>
          <table:table-cell office:value-type="float" office:value="9088" table:style-name="ce41">
            <text:p>9,088</text:p>
          </table:table-cell>
          <table:table-cell office:value-type="float" office:value="9238" table:style-name="ce41">
            <text:p>9,238</text:p>
          </table:table-cell>
          <table:table-cell office:value-type="float" office:value="9310" table:style-name="ce41">
            <text:p>9,310</text:p>
          </table:table-cell>
          <table:table-cell office:value-type="float" office:value="8960" table:style-name="ce41">
            <text:p>8,960</text:p>
          </table:table-cell>
          <table:table-cell office:value-type="float" office:value="9414" table:style-name="ce42">
            <text:p>9,414</text:p>
          </table:table-cell>
          <table:table-cell office:value-type="float" office:value="48575" table:style-name="ce41">
            <text:p>48,575</text:p>
          </table:table-cell>
          <table:table-cell office:value-type="float" office:value="9502" table:style-name="ce41">
            <text:p>9,502</text:p>
          </table:table-cell>
          <table:table-cell office:value-type="float" office:value="9818" table:style-name="ce41">
            <text:p>9,818</text:p>
          </table:table-cell>
          <table:table-cell office:value-type="float" office:value="9612" table:style-name="ce41">
            <text:p>9,612</text:p>
          </table:table-cell>
          <table:table-cell office:value-type="float" office:value="9920" table:style-name="ce41">
            <text:p>9,920</text:p>
          </table:table-cell>
          <table:table-cell office:value-type="float" office:value="9723" table:style-name="ce42">
            <text:p>9,723</text:p>
          </table:table-cell>
          <table:table-cell office:value-type="float" office:value="44418" table:style-name="ce41">
            <text:p>44,418</text:p>
          </table:table-cell>
          <table:table-cell office:value-type="float" office:value="9233" table:style-name="ce41">
            <text:p>9,233</text:p>
          </table:table-cell>
          <table:table-cell office:value-type="float" office:value="9172" table:style-name="ce41">
            <text:p>9,172</text:p>
          </table:table-cell>
          <table:table-cell office:value-type="float" office:value="9333" table:style-name="ce41">
            <text:p>9,333</text:p>
          </table:table-cell>
          <table:table-cell office:value-type="float" office:value="7969" table:style-name="ce41">
            <text:p>7,969</text:p>
          </table:table-cell>
          <table:table-cell office:value-type="float" office:value="8711" table:style-name="ce42">
            <text:p>8,711</text:p>
          </table:table-cell>
          <table:table-cell office:value-type="float" office:value="36494" table:style-name="ce41">
            <text:p>36,494</text:p>
          </table:table-cell>
          <table:table-cell office:value-type="float" office:value="7933" table:style-name="ce41">
            <text:p>7,933</text:p>
          </table:table-cell>
          <table:table-cell office:value-type="float" office:value="7618" table:style-name="ce41">
            <text:p>7,618</text:p>
          </table:table-cell>
          <table:table-cell office:value-type="float" office:value="7144" table:style-name="ce41">
            <text:p>7,144</text:p>
          </table:table-cell>
          <table:table-cell office:value-type="float" office:value="6801" table:style-name="ce41">
            <text:p>6,801</text:p>
          </table:table-cell>
          <table:table-cell office:value-type="float" office:value="6998" table:style-name="ce42">
            <text:p>6,998</text:p>
          </table:table-cell>
          <table:table-cell office:value-type="float" office:value="23628" table:style-name="ce41">
            <text:p>23,628</text:p>
          </table:table-cell>
          <table:table-cell office:value-type="float" office:value="6083" table:style-name="ce41">
            <text:p>6,083</text:p>
          </table:table-cell>
          <table:table-cell office:value-type="float" office:value="5288" table:style-name="ce41">
            <text:p>5,288</text:p>
          </table:table-cell>
          <table:table-cell office:value-type="float" office:value="4626" table:style-name="ce41">
            <text:p>4,626</text:p>
          </table:table-cell>
          <table:table-cell office:value-type="float" office:value="4395" table:style-name="ce41">
            <text:p>4,395</text:p>
          </table:table-cell>
          <table:table-cell office:value-type="float" office:value="3236" table:style-name="ce42">
            <text:p>3,236</text:p>
          </table:table-cell>
          <table:table-cell office:value-type="float" office:value="15435" table:style-name="ce41">
            <text:p>15,435</text:p>
          </table:table-cell>
          <table:table-cell office:value-type="float" office:value="2669" table:style-name="ce41">
            <text:p>2,669</text:p>
          </table:table-cell>
          <table:table-cell office:value-type="float" office:value="3132" table:style-name="ce41">
            <text:p>3,132</text:p>
          </table:table-cell>
          <table:table-cell office:value-type="float" office:value="3341" table:style-name="ce41">
            <text:p>3,341</text:p>
          </table:table-cell>
          <table:table-cell office:value-type="float" office:value="3206" table:style-name="ce41">
            <text:p>3,206</text:p>
          </table:table-cell>
          <table:table-cell office:value-type="float" office:value="3087" table:style-name="ce42">
            <text:p>3,087</text:p>
          </table:table-cell>
          <table:table-cell office:value-type="float" office:value="12729" table:style-name="ce41">
            <text:p>12,729</text:p>
          </table:table-cell>
          <table:table-cell office:value-type="float" office:value="3121" table:style-name="ce41">
            <text:p>3,121</text:p>
          </table:table-cell>
          <table:table-cell office:value-type="float" office:value="2863" table:style-name="ce41">
            <text:p>2,863</text:p>
          </table:table-cell>
          <table:table-cell office:value-type="float" office:value="2464" table:style-name="ce41">
            <text:p>2,464</text:p>
          </table:table-cell>
          <table:table-cell office:value-type="float" office:value="2215" table:style-name="ce41">
            <text:p>2,215</text:p>
          </table:table-cell>
          <table:table-cell office:value-type="float" office:value="2066" table:style-name="ce42">
            <text:p>2,066</text:p>
          </table:table-cell>
          <table:table-cell office:value-type="float" office:value="6850" table:style-name="ce41">
            <text:p>6,850</text:p>
          </table:table-cell>
          <table:table-cell office:value-type="float" office:value="1776" table:style-name="ce41">
            <text:p>1,776</text:p>
          </table:table-cell>
          <table:table-cell office:value-type="float" office:value="1552" table:style-name="ce41">
            <text:p>1,552</text:p>
          </table:table-cell>
          <table:table-cell office:value-type="float" office:value="1366" table:style-name="ce41">
            <text:p>1,366</text:p>
          </table:table-cell>
          <table:table-cell office:value-type="float" office:value="1182" table:style-name="ce41">
            <text:p>1,182</text:p>
          </table:table-cell>
          <table:table-cell office:value-type="float" office:value="974" table:style-name="ce42">
            <text:p>974</text:p>
          </table:table-cell>
          <table:table-cell office:value-type="float" office:value="2345" table:style-name="ce41">
            <text:p>2,345</text:p>
          </table:table-cell>
          <table:table-cell office:value-type="float" office:value="746" table:style-name="ce41">
            <text:p>746</text:p>
          </table:table-cell>
          <table:table-cell office:value-type="float" office:value="577" table:style-name="ce41">
            <text:p>577</text:p>
          </table:table-cell>
          <table:table-cell office:value-type="float" office:value="434" table:style-name="ce41">
            <text:p>434</text:p>
          </table:table-cell>
          <table:table-cell office:value-type="float" office:value="326" table:style-name="ce41">
            <text:p>326</text:p>
          </table:table-cell>
          <table:table-cell office:value-type="float" office:value="262" table:style-name="ce42">
            <text:p>262</text:p>
          </table:table-cell>
          <table:table-cell office:value-type="float" office:value="463" table:style-name="ce41">
            <text:p>463</text:p>
          </table:table-cell>
          <table:table-cell office:value-type="float" office:value="190" table:style-name="ce41">
            <text:p>190</text:p>
          </table:table-cell>
          <table:table-cell office:value-type="float" office:value="108" table:style-name="ce41">
            <text:p>108</text:p>
          </table:table-cell>
          <table:table-cell office:value-type="float" office:value="70" table:style-name="ce41">
            <text:p>70</text:p>
          </table:table-cell>
          <table:table-cell office:value-type="float" office:value="54" table:style-name="ce41">
            <text:p>54</text:p>
          </table:table-cell>
          <table:table-cell office:value-type="float" office:value="41" table:style-name="ce42">
            <text:p>41</text:p>
          </table:table-cell>
          <table:table-cell office:value-type="float" office:value="48" table:style-name="ce41">
            <text:p>48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621986" table:style-name="ce43">
            <text:p>621,986</text:p>
          </table:table-cell>
          <table:table-cell office:value-type="float" office:value="25210" table:style-name="ce44">
            <text:p>25,210</text:p>
          </table:table-cell>
          <table:table-cell office:value-type="float" office:value="4973" table:style-name="ce45">
            <text:p>4,973</text:p>
          </table:table-cell>
          <table:table-cell office:value-type="float" office:value="5145" table:style-name="ce45">
            <text:p>5,145</text:p>
          </table:table-cell>
          <table:table-cell office:value-type="float" office:value="4939" table:style-name="ce45">
            <text:p>4,939</text:p>
          </table:table-cell>
          <table:table-cell office:value-type="float" office:value="4957" table:style-name="ce45">
            <text:p>4,957</text:p>
          </table:table-cell>
          <table:table-cell office:value-type="float" office:value="5196" table:style-name="ce45">
            <text:p>5,196</text:p>
          </table:table-cell>
          <table:table-cell office:value-type="float" office:value="26069" table:style-name="ce45">
            <text:p>26,069</text:p>
          </table:table-cell>
          <table:table-cell office:value-type="float" office:value="5197" table:style-name="ce45">
            <text:p>5,197</text:p>
          </table:table-cell>
          <table:table-cell office:value-type="float" office:value="5221" table:style-name="ce45">
            <text:p>5,221</text:p>
          </table:table-cell>
          <table:table-cell office:value-type="float" office:value="4609" table:style-name="ce45">
            <text:p>4,609</text:p>
          </table:table-cell>
          <table:table-cell office:value-type="float" office:value="5846" table:style-name="ce45">
            <text:p>5,846</text:p>
          </table:table-cell>
          <table:table-cell office:value-type="float" office:value="5196" table:style-name="ce46">
            <text:p>5,196</text:p>
          </table:table-cell>
          <table:table-cell office:value-type="float" office:value="24764" table:style-name="ce45">
            <text:p>24,764</text:p>
          </table:table-cell>
          <table:table-cell office:value-type="float" office:value="4248" table:style-name="ce45">
            <text:p>4,248</text:p>
          </table:table-cell>
          <table:table-cell office:value-type="float" office:value="4906" table:style-name="ce45">
            <text:p>4,906</text:p>
          </table:table-cell>
          <table:table-cell office:value-type="float" office:value="5228" table:style-name="ce45">
            <text:p>5,228</text:p>
          </table:table-cell>
          <table:table-cell office:value-type="float" office:value="5081" table:style-name="ce45">
            <text:p>5,081</text:p>
          </table:table-cell>
          <table:table-cell office:value-type="float" office:value="5301" table:style-name="ce46">
            <text:p>5,301</text:p>
          </table:table-cell>
          <table:table-cell office:value-type="float" office:value="31757" table:style-name="ce45">
            <text:p>31,757</text:p>
          </table:table-cell>
          <table:table-cell office:value-type="float" office:value="5546" table:style-name="ce45">
            <text:p>5,546</text:p>
          </table:table-cell>
          <table:table-cell office:value-type="float" office:value="6055" table:style-name="ce45">
            <text:p>6,055</text:p>
          </table:table-cell>
          <table:table-cell office:value-type="float" office:value="6235" table:style-name="ce45">
            <text:p>6,235</text:p>
          </table:table-cell>
          <table:table-cell office:value-type="float" office:value="6879" table:style-name="ce45">
            <text:p>6,879</text:p>
          </table:table-cell>
          <table:table-cell office:value-type="float" office:value="7042" table:style-name="ce46">
            <text:p>7,042</text:p>
          </table:table-cell>
          <table:table-cell office:value-type="float" office:value="40903" table:style-name="ce45">
            <text:p>40,903</text:p>
          </table:table-cell>
          <table:table-cell office:value-type="float" office:value="8285" table:style-name="ce45">
            <text:p>8,285</text:p>
          </table:table-cell>
          <table:table-cell office:value-type="float" office:value="7804" table:style-name="ce45">
            <text:p>7,804</text:p>
          </table:table-cell>
          <table:table-cell office:value-type="float" office:value="7489" table:style-name="ce45">
            <text:p>7,489</text:p>
          </table:table-cell>
          <table:table-cell office:value-type="float" office:value="8629" table:style-name="ce45">
            <text:p>8,629</text:p>
          </table:table-cell>
          <table:table-cell office:value-type="float" office:value="8696" table:style-name="ce46">
            <text:p>8,696</text:p>
          </table:table-cell>
          <table:table-cell office:value-type="float" office:value="43071" table:style-name="ce45">
            <text:p>43,071</text:p>
          </table:table-cell>
          <table:table-cell office:value-type="float" office:value="8535" table:style-name="ce45">
            <text:p>8,535</text:p>
          </table:table-cell>
          <table:table-cell office:value-type="float" office:value="8561" table:style-name="ce45">
            <text:p>8,561</text:p>
          </table:table-cell>
          <table:table-cell office:value-type="float" office:value="8877" table:style-name="ce45">
            <text:p>8,877</text:p>
          </table:table-cell>
          <table:table-cell office:value-type="float" office:value="8688" table:style-name="ce45">
            <text:p>8,688</text:p>
          </table:table-cell>
          <table:table-cell office:value-type="float" office:value="8410" table:style-name="ce46">
            <text:p>8,410</text:p>
          </table:table-cell>
          <table:table-cell office:value-type="float" office:value="42423" table:style-name="ce45">
            <text:p>42,423</text:p>
          </table:table-cell>
          <table:table-cell office:value-type="float" office:value="8766" table:style-name="ce45">
            <text:p>8,766</text:p>
          </table:table-cell>
          <table:table-cell office:value-type="float" office:value="8318" table:style-name="ce45">
            <text:p>8,318</text:p>
          </table:table-cell>
          <table:table-cell office:value-type="float" office:value="8985" table:style-name="ce45">
            <text:p>8,985</text:p>
          </table:table-cell>
          <table:table-cell office:value-type="float" office:value="8169" table:style-name="ce45">
            <text:p>8,169</text:p>
          </table:table-cell>
          <table:table-cell office:value-type="float" office:value="8185" table:style-name="ce46">
            <text:p>8,185</text:p>
          </table:table-cell>
          <table:table-cell office:value-type="float" office:value="49340" table:style-name="ce45">
            <text:p>49,340</text:p>
          </table:table-cell>
          <table:table-cell office:value-type="float" office:value="9016" table:style-name="ce45">
            <text:p>9,016</text:p>
          </table:table-cell>
          <table:table-cell office:value-type="float" office:value="9544" table:style-name="ce45">
            <text:p>9,544</text:p>
          </table:table-cell>
          <table:table-cell office:value-type="float" office:value="9965" table:style-name="ce45">
            <text:p>9,965</text:p>
          </table:table-cell>
          <table:table-cell office:value-type="float" office:value="10289" table:style-name="ce45">
            <text:p>10,289</text:p>
          </table:table-cell>
          <table:table-cell office:value-type="float" office:value="10526" table:style-name="ce46">
            <text:p>10,526</text:p>
          </table:table-cell>
          <table:table-cell office:value-type="float" office:value="50549" table:style-name="ce45">
            <text:p>50,549</text:p>
          </table:table-cell>
          <table:table-cell office:value-type="float" office:value="10355" table:style-name="ce45">
            <text:p>10,355</text:p>
          </table:table-cell>
          <table:table-cell office:value-type="float" office:value="10396" table:style-name="ce45">
            <text:p>10,396</text:p>
          </table:table-cell>
          <table:table-cell office:value-type="float" office:value="10081" table:style-name="ce45">
            <text:p>10,081</text:p>
          </table:table-cell>
          <table:table-cell office:value-type="float" office:value="9627" table:style-name="ce45">
            <text:p>9,627</text:p>
          </table:table-cell>
          <table:table-cell office:value-type="float" office:value="10090" table:style-name="ce46">
            <text:p>10,090</text:p>
          </table:table-cell>
          <table:table-cell office:value-type="float" office:value="42546" table:style-name="ce45">
            <text:p>42,546</text:p>
          </table:table-cell>
          <table:table-cell office:value-type="float" office:value="8802" table:style-name="ce45">
            <text:p>8,802</text:p>
          </table:table-cell>
          <table:table-cell office:value-type="float" office:value="8658" table:style-name="ce45">
            <text:p>8,658</text:p>
          </table:table-cell>
          <table:table-cell office:value-type="float" office:value="8289" table:style-name="ce45">
            <text:p>8,289</text:p>
          </table:table-cell>
          <table:table-cell office:value-type="float" office:value="8323" table:style-name="ce45">
            <text:p>8,323</text:p>
          </table:table-cell>
          <table:table-cell office:value-type="float" office:value="8474" table:style-name="ce46">
            <text:p>8,474</text:p>
          </table:table-cell>
          <table:table-cell office:value-type="float" office:value="42774" table:style-name="ce45">
            <text:p>42,774</text:p>
          </table:table-cell>
          <table:table-cell office:value-type="float" office:value="8437" table:style-name="ce45">
            <text:p>8,437</text:p>
          </table:table-cell>
          <table:table-cell office:value-type="float" office:value="8533" table:style-name="ce45">
            <text:p>8,533</text:p>
          </table:table-cell>
          <table:table-cell office:value-type="float" office:value="8497" table:style-name="ce45">
            <text:p>8,497</text:p>
          </table:table-cell>
          <table:table-cell office:value-type="float" office:value="8531" table:style-name="ce45">
            <text:p>8,531</text:p>
          </table:table-cell>
          <table:table-cell office:value-type="float" office:value="8776" table:style-name="ce46">
            <text:p>8,776</text:p>
          </table:table-cell>
          <table:table-cell office:value-type="float" office:value="45524" table:style-name="ce45">
            <text:p>45,524</text:p>
          </table:table-cell>
          <table:table-cell office:value-type="float" office:value="8794" table:style-name="ce45">
            <text:p>8,794</text:p>
          </table:table-cell>
          <table:table-cell office:value-type="float" office:value="9226" table:style-name="ce45">
            <text:p>9,226</text:p>
          </table:table-cell>
          <table:table-cell office:value-type="float" office:value="9138" table:style-name="ce45">
            <text:p>9,138</text:p>
          </table:table-cell>
          <table:table-cell office:value-type="float" office:value="9273" table:style-name="ce45">
            <text:p>9,273</text:p>
          </table:table-cell>
          <table:table-cell office:value-type="float" office:value="9093" table:style-name="ce46">
            <text:p>9,093</text:p>
          </table:table-cell>
          <table:table-cell office:value-type="float" office:value="42728" table:style-name="ce45">
            <text:p>42,728</text:p>
          </table:table-cell>
          <table:table-cell office:value-type="float" office:value="8850" table:style-name="ce45">
            <text:p>8,850</text:p>
          </table:table-cell>
          <table:table-cell office:value-type="float" office:value="9003" table:style-name="ce45">
            <text:p>9,003</text:p>
          </table:table-cell>
          <table:table-cell office:value-type="float" office:value="8720" table:style-name="ce45">
            <text:p>8,720</text:p>
          </table:table-cell>
          <table:table-cell office:value-type="float" office:value="7750" table:style-name="ce45">
            <text:p>7,750</text:p>
          </table:table-cell>
          <table:table-cell office:value-type="float" office:value="8405" table:style-name="ce46">
            <text:p>8,405</text:p>
          </table:table-cell>
          <table:table-cell office:value-type="float" office:value="36924" table:style-name="ce45">
            <text:p>36,924</text:p>
          </table:table-cell>
          <table:table-cell office:value-type="float" office:value="7851" table:style-name="ce45">
            <text:p>7,851</text:p>
          </table:table-cell>
          <table:table-cell office:value-type="float" office:value="7766" table:style-name="ce45">
            <text:p>7,766</text:p>
          </table:table-cell>
          <table:table-cell office:value-type="float" office:value="7185" table:style-name="ce45">
            <text:p>7,185</text:p>
          </table:table-cell>
          <table:table-cell office:value-type="float" office:value="6982" table:style-name="ce45">
            <text:p>6,982</text:p>
          </table:table-cell>
          <table:table-cell office:value-type="float" office:value="7140" table:style-name="ce46">
            <text:p>7,140</text:p>
          </table:table-cell>
          <table:table-cell office:value-type="float" office:value="25387" table:style-name="ce45">
            <text:p>25,387</text:p>
          </table:table-cell>
          <table:table-cell office:value-type="float" office:value="6253" table:style-name="ce45">
            <text:p>6,253</text:p>
          </table:table-cell>
          <table:table-cell office:value-type="float" office:value="5785" table:style-name="ce45">
            <text:p>5,785</text:p>
          </table:table-cell>
          <table:table-cell office:value-type="float" office:value="5029" table:style-name="ce45">
            <text:p>5,029</text:p>
          </table:table-cell>
          <table:table-cell office:value-type="float" office:value="4610" table:style-name="ce45">
            <text:p>4,610</text:p>
          </table:table-cell>
          <table:table-cell office:value-type="float" office:value="3710" table:style-name="ce46">
            <text:p>3,710</text:p>
          </table:table-cell>
          <table:table-cell office:value-type="float" office:value="18157" table:style-name="ce45">
            <text:p>18,157</text:p>
          </table:table-cell>
          <table:table-cell office:value-type="float" office:value="3068" table:style-name="ce45">
            <text:p>3,068</text:p>
          </table:table-cell>
          <table:table-cell office:value-type="float" office:value="3629" table:style-name="ce45">
            <text:p>3,629</text:p>
          </table:table-cell>
          <table:table-cell office:value-type="float" office:value="3836" table:style-name="ce45">
            <text:p>3,836</text:p>
          </table:table-cell>
          <table:table-cell office:value-type="float" office:value="3882" table:style-name="ce45">
            <text:p>3,882</text:p>
          </table:table-cell>
          <table:table-cell office:value-type="float" office:value="3742" table:style-name="ce46">
            <text:p>3,742</text:p>
          </table:table-cell>
          <table:table-cell office:value-type="float" office:value="16901" table:style-name="ce45">
            <text:p>16,901</text:p>
          </table:table-cell>
          <table:table-cell office:value-type="float" office:value="3777" table:style-name="ce45">
            <text:p>3,777</text:p>
          </table:table-cell>
          <table:table-cell office:value-type="float" office:value="3747" table:style-name="ce45">
            <text:p>3,747</text:p>
          </table:table-cell>
          <table:table-cell office:value-type="float" office:value="3281" table:style-name="ce45">
            <text:p>3,281</text:p>
          </table:table-cell>
          <table:table-cell office:value-type="float" office:value="3115" table:style-name="ce45">
            <text:p>3,115</text:p>
          </table:table-cell>
          <table:table-cell office:value-type="float" office:value="2981" table:style-name="ce46">
            <text:p>2,981</text:p>
          </table:table-cell>
          <table:table-cell office:value-type="float" office:value="11037" table:style-name="ce45">
            <text:p>11,037</text:p>
          </table:table-cell>
          <table:table-cell office:value-type="float" office:value="2743" table:style-name="ce45">
            <text:p>2,743</text:p>
          </table:table-cell>
          <table:table-cell office:value-type="float" office:value="2470" table:style-name="ce45">
            <text:p>2,470</text:p>
          </table:table-cell>
          <table:table-cell office:value-type="float" office:value="2192" table:style-name="ce45">
            <text:p>2,192</text:p>
          </table:table-cell>
          <table:table-cell office:value-type="float" office:value="1939" table:style-name="ce45">
            <text:p>1,939</text:p>
          </table:table-cell>
          <table:table-cell office:value-type="float" office:value="1693" table:style-name="ce46">
            <text:p>1,693</text:p>
          </table:table-cell>
          <table:table-cell office:value-type="float" office:value="4658" table:style-name="ce45">
            <text:p>4,658</text:p>
          </table:table-cell>
          <table:table-cell office:value-type="float" office:value="1381" table:style-name="ce45">
            <text:p>1,381</text:p>
          </table:table-cell>
          <table:table-cell office:value-type="float" office:value="1156" table:style-name="ce45">
            <text:p>1,156</text:p>
          </table:table-cell>
          <table:table-cell office:value-type="float" office:value="867" table:style-name="ce45">
            <text:p>867</text:p>
          </table:table-cell>
          <table:table-cell office:value-type="float" office:value="685" table:style-name="ce45">
            <text:p>685</text:p>
          </table:table-cell>
          <table:table-cell office:value-type="float" office:value="569" table:style-name="ce46">
            <text:p>569</text:p>
          </table:table-cell>
          <table:table-cell office:value-type="float" office:value="1113" table:style-name="ce45">
            <text:p>1,113</text:p>
          </table:table-cell>
          <table:table-cell office:value-type="float" office:value="413" table:style-name="ce45">
            <text:p>413</text:p>
          </table:table-cell>
          <table:table-cell office:value-type="float" office:value="266" table:style-name="ce45">
            <text:p>266</text:p>
          </table:table-cell>
          <table:table-cell office:value-type="float" office:value="216" table:style-name="ce45">
            <text:p>216</text:p>
          </table:table-cell>
          <table:table-cell office:value-type="float" office:value="130" table:style-name="ce45">
            <text:p>130</text:p>
          </table:table-cell>
          <table:table-cell office:value-type="float" office:value="88" table:style-name="ce46">
            <text:p>88</text:p>
          </table:table-cell>
          <table:table-cell office:value-type="float" office:value="151" table:style-name="ce45">
            <text:p>151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490001" table:style-name="ce39">
            <text:p>490,001</text:p>
          </table:table-cell>
          <table:table-cell office:value-type="float" office:value="15444" table:style-name="ce39">
            <text:p>15,444</text:p>
          </table:table-cell>
          <table:table-cell office:value-type="float" office:value="2866" table:style-name="ce39">
            <text:p>2,866</text:p>
          </table:table-cell>
          <table:table-cell office:value-type="float" office:value="3046" table:style-name="ce39">
            <text:p>3,046</text:p>
          </table:table-cell>
          <table:table-cell office:value-type="float" office:value="3030" table:style-name="ce39">
            <text:p>3,030</text:p>
          </table:table-cell>
          <table:table-cell office:value-type="float" office:value="3163" table:style-name="ce39">
            <text:p>3,163</text:p>
          </table:table-cell>
          <table:table-cell office:value-type="float" office:value="3339" table:style-name="ce39">
            <text:p>3,339</text:p>
          </table:table-cell>
          <table:table-cell office:value-type="float" office:value="18267" table:style-name="ce39">
            <text:p>18,267</text:p>
          </table:table-cell>
          <table:table-cell office:value-type="float" office:value="3470" table:style-name="ce39">
            <text:p>3,470</text:p>
          </table:table-cell>
          <table:table-cell office:value-type="float" office:value="3650" table:style-name="ce39">
            <text:p>3,650</text:p>
          </table:table-cell>
          <table:table-cell office:value-type="float" office:value="3314" table:style-name="ce39">
            <text:p>3,314</text:p>
          </table:table-cell>
          <table:table-cell office:value-type="float" office:value="4145" table:style-name="ce39">
            <text:p>4,145</text:p>
          </table:table-cell>
          <table:table-cell office:value-type="float" office:value="3688" table:style-name="ce40">
            <text:p>3,688</text:p>
          </table:table-cell>
          <table:table-cell office:value-type="float" office:value="18458" table:style-name="ce39">
            <text:p>18,458</text:p>
          </table:table-cell>
          <table:table-cell office:value-type="float" office:value="3239" table:style-name="ce39">
            <text:p>3,239</text:p>
          </table:table-cell>
          <table:table-cell office:value-type="float" office:value="3491" table:style-name="ce39">
            <text:p>3,491</text:p>
          </table:table-cell>
          <table:table-cell office:value-type="float" office:value="3653" table:style-name="ce39">
            <text:p>3,653</text:p>
          </table:table-cell>
          <table:table-cell office:value-type="float" office:value="3918" table:style-name="ce39">
            <text:p>3,918</text:p>
          </table:table-cell>
          <table:table-cell office:value-type="float" office:value="4157" table:style-name="ce40">
            <text:p>4,157</text:p>
          </table:table-cell>
          <table:table-cell office:value-type="float" office:value="24597" table:style-name="ce39">
            <text:p>24,597</text:p>
          </table:table-cell>
          <table:table-cell office:value-type="float" office:value="4237" table:style-name="ce39">
            <text:p>4,237</text:p>
          </table:table-cell>
          <table:table-cell office:value-type="float" office:value="4655" table:style-name="ce39">
            <text:p>4,655</text:p>
          </table:table-cell>
          <table:table-cell office:value-type="float" office:value="4723" table:style-name="ce39">
            <text:p>4,723</text:p>
          </table:table-cell>
          <table:table-cell office:value-type="float" office:value="5361" table:style-name="ce39">
            <text:p>5,361</text:p>
          </table:table-cell>
          <table:table-cell office:value-type="float" office:value="5621" table:style-name="ce40">
            <text:p>5,621</text:p>
          </table:table-cell>
          <table:table-cell office:value-type="float" office:value="32418" table:style-name="ce39">
            <text:p>32,418</text:p>
          </table:table-cell>
          <table:table-cell office:value-type="float" office:value="6401" table:style-name="ce39">
            <text:p>6,401</text:p>
          </table:table-cell>
          <table:table-cell office:value-type="float" office:value="6180" table:style-name="ce39">
            <text:p>6,180</text:p>
          </table:table-cell>
          <table:table-cell office:value-type="float" office:value="5952" table:style-name="ce39">
            <text:p>5,952</text:p>
          </table:table-cell>
          <table:table-cell office:value-type="float" office:value="6854" table:style-name="ce39">
            <text:p>6,854</text:p>
          </table:table-cell>
          <table:table-cell office:value-type="float" office:value="7031" table:style-name="ce40">
            <text:p>7,031</text:p>
          </table:table-cell>
          <table:table-cell office:value-type="float" office:value="34971" table:style-name="ce39">
            <text:p>34,971</text:p>
          </table:table-cell>
          <table:table-cell office:value-type="float" office:value="7030" table:style-name="ce39">
            <text:p>7,030</text:p>
          </table:table-cell>
          <table:table-cell office:value-type="float" office:value="7253" table:style-name="ce39">
            <text:p>7,253</text:p>
          </table:table-cell>
          <table:table-cell office:value-type="float" office:value="7078" table:style-name="ce39">
            <text:p>7,078</text:p>
          </table:table-cell>
          <table:table-cell office:value-type="float" office:value="6961" table:style-name="ce39">
            <text:p>6,961</text:p>
          </table:table-cell>
          <table:table-cell office:value-type="float" office:value="6649" table:style-name="ce40">
            <text:p>6,649</text:p>
          </table:table-cell>
          <table:table-cell office:value-type="float" office:value="31551" table:style-name="ce39">
            <text:p>31,551</text:p>
          </table:table-cell>
          <table:table-cell office:value-type="float" office:value="6697" table:style-name="ce39">
            <text:p>6,697</text:p>
          </table:table-cell>
          <table:table-cell office:value-type="float" office:value="6293" table:style-name="ce39">
            <text:p>6,293</text:p>
          </table:table-cell>
          <table:table-cell office:value-type="float" office:value="6687" table:style-name="ce39">
            <text:p>6,687</text:p>
          </table:table-cell>
          <table:table-cell office:value-type="float" office:value="6104" table:style-name="ce39">
            <text:p>6,104</text:p>
          </table:table-cell>
          <table:table-cell office:value-type="float" office:value="5770" table:style-name="ce40">
            <text:p>5,770</text:p>
          </table:table-cell>
          <table:table-cell office:value-type="float" office:value="34834" table:style-name="ce39">
            <text:p>34,834</text:p>
          </table:table-cell>
          <table:table-cell office:value-type="float" office:value="6384" table:style-name="ce39">
            <text:p>6,384</text:p>
          </table:table-cell>
          <table:table-cell office:value-type="float" office:value="6722" table:style-name="ce39">
            <text:p>6,722</text:p>
          </table:table-cell>
          <table:table-cell office:value-type="float" office:value="7000" table:style-name="ce39">
            <text:p>7,000</text:p>
          </table:table-cell>
          <table:table-cell office:value-type="float" office:value="7237" table:style-name="ce39">
            <text:p>7,237</text:p>
          </table:table-cell>
          <table:table-cell office:value-type="float" office:value="7491" table:style-name="ce40">
            <text:p>7,491</text:p>
          </table:table-cell>
          <table:table-cell office:value-type="float" office:value="36677" table:style-name="ce39">
            <text:p>36,677</text:p>
          </table:table-cell>
          <table:table-cell office:value-type="float" office:value="7450" table:style-name="ce39">
            <text:p>7,450</text:p>
          </table:table-cell>
          <table:table-cell office:value-type="float" office:value="7586" table:style-name="ce39">
            <text:p>7,586</text:p>
          </table:table-cell>
          <table:table-cell office:value-type="float" office:value="7187" table:style-name="ce39">
            <text:p>7,187</text:p>
          </table:table-cell>
          <table:table-cell office:value-type="float" office:value="6928" table:style-name="ce39">
            <text:p>6,928</text:p>
          </table:table-cell>
          <table:table-cell office:value-type="float" office:value="7526" table:style-name="ce40">
            <text:p>7,526</text:p>
          </table:table-cell>
          <table:table-cell office:value-type="float" office:value="33383" table:style-name="ce39">
            <text:p>33,383</text:p>
          </table:table-cell>
          <table:table-cell office:value-type="float" office:value="6722" table:style-name="ce39">
            <text:p>6,722</text:p>
          </table:table-cell>
          <table:table-cell office:value-type="float" office:value="6411" table:style-name="ce39">
            <text:p>6,411</text:p>
          </table:table-cell>
          <table:table-cell office:value-type="float" office:value="6439" table:style-name="ce39">
            <text:p>6,439</text:p>
          </table:table-cell>
          <table:table-cell office:value-type="float" office:value="6777" table:style-name="ce39">
            <text:p>6,777</text:p>
          </table:table-cell>
          <table:table-cell office:value-type="float" office:value="7034" table:style-name="ce40">
            <text:p>7,034</text:p>
          </table:table-cell>
          <table:table-cell office:value-type="float" office:value="38261" table:style-name="ce39">
            <text:p>38,261</text:p>
          </table:table-cell>
          <table:table-cell office:value-type="float" office:value="7403" table:style-name="ce39">
            <text:p>7,403</text:p>
          </table:table-cell>
          <table:table-cell office:value-type="float" office:value="7667" table:style-name="ce39">
            <text:p>7,667</text:p>
          </table:table-cell>
          <table:table-cell office:value-type="float" office:value="7822" table:style-name="ce39">
            <text:p>7,822</text:p>
          </table:table-cell>
          <table:table-cell office:value-type="float" office:value="7392" table:style-name="ce39">
            <text:p>7,392</text:p>
          </table:table-cell>
          <table:table-cell office:value-type="float" office:value="7977" table:style-name="ce40">
            <text:p>7,977</text:p>
          </table:table-cell>
          <table:table-cell office:value-type="float" office:value="41034" table:style-name="ce39">
            <text:p>41,034</text:p>
          </table:table-cell>
          <table:table-cell office:value-type="float" office:value="7906" table:style-name="ce39">
            <text:p>7,906</text:p>
          </table:table-cell>
          <table:table-cell office:value-type="float" office:value="8226" table:style-name="ce39">
            <text:p>8,226</text:p>
          </table:table-cell>
          <table:table-cell office:value-type="float" office:value="8253" table:style-name="ce39">
            <text:p>8,253</text:p>
          </table:table-cell>
          <table:table-cell office:value-type="float" office:value="8452" table:style-name="ce39">
            <text:p>8,452</text:p>
          </table:table-cell>
          <table:table-cell office:value-type="float" office:value="8197" table:style-name="ce40">
            <text:p>8,197</text:p>
          </table:table-cell>
          <table:table-cell office:value-type="float" office:value="38114" table:style-name="ce39">
            <text:p>38,114</text:p>
          </table:table-cell>
          <table:table-cell office:value-type="float" office:value="8005" table:style-name="ce39">
            <text:p>8,005</text:p>
          </table:table-cell>
          <table:table-cell office:value-type="float" office:value="8119" table:style-name="ce39">
            <text:p>8,119</text:p>
          </table:table-cell>
          <table:table-cell office:value-type="float" office:value="7683" table:style-name="ce39">
            <text:p>7,683</text:p>
          </table:table-cell>
          <table:table-cell office:value-type="float" office:value="7039" table:style-name="ce39">
            <text:p>7,039</text:p>
          </table:table-cell>
          <table:table-cell office:value-type="float" office:value="7268" table:style-name="ce40">
            <text:p>7,268</text:p>
          </table:table-cell>
          <table:table-cell office:value-type="float" office:value="31714" table:style-name="ce39">
            <text:p>31,714</text:p>
          </table:table-cell>
          <table:table-cell office:value-type="float" office:value="6894" table:style-name="ce39">
            <text:p>6,894</text:p>
          </table:table-cell>
          <table:table-cell office:value-type="float" office:value="6597" table:style-name="ce39">
            <text:p>6,597</text:p>
          </table:table-cell>
          <table:table-cell office:value-type="float" office:value="6183" table:style-name="ce39">
            <text:p>6,183</text:p>
          </table:table-cell>
          <table:table-cell office:value-type="float" office:value="5995" table:style-name="ce39">
            <text:p>5,995</text:p>
          </table:table-cell>
          <table:table-cell office:value-type="float" office:value="6045" table:style-name="ce40">
            <text:p>6,045</text:p>
          </table:table-cell>
          <table:table-cell office:value-type="float" office:value="20867" table:style-name="ce39">
            <text:p>20,867</text:p>
          </table:table-cell>
          <table:table-cell office:value-type="float" office:value="5250" table:style-name="ce39">
            <text:p>5,250</text:p>
          </table:table-cell>
          <table:table-cell office:value-type="float" office:value="4678" table:style-name="ce39">
            <text:p>4,678</text:p>
          </table:table-cell>
          <table:table-cell office:value-type="float" office:value="4255" table:style-name="ce39">
            <text:p>4,255</text:p>
          </table:table-cell>
          <table:table-cell office:value-type="float" office:value="3688" table:style-name="ce39">
            <text:p>3,688</text:p>
          </table:table-cell>
          <table:table-cell office:value-type="float" office:value="2996" table:style-name="ce40">
            <text:p>2,996</text:p>
          </table:table-cell>
          <table:table-cell office:value-type="float" office:value="14796" table:style-name="ce39">
            <text:p>14,796</text:p>
          </table:table-cell>
          <table:table-cell office:value-type="float" office:value="2679" table:style-name="ce39">
            <text:p>2,679</text:p>
          </table:table-cell>
          <table:table-cell office:value-type="float" office:value="2978" table:style-name="ce39">
            <text:p>2,978</text:p>
          </table:table-cell>
          <table:table-cell office:value-type="float" office:value="2887" table:style-name="ce39">
            <text:p>2,887</text:p>
          </table:table-cell>
          <table:table-cell office:value-type="float" office:value="3162" table:style-name="ce39">
            <text:p>3,162</text:p>
          </table:table-cell>
          <table:table-cell office:value-type="float" office:value="3090" table:style-name="ce40">
            <text:p>3,090</text:p>
          </table:table-cell>
          <table:table-cell office:value-type="float" office:value="12956" table:style-name="ce39">
            <text:p>12,956</text:p>
          </table:table-cell>
          <table:table-cell office:value-type="float" office:value="3082" table:style-name="ce39">
            <text:p>3,082</text:p>
          </table:table-cell>
          <table:table-cell office:value-type="float" office:value="2914" table:style-name="ce39">
            <text:p>2,914</text:p>
          </table:table-cell>
          <table:table-cell office:value-type="float" office:value="2490" table:style-name="ce39">
            <text:p>2,490</text:p>
          </table:table-cell>
          <table:table-cell office:value-type="float" office:value="2385" table:style-name="ce39">
            <text:p>2,385</text:p>
          </table:table-cell>
          <table:table-cell office:value-type="float" office:value="2085" table:style-name="ce40">
            <text:p>2,085</text:p>
          </table:table-cell>
          <table:table-cell office:value-type="float" office:value="7656" table:style-name="ce39">
            <text:p>7,656</text:p>
          </table:table-cell>
          <table:table-cell office:value-type="float" office:value="1946" table:style-name="ce39">
            <text:p>1,946</text:p>
          </table:table-cell>
          <table:table-cell office:value-type="float" office:value="1670" table:style-name="ce39">
            <text:p>1,670</text:p>
          </table:table-cell>
          <table:table-cell office:value-type="float" office:value="1512" table:style-name="ce39">
            <text:p>1,512</text:p>
          </table:table-cell>
          <table:table-cell office:value-type="float" office:value="1353" table:style-name="ce39">
            <text:p>1,353</text:p>
          </table:table-cell>
          <table:table-cell office:value-type="float" office:value="1175" table:style-name="ce40">
            <text:p>1,175</text:p>
          </table:table-cell>
          <table:table-cell office:value-type="float" office:value="3220" table:style-name="ce39">
            <text:p>3,220</text:p>
          </table:table-cell>
          <table:table-cell office:value-type="float" office:value="977" table:style-name="ce39">
            <text:p>977</text:p>
          </table:table-cell>
          <table:table-cell office:value-type="float" office:value="781" table:style-name="ce39">
            <text:p>781</text:p>
          </table:table-cell>
          <table:table-cell office:value-type="float" office:value="615" table:style-name="ce39">
            <text:p>615</text:p>
          </table:table-cell>
          <table:table-cell office:value-type="float" office:value="451" table:style-name="ce39">
            <text:p>451</text:p>
          </table:table-cell>
          <table:table-cell office:value-type="float" office:value="396" table:style-name="ce40">
            <text:p>396</text:p>
          </table:table-cell>
          <table:table-cell office:value-type="float" office:value="695" table:style-name="ce39">
            <text:p>695</text:p>
          </table:table-cell>
          <table:table-cell office:value-type="float" office:value="252" table:style-name="ce39">
            <text:p>252</text:p>
          </table:table-cell>
          <table:table-cell office:value-type="float" office:value="167" table:style-name="ce39">
            <text:p>167</text:p>
          </table:table-cell>
          <table:table-cell office:value-type="float" office:value="120" table:style-name="ce39">
            <text:p>120</text:p>
          </table:table-cell>
          <table:table-cell office:value-type="float" office:value="77" table:style-name="ce39">
            <text:p>77</text:p>
          </table:table-cell>
          <table:table-cell office:value-type="float" office:value="79" table:style-name="ce40">
            <text:p>79</text:p>
          </table:table-cell>
          <table:table-cell office:value-type="float" office:value="88" table:style-name="ce39">
            <text:p>88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南投縣</text:p>
          </table:table-cell>
          <table:table-cell office:value-type="string" table:style-name="ce37">
            <text:p>男</text:p>
          </table:table-cell>
          <table:table-cell office:value-type="float" office:value="250413" table:style-name="ce39">
            <text:p>250,413</text:p>
          </table:table-cell>
          <table:table-cell office:value-type="float" office:value="8057" table:style-name="ce39">
            <text:p>8,057</text:p>
          </table:table-cell>
          <table:table-cell office:value-type="float" office:value="1509" table:style-name="ce39">
            <text:p>1,509</text:p>
          </table:table-cell>
          <table:table-cell office:value-type="float" office:value="1585" table:style-name="ce39">
            <text:p>1,585</text:p>
          </table:table-cell>
          <table:table-cell office:value-type="float" office:value="1587" table:style-name="ce39">
            <text:p>1,587</text:p>
          </table:table-cell>
          <table:table-cell office:value-type="float" office:value="1646" table:style-name="ce39">
            <text:p>1,646</text:p>
          </table:table-cell>
          <table:table-cell office:value-type="float" office:value="1730" table:style-name="ce39">
            <text:p>1,730</text:p>
          </table:table-cell>
          <table:table-cell office:value-type="float" office:value="9476" table:style-name="ce39">
            <text:p>9,476</text:p>
          </table:table-cell>
          <table:table-cell office:value-type="float" office:value="1789" table:style-name="ce39">
            <text:p>1,789</text:p>
          </table:table-cell>
          <table:table-cell office:value-type="float" office:value="1887" table:style-name="ce39">
            <text:p>1,887</text:p>
          </table:table-cell>
          <table:table-cell office:value-type="float" office:value="1753" table:style-name="ce39">
            <text:p>1,753</text:p>
          </table:table-cell>
          <table:table-cell office:value-type="float" office:value="2144" table:style-name="ce39">
            <text:p>2,144</text:p>
          </table:table-cell>
          <table:table-cell office:value-type="float" office:value="1903" table:style-name="ce40">
            <text:p>1,903</text:p>
          </table:table-cell>
          <table:table-cell office:value-type="float" office:value="9616" table:style-name="ce39">
            <text:p>9,616</text:p>
          </table:table-cell>
          <table:table-cell office:value-type="float" office:value="1688" table:style-name="ce39">
            <text:p>1,688</text:p>
          </table:table-cell>
          <table:table-cell office:value-type="float" office:value="1810" table:style-name="ce39">
            <text:p>1,810</text:p>
          </table:table-cell>
          <table:table-cell office:value-type="float" office:value="1901" table:style-name="ce39">
            <text:p>1,901</text:p>
          </table:table-cell>
          <table:table-cell office:value-type="float" office:value="2053" table:style-name="ce39">
            <text:p>2,053</text:p>
          </table:table-cell>
          <table:table-cell office:value-type="float" office:value="2164" table:style-name="ce40">
            <text:p>2,164</text:p>
          </table:table-cell>
          <table:table-cell office:value-type="float" office:value="12808" table:style-name="ce39">
            <text:p>12,808</text:p>
          </table:table-cell>
          <table:table-cell office:value-type="float" office:value="2193" table:style-name="ce39">
            <text:p>2,193</text:p>
          </table:table-cell>
          <table:table-cell office:value-type="float" office:value="2376" table:style-name="ce39">
            <text:p>2,376</text:p>
          </table:table-cell>
          <table:table-cell office:value-type="float" office:value="2483" table:style-name="ce39">
            <text:p>2,483</text:p>
          </table:table-cell>
          <table:table-cell office:value-type="float" office:value="2752" table:style-name="ce39">
            <text:p>2,752</text:p>
          </table:table-cell>
          <table:table-cell office:value-type="float" office:value="3004" table:style-name="ce40">
            <text:p>3,004</text:p>
          </table:table-cell>
          <table:table-cell office:value-type="float" office:value="16789" table:style-name="ce39">
            <text:p>16,789</text:p>
          </table:table-cell>
          <table:table-cell office:value-type="float" office:value="3281" table:style-name="ce39">
            <text:p>3,281</text:p>
          </table:table-cell>
          <table:table-cell office:value-type="float" office:value="3276" table:style-name="ce39">
            <text:p>3,276</text:p>
          </table:table-cell>
          <table:table-cell office:value-type="float" office:value="3101" table:style-name="ce39">
            <text:p>3,101</text:p>
          </table:table-cell>
          <table:table-cell office:value-type="float" office:value="3546" table:style-name="ce39">
            <text:p>3,546</text:p>
          </table:table-cell>
          <table:table-cell office:value-type="float" office:value="3585" table:style-name="ce40">
            <text:p>3,585</text:p>
          </table:table-cell>
          <table:table-cell office:value-type="float" office:value="18487" table:style-name="ce39">
            <text:p>18,487</text:p>
          </table:table-cell>
          <table:table-cell office:value-type="float" office:value="3650" table:style-name="ce39">
            <text:p>3,650</text:p>
          </table:table-cell>
          <table:table-cell office:value-type="float" office:value="3774" table:style-name="ce39">
            <text:p>3,774</text:p>
          </table:table-cell>
          <table:table-cell office:value-type="float" office:value="3728" table:style-name="ce39">
            <text:p>3,728</text:p>
          </table:table-cell>
          <table:table-cell office:value-type="float" office:value="3714" table:style-name="ce39">
            <text:p>3,714</text:p>
          </table:table-cell>
          <table:table-cell office:value-type="float" office:value="3621" table:style-name="ce40">
            <text:p>3,621</text:p>
          </table:table-cell>
          <table:table-cell office:value-type="float" office:value="17208" table:style-name="ce39">
            <text:p>17,208</text:p>
          </table:table-cell>
          <table:table-cell office:value-type="float" office:value="3650" table:style-name="ce39">
            <text:p>3,650</text:p>
          </table:table-cell>
          <table:table-cell office:value-type="float" office:value="3427" table:style-name="ce39">
            <text:p>3,427</text:p>
          </table:table-cell>
          <table:table-cell office:value-type="float" office:value="3642" table:style-name="ce39">
            <text:p>3,642</text:p>
          </table:table-cell>
          <table:table-cell office:value-type="float" office:value="3381" table:style-name="ce39">
            <text:p>3,381</text:p>
          </table:table-cell>
          <table:table-cell office:value-type="float" office:value="3108" table:style-name="ce40">
            <text:p>3,108</text:p>
          </table:table-cell>
          <table:table-cell office:value-type="float" office:value="18393" table:style-name="ce39">
            <text:p>18,393</text:p>
          </table:table-cell>
          <table:table-cell office:value-type="float" office:value="3402" table:style-name="ce39">
            <text:p>3,402</text:p>
          </table:table-cell>
          <table:table-cell office:value-type="float" office:value="3557" table:style-name="ce39">
            <text:p>3,557</text:p>
          </table:table-cell>
          <table:table-cell office:value-type="float" office:value="3792" table:style-name="ce39">
            <text:p>3,792</text:p>
          </table:table-cell>
          <table:table-cell office:value-type="float" office:value="3807" table:style-name="ce39">
            <text:p>3,807</text:p>
          </table:table-cell>
          <table:table-cell office:value-type="float" office:value="3835" table:style-name="ce40">
            <text:p>3,835</text:p>
          </table:table-cell>
          <table:table-cell office:value-type="float" office:value="18907" table:style-name="ce39">
            <text:p>18,907</text:p>
          </table:table-cell>
          <table:table-cell office:value-type="float" office:value="3889" table:style-name="ce39">
            <text:p>3,889</text:p>
          </table:table-cell>
          <table:table-cell office:value-type="float" office:value="3902" table:style-name="ce39">
            <text:p>3,902</text:p>
          </table:table-cell>
          <table:table-cell office:value-type="float" office:value="3734" table:style-name="ce39">
            <text:p>3,734</text:p>
          </table:table-cell>
          <table:table-cell office:value-type="float" office:value="3522" table:style-name="ce39">
            <text:p>3,522</text:p>
          </table:table-cell>
          <table:table-cell office:value-type="float" office:value="3860" table:style-name="ce40">
            <text:p>3,860</text:p>
          </table:table-cell>
          <table:table-cell office:value-type="float" office:value="16978" table:style-name="ce39">
            <text:p>16,978</text:p>
          </table:table-cell>
          <table:table-cell office:value-type="float" office:value="3469" table:style-name="ce39">
            <text:p>3,469</text:p>
          </table:table-cell>
          <table:table-cell office:value-type="float" office:value="3221" table:style-name="ce39">
            <text:p>3,221</text:p>
          </table:table-cell>
          <table:table-cell office:value-type="float" office:value="3205" table:style-name="ce39">
            <text:p>3,205</text:p>
          </table:table-cell>
          <table:table-cell office:value-type="float" office:value="3434" table:style-name="ce39">
            <text:p>3,434</text:p>
          </table:table-cell>
          <table:table-cell office:value-type="float" office:value="3649" table:style-name="ce40">
            <text:p>3,649</text:p>
          </table:table-cell>
          <table:table-cell office:value-type="float" office:value="19783" table:style-name="ce39">
            <text:p>19,783</text:p>
          </table:table-cell>
          <table:table-cell office:value-type="float" office:value="3787" table:style-name="ce39">
            <text:p>3,787</text:p>
          </table:table-cell>
          <table:table-cell office:value-type="float" office:value="3915" table:style-name="ce39">
            <text:p>3,915</text:p>
          </table:table-cell>
          <table:table-cell office:value-type="float" office:value="4112" table:style-name="ce39">
            <text:p>4,112</text:p>
          </table:table-cell>
          <table:table-cell office:value-type="float" office:value="3816" table:style-name="ce39">
            <text:p>3,816</text:p>
          </table:table-cell>
          <table:table-cell office:value-type="float" office:value="4153" table:style-name="ce40">
            <text:p>4,153</text:p>
          </table:table-cell>
          <table:table-cell office:value-type="float" office:value="21102" table:style-name="ce39">
            <text:p>21,102</text:p>
          </table:table-cell>
          <table:table-cell office:value-type="float" office:value="4104" table:style-name="ce39">
            <text:p>4,104</text:p>
          </table:table-cell>
          <table:table-cell office:value-type="float" office:value="4276" table:style-name="ce39">
            <text:p>4,276</text:p>
          </table:table-cell>
          <table:table-cell office:value-type="float" office:value="4242" table:style-name="ce39">
            <text:p>4,242</text:p>
          </table:table-cell>
          <table:table-cell office:value-type="float" office:value="4312" table:style-name="ce39">
            <text:p>4,312</text:p>
          </table:table-cell>
          <table:table-cell office:value-type="float" office:value="4168" table:style-name="ce40">
            <text:p>4,168</text:p>
          </table:table-cell>
          <table:table-cell office:value-type="float" office:value="19561" table:style-name="ce39">
            <text:p>19,561</text:p>
          </table:table-cell>
          <table:table-cell office:value-type="float" office:value="4127" table:style-name="ce39">
            <text:p>4,127</text:p>
          </table:table-cell>
          <table:table-cell office:value-type="float" office:value="4208" table:style-name="ce39">
            <text:p>4,208</text:p>
          </table:table-cell>
          <table:table-cell office:value-type="float" office:value="3921" table:style-name="ce39">
            <text:p>3,921</text:p>
          </table:table-cell>
          <table:table-cell office:value-type="float" office:value="3600" table:style-name="ce39">
            <text:p>3,600</text:p>
          </table:table-cell>
          <table:table-cell office:value-type="float" office:value="3705" table:style-name="ce40">
            <text:p>3,705</text:p>
          </table:table-cell>
          <table:table-cell office:value-type="float" office:value="16000" table:style-name="ce39">
            <text:p>16,000</text:p>
          </table:table-cell>
          <table:table-cell office:value-type="float" office:value="3463" table:style-name="ce39">
            <text:p>3,463</text:p>
          </table:table-cell>
          <table:table-cell office:value-type="float" office:value="3383" table:style-name="ce39">
            <text:p>3,383</text:p>
          </table:table-cell>
          <table:table-cell office:value-type="float" office:value="3156" table:style-name="ce39">
            <text:p>3,156</text:p>
          </table:table-cell>
          <table:table-cell office:value-type="float" office:value="3026" table:style-name="ce39">
            <text:p>3,026</text:p>
          </table:table-cell>
          <table:table-cell office:value-type="float" office:value="2972" table:style-name="ce40">
            <text:p>2,972</text:p>
          </table:table-cell>
          <table:table-cell office:value-type="float" office:value="10168" table:style-name="ce39">
            <text:p>10,168</text:p>
          </table:table-cell>
          <table:table-cell office:value-type="float" office:value="2644" table:style-name="ce39">
            <text:p>2,644</text:p>
          </table:table-cell>
          <table:table-cell office:value-type="float" office:value="2260" table:style-name="ce39">
            <text:p>2,260</text:p>
          </table:table-cell>
          <table:table-cell office:value-type="float" office:value="2088" table:style-name="ce39">
            <text:p>2,088</text:p>
          </table:table-cell>
          <table:table-cell office:value-type="float" office:value="1743" table:style-name="ce39">
            <text:p>1,743</text:p>
          </table:table-cell>
          <table:table-cell office:value-type="float" office:value="1433" table:style-name="ce40">
            <text:p>1,433</text:p>
          </table:table-cell>
          <table:table-cell office:value-type="float" office:value="6793" table:style-name="ce39">
            <text:p>6,793</text:p>
          </table:table-cell>
          <table:table-cell office:value-type="float" office:value="1231" table:style-name="ce39">
            <text:p>1,231</text:p>
          </table:table-cell>
          <table:table-cell office:value-type="float" office:value="1391" table:style-name="ce39">
            <text:p>1,391</text:p>
          </table:table-cell>
          <table:table-cell office:value-type="float" office:value="1343" table:style-name="ce39">
            <text:p>1,343</text:p>
          </table:table-cell>
          <table:table-cell office:value-type="float" office:value="1433" table:style-name="ce39">
            <text:p>1,433</text:p>
          </table:table-cell>
          <table:table-cell office:value-type="float" office:value="1395" table:style-name="ce40">
            <text:p>1,395</text:p>
          </table:table-cell>
          <table:table-cell office:value-type="float" office:value="5654" table:style-name="ce39">
            <text:p>5,654</text:p>
          </table:table-cell>
          <table:table-cell office:value-type="float" office:value="1339" table:style-name="ce39">
            <text:p>1,339</text:p>
          </table:table-cell>
          <table:table-cell office:value-type="float" office:value="1294" table:style-name="ce39">
            <text:p>1,294</text:p>
          </table:table-cell>
          <table:table-cell office:value-type="float" office:value="1136" table:style-name="ce39">
            <text:p>1,136</text:p>
          </table:table-cell>
          <table:table-cell office:value-type="float" office:value="1028" table:style-name="ce39">
            <text:p>1,028</text:p>
          </table:table-cell>
          <table:table-cell office:value-type="float" office:value="857" table:style-name="ce40">
            <text:p>857</text:p>
          </table:table-cell>
          <table:table-cell office:value-type="float" office:value="3123" table:style-name="ce39">
            <text:p>3,123</text:p>
          </table:table-cell>
          <table:table-cell office:value-type="float" office:value="777" table:style-name="ce39">
            <text:p>777</text:p>
          </table:table-cell>
          <table:table-cell office:value-type="float" office:value="699" table:style-name="ce39">
            <text:p>699</text:p>
          </table:table-cell>
          <table:table-cell office:value-type="float" office:value="601" table:style-name="ce39">
            <text:p>601</text:p>
          </table:table-cell>
          <table:table-cell office:value-type="float" office:value="540" table:style-name="ce39">
            <text:p>540</text:p>
          </table:table-cell>
          <table:table-cell office:value-type="float" office:value="506" table:style-name="ce40">
            <text:p>506</text:p>
          </table:table-cell>
          <table:table-cell office:value-type="float" office:value="1231" table:style-name="ce39">
            <text:p>1,231</text:p>
          </table:table-cell>
          <table:table-cell office:value-type="float" office:value="359" table:style-name="ce39">
            <text:p>359</text:p>
          </table:table-cell>
          <table:table-cell office:value-type="float" office:value="294" table:style-name="ce39">
            <text:p>294</text:p>
          </table:table-cell>
          <table:table-cell office:value-type="float" office:value="235" table:style-name="ce39">
            <text:p>235</text:p>
          </table:table-cell>
          <table:table-cell office:value-type="float" office:value="190" table:style-name="ce39">
            <text:p>190</text:p>
          </table:table-cell>
          <table:table-cell office:value-type="float" office:value="153" table:style-name="ce40">
            <text:p>153</text:p>
          </table:table-cell>
          <table:table-cell office:value-type="float" office:value="248" table:style-name="ce39">
            <text:p>248</text:p>
          </table:table-cell>
          <table:table-cell office:value-type="float" office:value="96" table:style-name="ce39">
            <text:p>96</text:p>
          </table:table-cell>
          <table:table-cell office:value-type="float" office:value="57" table:style-name="ce39">
            <text:p>57</text:p>
          </table:table-cell>
          <table:table-cell office:value-type="float" office:value="34" table:style-name="ce39">
            <text:p>34</text:p>
          </table:table-cell>
          <table:table-cell office:value-type="float" office:value="30" table:style-name="ce39">
            <text:p>30</text:p>
          </table:table-cell>
          <table:table-cell office:value-type="float" office:value="31" table:style-name="ce40">
            <text:p>31</text:p>
          </table:table-cell>
          <table:table-cell office:value-type="float" office:value="31" table:style-name="ce39">
            <text:p>31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39588" table:style-name="ce43">
            <text:p>239,588</text:p>
          </table:table-cell>
          <table:table-cell office:value-type="float" office:value="7387" table:style-name="ce44">
            <text:p>7,387</text:p>
          </table:table-cell>
          <table:table-cell office:value-type="float" office:value="1357" table:style-name="ce43">
            <text:p>1,357</text:p>
          </table:table-cell>
          <table:table-cell office:value-type="float" office:value="1461" table:style-name="ce43">
            <text:p>1,461</text:p>
          </table:table-cell>
          <table:table-cell office:value-type="float" office:value="1443" table:style-name="ce43">
            <text:p>1,443</text:p>
          </table:table-cell>
          <table:table-cell office:value-type="float" office:value="1517" table:style-name="ce43">
            <text:p>1,517</text:p>
          </table:table-cell>
          <table:table-cell office:value-type="float" office:value="1609" table:style-name="ce43">
            <text:p>1,609</text:p>
          </table:table-cell>
          <table:table-cell office:value-type="float" office:value="8791" table:style-name="ce43">
            <text:p>8,791</text:p>
          </table:table-cell>
          <table:table-cell office:value-type="float" office:value="1681" table:style-name="ce43">
            <text:p>1,681</text:p>
          </table:table-cell>
          <table:table-cell office:value-type="float" office:value="1763" table:style-name="ce43">
            <text:p>1,763</text:p>
          </table:table-cell>
          <table:table-cell office:value-type="float" office:value="1561" table:style-name="ce43">
            <text:p>1,561</text:p>
          </table:table-cell>
          <table:table-cell office:value-type="float" office:value="2001" table:style-name="ce43">
            <text:p>2,001</text:p>
          </table:table-cell>
          <table:table-cell office:value-type="float" office:value="1785" table:style-name="ce44">
            <text:p>1,785</text:p>
          </table:table-cell>
          <table:table-cell office:value-type="float" office:value="8842" table:style-name="ce43">
            <text:p>8,842</text:p>
          </table:table-cell>
          <table:table-cell office:value-type="float" office:value="1551" table:style-name="ce43">
            <text:p>1,551</text:p>
          </table:table-cell>
          <table:table-cell office:value-type="float" office:value="1681" table:style-name="ce43">
            <text:p>1,681</text:p>
          </table:table-cell>
          <table:table-cell office:value-type="float" office:value="1752" table:style-name="ce43">
            <text:p>1,752</text:p>
          </table:table-cell>
          <table:table-cell office:value-type="float" office:value="1865" table:style-name="ce43">
            <text:p>1,865</text:p>
          </table:table-cell>
          <table:table-cell office:value-type="float" office:value="1993" table:style-name="ce44">
            <text:p>1,993</text:p>
          </table:table-cell>
          <table:table-cell office:value-type="float" office:value="11789" table:style-name="ce43">
            <text:p>11,789</text:p>
          </table:table-cell>
          <table:table-cell office:value-type="float" office:value="2044" table:style-name="ce43">
            <text:p>2,044</text:p>
          </table:table-cell>
          <table:table-cell office:value-type="float" office:value="2279" table:style-name="ce43">
            <text:p>2,279</text:p>
          </table:table-cell>
          <table:table-cell office:value-type="float" office:value="2240" table:style-name="ce43">
            <text:p>2,240</text:p>
          </table:table-cell>
          <table:table-cell office:value-type="float" office:value="2609" table:style-name="ce43">
            <text:p>2,609</text:p>
          </table:table-cell>
          <table:table-cell office:value-type="float" office:value="2617" table:style-name="ce44">
            <text:p>2,617</text:p>
          </table:table-cell>
          <table:table-cell office:value-type="float" office:value="15629" table:style-name="ce43">
            <text:p>15,629</text:p>
          </table:table-cell>
          <table:table-cell office:value-type="float" office:value="3120" table:style-name="ce43">
            <text:p>3,120</text:p>
          </table:table-cell>
          <table:table-cell office:value-type="float" office:value="2904" table:style-name="ce43">
            <text:p>2,904</text:p>
          </table:table-cell>
          <table:table-cell office:value-type="float" office:value="2851" table:style-name="ce43">
            <text:p>2,851</text:p>
          </table:table-cell>
          <table:table-cell office:value-type="float" office:value="3308" table:style-name="ce43">
            <text:p>3,308</text:p>
          </table:table-cell>
          <table:table-cell office:value-type="float" office:value="3446" table:style-name="ce44">
            <text:p>3,446</text:p>
          </table:table-cell>
          <table:table-cell office:value-type="float" office:value="16484" table:style-name="ce43">
            <text:p>16,484</text:p>
          </table:table-cell>
          <table:table-cell office:value-type="float" office:value="3380" table:style-name="ce43">
            <text:p>3,380</text:p>
          </table:table-cell>
          <table:table-cell office:value-type="float" office:value="3479" table:style-name="ce43">
            <text:p>3,479</text:p>
          </table:table-cell>
          <table:table-cell office:value-type="float" office:value="3350" table:style-name="ce43">
            <text:p>3,350</text:p>
          </table:table-cell>
          <table:table-cell office:value-type="float" office:value="3247" table:style-name="ce43">
            <text:p>3,247</text:p>
          </table:table-cell>
          <table:table-cell office:value-type="float" office:value="3028" table:style-name="ce44">
            <text:p>3,028</text:p>
          </table:table-cell>
          <table:table-cell office:value-type="float" office:value="14343" table:style-name="ce43">
            <text:p>14,343</text:p>
          </table:table-cell>
          <table:table-cell office:value-type="float" office:value="3047" table:style-name="ce43">
            <text:p>3,047</text:p>
          </table:table-cell>
          <table:table-cell office:value-type="float" office:value="2866" table:style-name="ce43">
            <text:p>2,866</text:p>
          </table:table-cell>
          <table:table-cell office:value-type="float" office:value="3045" table:style-name="ce43">
            <text:p>3,045</text:p>
          </table:table-cell>
          <table:table-cell office:value-type="float" office:value="2723" table:style-name="ce43">
            <text:p>2,723</text:p>
          </table:table-cell>
          <table:table-cell office:value-type="float" office:value="2662" table:style-name="ce44">
            <text:p>2,662</text:p>
          </table:table-cell>
          <table:table-cell office:value-type="float" office:value="16441" table:style-name="ce43">
            <text:p>16,441</text:p>
          </table:table-cell>
          <table:table-cell office:value-type="float" office:value="2982" table:style-name="ce43">
            <text:p>2,982</text:p>
          </table:table-cell>
          <table:table-cell office:value-type="float" office:value="3165" table:style-name="ce43">
            <text:p>3,165</text:p>
          </table:table-cell>
          <table:table-cell office:value-type="float" office:value="3208" table:style-name="ce43">
            <text:p>3,208</text:p>
          </table:table-cell>
          <table:table-cell office:value-type="float" office:value="3430" table:style-name="ce43">
            <text:p>3,430</text:p>
          </table:table-cell>
          <table:table-cell office:value-type="float" office:value="3656" table:style-name="ce44">
            <text:p>3,656</text:p>
          </table:table-cell>
          <table:table-cell office:value-type="float" office:value="17770" table:style-name="ce43">
            <text:p>17,770</text:p>
          </table:table-cell>
          <table:table-cell office:value-type="float" office:value="3561" table:style-name="ce43">
            <text:p>3,561</text:p>
          </table:table-cell>
          <table:table-cell office:value-type="float" office:value="3684" table:style-name="ce43">
            <text:p>3,684</text:p>
          </table:table-cell>
          <table:table-cell office:value-type="float" office:value="3453" table:style-name="ce43">
            <text:p>3,453</text:p>
          </table:table-cell>
          <table:table-cell office:value-type="float" office:value="3406" table:style-name="ce43">
            <text:p>3,406</text:p>
          </table:table-cell>
          <table:table-cell office:value-type="float" office:value="3666" table:style-name="ce44">
            <text:p>3,666</text:p>
          </table:table-cell>
          <table:table-cell office:value-type="float" office:value="16405" table:style-name="ce43">
            <text:p>16,405</text:p>
          </table:table-cell>
          <table:table-cell office:value-type="float" office:value="3253" table:style-name="ce43">
            <text:p>3,253</text:p>
          </table:table-cell>
          <table:table-cell office:value-type="float" office:value="3190" table:style-name="ce43">
            <text:p>3,190</text:p>
          </table:table-cell>
          <table:table-cell office:value-type="float" office:value="3234" table:style-name="ce43">
            <text:p>3,234</text:p>
          </table:table-cell>
          <table:table-cell office:value-type="float" office:value="3343" table:style-name="ce43">
            <text:p>3,343</text:p>
          </table:table-cell>
          <table:table-cell office:value-type="float" office:value="3385" table:style-name="ce44">
            <text:p>3,385</text:p>
          </table:table-cell>
          <table:table-cell office:value-type="float" office:value="18478" table:style-name="ce43">
            <text:p>18,478</text:p>
          </table:table-cell>
          <table:table-cell office:value-type="float" office:value="3616" table:style-name="ce43">
            <text:p>3,616</text:p>
          </table:table-cell>
          <table:table-cell office:value-type="float" office:value="3752" table:style-name="ce43">
            <text:p>3,752</text:p>
          </table:table-cell>
          <table:table-cell office:value-type="float" office:value="3710" table:style-name="ce43">
            <text:p>3,710</text:p>
          </table:table-cell>
          <table:table-cell office:value-type="float" office:value="3576" table:style-name="ce43">
            <text:p>3,576</text:p>
          </table:table-cell>
          <table:table-cell office:value-type="float" office:value="3824" table:style-name="ce44">
            <text:p>3,824</text:p>
          </table:table-cell>
          <table:table-cell office:value-type="float" office:value="19932" table:style-name="ce43">
            <text:p>19,932</text:p>
          </table:table-cell>
          <table:table-cell office:value-type="float" office:value="3802" table:style-name="ce43">
            <text:p>3,802</text:p>
          </table:table-cell>
          <table:table-cell office:value-type="float" office:value="3950" table:style-name="ce43">
            <text:p>3,950</text:p>
          </table:table-cell>
          <table:table-cell office:value-type="float" office:value="4011" table:style-name="ce43">
            <text:p>4,011</text:p>
          </table:table-cell>
          <table:table-cell office:value-type="float" office:value="4140" table:style-name="ce43">
            <text:p>4,140</text:p>
          </table:table-cell>
          <table:table-cell office:value-type="float" office:value="4029" table:style-name="ce44">
            <text:p>4,029</text:p>
          </table:table-cell>
          <table:table-cell office:value-type="float" office:value="18553" table:style-name="ce43">
            <text:p>18,553</text:p>
          </table:table-cell>
          <table:table-cell office:value-type="float" office:value="3878" table:style-name="ce43">
            <text:p>3,878</text:p>
          </table:table-cell>
          <table:table-cell office:value-type="float" office:value="3911" table:style-name="ce43">
            <text:p>3,911</text:p>
          </table:table-cell>
          <table:table-cell office:value-type="float" office:value="3762" table:style-name="ce43">
            <text:p>3,762</text:p>
          </table:table-cell>
          <table:table-cell office:value-type="float" office:value="3439" table:style-name="ce43">
            <text:p>3,439</text:p>
          </table:table-cell>
          <table:table-cell office:value-type="float" office:value="3563" table:style-name="ce44">
            <text:p>3,563</text:p>
          </table:table-cell>
          <table:table-cell office:value-type="float" office:value="15714" table:style-name="ce43">
            <text:p>15,714</text:p>
          </table:table-cell>
          <table:table-cell office:value-type="float" office:value="3431" table:style-name="ce43">
            <text:p>3,431</text:p>
          </table:table-cell>
          <table:table-cell office:value-type="float" office:value="3214" table:style-name="ce43">
            <text:p>3,214</text:p>
          </table:table-cell>
          <table:table-cell office:value-type="float" office:value="3027" table:style-name="ce43">
            <text:p>3,027</text:p>
          </table:table-cell>
          <table:table-cell office:value-type="float" office:value="2969" table:style-name="ce43">
            <text:p>2,969</text:p>
          </table:table-cell>
          <table:table-cell office:value-type="float" office:value="3073" table:style-name="ce44">
            <text:p>3,073</text:p>
          </table:table-cell>
          <table:table-cell office:value-type="float" office:value="10699" table:style-name="ce43">
            <text:p>10,699</text:p>
          </table:table-cell>
          <table:table-cell office:value-type="float" office:value="2606" table:style-name="ce43">
            <text:p>2,606</text:p>
          </table:table-cell>
          <table:table-cell office:value-type="float" office:value="2418" table:style-name="ce43">
            <text:p>2,418</text:p>
          </table:table-cell>
          <table:table-cell office:value-type="float" office:value="2167" table:style-name="ce43">
            <text:p>2,167</text:p>
          </table:table-cell>
          <table:table-cell office:value-type="float" office:value="1945" table:style-name="ce43">
            <text:p>1,945</text:p>
          </table:table-cell>
          <table:table-cell office:value-type="float" office:value="1563" table:style-name="ce44">
            <text:p>1,563</text:p>
          </table:table-cell>
          <table:table-cell office:value-type="float" office:value="8003" table:style-name="ce43">
            <text:p>8,003</text:p>
          </table:table-cell>
          <table:table-cell office:value-type="float" office:value="1448" table:style-name="ce43">
            <text:p>1,448</text:p>
          </table:table-cell>
          <table:table-cell office:value-type="float" office:value="1587" table:style-name="ce43">
            <text:p>1,587</text:p>
          </table:table-cell>
          <table:table-cell office:value-type="float" office:value="1544" table:style-name="ce43">
            <text:p>1,544</text:p>
          </table:table-cell>
          <table:table-cell office:value-type="float" office:value="1729" table:style-name="ce43">
            <text:p>1,729</text:p>
          </table:table-cell>
          <table:table-cell office:value-type="float" office:value="1695" table:style-name="ce44">
            <text:p>1,695</text:p>
          </table:table-cell>
          <table:table-cell office:value-type="float" office:value="7302" table:style-name="ce43">
            <text:p>7,302</text:p>
          </table:table-cell>
          <table:table-cell office:value-type="float" office:value="1743" table:style-name="ce43">
            <text:p>1,743</text:p>
          </table:table-cell>
          <table:table-cell office:value-type="float" office:value="1620" table:style-name="ce43">
            <text:p>1,620</text:p>
          </table:table-cell>
          <table:table-cell office:value-type="float" office:value="1354" table:style-name="ce43">
            <text:p>1,354</text:p>
          </table:table-cell>
          <table:table-cell office:value-type="float" office:value="1357" table:style-name="ce43">
            <text:p>1,357</text:p>
          </table:table-cell>
          <table:table-cell office:value-type="float" office:value="1228" table:style-name="ce44">
            <text:p>1,228</text:p>
          </table:table-cell>
          <table:table-cell office:value-type="float" office:value="4533" table:style-name="ce43">
            <text:p>4,533</text:p>
          </table:table-cell>
          <table:table-cell office:value-type="float" office:value="1169" table:style-name="ce43">
            <text:p>1,169</text:p>
          </table:table-cell>
          <table:table-cell office:value-type="float" office:value="971" table:style-name="ce43">
            <text:p>971</text:p>
          </table:table-cell>
          <table:table-cell office:value-type="float" office:value="911" table:style-name="ce43">
            <text:p>911</text:p>
          </table:table-cell>
          <table:table-cell office:value-type="float" office:value="813" table:style-name="ce43">
            <text:p>813</text:p>
          </table:table-cell>
          <table:table-cell office:value-type="float" office:value="669" table:style-name="ce44">
            <text:p>669</text:p>
          </table:table-cell>
          <table:table-cell office:value-type="float" office:value="1989" table:style-name="ce43">
            <text:p>1,989</text:p>
          </table:table-cell>
          <table:table-cell office:value-type="float" office:value="618" table:style-name="ce43">
            <text:p>618</text:p>
          </table:table-cell>
          <table:table-cell office:value-type="float" office:value="487" table:style-name="ce43">
            <text:p>487</text:p>
          </table:table-cell>
          <table:table-cell office:value-type="float" office:value="380" table:style-name="ce43">
            <text:p>380</text:p>
          </table:table-cell>
          <table:table-cell office:value-type="float" office:value="261" table:style-name="ce43">
            <text:p>261</text:p>
          </table:table-cell>
          <table:table-cell office:value-type="float" office:value="243" table:style-name="ce44">
            <text:p>243</text:p>
          </table:table-cell>
          <table:table-cell office:value-type="float" office:value="447" table:style-name="ce43">
            <text:p>447</text:p>
          </table:table-cell>
          <table:table-cell office:value-type="float" office:value="156" table:style-name="ce43">
            <text:p>156</text:p>
          </table:table-cell>
          <table:table-cell office:value-type="float" office:value="110" table:style-name="ce43">
            <text:p>110</text:p>
          </table:table-cell>
          <table:table-cell office:value-type="float" office:value="86" table:style-name="ce43">
            <text:p>86</text:p>
          </table:table-cell>
          <table:table-cell office:value-type="float" office:value="47" table:style-name="ce43">
            <text:p>47</text:p>
          </table:table-cell>
          <table:table-cell office:value-type="float" office:value="48" table:style-name="ce44">
            <text:p>48</text:p>
          </table:table-cell>
          <table:table-cell office:value-type="float" office:value="57" table:style-name="ce43">
            <text:p>57</text:p>
          </table:table-cell>
          <table:table-cell table:number-columns-repeated="16260"/>
        </table:table-row>
        <table:table-row table:style-name="ro5">
          <table:table-cell table:style-name="ce18"/>
          <table:table-cell office:value-type="string" table:style-name="ce37">
            <text:p>計</text:p>
          </table:table-cell>
          <table:table-cell office:value-type="float" office:value="675673" table:style-name="ce39">
            <text:p>675,673</text:p>
          </table:table-cell>
          <table:table-cell office:value-type="float" office:value="21516" table:style-name="ce39">
            <text:p>21,516</text:p>
          </table:table-cell>
          <table:table-cell office:value-type="float" office:value="3743" table:style-name="ce39">
            <text:p>3,743</text:p>
          </table:table-cell>
          <table:table-cell office:value-type="float" office:value="4302" table:style-name="ce39">
            <text:p>4,302</text:p>
          </table:table-cell>
          <table:table-cell office:value-type="float" office:value="4224" table:style-name="ce39">
            <text:p>4,224</text:p>
          </table:table-cell>
          <table:table-cell office:value-type="float" office:value="4526" table:style-name="ce39">
            <text:p>4,526</text:p>
          </table:table-cell>
          <table:table-cell office:value-type="float" office:value="4721" table:style-name="ce39">
            <text:p>4,721</text:p>
          </table:table-cell>
          <table:table-cell office:value-type="float" office:value="25679" table:style-name="ce39">
            <text:p>25,679</text:p>
          </table:table-cell>
          <table:table-cell office:value-type="float" office:value="4875" table:style-name="ce39">
            <text:p>4,875</text:p>
          </table:table-cell>
          <table:table-cell office:value-type="float" office:value="5068" table:style-name="ce39">
            <text:p>5,068</text:p>
          </table:table-cell>
          <table:table-cell office:value-type="float" office:value="4700" table:style-name="ce39">
            <text:p>4,700</text:p>
          </table:table-cell>
          <table:table-cell office:value-type="float" office:value="5834" table:style-name="ce39">
            <text:p>5,834</text:p>
          </table:table-cell>
          <table:table-cell office:value-type="float" office:value="5202" table:style-name="ce40">
            <text:p>5,202</text:p>
          </table:table-cell>
          <table:table-cell office:value-type="float" office:value="26976" table:style-name="ce39">
            <text:p>26,976</text:p>
          </table:table-cell>
          <table:table-cell office:value-type="float" office:value="4428" table:style-name="ce39">
            <text:p>4,428</text:p>
          </table:table-cell>
          <table:table-cell office:value-type="float" office:value="5168" table:style-name="ce39">
            <text:p>5,168</text:p>
          </table:table-cell>
          <table:table-cell office:value-type="float" office:value="5546" table:style-name="ce39">
            <text:p>5,546</text:p>
          </table:table-cell>
          <table:table-cell office:value-type="float" office:value="5880" table:style-name="ce39">
            <text:p>5,880</text:p>
          </table:table-cell>
          <table:table-cell office:value-type="float" office:value="5954" table:style-name="ce40">
            <text:p>5,954</text:p>
          </table:table-cell>
          <table:table-cell office:value-type="float" office:value="35271" table:style-name="ce39">
            <text:p>35,271</text:p>
          </table:table-cell>
          <table:table-cell office:value-type="float" office:value="6283" table:style-name="ce39">
            <text:p>6,283</text:p>
          </table:table-cell>
          <table:table-cell office:value-type="float" office:value="6546" table:style-name="ce39">
            <text:p>6,546</text:p>
          </table:table-cell>
          <table:table-cell office:value-type="float" office:value="6997" table:style-name="ce39">
            <text:p>6,997</text:p>
          </table:table-cell>
          <table:table-cell office:value-type="float" office:value="7605" table:style-name="ce39">
            <text:p>7,605</text:p>
          </table:table-cell>
          <table:table-cell office:value-type="float" office:value="7840" table:style-name="ce40">
            <text:p>7,840</text:p>
          </table:table-cell>
          <table:table-cell office:value-type="float" office:value="44904" table:style-name="ce39">
            <text:p>44,904</text:p>
          </table:table-cell>
          <table:table-cell office:value-type="float" office:value="9354" table:style-name="ce39">
            <text:p>9,354</text:p>
          </table:table-cell>
          <table:table-cell office:value-type="float" office:value="8714" table:style-name="ce39">
            <text:p>8,714</text:p>
          </table:table-cell>
          <table:table-cell office:value-type="float" office:value="8093" table:style-name="ce39">
            <text:p>8,093</text:p>
          </table:table-cell>
          <table:table-cell office:value-type="float" office:value="9404" table:style-name="ce39">
            <text:p>9,404</text:p>
          </table:table-cell>
          <table:table-cell office:value-type="float" office:value="9339" table:style-name="ce40">
            <text:p>9,339</text:p>
          </table:table-cell>
          <table:table-cell office:value-type="float" office:value="43683" table:style-name="ce39">
            <text:p>43,683</text:p>
          </table:table-cell>
          <table:table-cell office:value-type="float" office:value="9234" table:style-name="ce39">
            <text:p>9,234</text:p>
          </table:table-cell>
          <table:table-cell office:value-type="float" office:value="9136" table:style-name="ce39">
            <text:p>9,136</text:p>
          </table:table-cell>
          <table:table-cell office:value-type="float" office:value="8702" table:style-name="ce39">
            <text:p>8,702</text:p>
          </table:table-cell>
          <table:table-cell office:value-type="float" office:value="8449" table:style-name="ce39">
            <text:p>8,449</text:p>
          </table:table-cell>
          <table:table-cell office:value-type="float" office:value="8162" table:style-name="ce40">
            <text:p>8,162</text:p>
          </table:table-cell>
          <table:table-cell office:value-type="float" office:value="41275" table:style-name="ce39">
            <text:p>41,275</text:p>
          </table:table-cell>
          <table:table-cell office:value-type="float" office:value="8388" table:style-name="ce39">
            <text:p>8,388</text:p>
          </table:table-cell>
          <table:table-cell office:value-type="float" office:value="8010" table:style-name="ce39">
            <text:p>8,010</text:p>
          </table:table-cell>
          <table:table-cell office:value-type="float" office:value="8688" table:style-name="ce39">
            <text:p>8,688</text:p>
          </table:table-cell>
          <table:table-cell office:value-type="float" office:value="8121" table:style-name="ce39">
            <text:p>8,121</text:p>
          </table:table-cell>
          <table:table-cell office:value-type="float" office:value="8068" table:style-name="ce40">
            <text:p>8,068</text:p>
          </table:table-cell>
          <table:table-cell office:value-type="float" office:value="49778" table:style-name="ce39">
            <text:p>49,778</text:p>
          </table:table-cell>
          <table:table-cell office:value-type="float" office:value="8999" table:style-name="ce39">
            <text:p>8,999</text:p>
          </table:table-cell>
          <table:table-cell office:value-type="float" office:value="9499" table:style-name="ce39">
            <text:p>9,499</text:p>
          </table:table-cell>
          <table:table-cell office:value-type="float" office:value="10105" table:style-name="ce39">
            <text:p>10,105</text:p>
          </table:table-cell>
          <table:table-cell office:value-type="float" office:value="10453" table:style-name="ce39">
            <text:p>10,453</text:p>
          </table:table-cell>
          <table:table-cell office:value-type="float" office:value="10722" table:style-name="ce40">
            <text:p>10,722</text:p>
          </table:table-cell>
          <table:table-cell office:value-type="float" office:value="55566" table:style-name="ce39">
            <text:p>55,566</text:p>
          </table:table-cell>
          <table:table-cell office:value-type="float" office:value="10998" table:style-name="ce39">
            <text:p>10,998</text:p>
          </table:table-cell>
          <table:table-cell office:value-type="float" office:value="11188" table:style-name="ce39">
            <text:p>11,188</text:p>
          </table:table-cell>
          <table:table-cell office:value-type="float" office:value="11076" table:style-name="ce39">
            <text:p>11,076</text:p>
          </table:table-cell>
          <table:table-cell office:value-type="float" office:value="10827" table:style-name="ce39">
            <text:p>10,827</text:p>
          </table:table-cell>
          <table:table-cell office:value-type="float" office:value="11477" table:style-name="ce40">
            <text:p>11,477</text:p>
          </table:table-cell>
          <table:table-cell office:value-type="float" office:value="49079" table:style-name="ce39">
            <text:p>49,079</text:p>
          </table:table-cell>
          <table:table-cell office:value-type="float" office:value="10283" table:style-name="ce39">
            <text:p>10,283</text:p>
          </table:table-cell>
          <table:table-cell office:value-type="float" office:value="9691" table:style-name="ce39">
            <text:p>9,691</text:p>
          </table:table-cell>
          <table:table-cell office:value-type="float" office:value="9601" table:style-name="ce39">
            <text:p>9,601</text:p>
          </table:table-cell>
          <table:table-cell office:value-type="float" office:value="9643" table:style-name="ce39">
            <text:p>9,643</text:p>
          </table:table-cell>
          <table:table-cell office:value-type="float" office:value="9861" table:style-name="ce40">
            <text:p>9,861</text:p>
          </table:table-cell>
          <table:table-cell office:value-type="float" office:value="51663" table:style-name="ce39">
            <text:p>51,663</text:p>
          </table:table-cell>
          <table:table-cell office:value-type="float" office:value="10107" table:style-name="ce39">
            <text:p>10,107</text:p>
          </table:table-cell>
          <table:table-cell office:value-type="float" office:value="10458" table:style-name="ce39">
            <text:p>10,458</text:p>
          </table:table-cell>
          <table:table-cell office:value-type="float" office:value="10339" table:style-name="ce39">
            <text:p>10,339</text:p>
          </table:table-cell>
          <table:table-cell office:value-type="float" office:value="9918" table:style-name="ce39">
            <text:p>9,918</text:p>
          </table:table-cell>
          <table:table-cell office:value-type="float" office:value="10841" table:style-name="ce40">
            <text:p>10,841</text:p>
          </table:table-cell>
          <table:table-cell office:value-type="float" office:value="52985" table:style-name="ce39">
            <text:p>52,985</text:p>
          </table:table-cell>
          <table:table-cell office:value-type="float" office:value="10523" table:style-name="ce39">
            <text:p>10,523</text:p>
          </table:table-cell>
          <table:table-cell office:value-type="float" office:value="10558" table:style-name="ce39">
            <text:p>10,558</text:p>
          </table:table-cell>
          <table:table-cell office:value-type="float" office:value="10581" table:style-name="ce39">
            <text:p>10,581</text:p>
          </table:table-cell>
          <table:table-cell office:value-type="float" office:value="10835" table:style-name="ce39">
            <text:p>10,835</text:p>
          </table:table-cell>
          <table:table-cell office:value-type="float" office:value="10488" table:style-name="ce40">
            <text:p>10,488</text:p>
          </table:table-cell>
          <table:table-cell office:value-type="float" office:value="47479" table:style-name="ce39">
            <text:p>47,479</text:p>
          </table:table-cell>
          <table:table-cell office:value-type="float" office:value="9607" table:style-name="ce39">
            <text:p>9,607</text:p>
          </table:table-cell>
          <table:table-cell office:value-type="float" office:value="10233" table:style-name="ce39">
            <text:p>10,233</text:p>
          </table:table-cell>
          <table:table-cell office:value-type="float" office:value="9673" table:style-name="ce39">
            <text:p>9,673</text:p>
          </table:table-cell>
          <table:table-cell office:value-type="float" office:value="8569" table:style-name="ce39">
            <text:p>8,569</text:p>
          </table:table-cell>
          <table:table-cell office:value-type="float" office:value="9397" table:style-name="ce40">
            <text:p>9,397</text:p>
          </table:table-cell>
          <table:table-cell office:value-type="float" office:value="41001" table:style-name="ce39">
            <text:p>41,001</text:p>
          </table:table-cell>
          <table:table-cell office:value-type="float" office:value="8633" table:style-name="ce39">
            <text:p>8,633</text:p>
          </table:table-cell>
          <table:table-cell office:value-type="float" office:value="8297" table:style-name="ce39">
            <text:p>8,297</text:p>
          </table:table-cell>
          <table:table-cell office:value-type="float" office:value="7921" table:style-name="ce39">
            <text:p>7,921</text:p>
          </table:table-cell>
          <table:table-cell office:value-type="float" office:value="7751" table:style-name="ce39">
            <text:p>7,751</text:p>
          </table:table-cell>
          <table:table-cell office:value-type="float" office:value="8399" table:style-name="ce40">
            <text:p>8,399</text:p>
          </table:table-cell>
          <table:table-cell office:value-type="float" office:value="29146" table:style-name="ce39">
            <text:p>29,146</text:p>
          </table:table-cell>
          <table:table-cell office:value-type="float" office:value="6692" table:style-name="ce39">
            <text:p>6,692</text:p>
          </table:table-cell>
          <table:table-cell office:value-type="float" office:value="6349" table:style-name="ce39">
            <text:p>6,349</text:p>
          </table:table-cell>
          <table:table-cell office:value-type="float" office:value="5826" table:style-name="ce39">
            <text:p>5,826</text:p>
          </table:table-cell>
          <table:table-cell office:value-type="float" office:value="5367" table:style-name="ce39">
            <text:p>5,367</text:p>
          </table:table-cell>
          <table:table-cell office:value-type="float" office:value="4912" table:style-name="ce40">
            <text:p>4,912</text:p>
          </table:table-cell>
          <table:table-cell office:value-type="float" office:value="22205" table:style-name="ce39">
            <text:p>22,205</text:p>
          </table:table-cell>
          <table:table-cell office:value-type="float" office:value="3653" table:style-name="ce39">
            <text:p>3,653</text:p>
          </table:table-cell>
          <table:table-cell office:value-type="float" office:value="4522" table:style-name="ce39">
            <text:p>4,522</text:p>
          </table:table-cell>
          <table:table-cell office:value-type="float" office:value="4831" table:style-name="ce39">
            <text:p>4,831</text:p>
          </table:table-cell>
          <table:table-cell office:value-type="float" office:value="4624" table:style-name="ce39">
            <text:p>4,624</text:p>
          </table:table-cell>
          <table:table-cell office:value-type="float" office:value="4575" table:style-name="ce40">
            <text:p>4,575</text:p>
          </table:table-cell>
          <table:table-cell office:value-type="float" office:value="20047" table:style-name="ce39">
            <text:p>20,047</text:p>
          </table:table-cell>
          <table:table-cell office:value-type="float" office:value="4711" table:style-name="ce39">
            <text:p>4,711</text:p>
          </table:table-cell>
          <table:table-cell office:value-type="float" office:value="4440" table:style-name="ce39">
            <text:p>4,440</text:p>
          </table:table-cell>
          <table:table-cell office:value-type="float" office:value="4023" table:style-name="ce39">
            <text:p>4,023</text:p>
          </table:table-cell>
          <table:table-cell office:value-type="float" office:value="3617" table:style-name="ce39">
            <text:p>3,617</text:p>
          </table:table-cell>
          <table:table-cell office:value-type="float" office:value="3256" table:style-name="ce40">
            <text:p>3,256</text:p>
          </table:table-cell>
          <table:table-cell office:value-type="float" office:value="11778" table:style-name="ce39">
            <text:p>11,778</text:p>
          </table:table-cell>
          <table:table-cell office:value-type="float" office:value="2977" table:style-name="ce39">
            <text:p>2,977</text:p>
          </table:table-cell>
          <table:table-cell office:value-type="float" office:value="2679" table:style-name="ce39">
            <text:p>2,679</text:p>
          </table:table-cell>
          <table:table-cell office:value-type="float" office:value="2316" table:style-name="ce39">
            <text:p>2,316</text:p>
          </table:table-cell>
          <table:table-cell office:value-type="float" office:value="2027" table:style-name="ce39">
            <text:p>2,027</text:p>
          </table:table-cell>
          <table:table-cell office:value-type="float" office:value="1779" table:style-name="ce40">
            <text:p>1,779</text:p>
          </table:table-cell>
          <table:table-cell office:value-type="float" office:value="4591" table:style-name="ce39">
            <text:p>4,591</text:p>
          </table:table-cell>
          <table:table-cell office:value-type="float" office:value="1391" table:style-name="ce39">
            <text:p>1,391</text:p>
          </table:table-cell>
          <table:table-cell office:value-type="float" office:value="1111" table:style-name="ce39">
            <text:p>1,111</text:p>
          </table:table-cell>
          <table:table-cell office:value-type="float" office:value="892" table:style-name="ce39">
            <text:p>892</text:p>
          </table:table-cell>
          <table:table-cell office:value-type="float" office:value="665" table:style-name="ce39">
            <text:p>665</text:p>
          </table:table-cell>
          <table:table-cell office:value-type="float" office:value="532" table:style-name="ce40">
            <text:p>532</text:p>
          </table:table-cell>
          <table:table-cell office:value-type="float" office:value="943" table:style-name="ce39">
            <text:p>943</text:p>
          </table:table-cell>
          <table:table-cell office:value-type="float" office:value="364" table:style-name="ce39">
            <text:p>364</text:p>
          </table:table-cell>
          <table:table-cell office:value-type="float" office:value="241" table:style-name="ce39">
            <text:p>241</text:p>
          </table:table-cell>
          <table:table-cell office:value-type="float" office:value="147" table:style-name="ce39">
            <text:p>147</text:p>
          </table:table-cell>
          <table:table-cell office:value-type="float" office:value="114" table:style-name="ce39">
            <text:p>114</text:p>
          </table:table-cell>
          <table:table-cell office:value-type="float" office:value="77" table:style-name="ce40">
            <text:p>77</text:p>
          </table:table-cell>
          <table:table-cell office:value-type="float" office:value="108" table:style-name="ce39">
            <text:p>108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雲林縣</text:p>
          </table:table-cell>
          <table:table-cell office:value-type="string" table:style-name="ce37">
            <text:p>男</text:p>
          </table:table-cell>
          <table:table-cell office:value-type="float" office:value="349459" table:style-name="ce39">
            <text:p>349,459</text:p>
          </table:table-cell>
          <table:table-cell office:value-type="float" office:value="11107" table:style-name="ce39">
            <text:p>11,107</text:p>
          </table:table-cell>
          <table:table-cell office:value-type="float" office:value="1930" table:style-name="ce39">
            <text:p>1,930</text:p>
          </table:table-cell>
          <table:table-cell office:value-type="float" office:value="2260" table:style-name="ce39">
            <text:p>2,260</text:p>
          </table:table-cell>
          <table:table-cell office:value-type="float" office:value="2184" table:style-name="ce39">
            <text:p>2,184</text:p>
          </table:table-cell>
          <table:table-cell office:value-type="float" office:value="2341" table:style-name="ce39">
            <text:p>2,341</text:p>
          </table:table-cell>
          <table:table-cell office:value-type="float" office:value="2392" table:style-name="ce39">
            <text:p>2,392</text:p>
          </table:table-cell>
          <table:table-cell office:value-type="float" office:value="13255" table:style-name="ce39">
            <text:p>13,255</text:p>
          </table:table-cell>
          <table:table-cell office:value-type="float" office:value="2519" table:style-name="ce39">
            <text:p>2,519</text:p>
          </table:table-cell>
          <table:table-cell office:value-type="float" office:value="2564" table:style-name="ce39">
            <text:p>2,564</text:p>
          </table:table-cell>
          <table:table-cell office:value-type="float" office:value="2452" table:style-name="ce39">
            <text:p>2,452</text:p>
          </table:table-cell>
          <table:table-cell office:value-type="float" office:value="3052" table:style-name="ce39">
            <text:p>3,052</text:p>
          </table:table-cell>
          <table:table-cell office:value-type="float" office:value="2668" table:style-name="ce40">
            <text:p>2,668</text:p>
          </table:table-cell>
          <table:table-cell office:value-type="float" office:value="14149" table:style-name="ce39">
            <text:p>14,149</text:p>
          </table:table-cell>
          <table:table-cell office:value-type="float" office:value="2351" table:style-name="ce39">
            <text:p>2,351</text:p>
          </table:table-cell>
          <table:table-cell office:value-type="float" office:value="2705" table:style-name="ce39">
            <text:p>2,705</text:p>
          </table:table-cell>
          <table:table-cell office:value-type="float" office:value="2903" table:style-name="ce39">
            <text:p>2,903</text:p>
          </table:table-cell>
          <table:table-cell office:value-type="float" office:value="3064" table:style-name="ce39">
            <text:p>3,064</text:p>
          </table:table-cell>
          <table:table-cell office:value-type="float" office:value="3126" table:style-name="ce40">
            <text:p>3,126</text:p>
          </table:table-cell>
          <table:table-cell office:value-type="float" office:value="18453" table:style-name="ce39">
            <text:p>18,453</text:p>
          </table:table-cell>
          <table:table-cell office:value-type="float" office:value="3264" table:style-name="ce39">
            <text:p>3,264</text:p>
          </table:table-cell>
          <table:table-cell office:value-type="float" office:value="3439" table:style-name="ce39">
            <text:p>3,439</text:p>
          </table:table-cell>
          <table:table-cell office:value-type="float" office:value="3740" table:style-name="ce39">
            <text:p>3,740</text:p>
          </table:table-cell>
          <table:table-cell office:value-type="float" office:value="3926" table:style-name="ce39">
            <text:p>3,926</text:p>
          </table:table-cell>
          <table:table-cell office:value-type="float" office:value="4084" table:style-name="ce40">
            <text:p>4,084</text:p>
          </table:table-cell>
          <table:table-cell office:value-type="float" office:value="23727" table:style-name="ce39">
            <text:p>23,727</text:p>
          </table:table-cell>
          <table:table-cell office:value-type="float" office:value="4960" table:style-name="ce39">
            <text:p>4,960</text:p>
          </table:table-cell>
          <table:table-cell office:value-type="float" office:value="4589" table:style-name="ce39">
            <text:p>4,589</text:p>
          </table:table-cell>
          <table:table-cell office:value-type="float" office:value="4236" table:style-name="ce39">
            <text:p>4,236</text:p>
          </table:table-cell>
          <table:table-cell office:value-type="float" office:value="5006" table:style-name="ce39">
            <text:p>5,006</text:p>
          </table:table-cell>
          <table:table-cell office:value-type="float" office:value="4936" table:style-name="ce40">
            <text:p>4,936</text:p>
          </table:table-cell>
          <table:table-cell office:value-type="float" office:value="23039" table:style-name="ce39">
            <text:p>23,039</text:p>
          </table:table-cell>
          <table:table-cell office:value-type="float" office:value="4846" table:style-name="ce39">
            <text:p>4,846</text:p>
          </table:table-cell>
          <table:table-cell office:value-type="float" office:value="4843" table:style-name="ce39">
            <text:p>4,843</text:p>
          </table:table-cell>
          <table:table-cell office:value-type="float" office:value="4539" table:style-name="ce39">
            <text:p>4,539</text:p>
          </table:table-cell>
          <table:table-cell office:value-type="float" office:value="4499" table:style-name="ce39">
            <text:p>4,499</text:p>
          </table:table-cell>
          <table:table-cell office:value-type="float" office:value="4312" table:style-name="ce40">
            <text:p>4,312</text:p>
          </table:table-cell>
          <table:table-cell office:value-type="float" office:value="22263" table:style-name="ce39">
            <text:p>22,263</text:p>
          </table:table-cell>
          <table:table-cell office:value-type="float" office:value="4729" table:style-name="ce39">
            <text:p>4,729</text:p>
          </table:table-cell>
          <table:table-cell office:value-type="float" office:value="4309" table:style-name="ce39">
            <text:p>4,309</text:p>
          </table:table-cell>
          <table:table-cell office:value-type="float" office:value="4578" table:style-name="ce39">
            <text:p>4,578</text:p>
          </table:table-cell>
          <table:table-cell office:value-type="float" office:value="4365" table:style-name="ce39">
            <text:p>4,365</text:p>
          </table:table-cell>
          <table:table-cell office:value-type="float" office:value="4282" table:style-name="ce40">
            <text:p>4,282</text:p>
          </table:table-cell>
          <table:table-cell office:value-type="float" office:value="25773" table:style-name="ce39">
            <text:p>25,773</text:p>
          </table:table-cell>
          <table:table-cell office:value-type="float" office:value="4714" table:style-name="ce39">
            <text:p>4,714</text:p>
          </table:table-cell>
          <table:table-cell office:value-type="float" office:value="4978" table:style-name="ce39">
            <text:p>4,978</text:p>
          </table:table-cell>
          <table:table-cell office:value-type="float" office:value="5202" table:style-name="ce39">
            <text:p>5,202</text:p>
          </table:table-cell>
          <table:table-cell office:value-type="float" office:value="5398" table:style-name="ce39">
            <text:p>5,398</text:p>
          </table:table-cell>
          <table:table-cell office:value-type="float" office:value="5481" table:style-name="ce40">
            <text:p>5,481</text:p>
          </table:table-cell>
          <table:table-cell office:value-type="float" office:value="28499" table:style-name="ce39">
            <text:p>28,499</text:p>
          </table:table-cell>
          <table:table-cell office:value-type="float" office:value="5589" table:style-name="ce39">
            <text:p>5,589</text:p>
          </table:table-cell>
          <table:table-cell office:value-type="float" office:value="5727" table:style-name="ce39">
            <text:p>5,727</text:p>
          </table:table-cell>
          <table:table-cell office:value-type="float" office:value="5626" table:style-name="ce39">
            <text:p>5,626</text:p>
          </table:table-cell>
          <table:table-cell office:value-type="float" office:value="5640" table:style-name="ce39">
            <text:p>5,640</text:p>
          </table:table-cell>
          <table:table-cell office:value-type="float" office:value="5917" table:style-name="ce40">
            <text:p>5,917</text:p>
          </table:table-cell>
          <table:table-cell office:value-type="float" office:value="25891" table:style-name="ce39">
            <text:p>25,891</text:p>
          </table:table-cell>
          <table:table-cell office:value-type="float" office:value="5449" table:style-name="ce39">
            <text:p>5,449</text:p>
          </table:table-cell>
          <table:table-cell office:value-type="float" office:value="5105" table:style-name="ce39">
            <text:p>5,105</text:p>
          </table:table-cell>
          <table:table-cell office:value-type="float" office:value="4970" table:style-name="ce39">
            <text:p>4,970</text:p>
          </table:table-cell>
          <table:table-cell office:value-type="float" office:value="5054" table:style-name="ce39">
            <text:p>5,054</text:p>
          </table:table-cell>
          <table:table-cell office:value-type="float" office:value="5313" table:style-name="ce40">
            <text:p>5,313</text:p>
          </table:table-cell>
          <table:table-cell office:value-type="float" office:value="28705" table:style-name="ce39">
            <text:p>28,705</text:p>
          </table:table-cell>
          <table:table-cell office:value-type="float" office:value="5523" table:style-name="ce39">
            <text:p>5,523</text:p>
          </table:table-cell>
          <table:table-cell office:value-type="float" office:value="5773" table:style-name="ce39">
            <text:p>5,773</text:p>
          </table:table-cell>
          <table:table-cell office:value-type="float" office:value="5753" table:style-name="ce39">
            <text:p>5,753</text:p>
          </table:table-cell>
          <table:table-cell office:value-type="float" office:value="5595" table:style-name="ce39">
            <text:p>5,595</text:p>
          </table:table-cell>
          <table:table-cell office:value-type="float" office:value="6061" table:style-name="ce40">
            <text:p>6,061</text:p>
          </table:table-cell>
          <table:table-cell office:value-type="float" office:value="29411" table:style-name="ce39">
            <text:p>29,411</text:p>
          </table:table-cell>
          <table:table-cell office:value-type="float" office:value="5823" table:style-name="ce39">
            <text:p>5,823</text:p>
          </table:table-cell>
          <table:table-cell office:value-type="float" office:value="5960" table:style-name="ce39">
            <text:p>5,960</text:p>
          </table:table-cell>
          <table:table-cell office:value-type="float" office:value="5904" table:style-name="ce39">
            <text:p>5,904</text:p>
          </table:table-cell>
          <table:table-cell office:value-type="float" office:value="5964" table:style-name="ce39">
            <text:p>5,964</text:p>
          </table:table-cell>
          <table:table-cell office:value-type="float" office:value="5760" table:style-name="ce40">
            <text:p>5,760</text:p>
          </table:table-cell>
          <table:table-cell office:value-type="float" office:value="25517" table:style-name="ce39">
            <text:p>25,517</text:p>
          </table:table-cell>
          <table:table-cell office:value-type="float" office:value="5197" table:style-name="ce39">
            <text:p>5,197</text:p>
          </table:table-cell>
          <table:table-cell office:value-type="float" office:value="5575" table:style-name="ce39">
            <text:p>5,575</text:p>
          </table:table-cell>
          <table:table-cell office:value-type="float" office:value="5240" table:style-name="ce39">
            <text:p>5,240</text:p>
          </table:table-cell>
          <table:table-cell office:value-type="float" office:value="4560" table:style-name="ce39">
            <text:p>4,560</text:p>
          </table:table-cell>
          <table:table-cell office:value-type="float" office:value="4945" table:style-name="ce40">
            <text:p>4,945</text:p>
          </table:table-cell>
          <table:table-cell office:value-type="float" office:value="21029" table:style-name="ce39">
            <text:p>21,029</text:p>
          </table:table-cell>
          <table:table-cell office:value-type="float" office:value="4515" table:style-name="ce39">
            <text:p>4,515</text:p>
          </table:table-cell>
          <table:table-cell office:value-type="float" office:value="4234" table:style-name="ce39">
            <text:p>4,234</text:p>
          </table:table-cell>
          <table:table-cell office:value-type="float" office:value="4091" table:style-name="ce39">
            <text:p>4,091</text:p>
          </table:table-cell>
          <table:table-cell office:value-type="float" office:value="3987" table:style-name="ce39">
            <text:p>3,987</text:p>
          </table:table-cell>
          <table:table-cell office:value-type="float" office:value="4202" table:style-name="ce40">
            <text:p>4,202</text:p>
          </table:table-cell>
          <table:table-cell office:value-type="float" office:value="14194" table:style-name="ce39">
            <text:p>14,194</text:p>
          </table:table-cell>
          <table:table-cell office:value-type="float" office:value="3397" table:style-name="ce39">
            <text:p>3,397</text:p>
          </table:table-cell>
          <table:table-cell office:value-type="float" office:value="3174" table:style-name="ce39">
            <text:p>3,174</text:p>
          </table:table-cell>
          <table:table-cell office:value-type="float" office:value="2808" table:style-name="ce39">
            <text:p>2,808</text:p>
          </table:table-cell>
          <table:table-cell office:value-type="float" office:value="2556" table:style-name="ce39">
            <text:p>2,556</text:p>
          </table:table-cell>
          <table:table-cell office:value-type="float" office:value="2259" table:style-name="ce40">
            <text:p>2,259</text:p>
          </table:table-cell>
          <table:table-cell office:value-type="float" office:value="9922" table:style-name="ce39">
            <text:p>9,922</text:p>
          </table:table-cell>
          <table:table-cell office:value-type="float" office:value="1665" table:style-name="ce39">
            <text:p>1,665</text:p>
          </table:table-cell>
          <table:table-cell office:value-type="float" office:value="2039" table:style-name="ce39">
            <text:p>2,039</text:p>
          </table:table-cell>
          <table:table-cell office:value-type="float" office:value="2130" table:style-name="ce39">
            <text:p>2,130</text:p>
          </table:table-cell>
          <table:table-cell office:value-type="float" office:value="2052" table:style-name="ce39">
            <text:p>2,052</text:p>
          </table:table-cell>
          <table:table-cell office:value-type="float" office:value="2036" table:style-name="ce40">
            <text:p>2,036</text:p>
          </table:table-cell>
          <table:table-cell office:value-type="float" office:value="8418" table:style-name="ce39">
            <text:p>8,418</text:p>
          </table:table-cell>
          <table:table-cell office:value-type="float" office:value="2055" table:style-name="ce39">
            <text:p>2,055</text:p>
          </table:table-cell>
          <table:table-cell office:value-type="float" office:value="1911" table:style-name="ce39">
            <text:p>1,911</text:p>
          </table:table-cell>
          <table:table-cell office:value-type="float" office:value="1670" table:style-name="ce39">
            <text:p>1,670</text:p>
          </table:table-cell>
          <table:table-cell office:value-type="float" office:value="1444" table:style-name="ce39">
            <text:p>1,444</text:p>
          </table:table-cell>
          <table:table-cell office:value-type="float" office:value="1338" table:style-name="ce40">
            <text:p>1,338</text:p>
          </table:table-cell>
          <table:table-cell office:value-type="float" office:value="4332" table:style-name="ce39">
            <text:p>4,332</text:p>
          </table:table-cell>
          <table:table-cell office:value-type="float" office:value="1135" table:style-name="ce39">
            <text:p>1,135</text:p>
          </table:table-cell>
          <table:table-cell office:value-type="float" office:value="1013" table:style-name="ce39">
            <text:p>1,013</text:p>
          </table:table-cell>
          <table:table-cell office:value-type="float" office:value="859" table:style-name="ce39">
            <text:p>859</text:p>
          </table:table-cell>
          <table:table-cell office:value-type="float" office:value="726" table:style-name="ce39">
            <text:p>726</text:p>
          </table:table-cell>
          <table:table-cell office:value-type="float" office:value="599" table:style-name="ce40">
            <text:p>599</text:p>
          </table:table-cell>
          <table:table-cell office:value-type="float" office:value="1499" table:style-name="ce39">
            <text:p>1,499</text:p>
          </table:table-cell>
          <table:table-cell office:value-type="float" office:value="472" table:style-name="ce39">
            <text:p>472</text:p>
          </table:table-cell>
          <table:table-cell office:value-type="float" office:value="368" table:style-name="ce39">
            <text:p>368</text:p>
          </table:table-cell>
          <table:table-cell office:value-type="float" office:value="275" table:style-name="ce39">
            <text:p>275</text:p>
          </table:table-cell>
          <table:table-cell office:value-type="float" office:value="204" table:style-name="ce39">
            <text:p>204</text:p>
          </table:table-cell>
          <table:table-cell office:value-type="float" office:value="180" table:style-name="ce40">
            <text:p>180</text:p>
          </table:table-cell>
          <table:table-cell office:value-type="float" office:value="254" table:style-name="ce39">
            <text:p>254</text:p>
          </table:table-cell>
          <table:table-cell office:value-type="float" office:value="102" table:style-name="ce39">
            <text:p>102</text:p>
          </table:table-cell>
          <table:table-cell office:value-type="float" office:value="68" table:style-name="ce39">
            <text:p>68</text:p>
          </table:table-cell>
          <table:table-cell office:value-type="float" office:value="40" table:style-name="ce39">
            <text:p>40</text:p>
          </table:table-cell>
          <table:table-cell office:value-type="float" office:value="27" table:style-name="ce39">
            <text:p>27</text:p>
          </table:table-cell>
          <table:table-cell office:value-type="float" office:value="17" table:style-name="ce40">
            <text:p>17</text:p>
          </table:table-cell>
          <table:table-cell office:value-type="float" office:value="22" table:style-name="ce39">
            <text:p>22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326214" table:style-name="ce43">
            <text:p>326,214</text:p>
          </table:table-cell>
          <table:table-cell office:value-type="float" office:value="10409" table:style-name="ce44">
            <text:p>10,409</text:p>
          </table:table-cell>
          <table:table-cell office:value-type="float" office:value="1813" table:style-name="ce43">
            <text:p>1,813</text:p>
          </table:table-cell>
          <table:table-cell office:value-type="float" office:value="2042" table:style-name="ce43">
            <text:p>2,042</text:p>
          </table:table-cell>
          <table:table-cell office:value-type="float" office:value="2040" table:style-name="ce43">
            <text:p>2,040</text:p>
          </table:table-cell>
          <table:table-cell office:value-type="float" office:value="2185" table:style-name="ce43">
            <text:p>2,185</text:p>
          </table:table-cell>
          <table:table-cell office:value-type="float" office:value="2329" table:style-name="ce43">
            <text:p>2,329</text:p>
          </table:table-cell>
          <table:table-cell office:value-type="float" office:value="12424" table:style-name="ce43">
            <text:p>12,424</text:p>
          </table:table-cell>
          <table:table-cell office:value-type="float" office:value="2356" table:style-name="ce43">
            <text:p>2,356</text:p>
          </table:table-cell>
          <table:table-cell office:value-type="float" office:value="2504" table:style-name="ce43">
            <text:p>2,504</text:p>
          </table:table-cell>
          <table:table-cell office:value-type="float" office:value="2248" table:style-name="ce43">
            <text:p>2,248</text:p>
          </table:table-cell>
          <table:table-cell office:value-type="float" office:value="2782" table:style-name="ce43">
            <text:p>2,782</text:p>
          </table:table-cell>
          <table:table-cell office:value-type="float" office:value="2534" table:style-name="ce44">
            <text:p>2,534</text:p>
          </table:table-cell>
          <table:table-cell office:value-type="float" office:value="12827" table:style-name="ce43">
            <text:p>12,827</text:p>
          </table:table-cell>
          <table:table-cell office:value-type="float" office:value="2077" table:style-name="ce43">
            <text:p>2,077</text:p>
          </table:table-cell>
          <table:table-cell office:value-type="float" office:value="2463" table:style-name="ce43">
            <text:p>2,463</text:p>
          </table:table-cell>
          <table:table-cell office:value-type="float" office:value="2643" table:style-name="ce43">
            <text:p>2,643</text:p>
          </table:table-cell>
          <table:table-cell office:value-type="float" office:value="2816" table:style-name="ce43">
            <text:p>2,816</text:p>
          </table:table-cell>
          <table:table-cell office:value-type="float" office:value="2828" table:style-name="ce44">
            <text:p>2,828</text:p>
          </table:table-cell>
          <table:table-cell office:value-type="float" office:value="16818" table:style-name="ce43">
            <text:p>16,818</text:p>
          </table:table-cell>
          <table:table-cell office:value-type="float" office:value="3019" table:style-name="ce43">
            <text:p>3,019</text:p>
          </table:table-cell>
          <table:table-cell office:value-type="float" office:value="3107" table:style-name="ce43">
            <text:p>3,107</text:p>
          </table:table-cell>
          <table:table-cell office:value-type="float" office:value="3257" table:style-name="ce43">
            <text:p>3,257</text:p>
          </table:table-cell>
          <table:table-cell office:value-type="float" office:value="3679" table:style-name="ce43">
            <text:p>3,679</text:p>
          </table:table-cell>
          <table:table-cell office:value-type="float" office:value="3756" table:style-name="ce44">
            <text:p>3,756</text:p>
          </table:table-cell>
          <table:table-cell office:value-type="float" office:value="21177" table:style-name="ce43">
            <text:p>21,177</text:p>
          </table:table-cell>
          <table:table-cell office:value-type="float" office:value="4394" table:style-name="ce43">
            <text:p>4,394</text:p>
          </table:table-cell>
          <table:table-cell office:value-type="float" office:value="4125" table:style-name="ce43">
            <text:p>4,125</text:p>
          </table:table-cell>
          <table:table-cell office:value-type="float" office:value="3857" table:style-name="ce43">
            <text:p>3,857</text:p>
          </table:table-cell>
          <table:table-cell office:value-type="float" office:value="4398" table:style-name="ce43">
            <text:p>4,398</text:p>
          </table:table-cell>
          <table:table-cell office:value-type="float" office:value="4403" table:style-name="ce44">
            <text:p>4,403</text:p>
          </table:table-cell>
          <table:table-cell office:value-type="float" office:value="20644" table:style-name="ce43">
            <text:p>20,644</text:p>
          </table:table-cell>
          <table:table-cell office:value-type="float" office:value="4388" table:style-name="ce43">
            <text:p>4,388</text:p>
          </table:table-cell>
          <table:table-cell office:value-type="float" office:value="4293" table:style-name="ce43">
            <text:p>4,293</text:p>
          </table:table-cell>
          <table:table-cell office:value-type="float" office:value="4163" table:style-name="ce43">
            <text:p>4,163</text:p>
          </table:table-cell>
          <table:table-cell office:value-type="float" office:value="3950" table:style-name="ce43">
            <text:p>3,950</text:p>
          </table:table-cell>
          <table:table-cell office:value-type="float" office:value="3850" table:style-name="ce44">
            <text:p>3,850</text:p>
          </table:table-cell>
          <table:table-cell office:value-type="float" office:value="19012" table:style-name="ce43">
            <text:p>19,012</text:p>
          </table:table-cell>
          <table:table-cell office:value-type="float" office:value="3659" table:style-name="ce43">
            <text:p>3,659</text:p>
          </table:table-cell>
          <table:table-cell office:value-type="float" office:value="3701" table:style-name="ce43">
            <text:p>3,701</text:p>
          </table:table-cell>
          <table:table-cell office:value-type="float" office:value="4110" table:style-name="ce43">
            <text:p>4,110</text:p>
          </table:table-cell>
          <table:table-cell office:value-type="float" office:value="3756" table:style-name="ce43">
            <text:p>3,756</text:p>
          </table:table-cell>
          <table:table-cell office:value-type="float" office:value="3786" table:style-name="ce44">
            <text:p>3,786</text:p>
          </table:table-cell>
          <table:table-cell office:value-type="float" office:value="24005" table:style-name="ce43">
            <text:p>24,005</text:p>
          </table:table-cell>
          <table:table-cell office:value-type="float" office:value="4285" table:style-name="ce43">
            <text:p>4,285</text:p>
          </table:table-cell>
          <table:table-cell office:value-type="float" office:value="4521" table:style-name="ce43">
            <text:p>4,521</text:p>
          </table:table-cell>
          <table:table-cell office:value-type="float" office:value="4903" table:style-name="ce43">
            <text:p>4,903</text:p>
          </table:table-cell>
          <table:table-cell office:value-type="float" office:value="5055" table:style-name="ce43">
            <text:p>5,055</text:p>
          </table:table-cell>
          <table:table-cell office:value-type="float" office:value="5241" table:style-name="ce44">
            <text:p>5,241</text:p>
          </table:table-cell>
          <table:table-cell office:value-type="float" office:value="27067" table:style-name="ce43">
            <text:p>27,067</text:p>
          </table:table-cell>
          <table:table-cell office:value-type="float" office:value="5409" table:style-name="ce43">
            <text:p>5,409</text:p>
          </table:table-cell>
          <table:table-cell office:value-type="float" office:value="5461" table:style-name="ce43">
            <text:p>5,461</text:p>
          </table:table-cell>
          <table:table-cell office:value-type="float" office:value="5450" table:style-name="ce43">
            <text:p>5,450</text:p>
          </table:table-cell>
          <table:table-cell office:value-type="float" office:value="5187" table:style-name="ce43">
            <text:p>5,187</text:p>
          </table:table-cell>
          <table:table-cell office:value-type="float" office:value="5560" table:style-name="ce44">
            <text:p>5,560</text:p>
          </table:table-cell>
          <table:table-cell office:value-type="float" office:value="23188" table:style-name="ce43">
            <text:p>23,188</text:p>
          </table:table-cell>
          <table:table-cell office:value-type="float" office:value="4834" table:style-name="ce43">
            <text:p>4,834</text:p>
          </table:table-cell>
          <table:table-cell office:value-type="float" office:value="4586" table:style-name="ce43">
            <text:p>4,586</text:p>
          </table:table-cell>
          <table:table-cell office:value-type="float" office:value="4631" table:style-name="ce43">
            <text:p>4,631</text:p>
          </table:table-cell>
          <table:table-cell office:value-type="float" office:value="4589" table:style-name="ce43">
            <text:p>4,589</text:p>
          </table:table-cell>
          <table:table-cell office:value-type="float" office:value="4548" table:style-name="ce44">
            <text:p>4,548</text:p>
          </table:table-cell>
          <table:table-cell office:value-type="float" office:value="22958" table:style-name="ce43">
            <text:p>22,958</text:p>
          </table:table-cell>
          <table:table-cell office:value-type="float" office:value="4584" table:style-name="ce43">
            <text:p>4,584</text:p>
          </table:table-cell>
          <table:table-cell office:value-type="float" office:value="4685" table:style-name="ce43">
            <text:p>4,685</text:p>
          </table:table-cell>
          <table:table-cell office:value-type="float" office:value="4586" table:style-name="ce43">
            <text:p>4,586</text:p>
          </table:table-cell>
          <table:table-cell office:value-type="float" office:value="4323" table:style-name="ce43">
            <text:p>4,323</text:p>
          </table:table-cell>
          <table:table-cell office:value-type="float" office:value="4780" table:style-name="ce44">
            <text:p>4,780</text:p>
          </table:table-cell>
          <table:table-cell office:value-type="float" office:value="23574" table:style-name="ce43">
            <text:p>23,574</text:p>
          </table:table-cell>
          <table:table-cell office:value-type="float" office:value="4700" table:style-name="ce43">
            <text:p>4,700</text:p>
          </table:table-cell>
          <table:table-cell office:value-type="float" office:value="4598" table:style-name="ce43">
            <text:p>4,598</text:p>
          </table:table-cell>
          <table:table-cell office:value-type="float" office:value="4677" table:style-name="ce43">
            <text:p>4,677</text:p>
          </table:table-cell>
          <table:table-cell office:value-type="float" office:value="4871" table:style-name="ce43">
            <text:p>4,871</text:p>
          </table:table-cell>
          <table:table-cell office:value-type="float" office:value="4728" table:style-name="ce44">
            <text:p>4,728</text:p>
          </table:table-cell>
          <table:table-cell office:value-type="float" office:value="21962" table:style-name="ce43">
            <text:p>21,962</text:p>
          </table:table-cell>
          <table:table-cell office:value-type="float" office:value="4410" table:style-name="ce43">
            <text:p>4,410</text:p>
          </table:table-cell>
          <table:table-cell office:value-type="float" office:value="4658" table:style-name="ce43">
            <text:p>4,658</text:p>
          </table:table-cell>
          <table:table-cell office:value-type="float" office:value="4433" table:style-name="ce43">
            <text:p>4,433</text:p>
          </table:table-cell>
          <table:table-cell office:value-type="float" office:value="4009" table:style-name="ce43">
            <text:p>4,009</text:p>
          </table:table-cell>
          <table:table-cell office:value-type="float" office:value="4452" table:style-name="ce44">
            <text:p>4,452</text:p>
          </table:table-cell>
          <table:table-cell office:value-type="float" office:value="19972" table:style-name="ce43">
            <text:p>19,972</text:p>
          </table:table-cell>
          <table:table-cell office:value-type="float" office:value="4118" table:style-name="ce43">
            <text:p>4,118</text:p>
          </table:table-cell>
          <table:table-cell office:value-type="float" office:value="4063" table:style-name="ce43">
            <text:p>4,063</text:p>
          </table:table-cell>
          <table:table-cell office:value-type="float" office:value="3830" table:style-name="ce43">
            <text:p>3,830</text:p>
          </table:table-cell>
          <table:table-cell office:value-type="float" office:value="3764" table:style-name="ce43">
            <text:p>3,764</text:p>
          </table:table-cell>
          <table:table-cell office:value-type="float" office:value="4197" table:style-name="ce44">
            <text:p>4,197</text:p>
          </table:table-cell>
          <table:table-cell office:value-type="float" office:value="14952" table:style-name="ce43">
            <text:p>14,952</text:p>
          </table:table-cell>
          <table:table-cell office:value-type="float" office:value="3295" table:style-name="ce43">
            <text:p>3,295</text:p>
          </table:table-cell>
          <table:table-cell office:value-type="float" office:value="3175" table:style-name="ce43">
            <text:p>3,175</text:p>
          </table:table-cell>
          <table:table-cell office:value-type="float" office:value="3018" table:style-name="ce43">
            <text:p>3,018</text:p>
          </table:table-cell>
          <table:table-cell office:value-type="float" office:value="2811" table:style-name="ce43">
            <text:p>2,811</text:p>
          </table:table-cell>
          <table:table-cell office:value-type="float" office:value="2653" table:style-name="ce44">
            <text:p>2,653</text:p>
          </table:table-cell>
          <table:table-cell office:value-type="float" office:value="12283" table:style-name="ce43">
            <text:p>12,283</text:p>
          </table:table-cell>
          <table:table-cell office:value-type="float" office:value="1988" table:style-name="ce43">
            <text:p>1,988</text:p>
          </table:table-cell>
          <table:table-cell office:value-type="float" office:value="2483" table:style-name="ce43">
            <text:p>2,483</text:p>
          </table:table-cell>
          <table:table-cell office:value-type="float" office:value="2701" table:style-name="ce43">
            <text:p>2,701</text:p>
          </table:table-cell>
          <table:table-cell office:value-type="float" office:value="2572" table:style-name="ce43">
            <text:p>2,572</text:p>
          </table:table-cell>
          <table:table-cell office:value-type="float" office:value="2539" table:style-name="ce44">
            <text:p>2,539</text:p>
          </table:table-cell>
          <table:table-cell office:value-type="float" office:value="11629" table:style-name="ce43">
            <text:p>11,629</text:p>
          </table:table-cell>
          <table:table-cell office:value-type="float" office:value="2656" table:style-name="ce43">
            <text:p>2,656</text:p>
          </table:table-cell>
          <table:table-cell office:value-type="float" office:value="2529" table:style-name="ce43">
            <text:p>2,529</text:p>
          </table:table-cell>
          <table:table-cell office:value-type="float" office:value="2353" table:style-name="ce43">
            <text:p>2,353</text:p>
          </table:table-cell>
          <table:table-cell office:value-type="float" office:value="2173" table:style-name="ce43">
            <text:p>2,173</text:p>
          </table:table-cell>
          <table:table-cell office:value-type="float" office:value="1918" table:style-name="ce44">
            <text:p>1,918</text:p>
          </table:table-cell>
          <table:table-cell office:value-type="float" office:value="7446" table:style-name="ce43">
            <text:p>7,446</text:p>
          </table:table-cell>
          <table:table-cell office:value-type="float" office:value="1842" table:style-name="ce43">
            <text:p>1,842</text:p>
          </table:table-cell>
          <table:table-cell office:value-type="float" office:value="1666" table:style-name="ce43">
            <text:p>1,666</text:p>
          </table:table-cell>
          <table:table-cell office:value-type="float" office:value="1457" table:style-name="ce43">
            <text:p>1,457</text:p>
          </table:table-cell>
          <table:table-cell office:value-type="float" office:value="1301" table:style-name="ce43">
            <text:p>1,301</text:p>
          </table:table-cell>
          <table:table-cell office:value-type="float" office:value="1180" table:style-name="ce44">
            <text:p>1,180</text:p>
          </table:table-cell>
          <table:table-cell office:value-type="float" office:value="3092" table:style-name="ce43">
            <text:p>3,092</text:p>
          </table:table-cell>
          <table:table-cell office:value-type="float" office:value="919" table:style-name="ce43">
            <text:p>919</text:p>
          </table:table-cell>
          <table:table-cell office:value-type="float" office:value="743" table:style-name="ce43">
            <text:p>743</text:p>
          </table:table-cell>
          <table:table-cell office:value-type="float" office:value="617" table:style-name="ce43">
            <text:p>617</text:p>
          </table:table-cell>
          <table:table-cell office:value-type="float" office:value="461" table:style-name="ce43">
            <text:p>461</text:p>
          </table:table-cell>
          <table:table-cell office:value-type="float" office:value="352" table:style-name="ce44">
            <text:p>352</text:p>
          </table:table-cell>
          <table:table-cell office:value-type="float" office:value="689" table:style-name="ce43">
            <text:p>689</text:p>
          </table:table-cell>
          <table:table-cell office:value-type="float" office:value="262" table:style-name="ce43">
            <text:p>262</text:p>
          </table:table-cell>
          <table:table-cell office:value-type="float" office:value="173" table:style-name="ce43">
            <text:p>173</text:p>
          </table:table-cell>
          <table:table-cell office:value-type="float" office:value="107" table:style-name="ce43">
            <text:p>107</text:p>
          </table:table-cell>
          <table:table-cell office:value-type="float" office:value="87" table:style-name="ce43">
            <text:p>87</text:p>
          </table:table-cell>
          <table:table-cell office:value-type="float" office:value="60" table:style-name="ce44">
            <text:p>60</text:p>
          </table:table-cell>
          <table:table-cell office:value-type="float" office:value="86" table:style-name="ce43">
            <text:p>86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498499" table:style-name="ce39">
            <text:p>498,499</text:p>
          </table:table-cell>
          <table:table-cell office:value-type="float" office:value="13404" table:style-name="ce39">
            <text:p>13,404</text:p>
          </table:table-cell>
          <table:table-cell office:value-type="float" office:value="2636" table:style-name="ce39">
            <text:p>2,636</text:p>
          </table:table-cell>
          <table:table-cell office:value-type="float" office:value="2735" table:style-name="ce39">
            <text:p>2,735</text:p>
          </table:table-cell>
          <table:table-cell office:value-type="float" office:value="2584" table:style-name="ce39">
            <text:p>2,584</text:p>
          </table:table-cell>
          <table:table-cell office:value-type="float" office:value="2705" table:style-name="ce39">
            <text:p>2,705</text:p>
          </table:table-cell>
          <table:table-cell office:value-type="float" office:value="2744" table:style-name="ce39">
            <text:p>2,744</text:p>
          </table:table-cell>
          <table:table-cell office:value-type="float" office:value="15022" table:style-name="ce39">
            <text:p>15,022</text:p>
          </table:table-cell>
          <table:table-cell office:value-type="float" office:value="2915" table:style-name="ce39">
            <text:p>2,915</text:p>
          </table:table-cell>
          <table:table-cell office:value-type="float" office:value="2909" table:style-name="ce39">
            <text:p>2,909</text:p>
          </table:table-cell>
          <table:table-cell office:value-type="float" office:value="2693" table:style-name="ce39">
            <text:p>2,693</text:p>
          </table:table-cell>
          <table:table-cell office:value-type="float" office:value="3501" table:style-name="ce39">
            <text:p>3,501</text:p>
          </table:table-cell>
          <table:table-cell office:value-type="float" office:value="3004" table:style-name="ce40">
            <text:p>3,004</text:p>
          </table:table-cell>
          <table:table-cell office:value-type="float" office:value="16153" table:style-name="ce39">
            <text:p>16,153</text:p>
          </table:table-cell>
          <table:table-cell office:value-type="float" office:value="2668" table:style-name="ce39">
            <text:p>2,668</text:p>
          </table:table-cell>
          <table:table-cell office:value-type="float" office:value="3057" table:style-name="ce39">
            <text:p>3,057</text:p>
          </table:table-cell>
          <table:table-cell office:value-type="float" office:value="3119" table:style-name="ce39">
            <text:p>3,119</text:p>
          </table:table-cell>
          <table:table-cell office:value-type="float" office:value="3537" table:style-name="ce39">
            <text:p>3,537</text:p>
          </table:table-cell>
          <table:table-cell office:value-type="float" office:value="3772" table:style-name="ce40">
            <text:p>3,772</text:p>
          </table:table-cell>
          <table:table-cell office:value-type="float" office:value="24741" table:style-name="ce39">
            <text:p>24,741</text:p>
          </table:table-cell>
          <table:table-cell office:value-type="float" office:value="4182" table:style-name="ce39">
            <text:p>4,182</text:p>
          </table:table-cell>
          <table:table-cell office:value-type="float" office:value="4436" table:style-name="ce39">
            <text:p>4,436</text:p>
          </table:table-cell>
          <table:table-cell office:value-type="float" office:value="4945" table:style-name="ce39">
            <text:p>4,945</text:p>
          </table:table-cell>
          <table:table-cell office:value-type="float" office:value="5469" table:style-name="ce39">
            <text:p>5,469</text:p>
          </table:table-cell>
          <table:table-cell office:value-type="float" office:value="5709" table:style-name="ce40">
            <text:p>5,709</text:p>
          </table:table-cell>
          <table:table-cell office:value-type="float" office:value="33287" table:style-name="ce39">
            <text:p>33,287</text:p>
          </table:table-cell>
          <table:table-cell office:value-type="float" office:value="6900" table:style-name="ce39">
            <text:p>6,900</text:p>
          </table:table-cell>
          <table:table-cell office:value-type="float" office:value="6153" table:style-name="ce39">
            <text:p>6,153</text:p>
          </table:table-cell>
          <table:table-cell office:value-type="float" office:value="6118" table:style-name="ce39">
            <text:p>6,118</text:p>
          </table:table-cell>
          <table:table-cell office:value-type="float" office:value="7063" table:style-name="ce39">
            <text:p>7,063</text:p>
          </table:table-cell>
          <table:table-cell office:value-type="float" office:value="7053" table:style-name="ce40">
            <text:p>7,053</text:p>
          </table:table-cell>
          <table:table-cell office:value-type="float" office:value="33932" table:style-name="ce39">
            <text:p>33,932</text:p>
          </table:table-cell>
          <table:table-cell office:value-type="float" office:value="6986" table:style-name="ce39">
            <text:p>6,986</text:p>
          </table:table-cell>
          <table:table-cell office:value-type="float" office:value="6938" table:style-name="ce39">
            <text:p>6,938</text:p>
          </table:table-cell>
          <table:table-cell office:value-type="float" office:value="6928" table:style-name="ce39">
            <text:p>6,928</text:p>
          </table:table-cell>
          <table:table-cell office:value-type="float" office:value="6576" table:style-name="ce39">
            <text:p>6,576</text:p>
          </table:table-cell>
          <table:table-cell office:value-type="float" office:value="6504" table:style-name="ce40">
            <text:p>6,504</text:p>
          </table:table-cell>
          <table:table-cell office:value-type="float" office:value="30467" table:style-name="ce39">
            <text:p>30,467</text:p>
          </table:table-cell>
          <table:table-cell office:value-type="float" office:value="6525" table:style-name="ce39">
            <text:p>6,525</text:p>
          </table:table-cell>
          <table:table-cell office:value-type="float" office:value="5955" table:style-name="ce39">
            <text:p>5,955</text:p>
          </table:table-cell>
          <table:table-cell office:value-type="float" office:value="6437" table:style-name="ce39">
            <text:p>6,437</text:p>
          </table:table-cell>
          <table:table-cell office:value-type="float" office:value="5878" table:style-name="ce39">
            <text:p>5,878</text:p>
          </table:table-cell>
          <table:table-cell office:value-type="float" office:value="5672" table:style-name="ce40">
            <text:p>5,672</text:p>
          </table:table-cell>
          <table:table-cell office:value-type="float" office:value="34392" table:style-name="ce39">
            <text:p>34,392</text:p>
          </table:table-cell>
          <table:table-cell office:value-type="float" office:value="6181" table:style-name="ce39">
            <text:p>6,181</text:p>
          </table:table-cell>
          <table:table-cell office:value-type="float" office:value="6725" table:style-name="ce39">
            <text:p>6,725</text:p>
          </table:table-cell>
          <table:table-cell office:value-type="float" office:value="6989" table:style-name="ce39">
            <text:p>6,989</text:p>
          </table:table-cell>
          <table:table-cell office:value-type="float" office:value="7187" table:style-name="ce39">
            <text:p>7,187</text:p>
          </table:table-cell>
          <table:table-cell office:value-type="float" office:value="7310" table:style-name="ce40">
            <text:p>7,310</text:p>
          </table:table-cell>
          <table:table-cell office:value-type="float" office:value="37726" table:style-name="ce39">
            <text:p>37,726</text:p>
          </table:table-cell>
          <table:table-cell office:value-type="float" office:value="7659" table:style-name="ce39">
            <text:p>7,659</text:p>
          </table:table-cell>
          <table:table-cell office:value-type="float" office:value="7375" table:style-name="ce39">
            <text:p>7,375</text:p>
          </table:table-cell>
          <table:table-cell office:value-type="float" office:value="7584" table:style-name="ce39">
            <text:p>7,584</text:p>
          </table:table-cell>
          <table:table-cell office:value-type="float" office:value="7325" table:style-name="ce39">
            <text:p>7,325</text:p>
          </table:table-cell>
          <table:table-cell office:value-type="float" office:value="7783" table:style-name="ce40">
            <text:p>7,783</text:p>
          </table:table-cell>
          <table:table-cell office:value-type="float" office:value="35540" table:style-name="ce39">
            <text:p>35,540</text:p>
          </table:table-cell>
          <table:table-cell office:value-type="float" office:value="6962" table:style-name="ce39">
            <text:p>6,962</text:p>
          </table:table-cell>
          <table:table-cell office:value-type="float" office:value="6818" table:style-name="ce39">
            <text:p>6,818</text:p>
          </table:table-cell>
          <table:table-cell office:value-type="float" office:value="7101" table:style-name="ce39">
            <text:p>7,101</text:p>
          </table:table-cell>
          <table:table-cell office:value-type="float" office:value="7231" table:style-name="ce39">
            <text:p>7,231</text:p>
          </table:table-cell>
          <table:table-cell office:value-type="float" office:value="7428" table:style-name="ce40">
            <text:p>7,428</text:p>
          </table:table-cell>
          <table:table-cell office:value-type="float" office:value="39999" table:style-name="ce39">
            <text:p>39,999</text:p>
          </table:table-cell>
          <table:table-cell office:value-type="float" office:value="7827" table:style-name="ce39">
            <text:p>7,827</text:p>
          </table:table-cell>
          <table:table-cell office:value-type="float" office:value="7897" table:style-name="ce39">
            <text:p>7,897</text:p>
          </table:table-cell>
          <table:table-cell office:value-type="float" office:value="7999" table:style-name="ce39">
            <text:p>7,999</text:p>
          </table:table-cell>
          <table:table-cell office:value-type="float" office:value="8047" table:style-name="ce39">
            <text:p>8,047</text:p>
          </table:table-cell>
          <table:table-cell office:value-type="float" office:value="8229" table:style-name="ce40">
            <text:p>8,229</text:p>
          </table:table-cell>
          <table:table-cell office:value-type="float" office:value="42810" table:style-name="ce39">
            <text:p>42,810</text:p>
          </table:table-cell>
          <table:table-cell office:value-type="float" office:value="8456" table:style-name="ce39">
            <text:p>8,456</text:p>
          </table:table-cell>
          <table:table-cell office:value-type="float" office:value="8518" table:style-name="ce39">
            <text:p>8,518</text:p>
          </table:table-cell>
          <table:table-cell office:value-type="float" office:value="8553" table:style-name="ce39">
            <text:p>8,553</text:p>
          </table:table-cell>
          <table:table-cell office:value-type="float" office:value="8667" table:style-name="ce39">
            <text:p>8,667</text:p>
          </table:table-cell>
          <table:table-cell office:value-type="float" office:value="8616" table:style-name="ce40">
            <text:p>8,616</text:p>
          </table:table-cell>
          <table:table-cell office:value-type="float" office:value="38955" table:style-name="ce39">
            <text:p>38,955</text:p>
          </table:table-cell>
          <table:table-cell office:value-type="float" office:value="8326" table:style-name="ce39">
            <text:p>8,326</text:p>
          </table:table-cell>
          <table:table-cell office:value-type="float" office:value="8307" table:style-name="ce39">
            <text:p>8,307</text:p>
          </table:table-cell>
          <table:table-cell office:value-type="float" office:value="7867" table:style-name="ce39">
            <text:p>7,867</text:p>
          </table:table-cell>
          <table:table-cell office:value-type="float" office:value="6931" table:style-name="ce39">
            <text:p>6,931</text:p>
          </table:table-cell>
          <table:table-cell office:value-type="float" office:value="7524" table:style-name="ce40">
            <text:p>7,524</text:p>
          </table:table-cell>
          <table:table-cell office:value-type="float" office:value="32555" table:style-name="ce39">
            <text:p>32,555</text:p>
          </table:table-cell>
          <table:table-cell office:value-type="float" office:value="6797" table:style-name="ce39">
            <text:p>6,797</text:p>
          </table:table-cell>
          <table:table-cell office:value-type="float" office:value="6695" table:style-name="ce39">
            <text:p>6,695</text:p>
          </table:table-cell>
          <table:table-cell office:value-type="float" office:value="6533" table:style-name="ce39">
            <text:p>6,533</text:p>
          </table:table-cell>
          <table:table-cell office:value-type="float" office:value="6054" table:style-name="ce39">
            <text:p>6,054</text:p>
          </table:table-cell>
          <table:table-cell office:value-type="float" office:value="6476" table:style-name="ce40">
            <text:p>6,476</text:p>
          </table:table-cell>
          <table:table-cell office:value-type="float" office:value="22325" table:style-name="ce39">
            <text:p>22,325</text:p>
          </table:table-cell>
          <table:table-cell office:value-type="float" office:value="5502" table:style-name="ce39">
            <text:p>5,502</text:p>
          </table:table-cell>
          <table:table-cell office:value-type="float" office:value="4952" table:style-name="ce39">
            <text:p>4,952</text:p>
          </table:table-cell>
          <table:table-cell office:value-type="float" office:value="4705" table:style-name="ce39">
            <text:p>4,705</text:p>
          </table:table-cell>
          <table:table-cell office:value-type="float" office:value="4077" table:style-name="ce39">
            <text:p>4,077</text:p>
          </table:table-cell>
          <table:table-cell office:value-type="float" office:value="3089" table:style-name="ce40">
            <text:p>3,089</text:p>
          </table:table-cell>
          <table:table-cell office:value-type="float" office:value="16884" table:style-name="ce39">
            <text:p>16,884</text:p>
          </table:table-cell>
          <table:table-cell office:value-type="float" office:value="2756" table:style-name="ce39">
            <text:p>2,756</text:p>
          </table:table-cell>
          <table:table-cell office:value-type="float" office:value="3455" table:style-name="ce39">
            <text:p>3,455</text:p>
          </table:table-cell>
          <table:table-cell office:value-type="float" office:value="3596" table:style-name="ce39">
            <text:p>3,596</text:p>
          </table:table-cell>
          <table:table-cell office:value-type="float" office:value="3476" table:style-name="ce39">
            <text:p>3,476</text:p>
          </table:table-cell>
          <table:table-cell office:value-type="float" office:value="3601" table:style-name="ce40">
            <text:p>3,601</text:p>
          </table:table-cell>
          <table:table-cell office:value-type="float" office:value="15605" table:style-name="ce39">
            <text:p>15,605</text:p>
          </table:table-cell>
          <table:table-cell office:value-type="float" office:value="3536" table:style-name="ce39">
            <text:p>3,536</text:p>
          </table:table-cell>
          <table:table-cell office:value-type="float" office:value="3426" table:style-name="ce39">
            <text:p>3,426</text:p>
          </table:table-cell>
          <table:table-cell office:value-type="float" office:value="3181" table:style-name="ce39">
            <text:p>3,181</text:p>
          </table:table-cell>
          <table:table-cell office:value-type="float" office:value="2783" table:style-name="ce39">
            <text:p>2,783</text:p>
          </table:table-cell>
          <table:table-cell office:value-type="float" office:value="2679" table:style-name="ce40">
            <text:p>2,679</text:p>
          </table:table-cell>
          <table:table-cell office:value-type="float" office:value="9750" table:style-name="ce39">
            <text:p>9,750</text:p>
          </table:table-cell>
          <table:table-cell office:value-type="float" office:value="2358" table:style-name="ce39">
            <text:p>2,358</text:p>
          </table:table-cell>
          <table:table-cell office:value-type="float" office:value="2265" table:style-name="ce39">
            <text:p>2,265</text:p>
          </table:table-cell>
          <table:table-cell office:value-type="float" office:value="1909" table:style-name="ce39">
            <text:p>1,909</text:p>
          </table:table-cell>
          <table:table-cell office:value-type="float" office:value="1686" table:style-name="ce39">
            <text:p>1,686</text:p>
          </table:table-cell>
          <table:table-cell office:value-type="float" office:value="1532" table:style-name="ce40">
            <text:p>1,532</text:p>
          </table:table-cell>
          <table:table-cell office:value-type="float" office:value="4049" table:style-name="ce39">
            <text:p>4,049</text:p>
          </table:table-cell>
          <table:table-cell office:value-type="float" office:value="1266" table:style-name="ce39">
            <text:p>1,266</text:p>
          </table:table-cell>
          <table:table-cell office:value-type="float" office:value="988" table:style-name="ce39">
            <text:p>988</text:p>
          </table:table-cell>
          <table:table-cell office:value-type="float" office:value="749" table:style-name="ce39">
            <text:p>749</text:p>
          </table:table-cell>
          <table:table-cell office:value-type="float" office:value="580" table:style-name="ce39">
            <text:p>580</text:p>
          </table:table-cell>
          <table:table-cell office:value-type="float" office:value="466" table:style-name="ce40">
            <text:p>466</text:p>
          </table:table-cell>
          <table:table-cell office:value-type="float" office:value="800" table:style-name="ce39">
            <text:p>800</text:p>
          </table:table-cell>
          <table:table-cell office:value-type="float" office:value="288" table:style-name="ce39">
            <text:p>288</text:p>
          </table:table-cell>
          <table:table-cell office:value-type="float" office:value="187" table:style-name="ce39">
            <text:p>187</text:p>
          </table:table-cell>
          <table:table-cell office:value-type="float" office:value="154" table:style-name="ce39">
            <text:p>154</text:p>
          </table:table-cell>
          <table:table-cell office:value-type="float" office:value="89" table:style-name="ce39">
            <text:p>89</text:p>
          </table:table-cell>
          <table:table-cell office:value-type="float" office:value="82" table:style-name="ce40">
            <text:p>82</text:p>
          </table:table-cell>
          <table:table-cell office:value-type="float" office:value="103" table:style-name="ce39">
            <text:p>103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嘉義縣</text:p>
          </table:table-cell>
          <table:table-cell office:value-type="string" table:style-name="ce37">
            <text:p>男</text:p>
          </table:table-cell>
          <table:table-cell office:value-type="float" office:value="258568" table:style-name="ce39">
            <text:p>258,568</text:p>
          </table:table-cell>
          <table:table-cell office:value-type="float" office:value="6850" table:style-name="ce39">
            <text:p>6,850</text:p>
          </table:table-cell>
          <table:table-cell office:value-type="float" office:value="1359" table:style-name="ce41">
            <text:p>1,359</text:p>
          </table:table-cell>
          <table:table-cell office:value-type="float" office:value="1419" table:style-name="ce41">
            <text:p>1,419</text:p>
          </table:table-cell>
          <table:table-cell office:value-type="float" office:value="1289" table:style-name="ce41">
            <text:p>1,289</text:p>
          </table:table-cell>
          <table:table-cell office:value-type="float" office:value="1362" table:style-name="ce41">
            <text:p>1,362</text:p>
          </table:table-cell>
          <table:table-cell office:value-type="float" office:value="1421" table:style-name="ce41">
            <text:p>1,421</text:p>
          </table:table-cell>
          <table:table-cell office:value-type="float" office:value="7795" table:style-name="ce41">
            <text:p>7,795</text:p>
          </table:table-cell>
          <table:table-cell office:value-type="float" office:value="1548" table:style-name="ce41">
            <text:p>1,548</text:p>
          </table:table-cell>
          <table:table-cell office:value-type="float" office:value="1474" table:style-name="ce41">
            <text:p>1,474</text:p>
          </table:table-cell>
          <table:table-cell office:value-type="float" office:value="1397" table:style-name="ce41">
            <text:p>1,397</text:p>
          </table:table-cell>
          <table:table-cell office:value-type="float" office:value="1820" table:style-name="ce41">
            <text:p>1,820</text:p>
          </table:table-cell>
          <table:table-cell office:value-type="float" office:value="1556" table:style-name="ce42">
            <text:p>1,556</text:p>
          </table:table-cell>
          <table:table-cell office:value-type="float" office:value="8523" table:style-name="ce41">
            <text:p>8,523</text:p>
          </table:table-cell>
          <table:table-cell office:value-type="float" office:value="1370" table:style-name="ce41">
            <text:p>1,370</text:p>
          </table:table-cell>
          <table:table-cell office:value-type="float" office:value="1650" table:style-name="ce41">
            <text:p>1,650</text:p>
          </table:table-cell>
          <table:table-cell office:value-type="float" office:value="1662" table:style-name="ce41">
            <text:p>1,662</text:p>
          </table:table-cell>
          <table:table-cell office:value-type="float" office:value="1841" table:style-name="ce41">
            <text:p>1,841</text:p>
          </table:table-cell>
          <table:table-cell office:value-type="float" office:value="2000" table:style-name="ce42">
            <text:p>2,000</text:p>
          </table:table-cell>
          <table:table-cell office:value-type="float" office:value="12991" table:style-name="ce41">
            <text:p>12,991</text:p>
          </table:table-cell>
          <table:table-cell office:value-type="float" office:value="2192" table:style-name="ce41">
            <text:p>2,192</text:p>
          </table:table-cell>
          <table:table-cell office:value-type="float" office:value="2321" table:style-name="ce41">
            <text:p>2,321</text:p>
          </table:table-cell>
          <table:table-cell office:value-type="float" office:value="2627" table:style-name="ce41">
            <text:p>2,627</text:p>
          </table:table-cell>
          <table:table-cell office:value-type="float" office:value="2859" table:style-name="ce41">
            <text:p>2,859</text:p>
          </table:table-cell>
          <table:table-cell office:value-type="float" office:value="2992" table:style-name="ce42">
            <text:p>2,992</text:p>
          </table:table-cell>
          <table:table-cell office:value-type="float" office:value="17473" table:style-name="ce41">
            <text:p>17,473</text:p>
          </table:table-cell>
          <table:table-cell office:value-type="float" office:value="3660" table:style-name="ce41">
            <text:p>3,660</text:p>
          </table:table-cell>
          <table:table-cell office:value-type="float" office:value="3220" table:style-name="ce41">
            <text:p>3,220</text:p>
          </table:table-cell>
          <table:table-cell office:value-type="float" office:value="3173" table:style-name="ce41">
            <text:p>3,173</text:p>
          </table:table-cell>
          <table:table-cell office:value-type="float" office:value="3709" table:style-name="ce41">
            <text:p>3,709</text:p>
          </table:table-cell>
          <table:table-cell office:value-type="float" office:value="3711" table:style-name="ce42">
            <text:p>3,711</text:p>
          </table:table-cell>
          <table:table-cell office:value-type="float" office:value="17914" table:style-name="ce41">
            <text:p>17,914</text:p>
          </table:table-cell>
          <table:table-cell office:value-type="float" office:value="3665" table:style-name="ce41">
            <text:p>3,665</text:p>
          </table:table-cell>
          <table:table-cell office:value-type="float" office:value="3629" table:style-name="ce41">
            <text:p>3,629</text:p>
          </table:table-cell>
          <table:table-cell office:value-type="float" office:value="3681" table:style-name="ce41">
            <text:p>3,681</text:p>
          </table:table-cell>
          <table:table-cell office:value-type="float" office:value="3445" table:style-name="ce41">
            <text:p>3,445</text:p>
          </table:table-cell>
          <table:table-cell office:value-type="float" office:value="3494" table:style-name="ce42">
            <text:p>3,494</text:p>
          </table:table-cell>
          <table:table-cell office:value-type="float" office:value="16669" table:style-name="ce41">
            <text:p>16,669</text:p>
          </table:table-cell>
          <table:table-cell office:value-type="float" office:value="3523" table:style-name="ce41">
            <text:p>3,523</text:p>
          </table:table-cell>
          <table:table-cell office:value-type="float" office:value="3273" table:style-name="ce41">
            <text:p>3,273</text:p>
          </table:table-cell>
          <table:table-cell office:value-type="float" office:value="3540" table:style-name="ce41">
            <text:p>3,540</text:p>
          </table:table-cell>
          <table:table-cell office:value-type="float" office:value="3194" table:style-name="ce41">
            <text:p>3,194</text:p>
          </table:table-cell>
          <table:table-cell office:value-type="float" office:value="3139" table:style-name="ce42">
            <text:p>3,139</text:p>
          </table:table-cell>
          <table:table-cell office:value-type="float" office:value="18278" table:style-name="ce41">
            <text:p>18,278</text:p>
          </table:table-cell>
          <table:table-cell office:value-type="float" office:value="3345" table:style-name="ce41">
            <text:p>3,345</text:p>
          </table:table-cell>
          <table:table-cell office:value-type="float" office:value="3630" table:style-name="ce41">
            <text:p>3,630</text:p>
          </table:table-cell>
          <table:table-cell office:value-type="float" office:value="3729" table:style-name="ce41">
            <text:p>3,729</text:p>
          </table:table-cell>
          <table:table-cell office:value-type="float" office:value="3849" table:style-name="ce41">
            <text:p>3,849</text:p>
          </table:table-cell>
          <table:table-cell office:value-type="float" office:value="3725" table:style-name="ce42">
            <text:p>3,725</text:p>
          </table:table-cell>
          <table:table-cell office:value-type="float" office:value="19411" table:style-name="ce41">
            <text:p>19,411</text:p>
          </table:table-cell>
          <table:table-cell office:value-type="float" office:value="3914" table:style-name="ce41">
            <text:p>3,914</text:p>
          </table:table-cell>
          <table:table-cell office:value-type="float" office:value="3873" table:style-name="ce41">
            <text:p>3,873</text:p>
          </table:table-cell>
          <table:table-cell office:value-type="float" office:value="3946" table:style-name="ce41">
            <text:p>3,946</text:p>
          </table:table-cell>
          <table:table-cell office:value-type="float" office:value="3711" table:style-name="ce41">
            <text:p>3,711</text:p>
          </table:table-cell>
          <table:table-cell office:value-type="float" office:value="3967" table:style-name="ce42">
            <text:p>3,967</text:p>
          </table:table-cell>
          <table:table-cell office:value-type="float" office:value="18518" table:style-name="ce41">
            <text:p>18,518</text:p>
          </table:table-cell>
          <table:table-cell office:value-type="float" office:value="3644" table:style-name="ce41">
            <text:p>3,644</text:p>
          </table:table-cell>
          <table:table-cell office:value-type="float" office:value="3490" table:style-name="ce41">
            <text:p>3,490</text:p>
          </table:table-cell>
          <table:table-cell office:value-type="float" office:value="3652" table:style-name="ce41">
            <text:p>3,652</text:p>
          </table:table-cell>
          <table:table-cell office:value-type="float" office:value="3826" table:style-name="ce41">
            <text:p>3,826</text:p>
          </table:table-cell>
          <table:table-cell office:value-type="float" office:value="3906" table:style-name="ce42">
            <text:p>3,906</text:p>
          </table:table-cell>
          <table:table-cell office:value-type="float" office:value="21810" table:style-name="ce41">
            <text:p>21,810</text:p>
          </table:table-cell>
          <table:table-cell office:value-type="float" office:value="4228" table:style-name="ce41">
            <text:p>4,228</text:p>
          </table:table-cell>
          <table:table-cell office:value-type="float" office:value="4250" table:style-name="ce41">
            <text:p>4,250</text:p>
          </table:table-cell>
          <table:table-cell office:value-type="float" office:value="4379" table:style-name="ce41">
            <text:p>4,379</text:p>
          </table:table-cell>
          <table:table-cell office:value-type="float" office:value="4422" table:style-name="ce41">
            <text:p>4,422</text:p>
          </table:table-cell>
          <table:table-cell office:value-type="float" office:value="4531" table:style-name="ce42">
            <text:p>4,531</text:p>
          </table:table-cell>
          <table:table-cell office:value-type="float" office:value="23771" table:style-name="ce41">
            <text:p>23,771</text:p>
          </table:table-cell>
          <table:table-cell office:value-type="float" office:value="4689" table:style-name="ce41">
            <text:p>4,689</text:p>
          </table:table-cell>
          <table:table-cell office:value-type="float" office:value="4817" table:style-name="ce41">
            <text:p>4,817</text:p>
          </table:table-cell>
          <table:table-cell office:value-type="float" office:value="4670" table:style-name="ce41">
            <text:p>4,670</text:p>
          </table:table-cell>
          <table:table-cell office:value-type="float" office:value="4802" table:style-name="ce41">
            <text:p>4,802</text:p>
          </table:table-cell>
          <table:table-cell office:value-type="float" office:value="4793" table:style-name="ce42">
            <text:p>4,793</text:p>
          </table:table-cell>
          <table:table-cell office:value-type="float" office:value="21167" table:style-name="ce41">
            <text:p>21,167</text:p>
          </table:table-cell>
          <table:table-cell office:value-type="float" office:value="4575" table:style-name="ce41">
            <text:p>4,575</text:p>
          </table:table-cell>
          <table:table-cell office:value-type="float" office:value="4493" table:style-name="ce41">
            <text:p>4,493</text:p>
          </table:table-cell>
          <table:table-cell office:value-type="float" office:value="4255" table:style-name="ce41">
            <text:p>4,255</text:p>
          </table:table-cell>
          <table:table-cell office:value-type="float" office:value="3804" table:style-name="ce41">
            <text:p>3,804</text:p>
          </table:table-cell>
          <table:table-cell office:value-type="float" office:value="4040" table:style-name="ce42">
            <text:p>4,040</text:p>
          </table:table-cell>
          <table:table-cell office:value-type="float" office:value="16884" table:style-name="ce41">
            <text:p>16,884</text:p>
          </table:table-cell>
          <table:table-cell office:value-type="float" office:value="3582" table:style-name="ce41">
            <text:p>3,582</text:p>
          </table:table-cell>
          <table:table-cell office:value-type="float" office:value="3535" table:style-name="ce41">
            <text:p>3,535</text:p>
          </table:table-cell>
          <table:table-cell office:value-type="float" office:value="3346" table:style-name="ce41">
            <text:p>3,346</text:p>
          </table:table-cell>
          <table:table-cell office:value-type="float" office:value="3107" table:style-name="ce41">
            <text:p>3,107</text:p>
          </table:table-cell>
          <table:table-cell office:value-type="float" office:value="3314" table:style-name="ce42">
            <text:p>3,314</text:p>
          </table:table-cell>
          <table:table-cell office:value-type="float" office:value="10887" table:style-name="ce41">
            <text:p>10,887</text:p>
          </table:table-cell>
          <table:table-cell office:value-type="float" office:value="2781" table:style-name="ce41">
            <text:p>2,781</text:p>
          </table:table-cell>
          <table:table-cell office:value-type="float" office:value="2463" table:style-name="ce41">
            <text:p>2,463</text:p>
          </table:table-cell>
          <table:table-cell office:value-type="float" office:value="2262" table:style-name="ce41">
            <text:p>2,262</text:p>
          </table:table-cell>
          <table:table-cell office:value-type="float" office:value="1925" table:style-name="ce41">
            <text:p>1,925</text:p>
          </table:table-cell>
          <table:table-cell office:value-type="float" office:value="1456" table:style-name="ce42">
            <text:p>1,456</text:p>
          </table:table-cell>
          <table:table-cell office:value-type="float" office:value="7577" table:style-name="ce41">
            <text:p>7,577</text:p>
          </table:table-cell>
          <table:table-cell office:value-type="float" office:value="1256" table:style-name="ce41">
            <text:p>1,256</text:p>
          </table:table-cell>
          <table:table-cell office:value-type="float" office:value="1561" table:style-name="ce41">
            <text:p>1,561</text:p>
          </table:table-cell>
          <table:table-cell office:value-type="float" office:value="1624" table:style-name="ce41">
            <text:p>1,624</text:p>
          </table:table-cell>
          <table:table-cell office:value-type="float" office:value="1545" table:style-name="ce41">
            <text:p>1,545</text:p>
          </table:table-cell>
          <table:table-cell office:value-type="float" office:value="1591" table:style-name="ce42">
            <text:p>1,591</text:p>
          </table:table-cell>
          <table:table-cell office:value-type="float" office:value="6578" table:style-name="ce41">
            <text:p>6,578</text:p>
          </table:table-cell>
          <table:table-cell office:value-type="float" office:value="1534" table:style-name="ce41">
            <text:p>1,534</text:p>
          </table:table-cell>
          <table:table-cell office:value-type="float" office:value="1470" table:style-name="ce41">
            <text:p>1,470</text:p>
          </table:table-cell>
          <table:table-cell office:value-type="float" office:value="1337" table:style-name="ce41">
            <text:p>1,337</text:p>
          </table:table-cell>
          <table:table-cell office:value-type="float" office:value="1147" table:style-name="ce41">
            <text:p>1,147</text:p>
          </table:table-cell>
          <table:table-cell office:value-type="float" office:value="1090" table:style-name="ce42">
            <text:p>1,090</text:p>
          </table:table-cell>
          <table:table-cell office:value-type="float" office:value="3737" table:style-name="ce41">
            <text:p>3,737</text:p>
          </table:table-cell>
          <table:table-cell office:value-type="float" office:value="969" table:style-name="ce41">
            <text:p>969</text:p>
          </table:table-cell>
          <table:table-cell office:value-type="float" office:value="881" table:style-name="ce41">
            <text:p>881</text:p>
          </table:table-cell>
          <table:table-cell office:value-type="float" office:value="708" table:style-name="ce41">
            <text:p>708</text:p>
          </table:table-cell>
          <table:table-cell office:value-type="float" office:value="612" table:style-name="ce41">
            <text:p>612</text:p>
          </table:table-cell>
          <table:table-cell office:value-type="float" office:value="567" table:style-name="ce42">
            <text:p>567</text:p>
          </table:table-cell>
          <table:table-cell office:value-type="float" office:value="1432" table:style-name="ce41">
            <text:p>1,432</text:p>
          </table:table-cell>
          <table:table-cell office:value-type="float" office:value="474" table:style-name="ce41">
            <text:p>474</text:p>
          </table:table-cell>
          <table:table-cell office:value-type="float" office:value="353" table:style-name="ce41">
            <text:p>353</text:p>
          </table:table-cell>
          <table:table-cell office:value-type="float" office:value="256" table:style-name="ce41">
            <text:p>256</text:p>
          </table:table-cell>
          <table:table-cell office:value-type="float" office:value="189" table:style-name="ce41">
            <text:p>189</text:p>
          </table:table-cell>
          <table:table-cell office:value-type="float" office:value="160" table:style-name="ce42">
            <text:p>160</text:p>
          </table:table-cell>
          <table:table-cell office:value-type="float" office:value="271" table:style-name="ce41">
            <text:p>271</text:p>
          </table:table-cell>
          <table:table-cell office:value-type="float" office:value="98" table:style-name="ce41">
            <text:p>98</text:p>
          </table:table-cell>
          <table:table-cell office:value-type="float" office:value="71" table:style-name="ce41">
            <text:p>71</text:p>
          </table:table-cell>
          <table:table-cell office:value-type="float" office:value="52" table:style-name="ce41">
            <text:p>52</text:p>
          </table:table-cell>
          <table:table-cell office:value-type="float" office:value="25" table:style-name="ce41">
            <text:p>25</text:p>
          </table:table-cell>
          <table:table-cell office:value-type="float" office:value="25" table:style-name="ce42">
            <text:p>25</text:p>
          </table:table-cell>
          <table:table-cell office:value-type="float" office:value="32" table:style-name="ce41">
            <text:p>32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39931" table:style-name="ce43">
            <text:p>239,931</text:p>
          </table:table-cell>
          <table:table-cell office:value-type="float" office:value="6554" table:style-name="ce44">
            <text:p>6,554</text:p>
          </table:table-cell>
          <table:table-cell office:value-type="float" office:value="1277" table:style-name="ce45">
            <text:p>1,277</text:p>
          </table:table-cell>
          <table:table-cell office:value-type="float" office:value="1316" table:style-name="ce45">
            <text:p>1,316</text:p>
          </table:table-cell>
          <table:table-cell office:value-type="float" office:value="1295" table:style-name="ce45">
            <text:p>1,295</text:p>
          </table:table-cell>
          <table:table-cell office:value-type="float" office:value="1343" table:style-name="ce45">
            <text:p>1,343</text:p>
          </table:table-cell>
          <table:table-cell office:value-type="float" office:value="1323" table:style-name="ce45">
            <text:p>1,323</text:p>
          </table:table-cell>
          <table:table-cell office:value-type="float" office:value="7227" table:style-name="ce45">
            <text:p>7,227</text:p>
          </table:table-cell>
          <table:table-cell office:value-type="float" office:value="1367" table:style-name="ce45">
            <text:p>1,367</text:p>
          </table:table-cell>
          <table:table-cell office:value-type="float" office:value="1435" table:style-name="ce45">
            <text:p>1,435</text:p>
          </table:table-cell>
          <table:table-cell office:value-type="float" office:value="1296" table:style-name="ce45">
            <text:p>1,296</text:p>
          </table:table-cell>
          <table:table-cell office:value-type="float" office:value="1681" table:style-name="ce45">
            <text:p>1,681</text:p>
          </table:table-cell>
          <table:table-cell office:value-type="float" office:value="1448" table:style-name="ce46">
            <text:p>1,448</text:p>
          </table:table-cell>
          <table:table-cell office:value-type="float" office:value="7630" table:style-name="ce45">
            <text:p>7,630</text:p>
          </table:table-cell>
          <table:table-cell office:value-type="float" office:value="1298" table:style-name="ce45">
            <text:p>1,298</text:p>
          </table:table-cell>
          <table:table-cell office:value-type="float" office:value="1407" table:style-name="ce45">
            <text:p>1,407</text:p>
          </table:table-cell>
          <table:table-cell office:value-type="float" office:value="1457" table:style-name="ce45">
            <text:p>1,457</text:p>
          </table:table-cell>
          <table:table-cell office:value-type="float" office:value="1696" table:style-name="ce45">
            <text:p>1,696</text:p>
          </table:table-cell>
          <table:table-cell office:value-type="float" office:value="1772" table:style-name="ce46">
            <text:p>1,772</text:p>
          </table:table-cell>
          <table:table-cell office:value-type="float" office:value="11750" table:style-name="ce45">
            <text:p>11,750</text:p>
          </table:table-cell>
          <table:table-cell office:value-type="float" office:value="1990" table:style-name="ce45">
            <text:p>1,990</text:p>
          </table:table-cell>
          <table:table-cell office:value-type="float" office:value="2115" table:style-name="ce45">
            <text:p>2,115</text:p>
          </table:table-cell>
          <table:table-cell office:value-type="float" office:value="2318" table:style-name="ce45">
            <text:p>2,318</text:p>
          </table:table-cell>
          <table:table-cell office:value-type="float" office:value="2610" table:style-name="ce45">
            <text:p>2,610</text:p>
          </table:table-cell>
          <table:table-cell office:value-type="float" office:value="2717" table:style-name="ce46">
            <text:p>2,717</text:p>
          </table:table-cell>
          <table:table-cell office:value-type="float" office:value="15814" table:style-name="ce45">
            <text:p>15,814</text:p>
          </table:table-cell>
          <table:table-cell office:value-type="float" office:value="3240" table:style-name="ce45">
            <text:p>3,240</text:p>
          </table:table-cell>
          <table:table-cell office:value-type="float" office:value="2933" table:style-name="ce45">
            <text:p>2,933</text:p>
          </table:table-cell>
          <table:table-cell office:value-type="float" office:value="2945" table:style-name="ce45">
            <text:p>2,945</text:p>
          </table:table-cell>
          <table:table-cell office:value-type="float" office:value="3354" table:style-name="ce45">
            <text:p>3,354</text:p>
          </table:table-cell>
          <table:table-cell office:value-type="float" office:value="3342" table:style-name="ce46">
            <text:p>3,342</text:p>
          </table:table-cell>
          <table:table-cell office:value-type="float" office:value="16018" table:style-name="ce45">
            <text:p>16,018</text:p>
          </table:table-cell>
          <table:table-cell office:value-type="float" office:value="3321" table:style-name="ce45">
            <text:p>3,321</text:p>
          </table:table-cell>
          <table:table-cell office:value-type="float" office:value="3309" table:style-name="ce45">
            <text:p>3,309</text:p>
          </table:table-cell>
          <table:table-cell office:value-type="float" office:value="3247" table:style-name="ce45">
            <text:p>3,247</text:p>
          </table:table-cell>
          <table:table-cell office:value-type="float" office:value="3131" table:style-name="ce45">
            <text:p>3,131</text:p>
          </table:table-cell>
          <table:table-cell office:value-type="float" office:value="3010" table:style-name="ce46">
            <text:p>3,010</text:p>
          </table:table-cell>
          <table:table-cell office:value-type="float" office:value="13798" table:style-name="ce45">
            <text:p>13,798</text:p>
          </table:table-cell>
          <table:table-cell office:value-type="float" office:value="3002" table:style-name="ce45">
            <text:p>3,002</text:p>
          </table:table-cell>
          <table:table-cell office:value-type="float" office:value="2682" table:style-name="ce45">
            <text:p>2,682</text:p>
          </table:table-cell>
          <table:table-cell office:value-type="float" office:value="2897" table:style-name="ce45">
            <text:p>2,897</text:p>
          </table:table-cell>
          <table:table-cell office:value-type="float" office:value="2684" table:style-name="ce45">
            <text:p>2,684</text:p>
          </table:table-cell>
          <table:table-cell office:value-type="float" office:value="2533" table:style-name="ce46">
            <text:p>2,533</text:p>
          </table:table-cell>
          <table:table-cell office:value-type="float" office:value="16114" table:style-name="ce45">
            <text:p>16,114</text:p>
          </table:table-cell>
          <table:table-cell office:value-type="float" office:value="2836" table:style-name="ce45">
            <text:p>2,836</text:p>
          </table:table-cell>
          <table:table-cell office:value-type="float" office:value="3095" table:style-name="ce45">
            <text:p>3,095</text:p>
          </table:table-cell>
          <table:table-cell office:value-type="float" office:value="3260" table:style-name="ce45">
            <text:p>3,260</text:p>
          </table:table-cell>
          <table:table-cell office:value-type="float" office:value="3338" table:style-name="ce45">
            <text:p>3,338</text:p>
          </table:table-cell>
          <table:table-cell office:value-type="float" office:value="3585" table:style-name="ce46">
            <text:p>3,585</text:p>
          </table:table-cell>
          <table:table-cell office:value-type="float" office:value="18315" table:style-name="ce45">
            <text:p>18,315</text:p>
          </table:table-cell>
          <table:table-cell office:value-type="float" office:value="3745" table:style-name="ce45">
            <text:p>3,745</text:p>
          </table:table-cell>
          <table:table-cell office:value-type="float" office:value="3502" table:style-name="ce45">
            <text:p>3,502</text:p>
          </table:table-cell>
          <table:table-cell office:value-type="float" office:value="3638" table:style-name="ce45">
            <text:p>3,638</text:p>
          </table:table-cell>
          <table:table-cell office:value-type="float" office:value="3614" table:style-name="ce45">
            <text:p>3,614</text:p>
          </table:table-cell>
          <table:table-cell office:value-type="float" office:value="3816" table:style-name="ce46">
            <text:p>3,816</text:p>
          </table:table-cell>
          <table:table-cell office:value-type="float" office:value="17022" table:style-name="ce45">
            <text:p>17,022</text:p>
          </table:table-cell>
          <table:table-cell office:value-type="float" office:value="3318" table:style-name="ce45">
            <text:p>3,318</text:p>
          </table:table-cell>
          <table:table-cell office:value-type="float" office:value="3328" table:style-name="ce45">
            <text:p>3,328</text:p>
          </table:table-cell>
          <table:table-cell office:value-type="float" office:value="3449" table:style-name="ce45">
            <text:p>3,449</text:p>
          </table:table-cell>
          <table:table-cell office:value-type="float" office:value="3405" table:style-name="ce45">
            <text:p>3,405</text:p>
          </table:table-cell>
          <table:table-cell office:value-type="float" office:value="3522" table:style-name="ce46">
            <text:p>3,522</text:p>
          </table:table-cell>
          <table:table-cell office:value-type="float" office:value="18189" table:style-name="ce45">
            <text:p>18,189</text:p>
          </table:table-cell>
          <table:table-cell office:value-type="float" office:value="3599" table:style-name="ce45">
            <text:p>3,599</text:p>
          </table:table-cell>
          <table:table-cell office:value-type="float" office:value="3647" table:style-name="ce45">
            <text:p>3,647</text:p>
          </table:table-cell>
          <table:table-cell office:value-type="float" office:value="3620" table:style-name="ce45">
            <text:p>3,620</text:p>
          </table:table-cell>
          <table:table-cell office:value-type="float" office:value="3625" table:style-name="ce45">
            <text:p>3,625</text:p>
          </table:table-cell>
          <table:table-cell office:value-type="float" office:value="3698" table:style-name="ce46">
            <text:p>3,698</text:p>
          </table:table-cell>
          <table:table-cell office:value-type="float" office:value="19039" table:style-name="ce45">
            <text:p>19,039</text:p>
          </table:table-cell>
          <table:table-cell office:value-type="float" office:value="3767" table:style-name="ce45">
            <text:p>3,767</text:p>
          </table:table-cell>
          <table:table-cell office:value-type="float" office:value="3701" table:style-name="ce45">
            <text:p>3,701</text:p>
          </table:table-cell>
          <table:table-cell office:value-type="float" office:value="3883" table:style-name="ce45">
            <text:p>3,883</text:p>
          </table:table-cell>
          <table:table-cell office:value-type="float" office:value="3865" table:style-name="ce45">
            <text:p>3,865</text:p>
          </table:table-cell>
          <table:table-cell office:value-type="float" office:value="3823" table:style-name="ce46">
            <text:p>3,823</text:p>
          </table:table-cell>
          <table:table-cell office:value-type="float" office:value="17788" table:style-name="ce45">
            <text:p>17,788</text:p>
          </table:table-cell>
          <table:table-cell office:value-type="float" office:value="3751" table:style-name="ce45">
            <text:p>3,751</text:p>
          </table:table-cell>
          <table:table-cell office:value-type="float" office:value="3814" table:style-name="ce45">
            <text:p>3,814</text:p>
          </table:table-cell>
          <table:table-cell office:value-type="float" office:value="3612" table:style-name="ce45">
            <text:p>3,612</text:p>
          </table:table-cell>
          <table:table-cell office:value-type="float" office:value="3127" table:style-name="ce45">
            <text:p>3,127</text:p>
          </table:table-cell>
          <table:table-cell office:value-type="float" office:value="3484" table:style-name="ce46">
            <text:p>3,484</text:p>
          </table:table-cell>
          <table:table-cell office:value-type="float" office:value="15671" table:style-name="ce45">
            <text:p>15,671</text:p>
          </table:table-cell>
          <table:table-cell office:value-type="float" office:value="3215" table:style-name="ce45">
            <text:p>3,215</text:p>
          </table:table-cell>
          <table:table-cell office:value-type="float" office:value="3160" table:style-name="ce45">
            <text:p>3,160</text:p>
          </table:table-cell>
          <table:table-cell office:value-type="float" office:value="3187" table:style-name="ce45">
            <text:p>3,187</text:p>
          </table:table-cell>
          <table:table-cell office:value-type="float" office:value="2947" table:style-name="ce45">
            <text:p>2,947</text:p>
          </table:table-cell>
          <table:table-cell office:value-type="float" office:value="3162" table:style-name="ce46">
            <text:p>3,162</text:p>
          </table:table-cell>
          <table:table-cell office:value-type="float" office:value="11438" table:style-name="ce45">
            <text:p>11,438</text:p>
          </table:table-cell>
          <table:table-cell office:value-type="float" office:value="2721" table:style-name="ce45">
            <text:p>2,721</text:p>
          </table:table-cell>
          <table:table-cell office:value-type="float" office:value="2489" table:style-name="ce45">
            <text:p>2,489</text:p>
          </table:table-cell>
          <table:table-cell office:value-type="float" office:value="2443" table:style-name="ce45">
            <text:p>2,443</text:p>
          </table:table-cell>
          <table:table-cell office:value-type="float" office:value="2152" table:style-name="ce45">
            <text:p>2,152</text:p>
          </table:table-cell>
          <table:table-cell office:value-type="float" office:value="1633" table:style-name="ce46">
            <text:p>1,633</text:p>
          </table:table-cell>
          <table:table-cell office:value-type="float" office:value="9307" table:style-name="ce45">
            <text:p>9,307</text:p>
          </table:table-cell>
          <table:table-cell office:value-type="float" office:value="1500" table:style-name="ce45">
            <text:p>1,500</text:p>
          </table:table-cell>
          <table:table-cell office:value-type="float" office:value="1894" table:style-name="ce45">
            <text:p>1,894</text:p>
          </table:table-cell>
          <table:table-cell office:value-type="float" office:value="1972" table:style-name="ce45">
            <text:p>1,972</text:p>
          </table:table-cell>
          <table:table-cell office:value-type="float" office:value="1931" table:style-name="ce45">
            <text:p>1,931</text:p>
          </table:table-cell>
          <table:table-cell office:value-type="float" office:value="2010" table:style-name="ce46">
            <text:p>2,010</text:p>
          </table:table-cell>
          <table:table-cell office:value-type="float" office:value="9027" table:style-name="ce45">
            <text:p>9,027</text:p>
          </table:table-cell>
          <table:table-cell office:value-type="float" office:value="2002" table:style-name="ce45">
            <text:p>2,002</text:p>
          </table:table-cell>
          <table:table-cell office:value-type="float" office:value="1956" table:style-name="ce45">
            <text:p>1,956</text:p>
          </table:table-cell>
          <table:table-cell office:value-type="float" office:value="1844" table:style-name="ce45">
            <text:p>1,844</text:p>
          </table:table-cell>
          <table:table-cell office:value-type="float" office:value="1636" table:style-name="ce45">
            <text:p>1,636</text:p>
          </table:table-cell>
          <table:table-cell office:value-type="float" office:value="1589" table:style-name="ce46">
            <text:p>1,589</text:p>
          </table:table-cell>
          <table:table-cell office:value-type="float" office:value="6013" table:style-name="ce45">
            <text:p>6,013</text:p>
          </table:table-cell>
          <table:table-cell office:value-type="float" office:value="1389" table:style-name="ce45">
            <text:p>1,389</text:p>
          </table:table-cell>
          <table:table-cell office:value-type="float" office:value="1384" table:style-name="ce45">
            <text:p>1,384</text:p>
          </table:table-cell>
          <table:table-cell office:value-type="float" office:value="1201" table:style-name="ce45">
            <text:p>1,201</text:p>
          </table:table-cell>
          <table:table-cell office:value-type="float" office:value="1074" table:style-name="ce45">
            <text:p>1,074</text:p>
          </table:table-cell>
          <table:table-cell office:value-type="float" office:value="965" table:style-name="ce46">
            <text:p>965</text:p>
          </table:table-cell>
          <table:table-cell office:value-type="float" office:value="2617" table:style-name="ce45">
            <text:p>2,617</text:p>
          </table:table-cell>
          <table:table-cell office:value-type="float" office:value="792" table:style-name="ce45">
            <text:p>792</text:p>
          </table:table-cell>
          <table:table-cell office:value-type="float" office:value="635" table:style-name="ce45">
            <text:p>635</text:p>
          </table:table-cell>
          <table:table-cell office:value-type="float" office:value="493" table:style-name="ce45">
            <text:p>493</text:p>
          </table:table-cell>
          <table:table-cell office:value-type="float" office:value="391" table:style-name="ce45">
            <text:p>391</text:p>
          </table:table-cell>
          <table:table-cell office:value-type="float" office:value="306" table:style-name="ce46">
            <text:p>306</text:p>
          </table:table-cell>
          <table:table-cell office:value-type="float" office:value="529" table:style-name="ce45">
            <text:p>529</text:p>
          </table:table-cell>
          <table:table-cell office:value-type="float" office:value="190" table:style-name="ce45">
            <text:p>190</text:p>
          </table:table-cell>
          <table:table-cell office:value-type="float" office:value="116" table:style-name="ce45">
            <text:p>116</text:p>
          </table:table-cell>
          <table:table-cell office:value-type="float" office:value="102" table:style-name="ce45">
            <text:p>102</text:p>
          </table:table-cell>
          <table:table-cell office:value-type="float" office:value="64" table:style-name="ce45">
            <text:p>64</text:p>
          </table:table-cell>
          <table:table-cell office:value-type="float" office:value="57" table:style-name="ce46">
            <text:p>57</text:p>
          </table:table-cell>
          <table:table-cell office:value-type="float" office:value="71" table:style-name="ce45">
            <text:p>71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811275" table:style-name="ce39">
            <text:p>811,275</text:p>
          </table:table-cell>
          <table:table-cell office:value-type="float" office:value="24681" table:style-name="ce39">
            <text:p>24,681</text:p>
          </table:table-cell>
          <table:table-cell office:value-type="float" office:value="4139" table:style-name="ce39">
            <text:p>4,139</text:p>
          </table:table-cell>
          <table:table-cell office:value-type="float" office:value="4773" table:style-name="ce39">
            <text:p>4,773</text:p>
          </table:table-cell>
          <table:table-cell office:value-type="float" office:value="4850" table:style-name="ce39">
            <text:p>4,850</text:p>
          </table:table-cell>
          <table:table-cell office:value-type="float" office:value="5300" table:style-name="ce39">
            <text:p>5,300</text:p>
          </table:table-cell>
          <table:table-cell office:value-type="float" office:value="5619" table:style-name="ce39">
            <text:p>5,619</text:p>
          </table:table-cell>
          <table:table-cell office:value-type="float" office:value="29627" table:style-name="ce39">
            <text:p>29,627</text:p>
          </table:table-cell>
          <table:table-cell office:value-type="float" office:value="5793" table:style-name="ce39">
            <text:p>5,793</text:p>
          </table:table-cell>
          <table:table-cell office:value-type="float" office:value="5998" table:style-name="ce39">
            <text:p>5,998</text:p>
          </table:table-cell>
          <table:table-cell office:value-type="float" office:value="5496" table:style-name="ce39">
            <text:p>5,496</text:p>
          </table:table-cell>
          <table:table-cell office:value-type="float" office:value="6626" table:style-name="ce39">
            <text:p>6,626</text:p>
          </table:table-cell>
          <table:table-cell office:value-type="float" office:value="5714" table:style-name="ce40">
            <text:p>5,714</text:p>
          </table:table-cell>
          <table:table-cell office:value-type="float" office:value="29425" table:style-name="ce39">
            <text:p>29,425</text:p>
          </table:table-cell>
          <table:table-cell office:value-type="float" office:value="5055" table:style-name="ce39">
            <text:p>5,055</text:p>
          </table:table-cell>
          <table:table-cell office:value-type="float" office:value="5623" table:style-name="ce39">
            <text:p>5,623</text:p>
          </table:table-cell>
          <table:table-cell office:value-type="float" office:value="5980" table:style-name="ce39">
            <text:p>5,980</text:p>
          </table:table-cell>
          <table:table-cell office:value-type="float" office:value="6205" table:style-name="ce39">
            <text:p>6,205</text:p>
          </table:table-cell>
          <table:table-cell office:value-type="float" office:value="6562" table:style-name="ce40">
            <text:p>6,562</text:p>
          </table:table-cell>
          <table:table-cell office:value-type="float" office:value="38837" table:style-name="ce39">
            <text:p>38,837</text:p>
          </table:table-cell>
          <table:table-cell office:value-type="float" office:value="6678" table:style-name="ce39">
            <text:p>6,678</text:p>
          </table:table-cell>
          <table:table-cell office:value-type="float" office:value="7173" table:style-name="ce39">
            <text:p>7,173</text:p>
          </table:table-cell>
          <table:table-cell office:value-type="float" office:value="7553" table:style-name="ce39">
            <text:p>7,553</text:p>
          </table:table-cell>
          <table:table-cell office:value-type="float" office:value="8540" table:style-name="ce39">
            <text:p>8,540</text:p>
          </table:table-cell>
          <table:table-cell office:value-type="float" office:value="8893" table:style-name="ce40">
            <text:p>8,893</text:p>
          </table:table-cell>
          <table:table-cell office:value-type="float" office:value="54059" table:style-name="ce39">
            <text:p>54,059</text:p>
          </table:table-cell>
          <table:table-cell office:value-type="float" office:value="10661" table:style-name="ce39">
            <text:p>10,661</text:p>
          </table:table-cell>
          <table:table-cell office:value-type="float" office:value="10057" table:style-name="ce39">
            <text:p>10,057</text:p>
          </table:table-cell>
          <table:table-cell office:value-type="float" office:value="9642" table:style-name="ce39">
            <text:p>9,642</text:p>
          </table:table-cell>
          <table:table-cell office:value-type="float" office:value="11608" table:style-name="ce39">
            <text:p>11,608</text:p>
          </table:table-cell>
          <table:table-cell office:value-type="float" office:value="12091" table:style-name="ce40">
            <text:p>12,091</text:p>
          </table:table-cell>
          <table:table-cell office:value-type="float" office:value="57749" table:style-name="ce39">
            <text:p>57,749</text:p>
          </table:table-cell>
          <table:table-cell office:value-type="float" office:value="12044" table:style-name="ce39">
            <text:p>12,044</text:p>
          </table:table-cell>
          <table:table-cell office:value-type="float" office:value="11971" table:style-name="ce39">
            <text:p>11,971</text:p>
          </table:table-cell>
          <table:table-cell office:value-type="float" office:value="11564" table:style-name="ce39">
            <text:p>11,564</text:p>
          </table:table-cell>
          <table:table-cell office:value-type="float" office:value="11271" table:style-name="ce39">
            <text:p>11,271</text:p>
          </table:table-cell>
          <table:table-cell office:value-type="float" office:value="10899" table:style-name="ce40">
            <text:p>10,899</text:p>
          </table:table-cell>
          <table:table-cell office:value-type="float" office:value="52275" table:style-name="ce39">
            <text:p>52,275</text:p>
          </table:table-cell>
          <table:table-cell office:value-type="float" office:value="10985" table:style-name="ce39">
            <text:p>10,985</text:p>
          </table:table-cell>
          <table:table-cell office:value-type="float" office:value="10356" table:style-name="ce39">
            <text:p>10,356</text:p>
          </table:table-cell>
          <table:table-cell office:value-type="float" office:value="11303" table:style-name="ce39">
            <text:p>11,303</text:p>
          </table:table-cell>
          <table:table-cell office:value-type="float" office:value="9875" table:style-name="ce39">
            <text:p>9,875</text:p>
          </table:table-cell>
          <table:table-cell office:value-type="float" office:value="9756" table:style-name="ce40">
            <text:p>9,756</text:p>
          </table:table-cell>
          <table:table-cell office:value-type="float" office:value="58470" table:style-name="ce39">
            <text:p>58,470</text:p>
          </table:table-cell>
          <table:table-cell office:value-type="float" office:value="10521" table:style-name="ce39">
            <text:p>10,521</text:p>
          </table:table-cell>
          <table:table-cell office:value-type="float" office:value="11374" table:style-name="ce39">
            <text:p>11,374</text:p>
          </table:table-cell>
          <table:table-cell office:value-type="float" office:value="11744" table:style-name="ce39">
            <text:p>11,744</text:p>
          </table:table-cell>
          <table:table-cell office:value-type="float" office:value="12356" table:style-name="ce39">
            <text:p>12,356</text:p>
          </table:table-cell>
          <table:table-cell office:value-type="float" office:value="12475" table:style-name="ce40">
            <text:p>12,475</text:p>
          </table:table-cell>
          <table:table-cell office:value-type="float" office:value="64963" table:style-name="ce39">
            <text:p>64,963</text:p>
          </table:table-cell>
          <table:table-cell office:value-type="float" office:value="12847" table:style-name="ce39">
            <text:p>12,847</text:p>
          </table:table-cell>
          <table:table-cell office:value-type="float" office:value="13142" table:style-name="ce39">
            <text:p>13,142</text:p>
          </table:table-cell>
          <table:table-cell office:value-type="float" office:value="12869" table:style-name="ce39">
            <text:p>12,869</text:p>
          </table:table-cell>
          <table:table-cell office:value-type="float" office:value="12595" table:style-name="ce39">
            <text:p>12,595</text:p>
          </table:table-cell>
          <table:table-cell office:value-type="float" office:value="13510" table:style-name="ce40">
            <text:p>13,510</text:p>
          </table:table-cell>
          <table:table-cell office:value-type="float" office:value="58754" table:style-name="ce39">
            <text:p>58,754</text:p>
          </table:table-cell>
          <table:table-cell office:value-type="float" office:value="11820" table:style-name="ce39">
            <text:p>11,820</text:p>
          </table:table-cell>
          <table:table-cell office:value-type="float" office:value="11532" table:style-name="ce39">
            <text:p>11,532</text:p>
          </table:table-cell>
          <table:table-cell office:value-type="float" office:value="11566" table:style-name="ce39">
            <text:p>11,566</text:p>
          </table:table-cell>
          <table:table-cell office:value-type="float" office:value="11520" table:style-name="ce39">
            <text:p>11,520</text:p>
          </table:table-cell>
          <table:table-cell office:value-type="float" office:value="12316" table:style-name="ce40">
            <text:p>12,316</text:p>
          </table:table-cell>
          <table:table-cell office:value-type="float" office:value="64940" table:style-name="ce39">
            <text:p>64,940</text:p>
          </table:table-cell>
          <table:table-cell office:value-type="float" office:value="12783" table:style-name="ce39">
            <text:p>12,783</text:p>
          </table:table-cell>
          <table:table-cell office:value-type="float" office:value="12816" table:style-name="ce39">
            <text:p>12,816</text:p>
          </table:table-cell>
          <table:table-cell office:value-type="float" office:value="13103" table:style-name="ce39">
            <text:p>13,103</text:p>
          </table:table-cell>
          <table:table-cell office:value-type="float" office:value="12841" table:style-name="ce39">
            <text:p>12,841</text:p>
          </table:table-cell>
          <table:table-cell office:value-type="float" office:value="13397" table:style-name="ce40">
            <text:p>13,397</text:p>
          </table:table-cell>
          <table:table-cell office:value-type="float" office:value="67656" table:style-name="ce39">
            <text:p>67,656</text:p>
          </table:table-cell>
          <table:table-cell office:value-type="float" office:value="13212" table:style-name="ce39">
            <text:p>13,212</text:p>
          </table:table-cell>
          <table:table-cell office:value-type="float" office:value="13728" table:style-name="ce39">
            <text:p>13,728</text:p>
          </table:table-cell>
          <table:table-cell office:value-type="float" office:value="13528" table:style-name="ce39">
            <text:p>13,528</text:p>
          </table:table-cell>
          <table:table-cell office:value-type="float" office:value="13608" table:style-name="ce39">
            <text:p>13,608</text:p>
          </table:table-cell>
          <table:table-cell office:value-type="float" office:value="13580" table:style-name="ce40">
            <text:p>13,580</text:p>
          </table:table-cell>
          <table:table-cell office:value-type="float" office:value="62648" table:style-name="ce39">
            <text:p>62,648</text:p>
          </table:table-cell>
          <table:table-cell office:value-type="float" office:value="13025" table:style-name="ce39">
            <text:p>13,025</text:p>
          </table:table-cell>
          <table:table-cell office:value-type="float" office:value="13226" table:style-name="ce39">
            <text:p>13,226</text:p>
          </table:table-cell>
          <table:table-cell office:value-type="float" office:value="12467" table:style-name="ce39">
            <text:p>12,467</text:p>
          </table:table-cell>
          <table:table-cell office:value-type="float" office:value="11793" table:style-name="ce39">
            <text:p>11,793</text:p>
          </table:table-cell>
          <table:table-cell office:value-type="float" office:value="12137" table:style-name="ce40">
            <text:p>12,137</text:p>
          </table:table-cell>
          <table:table-cell office:value-type="float" office:value="53154" table:style-name="ce39">
            <text:p>53,154</text:p>
          </table:table-cell>
          <table:table-cell office:value-type="float" office:value="11395" table:style-name="ce39">
            <text:p>11,395</text:p>
          </table:table-cell>
          <table:table-cell office:value-type="float" office:value="11064" table:style-name="ce39">
            <text:p>11,064</text:p>
          </table:table-cell>
          <table:table-cell office:value-type="float" office:value="10532" table:style-name="ce39">
            <text:p>10,532</text:p>
          </table:table-cell>
          <table:table-cell office:value-type="float" office:value="9910" table:style-name="ce39">
            <text:p>9,910</text:p>
          </table:table-cell>
          <table:table-cell office:value-type="float" office:value="10253" table:style-name="ce40">
            <text:p>10,253</text:p>
          </table:table-cell>
          <table:table-cell office:value-type="float" office:value="35119" table:style-name="ce39">
            <text:p>35,119</text:p>
          </table:table-cell>
          <table:table-cell office:value-type="float" office:value="8926" table:style-name="ce39">
            <text:p>8,926</text:p>
          </table:table-cell>
          <table:table-cell office:value-type="float" office:value="7733" table:style-name="ce39">
            <text:p>7,733</text:p>
          </table:table-cell>
          <table:table-cell office:value-type="float" office:value="7250" table:style-name="ce39">
            <text:p>7,250</text:p>
          </table:table-cell>
          <table:table-cell office:value-type="float" office:value="6344" table:style-name="ce39">
            <text:p>6,344</text:p>
          </table:table-cell>
          <table:table-cell office:value-type="float" office:value="4866" table:style-name="ce40">
            <text:p>4,866</text:p>
          </table:table-cell>
          <table:table-cell office:value-type="float" office:value="23892" table:style-name="ce39">
            <text:p>23,892</text:p>
          </table:table-cell>
          <table:table-cell office:value-type="float" office:value="4161" table:style-name="ce39">
            <text:p>4,161</text:p>
          </table:table-cell>
          <table:table-cell office:value-type="float" office:value="4968" table:style-name="ce39">
            <text:p>4,968</text:p>
          </table:table-cell>
          <table:table-cell office:value-type="float" office:value="4920" table:style-name="ce39">
            <text:p>4,920</text:p>
          </table:table-cell>
          <table:table-cell office:value-type="float" office:value="4952" table:style-name="ce39">
            <text:p>4,952</text:p>
          </table:table-cell>
          <table:table-cell office:value-type="float" office:value="4891" table:style-name="ce40">
            <text:p>4,891</text:p>
          </table:table-cell>
          <table:table-cell office:value-type="float" office:value="19422" table:style-name="ce39">
            <text:p>19,422</text:p>
          </table:table-cell>
          <table:table-cell office:value-type="float" office:value="4632" table:style-name="ce39">
            <text:p>4,632</text:p>
          </table:table-cell>
          <table:table-cell office:value-type="float" office:value="4231" table:style-name="ce39">
            <text:p>4,231</text:p>
          </table:table-cell>
          <table:table-cell office:value-type="float" office:value="3830" table:style-name="ce39">
            <text:p>3,830</text:p>
          </table:table-cell>
          <table:table-cell office:value-type="float" office:value="3581" table:style-name="ce39">
            <text:p>3,581</text:p>
          </table:table-cell>
          <table:table-cell office:value-type="float" office:value="3148" table:style-name="ce40">
            <text:p>3,148</text:p>
          </table:table-cell>
          <table:table-cell office:value-type="float" office:value="10583" table:style-name="ce39">
            <text:p>10,583</text:p>
          </table:table-cell>
          <table:table-cell office:value-type="float" office:value="2758" table:style-name="ce39">
            <text:p>2,758</text:p>
          </table:table-cell>
          <table:table-cell office:value-type="float" office:value="2520" table:style-name="ce39">
            <text:p>2,520</text:p>
          </table:table-cell>
          <table:table-cell office:value-type="float" office:value="2020" table:style-name="ce39">
            <text:p>2,020</text:p>
          </table:table-cell>
          <table:table-cell office:value-type="float" office:value="1726" table:style-name="ce39">
            <text:p>1,726</text:p>
          </table:table-cell>
          <table:table-cell office:value-type="float" office:value="1559" table:style-name="ce40">
            <text:p>1,559</text:p>
          </table:table-cell>
          <table:table-cell office:value-type="float" office:value="4151" table:style-name="ce39">
            <text:p>4,151</text:p>
          </table:table-cell>
          <table:table-cell office:value-type="float" office:value="1286" table:style-name="ce39">
            <text:p>1,286</text:p>
          </table:table-cell>
          <table:table-cell office:value-type="float" office:value="1036" table:style-name="ce39">
            <text:p>1,036</text:p>
          </table:table-cell>
          <table:table-cell office:value-type="float" office:value="793" table:style-name="ce39">
            <text:p>793</text:p>
          </table:table-cell>
          <table:table-cell office:value-type="float" office:value="600" table:style-name="ce39">
            <text:p>600</text:p>
          </table:table-cell>
          <table:table-cell office:value-type="float" office:value="436" table:style-name="ce40">
            <text:p>436</text:p>
          </table:table-cell>
          <table:table-cell office:value-type="float" office:value="789" table:style-name="ce39">
            <text:p>789</text:p>
          </table:table-cell>
          <table:table-cell office:value-type="float" office:value="321" table:style-name="ce39">
            <text:p>321</text:p>
          </table:table-cell>
          <table:table-cell office:value-type="float" office:value="176" table:style-name="ce39">
            <text:p>176</text:p>
          </table:table-cell>
          <table:table-cell office:value-type="float" office:value="144" table:style-name="ce39">
            <text:p>144</text:p>
          </table:table-cell>
          <table:table-cell office:value-type="float" office:value="84" table:style-name="ce39">
            <text:p>84</text:p>
          </table:table-cell>
          <table:table-cell office:value-type="float" office:value="64" table:style-name="ce40">
            <text:p>64</text:p>
          </table:table-cell>
          <table:table-cell office:value-type="float" office:value="81" table:style-name="ce39">
            <text:p>81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屏東縣</text:p>
          </table:table-cell>
          <table:table-cell office:value-type="string" table:style-name="ce37">
            <text:p>男</text:p>
          </table:table-cell>
          <table:table-cell office:value-type="float" office:value="413227" table:style-name="ce39">
            <text:p>413,227</text:p>
          </table:table-cell>
          <table:table-cell office:value-type="float" office:value="12849" table:style-name="ce39">
            <text:p>12,849</text:p>
          </table:table-cell>
          <table:table-cell office:value-type="float" office:value="2162" table:style-name="ce39">
            <text:p>2,162</text:p>
          </table:table-cell>
          <table:table-cell office:value-type="float" office:value="2499" table:style-name="ce39">
            <text:p>2,499</text:p>
          </table:table-cell>
          <table:table-cell office:value-type="float" office:value="2435" table:style-name="ce39">
            <text:p>2,435</text:p>
          </table:table-cell>
          <table:table-cell office:value-type="float" office:value="2778" table:style-name="ce39">
            <text:p>2,778</text:p>
          </table:table-cell>
          <table:table-cell office:value-type="float" office:value="2975" table:style-name="ce39">
            <text:p>2,975</text:p>
          </table:table-cell>
          <table:table-cell office:value-type="float" office:value="15366" table:style-name="ce39">
            <text:p>15,366</text:p>
          </table:table-cell>
          <table:table-cell office:value-type="float" office:value="3001" table:style-name="ce39">
            <text:p>3,001</text:p>
          </table:table-cell>
          <table:table-cell office:value-type="float" office:value="3076" table:style-name="ce39">
            <text:p>3,076</text:p>
          </table:table-cell>
          <table:table-cell office:value-type="float" office:value="2819" table:style-name="ce39">
            <text:p>2,819</text:p>
          </table:table-cell>
          <table:table-cell office:value-type="float" office:value="3513" table:style-name="ce39">
            <text:p>3,513</text:p>
          </table:table-cell>
          <table:table-cell office:value-type="float" office:value="2957" table:style-name="ce40">
            <text:p>2,957</text:p>
          </table:table-cell>
          <table:table-cell office:value-type="float" office:value="15392" table:style-name="ce39">
            <text:p>15,392</text:p>
          </table:table-cell>
          <table:table-cell office:value-type="float" office:value="2696" table:style-name="ce39">
            <text:p>2,696</text:p>
          </table:table-cell>
          <table:table-cell office:value-type="float" office:value="2908" table:style-name="ce39">
            <text:p>2,908</text:p>
          </table:table-cell>
          <table:table-cell office:value-type="float" office:value="3158" table:style-name="ce39">
            <text:p>3,158</text:p>
          </table:table-cell>
          <table:table-cell office:value-type="float" office:value="3235" table:style-name="ce39">
            <text:p>3,235</text:p>
          </table:table-cell>
          <table:table-cell office:value-type="float" office:value="3395" table:style-name="ce40">
            <text:p>3,395</text:p>
          </table:table-cell>
          <table:table-cell office:value-type="float" office:value="20176" table:style-name="ce39">
            <text:p>20,176</text:p>
          </table:table-cell>
          <table:table-cell office:value-type="float" office:value="3527" table:style-name="ce39">
            <text:p>3,527</text:p>
          </table:table-cell>
          <table:table-cell office:value-type="float" office:value="3758" table:style-name="ce39">
            <text:p>3,758</text:p>
          </table:table-cell>
          <table:table-cell office:value-type="float" office:value="3955" table:style-name="ce39">
            <text:p>3,955</text:p>
          </table:table-cell>
          <table:table-cell office:value-type="float" office:value="4414" table:style-name="ce39">
            <text:p>4,414</text:p>
          </table:table-cell>
          <table:table-cell office:value-type="float" office:value="4522" table:style-name="ce40">
            <text:p>4,522</text:p>
          </table:table-cell>
          <table:table-cell office:value-type="float" office:value="28424" table:style-name="ce39">
            <text:p>28,424</text:p>
          </table:table-cell>
          <table:table-cell office:value-type="float" office:value="5588" table:style-name="ce39">
            <text:p>5,588</text:p>
          </table:table-cell>
          <table:table-cell office:value-type="float" office:value="5286" table:style-name="ce39">
            <text:p>5,286</text:p>
          </table:table-cell>
          <table:table-cell office:value-type="float" office:value="5062" table:style-name="ce39">
            <text:p>5,062</text:p>
          </table:table-cell>
          <table:table-cell office:value-type="float" office:value="6085" table:style-name="ce39">
            <text:p>6,085</text:p>
          </table:table-cell>
          <table:table-cell office:value-type="float" office:value="6403" table:style-name="ce40">
            <text:p>6,403</text:p>
          </table:table-cell>
          <table:table-cell office:value-type="float" office:value="30465" table:style-name="ce39">
            <text:p>30,465</text:p>
          </table:table-cell>
          <table:table-cell office:value-type="float" office:value="6344" table:style-name="ce39">
            <text:p>6,344</text:p>
          </table:table-cell>
          <table:table-cell office:value-type="float" office:value="6248" table:style-name="ce39">
            <text:p>6,248</text:p>
          </table:table-cell>
          <table:table-cell office:value-type="float" office:value="6093" table:style-name="ce39">
            <text:p>6,093</text:p>
          </table:table-cell>
          <table:table-cell office:value-type="float" office:value="5974" table:style-name="ce39">
            <text:p>5,974</text:p>
          </table:table-cell>
          <table:table-cell office:value-type="float" office:value="5806" table:style-name="ce40">
            <text:p>5,806</text:p>
          </table:table-cell>
          <table:table-cell office:value-type="float" office:value="27924" table:style-name="ce39">
            <text:p>27,924</text:p>
          </table:table-cell>
          <table:table-cell office:value-type="float" office:value="5814" table:style-name="ce39">
            <text:p>5,814</text:p>
          </table:table-cell>
          <table:table-cell office:value-type="float" office:value="5452" table:style-name="ce39">
            <text:p>5,452</text:p>
          </table:table-cell>
          <table:table-cell office:value-type="float" office:value="6098" table:style-name="ce39">
            <text:p>6,098</text:p>
          </table:table-cell>
          <table:table-cell office:value-type="float" office:value="5309" table:style-name="ce39">
            <text:p>5,309</text:p>
          </table:table-cell>
          <table:table-cell office:value-type="float" office:value="5251" table:style-name="ce40">
            <text:p>5,251</text:p>
          </table:table-cell>
          <table:table-cell office:value-type="float" office:value="30540" table:style-name="ce39">
            <text:p>30,540</text:p>
          </table:table-cell>
          <table:table-cell office:value-type="float" office:value="5547" table:style-name="ce39">
            <text:p>5,547</text:p>
          </table:table-cell>
          <table:table-cell office:value-type="float" office:value="5945" table:style-name="ce39">
            <text:p>5,945</text:p>
          </table:table-cell>
          <table:table-cell office:value-type="float" office:value="6203" table:style-name="ce39">
            <text:p>6,203</text:p>
          </table:table-cell>
          <table:table-cell office:value-type="float" office:value="6365" table:style-name="ce39">
            <text:p>6,365</text:p>
          </table:table-cell>
          <table:table-cell office:value-type="float" office:value="6480" table:style-name="ce40">
            <text:p>6,480</text:p>
          </table:table-cell>
          <table:table-cell office:value-type="float" office:value="33567" table:style-name="ce39">
            <text:p>33,567</text:p>
          </table:table-cell>
          <table:table-cell office:value-type="float" office:value="6636" table:style-name="ce39">
            <text:p>6,636</text:p>
          </table:table-cell>
          <table:table-cell office:value-type="float" office:value="6848" table:style-name="ce39">
            <text:p>6,848</text:p>
          </table:table-cell>
          <table:table-cell office:value-type="float" office:value="6610" table:style-name="ce39">
            <text:p>6,610</text:p>
          </table:table-cell>
          <table:table-cell office:value-type="float" office:value="6515" table:style-name="ce39">
            <text:p>6,515</text:p>
          </table:table-cell>
          <table:table-cell office:value-type="float" office:value="6958" table:style-name="ce40">
            <text:p>6,958</text:p>
          </table:table-cell>
          <table:table-cell office:value-type="float" office:value="29905" table:style-name="ce39">
            <text:p>29,905</text:p>
          </table:table-cell>
          <table:table-cell office:value-type="float" office:value="6065" table:style-name="ce39">
            <text:p>6,065</text:p>
          </table:table-cell>
          <table:table-cell office:value-type="float" office:value="5824" table:style-name="ce39">
            <text:p>5,824</text:p>
          </table:table-cell>
          <table:table-cell office:value-type="float" office:value="5864" table:style-name="ce39">
            <text:p>5,864</text:p>
          </table:table-cell>
          <table:table-cell office:value-type="float" office:value="5885" table:style-name="ce39">
            <text:p>5,885</text:p>
          </table:table-cell>
          <table:table-cell office:value-type="float" office:value="6267" table:style-name="ce40">
            <text:p>6,267</text:p>
          </table:table-cell>
          <table:table-cell office:value-type="float" office:value="33786" table:style-name="ce39">
            <text:p>33,786</text:p>
          </table:table-cell>
          <table:table-cell office:value-type="float" office:value="6547" table:style-name="ce39">
            <text:p>6,547</text:p>
          </table:table-cell>
          <table:table-cell office:value-type="float" office:value="6503" table:style-name="ce39">
            <text:p>6,503</text:p>
          </table:table-cell>
          <table:table-cell office:value-type="float" office:value="6843" table:style-name="ce39">
            <text:p>6,843</text:p>
          </table:table-cell>
          <table:table-cell office:value-type="float" office:value="6783" table:style-name="ce39">
            <text:p>6,783</text:p>
          </table:table-cell>
          <table:table-cell office:value-type="float" office:value="7110" table:style-name="ce40">
            <text:p>7,110</text:p>
          </table:table-cell>
          <table:table-cell office:value-type="float" office:value="34817" table:style-name="ce39">
            <text:p>34,817</text:p>
          </table:table-cell>
          <table:table-cell office:value-type="float" office:value="6810" table:style-name="ce39">
            <text:p>6,810</text:p>
          </table:table-cell>
          <table:table-cell office:value-type="float" office:value="7136" table:style-name="ce39">
            <text:p>7,136</text:p>
          </table:table-cell>
          <table:table-cell office:value-type="float" office:value="6904" table:style-name="ce39">
            <text:p>6,904</text:p>
          </table:table-cell>
          <table:table-cell office:value-type="float" office:value="7013" table:style-name="ce39">
            <text:p>7,013</text:p>
          </table:table-cell>
          <table:table-cell office:value-type="float" office:value="6954" table:style-name="ce40">
            <text:p>6,954</text:p>
          </table:table-cell>
          <table:table-cell office:value-type="float" office:value="31251" table:style-name="ce39">
            <text:p>31,251</text:p>
          </table:table-cell>
          <table:table-cell office:value-type="float" office:value="6642" table:style-name="ce39">
            <text:p>6,642</text:p>
          </table:table-cell>
          <table:table-cell office:value-type="float" office:value="6655" table:style-name="ce39">
            <text:p>6,655</text:p>
          </table:table-cell>
          <table:table-cell office:value-type="float" office:value="6254" table:style-name="ce39">
            <text:p>6,254</text:p>
          </table:table-cell>
          <table:table-cell office:value-type="float" office:value="5765" table:style-name="ce39">
            <text:p>5,765</text:p>
          </table:table-cell>
          <table:table-cell office:value-type="float" office:value="5935" table:style-name="ce40">
            <text:p>5,935</text:p>
          </table:table-cell>
          <table:table-cell office:value-type="float" office:value="26109" table:style-name="ce39">
            <text:p>26,109</text:p>
          </table:table-cell>
          <table:table-cell office:value-type="float" office:value="5651" table:style-name="ce39">
            <text:p>5,651</text:p>
          </table:table-cell>
          <table:table-cell office:value-type="float" office:value="5409" table:style-name="ce39">
            <text:p>5,409</text:p>
          </table:table-cell>
          <table:table-cell office:value-type="float" office:value="5160" table:style-name="ce39">
            <text:p>5,160</text:p>
          </table:table-cell>
          <table:table-cell office:value-type="float" office:value="4840" table:style-name="ce39">
            <text:p>4,840</text:p>
          </table:table-cell>
          <table:table-cell office:value-type="float" office:value="5049" table:style-name="ce40">
            <text:p>5,049</text:p>
          </table:table-cell>
          <table:table-cell office:value-type="float" office:value="16742" table:style-name="ce39">
            <text:p>16,742</text:p>
          </table:table-cell>
          <table:table-cell office:value-type="float" office:value="4391" table:style-name="ce39">
            <text:p>4,391</text:p>
          </table:table-cell>
          <table:table-cell office:value-type="float" office:value="3641" table:style-name="ce39">
            <text:p>3,641</text:p>
          </table:table-cell>
          <table:table-cell office:value-type="float" office:value="3443" table:style-name="ce39">
            <text:p>3,443</text:p>
          </table:table-cell>
          <table:table-cell office:value-type="float" office:value="3014" table:style-name="ce39">
            <text:p>3,014</text:p>
          </table:table-cell>
          <table:table-cell office:value-type="float" office:value="2253" table:style-name="ce40">
            <text:p>2,253</text:p>
          </table:table-cell>
          <table:table-cell office:value-type="float" office:value="10925" table:style-name="ce39">
            <text:p>10,925</text:p>
          </table:table-cell>
          <table:table-cell office:value-type="float" office:value="1895" table:style-name="ce39">
            <text:p>1,895</text:p>
          </table:table-cell>
          <table:table-cell office:value-type="float" office:value="2270" table:style-name="ce39">
            <text:p>2,270</text:p>
          </table:table-cell>
          <table:table-cell office:value-type="float" office:value="2284" table:style-name="ce39">
            <text:p>2,284</text:p>
          </table:table-cell>
          <table:table-cell office:value-type="float" office:value="2247" table:style-name="ce39">
            <text:p>2,247</text:p>
          </table:table-cell>
          <table:table-cell office:value-type="float" office:value="2229" table:style-name="ce40">
            <text:p>2,229</text:p>
          </table:table-cell>
          <table:table-cell office:value-type="float" office:value="8595" table:style-name="ce39">
            <text:p>8,595</text:p>
          </table:table-cell>
          <table:table-cell office:value-type="float" office:value="2076" table:style-name="ce39">
            <text:p>2,076</text:p>
          </table:table-cell>
          <table:table-cell office:value-type="float" office:value="1910" table:style-name="ce39">
            <text:p>1,910</text:p>
          </table:table-cell>
          <table:table-cell office:value-type="float" office:value="1689" table:style-name="ce39">
            <text:p>1,689</text:p>
          </table:table-cell>
          <table:table-cell office:value-type="float" office:value="1587" table:style-name="ce39">
            <text:p>1,587</text:p>
          </table:table-cell>
          <table:table-cell office:value-type="float" office:value="1333" table:style-name="ce40">
            <text:p>1,333</text:p>
          </table:table-cell>
          <table:table-cell office:value-type="float" office:value="4312" table:style-name="ce39">
            <text:p>4,312</text:p>
          </table:table-cell>
          <table:table-cell office:value-type="float" office:value="1137" table:style-name="ce39">
            <text:p>1,137</text:p>
          </table:table-cell>
          <table:table-cell office:value-type="float" office:value="1025" table:style-name="ce39">
            <text:p>1,025</text:p>
          </table:table-cell>
          <table:table-cell office:value-type="float" office:value="848" table:style-name="ce39">
            <text:p>848</text:p>
          </table:table-cell>
          <table:table-cell office:value-type="float" office:value="670" table:style-name="ce39">
            <text:p>670</text:p>
          </table:table-cell>
          <table:table-cell office:value-type="float" office:value="632" table:style-name="ce40">
            <text:p>632</text:p>
          </table:table-cell>
          <table:table-cell office:value-type="float" office:value="1719" table:style-name="ce39">
            <text:p>1,719</text:p>
          </table:table-cell>
          <table:table-cell office:value-type="float" office:value="537" table:style-name="ce39">
            <text:p>537</text:p>
          </table:table-cell>
          <table:table-cell office:value-type="float" office:value="399" table:style-name="ce39">
            <text:p>399</text:p>
          </table:table-cell>
          <table:table-cell office:value-type="float" office:value="353" table:style-name="ce39">
            <text:p>353</text:p>
          </table:table-cell>
          <table:table-cell office:value-type="float" office:value="243" table:style-name="ce39">
            <text:p>243</text:p>
          </table:table-cell>
          <table:table-cell office:value-type="float" office:value="187" table:style-name="ce40">
            <text:p>187</text:p>
          </table:table-cell>
          <table:table-cell office:value-type="float" office:value="332" table:style-name="ce39">
            <text:p>332</text:p>
          </table:table-cell>
          <table:table-cell office:value-type="float" office:value="140" table:style-name="ce39">
            <text:p>140</text:p>
          </table:table-cell>
          <table:table-cell office:value-type="float" office:value="71" table:style-name="ce39">
            <text:p>71</text:p>
          </table:table-cell>
          <table:table-cell office:value-type="float" office:value="58" table:style-name="ce39">
            <text:p>58</text:p>
          </table:table-cell>
          <table:table-cell office:value-type="float" office:value="35" table:style-name="ce39">
            <text:p>35</text:p>
          </table:table-cell>
          <table:table-cell office:value-type="float" office:value="28" table:style-name="ce40">
            <text:p>28</text:p>
          </table:table-cell>
          <table:table-cell office:value-type="float" office:value="31" table:style-name="ce39">
            <text:p>31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398048" table:style-name="ce43">
            <text:p>398,048</text:p>
          </table:table-cell>
          <table:table-cell office:value-type="float" office:value="11832" table:style-name="ce44">
            <text:p>11,832</text:p>
          </table:table-cell>
          <table:table-cell office:value-type="float" office:value="1977" table:style-name="ce43">
            <text:p>1,977</text:p>
          </table:table-cell>
          <table:table-cell office:value-type="float" office:value="2274" table:style-name="ce43">
            <text:p>2,274</text:p>
          </table:table-cell>
          <table:table-cell office:value-type="float" office:value="2415" table:style-name="ce43">
            <text:p>2,415</text:p>
          </table:table-cell>
          <table:table-cell office:value-type="float" office:value="2522" table:style-name="ce43">
            <text:p>2,522</text:p>
          </table:table-cell>
          <table:table-cell office:value-type="float" office:value="2644" table:style-name="ce43">
            <text:p>2,644</text:p>
          </table:table-cell>
          <table:table-cell office:value-type="float" office:value="14261" table:style-name="ce43">
            <text:p>14,261</text:p>
          </table:table-cell>
          <table:table-cell office:value-type="float" office:value="2792" table:style-name="ce43">
            <text:p>2,792</text:p>
          </table:table-cell>
          <table:table-cell office:value-type="float" office:value="2922" table:style-name="ce43">
            <text:p>2,922</text:p>
          </table:table-cell>
          <table:table-cell office:value-type="float" office:value="2677" table:style-name="ce43">
            <text:p>2,677</text:p>
          </table:table-cell>
          <table:table-cell office:value-type="float" office:value="3113" table:style-name="ce43">
            <text:p>3,113</text:p>
          </table:table-cell>
          <table:table-cell office:value-type="float" office:value="2757" table:style-name="ce44">
            <text:p>2,757</text:p>
          </table:table-cell>
          <table:table-cell office:value-type="float" office:value="14033" table:style-name="ce43">
            <text:p>14,033</text:p>
          </table:table-cell>
          <table:table-cell office:value-type="float" office:value="2359" table:style-name="ce43">
            <text:p>2,359</text:p>
          </table:table-cell>
          <table:table-cell office:value-type="float" office:value="2715" table:style-name="ce43">
            <text:p>2,715</text:p>
          </table:table-cell>
          <table:table-cell office:value-type="float" office:value="2822" table:style-name="ce43">
            <text:p>2,822</text:p>
          </table:table-cell>
          <table:table-cell office:value-type="float" office:value="2970" table:style-name="ce43">
            <text:p>2,970</text:p>
          </table:table-cell>
          <table:table-cell office:value-type="float" office:value="3167" table:style-name="ce44">
            <text:p>3,167</text:p>
          </table:table-cell>
          <table:table-cell office:value-type="float" office:value="18661" table:style-name="ce43">
            <text:p>18,661</text:p>
          </table:table-cell>
          <table:table-cell office:value-type="float" office:value="3151" table:style-name="ce43">
            <text:p>3,151</text:p>
          </table:table-cell>
          <table:table-cell office:value-type="float" office:value="3415" table:style-name="ce43">
            <text:p>3,415</text:p>
          </table:table-cell>
          <table:table-cell office:value-type="float" office:value="3598" table:style-name="ce43">
            <text:p>3,598</text:p>
          </table:table-cell>
          <table:table-cell office:value-type="float" office:value="4126" table:style-name="ce43">
            <text:p>4,126</text:p>
          </table:table-cell>
          <table:table-cell office:value-type="float" office:value="4371" table:style-name="ce44">
            <text:p>4,371</text:p>
          </table:table-cell>
          <table:table-cell office:value-type="float" office:value="25635" table:style-name="ce43">
            <text:p>25,635</text:p>
          </table:table-cell>
          <table:table-cell office:value-type="float" office:value="5073" table:style-name="ce43">
            <text:p>5,073</text:p>
          </table:table-cell>
          <table:table-cell office:value-type="float" office:value="4771" table:style-name="ce43">
            <text:p>4,771</text:p>
          </table:table-cell>
          <table:table-cell office:value-type="float" office:value="4580" table:style-name="ce43">
            <text:p>4,580</text:p>
          </table:table-cell>
          <table:table-cell office:value-type="float" office:value="5523" table:style-name="ce43">
            <text:p>5,523</text:p>
          </table:table-cell>
          <table:table-cell office:value-type="float" office:value="5688" table:style-name="ce44">
            <text:p>5,688</text:p>
          </table:table-cell>
          <table:table-cell office:value-type="float" office:value="27284" table:style-name="ce43">
            <text:p>27,284</text:p>
          </table:table-cell>
          <table:table-cell office:value-type="float" office:value="5700" table:style-name="ce43">
            <text:p>5,700</text:p>
          </table:table-cell>
          <table:table-cell office:value-type="float" office:value="5723" table:style-name="ce43">
            <text:p>5,723</text:p>
          </table:table-cell>
          <table:table-cell office:value-type="float" office:value="5471" table:style-name="ce43">
            <text:p>5,471</text:p>
          </table:table-cell>
          <table:table-cell office:value-type="float" office:value="5297" table:style-name="ce43">
            <text:p>5,297</text:p>
          </table:table-cell>
          <table:table-cell office:value-type="float" office:value="5093" table:style-name="ce44">
            <text:p>5,093</text:p>
          </table:table-cell>
          <table:table-cell office:value-type="float" office:value="24351" table:style-name="ce43">
            <text:p>24,351</text:p>
          </table:table-cell>
          <table:table-cell office:value-type="float" office:value="5171" table:style-name="ce43">
            <text:p>5,171</text:p>
          </table:table-cell>
          <table:table-cell office:value-type="float" office:value="4904" table:style-name="ce43">
            <text:p>4,904</text:p>
          </table:table-cell>
          <table:table-cell office:value-type="float" office:value="5205" table:style-name="ce43">
            <text:p>5,205</text:p>
          </table:table-cell>
          <table:table-cell office:value-type="float" office:value="4566" table:style-name="ce43">
            <text:p>4,566</text:p>
          </table:table-cell>
          <table:table-cell office:value-type="float" office:value="4505" table:style-name="ce44">
            <text:p>4,505</text:p>
          </table:table-cell>
          <table:table-cell office:value-type="float" office:value="27930" table:style-name="ce43">
            <text:p>27,930</text:p>
          </table:table-cell>
          <table:table-cell office:value-type="float" office:value="4974" table:style-name="ce43">
            <text:p>4,974</text:p>
          </table:table-cell>
          <table:table-cell office:value-type="float" office:value="5429" table:style-name="ce43">
            <text:p>5,429</text:p>
          </table:table-cell>
          <table:table-cell office:value-type="float" office:value="5541" table:style-name="ce43">
            <text:p>5,541</text:p>
          </table:table-cell>
          <table:table-cell office:value-type="float" office:value="5991" table:style-name="ce43">
            <text:p>5,991</text:p>
          </table:table-cell>
          <table:table-cell office:value-type="float" office:value="5995" table:style-name="ce44">
            <text:p>5,995</text:p>
          </table:table-cell>
          <table:table-cell office:value-type="float" office:value="31396" table:style-name="ce43">
            <text:p>31,396</text:p>
          </table:table-cell>
          <table:table-cell office:value-type="float" office:value="6211" table:style-name="ce43">
            <text:p>6,211</text:p>
          </table:table-cell>
          <table:table-cell office:value-type="float" office:value="6294" table:style-name="ce43">
            <text:p>6,294</text:p>
          </table:table-cell>
          <table:table-cell office:value-type="float" office:value="6259" table:style-name="ce43">
            <text:p>6,259</text:p>
          </table:table-cell>
          <table:table-cell office:value-type="float" office:value="6080" table:style-name="ce43">
            <text:p>6,080</text:p>
          </table:table-cell>
          <table:table-cell office:value-type="float" office:value="6552" table:style-name="ce44">
            <text:p>6,552</text:p>
          </table:table-cell>
          <table:table-cell office:value-type="float" office:value="28849" table:style-name="ce43">
            <text:p>28,849</text:p>
          </table:table-cell>
          <table:table-cell office:value-type="float" office:value="5755" table:style-name="ce43">
            <text:p>5,755</text:p>
          </table:table-cell>
          <table:table-cell office:value-type="float" office:value="5708" table:style-name="ce43">
            <text:p>5,708</text:p>
          </table:table-cell>
          <table:table-cell office:value-type="float" office:value="5702" table:style-name="ce43">
            <text:p>5,702</text:p>
          </table:table-cell>
          <table:table-cell office:value-type="float" office:value="5635" table:style-name="ce43">
            <text:p>5,635</text:p>
          </table:table-cell>
          <table:table-cell office:value-type="float" office:value="6049" table:style-name="ce44">
            <text:p>6,049</text:p>
          </table:table-cell>
          <table:table-cell office:value-type="float" office:value="31154" table:style-name="ce43">
            <text:p>31,154</text:p>
          </table:table-cell>
          <table:table-cell office:value-type="float" office:value="6236" table:style-name="ce43">
            <text:p>6,236</text:p>
          </table:table-cell>
          <table:table-cell office:value-type="float" office:value="6313" table:style-name="ce43">
            <text:p>6,313</text:p>
          </table:table-cell>
          <table:table-cell office:value-type="float" office:value="6260" table:style-name="ce43">
            <text:p>6,260</text:p>
          </table:table-cell>
          <table:table-cell office:value-type="float" office:value="6058" table:style-name="ce43">
            <text:p>6,058</text:p>
          </table:table-cell>
          <table:table-cell office:value-type="float" office:value="6287" table:style-name="ce44">
            <text:p>6,287</text:p>
          </table:table-cell>
          <table:table-cell office:value-type="float" office:value="32839" table:style-name="ce43">
            <text:p>32,839</text:p>
          </table:table-cell>
          <table:table-cell office:value-type="float" office:value="6402" table:style-name="ce43">
            <text:p>6,402</text:p>
          </table:table-cell>
          <table:table-cell office:value-type="float" office:value="6592" table:style-name="ce43">
            <text:p>6,592</text:p>
          </table:table-cell>
          <table:table-cell office:value-type="float" office:value="6624" table:style-name="ce43">
            <text:p>6,624</text:p>
          </table:table-cell>
          <table:table-cell office:value-type="float" office:value="6595" table:style-name="ce43">
            <text:p>6,595</text:p>
          </table:table-cell>
          <table:table-cell office:value-type="float" office:value="6626" table:style-name="ce44">
            <text:p>6,626</text:p>
          </table:table-cell>
          <table:table-cell office:value-type="float" office:value="31397" table:style-name="ce43">
            <text:p>31,397</text:p>
          </table:table-cell>
          <table:table-cell office:value-type="float" office:value="6383" table:style-name="ce43">
            <text:p>6,383</text:p>
          </table:table-cell>
          <table:table-cell office:value-type="float" office:value="6571" table:style-name="ce43">
            <text:p>6,571</text:p>
          </table:table-cell>
          <table:table-cell office:value-type="float" office:value="6213" table:style-name="ce43">
            <text:p>6,213</text:p>
          </table:table-cell>
          <table:table-cell office:value-type="float" office:value="6028" table:style-name="ce43">
            <text:p>6,028</text:p>
          </table:table-cell>
          <table:table-cell office:value-type="float" office:value="6202" table:style-name="ce44">
            <text:p>6,202</text:p>
          </table:table-cell>
          <table:table-cell office:value-type="float" office:value="27045" table:style-name="ce43">
            <text:p>27,045</text:p>
          </table:table-cell>
          <table:table-cell office:value-type="float" office:value="5744" table:style-name="ce43">
            <text:p>5,744</text:p>
          </table:table-cell>
          <table:table-cell office:value-type="float" office:value="5655" table:style-name="ce43">
            <text:p>5,655</text:p>
          </table:table-cell>
          <table:table-cell office:value-type="float" office:value="5372" table:style-name="ce43">
            <text:p>5,372</text:p>
          </table:table-cell>
          <table:table-cell office:value-type="float" office:value="5070" table:style-name="ce43">
            <text:p>5,070</text:p>
          </table:table-cell>
          <table:table-cell office:value-type="float" office:value="5204" table:style-name="ce44">
            <text:p>5,204</text:p>
          </table:table-cell>
          <table:table-cell office:value-type="float" office:value="18377" table:style-name="ce43">
            <text:p>18,377</text:p>
          </table:table-cell>
          <table:table-cell office:value-type="float" office:value="4535" table:style-name="ce43">
            <text:p>4,535</text:p>
          </table:table-cell>
          <table:table-cell office:value-type="float" office:value="4092" table:style-name="ce43">
            <text:p>4,092</text:p>
          </table:table-cell>
          <table:table-cell office:value-type="float" office:value="3807" table:style-name="ce43">
            <text:p>3,807</text:p>
          </table:table-cell>
          <table:table-cell office:value-type="float" office:value="3330" table:style-name="ce43">
            <text:p>3,330</text:p>
          </table:table-cell>
          <table:table-cell office:value-type="float" office:value="2613" table:style-name="ce44">
            <text:p>2,613</text:p>
          </table:table-cell>
          <table:table-cell office:value-type="float" office:value="12967" table:style-name="ce43">
            <text:p>12,967</text:p>
          </table:table-cell>
          <table:table-cell office:value-type="float" office:value="2266" table:style-name="ce43">
            <text:p>2,266</text:p>
          </table:table-cell>
          <table:table-cell office:value-type="float" office:value="2698" table:style-name="ce43">
            <text:p>2,698</text:p>
          </table:table-cell>
          <table:table-cell office:value-type="float" office:value="2636" table:style-name="ce43">
            <text:p>2,636</text:p>
          </table:table-cell>
          <table:table-cell office:value-type="float" office:value="2705" table:style-name="ce43">
            <text:p>2,705</text:p>
          </table:table-cell>
          <table:table-cell office:value-type="float" office:value="2662" table:style-name="ce44">
            <text:p>2,662</text:p>
          </table:table-cell>
          <table:table-cell office:value-type="float" office:value="10827" table:style-name="ce43">
            <text:p>10,827</text:p>
          </table:table-cell>
          <table:table-cell office:value-type="float" office:value="2556" table:style-name="ce43">
            <text:p>2,556</text:p>
          </table:table-cell>
          <table:table-cell office:value-type="float" office:value="2321" table:style-name="ce43">
            <text:p>2,321</text:p>
          </table:table-cell>
          <table:table-cell office:value-type="float" office:value="2141" table:style-name="ce43">
            <text:p>2,141</text:p>
          </table:table-cell>
          <table:table-cell office:value-type="float" office:value="1994" table:style-name="ce43">
            <text:p>1,994</text:p>
          </table:table-cell>
          <table:table-cell office:value-type="float" office:value="1815" table:style-name="ce44">
            <text:p>1,815</text:p>
          </table:table-cell>
          <table:table-cell office:value-type="float" office:value="6271" table:style-name="ce43">
            <text:p>6,271</text:p>
          </table:table-cell>
          <table:table-cell office:value-type="float" office:value="1621" table:style-name="ce43">
            <text:p>1,621</text:p>
          </table:table-cell>
          <table:table-cell office:value-type="float" office:value="1495" table:style-name="ce43">
            <text:p>1,495</text:p>
          </table:table-cell>
          <table:table-cell office:value-type="float" office:value="1172" table:style-name="ce43">
            <text:p>1,172</text:p>
          </table:table-cell>
          <table:table-cell office:value-type="float" office:value="1056" table:style-name="ce43">
            <text:p>1,056</text:p>
          </table:table-cell>
          <table:table-cell office:value-type="float" office:value="927" table:style-name="ce44">
            <text:p>927</text:p>
          </table:table-cell>
          <table:table-cell office:value-type="float" office:value="2432" table:style-name="ce43">
            <text:p>2,432</text:p>
          </table:table-cell>
          <table:table-cell office:value-type="float" office:value="749" table:style-name="ce43">
            <text:p>749</text:p>
          </table:table-cell>
          <table:table-cell office:value-type="float" office:value="637" table:style-name="ce43">
            <text:p>637</text:p>
          </table:table-cell>
          <table:table-cell office:value-type="float" office:value="440" table:style-name="ce43">
            <text:p>440</text:p>
          </table:table-cell>
          <table:table-cell office:value-type="float" office:value="357" table:style-name="ce43">
            <text:p>357</text:p>
          </table:table-cell>
          <table:table-cell office:value-type="float" office:value="249" table:style-name="ce44">
            <text:p>249</text:p>
          </table:table-cell>
          <table:table-cell office:value-type="float" office:value="457" table:style-name="ce43">
            <text:p>457</text:p>
          </table:table-cell>
          <table:table-cell office:value-type="float" office:value="181" table:style-name="ce43">
            <text:p>181</text:p>
          </table:table-cell>
          <table:table-cell office:value-type="float" office:value="105" table:style-name="ce43">
            <text:p>105</text:p>
          </table:table-cell>
          <table:table-cell office:value-type="float" office:value="86" table:style-name="ce43">
            <text:p>86</text:p>
          </table:table-cell>
          <table:table-cell office:value-type="float" office:value="49" table:style-name="ce43">
            <text:p>49</text:p>
          </table:table-cell>
          <table:table-cell office:value-type="float" office:value="36" table:style-name="ce44">
            <text:p>36</text:p>
          </table:table-cell>
          <table:table-cell office:value-type="float" office:value="50" table:style-name="ce43">
            <text:p>50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214983" table:style-name="ce39">
            <text:p>214,983</text:p>
          </table:table-cell>
          <table:table-cell office:value-type="float" office:value="7369" table:style-name="ce39">
            <text:p>7,369</text:p>
          </table:table-cell>
          <table:table-cell office:value-type="float" office:value="1278" table:style-name="ce39">
            <text:p>1,278</text:p>
          </table:table-cell>
          <table:table-cell office:value-type="float" office:value="1426" table:style-name="ce39">
            <text:p>1,426</text:p>
          </table:table-cell>
          <table:table-cell office:value-type="float" office:value="1522" table:style-name="ce39">
            <text:p>1,522</text:p>
          </table:table-cell>
          <table:table-cell office:value-type="float" office:value="1533" table:style-name="ce39">
            <text:p>1,533</text:p>
          </table:table-cell>
          <table:table-cell office:value-type="float" office:value="1610" table:style-name="ce39">
            <text:p>1,610</text:p>
          </table:table-cell>
          <table:table-cell office:value-type="float" office:value="8399" table:style-name="ce39">
            <text:p>8,399</text:p>
          </table:table-cell>
          <table:table-cell office:value-type="float" office:value="1615" table:style-name="ce39">
            <text:p>1,615</text:p>
          </table:table-cell>
          <table:table-cell office:value-type="float" office:value="1736" table:style-name="ce39">
            <text:p>1,736</text:p>
          </table:table-cell>
          <table:table-cell office:value-type="float" office:value="1568" table:style-name="ce39">
            <text:p>1,568</text:p>
          </table:table-cell>
          <table:table-cell office:value-type="float" office:value="1807" table:style-name="ce39">
            <text:p>1,807</text:p>
          </table:table-cell>
          <table:table-cell office:value-type="float" office:value="1673" table:style-name="ce40">
            <text:p>1,673</text:p>
          </table:table-cell>
          <table:table-cell office:value-type="float" office:value="8741" table:style-name="ce39">
            <text:p>8,741</text:p>
          </table:table-cell>
          <table:table-cell office:value-type="float" office:value="1577" table:style-name="ce39">
            <text:p>1,577</text:p>
          </table:table-cell>
          <table:table-cell office:value-type="float" office:value="1596" table:style-name="ce39">
            <text:p>1,596</text:p>
          </table:table-cell>
          <table:table-cell office:value-type="float" office:value="1803" table:style-name="ce39">
            <text:p>1,803</text:p>
          </table:table-cell>
          <table:table-cell office:value-type="float" office:value="1795" table:style-name="ce39">
            <text:p>1,795</text:p>
          </table:table-cell>
          <table:table-cell office:value-type="float" office:value="1970" table:style-name="ce40">
            <text:p>1,970</text:p>
          </table:table-cell>
          <table:table-cell office:value-type="float" office:value="10887" table:style-name="ce39">
            <text:p>10,887</text:p>
          </table:table-cell>
          <table:table-cell office:value-type="float" office:value="1950" table:style-name="ce39">
            <text:p>1,950</text:p>
          </table:table-cell>
          <table:table-cell office:value-type="float" office:value="1997" table:style-name="ce39">
            <text:p>1,997</text:p>
          </table:table-cell>
          <table:table-cell office:value-type="float" office:value="2117" table:style-name="ce39">
            <text:p>2,117</text:p>
          </table:table-cell>
          <table:table-cell office:value-type="float" office:value="2393" table:style-name="ce39">
            <text:p>2,393</text:p>
          </table:table-cell>
          <table:table-cell office:value-type="float" office:value="2430" table:style-name="ce40">
            <text:p>2,430</text:p>
          </table:table-cell>
          <table:table-cell office:value-type="float" office:value="14287" table:style-name="ce39">
            <text:p>14,287</text:p>
          </table:table-cell>
          <table:table-cell office:value-type="float" office:value="2807" table:style-name="ce39">
            <text:p>2,807</text:p>
          </table:table-cell>
          <table:table-cell office:value-type="float" office:value="2748" table:style-name="ce39">
            <text:p>2,748</text:p>
          </table:table-cell>
          <table:table-cell office:value-type="float" office:value="2625" table:style-name="ce39">
            <text:p>2,625</text:p>
          </table:table-cell>
          <table:table-cell office:value-type="float" office:value="3005" table:style-name="ce39">
            <text:p>3,005</text:p>
          </table:table-cell>
          <table:table-cell office:value-type="float" office:value="3102" table:style-name="ce40">
            <text:p>3,102</text:p>
          </table:table-cell>
          <table:table-cell office:value-type="float" office:value="14789" table:style-name="ce39">
            <text:p>14,789</text:p>
          </table:table-cell>
          <table:table-cell office:value-type="float" office:value="3036" table:style-name="ce39">
            <text:p>3,036</text:p>
          </table:table-cell>
          <table:table-cell office:value-type="float" office:value="2978" table:style-name="ce39">
            <text:p>2,978</text:p>
          </table:table-cell>
          <table:table-cell office:value-type="float" office:value="2936" table:style-name="ce39">
            <text:p>2,936</text:p>
          </table:table-cell>
          <table:table-cell office:value-type="float" office:value="2914" table:style-name="ce39">
            <text:p>2,914</text:p>
          </table:table-cell>
          <table:table-cell office:value-type="float" office:value="2925" table:style-name="ce40">
            <text:p>2,925</text:p>
          </table:table-cell>
          <table:table-cell office:value-type="float" office:value="13118" table:style-name="ce39">
            <text:p>13,118</text:p>
          </table:table-cell>
          <table:table-cell office:value-type="float" office:value="2803" table:style-name="ce39">
            <text:p>2,803</text:p>
          </table:table-cell>
          <table:table-cell office:value-type="float" office:value="2613" table:style-name="ce39">
            <text:p>2,613</text:p>
          </table:table-cell>
          <table:table-cell office:value-type="float" office:value="2765" table:style-name="ce39">
            <text:p>2,765</text:p>
          </table:table-cell>
          <table:table-cell office:value-type="float" office:value="2431" table:style-name="ce39">
            <text:p>2,431</text:p>
          </table:table-cell>
          <table:table-cell office:value-type="float" office:value="2506" table:style-name="ce40">
            <text:p>2,506</text:p>
          </table:table-cell>
          <table:table-cell office:value-type="float" office:value="15099" table:style-name="ce39">
            <text:p>15,099</text:p>
          </table:table-cell>
          <table:table-cell office:value-type="float" office:value="2663" table:style-name="ce39">
            <text:p>2,663</text:p>
          </table:table-cell>
          <table:table-cell office:value-type="float" office:value="2790" table:style-name="ce39">
            <text:p>2,790</text:p>
          </table:table-cell>
          <table:table-cell office:value-type="float" office:value="3109" table:style-name="ce39">
            <text:p>3,109</text:p>
          </table:table-cell>
          <table:table-cell office:value-type="float" office:value="3280" table:style-name="ce39">
            <text:p>3,280</text:p>
          </table:table-cell>
          <table:table-cell office:value-type="float" office:value="3257" table:style-name="ce40">
            <text:p>3,257</text:p>
          </table:table-cell>
          <table:table-cell office:value-type="float" office:value="16433" table:style-name="ce39">
            <text:p>16,433</text:p>
          </table:table-cell>
          <table:table-cell office:value-type="float" office:value="3260" table:style-name="ce39">
            <text:p>3,260</text:p>
          </table:table-cell>
          <table:table-cell office:value-type="float" office:value="3204" table:style-name="ce39">
            <text:p>3,204</text:p>
          </table:table-cell>
          <table:table-cell office:value-type="float" office:value="3295" table:style-name="ce39">
            <text:p>3,295</text:p>
          </table:table-cell>
          <table:table-cell office:value-type="float" office:value="3174" table:style-name="ce39">
            <text:p>3,174</text:p>
          </table:table-cell>
          <table:table-cell office:value-type="float" office:value="3500" table:style-name="ce40">
            <text:p>3,500</text:p>
          </table:table-cell>
          <table:table-cell office:value-type="float" office:value="16503" table:style-name="ce39">
            <text:p>16,503</text:p>
          </table:table-cell>
          <table:table-cell office:value-type="float" office:value="3204" table:style-name="ce39">
            <text:p>3,204</text:p>
          </table:table-cell>
          <table:table-cell office:value-type="float" office:value="3106" table:style-name="ce39">
            <text:p>3,106</text:p>
          </table:table-cell>
          <table:table-cell office:value-type="float" office:value="3271" table:style-name="ce39">
            <text:p>3,271</text:p>
          </table:table-cell>
          <table:table-cell office:value-type="float" office:value="3463" table:style-name="ce39">
            <text:p>3,463</text:p>
          </table:table-cell>
          <table:table-cell office:value-type="float" office:value="3459" table:style-name="ce40">
            <text:p>3,459</text:p>
          </table:table-cell>
          <table:table-cell office:value-type="float" office:value="17718" table:style-name="ce39">
            <text:p>17,718</text:p>
          </table:table-cell>
          <table:table-cell office:value-type="float" office:value="3640" table:style-name="ce39">
            <text:p>3,640</text:p>
          </table:table-cell>
          <table:table-cell office:value-type="float" office:value="3537" table:style-name="ce39">
            <text:p>3,537</text:p>
          </table:table-cell>
          <table:table-cell office:value-type="float" office:value="3467" table:style-name="ce39">
            <text:p>3,467</text:p>
          </table:table-cell>
          <table:table-cell office:value-type="float" office:value="3543" table:style-name="ce39">
            <text:p>3,543</text:p>
          </table:table-cell>
          <table:table-cell office:value-type="float" office:value="3531" table:style-name="ce40">
            <text:p>3,531</text:p>
          </table:table-cell>
          <table:table-cell office:value-type="float" office:value="17830" table:style-name="ce39">
            <text:p>17,830</text:p>
          </table:table-cell>
          <table:table-cell office:value-type="float" office:value="3571" table:style-name="ce39">
            <text:p>3,571</text:p>
          </table:table-cell>
          <table:table-cell office:value-type="float" office:value="3613" table:style-name="ce39">
            <text:p>3,613</text:p>
          </table:table-cell>
          <table:table-cell office:value-type="float" office:value="3650" table:style-name="ce39">
            <text:p>3,650</text:p>
          </table:table-cell>
          <table:table-cell office:value-type="float" office:value="3566" table:style-name="ce39">
            <text:p>3,566</text:p>
          </table:table-cell>
          <table:table-cell office:value-type="float" office:value="3430" table:style-name="ce40">
            <text:p>3,430</text:p>
          </table:table-cell>
          <table:table-cell office:value-type="float" office:value="16012" table:style-name="ce39">
            <text:p>16,012</text:p>
          </table:table-cell>
          <table:table-cell office:value-type="float" office:value="3284" table:style-name="ce39">
            <text:p>3,284</text:p>
          </table:table-cell>
          <table:table-cell office:value-type="float" office:value="3388" table:style-name="ce39">
            <text:p>3,388</text:p>
          </table:table-cell>
          <table:table-cell office:value-type="float" office:value="3258" table:style-name="ce39">
            <text:p>3,258</text:p>
          </table:table-cell>
          <table:table-cell office:value-type="float" office:value="3046" table:style-name="ce39">
            <text:p>3,046</text:p>
          </table:table-cell>
          <table:table-cell office:value-type="float" office:value="3036" table:style-name="ce40">
            <text:p>3,036</text:p>
          </table:table-cell>
          <table:table-cell office:value-type="float" office:value="13445" table:style-name="ce39">
            <text:p>13,445</text:p>
          </table:table-cell>
          <table:table-cell office:value-type="float" office:value="3013" table:style-name="ce39">
            <text:p>3,013</text:p>
          </table:table-cell>
          <table:table-cell office:value-type="float" office:value="2692" table:style-name="ce39">
            <text:p>2,692</text:p>
          </table:table-cell>
          <table:table-cell office:value-type="float" office:value="2617" table:style-name="ce39">
            <text:p>2,617</text:p>
          </table:table-cell>
          <table:table-cell office:value-type="float" office:value="2529" table:style-name="ce39">
            <text:p>2,529</text:p>
          </table:table-cell>
          <table:table-cell office:value-type="float" office:value="2594" table:style-name="ce40">
            <text:p>2,594</text:p>
          </table:table-cell>
          <table:table-cell office:value-type="float" office:value="8949" table:style-name="ce39">
            <text:p>8,949</text:p>
          </table:table-cell>
          <table:table-cell office:value-type="float" office:value="2127" table:style-name="ce39">
            <text:p>2,127</text:p>
          </table:table-cell>
          <table:table-cell office:value-type="float" office:value="2043" table:style-name="ce39">
            <text:p>2,043</text:p>
          </table:table-cell>
          <table:table-cell office:value-type="float" office:value="1713" table:style-name="ce39">
            <text:p>1,713</text:p>
          </table:table-cell>
          <table:table-cell office:value-type="float" office:value="1719" table:style-name="ce39">
            <text:p>1,719</text:p>
          </table:table-cell>
          <table:table-cell office:value-type="float" office:value="1347" table:style-name="ce40">
            <text:p>1,347</text:p>
          </table:table-cell>
          <table:table-cell office:value-type="float" office:value="6155" table:style-name="ce39">
            <text:p>6,155</text:p>
          </table:table-cell>
          <table:table-cell office:value-type="float" office:value="1091" table:style-name="ce39">
            <text:p>1,091</text:p>
          </table:table-cell>
          <table:table-cell office:value-type="float" office:value="1240" table:style-name="ce39">
            <text:p>1,240</text:p>
          </table:table-cell>
          <table:table-cell office:value-type="float" office:value="1365" table:style-name="ce39">
            <text:p>1,365</text:p>
          </table:table-cell>
          <table:table-cell office:value-type="float" office:value="1245" table:style-name="ce39">
            <text:p>1,245</text:p>
          </table:table-cell>
          <table:table-cell office:value-type="float" office:value="1214" table:style-name="ce40">
            <text:p>1,214</text:p>
          </table:table-cell>
          <table:table-cell office:value-type="float" office:value="4817" table:style-name="ce39">
            <text:p>4,817</text:p>
          </table:table-cell>
          <table:table-cell office:value-type="float" office:value="1132" table:style-name="ce39">
            <text:p>1,132</text:p>
          </table:table-cell>
          <table:table-cell office:value-type="float" office:value="1080" table:style-name="ce39">
            <text:p>1,080</text:p>
          </table:table-cell>
          <table:table-cell office:value-type="float" office:value="935" table:style-name="ce39">
            <text:p>935</text:p>
          </table:table-cell>
          <table:table-cell office:value-type="float" office:value="865" table:style-name="ce39">
            <text:p>865</text:p>
          </table:table-cell>
          <table:table-cell office:value-type="float" office:value="805" table:style-name="ce40">
            <text:p>805</text:p>
          </table:table-cell>
          <table:table-cell office:value-type="float" office:value="2771" table:style-name="ce39">
            <text:p>2,771</text:p>
          </table:table-cell>
          <table:table-cell office:value-type="float" office:value="715" table:style-name="ce39">
            <text:p>715</text:p>
          </table:table-cell>
          <table:table-cell office:value-type="float" office:value="670" table:style-name="ce39">
            <text:p>670</text:p>
          </table:table-cell>
          <table:table-cell office:value-type="float" office:value="499" table:style-name="ce39">
            <text:p>499</text:p>
          </table:table-cell>
          <table:table-cell office:value-type="float" office:value="443" table:style-name="ce39">
            <text:p>443</text:p>
          </table:table-cell>
          <table:table-cell office:value-type="float" office:value="444" table:style-name="ce40">
            <text:p>444</text:p>
          </table:table-cell>
          <table:table-cell office:value-type="float" office:value="1283" table:style-name="ce39">
            <text:p>1,283</text:p>
          </table:table-cell>
          <table:table-cell office:value-type="float" office:value="361" table:style-name="ce39">
            <text:p>361</text:p>
          </table:table-cell>
          <table:table-cell office:value-type="float" office:value="335" table:style-name="ce39">
            <text:p>335</text:p>
          </table:table-cell>
          <table:table-cell office:value-type="float" office:value="242" table:style-name="ce39">
            <text:p>242</text:p>
          </table:table-cell>
          <table:table-cell office:value-type="float" office:value="184" table:style-name="ce39">
            <text:p>184</text:p>
          </table:table-cell>
          <table:table-cell office:value-type="float" office:value="161" table:style-name="ce40">
            <text:p>161</text:p>
          </table:table-cell>
          <table:table-cell office:value-type="float" office:value="334" table:style-name="ce39">
            <text:p>334</text:p>
          </table:table-cell>
          <table:table-cell office:value-type="float" office:value="109" table:style-name="ce39">
            <text:p>109</text:p>
          </table:table-cell>
          <table:table-cell office:value-type="float" office:value="71" table:style-name="ce39">
            <text:p>71</text:p>
          </table:table-cell>
          <table:table-cell office:value-type="float" office:value="70" table:style-name="ce39">
            <text:p>70</text:p>
          </table:table-cell>
          <table:table-cell office:value-type="float" office:value="49" table:style-name="ce39">
            <text:p>49</text:p>
          </table:table-cell>
          <table:table-cell office:value-type="float" office:value="35" table:style-name="ce40">
            <text:p>35</text:p>
          </table:table-cell>
          <table:table-cell office:value-type="float" office:value="44" table:style-name="ce39">
            <text:p>44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臺東縣</text:p>
          </table:table-cell>
          <table:table-cell office:value-type="string" table:style-name="ce37">
            <text:p>男</text:p>
          </table:table-cell>
          <table:table-cell office:value-type="float" office:value="110411" table:style-name="ce39">
            <text:p>110,411</text:p>
          </table:table-cell>
          <table:table-cell office:value-type="float" office:value="3862" table:style-name="ce39">
            <text:p>3,862</text:p>
          </table:table-cell>
          <table:table-cell office:value-type="float" office:value="651" table:style-name="ce39">
            <text:p>651</text:p>
          </table:table-cell>
          <table:table-cell office:value-type="float" office:value="769" table:style-name="ce39">
            <text:p>769</text:p>
          </table:table-cell>
          <table:table-cell office:value-type="float" office:value="786" table:style-name="ce39">
            <text:p>786</text:p>
          </table:table-cell>
          <table:table-cell office:value-type="float" office:value="809" table:style-name="ce39">
            <text:p>809</text:p>
          </table:table-cell>
          <table:table-cell office:value-type="float" office:value="847" table:style-name="ce39">
            <text:p>847</text:p>
          </table:table-cell>
          <table:table-cell office:value-type="float" office:value="4404" table:style-name="ce39">
            <text:p>4,404</text:p>
          </table:table-cell>
          <table:table-cell office:value-type="float" office:value="809" table:style-name="ce39">
            <text:p>809</text:p>
          </table:table-cell>
          <table:table-cell office:value-type="float" office:value="916" table:style-name="ce39">
            <text:p>916</text:p>
          </table:table-cell>
          <table:table-cell office:value-type="float" office:value="829" table:style-name="ce39">
            <text:p>829</text:p>
          </table:table-cell>
          <table:table-cell office:value-type="float" office:value="970" table:style-name="ce39">
            <text:p>970</text:p>
          </table:table-cell>
          <table:table-cell office:value-type="float" office:value="880" table:style-name="ce40">
            <text:p>880</text:p>
          </table:table-cell>
          <table:table-cell office:value-type="float" office:value="4570" table:style-name="ce39">
            <text:p>4,570</text:p>
          </table:table-cell>
          <table:table-cell office:value-type="float" office:value="791" table:style-name="ce39">
            <text:p>791</text:p>
          </table:table-cell>
          <table:table-cell office:value-type="float" office:value="823" table:style-name="ce39">
            <text:p>823</text:p>
          </table:table-cell>
          <table:table-cell office:value-type="float" office:value="985" table:style-name="ce39">
            <text:p>985</text:p>
          </table:table-cell>
          <table:table-cell office:value-type="float" office:value="934" table:style-name="ce39">
            <text:p>934</text:p>
          </table:table-cell>
          <table:table-cell office:value-type="float" office:value="1037" table:style-name="ce40">
            <text:p>1,037</text:p>
          </table:table-cell>
          <table:table-cell office:value-type="float" office:value="5710" table:style-name="ce39">
            <text:p>5,710</text:p>
          </table:table-cell>
          <table:table-cell office:value-type="float" office:value="1057" table:style-name="ce39">
            <text:p>1,057</text:p>
          </table:table-cell>
          <table:table-cell office:value-type="float" office:value="1058" table:style-name="ce39">
            <text:p>1,058</text:p>
          </table:table-cell>
          <table:table-cell office:value-type="float" office:value="1117" table:style-name="ce39">
            <text:p>1,117</text:p>
          </table:table-cell>
          <table:table-cell office:value-type="float" office:value="1224" table:style-name="ce39">
            <text:p>1,224</text:p>
          </table:table-cell>
          <table:table-cell office:value-type="float" office:value="1254" table:style-name="ce40">
            <text:p>1,254</text:p>
          </table:table-cell>
          <table:table-cell office:value-type="float" office:value="7392" table:style-name="ce39">
            <text:p>7,392</text:p>
          </table:table-cell>
          <table:table-cell office:value-type="float" office:value="1466" table:style-name="ce39">
            <text:p>1,466</text:p>
          </table:table-cell>
          <table:table-cell office:value-type="float" office:value="1446" table:style-name="ce39">
            <text:p>1,446</text:p>
          </table:table-cell>
          <table:table-cell office:value-type="float" office:value="1359" table:style-name="ce39">
            <text:p>1,359</text:p>
          </table:table-cell>
          <table:table-cell office:value-type="float" office:value="1536" table:style-name="ce39">
            <text:p>1,536</text:p>
          </table:table-cell>
          <table:table-cell office:value-type="float" office:value="1585" table:style-name="ce40">
            <text:p>1,585</text:p>
          </table:table-cell>
          <table:table-cell office:value-type="float" office:value="7791" table:style-name="ce39">
            <text:p>7,791</text:p>
          </table:table-cell>
          <table:table-cell office:value-type="float" office:value="1563" table:style-name="ce39">
            <text:p>1,563</text:p>
          </table:table-cell>
          <table:table-cell office:value-type="float" office:value="1617" table:style-name="ce39">
            <text:p>1,617</text:p>
          </table:table-cell>
          <table:table-cell office:value-type="float" office:value="1525" table:style-name="ce39">
            <text:p>1,525</text:p>
          </table:table-cell>
          <table:table-cell office:value-type="float" office:value="1545" table:style-name="ce39">
            <text:p>1,545</text:p>
          </table:table-cell>
          <table:table-cell office:value-type="float" office:value="1541" table:style-name="ce40">
            <text:p>1,541</text:p>
          </table:table-cell>
          <table:table-cell office:value-type="float" office:value="7110" table:style-name="ce39">
            <text:p>7,110</text:p>
          </table:table-cell>
          <table:table-cell office:value-type="float" office:value="1545" table:style-name="ce39">
            <text:p>1,545</text:p>
          </table:table-cell>
          <table:table-cell office:value-type="float" office:value="1437" table:style-name="ce39">
            <text:p>1,437</text:p>
          </table:table-cell>
          <table:table-cell office:value-type="float" office:value="1483" table:style-name="ce39">
            <text:p>1,483</text:p>
          </table:table-cell>
          <table:table-cell office:value-type="float" office:value="1330" table:style-name="ce39">
            <text:p>1,330</text:p>
          </table:table-cell>
          <table:table-cell office:value-type="float" office:value="1315" table:style-name="ce40">
            <text:p>1,315</text:p>
          </table:table-cell>
          <table:table-cell office:value-type="float" office:value="8033" table:style-name="ce39">
            <text:p>8,033</text:p>
          </table:table-cell>
          <table:table-cell office:value-type="float" office:value="1437" table:style-name="ce39">
            <text:p>1,437</text:p>
          </table:table-cell>
          <table:table-cell office:value-type="float" office:value="1483" table:style-name="ce39">
            <text:p>1,483</text:p>
          </table:table-cell>
          <table:table-cell office:value-type="float" office:value="1667" table:style-name="ce39">
            <text:p>1,667</text:p>
          </table:table-cell>
          <table:table-cell office:value-type="float" office:value="1704" table:style-name="ce39">
            <text:p>1,704</text:p>
          </table:table-cell>
          <table:table-cell office:value-type="float" office:value="1742" table:style-name="ce40">
            <text:p>1,742</text:p>
          </table:table-cell>
          <table:table-cell office:value-type="float" office:value="8536" table:style-name="ce39">
            <text:p>8,536</text:p>
          </table:table-cell>
          <table:table-cell office:value-type="float" office:value="1692" table:style-name="ce39">
            <text:p>1,692</text:p>
          </table:table-cell>
          <table:table-cell office:value-type="float" office:value="1687" table:style-name="ce39">
            <text:p>1,687</text:p>
          </table:table-cell>
          <table:table-cell office:value-type="float" office:value="1700" table:style-name="ce39">
            <text:p>1,700</text:p>
          </table:table-cell>
          <table:table-cell office:value-type="float" office:value="1687" table:style-name="ce39">
            <text:p>1,687</text:p>
          </table:table-cell>
          <table:table-cell office:value-type="float" office:value="1770" table:style-name="ce40">
            <text:p>1,770</text:p>
          </table:table-cell>
          <table:table-cell office:value-type="float" office:value="8645" table:style-name="ce39">
            <text:p>8,645</text:p>
          </table:table-cell>
          <table:table-cell office:value-type="float" office:value="1675" table:style-name="ce39">
            <text:p>1,675</text:p>
          </table:table-cell>
          <table:table-cell office:value-type="float" office:value="1654" table:style-name="ce39">
            <text:p>1,654</text:p>
          </table:table-cell>
          <table:table-cell office:value-type="float" office:value="1709" table:style-name="ce39">
            <text:p>1,709</text:p>
          </table:table-cell>
          <table:table-cell office:value-type="float" office:value="1834" table:style-name="ce39">
            <text:p>1,834</text:p>
          </table:table-cell>
          <table:table-cell office:value-type="float" office:value="1773" table:style-name="ce40">
            <text:p>1,773</text:p>
          </table:table-cell>
          <table:table-cell office:value-type="float" office:value="9638" table:style-name="ce39">
            <text:p>9,638</text:p>
          </table:table-cell>
          <table:table-cell office:value-type="float" office:value="1986" table:style-name="ce39">
            <text:p>1,986</text:p>
          </table:table-cell>
          <table:table-cell office:value-type="float" office:value="1939" table:style-name="ce39">
            <text:p>1,939</text:p>
          </table:table-cell>
          <table:table-cell office:value-type="float" office:value="1877" table:style-name="ce39">
            <text:p>1,877</text:p>
          </table:table-cell>
          <table:table-cell office:value-type="float" office:value="1886" table:style-name="ce39">
            <text:p>1,886</text:p>
          </table:table-cell>
          <table:table-cell office:value-type="float" office:value="1950" table:style-name="ce40">
            <text:p>1,950</text:p>
          </table:table-cell>
          <table:table-cell office:value-type="float" office:value="9449" table:style-name="ce39">
            <text:p>9,449</text:p>
          </table:table-cell>
          <table:table-cell office:value-type="float" office:value="1893" table:style-name="ce39">
            <text:p>1,893</text:p>
          </table:table-cell>
          <table:table-cell office:value-type="float" office:value="1951" table:style-name="ce39">
            <text:p>1,951</text:p>
          </table:table-cell>
          <table:table-cell office:value-type="float" office:value="1905" table:style-name="ce39">
            <text:p>1,905</text:p>
          </table:table-cell>
          <table:table-cell office:value-type="float" office:value="1864" table:style-name="ce39">
            <text:p>1,864</text:p>
          </table:table-cell>
          <table:table-cell office:value-type="float" office:value="1836" table:style-name="ce40">
            <text:p>1,836</text:p>
          </table:table-cell>
          <table:table-cell office:value-type="float" office:value="8208" table:style-name="ce39">
            <text:p>8,208</text:p>
          </table:table-cell>
          <table:table-cell office:value-type="float" office:value="1712" table:style-name="ce39">
            <text:p>1,712</text:p>
          </table:table-cell>
          <table:table-cell office:value-type="float" office:value="1687" table:style-name="ce39">
            <text:p>1,687</text:p>
          </table:table-cell>
          <table:table-cell office:value-type="float" office:value="1685" table:style-name="ce39">
            <text:p>1,685</text:p>
          </table:table-cell>
          <table:table-cell office:value-type="float" office:value="1556" table:style-name="ce39">
            <text:p>1,556</text:p>
          </table:table-cell>
          <table:table-cell office:value-type="float" office:value="1568" table:style-name="ce40">
            <text:p>1,568</text:p>
          </table:table-cell>
          <table:table-cell office:value-type="float" office:value="6398" table:style-name="ce39">
            <text:p>6,398</text:p>
          </table:table-cell>
          <table:table-cell office:value-type="float" office:value="1461" table:style-name="ce39">
            <text:p>1,461</text:p>
          </table:table-cell>
          <table:table-cell office:value-type="float" office:value="1302" table:style-name="ce39">
            <text:p>1,302</text:p>
          </table:table-cell>
          <table:table-cell office:value-type="float" office:value="1273" table:style-name="ce39">
            <text:p>1,273</text:p>
          </table:table-cell>
          <table:table-cell office:value-type="float" office:value="1180" table:style-name="ce39">
            <text:p>1,180</text:p>
          </table:table-cell>
          <table:table-cell office:value-type="float" office:value="1182" table:style-name="ce40">
            <text:p>1,182</text:p>
          </table:table-cell>
          <table:table-cell office:value-type="float" office:value="4113" table:style-name="ce39">
            <text:p>4,113</text:p>
          </table:table-cell>
          <table:table-cell office:value-type="float" office:value="981" table:style-name="ce39">
            <text:p>981</text:p>
          </table:table-cell>
          <table:table-cell office:value-type="float" office:value="954" table:style-name="ce39">
            <text:p>954</text:p>
          </table:table-cell>
          <table:table-cell office:value-type="float" office:value="806" table:style-name="ce39">
            <text:p>806</text:p>
          </table:table-cell>
          <table:table-cell office:value-type="float" office:value="788" table:style-name="ce39">
            <text:p>788</text:p>
          </table:table-cell>
          <table:table-cell office:value-type="float" office:value="584" table:style-name="ce40">
            <text:p>584</text:p>
          </table:table-cell>
          <table:table-cell office:value-type="float" office:value="2653" table:style-name="ce39">
            <text:p>2,653</text:p>
          </table:table-cell>
          <table:table-cell office:value-type="float" office:value="447" table:style-name="ce39">
            <text:p>447</text:p>
          </table:table-cell>
          <table:table-cell office:value-type="float" office:value="572" table:style-name="ce39">
            <text:p>572</text:p>
          </table:table-cell>
          <table:table-cell office:value-type="float" office:value="597" table:style-name="ce39">
            <text:p>597</text:p>
          </table:table-cell>
          <table:table-cell office:value-type="float" office:value="530" table:style-name="ce39">
            <text:p>530</text:p>
          </table:table-cell>
          <table:table-cell office:value-type="float" office:value="507" table:style-name="ce40">
            <text:p>507</text:p>
          </table:table-cell>
          <table:table-cell office:value-type="float" office:value="1985" table:style-name="ce39">
            <text:p>1,985</text:p>
          </table:table-cell>
          <table:table-cell office:value-type="float" office:value="473" table:style-name="ce39">
            <text:p>473</text:p>
          </table:table-cell>
          <table:table-cell office:value-type="float" office:value="442" table:style-name="ce39">
            <text:p>442</text:p>
          </table:table-cell>
          <table:table-cell office:value-type="float" office:value="395" table:style-name="ce39">
            <text:p>395</text:p>
          </table:table-cell>
          <table:table-cell office:value-type="float" office:value="351" table:style-name="ce39">
            <text:p>351</text:p>
          </table:table-cell>
          <table:table-cell office:value-type="float" office:value="324" table:style-name="ce40">
            <text:p>324</text:p>
          </table:table-cell>
          <table:table-cell office:value-type="float" office:value="1104" table:style-name="ce39">
            <text:p>1,104</text:p>
          </table:table-cell>
          <table:table-cell office:value-type="float" office:value="287" table:style-name="ce39">
            <text:p>287</text:p>
          </table:table-cell>
          <table:table-cell office:value-type="float" office:value="256" table:style-name="ce39">
            <text:p>256</text:p>
          </table:table-cell>
          <table:table-cell office:value-type="float" office:value="195" table:style-name="ce39">
            <text:p>195</text:p>
          </table:table-cell>
          <table:table-cell office:value-type="float" office:value="179" table:style-name="ce39">
            <text:p>179</text:p>
          </table:table-cell>
          <table:table-cell office:value-type="float" office:value="187" table:style-name="ce40">
            <text:p>187</text:p>
          </table:table-cell>
          <table:table-cell office:value-type="float" office:value="619" table:style-name="ce39">
            <text:p>619</text:p>
          </table:table-cell>
          <table:table-cell office:value-type="float" office:value="172" table:style-name="ce39">
            <text:p>172</text:p>
          </table:table-cell>
          <table:table-cell office:value-type="float" office:value="155" table:style-name="ce39">
            <text:p>155</text:p>
          </table:table-cell>
          <table:table-cell office:value-type="float" office:value="114" table:style-name="ce39">
            <text:p>114</text:p>
          </table:table-cell>
          <table:table-cell office:value-type="float" office:value="103" table:style-name="ce39">
            <text:p>103</text:p>
          </table:table-cell>
          <table:table-cell office:value-type="float" office:value="75" table:style-name="ce40">
            <text:p>75</text:p>
          </table:table-cell>
          <table:table-cell office:value-type="float" office:value="165" table:style-name="ce39">
            <text:p>165</text:p>
          </table:table-cell>
          <table:table-cell office:value-type="float" office:value="51" table:style-name="ce39">
            <text:p>51</text:p>
          </table:table-cell>
          <table:table-cell office:value-type="float" office:value="42" table:style-name="ce39">
            <text:p>42</text:p>
          </table:table-cell>
          <table:table-cell office:value-type="float" office:value="35" table:style-name="ce39">
            <text:p>35</text:p>
          </table:table-cell>
          <table:table-cell office:value-type="float" office:value="24" table:style-name="ce39">
            <text:p>24</text:p>
          </table:table-cell>
          <table:table-cell office:value-type="float" office:value="13" table:style-name="ce40">
            <text:p>13</text:p>
          </table:table-cell>
          <table:table-cell office:value-type="float" office:value="26" table:style-name="ce39">
            <text:p>26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04572" table:style-name="ce43">
            <text:p>104,572</text:p>
          </table:table-cell>
          <table:table-cell office:value-type="float" office:value="3507" table:style-name="ce44">
            <text:p>3,507</text:p>
          </table:table-cell>
          <table:table-cell office:value-type="float" office:value="627" table:style-name="ce43">
            <text:p>627</text:p>
          </table:table-cell>
          <table:table-cell office:value-type="float" office:value="657" table:style-name="ce43">
            <text:p>657</text:p>
          </table:table-cell>
          <table:table-cell office:value-type="float" office:value="736" table:style-name="ce43">
            <text:p>736</text:p>
          </table:table-cell>
          <table:table-cell office:value-type="float" office:value="724" table:style-name="ce43">
            <text:p>724</text:p>
          </table:table-cell>
          <table:table-cell office:value-type="float" office:value="763" table:style-name="ce43">
            <text:p>763</text:p>
          </table:table-cell>
          <table:table-cell office:value-type="float" office:value="3995" table:style-name="ce43">
            <text:p>3,995</text:p>
          </table:table-cell>
          <table:table-cell office:value-type="float" office:value="806" table:style-name="ce43">
            <text:p>806</text:p>
          </table:table-cell>
          <table:table-cell office:value-type="float" office:value="820" table:style-name="ce43">
            <text:p>820</text:p>
          </table:table-cell>
          <table:table-cell office:value-type="float" office:value="739" table:style-name="ce43">
            <text:p>739</text:p>
          </table:table-cell>
          <table:table-cell office:value-type="float" office:value="837" table:style-name="ce43">
            <text:p>837</text:p>
          </table:table-cell>
          <table:table-cell office:value-type="float" office:value="793" table:style-name="ce44">
            <text:p>793</text:p>
          </table:table-cell>
          <table:table-cell office:value-type="float" office:value="4171" table:style-name="ce43">
            <text:p>4,171</text:p>
          </table:table-cell>
          <table:table-cell office:value-type="float" office:value="786" table:style-name="ce43">
            <text:p>786</text:p>
          </table:table-cell>
          <table:table-cell office:value-type="float" office:value="773" table:style-name="ce43">
            <text:p>773</text:p>
          </table:table-cell>
          <table:table-cell office:value-type="float" office:value="818" table:style-name="ce43">
            <text:p>818</text:p>
          </table:table-cell>
          <table:table-cell office:value-type="float" office:value="861" table:style-name="ce43">
            <text:p>861</text:p>
          </table:table-cell>
          <table:table-cell office:value-type="float" office:value="933" table:style-name="ce44">
            <text:p>933</text:p>
          </table:table-cell>
          <table:table-cell office:value-type="float" office:value="5177" table:style-name="ce43">
            <text:p>5,177</text:p>
          </table:table-cell>
          <table:table-cell office:value-type="float" office:value="893" table:style-name="ce43">
            <text:p>893</text:p>
          </table:table-cell>
          <table:table-cell office:value-type="float" office:value="939" table:style-name="ce43">
            <text:p>939</text:p>
          </table:table-cell>
          <table:table-cell office:value-type="float" office:value="1000" table:style-name="ce43">
            <text:p>1,000</text:p>
          </table:table-cell>
          <table:table-cell office:value-type="float" office:value="1169" table:style-name="ce43">
            <text:p>1,169</text:p>
          </table:table-cell>
          <table:table-cell office:value-type="float" office:value="1176" table:style-name="ce44">
            <text:p>1,176</text:p>
          </table:table-cell>
          <table:table-cell office:value-type="float" office:value="6895" table:style-name="ce43">
            <text:p>6,895</text:p>
          </table:table-cell>
          <table:table-cell office:value-type="float" office:value="1341" table:style-name="ce43">
            <text:p>1,341</text:p>
          </table:table-cell>
          <table:table-cell office:value-type="float" office:value="1302" table:style-name="ce43">
            <text:p>1,302</text:p>
          </table:table-cell>
          <table:table-cell office:value-type="float" office:value="1266" table:style-name="ce43">
            <text:p>1,266</text:p>
          </table:table-cell>
          <table:table-cell office:value-type="float" office:value="1469" table:style-name="ce43">
            <text:p>1,469</text:p>
          </table:table-cell>
          <table:table-cell office:value-type="float" office:value="1517" table:style-name="ce44">
            <text:p>1,517</text:p>
          </table:table-cell>
          <table:table-cell office:value-type="float" office:value="6998" table:style-name="ce43">
            <text:p>6,998</text:p>
          </table:table-cell>
          <table:table-cell office:value-type="float" office:value="1473" table:style-name="ce43">
            <text:p>1,473</text:p>
          </table:table-cell>
          <table:table-cell office:value-type="float" office:value="1361" table:style-name="ce43">
            <text:p>1,361</text:p>
          </table:table-cell>
          <table:table-cell office:value-type="float" office:value="1411" table:style-name="ce43">
            <text:p>1,411</text:p>
          </table:table-cell>
          <table:table-cell office:value-type="float" office:value="1369" table:style-name="ce43">
            <text:p>1,369</text:p>
          </table:table-cell>
          <table:table-cell office:value-type="float" office:value="1384" table:style-name="ce44">
            <text:p>1,384</text:p>
          </table:table-cell>
          <table:table-cell office:value-type="float" office:value="6008" table:style-name="ce43">
            <text:p>6,008</text:p>
          </table:table-cell>
          <table:table-cell office:value-type="float" office:value="1258" table:style-name="ce43">
            <text:p>1,258</text:p>
          </table:table-cell>
          <table:table-cell office:value-type="float" office:value="1176" table:style-name="ce43">
            <text:p>1,176</text:p>
          </table:table-cell>
          <table:table-cell office:value-type="float" office:value="1282" table:style-name="ce43">
            <text:p>1,282</text:p>
          </table:table-cell>
          <table:table-cell office:value-type="float" office:value="1101" table:style-name="ce43">
            <text:p>1,101</text:p>
          </table:table-cell>
          <table:table-cell office:value-type="float" office:value="1191" table:style-name="ce44">
            <text:p>1,191</text:p>
          </table:table-cell>
          <table:table-cell office:value-type="float" office:value="7066" table:style-name="ce43">
            <text:p>7,066</text:p>
          </table:table-cell>
          <table:table-cell office:value-type="float" office:value="1226" table:style-name="ce43">
            <text:p>1,226</text:p>
          </table:table-cell>
          <table:table-cell office:value-type="float" office:value="1307" table:style-name="ce43">
            <text:p>1,307</text:p>
          </table:table-cell>
          <table:table-cell office:value-type="float" office:value="1442" table:style-name="ce43">
            <text:p>1,442</text:p>
          </table:table-cell>
          <table:table-cell office:value-type="float" office:value="1576" table:style-name="ce43">
            <text:p>1,576</text:p>
          </table:table-cell>
          <table:table-cell office:value-type="float" office:value="1515" table:style-name="ce44">
            <text:p>1,515</text:p>
          </table:table-cell>
          <table:table-cell office:value-type="float" office:value="7897" table:style-name="ce43">
            <text:p>7,897</text:p>
          </table:table-cell>
          <table:table-cell office:value-type="float" office:value="1568" table:style-name="ce43">
            <text:p>1,568</text:p>
          </table:table-cell>
          <table:table-cell office:value-type="float" office:value="1517" table:style-name="ce43">
            <text:p>1,517</text:p>
          </table:table-cell>
          <table:table-cell office:value-type="float" office:value="1595" table:style-name="ce43">
            <text:p>1,595</text:p>
          </table:table-cell>
          <table:table-cell office:value-type="float" office:value="1487" table:style-name="ce43">
            <text:p>1,487</text:p>
          </table:table-cell>
          <table:table-cell office:value-type="float" office:value="1730" table:style-name="ce44">
            <text:p>1,730</text:p>
          </table:table-cell>
          <table:table-cell office:value-type="float" office:value="7858" table:style-name="ce43">
            <text:p>7,858</text:p>
          </table:table-cell>
          <table:table-cell office:value-type="float" office:value="1529" table:style-name="ce43">
            <text:p>1,529</text:p>
          </table:table-cell>
          <table:table-cell office:value-type="float" office:value="1452" table:style-name="ce43">
            <text:p>1,452</text:p>
          </table:table-cell>
          <table:table-cell office:value-type="float" office:value="1562" table:style-name="ce43">
            <text:p>1,562</text:p>
          </table:table-cell>
          <table:table-cell office:value-type="float" office:value="1629" table:style-name="ce43">
            <text:p>1,629</text:p>
          </table:table-cell>
          <table:table-cell office:value-type="float" office:value="1686" table:style-name="ce44">
            <text:p>1,686</text:p>
          </table:table-cell>
          <table:table-cell office:value-type="float" office:value="8080" table:style-name="ce43">
            <text:p>8,080</text:p>
          </table:table-cell>
          <table:table-cell office:value-type="float" office:value="1654" table:style-name="ce43">
            <text:p>1,654</text:p>
          </table:table-cell>
          <table:table-cell office:value-type="float" office:value="1598" table:style-name="ce43">
            <text:p>1,598</text:p>
          </table:table-cell>
          <table:table-cell office:value-type="float" office:value="1590" table:style-name="ce43">
            <text:p>1,590</text:p>
          </table:table-cell>
          <table:table-cell office:value-type="float" office:value="1657" table:style-name="ce43">
            <text:p>1,657</text:p>
          </table:table-cell>
          <table:table-cell office:value-type="float" office:value="1581" table:style-name="ce44">
            <text:p>1,581</text:p>
          </table:table-cell>
          <table:table-cell office:value-type="float" office:value="8381" table:style-name="ce43">
            <text:p>8,381</text:p>
          </table:table-cell>
          <table:table-cell office:value-type="float" office:value="1678" table:style-name="ce43">
            <text:p>1,678</text:p>
          </table:table-cell>
          <table:table-cell office:value-type="float" office:value="1662" table:style-name="ce43">
            <text:p>1,662</text:p>
          </table:table-cell>
          <table:table-cell office:value-type="float" office:value="1745" table:style-name="ce43">
            <text:p>1,745</text:p>
          </table:table-cell>
          <table:table-cell office:value-type="float" office:value="1702" table:style-name="ce43">
            <text:p>1,702</text:p>
          </table:table-cell>
          <table:table-cell office:value-type="float" office:value="1594" table:style-name="ce44">
            <text:p>1,594</text:p>
          </table:table-cell>
          <table:table-cell office:value-type="float" office:value="7804" table:style-name="ce43">
            <text:p>7,804</text:p>
          </table:table-cell>
          <table:table-cell office:value-type="float" office:value="1572" table:style-name="ce43">
            <text:p>1,572</text:p>
          </table:table-cell>
          <table:table-cell office:value-type="float" office:value="1701" table:style-name="ce43">
            <text:p>1,701</text:p>
          </table:table-cell>
          <table:table-cell office:value-type="float" office:value="1573" table:style-name="ce43">
            <text:p>1,573</text:p>
          </table:table-cell>
          <table:table-cell office:value-type="float" office:value="1490" table:style-name="ce43">
            <text:p>1,490</text:p>
          </table:table-cell>
          <table:table-cell office:value-type="float" office:value="1468" table:style-name="ce44">
            <text:p>1,468</text:p>
          </table:table-cell>
          <table:table-cell office:value-type="float" office:value="7047" table:style-name="ce43">
            <text:p>7,047</text:p>
          </table:table-cell>
          <table:table-cell office:value-type="float" office:value="1552" table:style-name="ce43">
            <text:p>1,552</text:p>
          </table:table-cell>
          <table:table-cell office:value-type="float" office:value="1390" table:style-name="ce43">
            <text:p>1,390</text:p>
          </table:table-cell>
          <table:table-cell office:value-type="float" office:value="1344" table:style-name="ce43">
            <text:p>1,344</text:p>
          </table:table-cell>
          <table:table-cell office:value-type="float" office:value="1349" table:style-name="ce43">
            <text:p>1,349</text:p>
          </table:table-cell>
          <table:table-cell office:value-type="float" office:value="1412" table:style-name="ce44">
            <text:p>1,412</text:p>
          </table:table-cell>
          <table:table-cell office:value-type="float" office:value="4836" table:style-name="ce43">
            <text:p>4,836</text:p>
          </table:table-cell>
          <table:table-cell office:value-type="float" office:value="1146" table:style-name="ce43">
            <text:p>1,146</text:p>
          </table:table-cell>
          <table:table-cell office:value-type="float" office:value="1089" table:style-name="ce43">
            <text:p>1,089</text:p>
          </table:table-cell>
          <table:table-cell office:value-type="float" office:value="907" table:style-name="ce43">
            <text:p>907</text:p>
          </table:table-cell>
          <table:table-cell office:value-type="float" office:value="931" table:style-name="ce43">
            <text:p>931</text:p>
          </table:table-cell>
          <table:table-cell office:value-type="float" office:value="763" table:style-name="ce44">
            <text:p>763</text:p>
          </table:table-cell>
          <table:table-cell office:value-type="float" office:value="3502" table:style-name="ce43">
            <text:p>3,502</text:p>
          </table:table-cell>
          <table:table-cell office:value-type="float" office:value="644" table:style-name="ce43">
            <text:p>644</text:p>
          </table:table-cell>
          <table:table-cell office:value-type="float" office:value="668" table:style-name="ce43">
            <text:p>668</text:p>
          </table:table-cell>
          <table:table-cell office:value-type="float" office:value="768" table:style-name="ce43">
            <text:p>768</text:p>
          </table:table-cell>
          <table:table-cell office:value-type="float" office:value="715" table:style-name="ce43">
            <text:p>715</text:p>
          </table:table-cell>
          <table:table-cell office:value-type="float" office:value="707" table:style-name="ce44">
            <text:p>707</text:p>
          </table:table-cell>
          <table:table-cell office:value-type="float" office:value="2832" table:style-name="ce43">
            <text:p>2,832</text:p>
          </table:table-cell>
          <table:table-cell office:value-type="float" office:value="659" table:style-name="ce43">
            <text:p>659</text:p>
          </table:table-cell>
          <table:table-cell office:value-type="float" office:value="638" table:style-name="ce43">
            <text:p>638</text:p>
          </table:table-cell>
          <table:table-cell office:value-type="float" office:value="540" table:style-name="ce43">
            <text:p>540</text:p>
          </table:table-cell>
          <table:table-cell office:value-type="float" office:value="514" table:style-name="ce43">
            <text:p>514</text:p>
          </table:table-cell>
          <table:table-cell office:value-type="float" office:value="481" table:style-name="ce44">
            <text:p>481</text:p>
          </table:table-cell>
          <table:table-cell office:value-type="float" office:value="1667" table:style-name="ce43">
            <text:p>1,667</text:p>
          </table:table-cell>
          <table:table-cell office:value-type="float" office:value="428" table:style-name="ce43">
            <text:p>428</text:p>
          </table:table-cell>
          <table:table-cell office:value-type="float" office:value="414" table:style-name="ce43">
            <text:p>414</text:p>
          </table:table-cell>
          <table:table-cell office:value-type="float" office:value="304" table:style-name="ce43">
            <text:p>304</text:p>
          </table:table-cell>
          <table:table-cell office:value-type="float" office:value="264" table:style-name="ce43">
            <text:p>264</text:p>
          </table:table-cell>
          <table:table-cell office:value-type="float" office:value="257" table:style-name="ce44">
            <text:p>257</text:p>
          </table:table-cell>
          <table:table-cell office:value-type="float" office:value="664" table:style-name="ce43">
            <text:p>664</text:p>
          </table:table-cell>
          <table:table-cell office:value-type="float" office:value="189" table:style-name="ce43">
            <text:p>189</text:p>
          </table:table-cell>
          <table:table-cell office:value-type="float" office:value="180" table:style-name="ce43">
            <text:p>180</text:p>
          </table:table-cell>
          <table:table-cell office:value-type="float" office:value="128" table:style-name="ce43">
            <text:p>128</text:p>
          </table:table-cell>
          <table:table-cell office:value-type="float" office:value="81" table:style-name="ce43">
            <text:p>81</text:p>
          </table:table-cell>
          <table:table-cell office:value-type="float" office:value="86" table:style-name="ce44">
            <text:p>86</text:p>
          </table:table-cell>
          <table:table-cell office:value-type="float" office:value="169" table:style-name="ce43">
            <text:p>169</text:p>
          </table:table-cell>
          <table:table-cell office:value-type="float" office:value="58" table:style-name="ce43">
            <text:p>58</text:p>
          </table:table-cell>
          <table:table-cell office:value-type="float" office:value="29" table:style-name="ce43">
            <text:p>29</text:p>
          </table:table-cell>
          <table:table-cell office:value-type="float" office:value="35" table:style-name="ce43">
            <text:p>35</text:p>
          </table:table-cell>
          <table:table-cell office:value-type="float" office:value="25" table:style-name="ce43">
            <text:p>25</text:p>
          </table:table-cell>
          <table:table-cell office:value-type="float" office:value="22" table:style-name="ce44">
            <text:p>22</text:p>
          </table:table-cell>
          <table:table-cell office:value-type="float" office:value="18" table:style-name="ce43">
            <text:p>18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323929" table:style-name="ce39">
            <text:p>323,929</text:p>
          </table:table-cell>
          <table:table-cell office:value-type="float" office:value="11751" table:style-name="ce39">
            <text:p>11,751</text:p>
          </table:table-cell>
          <table:table-cell office:value-type="float" office:value="2008" table:style-name="ce39">
            <text:p>2,008</text:p>
          </table:table-cell>
          <table:table-cell office:value-type="float" office:value="2315" table:style-name="ce39">
            <text:p>2,315</text:p>
          </table:table-cell>
          <table:table-cell office:value-type="float" office:value="2358" table:style-name="ce39">
            <text:p>2,358</text:p>
          </table:table-cell>
          <table:table-cell office:value-type="float" office:value="2445" table:style-name="ce39">
            <text:p>2,445</text:p>
          </table:table-cell>
          <table:table-cell office:value-type="float" office:value="2625" table:style-name="ce39">
            <text:p>2,625</text:p>
          </table:table-cell>
          <table:table-cell office:value-type="float" office:value="13317" table:style-name="ce39">
            <text:p>13,317</text:p>
          </table:table-cell>
          <table:table-cell office:value-type="float" office:value="2765" table:style-name="ce39">
            <text:p>2,765</text:p>
          </table:table-cell>
          <table:table-cell office:value-type="float" office:value="2645" table:style-name="ce39">
            <text:p>2,645</text:p>
          </table:table-cell>
          <table:table-cell office:value-type="float" office:value="2534" table:style-name="ce39">
            <text:p>2,534</text:p>
          </table:table-cell>
          <table:table-cell office:value-type="float" office:value="2789" table:style-name="ce39">
            <text:p>2,789</text:p>
          </table:table-cell>
          <table:table-cell office:value-type="float" office:value="2584" table:style-name="ce40">
            <text:p>2,584</text:p>
          </table:table-cell>
          <table:table-cell office:value-type="float" office:value="12768" table:style-name="ce39">
            <text:p>12,768</text:p>
          </table:table-cell>
          <table:table-cell office:value-type="float" office:value="2271" table:style-name="ce39">
            <text:p>2,271</text:p>
          </table:table-cell>
          <table:table-cell office:value-type="float" office:value="2520" table:style-name="ce39">
            <text:p>2,520</text:p>
          </table:table-cell>
          <table:table-cell office:value-type="float" office:value="2543" table:style-name="ce39">
            <text:p>2,543</text:p>
          </table:table-cell>
          <table:table-cell office:value-type="float" office:value="2669" table:style-name="ce39">
            <text:p>2,669</text:p>
          </table:table-cell>
          <table:table-cell office:value-type="float" office:value="2765" table:style-name="ce40">
            <text:p>2,765</text:p>
          </table:table-cell>
          <table:table-cell office:value-type="float" office:value="15893" table:style-name="ce39">
            <text:p>15,893</text:p>
          </table:table-cell>
          <table:table-cell office:value-type="float" office:value="2781" table:style-name="ce39">
            <text:p>2,781</text:p>
          </table:table-cell>
          <table:table-cell office:value-type="float" office:value="3000" table:style-name="ce39">
            <text:p>3,000</text:p>
          </table:table-cell>
          <table:table-cell office:value-type="float" office:value="3112" table:style-name="ce39">
            <text:p>3,112</text:p>
          </table:table-cell>
          <table:table-cell office:value-type="float" office:value="3413" table:style-name="ce39">
            <text:p>3,413</text:p>
          </table:table-cell>
          <table:table-cell office:value-type="float" office:value="3587" table:style-name="ce40">
            <text:p>3,587</text:p>
          </table:table-cell>
          <table:table-cell office:value-type="float" office:value="21377" table:style-name="ce39">
            <text:p>21,377</text:p>
          </table:table-cell>
          <table:table-cell office:value-type="float" office:value="4154" table:style-name="ce39">
            <text:p>4,154</text:p>
          </table:table-cell>
          <table:table-cell office:value-type="float" office:value="4076" table:style-name="ce39">
            <text:p>4,076</text:p>
          </table:table-cell>
          <table:table-cell office:value-type="float" office:value="3833" table:style-name="ce39">
            <text:p>3,833</text:p>
          </table:table-cell>
          <table:table-cell office:value-type="float" office:value="4531" table:style-name="ce39">
            <text:p>4,531</text:p>
          </table:table-cell>
          <table:table-cell office:value-type="float" office:value="4783" table:style-name="ce40">
            <text:p>4,783</text:p>
          </table:table-cell>
          <table:table-cell office:value-type="float" office:value="22905" table:style-name="ce39">
            <text:p>22,905</text:p>
          </table:table-cell>
          <table:table-cell office:value-type="float" office:value="4605" table:style-name="ce39">
            <text:p>4,605</text:p>
          </table:table-cell>
          <table:table-cell office:value-type="float" office:value="4650" table:style-name="ce39">
            <text:p>4,650</text:p>
          </table:table-cell>
          <table:table-cell office:value-type="float" office:value="4743" table:style-name="ce39">
            <text:p>4,743</text:p>
          </table:table-cell>
          <table:table-cell office:value-type="float" office:value="4525" table:style-name="ce39">
            <text:p>4,525</text:p>
          </table:table-cell>
          <table:table-cell office:value-type="float" office:value="4382" table:style-name="ce40">
            <text:p>4,382</text:p>
          </table:table-cell>
          <table:table-cell office:value-type="float" office:value="20280" table:style-name="ce39">
            <text:p>20,280</text:p>
          </table:table-cell>
          <table:table-cell office:value-type="float" office:value="4436" table:style-name="ce39">
            <text:p>4,436</text:p>
          </table:table-cell>
          <table:table-cell office:value-type="float" office:value="3984" table:style-name="ce39">
            <text:p>3,984</text:p>
          </table:table-cell>
          <table:table-cell office:value-type="float" office:value="4216" table:style-name="ce39">
            <text:p>4,216</text:p>
          </table:table-cell>
          <table:table-cell office:value-type="float" office:value="3864" table:style-name="ce39">
            <text:p>3,864</text:p>
          </table:table-cell>
          <table:table-cell office:value-type="float" office:value="3780" table:style-name="ce40">
            <text:p>3,780</text:p>
          </table:table-cell>
          <table:table-cell office:value-type="float" office:value="23223" table:style-name="ce39">
            <text:p>23,223</text:p>
          </table:table-cell>
          <table:table-cell office:value-type="float" office:value="4118" table:style-name="ce39">
            <text:p>4,118</text:p>
          </table:table-cell>
          <table:table-cell office:value-type="float" office:value="4565" table:style-name="ce39">
            <text:p>4,565</text:p>
          </table:table-cell>
          <table:table-cell office:value-type="float" office:value="4683" table:style-name="ce39">
            <text:p>4,683</text:p>
          </table:table-cell>
          <table:table-cell office:value-type="float" office:value="4834" table:style-name="ce39">
            <text:p>4,834</text:p>
          </table:table-cell>
          <table:table-cell office:value-type="float" office:value="5023" table:style-name="ce40">
            <text:p>5,023</text:p>
          </table:table-cell>
          <table:table-cell office:value-type="float" office:value="25149" table:style-name="ce39">
            <text:p>25,149</text:p>
          </table:table-cell>
          <table:table-cell office:value-type="float" office:value="5031" table:style-name="ce39">
            <text:p>5,031</text:p>
          </table:table-cell>
          <table:table-cell office:value-type="float" office:value="5005" table:style-name="ce39">
            <text:p>5,005</text:p>
          </table:table-cell>
          <table:table-cell office:value-type="float" office:value="5029" table:style-name="ce39">
            <text:p>5,029</text:p>
          </table:table-cell>
          <table:table-cell office:value-type="float" office:value="4813" table:style-name="ce39">
            <text:p>4,813</text:p>
          </table:table-cell>
          <table:table-cell office:value-type="float" office:value="5271" table:style-name="ce40">
            <text:p>5,271</text:p>
          </table:table-cell>
          <table:table-cell office:value-type="float" office:value="24049" table:style-name="ce39">
            <text:p>24,049</text:p>
          </table:table-cell>
          <table:table-cell office:value-type="float" office:value="4681" table:style-name="ce39">
            <text:p>4,681</text:p>
          </table:table-cell>
          <table:table-cell office:value-type="float" office:value="4750" table:style-name="ce39">
            <text:p>4,750</text:p>
          </table:table-cell>
          <table:table-cell office:value-type="float" office:value="4798" table:style-name="ce39">
            <text:p>4,798</text:p>
          </table:table-cell>
          <table:table-cell office:value-type="float" office:value="4801" table:style-name="ce39">
            <text:p>4,801</text:p>
          </table:table-cell>
          <table:table-cell office:value-type="float" office:value="5019" table:style-name="ce40">
            <text:p>5,019</text:p>
          </table:table-cell>
          <table:table-cell office:value-type="float" office:value="25557" table:style-name="ce39">
            <text:p>25,557</text:p>
          </table:table-cell>
          <table:table-cell office:value-type="float" office:value="5191" table:style-name="ce39">
            <text:p>5,191</text:p>
          </table:table-cell>
          <table:table-cell office:value-type="float" office:value="5206" table:style-name="ce39">
            <text:p>5,206</text:p>
          </table:table-cell>
          <table:table-cell office:value-type="float" office:value="5108" table:style-name="ce39">
            <text:p>5,108</text:p>
          </table:table-cell>
          <table:table-cell office:value-type="float" office:value="5087" table:style-name="ce39">
            <text:p>5,087</text:p>
          </table:table-cell>
          <table:table-cell office:value-type="float" office:value="4965" table:style-name="ce40">
            <text:p>4,965</text:p>
          </table:table-cell>
          <table:table-cell office:value-type="float" office:value="25993" table:style-name="ce39">
            <text:p>25,993</text:p>
          </table:table-cell>
          <table:table-cell office:value-type="float" office:value="5109" table:style-name="ce39">
            <text:p>5,109</text:p>
          </table:table-cell>
          <table:table-cell office:value-type="float" office:value="5281" table:style-name="ce39">
            <text:p>5,281</text:p>
          </table:table-cell>
          <table:table-cell office:value-type="float" office:value="5110" table:style-name="ce39">
            <text:p>5,110</text:p>
          </table:table-cell>
          <table:table-cell office:value-type="float" office:value="5231" table:style-name="ce39">
            <text:p>5,231</text:p>
          </table:table-cell>
          <table:table-cell office:value-type="float" office:value="5262" table:style-name="ce40">
            <text:p>5,262</text:p>
          </table:table-cell>
          <table:table-cell office:value-type="float" office:value="24589" table:style-name="ce39">
            <text:p>24,589</text:p>
          </table:table-cell>
          <table:table-cell office:value-type="float" office:value="4991" table:style-name="ce39">
            <text:p>4,991</text:p>
          </table:table-cell>
          <table:table-cell office:value-type="float" office:value="5143" table:style-name="ce39">
            <text:p>5,143</text:p>
          </table:table-cell>
          <table:table-cell office:value-type="float" office:value="4977" table:style-name="ce39">
            <text:p>4,977</text:p>
          </table:table-cell>
          <table:table-cell office:value-type="float" office:value="4726" table:style-name="ce39">
            <text:p>4,726</text:p>
          </table:table-cell>
          <table:table-cell office:value-type="float" office:value="4752" table:style-name="ce40">
            <text:p>4,752</text:p>
          </table:table-cell>
          <table:table-cell office:value-type="float" office:value="20947" table:style-name="ce39">
            <text:p>20,947</text:p>
          </table:table-cell>
          <table:table-cell office:value-type="float" office:value="4633" table:style-name="ce39">
            <text:p>4,633</text:p>
          </table:table-cell>
          <table:table-cell office:value-type="float" office:value="4396" table:style-name="ce39">
            <text:p>4,396</text:p>
          </table:table-cell>
          <table:table-cell office:value-type="float" office:value="4136" table:style-name="ce39">
            <text:p>4,136</text:p>
          </table:table-cell>
          <table:table-cell office:value-type="float" office:value="3844" table:style-name="ce39">
            <text:p>3,844</text:p>
          </table:table-cell>
          <table:table-cell office:value-type="float" office:value="3938" table:style-name="ce40">
            <text:p>3,938</text:p>
          </table:table-cell>
          <table:table-cell office:value-type="float" office:value="13542" table:style-name="ce39">
            <text:p>13,542</text:p>
          </table:table-cell>
          <table:table-cell office:value-type="float" office:value="3355" table:style-name="ce39">
            <text:p>3,355</text:p>
          </table:table-cell>
          <table:table-cell office:value-type="float" office:value="3157" table:style-name="ce39">
            <text:p>3,157</text:p>
          </table:table-cell>
          <table:table-cell office:value-type="float" office:value="2584" table:style-name="ce39">
            <text:p>2,584</text:p>
          </table:table-cell>
          <table:table-cell office:value-type="float" office:value="2372" table:style-name="ce39">
            <text:p>2,372</text:p>
          </table:table-cell>
          <table:table-cell office:value-type="float" office:value="2074" table:style-name="ce40">
            <text:p>2,074</text:p>
          </table:table-cell>
          <table:table-cell office:value-type="float" office:value="9108" table:style-name="ce39">
            <text:p>9,108</text:p>
          </table:table-cell>
          <table:table-cell office:value-type="float" office:value="1633" table:style-name="ce39">
            <text:p>1,633</text:p>
          </table:table-cell>
          <table:table-cell office:value-type="float" office:value="1864" table:style-name="ce39">
            <text:p>1,864</text:p>
          </table:table-cell>
          <table:table-cell office:value-type="float" office:value="1901" table:style-name="ce39">
            <text:p>1,901</text:p>
          </table:table-cell>
          <table:table-cell office:value-type="float" office:value="1930" table:style-name="ce39">
            <text:p>1,930</text:p>
          </table:table-cell>
          <table:table-cell office:value-type="float" office:value="1780" table:style-name="ce40">
            <text:p>1,780</text:p>
          </table:table-cell>
          <table:table-cell office:value-type="float" office:value="6901" table:style-name="ce39">
            <text:p>6,901</text:p>
          </table:table-cell>
          <table:table-cell office:value-type="float" office:value="1689" table:style-name="ce39">
            <text:p>1,689</text:p>
          </table:table-cell>
          <table:table-cell office:value-type="float" office:value="1488" table:style-name="ce39">
            <text:p>1,488</text:p>
          </table:table-cell>
          <table:table-cell office:value-type="float" office:value="1345" table:style-name="ce39">
            <text:p>1,345</text:p>
          </table:table-cell>
          <table:table-cell office:value-type="float" office:value="1255" table:style-name="ce39">
            <text:p>1,255</text:p>
          </table:table-cell>
          <table:table-cell office:value-type="float" office:value="1124" table:style-name="ce40">
            <text:p>1,124</text:p>
          </table:table-cell>
          <table:table-cell office:value-type="float" office:value="4063" table:style-name="ce39">
            <text:p>4,063</text:p>
          </table:table-cell>
          <table:table-cell office:value-type="float" office:value="1040" table:style-name="ce39">
            <text:p>1,040</text:p>
          </table:table-cell>
          <table:table-cell office:value-type="float" office:value="899" table:style-name="ce39">
            <text:p>899</text:p>
          </table:table-cell>
          <table:table-cell office:value-type="float" office:value="824" table:style-name="ce39">
            <text:p>824</text:p>
          </table:table-cell>
          <table:table-cell office:value-type="float" office:value="717" table:style-name="ce39">
            <text:p>717</text:p>
          </table:table-cell>
          <table:table-cell office:value-type="float" office:value="583" table:style-name="ce40">
            <text:p>583</text:p>
          </table:table-cell>
          <table:table-cell office:value-type="float" office:value="1949" table:style-name="ce39">
            <text:p>1,949</text:p>
          </table:table-cell>
          <table:table-cell office:value-type="float" office:value="562" table:style-name="ce39">
            <text:p>562</text:p>
          </table:table-cell>
          <table:table-cell office:value-type="float" office:value="460" table:style-name="ce39">
            <text:p>460</text:p>
          </table:table-cell>
          <table:table-cell office:value-type="float" office:value="340" table:style-name="ce39">
            <text:p>340</text:p>
          </table:table-cell>
          <table:table-cell office:value-type="float" office:value="306" table:style-name="ce39">
            <text:p>306</text:p>
          </table:table-cell>
          <table:table-cell office:value-type="float" office:value="281" table:style-name="ce40">
            <text:p>281</text:p>
          </table:table-cell>
          <table:table-cell office:value-type="float" office:value="492" table:style-name="ce39">
            <text:p>492</text:p>
          </table:table-cell>
          <table:table-cell office:value-type="float" office:value="184" table:style-name="ce39">
            <text:p>184</text:p>
          </table:table-cell>
          <table:table-cell office:value-type="float" office:value="106" table:style-name="ce39">
            <text:p>106</text:p>
          </table:table-cell>
          <table:table-cell office:value-type="float" office:value="89" table:style-name="ce39">
            <text:p>89</text:p>
          </table:table-cell>
          <table:table-cell office:value-type="float" office:value="67" table:style-name="ce39">
            <text:p>67</text:p>
          </table:table-cell>
          <table:table-cell office:value-type="float" office:value="46" table:style-name="ce40">
            <text:p>46</text:p>
          </table:table-cell>
          <table:table-cell office:value-type="float" office:value="76" table:style-name="ce39">
            <text:p>76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花蓮縣</text:p>
          </table:table-cell>
          <table:table-cell office:value-type="string" table:style-name="ce37">
            <text:p>男</text:p>
          </table:table-cell>
          <table:table-cell office:value-type="float" office:value="163740" table:style-name="ce39">
            <text:p>163,740</text:p>
          </table:table-cell>
          <table:table-cell office:value-type="float" office:value="6116" table:style-name="ce39">
            <text:p>6,116</text:p>
          </table:table-cell>
          <table:table-cell office:value-type="float" office:value="1048" table:style-name="ce41">
            <text:p>1,048</text:p>
          </table:table-cell>
          <table:table-cell office:value-type="float" office:value="1223" table:style-name="ce41">
            <text:p>1,223</text:p>
          </table:table-cell>
          <table:table-cell office:value-type="float" office:value="1249" table:style-name="ce41">
            <text:p>1,249</text:p>
          </table:table-cell>
          <table:table-cell office:value-type="float" office:value="1263" table:style-name="ce41">
            <text:p>1,263</text:p>
          </table:table-cell>
          <table:table-cell office:value-type="float" office:value="1333" table:style-name="ce41">
            <text:p>1,333</text:p>
          </table:table-cell>
          <table:table-cell office:value-type="float" office:value="6993" table:style-name="ce41">
            <text:p>6,993</text:p>
          </table:table-cell>
          <table:table-cell office:value-type="float" office:value="1445" table:style-name="ce41">
            <text:p>1,445</text:p>
          </table:table-cell>
          <table:table-cell office:value-type="float" office:value="1391" table:style-name="ce41">
            <text:p>1,391</text:p>
          </table:table-cell>
          <table:table-cell office:value-type="float" office:value="1325" table:style-name="ce41">
            <text:p>1,325</text:p>
          </table:table-cell>
          <table:table-cell office:value-type="float" office:value="1445" table:style-name="ce41">
            <text:p>1,445</text:p>
          </table:table-cell>
          <table:table-cell office:value-type="float" office:value="1387" table:style-name="ce42">
            <text:p>1,387</text:p>
          </table:table-cell>
          <table:table-cell office:value-type="float" office:value="6766" table:style-name="ce41">
            <text:p>6,766</text:p>
          </table:table-cell>
          <table:table-cell office:value-type="float" office:value="1197" table:style-name="ce41">
            <text:p>1,197</text:p>
          </table:table-cell>
          <table:table-cell office:value-type="float" office:value="1345" table:style-name="ce41">
            <text:p>1,345</text:p>
          </table:table-cell>
          <table:table-cell office:value-type="float" office:value="1316" table:style-name="ce41">
            <text:p>1,316</text:p>
          </table:table-cell>
          <table:table-cell office:value-type="float" office:value="1425" table:style-name="ce41">
            <text:p>1,425</text:p>
          </table:table-cell>
          <table:table-cell office:value-type="float" office:value="1483" table:style-name="ce42">
            <text:p>1,483</text:p>
          </table:table-cell>
          <table:table-cell office:value-type="float" office:value="8264" table:style-name="ce41">
            <text:p>8,264</text:p>
          </table:table-cell>
          <table:table-cell office:value-type="float" office:value="1426" table:style-name="ce41">
            <text:p>1,426</text:p>
          </table:table-cell>
          <table:table-cell office:value-type="float" office:value="1559" table:style-name="ce41">
            <text:p>1,559</text:p>
          </table:table-cell>
          <table:table-cell office:value-type="float" office:value="1643" table:style-name="ce41">
            <text:p>1,643</text:p>
          </table:table-cell>
          <table:table-cell office:value-type="float" office:value="1796" table:style-name="ce41">
            <text:p>1,796</text:p>
          </table:table-cell>
          <table:table-cell office:value-type="float" office:value="1840" table:style-name="ce42">
            <text:p>1,840</text:p>
          </table:table-cell>
          <table:table-cell office:value-type="float" office:value="11181" table:style-name="ce41">
            <text:p>11,181</text:p>
          </table:table-cell>
          <table:table-cell office:value-type="float" office:value="2174" table:style-name="ce41">
            <text:p>2,174</text:p>
          </table:table-cell>
          <table:table-cell office:value-type="float" office:value="2076" table:style-name="ce41">
            <text:p>2,076</text:p>
          </table:table-cell>
          <table:table-cell office:value-type="float" office:value="2072" table:style-name="ce41">
            <text:p>2,072</text:p>
          </table:table-cell>
          <table:table-cell office:value-type="float" office:value="2375" table:style-name="ce41">
            <text:p>2,375</text:p>
          </table:table-cell>
          <table:table-cell office:value-type="float" office:value="2484" table:style-name="ce42">
            <text:p>2,484</text:p>
          </table:table-cell>
          <table:table-cell office:value-type="float" office:value="11940" table:style-name="ce41">
            <text:p>11,940</text:p>
          </table:table-cell>
          <table:table-cell office:value-type="float" office:value="2363" table:style-name="ce41">
            <text:p>2,363</text:p>
          </table:table-cell>
          <table:table-cell office:value-type="float" office:value="2397" table:style-name="ce41">
            <text:p>2,397</text:p>
          </table:table-cell>
          <table:table-cell office:value-type="float" office:value="2489" table:style-name="ce41">
            <text:p>2,489</text:p>
          </table:table-cell>
          <table:table-cell office:value-type="float" office:value="2436" table:style-name="ce41">
            <text:p>2,436</text:p>
          </table:table-cell>
          <table:table-cell office:value-type="float" office:value="2255" table:style-name="ce42">
            <text:p>2,255</text:p>
          </table:table-cell>
          <table:table-cell office:value-type="float" office:value="10726" table:style-name="ce41">
            <text:p>10,726</text:p>
          </table:table-cell>
          <table:table-cell office:value-type="float" office:value="2307" table:style-name="ce41">
            <text:p>2,307</text:p>
          </table:table-cell>
          <table:table-cell office:value-type="float" office:value="2072" table:style-name="ce41">
            <text:p>2,072</text:p>
          </table:table-cell>
          <table:table-cell office:value-type="float" office:value="2255" table:style-name="ce41">
            <text:p>2,255</text:p>
          </table:table-cell>
          <table:table-cell office:value-type="float" office:value="2071" table:style-name="ce41">
            <text:p>2,071</text:p>
          </table:table-cell>
          <table:table-cell office:value-type="float" office:value="2021" table:style-name="ce42">
            <text:p>2,021</text:p>
          </table:table-cell>
          <table:table-cell office:value-type="float" office:value="12053" table:style-name="ce41">
            <text:p>12,053</text:p>
          </table:table-cell>
          <table:table-cell office:value-type="float" office:value="2169" table:style-name="ce41">
            <text:p>2,169</text:p>
          </table:table-cell>
          <table:table-cell office:value-type="float" office:value="2370" table:style-name="ce41">
            <text:p>2,370</text:p>
          </table:table-cell>
          <table:table-cell office:value-type="float" office:value="2416" table:style-name="ce41">
            <text:p>2,416</text:p>
          </table:table-cell>
          <table:table-cell office:value-type="float" office:value="2495" table:style-name="ce41">
            <text:p>2,495</text:p>
          </table:table-cell>
          <table:table-cell office:value-type="float" office:value="2603" table:style-name="ce42">
            <text:p>2,603</text:p>
          </table:table-cell>
          <table:table-cell office:value-type="float" office:value="12888" table:style-name="ce41">
            <text:p>12,888</text:p>
          </table:table-cell>
          <table:table-cell office:value-type="float" office:value="2570" table:style-name="ce41">
            <text:p>2,570</text:p>
          </table:table-cell>
          <table:table-cell office:value-type="float" office:value="2586" table:style-name="ce41">
            <text:p>2,586</text:p>
          </table:table-cell>
          <table:table-cell office:value-type="float" office:value="2597" table:style-name="ce41">
            <text:p>2,597</text:p>
          </table:table-cell>
          <table:table-cell office:value-type="float" office:value="2445" table:style-name="ce41">
            <text:p>2,445</text:p>
          </table:table-cell>
          <table:table-cell office:value-type="float" office:value="2690" table:style-name="ce42">
            <text:p>2,690</text:p>
          </table:table-cell>
          <table:table-cell office:value-type="float" office:value="11999" table:style-name="ce41">
            <text:p>11,999</text:p>
          </table:table-cell>
          <table:table-cell office:value-type="float" office:value="2329" table:style-name="ce41">
            <text:p>2,329</text:p>
          </table:table-cell>
          <table:table-cell office:value-type="float" office:value="2383" table:style-name="ce41">
            <text:p>2,383</text:p>
          </table:table-cell>
          <table:table-cell office:value-type="float" office:value="2387" table:style-name="ce41">
            <text:p>2,387</text:p>
          </table:table-cell>
          <table:table-cell office:value-type="float" office:value="2390" table:style-name="ce41">
            <text:p>2,390</text:p>
          </table:table-cell>
          <table:table-cell office:value-type="float" office:value="2510" table:style-name="ce42">
            <text:p>2,510</text:p>
          </table:table-cell>
          <table:table-cell office:value-type="float" office:value="13256" table:style-name="ce41">
            <text:p>13,256</text:p>
          </table:table-cell>
          <table:table-cell office:value-type="float" office:value="2579" table:style-name="ce41">
            <text:p>2,579</text:p>
          </table:table-cell>
          <table:table-cell office:value-type="float" office:value="2707" table:style-name="ce41">
            <text:p>2,707</text:p>
          </table:table-cell>
          <table:table-cell office:value-type="float" office:value="2641" table:style-name="ce41">
            <text:p>2,641</text:p>
          </table:table-cell>
          <table:table-cell office:value-type="float" office:value="2680" table:style-name="ce41">
            <text:p>2,680</text:p>
          </table:table-cell>
          <table:table-cell office:value-type="float" office:value="2649" table:style-name="ce42">
            <text:p>2,649</text:p>
          </table:table-cell>
          <table:table-cell office:value-type="float" office:value="13194" table:style-name="ce41">
            <text:p>13,194</text:p>
          </table:table-cell>
          <table:table-cell office:value-type="float" office:value="2667" table:style-name="ce41">
            <text:p>2,667</text:p>
          </table:table-cell>
          <table:table-cell office:value-type="float" office:value="2660" table:style-name="ce41">
            <text:p>2,660</text:p>
          </table:table-cell>
          <table:table-cell office:value-type="float" office:value="2600" table:style-name="ce41">
            <text:p>2,600</text:p>
          </table:table-cell>
          <table:table-cell office:value-type="float" office:value="2654" table:style-name="ce41">
            <text:p>2,654</text:p>
          </table:table-cell>
          <table:table-cell office:value-type="float" office:value="2613" table:style-name="ce42">
            <text:p>2,613</text:p>
          </table:table-cell>
          <table:table-cell office:value-type="float" office:value="12155" table:style-name="ce41">
            <text:p>12,155</text:p>
          </table:table-cell>
          <table:table-cell office:value-type="float" office:value="2487" table:style-name="ce41">
            <text:p>2,487</text:p>
          </table:table-cell>
          <table:table-cell office:value-type="float" office:value="2543" table:style-name="ce41">
            <text:p>2,543</text:p>
          </table:table-cell>
          <table:table-cell office:value-type="float" office:value="2416" table:style-name="ce41">
            <text:p>2,416</text:p>
          </table:table-cell>
          <table:table-cell office:value-type="float" office:value="2355" table:style-name="ce41">
            <text:p>2,355</text:p>
          </table:table-cell>
          <table:table-cell office:value-type="float" office:value="2354" table:style-name="ce42">
            <text:p>2,354</text:p>
          </table:table-cell>
          <table:table-cell office:value-type="float" office:value="10240" table:style-name="ce41">
            <text:p>10,240</text:p>
          </table:table-cell>
          <table:table-cell office:value-type="float" office:value="2254" table:style-name="ce41">
            <text:p>2,254</text:p>
          </table:table-cell>
          <table:table-cell office:value-type="float" office:value="2204" table:style-name="ce41">
            <text:p>2,204</text:p>
          </table:table-cell>
          <table:table-cell office:value-type="float" office:value="2060" table:style-name="ce41">
            <text:p>2,060</text:p>
          </table:table-cell>
          <table:table-cell office:value-type="float" office:value="1829" table:style-name="ce41">
            <text:p>1,829</text:p>
          </table:table-cell>
          <table:table-cell office:value-type="float" office:value="1893" table:style-name="ce42">
            <text:p>1,893</text:p>
          </table:table-cell>
          <table:table-cell office:value-type="float" office:value="6270" table:style-name="ce41">
            <text:p>6,270</text:p>
          </table:table-cell>
          <table:table-cell office:value-type="float" office:value="1611" table:style-name="ce41">
            <text:p>1,611</text:p>
          </table:table-cell>
          <table:table-cell office:value-type="float" office:value="1441" table:style-name="ce41">
            <text:p>1,441</text:p>
          </table:table-cell>
          <table:table-cell office:value-type="float" office:value="1165" table:style-name="ce41">
            <text:p>1,165</text:p>
          </table:table-cell>
          <table:table-cell office:value-type="float" office:value="1108" table:style-name="ce41">
            <text:p>1,108</text:p>
          </table:table-cell>
          <table:table-cell office:value-type="float" office:value="945" table:style-name="ce42">
            <text:p>945</text:p>
          </table:table-cell>
          <table:table-cell office:value-type="float" office:value="3968" table:style-name="ce41">
            <text:p>3,968</text:p>
          </table:table-cell>
          <table:table-cell office:value-type="float" office:value="731" table:style-name="ce41">
            <text:p>731</text:p>
          </table:table-cell>
          <table:table-cell office:value-type="float" office:value="820" table:style-name="ce41">
            <text:p>820</text:p>
          </table:table-cell>
          <table:table-cell office:value-type="float" office:value="823" table:style-name="ce41">
            <text:p>823</text:p>
          </table:table-cell>
          <table:table-cell office:value-type="float" office:value="835" table:style-name="ce41">
            <text:p>835</text:p>
          </table:table-cell>
          <table:table-cell office:value-type="float" office:value="759" table:style-name="ce42">
            <text:p>759</text:p>
          </table:table-cell>
          <table:table-cell office:value-type="float" office:value="2885" table:style-name="ce41">
            <text:p>2,885</text:p>
          </table:table-cell>
          <table:table-cell office:value-type="float" office:value="724" table:style-name="ce41">
            <text:p>724</text:p>
          </table:table-cell>
          <table:table-cell office:value-type="float" office:value="598" table:style-name="ce41">
            <text:p>598</text:p>
          </table:table-cell>
          <table:table-cell office:value-type="float" office:value="581" table:style-name="ce41">
            <text:p>581</text:p>
          </table:table-cell>
          <table:table-cell office:value-type="float" office:value="530" table:style-name="ce41">
            <text:p>530</text:p>
          </table:table-cell>
          <table:table-cell office:value-type="float" office:value="452" table:style-name="ce42">
            <text:p>452</text:p>
          </table:table-cell>
          <table:table-cell office:value-type="float" office:value="1673" table:style-name="ce41">
            <text:p>1,673</text:p>
          </table:table-cell>
          <table:table-cell office:value-type="float" office:value="425" table:style-name="ce41">
            <text:p>425</text:p>
          </table:table-cell>
          <table:table-cell office:value-type="float" office:value="358" table:style-name="ce41">
            <text:p>358</text:p>
          </table:table-cell>
          <table:table-cell office:value-type="float" office:value="327" table:style-name="ce41">
            <text:p>327</text:p>
          </table:table-cell>
          <table:table-cell office:value-type="float" office:value="322" table:style-name="ce41">
            <text:p>322</text:p>
          </table:table-cell>
          <table:table-cell office:value-type="float" office:value="241" table:style-name="ce42">
            <text:p>241</text:p>
          </table:table-cell>
          <table:table-cell office:value-type="float" office:value="887" table:style-name="ce41">
            <text:p>887</text:p>
          </table:table-cell>
          <table:table-cell office:value-type="float" office:value="233" table:style-name="ce41">
            <text:p>233</text:p>
          </table:table-cell>
          <table:table-cell office:value-type="float" office:value="201" table:style-name="ce41">
            <text:p>201</text:p>
          </table:table-cell>
          <table:table-cell office:value-type="float" office:value="160" table:style-name="ce41">
            <text:p>160</text:p>
          </table:table-cell>
          <table:table-cell office:value-type="float" office:value="156" table:style-name="ce41">
            <text:p>156</text:p>
          </table:table-cell>
          <table:table-cell office:value-type="float" office:value="137" table:style-name="ce42">
            <text:p>137</text:p>
          </table:table-cell>
          <table:table-cell office:value-type="float" office:value="242" table:style-name="ce41">
            <text:p>242</text:p>
          </table:table-cell>
          <table:table-cell office:value-type="float" office:value="98" table:style-name="ce41">
            <text:p>98</text:p>
          </table:table-cell>
          <table:table-cell office:value-type="float" office:value="55" table:style-name="ce41">
            <text:p>55</text:p>
          </table:table-cell>
          <table:table-cell office:value-type="float" office:value="38" table:style-name="ce41">
            <text:p>38</text:p>
          </table:table-cell>
          <table:table-cell office:value-type="float" office:value="28" table:style-name="ce41">
            <text:p>28</text:p>
          </table:table-cell>
          <table:table-cell office:value-type="float" office:value="23" table:style-name="ce42">
            <text:p>23</text:p>
          </table:table-cell>
          <table:table-cell office:value-type="float" office:value="44" table:style-name="ce41">
            <text:p>44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60189" table:style-name="ce43">
            <text:p>160,189</text:p>
          </table:table-cell>
          <table:table-cell office:value-type="float" office:value="5635" table:style-name="ce44">
            <text:p>5,635</text:p>
          </table:table-cell>
          <table:table-cell office:value-type="float" office:value="960" table:style-name="ce45">
            <text:p>960</text:p>
          </table:table-cell>
          <table:table-cell office:value-type="float" office:value="1092" table:style-name="ce45">
            <text:p>1,092</text:p>
          </table:table-cell>
          <table:table-cell office:value-type="float" office:value="1109" table:style-name="ce45">
            <text:p>1,109</text:p>
          </table:table-cell>
          <table:table-cell office:value-type="float" office:value="1182" table:style-name="ce45">
            <text:p>1,182</text:p>
          </table:table-cell>
          <table:table-cell office:value-type="float" office:value="1292" table:style-name="ce45">
            <text:p>1,292</text:p>
          </table:table-cell>
          <table:table-cell office:value-type="float" office:value="6324" table:style-name="ce45">
            <text:p>6,324</text:p>
          </table:table-cell>
          <table:table-cell office:value-type="float" office:value="1320" table:style-name="ce45">
            <text:p>1,320</text:p>
          </table:table-cell>
          <table:table-cell office:value-type="float" office:value="1254" table:style-name="ce45">
            <text:p>1,254</text:p>
          </table:table-cell>
          <table:table-cell office:value-type="float" office:value="1209" table:style-name="ce45">
            <text:p>1,209</text:p>
          </table:table-cell>
          <table:table-cell office:value-type="float" office:value="1344" table:style-name="ce45">
            <text:p>1,344</text:p>
          </table:table-cell>
          <table:table-cell office:value-type="float" office:value="1197" table:style-name="ce46">
            <text:p>1,197</text:p>
          </table:table-cell>
          <table:table-cell office:value-type="float" office:value="6002" table:style-name="ce45">
            <text:p>6,002</text:p>
          </table:table-cell>
          <table:table-cell office:value-type="float" office:value="1074" table:style-name="ce45">
            <text:p>1,074</text:p>
          </table:table-cell>
          <table:table-cell office:value-type="float" office:value="1175" table:style-name="ce45">
            <text:p>1,175</text:p>
          </table:table-cell>
          <table:table-cell office:value-type="float" office:value="1227" table:style-name="ce45">
            <text:p>1,227</text:p>
          </table:table-cell>
          <table:table-cell office:value-type="float" office:value="1244" table:style-name="ce45">
            <text:p>1,244</text:p>
          </table:table-cell>
          <table:table-cell office:value-type="float" office:value="1282" table:style-name="ce46">
            <text:p>1,282</text:p>
          </table:table-cell>
          <table:table-cell office:value-type="float" office:value="7629" table:style-name="ce45">
            <text:p>7,629</text:p>
          </table:table-cell>
          <table:table-cell office:value-type="float" office:value="1355" table:style-name="ce45">
            <text:p>1,355</text:p>
          </table:table-cell>
          <table:table-cell office:value-type="float" office:value="1441" table:style-name="ce45">
            <text:p>1,441</text:p>
          </table:table-cell>
          <table:table-cell office:value-type="float" office:value="1469" table:style-name="ce45">
            <text:p>1,469</text:p>
          </table:table-cell>
          <table:table-cell office:value-type="float" office:value="1617" table:style-name="ce45">
            <text:p>1,617</text:p>
          </table:table-cell>
          <table:table-cell office:value-type="float" office:value="1747" table:style-name="ce46">
            <text:p>1,747</text:p>
          </table:table-cell>
          <table:table-cell office:value-type="float" office:value="10196" table:style-name="ce45">
            <text:p>10,196</text:p>
          </table:table-cell>
          <table:table-cell office:value-type="float" office:value="1980" table:style-name="ce45">
            <text:p>1,980</text:p>
          </table:table-cell>
          <table:table-cell office:value-type="float" office:value="2000" table:style-name="ce45">
            <text:p>2,000</text:p>
          </table:table-cell>
          <table:table-cell office:value-type="float" office:value="1761" table:style-name="ce45">
            <text:p>1,761</text:p>
          </table:table-cell>
          <table:table-cell office:value-type="float" office:value="2156" table:style-name="ce45">
            <text:p>2,156</text:p>
          </table:table-cell>
          <table:table-cell office:value-type="float" office:value="2299" table:style-name="ce46">
            <text:p>2,299</text:p>
          </table:table-cell>
          <table:table-cell office:value-type="float" office:value="10965" table:style-name="ce45">
            <text:p>10,965</text:p>
          </table:table-cell>
          <table:table-cell office:value-type="float" office:value="2242" table:style-name="ce45">
            <text:p>2,242</text:p>
          </table:table-cell>
          <table:table-cell office:value-type="float" office:value="2253" table:style-name="ce45">
            <text:p>2,253</text:p>
          </table:table-cell>
          <table:table-cell office:value-type="float" office:value="2254" table:style-name="ce45">
            <text:p>2,254</text:p>
          </table:table-cell>
          <table:table-cell office:value-type="float" office:value="2089" table:style-name="ce45">
            <text:p>2,089</text:p>
          </table:table-cell>
          <table:table-cell office:value-type="float" office:value="2127" table:style-name="ce46">
            <text:p>2,127</text:p>
          </table:table-cell>
          <table:table-cell office:value-type="float" office:value="9554" table:style-name="ce45">
            <text:p>9,554</text:p>
          </table:table-cell>
          <table:table-cell office:value-type="float" office:value="2129" table:style-name="ce45">
            <text:p>2,129</text:p>
          </table:table-cell>
          <table:table-cell office:value-type="float" office:value="1912" table:style-name="ce45">
            <text:p>1,912</text:p>
          </table:table-cell>
          <table:table-cell office:value-type="float" office:value="1961" table:style-name="ce45">
            <text:p>1,961</text:p>
          </table:table-cell>
          <table:table-cell office:value-type="float" office:value="1793" table:style-name="ce45">
            <text:p>1,793</text:p>
          </table:table-cell>
          <table:table-cell office:value-type="float" office:value="1759" table:style-name="ce46">
            <text:p>1,759</text:p>
          </table:table-cell>
          <table:table-cell office:value-type="float" office:value="11170" table:style-name="ce45">
            <text:p>11,170</text:p>
          </table:table-cell>
          <table:table-cell office:value-type="float" office:value="1949" table:style-name="ce45">
            <text:p>1,949</text:p>
          </table:table-cell>
          <table:table-cell office:value-type="float" office:value="2195" table:style-name="ce45">
            <text:p>2,195</text:p>
          </table:table-cell>
          <table:table-cell office:value-type="float" office:value="2267" table:style-name="ce45">
            <text:p>2,267</text:p>
          </table:table-cell>
          <table:table-cell office:value-type="float" office:value="2339" table:style-name="ce45">
            <text:p>2,339</text:p>
          </table:table-cell>
          <table:table-cell office:value-type="float" office:value="2420" table:style-name="ce46">
            <text:p>2,420</text:p>
          </table:table-cell>
          <table:table-cell office:value-type="float" office:value="12261" table:style-name="ce45">
            <text:p>12,261</text:p>
          </table:table-cell>
          <table:table-cell office:value-type="float" office:value="2461" table:style-name="ce45">
            <text:p>2,461</text:p>
          </table:table-cell>
          <table:table-cell office:value-type="float" office:value="2419" table:style-name="ce45">
            <text:p>2,419</text:p>
          </table:table-cell>
          <table:table-cell office:value-type="float" office:value="2432" table:style-name="ce45">
            <text:p>2,432</text:p>
          </table:table-cell>
          <table:table-cell office:value-type="float" office:value="2368" table:style-name="ce45">
            <text:p>2,368</text:p>
          </table:table-cell>
          <table:table-cell office:value-type="float" office:value="2581" table:style-name="ce46">
            <text:p>2,581</text:p>
          </table:table-cell>
          <table:table-cell office:value-type="float" office:value="12050" table:style-name="ce45">
            <text:p>12,050</text:p>
          </table:table-cell>
          <table:table-cell office:value-type="float" office:value="2352" table:style-name="ce45">
            <text:p>2,352</text:p>
          </table:table-cell>
          <table:table-cell office:value-type="float" office:value="2367" table:style-name="ce45">
            <text:p>2,367</text:p>
          </table:table-cell>
          <table:table-cell office:value-type="float" office:value="2411" table:style-name="ce45">
            <text:p>2,411</text:p>
          </table:table-cell>
          <table:table-cell office:value-type="float" office:value="2411" table:style-name="ce45">
            <text:p>2,411</text:p>
          </table:table-cell>
          <table:table-cell office:value-type="float" office:value="2509" table:style-name="ce46">
            <text:p>2,509</text:p>
          </table:table-cell>
          <table:table-cell office:value-type="float" office:value="12301" table:style-name="ce45">
            <text:p>12,301</text:p>
          </table:table-cell>
          <table:table-cell office:value-type="float" office:value="2612" table:style-name="ce45">
            <text:p>2,612</text:p>
          </table:table-cell>
          <table:table-cell office:value-type="float" office:value="2499" table:style-name="ce45">
            <text:p>2,499</text:p>
          </table:table-cell>
          <table:table-cell office:value-type="float" office:value="2467" table:style-name="ce45">
            <text:p>2,467</text:p>
          </table:table-cell>
          <table:table-cell office:value-type="float" office:value="2407" table:style-name="ce45">
            <text:p>2,407</text:p>
          </table:table-cell>
          <table:table-cell office:value-type="float" office:value="2316" table:style-name="ce46">
            <text:p>2,316</text:p>
          </table:table-cell>
          <table:table-cell office:value-type="float" office:value="12799" table:style-name="ce45">
            <text:p>12,799</text:p>
          </table:table-cell>
          <table:table-cell office:value-type="float" office:value="2442" table:style-name="ce45">
            <text:p>2,442</text:p>
          </table:table-cell>
          <table:table-cell office:value-type="float" office:value="2621" table:style-name="ce45">
            <text:p>2,621</text:p>
          </table:table-cell>
          <table:table-cell office:value-type="float" office:value="2510" table:style-name="ce45">
            <text:p>2,510</text:p>
          </table:table-cell>
          <table:table-cell office:value-type="float" office:value="2577" table:style-name="ce45">
            <text:p>2,577</text:p>
          </table:table-cell>
          <table:table-cell office:value-type="float" office:value="2649" table:style-name="ce46">
            <text:p>2,649</text:p>
          </table:table-cell>
          <table:table-cell office:value-type="float" office:value="12434" table:style-name="ce45">
            <text:p>12,434</text:p>
          </table:table-cell>
          <table:table-cell office:value-type="float" office:value="2504" table:style-name="ce45">
            <text:p>2,504</text:p>
          </table:table-cell>
          <table:table-cell office:value-type="float" office:value="2600" table:style-name="ce45">
            <text:p>2,600</text:p>
          </table:table-cell>
          <table:table-cell office:value-type="float" office:value="2561" table:style-name="ce45">
            <text:p>2,561</text:p>
          </table:table-cell>
          <table:table-cell office:value-type="float" office:value="2371" table:style-name="ce45">
            <text:p>2,371</text:p>
          </table:table-cell>
          <table:table-cell office:value-type="float" office:value="2398" table:style-name="ce46">
            <text:p>2,398</text:p>
          </table:table-cell>
          <table:table-cell office:value-type="float" office:value="10707" table:style-name="ce45">
            <text:p>10,707</text:p>
          </table:table-cell>
          <table:table-cell office:value-type="float" office:value="2379" table:style-name="ce45">
            <text:p>2,379</text:p>
          </table:table-cell>
          <table:table-cell office:value-type="float" office:value="2192" table:style-name="ce45">
            <text:p>2,192</text:p>
          </table:table-cell>
          <table:table-cell office:value-type="float" office:value="2076" table:style-name="ce45">
            <text:p>2,076</text:p>
          </table:table-cell>
          <table:table-cell office:value-type="float" office:value="2015" table:style-name="ce45">
            <text:p>2,015</text:p>
          </table:table-cell>
          <table:table-cell office:value-type="float" office:value="2045" table:style-name="ce46">
            <text:p>2,045</text:p>
          </table:table-cell>
          <table:table-cell office:value-type="float" office:value="7272" table:style-name="ce45">
            <text:p>7,272</text:p>
          </table:table-cell>
          <table:table-cell office:value-type="float" office:value="1744" table:style-name="ce45">
            <text:p>1,744</text:p>
          </table:table-cell>
          <table:table-cell office:value-type="float" office:value="1716" table:style-name="ce45">
            <text:p>1,716</text:p>
          </table:table-cell>
          <table:table-cell office:value-type="float" office:value="1419" table:style-name="ce45">
            <text:p>1,419</text:p>
          </table:table-cell>
          <table:table-cell office:value-type="float" office:value="1264" table:style-name="ce45">
            <text:p>1,264</text:p>
          </table:table-cell>
          <table:table-cell office:value-type="float" office:value="1129" table:style-name="ce46">
            <text:p>1,129</text:p>
          </table:table-cell>
          <table:table-cell office:value-type="float" office:value="5140" table:style-name="ce45">
            <text:p>5,140</text:p>
          </table:table-cell>
          <table:table-cell office:value-type="float" office:value="902" table:style-name="ce45">
            <text:p>902</text:p>
          </table:table-cell>
          <table:table-cell office:value-type="float" office:value="1044" table:style-name="ce45">
            <text:p>1,044</text:p>
          </table:table-cell>
          <table:table-cell office:value-type="float" office:value="1078" table:style-name="ce45">
            <text:p>1,078</text:p>
          </table:table-cell>
          <table:table-cell office:value-type="float" office:value="1095" table:style-name="ce45">
            <text:p>1,095</text:p>
          </table:table-cell>
          <table:table-cell office:value-type="float" office:value="1021" table:style-name="ce46">
            <text:p>1,021</text:p>
          </table:table-cell>
          <table:table-cell office:value-type="float" office:value="4016" table:style-name="ce45">
            <text:p>4,016</text:p>
          </table:table-cell>
          <table:table-cell office:value-type="float" office:value="965" table:style-name="ce45">
            <text:p>965</text:p>
          </table:table-cell>
          <table:table-cell office:value-type="float" office:value="890" table:style-name="ce45">
            <text:p>890</text:p>
          </table:table-cell>
          <table:table-cell office:value-type="float" office:value="764" table:style-name="ce45">
            <text:p>764</text:p>
          </table:table-cell>
          <table:table-cell office:value-type="float" office:value="725" table:style-name="ce45">
            <text:p>725</text:p>
          </table:table-cell>
          <table:table-cell office:value-type="float" office:value="672" table:style-name="ce46">
            <text:p>672</text:p>
          </table:table-cell>
          <table:table-cell office:value-type="float" office:value="2390" table:style-name="ce45">
            <text:p>2,390</text:p>
          </table:table-cell>
          <table:table-cell office:value-type="float" office:value="615" table:style-name="ce45">
            <text:p>615</text:p>
          </table:table-cell>
          <table:table-cell office:value-type="float" office:value="541" table:style-name="ce45">
            <text:p>541</text:p>
          </table:table-cell>
          <table:table-cell office:value-type="float" office:value="497" table:style-name="ce45">
            <text:p>497</text:p>
          </table:table-cell>
          <table:table-cell office:value-type="float" office:value="395" table:style-name="ce45">
            <text:p>395</text:p>
          </table:table-cell>
          <table:table-cell office:value-type="float" office:value="342" table:style-name="ce46">
            <text:p>342</text:p>
          </table:table-cell>
          <table:table-cell office:value-type="float" office:value="1062" table:style-name="ce45">
            <text:p>1,062</text:p>
          </table:table-cell>
          <table:table-cell office:value-type="float" office:value="329" table:style-name="ce45">
            <text:p>329</text:p>
          </table:table-cell>
          <table:table-cell office:value-type="float" office:value="259" table:style-name="ce45">
            <text:p>259</text:p>
          </table:table-cell>
          <table:table-cell office:value-type="float" office:value="180" table:style-name="ce45">
            <text:p>180</text:p>
          </table:table-cell>
          <table:table-cell office:value-type="float" office:value="150" table:style-name="ce45">
            <text:p>150</text:p>
          </table:table-cell>
          <table:table-cell office:value-type="float" office:value="144" table:style-name="ce46">
            <text:p>144</text:p>
          </table:table-cell>
          <table:table-cell office:value-type="float" office:value="250" table:style-name="ce45">
            <text:p>250</text:p>
          </table:table-cell>
          <table:table-cell office:value-type="float" office:value="86" table:style-name="ce45">
            <text:p>86</text:p>
          </table:table-cell>
          <table:table-cell office:value-type="float" office:value="51" table:style-name="ce45">
            <text:p>51</text:p>
          </table:table-cell>
          <table:table-cell office:value-type="float" office:value="51" table:style-name="ce45">
            <text:p>51</text:p>
          </table:table-cell>
          <table:table-cell office:value-type="float" office:value="39" table:style-name="ce45">
            <text:p>39</text:p>
          </table:table-cell>
          <table:table-cell office:value-type="float" office:value="23" table:style-name="ce46">
            <text:p>23</text:p>
          </table:table-cell>
          <table:table-cell office:value-type="float" office:value="32" table:style-name="ce45">
            <text:p>32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105908" table:style-name="ce39">
            <text:p>105,908</text:p>
          </table:table-cell>
          <table:table-cell office:value-type="float" office:value="4312" table:style-name="ce39">
            <text:p>4,312</text:p>
          </table:table-cell>
          <table:table-cell office:value-type="float" office:value="845" table:style-name="ce39">
            <text:p>845</text:p>
          </table:table-cell>
          <table:table-cell office:value-type="float" office:value="947" table:style-name="ce39">
            <text:p>947</text:p>
          </table:table-cell>
          <table:table-cell office:value-type="float" office:value="809" table:style-name="ce39">
            <text:p>809</text:p>
          </table:table-cell>
          <table:table-cell office:value-type="float" office:value="871" table:style-name="ce39">
            <text:p>871</text:p>
          </table:table-cell>
          <table:table-cell office:value-type="float" office:value="840" table:style-name="ce39">
            <text:p>840</text:p>
          </table:table-cell>
          <table:table-cell office:value-type="float" office:value="3365" table:style-name="ce39">
            <text:p>3,365</text:p>
          </table:table-cell>
          <table:table-cell office:value-type="float" office:value="693" table:style-name="ce39">
            <text:p>693</text:p>
          </table:table-cell>
          <table:table-cell office:value-type="float" office:value="690" table:style-name="ce39">
            <text:p>690</text:p>
          </table:table-cell>
          <table:table-cell office:value-type="float" office:value="626" table:style-name="ce39">
            <text:p>626</text:p>
          </table:table-cell>
          <table:table-cell office:value-type="float" office:value="738" table:style-name="ce39">
            <text:p>738</text:p>
          </table:table-cell>
          <table:table-cell office:value-type="float" office:value="618" table:style-name="ce40">
            <text:p>618</text:p>
          </table:table-cell>
          <table:table-cell office:value-type="float" office:value="3194" table:style-name="ce39">
            <text:p>3,194</text:p>
          </table:table-cell>
          <table:table-cell office:value-type="float" office:value="576" table:style-name="ce39">
            <text:p>576</text:p>
          </table:table-cell>
          <table:table-cell office:value-type="float" office:value="609" table:style-name="ce39">
            <text:p>609</text:p>
          </table:table-cell>
          <table:table-cell office:value-type="float" office:value="594" table:style-name="ce39">
            <text:p>594</text:p>
          </table:table-cell>
          <table:table-cell office:value-type="float" office:value="677" table:style-name="ce39">
            <text:p>677</text:p>
          </table:table-cell>
          <table:table-cell office:value-type="float" office:value="738" table:style-name="ce40">
            <text:p>738</text:p>
          </table:table-cell>
          <table:table-cell office:value-type="float" office:value="5178" table:style-name="ce39">
            <text:p>5,178</text:p>
          </table:table-cell>
          <table:table-cell office:value-type="float" office:value="746" table:style-name="ce39">
            <text:p>746</text:p>
          </table:table-cell>
          <table:table-cell office:value-type="float" office:value="865" table:style-name="ce39">
            <text:p>865</text:p>
          </table:table-cell>
          <table:table-cell office:value-type="float" office:value="933" table:style-name="ce39">
            <text:p>933</text:p>
          </table:table-cell>
          <table:table-cell office:value-type="float" office:value="1211" table:style-name="ce39">
            <text:p>1,211</text:p>
          </table:table-cell>
          <table:table-cell office:value-type="float" office:value="1423" table:style-name="ce40">
            <text:p>1,423</text:p>
          </table:table-cell>
          <table:table-cell office:value-type="float" office:value="8370" table:style-name="ce39">
            <text:p>8,370</text:p>
          </table:table-cell>
          <table:table-cell office:value-type="float" office:value="1909" table:style-name="ce39">
            <text:p>1,909</text:p>
          </table:table-cell>
          <table:table-cell office:value-type="float" office:value="1669" table:style-name="ce39">
            <text:p>1,669</text:p>
          </table:table-cell>
          <table:table-cell office:value-type="float" office:value="1528" table:style-name="ce39">
            <text:p>1,528</text:p>
          </table:table-cell>
          <table:table-cell office:value-type="float" office:value="1693" table:style-name="ce39">
            <text:p>1,693</text:p>
          </table:table-cell>
          <table:table-cell office:value-type="float" office:value="1571" table:style-name="ce40">
            <text:p>1,571</text:p>
          </table:table-cell>
          <table:table-cell office:value-type="float" office:value="8162" table:style-name="ce39">
            <text:p>8,162</text:p>
          </table:table-cell>
          <table:table-cell office:value-type="float" office:value="1726" table:style-name="ce39">
            <text:p>1,726</text:p>
          </table:table-cell>
          <table:table-cell office:value-type="float" office:value="1559" table:style-name="ce39">
            <text:p>1,559</text:p>
          </table:table-cell>
          <table:table-cell office:value-type="float" office:value="1680" table:style-name="ce39">
            <text:p>1,680</text:p>
          </table:table-cell>
          <table:table-cell office:value-type="float" office:value="1667" table:style-name="ce39">
            <text:p>1,667</text:p>
          </table:table-cell>
          <table:table-cell office:value-type="float" office:value="1530" table:style-name="ce40">
            <text:p>1,530</text:p>
          </table:table-cell>
          <table:table-cell office:value-type="float" office:value="7455" table:style-name="ce39">
            <text:p>7,455</text:p>
          </table:table-cell>
          <table:table-cell office:value-type="float" office:value="1557" table:style-name="ce39">
            <text:p>1,557</text:p>
          </table:table-cell>
          <table:table-cell office:value-type="float" office:value="1392" table:style-name="ce39">
            <text:p>1,392</text:p>
          </table:table-cell>
          <table:table-cell office:value-type="float" office:value="1656" table:style-name="ce39">
            <text:p>1,656</text:p>
          </table:table-cell>
          <table:table-cell office:value-type="float" office:value="1484" table:style-name="ce39">
            <text:p>1,484</text:p>
          </table:table-cell>
          <table:table-cell office:value-type="float" office:value="1366" table:style-name="ce40">
            <text:p>1,366</text:p>
          </table:table-cell>
          <table:table-cell office:value-type="float" office:value="8154" table:style-name="ce39">
            <text:p>8,154</text:p>
          </table:table-cell>
          <table:table-cell office:value-type="float" office:value="1512" table:style-name="ce39">
            <text:p>1,512</text:p>
          </table:table-cell>
          <table:table-cell office:value-type="float" office:value="1638" table:style-name="ce39">
            <text:p>1,638</text:p>
          </table:table-cell>
          <table:table-cell office:value-type="float" office:value="1638" table:style-name="ce39">
            <text:p>1,638</text:p>
          </table:table-cell>
          <table:table-cell office:value-type="float" office:value="1656" table:style-name="ce39">
            <text:p>1,656</text:p>
          </table:table-cell>
          <table:table-cell office:value-type="float" office:value="1710" table:style-name="ce40">
            <text:p>1,710</text:p>
          </table:table-cell>
          <table:table-cell office:value-type="float" office:value="8390" table:style-name="ce39">
            <text:p>8,390</text:p>
          </table:table-cell>
          <table:table-cell office:value-type="float" office:value="1703" table:style-name="ce39">
            <text:p>1,703</text:p>
          </table:table-cell>
          <table:table-cell office:value-type="float" office:value="1705" table:style-name="ce39">
            <text:p>1,705</text:p>
          </table:table-cell>
          <table:table-cell office:value-type="float" office:value="1693" table:style-name="ce39">
            <text:p>1,693</text:p>
          </table:table-cell>
          <table:table-cell office:value-type="float" office:value="1507" table:style-name="ce39">
            <text:p>1,507</text:p>
          </table:table-cell>
          <table:table-cell office:value-type="float" office:value="1782" table:style-name="ce40">
            <text:p>1,782</text:p>
          </table:table-cell>
          <table:table-cell office:value-type="float" office:value="7620" table:style-name="ce39">
            <text:p>7,620</text:p>
          </table:table-cell>
          <table:table-cell office:value-type="float" office:value="1471" table:style-name="ce39">
            <text:p>1,471</text:p>
          </table:table-cell>
          <table:table-cell office:value-type="float" office:value="1624" table:style-name="ce39">
            <text:p>1,624</text:p>
          </table:table-cell>
          <table:table-cell office:value-type="float" office:value="1463" table:style-name="ce39">
            <text:p>1,463</text:p>
          </table:table-cell>
          <table:table-cell office:value-type="float" office:value="1486" table:style-name="ce39">
            <text:p>1,486</text:p>
          </table:table-cell>
          <table:table-cell office:value-type="float" office:value="1576" table:style-name="ce40">
            <text:p>1,576</text:p>
          </table:table-cell>
          <table:table-cell office:value-type="float" office:value="7966" table:style-name="ce39">
            <text:p>7,966</text:p>
          </table:table-cell>
          <table:table-cell office:value-type="float" office:value="1596" table:style-name="ce39">
            <text:p>1,596</text:p>
          </table:table-cell>
          <table:table-cell office:value-type="float" office:value="1504" table:style-name="ce39">
            <text:p>1,504</text:p>
          </table:table-cell>
          <table:table-cell office:value-type="float" office:value="1652" table:style-name="ce39">
            <text:p>1,652</text:p>
          </table:table-cell>
          <table:table-cell office:value-type="float" office:value="1579" table:style-name="ce39">
            <text:p>1,579</text:p>
          </table:table-cell>
          <table:table-cell office:value-type="float" office:value="1635" table:style-name="ce40">
            <text:p>1,635</text:p>
          </table:table-cell>
          <table:table-cell office:value-type="float" office:value="8139" table:style-name="ce39">
            <text:p>8,139</text:p>
          </table:table-cell>
          <table:table-cell office:value-type="float" office:value="1618" table:style-name="ce39">
            <text:p>1,618</text:p>
          </table:table-cell>
          <table:table-cell office:value-type="float" office:value="1636" table:style-name="ce39">
            <text:p>1,636</text:p>
          </table:table-cell>
          <table:table-cell office:value-type="float" office:value="1564" table:style-name="ce39">
            <text:p>1,564</text:p>
          </table:table-cell>
          <table:table-cell office:value-type="float" office:value="1685" table:style-name="ce39">
            <text:p>1,685</text:p>
          </table:table-cell>
          <table:table-cell office:value-type="float" office:value="1636" table:style-name="ce40">
            <text:p>1,636</text:p>
          </table:table-cell>
          <table:table-cell office:value-type="float" office:value="7391" table:style-name="ce39">
            <text:p>7,391</text:p>
          </table:table-cell>
          <table:table-cell office:value-type="float" office:value="1502" table:style-name="ce39">
            <text:p>1,502</text:p>
          </table:table-cell>
          <table:table-cell office:value-type="float" office:value="1543" table:style-name="ce39">
            <text:p>1,543</text:p>
          </table:table-cell>
          <table:table-cell office:value-type="float" office:value="1470" table:style-name="ce39">
            <text:p>1,470</text:p>
          </table:table-cell>
          <table:table-cell office:value-type="float" office:value="1453" table:style-name="ce39">
            <text:p>1,453</text:p>
          </table:table-cell>
          <table:table-cell office:value-type="float" office:value="1423" table:style-name="ce40">
            <text:p>1,423</text:p>
          </table:table-cell>
          <table:table-cell office:value-type="float" office:value="6179" table:style-name="ce39">
            <text:p>6,179</text:p>
          </table:table-cell>
          <table:table-cell office:value-type="float" office:value="1318" table:style-name="ce39">
            <text:p>1,318</text:p>
          </table:table-cell>
          <table:table-cell office:value-type="float" office:value="1230" table:style-name="ce39">
            <text:p>1,230</text:p>
          </table:table-cell>
          <table:table-cell office:value-type="float" office:value="1239" table:style-name="ce39">
            <text:p>1,239</text:p>
          </table:table-cell>
          <table:table-cell office:value-type="float" office:value="1193" table:style-name="ce39">
            <text:p>1,193</text:p>
          </table:table-cell>
          <table:table-cell office:value-type="float" office:value="1199" table:style-name="ce40">
            <text:p>1,199</text:p>
          </table:table-cell>
          <table:table-cell office:value-type="float" office:value="4190" table:style-name="ce39">
            <text:p>4,190</text:p>
          </table:table-cell>
          <table:table-cell office:value-type="float" office:value="1068" table:style-name="ce39">
            <text:p>1,068</text:p>
          </table:table-cell>
          <table:table-cell office:value-type="float" office:value="953" table:style-name="ce39">
            <text:p>953</text:p>
          </table:table-cell>
          <table:table-cell office:value-type="float" office:value="812" table:style-name="ce39">
            <text:p>812</text:p>
          </table:table-cell>
          <table:table-cell office:value-type="float" office:value="628" table:style-name="ce39">
            <text:p>628</text:p>
          </table:table-cell>
          <table:table-cell office:value-type="float" office:value="729" table:style-name="ce40">
            <text:p>729</text:p>
          </table:table-cell>
          <table:table-cell office:value-type="float" office:value="2701" table:style-name="ce39">
            <text:p>2,701</text:p>
          </table:table-cell>
          <table:table-cell office:value-type="float" office:value="554" table:style-name="ce39">
            <text:p>554</text:p>
          </table:table-cell>
          <table:table-cell office:value-type="float" office:value="578" table:style-name="ce39">
            <text:p>578</text:p>
          </table:table-cell>
          <table:table-cell office:value-type="float" office:value="535" table:style-name="ce39">
            <text:p>535</text:p>
          </table:table-cell>
          <table:table-cell office:value-type="float" office:value="524" table:style-name="ce39">
            <text:p>524</text:p>
          </table:table-cell>
          <table:table-cell office:value-type="float" office:value="510" table:style-name="ce40">
            <text:p>510</text:p>
          </table:table-cell>
          <table:table-cell office:value-type="float" office:value="2438" table:style-name="ce39">
            <text:p>2,438</text:p>
          </table:table-cell>
          <table:table-cell office:value-type="float" office:value="571" table:style-name="ce39">
            <text:p>571</text:p>
          </table:table-cell>
          <table:table-cell office:value-type="float" office:value="487" table:style-name="ce39">
            <text:p>487</text:p>
          </table:table-cell>
          <table:table-cell office:value-type="float" office:value="472" table:style-name="ce39">
            <text:p>472</text:p>
          </table:table-cell>
          <table:table-cell office:value-type="float" office:value="442" table:style-name="ce39">
            <text:p>442</text:p>
          </table:table-cell>
          <table:table-cell office:value-type="float" office:value="466" table:style-name="ce40">
            <text:p>466</text:p>
          </table:table-cell>
          <table:table-cell office:value-type="float" office:value="1735" table:style-name="ce39">
            <text:p>1,735</text:p>
          </table:table-cell>
          <table:table-cell office:value-type="float" office:value="453" table:style-name="ce39">
            <text:p>453</text:p>
          </table:table-cell>
          <table:table-cell office:value-type="float" office:value="373" table:style-name="ce39">
            <text:p>373</text:p>
          </table:table-cell>
          <table:table-cell office:value-type="float" office:value="330" table:style-name="ce39">
            <text:p>330</text:p>
          </table:table-cell>
          <table:table-cell office:value-type="float" office:value="298" table:style-name="ce39">
            <text:p>298</text:p>
          </table:table-cell>
          <table:table-cell office:value-type="float" office:value="281" table:style-name="ce40">
            <text:p>281</text:p>
          </table:table-cell>
          <table:table-cell office:value-type="float" office:value="754" table:style-name="ce39">
            <text:p>754</text:p>
          </table:table-cell>
          <table:table-cell office:value-type="float" office:value="238" table:style-name="ce39">
            <text:p>238</text:p>
          </table:table-cell>
          <table:table-cell office:value-type="float" office:value="168" table:style-name="ce39">
            <text:p>168</text:p>
          </table:table-cell>
          <table:table-cell office:value-type="float" office:value="137" table:style-name="ce39">
            <text:p>137</text:p>
          </table:table-cell>
          <table:table-cell office:value-type="float" office:value="130" table:style-name="ce39">
            <text:p>130</text:p>
          </table:table-cell>
          <table:table-cell office:value-type="float" office:value="81" table:style-name="ce40">
            <text:p>81</text:p>
          </table:table-cell>
          <table:table-cell office:value-type="float" office:value="194" table:style-name="ce39">
            <text:p>194</text:p>
          </table:table-cell>
          <table:table-cell office:value-type="float" office:value="63" table:style-name="ce39">
            <text:p>63</text:p>
          </table:table-cell>
          <table:table-cell office:value-type="float" office:value="55" table:style-name="ce39">
            <text:p>55</text:p>
          </table:table-cell>
          <table:table-cell office:value-type="float" office:value="27" table:style-name="ce39">
            <text:p>27</text:p>
          </table:table-cell>
          <table:table-cell office:value-type="float" office:value="29" table:style-name="ce39">
            <text:p>29</text:p>
          </table:table-cell>
          <table:table-cell office:value-type="float" office:value="20" table:style-name="ce40">
            <text:p>20</text:p>
          </table:table-cell>
          <table:table-cell office:value-type="float" office:value="21" table:style-name="ce39">
            <text:p>21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澎湖縣</text:p>
          </table:table-cell>
          <table:table-cell office:value-type="string" table:style-name="ce37">
            <text:p>男</text:p>
          </table:table-cell>
          <table:table-cell office:value-type="float" office:value="54478" table:style-name="ce39">
            <text:p>54,478</text:p>
          </table:table-cell>
          <table:table-cell office:value-type="float" office:value="2267" table:style-name="ce39">
            <text:p>2,267</text:p>
          </table:table-cell>
          <table:table-cell office:value-type="float" office:value="467" table:style-name="ce39">
            <text:p>467</text:p>
          </table:table-cell>
          <table:table-cell office:value-type="float" office:value="460" table:style-name="ce39">
            <text:p>460</text:p>
          </table:table-cell>
          <table:table-cell office:value-type="float" office:value="440" table:style-name="ce39">
            <text:p>440</text:p>
          </table:table-cell>
          <table:table-cell office:value-type="float" office:value="470" table:style-name="ce39">
            <text:p>470</text:p>
          </table:table-cell>
          <table:table-cell office:value-type="float" office:value="430" table:style-name="ce39">
            <text:p>430</text:p>
          </table:table-cell>
          <table:table-cell office:value-type="float" office:value="1813" table:style-name="ce39">
            <text:p>1,813</text:p>
          </table:table-cell>
          <table:table-cell office:value-type="float" office:value="384" table:style-name="ce39">
            <text:p>384</text:p>
          </table:table-cell>
          <table:table-cell office:value-type="float" office:value="374" table:style-name="ce39">
            <text:p>374</text:p>
          </table:table-cell>
          <table:table-cell office:value-type="float" office:value="336" table:style-name="ce39">
            <text:p>336</text:p>
          </table:table-cell>
          <table:table-cell office:value-type="float" office:value="387" table:style-name="ce39">
            <text:p>387</text:p>
          </table:table-cell>
          <table:table-cell office:value-type="float" office:value="332" table:style-name="ce40">
            <text:p>332</text:p>
          </table:table-cell>
          <table:table-cell office:value-type="float" office:value="1636" table:style-name="ce39">
            <text:p>1,636</text:p>
          </table:table-cell>
          <table:table-cell office:value-type="float" office:value="281" table:style-name="ce39">
            <text:p>281</text:p>
          </table:table-cell>
          <table:table-cell office:value-type="float" office:value="318" table:style-name="ce39">
            <text:p>318</text:p>
          </table:table-cell>
          <table:table-cell office:value-type="float" office:value="315" table:style-name="ce39">
            <text:p>315</text:p>
          </table:table-cell>
          <table:table-cell office:value-type="float" office:value="344" table:style-name="ce39">
            <text:p>344</text:p>
          </table:table-cell>
          <table:table-cell office:value-type="float" office:value="378" table:style-name="ce40">
            <text:p>378</text:p>
          </table:table-cell>
          <table:table-cell office:value-type="float" office:value="2759" table:style-name="ce39">
            <text:p>2,759</text:p>
          </table:table-cell>
          <table:table-cell office:value-type="float" office:value="382" table:style-name="ce39">
            <text:p>382</text:p>
          </table:table-cell>
          <table:table-cell office:value-type="float" office:value="449" table:style-name="ce39">
            <text:p>449</text:p>
          </table:table-cell>
          <table:table-cell office:value-type="float" office:value="505" table:style-name="ce39">
            <text:p>505</text:p>
          </table:table-cell>
          <table:table-cell office:value-type="float" office:value="633" table:style-name="ce39">
            <text:p>633</text:p>
          </table:table-cell>
          <table:table-cell office:value-type="float" office:value="790" table:style-name="ce40">
            <text:p>790</text:p>
          </table:table-cell>
          <table:table-cell office:value-type="float" office:value="4569" table:style-name="ce39">
            <text:p>4,569</text:p>
          </table:table-cell>
          <table:table-cell office:value-type="float" office:value="1042" table:style-name="ce39">
            <text:p>1,042</text:p>
          </table:table-cell>
          <table:table-cell office:value-type="float" office:value="917" table:style-name="ce39">
            <text:p>917</text:p>
          </table:table-cell>
          <table:table-cell office:value-type="float" office:value="827" table:style-name="ce39">
            <text:p>827</text:p>
          </table:table-cell>
          <table:table-cell office:value-type="float" office:value="917" table:style-name="ce39">
            <text:p>917</text:p>
          </table:table-cell>
          <table:table-cell office:value-type="float" office:value="866" table:style-name="ce40">
            <text:p>866</text:p>
          </table:table-cell>
          <table:table-cell office:value-type="float" office:value="4410" table:style-name="ce39">
            <text:p>4,410</text:p>
          </table:table-cell>
          <table:table-cell office:value-type="float" office:value="926" table:style-name="ce39">
            <text:p>926</text:p>
          </table:table-cell>
          <table:table-cell office:value-type="float" office:value="845" table:style-name="ce39">
            <text:p>845</text:p>
          </table:table-cell>
          <table:table-cell office:value-type="float" office:value="927" table:style-name="ce39">
            <text:p>927</text:p>
          </table:table-cell>
          <table:table-cell office:value-type="float" office:value="901" table:style-name="ce39">
            <text:p>901</text:p>
          </table:table-cell>
          <table:table-cell office:value-type="float" office:value="811" table:style-name="ce40">
            <text:p>811</text:p>
          </table:table-cell>
          <table:table-cell office:value-type="float" office:value="3894" table:style-name="ce39">
            <text:p>3,894</text:p>
          </table:table-cell>
          <table:table-cell office:value-type="float" office:value="829" table:style-name="ce39">
            <text:p>829</text:p>
          </table:table-cell>
          <table:table-cell office:value-type="float" office:value="720" table:style-name="ce39">
            <text:p>720</text:p>
          </table:table-cell>
          <table:table-cell office:value-type="float" office:value="872" table:style-name="ce39">
            <text:p>872</text:p>
          </table:table-cell>
          <table:table-cell office:value-type="float" office:value="753" table:style-name="ce39">
            <text:p>753</text:p>
          </table:table-cell>
          <table:table-cell office:value-type="float" office:value="720" table:style-name="ce40">
            <text:p>720</text:p>
          </table:table-cell>
          <table:table-cell office:value-type="float" office:value="4135" table:style-name="ce39">
            <text:p>4,135</text:p>
          </table:table-cell>
          <table:table-cell office:value-type="float" office:value="776" table:style-name="ce39">
            <text:p>776</text:p>
          </table:table-cell>
          <table:table-cell office:value-type="float" office:value="847" table:style-name="ce39">
            <text:p>847</text:p>
          </table:table-cell>
          <table:table-cell office:value-type="float" office:value="815" table:style-name="ce39">
            <text:p>815</text:p>
          </table:table-cell>
          <table:table-cell office:value-type="float" office:value="834" table:style-name="ce39">
            <text:p>834</text:p>
          </table:table-cell>
          <table:table-cell office:value-type="float" office:value="863" table:style-name="ce40">
            <text:p>863</text:p>
          </table:table-cell>
          <table:table-cell office:value-type="float" office:value="4175" table:style-name="ce39">
            <text:p>4,175</text:p>
          </table:table-cell>
          <table:table-cell office:value-type="float" office:value="846" table:style-name="ce39">
            <text:p>846</text:p>
          </table:table-cell>
          <table:table-cell office:value-type="float" office:value="816" table:style-name="ce39">
            <text:p>816</text:p>
          </table:table-cell>
          <table:table-cell office:value-type="float" office:value="896" table:style-name="ce39">
            <text:p>896</text:p>
          </table:table-cell>
          <table:table-cell office:value-type="float" office:value="754" table:style-name="ce39">
            <text:p>754</text:p>
          </table:table-cell>
          <table:table-cell office:value-type="float" office:value="863" table:style-name="ce40">
            <text:p>863</text:p>
          </table:table-cell>
          <table:table-cell office:value-type="float" office:value="3908" table:style-name="ce39">
            <text:p>3,908</text:p>
          </table:table-cell>
          <table:table-cell office:value-type="float" office:value="731" table:style-name="ce39">
            <text:p>731</text:p>
          </table:table-cell>
          <table:table-cell office:value-type="float" office:value="812" table:style-name="ce39">
            <text:p>812</text:p>
          </table:table-cell>
          <table:table-cell office:value-type="float" office:value="749" table:style-name="ce39">
            <text:p>749</text:p>
          </table:table-cell>
          <table:table-cell office:value-type="float" office:value="762" table:style-name="ce39">
            <text:p>762</text:p>
          </table:table-cell>
          <table:table-cell office:value-type="float" office:value="854" table:style-name="ce40">
            <text:p>854</text:p>
          </table:table-cell>
          <table:table-cell office:value-type="float" office:value="4224" table:style-name="ce39">
            <text:p>4,224</text:p>
          </table:table-cell>
          <table:table-cell office:value-type="float" office:value="820" table:style-name="ce39">
            <text:p>820</text:p>
          </table:table-cell>
          <table:table-cell office:value-type="float" office:value="821" table:style-name="ce39">
            <text:p>821</text:p>
          </table:table-cell>
          <table:table-cell office:value-type="float" office:value="848" table:style-name="ce39">
            <text:p>848</text:p>
          </table:table-cell>
          <table:table-cell office:value-type="float" office:value="854" table:style-name="ce39">
            <text:p>854</text:p>
          </table:table-cell>
          <table:table-cell office:value-type="float" office:value="881" table:style-name="ce40">
            <text:p>881</text:p>
          </table:table-cell>
          <table:table-cell office:value-type="float" office:value="4341" table:style-name="ce39">
            <text:p>4,341</text:p>
          </table:table-cell>
          <table:table-cell office:value-type="float" office:value="843" table:style-name="ce39">
            <text:p>843</text:p>
          </table:table-cell>
          <table:table-cell office:value-type="float" office:value="886" table:style-name="ce39">
            <text:p>886</text:p>
          </table:table-cell>
          <table:table-cell office:value-type="float" office:value="850" table:style-name="ce39">
            <text:p>850</text:p>
          </table:table-cell>
          <table:table-cell office:value-type="float" office:value="897" table:style-name="ce39">
            <text:p>897</text:p>
          </table:table-cell>
          <table:table-cell office:value-type="float" office:value="865" table:style-name="ce40">
            <text:p>865</text:p>
          </table:table-cell>
          <table:table-cell office:value-type="float" office:value="3878" table:style-name="ce39">
            <text:p>3,878</text:p>
          </table:table-cell>
          <table:table-cell office:value-type="float" office:value="771" table:style-name="ce39">
            <text:p>771</text:p>
          </table:table-cell>
          <table:table-cell office:value-type="float" office:value="805" table:style-name="ce39">
            <text:p>805</text:p>
          </table:table-cell>
          <table:table-cell office:value-type="float" office:value="772" table:style-name="ce39">
            <text:p>772</text:p>
          </table:table-cell>
          <table:table-cell office:value-type="float" office:value="775" table:style-name="ce39">
            <text:p>775</text:p>
          </table:table-cell>
          <table:table-cell office:value-type="float" office:value="755" table:style-name="ce40">
            <text:p>755</text:p>
          </table:table-cell>
          <table:table-cell office:value-type="float" office:value="3087" table:style-name="ce39">
            <text:p>3,087</text:p>
          </table:table-cell>
          <table:table-cell office:value-type="float" office:value="699" table:style-name="ce39">
            <text:p>699</text:p>
          </table:table-cell>
          <table:table-cell office:value-type="float" office:value="610" table:style-name="ce39">
            <text:p>610</text:p>
          </table:table-cell>
          <table:table-cell office:value-type="float" office:value="594" table:style-name="ce39">
            <text:p>594</text:p>
          </table:table-cell>
          <table:table-cell office:value-type="float" office:value="589" table:style-name="ce39">
            <text:p>589</text:p>
          </table:table-cell>
          <table:table-cell office:value-type="float" office:value="595" table:style-name="ce40">
            <text:p>595</text:p>
          </table:table-cell>
          <table:table-cell office:value-type="float" office:value="1995" table:style-name="ce39">
            <text:p>1,995</text:p>
          </table:table-cell>
          <table:table-cell office:value-type="float" office:value="511" table:style-name="ce39">
            <text:p>511</text:p>
          </table:table-cell>
          <table:table-cell office:value-type="float" office:value="462" table:style-name="ce39">
            <text:p>462</text:p>
          </table:table-cell>
          <table:table-cell office:value-type="float" office:value="397" table:style-name="ce39">
            <text:p>397</text:p>
          </table:table-cell>
          <table:table-cell office:value-type="float" office:value="285" table:style-name="ce39">
            <text:p>285</text:p>
          </table:table-cell>
          <table:table-cell office:value-type="float" office:value="340" table:style-name="ce40">
            <text:p>340</text:p>
          </table:table-cell>
          <table:table-cell office:value-type="float" office:value="1264" table:style-name="ce39">
            <text:p>1,264</text:p>
          </table:table-cell>
          <table:table-cell office:value-type="float" office:value="259" table:style-name="ce39">
            <text:p>259</text:p>
          </table:table-cell>
          <table:table-cell office:value-type="float" office:value="269" table:style-name="ce39">
            <text:p>269</text:p>
          </table:table-cell>
          <table:table-cell office:value-type="float" office:value="259" table:style-name="ce39">
            <text:p>259</text:p>
          </table:table-cell>
          <table:table-cell office:value-type="float" office:value="230" table:style-name="ce39">
            <text:p>230</text:p>
          </table:table-cell>
          <table:table-cell office:value-type="float" office:value="247" table:style-name="ce40">
            <text:p>247</text:p>
          </table:table-cell>
          <table:table-cell office:value-type="float" office:value="1061" table:style-name="ce39">
            <text:p>1,061</text:p>
          </table:table-cell>
          <table:table-cell office:value-type="float" office:value="236" table:style-name="ce39">
            <text:p>236</text:p>
          </table:table-cell>
          <table:table-cell office:value-type="float" office:value="208" table:style-name="ce39">
            <text:p>208</text:p>
          </table:table-cell>
          <table:table-cell office:value-type="float" office:value="206" table:style-name="ce39">
            <text:p>206</text:p>
          </table:table-cell>
          <table:table-cell office:value-type="float" office:value="196" table:style-name="ce39">
            <text:p>196</text:p>
          </table:table-cell>
          <table:table-cell office:value-type="float" office:value="215" table:style-name="ce40">
            <text:p>215</text:p>
          </table:table-cell>
          <table:table-cell office:value-type="float" office:value="688" table:style-name="ce39">
            <text:p>688</text:p>
          </table:table-cell>
          <table:table-cell office:value-type="float" office:value="179" table:style-name="ce39">
            <text:p>179</text:p>
          </table:table-cell>
          <table:table-cell office:value-type="float" office:value="158" table:style-name="ce39">
            <text:p>158</text:p>
          </table:table-cell>
          <table:table-cell office:value-type="float" office:value="116" table:style-name="ce39">
            <text:p>116</text:p>
          </table:table-cell>
          <table:table-cell office:value-type="float" office:value="113" table:style-name="ce39">
            <text:p>113</text:p>
          </table:table-cell>
          <table:table-cell office:value-type="float" office:value="122" table:style-name="ce40">
            <text:p>122</text:p>
          </table:table-cell>
          <table:table-cell office:value-type="float" office:value="293" table:style-name="ce39">
            <text:p>293</text:p>
          </table:table-cell>
          <table:table-cell office:value-type="float" office:value="92" table:style-name="ce39">
            <text:p>92</text:p>
          </table:table-cell>
          <table:table-cell office:value-type="float" office:value="67" table:style-name="ce39">
            <text:p>67</text:p>
          </table:table-cell>
          <table:table-cell office:value-type="float" office:value="57" table:style-name="ce39">
            <text:p>57</text:p>
          </table:table-cell>
          <table:table-cell office:value-type="float" office:value="43" table:style-name="ce39">
            <text:p>43</text:p>
          </table:table-cell>
          <table:table-cell office:value-type="float" office:value="34" table:style-name="ce40">
            <text:p>34</text:p>
          </table:table-cell>
          <table:table-cell office:value-type="float" office:value="72" table:style-name="ce39">
            <text:p>72</text:p>
          </table:table-cell>
          <table:table-cell office:value-type="float" office:value="22" table:style-name="ce39">
            <text:p>22</text:p>
          </table:table-cell>
          <table:table-cell office:value-type="float" office:value="22" table:style-name="ce39">
            <text:p>22</text:p>
          </table:table-cell>
          <table:table-cell office:value-type="float" office:value="10" table:style-name="ce39">
            <text:p>10</text:p>
          </table:table-cell>
          <table:table-cell office:value-type="float" office:value="12" table:style-name="ce39">
            <text:p>12</text:p>
          </table:table-cell>
          <table:table-cell office:value-type="float" office:value="6" table:style-name="ce40">
            <text:p>6</text:p>
          </table:table-cell>
          <table:table-cell office:value-type="float" office:value="9" table:style-name="ce39">
            <text:p>9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51430" table:style-name="ce43">
            <text:p>51,430</text:p>
          </table:table-cell>
          <table:table-cell office:value-type="float" office:value="2045" table:style-name="ce44">
            <text:p>2,045</text:p>
          </table:table-cell>
          <table:table-cell office:value-type="float" office:value="378" table:style-name="ce43">
            <text:p>378</text:p>
          </table:table-cell>
          <table:table-cell office:value-type="float" office:value="487" table:style-name="ce43">
            <text:p>487</text:p>
          </table:table-cell>
          <table:table-cell office:value-type="float" office:value="369" table:style-name="ce43">
            <text:p>369</text:p>
          </table:table-cell>
          <table:table-cell office:value-type="float" office:value="401" table:style-name="ce43">
            <text:p>401</text:p>
          </table:table-cell>
          <table:table-cell office:value-type="float" office:value="410" table:style-name="ce43">
            <text:p>410</text:p>
          </table:table-cell>
          <table:table-cell office:value-type="float" office:value="1552" table:style-name="ce43">
            <text:p>1,552</text:p>
          </table:table-cell>
          <table:table-cell office:value-type="float" office:value="309" table:style-name="ce43">
            <text:p>309</text:p>
          </table:table-cell>
          <table:table-cell office:value-type="float" office:value="316" table:style-name="ce43">
            <text:p>316</text:p>
          </table:table-cell>
          <table:table-cell office:value-type="float" office:value="290" table:style-name="ce43">
            <text:p>290</text:p>
          </table:table-cell>
          <table:table-cell office:value-type="float" office:value="351" table:style-name="ce43">
            <text:p>351</text:p>
          </table:table-cell>
          <table:table-cell office:value-type="float" office:value="286" table:style-name="ce44">
            <text:p>286</text:p>
          </table:table-cell>
          <table:table-cell office:value-type="float" office:value="1558" table:style-name="ce43">
            <text:p>1,558</text:p>
          </table:table-cell>
          <table:table-cell office:value-type="float" office:value="295" table:style-name="ce43">
            <text:p>295</text:p>
          </table:table-cell>
          <table:table-cell office:value-type="float" office:value="291" table:style-name="ce43">
            <text:p>291</text:p>
          </table:table-cell>
          <table:table-cell office:value-type="float" office:value="279" table:style-name="ce43">
            <text:p>279</text:p>
          </table:table-cell>
          <table:table-cell office:value-type="float" office:value="333" table:style-name="ce43">
            <text:p>333</text:p>
          </table:table-cell>
          <table:table-cell office:value-type="float" office:value="360" table:style-name="ce44">
            <text:p>360</text:p>
          </table:table-cell>
          <table:table-cell office:value-type="float" office:value="2419" table:style-name="ce43">
            <text:p>2,419</text:p>
          </table:table-cell>
          <table:table-cell office:value-type="float" office:value="364" table:style-name="ce43">
            <text:p>364</text:p>
          </table:table-cell>
          <table:table-cell office:value-type="float" office:value="416" table:style-name="ce43">
            <text:p>416</text:p>
          </table:table-cell>
          <table:table-cell office:value-type="float" office:value="428" table:style-name="ce43">
            <text:p>428</text:p>
          </table:table-cell>
          <table:table-cell office:value-type="float" office:value="578" table:style-name="ce43">
            <text:p>578</text:p>
          </table:table-cell>
          <table:table-cell office:value-type="float" office:value="633" table:style-name="ce44">
            <text:p>633</text:p>
          </table:table-cell>
          <table:table-cell office:value-type="float" office:value="3801" table:style-name="ce43">
            <text:p>3,801</text:p>
          </table:table-cell>
          <table:table-cell office:value-type="float" office:value="867" table:style-name="ce43">
            <text:p>867</text:p>
          </table:table-cell>
          <table:table-cell office:value-type="float" office:value="752" table:style-name="ce43">
            <text:p>752</text:p>
          </table:table-cell>
          <table:table-cell office:value-type="float" office:value="701" table:style-name="ce43">
            <text:p>701</text:p>
          </table:table-cell>
          <table:table-cell office:value-type="float" office:value="776" table:style-name="ce43">
            <text:p>776</text:p>
          </table:table-cell>
          <table:table-cell office:value-type="float" office:value="705" table:style-name="ce44">
            <text:p>705</text:p>
          </table:table-cell>
          <table:table-cell office:value-type="float" office:value="3752" table:style-name="ce43">
            <text:p>3,752</text:p>
          </table:table-cell>
          <table:table-cell office:value-type="float" office:value="800" table:style-name="ce43">
            <text:p>800</text:p>
          </table:table-cell>
          <table:table-cell office:value-type="float" office:value="714" table:style-name="ce43">
            <text:p>714</text:p>
          </table:table-cell>
          <table:table-cell office:value-type="float" office:value="753" table:style-name="ce43">
            <text:p>753</text:p>
          </table:table-cell>
          <table:table-cell office:value-type="float" office:value="766" table:style-name="ce43">
            <text:p>766</text:p>
          </table:table-cell>
          <table:table-cell office:value-type="float" office:value="719" table:style-name="ce44">
            <text:p>719</text:p>
          </table:table-cell>
          <table:table-cell office:value-type="float" office:value="3561" table:style-name="ce43">
            <text:p>3,561</text:p>
          </table:table-cell>
          <table:table-cell office:value-type="float" office:value="728" table:style-name="ce43">
            <text:p>728</text:p>
          </table:table-cell>
          <table:table-cell office:value-type="float" office:value="672" table:style-name="ce43">
            <text:p>672</text:p>
          </table:table-cell>
          <table:table-cell office:value-type="float" office:value="784" table:style-name="ce43">
            <text:p>784</text:p>
          </table:table-cell>
          <table:table-cell office:value-type="float" office:value="731" table:style-name="ce43">
            <text:p>731</text:p>
          </table:table-cell>
          <table:table-cell office:value-type="float" office:value="646" table:style-name="ce44">
            <text:p>646</text:p>
          </table:table-cell>
          <table:table-cell office:value-type="float" office:value="4019" table:style-name="ce43">
            <text:p>4,019</text:p>
          </table:table-cell>
          <table:table-cell office:value-type="float" office:value="736" table:style-name="ce43">
            <text:p>736</text:p>
          </table:table-cell>
          <table:table-cell office:value-type="float" office:value="791" table:style-name="ce43">
            <text:p>791</text:p>
          </table:table-cell>
          <table:table-cell office:value-type="float" office:value="823" table:style-name="ce43">
            <text:p>823</text:p>
          </table:table-cell>
          <table:table-cell office:value-type="float" office:value="822" table:style-name="ce43">
            <text:p>822</text:p>
          </table:table-cell>
          <table:table-cell office:value-type="float" office:value="847" table:style-name="ce44">
            <text:p>847</text:p>
          </table:table-cell>
          <table:table-cell office:value-type="float" office:value="4215" table:style-name="ce43">
            <text:p>4,215</text:p>
          </table:table-cell>
          <table:table-cell office:value-type="float" office:value="857" table:style-name="ce43">
            <text:p>857</text:p>
          </table:table-cell>
          <table:table-cell office:value-type="float" office:value="889" table:style-name="ce43">
            <text:p>889</text:p>
          </table:table-cell>
          <table:table-cell office:value-type="float" office:value="797" table:style-name="ce43">
            <text:p>797</text:p>
          </table:table-cell>
          <table:table-cell office:value-type="float" office:value="753" table:style-name="ce43">
            <text:p>753</text:p>
          </table:table-cell>
          <table:table-cell office:value-type="float" office:value="919" table:style-name="ce44">
            <text:p>919</text:p>
          </table:table-cell>
          <table:table-cell office:value-type="float" office:value="3712" table:style-name="ce43">
            <text:p>3,712</text:p>
          </table:table-cell>
          <table:table-cell office:value-type="float" office:value="740" table:style-name="ce43">
            <text:p>740</text:p>
          </table:table-cell>
          <table:table-cell office:value-type="float" office:value="812" table:style-name="ce43">
            <text:p>812</text:p>
          </table:table-cell>
          <table:table-cell office:value-type="float" office:value="714" table:style-name="ce43">
            <text:p>714</text:p>
          </table:table-cell>
          <table:table-cell office:value-type="float" office:value="724" table:style-name="ce43">
            <text:p>724</text:p>
          </table:table-cell>
          <table:table-cell office:value-type="float" office:value="722" table:style-name="ce44">
            <text:p>722</text:p>
          </table:table-cell>
          <table:table-cell office:value-type="float" office:value="3742" table:style-name="ce43">
            <text:p>3,742</text:p>
          </table:table-cell>
          <table:table-cell office:value-type="float" office:value="776" table:style-name="ce43">
            <text:p>776</text:p>
          </table:table-cell>
          <table:table-cell office:value-type="float" office:value="683" table:style-name="ce43">
            <text:p>683</text:p>
          </table:table-cell>
          <table:table-cell office:value-type="float" office:value="804" table:style-name="ce43">
            <text:p>804</text:p>
          </table:table-cell>
          <table:table-cell office:value-type="float" office:value="725" table:style-name="ce43">
            <text:p>725</text:p>
          </table:table-cell>
          <table:table-cell office:value-type="float" office:value="754" table:style-name="ce44">
            <text:p>754</text:p>
          </table:table-cell>
          <table:table-cell office:value-type="float" office:value="3798" table:style-name="ce43">
            <text:p>3,798</text:p>
          </table:table-cell>
          <table:table-cell office:value-type="float" office:value="775" table:style-name="ce43">
            <text:p>775</text:p>
          </table:table-cell>
          <table:table-cell office:value-type="float" office:value="750" table:style-name="ce43">
            <text:p>750</text:p>
          </table:table-cell>
          <table:table-cell office:value-type="float" office:value="714" table:style-name="ce43">
            <text:p>714</text:p>
          </table:table-cell>
          <table:table-cell office:value-type="float" office:value="788" table:style-name="ce43">
            <text:p>788</text:p>
          </table:table-cell>
          <table:table-cell office:value-type="float" office:value="771" table:style-name="ce44">
            <text:p>771</text:p>
          </table:table-cell>
          <table:table-cell office:value-type="float" office:value="3513" table:style-name="ce43">
            <text:p>3,513</text:p>
          </table:table-cell>
          <table:table-cell office:value-type="float" office:value="731" table:style-name="ce43">
            <text:p>731</text:p>
          </table:table-cell>
          <table:table-cell office:value-type="float" office:value="738" table:style-name="ce43">
            <text:p>738</text:p>
          </table:table-cell>
          <table:table-cell office:value-type="float" office:value="698" table:style-name="ce43">
            <text:p>698</text:p>
          </table:table-cell>
          <table:table-cell office:value-type="float" office:value="678" table:style-name="ce43">
            <text:p>678</text:p>
          </table:table-cell>
          <table:table-cell office:value-type="float" office:value="668" table:style-name="ce44">
            <text:p>668</text:p>
          </table:table-cell>
          <table:table-cell office:value-type="float" office:value="3092" table:style-name="ce43">
            <text:p>3,092</text:p>
          </table:table-cell>
          <table:table-cell office:value-type="float" office:value="619" table:style-name="ce43">
            <text:p>619</text:p>
          </table:table-cell>
          <table:table-cell office:value-type="float" office:value="620" table:style-name="ce43">
            <text:p>620</text:p>
          </table:table-cell>
          <table:table-cell office:value-type="float" office:value="645" table:style-name="ce43">
            <text:p>645</text:p>
          </table:table-cell>
          <table:table-cell office:value-type="float" office:value="604" table:style-name="ce43">
            <text:p>604</text:p>
          </table:table-cell>
          <table:table-cell office:value-type="float" office:value="604" table:style-name="ce44">
            <text:p>604</text:p>
          </table:table-cell>
          <table:table-cell office:value-type="float" office:value="2195" table:style-name="ce43">
            <text:p>2,195</text:p>
          </table:table-cell>
          <table:table-cell office:value-type="float" office:value="557" table:style-name="ce43">
            <text:p>557</text:p>
          </table:table-cell>
          <table:table-cell office:value-type="float" office:value="491" table:style-name="ce43">
            <text:p>491</text:p>
          </table:table-cell>
          <table:table-cell office:value-type="float" office:value="415" table:style-name="ce43">
            <text:p>415</text:p>
          </table:table-cell>
          <table:table-cell office:value-type="float" office:value="343" table:style-name="ce43">
            <text:p>343</text:p>
          </table:table-cell>
          <table:table-cell office:value-type="float" office:value="389" table:style-name="ce44">
            <text:p>389</text:p>
          </table:table-cell>
          <table:table-cell office:value-type="float" office:value="1437" table:style-name="ce43">
            <text:p>1,437</text:p>
          </table:table-cell>
          <table:table-cell office:value-type="float" office:value="295" table:style-name="ce43">
            <text:p>295</text:p>
          </table:table-cell>
          <table:table-cell office:value-type="float" office:value="309" table:style-name="ce43">
            <text:p>309</text:p>
          </table:table-cell>
          <table:table-cell office:value-type="float" office:value="276" table:style-name="ce43">
            <text:p>276</text:p>
          </table:table-cell>
          <table:table-cell office:value-type="float" office:value="294" table:style-name="ce43">
            <text:p>294</text:p>
          </table:table-cell>
          <table:table-cell office:value-type="float" office:value="263" table:style-name="ce44">
            <text:p>263</text:p>
          </table:table-cell>
          <table:table-cell office:value-type="float" office:value="1377" table:style-name="ce43">
            <text:p>1,377</text:p>
          </table:table-cell>
          <table:table-cell office:value-type="float" office:value="335" table:style-name="ce43">
            <text:p>335</text:p>
          </table:table-cell>
          <table:table-cell office:value-type="float" office:value="279" table:style-name="ce43">
            <text:p>279</text:p>
          </table:table-cell>
          <table:table-cell office:value-type="float" office:value="266" table:style-name="ce43">
            <text:p>266</text:p>
          </table:table-cell>
          <table:table-cell office:value-type="float" office:value="246" table:style-name="ce43">
            <text:p>246</text:p>
          </table:table-cell>
          <table:table-cell office:value-type="float" office:value="251" table:style-name="ce44">
            <text:p>251</text:p>
          </table:table-cell>
          <table:table-cell office:value-type="float" office:value="1047" table:style-name="ce43">
            <text:p>1,047</text:p>
          </table:table-cell>
          <table:table-cell office:value-type="float" office:value="274" table:style-name="ce43">
            <text:p>274</text:p>
          </table:table-cell>
          <table:table-cell office:value-type="float" office:value="215" table:style-name="ce43">
            <text:p>215</text:p>
          </table:table-cell>
          <table:table-cell office:value-type="float" office:value="214" table:style-name="ce43">
            <text:p>214</text:p>
          </table:table-cell>
          <table:table-cell office:value-type="float" office:value="185" table:style-name="ce43">
            <text:p>185</text:p>
          </table:table-cell>
          <table:table-cell office:value-type="float" office:value="159" table:style-name="ce44">
            <text:p>159</text:p>
          </table:table-cell>
          <table:table-cell office:value-type="float" office:value="461" table:style-name="ce43">
            <text:p>461</text:p>
          </table:table-cell>
          <table:table-cell office:value-type="float" office:value="146" table:style-name="ce43">
            <text:p>146</text:p>
          </table:table-cell>
          <table:table-cell office:value-type="float" office:value="101" table:style-name="ce43">
            <text:p>101</text:p>
          </table:table-cell>
          <table:table-cell office:value-type="float" office:value="80" table:style-name="ce43">
            <text:p>80</text:p>
          </table:table-cell>
          <table:table-cell office:value-type="float" office:value="87" table:style-name="ce43">
            <text:p>87</text:p>
          </table:table-cell>
          <table:table-cell office:value-type="float" office:value="47" table:style-name="ce44">
            <text:p>47</text:p>
          </table:table-cell>
          <table:table-cell office:value-type="float" office:value="122" table:style-name="ce43">
            <text:p>122</text:p>
          </table:table-cell>
          <table:table-cell office:value-type="float" office:value="41" table:style-name="ce43">
            <text:p>41</text:p>
          </table:table-cell>
          <table:table-cell office:value-type="float" office:value="33" table:style-name="ce43">
            <text:p>33</text:p>
          </table:table-cell>
          <table:table-cell office:value-type="float" office:value="17" table:style-name="ce43">
            <text:p>17</text:p>
          </table:table-cell>
          <table:table-cell office:value-type="float" office:value="17" table:style-name="ce43">
            <text:p>17</text:p>
          </table:table-cell>
          <table:table-cell office:value-type="float" office:value="14" table:style-name="ce44">
            <text:p>14</text:p>
          </table:table-cell>
          <table:table-cell office:value-type="float" office:value="12" table:style-name="ce43">
            <text:p>12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367269" table:style-name="ce39">
            <text:p>367,269</text:p>
          </table:table-cell>
          <table:table-cell office:value-type="float" office:value="10708" table:style-name="ce39">
            <text:p>10,708</text:p>
          </table:table-cell>
          <table:table-cell office:value-type="float" office:value="1793" table:style-name="ce39">
            <text:p>1,793</text:p>
          </table:table-cell>
          <table:table-cell office:value-type="float" office:value="1997" table:style-name="ce39">
            <text:p>1,997</text:p>
          </table:table-cell>
          <table:table-cell office:value-type="float" office:value="2165" table:style-name="ce39">
            <text:p>2,165</text:p>
          </table:table-cell>
          <table:table-cell office:value-type="float" office:value="2262" table:style-name="ce39">
            <text:p>2,262</text:p>
          </table:table-cell>
          <table:table-cell office:value-type="float" office:value="2491" table:style-name="ce39">
            <text:p>2,491</text:p>
          </table:table-cell>
          <table:table-cell office:value-type="float" office:value="13410" table:style-name="ce39">
            <text:p>13,410</text:p>
          </table:table-cell>
          <table:table-cell office:value-type="float" office:value="2698" table:style-name="ce39">
            <text:p>2,698</text:p>
          </table:table-cell>
          <table:table-cell office:value-type="float" office:value="2605" table:style-name="ce39">
            <text:p>2,605</text:p>
          </table:table-cell>
          <table:table-cell office:value-type="float" office:value="2518" table:style-name="ce39">
            <text:p>2,518</text:p>
          </table:table-cell>
          <table:table-cell office:value-type="float" office:value="3036" table:style-name="ce39">
            <text:p>3,036</text:p>
          </table:table-cell>
          <table:table-cell office:value-type="float" office:value="2553" table:style-name="ce40">
            <text:p>2,553</text:p>
          </table:table-cell>
          <table:table-cell office:value-type="float" office:value="13267" table:style-name="ce39">
            <text:p>13,267</text:p>
          </table:table-cell>
          <table:table-cell office:value-type="float" office:value="2234" table:style-name="ce39">
            <text:p>2,234</text:p>
          </table:table-cell>
          <table:table-cell office:value-type="float" office:value="2574" table:style-name="ce39">
            <text:p>2,574</text:p>
          </table:table-cell>
          <table:table-cell office:value-type="float" office:value="2673" table:style-name="ce39">
            <text:p>2,673</text:p>
          </table:table-cell>
          <table:table-cell office:value-type="float" office:value="2872" table:style-name="ce39">
            <text:p>2,872</text:p>
          </table:table-cell>
          <table:table-cell office:value-type="float" office:value="2914" table:style-name="ce40">
            <text:p>2,914</text:p>
          </table:table-cell>
          <table:table-cell office:value-type="float" office:value="16482" table:style-name="ce39">
            <text:p>16,482</text:p>
          </table:table-cell>
          <table:table-cell office:value-type="float" office:value="2906" table:style-name="ce39">
            <text:p>2,906</text:p>
          </table:table-cell>
          <table:table-cell office:value-type="float" office:value="3082" table:style-name="ce39">
            <text:p>3,082</text:p>
          </table:table-cell>
          <table:table-cell office:value-type="float" office:value="3135" table:style-name="ce39">
            <text:p>3,135</text:p>
          </table:table-cell>
          <table:table-cell office:value-type="float" office:value="3625" table:style-name="ce39">
            <text:p>3,625</text:p>
          </table:table-cell>
          <table:table-cell office:value-type="float" office:value="3734" table:style-name="ce40">
            <text:p>3,734</text:p>
          </table:table-cell>
          <table:table-cell office:value-type="float" office:value="23774" table:style-name="ce39">
            <text:p>23,774</text:p>
          </table:table-cell>
          <table:table-cell office:value-type="float" office:value="4712" table:style-name="ce39">
            <text:p>4,712</text:p>
          </table:table-cell>
          <table:table-cell office:value-type="float" office:value="4530" table:style-name="ce39">
            <text:p>4,530</text:p>
          </table:table-cell>
          <table:table-cell office:value-type="float" office:value="4232" table:style-name="ce39">
            <text:p>4,232</text:p>
          </table:table-cell>
          <table:table-cell office:value-type="float" office:value="5066" table:style-name="ce39">
            <text:p>5,066</text:p>
          </table:table-cell>
          <table:table-cell office:value-type="float" office:value="5234" table:style-name="ce40">
            <text:p>5,234</text:p>
          </table:table-cell>
          <table:table-cell office:value-type="float" office:value="26035" table:style-name="ce39">
            <text:p>26,035</text:p>
          </table:table-cell>
          <table:table-cell office:value-type="float" office:value="5357" table:style-name="ce39">
            <text:p>5,357</text:p>
          </table:table-cell>
          <table:table-cell office:value-type="float" office:value="5189" table:style-name="ce39">
            <text:p>5,189</text:p>
          </table:table-cell>
          <table:table-cell office:value-type="float" office:value="5317" table:style-name="ce39">
            <text:p>5,317</text:p>
          </table:table-cell>
          <table:table-cell office:value-type="float" office:value="5096" table:style-name="ce39">
            <text:p>5,096</text:p>
          </table:table-cell>
          <table:table-cell office:value-type="float" office:value="5076" table:style-name="ce40">
            <text:p>5,076</text:p>
          </table:table-cell>
          <table:table-cell office:value-type="float" office:value="23921" table:style-name="ce39">
            <text:p>23,921</text:p>
          </table:table-cell>
          <table:table-cell office:value-type="float" office:value="5404" table:style-name="ce39">
            <text:p>5,404</text:p>
          </table:table-cell>
          <table:table-cell office:value-type="float" office:value="4691" table:style-name="ce39">
            <text:p>4,691</text:p>
          </table:table-cell>
          <table:table-cell office:value-type="float" office:value="5194" table:style-name="ce39">
            <text:p>5,194</text:p>
          </table:table-cell>
          <table:table-cell office:value-type="float" office:value="4401" table:style-name="ce39">
            <text:p>4,401</text:p>
          </table:table-cell>
          <table:table-cell office:value-type="float" office:value="4231" table:style-name="ce40">
            <text:p>4,231</text:p>
          </table:table-cell>
          <table:table-cell office:value-type="float" office:value="25653" table:style-name="ce39">
            <text:p>25,653</text:p>
          </table:table-cell>
          <table:table-cell office:value-type="float" office:value="4544" table:style-name="ce39">
            <text:p>4,544</text:p>
          </table:table-cell>
          <table:table-cell office:value-type="float" office:value="4836" table:style-name="ce39">
            <text:p>4,836</text:p>
          </table:table-cell>
          <table:table-cell office:value-type="float" office:value="5027" table:style-name="ce39">
            <text:p>5,027</text:p>
          </table:table-cell>
          <table:table-cell office:value-type="float" office:value="5475" table:style-name="ce39">
            <text:p>5,475</text:p>
          </table:table-cell>
          <table:table-cell office:value-type="float" office:value="5771" table:style-name="ce40">
            <text:p>5,771</text:p>
          </table:table-cell>
          <table:table-cell office:value-type="float" office:value="28670" table:style-name="ce39">
            <text:p>28,670</text:p>
          </table:table-cell>
          <table:table-cell office:value-type="float" office:value="5514" table:style-name="ce39">
            <text:p>5,514</text:p>
          </table:table-cell>
          <table:table-cell office:value-type="float" office:value="5787" table:style-name="ce39">
            <text:p>5,787</text:p>
          </table:table-cell>
          <table:table-cell office:value-type="float" office:value="5709" table:style-name="ce39">
            <text:p>5,709</text:p>
          </table:table-cell>
          <table:table-cell office:value-type="float" office:value="5584" table:style-name="ce39">
            <text:p>5,584</text:p>
          </table:table-cell>
          <table:table-cell office:value-type="float" office:value="6076" table:style-name="ce40">
            <text:p>6,076</text:p>
          </table:table-cell>
          <table:table-cell office:value-type="float" office:value="27825" table:style-name="ce39">
            <text:p>27,825</text:p>
          </table:table-cell>
          <table:table-cell office:value-type="float" office:value="5378" table:style-name="ce39">
            <text:p>5,378</text:p>
          </table:table-cell>
          <table:table-cell office:value-type="float" office:value="5553" table:style-name="ce39">
            <text:p>5,553</text:p>
          </table:table-cell>
          <table:table-cell office:value-type="float" office:value="5467" table:style-name="ce39">
            <text:p>5,467</text:p>
          </table:table-cell>
          <table:table-cell office:value-type="float" office:value="5595" table:style-name="ce39">
            <text:p>5,595</text:p>
          </table:table-cell>
          <table:table-cell office:value-type="float" office:value="5832" table:style-name="ce40">
            <text:p>5,832</text:p>
          </table:table-cell>
          <table:table-cell office:value-type="float" office:value="30408" table:style-name="ce39">
            <text:p>30,408</text:p>
          </table:table-cell>
          <table:table-cell office:value-type="float" office:value="5992" table:style-name="ce39">
            <text:p>5,992</text:p>
          </table:table-cell>
          <table:table-cell office:value-type="float" office:value="6142" table:style-name="ce39">
            <text:p>6,142</text:p>
          </table:table-cell>
          <table:table-cell office:value-type="float" office:value="6139" table:style-name="ce39">
            <text:p>6,139</text:p>
          </table:table-cell>
          <table:table-cell office:value-type="float" office:value="6072" table:style-name="ce39">
            <text:p>6,072</text:p>
          </table:table-cell>
          <table:table-cell office:value-type="float" office:value="6063" table:style-name="ce40">
            <text:p>6,063</text:p>
          </table:table-cell>
          <table:table-cell office:value-type="float" office:value="32048" table:style-name="ce39">
            <text:p>32,048</text:p>
          </table:table-cell>
          <table:table-cell office:value-type="float" office:value="6327" table:style-name="ce39">
            <text:p>6,327</text:p>
          </table:table-cell>
          <table:table-cell office:value-type="float" office:value="6401" table:style-name="ce39">
            <text:p>6,401</text:p>
          </table:table-cell>
          <table:table-cell office:value-type="float" office:value="6425" table:style-name="ce39">
            <text:p>6,425</text:p>
          </table:table-cell>
          <table:table-cell office:value-type="float" office:value="6440" table:style-name="ce39">
            <text:p>6,440</text:p>
          </table:table-cell>
          <table:table-cell office:value-type="float" office:value="6455" table:style-name="ce40">
            <text:p>6,455</text:p>
          </table:table-cell>
          <table:table-cell office:value-type="float" office:value="30189" table:style-name="ce39">
            <text:p>30,189</text:p>
          </table:table-cell>
          <table:table-cell office:value-type="float" office:value="6179" table:style-name="ce39">
            <text:p>6,179</text:p>
          </table:table-cell>
          <table:table-cell office:value-type="float" office:value="6325" table:style-name="ce39">
            <text:p>6,325</text:p>
          </table:table-cell>
          <table:table-cell office:value-type="float" office:value="6277" table:style-name="ce39">
            <text:p>6,277</text:p>
          </table:table-cell>
          <table:table-cell office:value-type="float" office:value="5613" table:style-name="ce39">
            <text:p>5,613</text:p>
          </table:table-cell>
          <table:table-cell office:value-type="float" office:value="5795" table:style-name="ce40">
            <text:p>5,795</text:p>
          </table:table-cell>
          <table:table-cell office:value-type="float" office:value="25656" table:style-name="ce39">
            <text:p>25,656</text:p>
          </table:table-cell>
          <table:table-cell office:value-type="float" office:value="5521" table:style-name="ce39">
            <text:p>5,521</text:p>
          </table:table-cell>
          <table:table-cell office:value-type="float" office:value="5316" table:style-name="ce39">
            <text:p>5,316</text:p>
          </table:table-cell>
          <table:table-cell office:value-type="float" office:value="5102" table:style-name="ce39">
            <text:p>5,102</text:p>
          </table:table-cell>
          <table:table-cell office:value-type="float" office:value="4989" table:style-name="ce39">
            <text:p>4,989</text:p>
          </table:table-cell>
          <table:table-cell office:value-type="float" office:value="4728" table:style-name="ce40">
            <text:p>4,728</text:p>
          </table:table-cell>
          <table:table-cell office:value-type="float" office:value="15606" table:style-name="ce39">
            <text:p>15,606</text:p>
          </table:table-cell>
          <table:table-cell office:value-type="float" office:value="4059" table:style-name="ce39">
            <text:p>4,059</text:p>
          </table:table-cell>
          <table:table-cell office:value-type="float" office:value="3689" table:style-name="ce39">
            <text:p>3,689</text:p>
          </table:table-cell>
          <table:table-cell office:value-type="float" office:value="3178" table:style-name="ce39">
            <text:p>3,178</text:p>
          </table:table-cell>
          <table:table-cell office:value-type="float" office:value="2737" table:style-name="ce39">
            <text:p>2,737</text:p>
          </table:table-cell>
          <table:table-cell office:value-type="float" office:value="1943" table:style-name="ce40">
            <text:p>1,943</text:p>
          </table:table-cell>
          <table:table-cell office:value-type="float" office:value="9201" table:style-name="ce39">
            <text:p>9,201</text:p>
          </table:table-cell>
          <table:table-cell office:value-type="float" office:value="1410" table:style-name="ce39">
            <text:p>1,410</text:p>
          </table:table-cell>
          <table:table-cell office:value-type="float" office:value="1972" table:style-name="ce39">
            <text:p>1,972</text:p>
          </table:table-cell>
          <table:table-cell office:value-type="float" office:value="2032" table:style-name="ce39">
            <text:p>2,032</text:p>
          </table:table-cell>
          <table:table-cell office:value-type="float" office:value="1965" table:style-name="ce39">
            <text:p>1,965</text:p>
          </table:table-cell>
          <table:table-cell office:value-type="float" office:value="1822" table:style-name="ce40">
            <text:p>1,822</text:p>
          </table:table-cell>
          <table:table-cell office:value-type="float" office:value="7777" table:style-name="ce39">
            <text:p>7,777</text:p>
          </table:table-cell>
          <table:table-cell office:value-type="float" office:value="1997" table:style-name="ce39">
            <text:p>1,997</text:p>
          </table:table-cell>
          <table:table-cell office:value-type="float" office:value="1769" table:style-name="ce39">
            <text:p>1,769</text:p>
          </table:table-cell>
          <table:table-cell office:value-type="float" office:value="1490" table:style-name="ce39">
            <text:p>1,490</text:p>
          </table:table-cell>
          <table:table-cell office:value-type="float" office:value="1359" table:style-name="ce39">
            <text:p>1,359</text:p>
          </table:table-cell>
          <table:table-cell office:value-type="float" office:value="1162" table:style-name="ce40">
            <text:p>1,162</text:p>
          </table:table-cell>
          <table:table-cell office:value-type="float" office:value="4113" table:style-name="ce39">
            <text:p>4,113</text:p>
          </table:table-cell>
          <table:table-cell office:value-type="float" office:value="1044" table:style-name="ce39">
            <text:p>1,044</text:p>
          </table:table-cell>
          <table:table-cell office:value-type="float" office:value="934" table:style-name="ce39">
            <text:p>934</text:p>
          </table:table-cell>
          <table:table-cell office:value-type="float" office:value="823" table:style-name="ce39">
            <text:p>823</text:p>
          </table:table-cell>
          <table:table-cell office:value-type="float" office:value="684" table:style-name="ce39">
            <text:p>684</text:p>
          </table:table-cell>
          <table:table-cell office:value-type="float" office:value="628" table:style-name="ce40">
            <text:p>628</text:p>
          </table:table-cell>
          <table:table-cell office:value-type="float" office:value="1896" table:style-name="ce39">
            <text:p>1,896</text:p>
          </table:table-cell>
          <table:table-cell office:value-type="float" office:value="521" table:style-name="ce39">
            <text:p>521</text:p>
          </table:table-cell>
          <table:table-cell office:value-type="float" office:value="450" table:style-name="ce39">
            <text:p>450</text:p>
          </table:table-cell>
          <table:table-cell office:value-type="float" office:value="369" table:style-name="ce39">
            <text:p>369</text:p>
          </table:table-cell>
          <table:table-cell office:value-type="float" office:value="318" table:style-name="ce39">
            <text:p>318</text:p>
          </table:table-cell>
          <table:table-cell office:value-type="float" office:value="238" table:style-name="ce40">
            <text:p>238</text:p>
          </table:table-cell>
          <table:table-cell office:value-type="float" office:value="523" table:style-name="ce39">
            <text:p>523</text:p>
          </table:table-cell>
          <table:table-cell office:value-type="float" office:value="192" table:style-name="ce39">
            <text:p>192</text:p>
          </table:table-cell>
          <table:table-cell office:value-type="float" office:value="125" table:style-name="ce39">
            <text:p>125</text:p>
          </table:table-cell>
          <table:table-cell office:value-type="float" office:value="92" table:style-name="ce39">
            <text:p>92</text:p>
          </table:table-cell>
          <table:table-cell office:value-type="float" office:value="72" table:style-name="ce39">
            <text:p>72</text:p>
          </table:table-cell>
          <table:table-cell office:value-type="float" office:value="42" table:style-name="ce40">
            <text:p>42</text:p>
          </table:table-cell>
          <table:table-cell office:value-type="float" office:value="107" table:style-name="ce39">
            <text:p>107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基隆市</text:p>
          </table:table-cell>
          <table:table-cell office:value-type="string" table:style-name="ce37">
            <text:p>男</text:p>
          </table:table-cell>
          <table:table-cell office:value-type="float" office:value="183130" table:style-name="ce39">
            <text:p>183,130</text:p>
          </table:table-cell>
          <table:table-cell office:value-type="float" office:value="5509" table:style-name="ce39">
            <text:p>5,509</text:p>
          </table:table-cell>
          <table:table-cell office:value-type="float" office:value="920" table:style-name="ce39">
            <text:p>920</text:p>
          </table:table-cell>
          <table:table-cell office:value-type="float" office:value="1039" table:style-name="ce39">
            <text:p>1,039</text:p>
          </table:table-cell>
          <table:table-cell office:value-type="float" office:value="1127" table:style-name="ce39">
            <text:p>1,127</text:p>
          </table:table-cell>
          <table:table-cell office:value-type="float" office:value="1172" table:style-name="ce39">
            <text:p>1,172</text:p>
          </table:table-cell>
          <table:table-cell office:value-type="float" office:value="1251" table:style-name="ce39">
            <text:p>1,251</text:p>
          </table:table-cell>
          <table:table-cell office:value-type="float" office:value="6938" table:style-name="ce39">
            <text:p>6,938</text:p>
          </table:table-cell>
          <table:table-cell office:value-type="float" office:value="1443" table:style-name="ce39">
            <text:p>1,443</text:p>
          </table:table-cell>
          <table:table-cell office:value-type="float" office:value="1296" table:style-name="ce39">
            <text:p>1,296</text:p>
          </table:table-cell>
          <table:table-cell office:value-type="float" office:value="1328" table:style-name="ce39">
            <text:p>1,328</text:p>
          </table:table-cell>
          <table:table-cell office:value-type="float" office:value="1563" table:style-name="ce39">
            <text:p>1,563</text:p>
          </table:table-cell>
          <table:table-cell office:value-type="float" office:value="1308" table:style-name="ce40">
            <text:p>1,308</text:p>
          </table:table-cell>
          <table:table-cell office:value-type="float" office:value="6897" table:style-name="ce39">
            <text:p>6,897</text:p>
          </table:table-cell>
          <table:table-cell office:value-type="float" office:value="1170" table:style-name="ce39">
            <text:p>1,170</text:p>
          </table:table-cell>
          <table:table-cell office:value-type="float" office:value="1290" table:style-name="ce39">
            <text:p>1,290</text:p>
          </table:table-cell>
          <table:table-cell office:value-type="float" office:value="1426" table:style-name="ce39">
            <text:p>1,426</text:p>
          </table:table-cell>
          <table:table-cell office:value-type="float" office:value="1490" table:style-name="ce39">
            <text:p>1,490</text:p>
          </table:table-cell>
          <table:table-cell office:value-type="float" office:value="1521" table:style-name="ce40">
            <text:p>1,521</text:p>
          </table:table-cell>
          <table:table-cell office:value-type="float" office:value="8669" table:style-name="ce39">
            <text:p>8,669</text:p>
          </table:table-cell>
          <table:table-cell office:value-type="float" office:value="1480" table:style-name="ce39">
            <text:p>1,480</text:p>
          </table:table-cell>
          <table:table-cell office:value-type="float" office:value="1630" table:style-name="ce39">
            <text:p>1,630</text:p>
          </table:table-cell>
          <table:table-cell office:value-type="float" office:value="1655" table:style-name="ce39">
            <text:p>1,655</text:p>
          </table:table-cell>
          <table:table-cell office:value-type="float" office:value="1912" table:style-name="ce39">
            <text:p>1,912</text:p>
          </table:table-cell>
          <table:table-cell office:value-type="float" office:value="1992" table:style-name="ce40">
            <text:p>1,992</text:p>
          </table:table-cell>
          <table:table-cell office:value-type="float" office:value="12330" table:style-name="ce39">
            <text:p>12,330</text:p>
          </table:table-cell>
          <table:table-cell office:value-type="float" office:value="2415" table:style-name="ce39">
            <text:p>2,415</text:p>
          </table:table-cell>
          <table:table-cell office:value-type="float" office:value="2355" table:style-name="ce39">
            <text:p>2,355</text:p>
          </table:table-cell>
          <table:table-cell office:value-type="float" office:value="2159" table:style-name="ce39">
            <text:p>2,159</text:p>
          </table:table-cell>
          <table:table-cell office:value-type="float" office:value="2631" table:style-name="ce39">
            <text:p>2,631</text:p>
          </table:table-cell>
          <table:table-cell office:value-type="float" office:value="2770" table:style-name="ce40">
            <text:p>2,770</text:p>
          </table:table-cell>
          <table:table-cell office:value-type="float" office:value="13674" table:style-name="ce39">
            <text:p>13,674</text:p>
          </table:table-cell>
          <table:table-cell office:value-type="float" office:value="2794" table:style-name="ce39">
            <text:p>2,794</text:p>
          </table:table-cell>
          <table:table-cell office:value-type="float" office:value="2658" table:style-name="ce39">
            <text:p>2,658</text:p>
          </table:table-cell>
          <table:table-cell office:value-type="float" office:value="2809" table:style-name="ce39">
            <text:p>2,809</text:p>
          </table:table-cell>
          <table:table-cell office:value-type="float" office:value="2680" table:style-name="ce39">
            <text:p>2,680</text:p>
          </table:table-cell>
          <table:table-cell office:value-type="float" office:value="2733" table:style-name="ce40">
            <text:p>2,733</text:p>
          </table:table-cell>
          <table:table-cell office:value-type="float" office:value="12665" table:style-name="ce39">
            <text:p>12,665</text:p>
          </table:table-cell>
          <table:table-cell office:value-type="float" office:value="2888" table:style-name="ce39">
            <text:p>2,888</text:p>
          </table:table-cell>
          <table:table-cell office:value-type="float" office:value="2504" table:style-name="ce39">
            <text:p>2,504</text:p>
          </table:table-cell>
          <table:table-cell office:value-type="float" office:value="2744" table:style-name="ce39">
            <text:p>2,744</text:p>
          </table:table-cell>
          <table:table-cell office:value-type="float" office:value="2358" table:style-name="ce39">
            <text:p>2,358</text:p>
          </table:table-cell>
          <table:table-cell office:value-type="float" office:value="2171" table:style-name="ce40">
            <text:p>2,171</text:p>
          </table:table-cell>
          <table:table-cell office:value-type="float" office:value="13189" table:style-name="ce39">
            <text:p>13,189</text:p>
          </table:table-cell>
          <table:table-cell office:value-type="float" office:value="2341" table:style-name="ce39">
            <text:p>2,341</text:p>
          </table:table-cell>
          <table:table-cell office:value-type="float" office:value="2554" table:style-name="ce39">
            <text:p>2,554</text:p>
          </table:table-cell>
          <table:table-cell office:value-type="float" office:value="2604" table:style-name="ce39">
            <text:p>2,604</text:p>
          </table:table-cell>
          <table:table-cell office:value-type="float" office:value="2779" table:style-name="ce39">
            <text:p>2,779</text:p>
          </table:table-cell>
          <table:table-cell office:value-type="float" office:value="2911" table:style-name="ce40">
            <text:p>2,911</text:p>
          </table:table-cell>
          <table:table-cell office:value-type="float" office:value="14282" table:style-name="ce39">
            <text:p>14,282</text:p>
          </table:table-cell>
          <table:table-cell office:value-type="float" office:value="2788" table:style-name="ce39">
            <text:p>2,788</text:p>
          </table:table-cell>
          <table:table-cell office:value-type="float" office:value="2920" table:style-name="ce39">
            <text:p>2,920</text:p>
          </table:table-cell>
          <table:table-cell office:value-type="float" office:value="2767" table:style-name="ce39">
            <text:p>2,767</text:p>
          </table:table-cell>
          <table:table-cell office:value-type="float" office:value="2693" table:style-name="ce39">
            <text:p>2,693</text:p>
          </table:table-cell>
          <table:table-cell office:value-type="float" office:value="3114" table:style-name="ce40">
            <text:p>3,114</text:p>
          </table:table-cell>
          <table:table-cell office:value-type="float" office:value="13850" table:style-name="ce39">
            <text:p>13,850</text:p>
          </table:table-cell>
          <table:table-cell office:value-type="float" office:value="2647" table:style-name="ce39">
            <text:p>2,647</text:p>
          </table:table-cell>
          <table:table-cell office:value-type="float" office:value="2781" table:style-name="ce39">
            <text:p>2,781</text:p>
          </table:table-cell>
          <table:table-cell office:value-type="float" office:value="2712" table:style-name="ce39">
            <text:p>2,712</text:p>
          </table:table-cell>
          <table:table-cell office:value-type="float" office:value="2768" table:style-name="ce39">
            <text:p>2,768</text:p>
          </table:table-cell>
          <table:table-cell office:value-type="float" office:value="2942" table:style-name="ce40">
            <text:p>2,942</text:p>
          </table:table-cell>
          <table:table-cell office:value-type="float" office:value="15113" table:style-name="ce39">
            <text:p>15,113</text:p>
          </table:table-cell>
          <table:table-cell office:value-type="float" office:value="2936" table:style-name="ce39">
            <text:p>2,936</text:p>
          </table:table-cell>
          <table:table-cell office:value-type="float" office:value="3058" table:style-name="ce39">
            <text:p>3,058</text:p>
          </table:table-cell>
          <table:table-cell office:value-type="float" office:value="3053" table:style-name="ce39">
            <text:p>3,053</text:p>
          </table:table-cell>
          <table:table-cell office:value-type="float" office:value="3064" table:style-name="ce39">
            <text:p>3,064</text:p>
          </table:table-cell>
          <table:table-cell office:value-type="float" office:value="3002" table:style-name="ce40">
            <text:p>3,002</text:p>
          </table:table-cell>
          <table:table-cell office:value-type="float" office:value="15977" table:style-name="ce39">
            <text:p>15,977</text:p>
          </table:table-cell>
          <table:table-cell office:value-type="float" office:value="3147" table:style-name="ce39">
            <text:p>3,147</text:p>
          </table:table-cell>
          <table:table-cell office:value-type="float" office:value="3169" table:style-name="ce39">
            <text:p>3,169</text:p>
          </table:table-cell>
          <table:table-cell office:value-type="float" office:value="3250" table:style-name="ce39">
            <text:p>3,250</text:p>
          </table:table-cell>
          <table:table-cell office:value-type="float" office:value="3212" table:style-name="ce39">
            <text:p>3,212</text:p>
          </table:table-cell>
          <table:table-cell office:value-type="float" office:value="3199" table:style-name="ce40">
            <text:p>3,199</text:p>
          </table:table-cell>
          <table:table-cell office:value-type="float" office:value="14714" table:style-name="ce39">
            <text:p>14,714</text:p>
          </table:table-cell>
          <table:table-cell office:value-type="float" office:value="3052" table:style-name="ce39">
            <text:p>3,052</text:p>
          </table:table-cell>
          <table:table-cell office:value-type="float" office:value="3103" table:style-name="ce39">
            <text:p>3,103</text:p>
          </table:table-cell>
          <table:table-cell office:value-type="float" office:value="3082" table:style-name="ce39">
            <text:p>3,082</text:p>
          </table:table-cell>
          <table:table-cell office:value-type="float" office:value="2708" table:style-name="ce39">
            <text:p>2,708</text:p>
          </table:table-cell>
          <table:table-cell office:value-type="float" office:value="2769" table:style-name="ce40">
            <text:p>2,769</text:p>
          </table:table-cell>
          <table:table-cell office:value-type="float" office:value="12188" table:style-name="ce39">
            <text:p>12,188</text:p>
          </table:table-cell>
          <table:table-cell office:value-type="float" office:value="2685" table:style-name="ce39">
            <text:p>2,685</text:p>
          </table:table-cell>
          <table:table-cell office:value-type="float" office:value="2561" table:style-name="ce39">
            <text:p>2,561</text:p>
          </table:table-cell>
          <table:table-cell office:value-type="float" office:value="2386" table:style-name="ce39">
            <text:p>2,386</text:p>
          </table:table-cell>
          <table:table-cell office:value-type="float" office:value="2363" table:style-name="ce39">
            <text:p>2,363</text:p>
          </table:table-cell>
          <table:table-cell office:value-type="float" office:value="2193" table:style-name="ce40">
            <text:p>2,193</text:p>
          </table:table-cell>
          <table:table-cell office:value-type="float" office:value="7308" table:style-name="ce39">
            <text:p>7,308</text:p>
          </table:table-cell>
          <table:table-cell office:value-type="float" office:value="1904" table:style-name="ce39">
            <text:p>1,904</text:p>
          </table:table-cell>
          <table:table-cell office:value-type="float" office:value="1702" table:style-name="ce39">
            <text:p>1,702</text:p>
          </table:table-cell>
          <table:table-cell office:value-type="float" office:value="1495" table:style-name="ce39">
            <text:p>1,495</text:p>
          </table:table-cell>
          <table:table-cell office:value-type="float" office:value="1311" table:style-name="ce39">
            <text:p>1,311</text:p>
          </table:table-cell>
          <table:table-cell office:value-type="float" office:value="896" table:style-name="ce40">
            <text:p>896</text:p>
          </table:table-cell>
          <table:table-cell office:value-type="float" office:value="4010" table:style-name="ce39">
            <text:p>4,010</text:p>
          </table:table-cell>
          <table:table-cell office:value-type="float" office:value="618" table:style-name="ce39">
            <text:p>618</text:p>
          </table:table-cell>
          <table:table-cell office:value-type="float" office:value="847" table:style-name="ce39">
            <text:p>847</text:p>
          </table:table-cell>
          <table:table-cell office:value-type="float" office:value="914" table:style-name="ce39">
            <text:p>914</text:p>
          </table:table-cell>
          <table:table-cell office:value-type="float" office:value="849" table:style-name="ce39">
            <text:p>849</text:p>
          </table:table-cell>
          <table:table-cell office:value-type="float" office:value="782" table:style-name="ce40">
            <text:p>782</text:p>
          </table:table-cell>
          <table:table-cell office:value-type="float" office:value="3112" table:style-name="ce39">
            <text:p>3,112</text:p>
          </table:table-cell>
          <table:table-cell office:value-type="float" office:value="874" table:style-name="ce39">
            <text:p>874</text:p>
          </table:table-cell>
          <table:table-cell office:value-type="float" office:value="686" table:style-name="ce39">
            <text:p>686</text:p>
          </table:table-cell>
          <table:table-cell office:value-type="float" office:value="583" table:style-name="ce39">
            <text:p>583</text:p>
          </table:table-cell>
          <table:table-cell office:value-type="float" office:value="493" table:style-name="ce39">
            <text:p>493</text:p>
          </table:table-cell>
          <table:table-cell office:value-type="float" office:value="476" table:style-name="ce40">
            <text:p>476</text:p>
          </table:table-cell>
          <table:table-cell office:value-type="float" office:value="1591" table:style-name="ce39">
            <text:p>1,591</text:p>
          </table:table-cell>
          <table:table-cell office:value-type="float" office:value="379" table:style-name="ce39">
            <text:p>379</text:p>
          </table:table-cell>
          <table:table-cell office:value-type="float" office:value="359" table:style-name="ce39">
            <text:p>359</text:p>
          </table:table-cell>
          <table:table-cell office:value-type="float" office:value="330" table:style-name="ce39">
            <text:p>330</text:p>
          </table:table-cell>
          <table:table-cell office:value-type="float" office:value="275" table:style-name="ce39">
            <text:p>275</text:p>
          </table:table-cell>
          <table:table-cell office:value-type="float" office:value="248" table:style-name="ce40">
            <text:p>248</text:p>
          </table:table-cell>
          <table:table-cell office:value-type="float" office:value="813" table:style-name="ce39">
            <text:p>813</text:p>
          </table:table-cell>
          <table:table-cell office:value-type="float" office:value="213" table:style-name="ce39">
            <text:p>213</text:p>
          </table:table-cell>
          <table:table-cell office:value-type="float" office:value="211" table:style-name="ce39">
            <text:p>211</text:p>
          </table:table-cell>
          <table:table-cell office:value-type="float" office:value="159" table:style-name="ce39">
            <text:p>159</text:p>
          </table:table-cell>
          <table:table-cell office:value-type="float" office:value="129" table:style-name="ce39">
            <text:p>129</text:p>
          </table:table-cell>
          <table:table-cell office:value-type="float" office:value="101" table:style-name="ce40">
            <text:p>101</text:p>
          </table:table-cell>
          <table:table-cell office:value-type="float" office:value="244" table:style-name="ce39">
            <text:p>244</text:p>
          </table:table-cell>
          <table:table-cell office:value-type="float" office:value="87" table:style-name="ce39">
            <text:p>87</text:p>
          </table:table-cell>
          <table:table-cell office:value-type="float" office:value="62" table:style-name="ce39">
            <text:p>62</text:p>
          </table:table-cell>
          <table:table-cell office:value-type="float" office:value="38" table:style-name="ce39">
            <text:p>38</text:p>
          </table:table-cell>
          <table:table-cell office:value-type="float" office:value="36" table:style-name="ce39">
            <text:p>36</text:p>
          </table:table-cell>
          <table:table-cell office:value-type="float" office:value="21" table:style-name="ce40">
            <text:p>21</text:p>
          </table:table-cell>
          <table:table-cell office:value-type="float" office:value="57" table:style-name="ce39">
            <text:p>57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84139" table:style-name="ce43">
            <text:p>184,139</text:p>
          </table:table-cell>
          <table:table-cell office:value-type="float" office:value="5199" table:style-name="ce44">
            <text:p>5,199</text:p>
          </table:table-cell>
          <table:table-cell office:value-type="float" office:value="873" table:style-name="ce43">
            <text:p>873</text:p>
          </table:table-cell>
          <table:table-cell office:value-type="float" office:value="958" table:style-name="ce43">
            <text:p>958</text:p>
          </table:table-cell>
          <table:table-cell office:value-type="float" office:value="1038" table:style-name="ce43">
            <text:p>1,038</text:p>
          </table:table-cell>
          <table:table-cell office:value-type="float" office:value="1090" table:style-name="ce43">
            <text:p>1,090</text:p>
          </table:table-cell>
          <table:table-cell office:value-type="float" office:value="1240" table:style-name="ce43">
            <text:p>1,240</text:p>
          </table:table-cell>
          <table:table-cell office:value-type="float" office:value="6472" table:style-name="ce43">
            <text:p>6,472</text:p>
          </table:table-cell>
          <table:table-cell office:value-type="float" office:value="1255" table:style-name="ce43">
            <text:p>1,255</text:p>
          </table:table-cell>
          <table:table-cell office:value-type="float" office:value="1309" table:style-name="ce43">
            <text:p>1,309</text:p>
          </table:table-cell>
          <table:table-cell office:value-type="float" office:value="1190" table:style-name="ce43">
            <text:p>1,190</text:p>
          </table:table-cell>
          <table:table-cell office:value-type="float" office:value="1473" table:style-name="ce43">
            <text:p>1,473</text:p>
          </table:table-cell>
          <table:table-cell office:value-type="float" office:value="1245" table:style-name="ce44">
            <text:p>1,245</text:p>
          </table:table-cell>
          <table:table-cell office:value-type="float" office:value="6370" table:style-name="ce43">
            <text:p>6,370</text:p>
          </table:table-cell>
          <table:table-cell office:value-type="float" office:value="1064" table:style-name="ce43">
            <text:p>1,064</text:p>
          </table:table-cell>
          <table:table-cell office:value-type="float" office:value="1284" table:style-name="ce43">
            <text:p>1,284</text:p>
          </table:table-cell>
          <table:table-cell office:value-type="float" office:value="1247" table:style-name="ce43">
            <text:p>1,247</text:p>
          </table:table-cell>
          <table:table-cell office:value-type="float" office:value="1382" table:style-name="ce43">
            <text:p>1,382</text:p>
          </table:table-cell>
          <table:table-cell office:value-type="float" office:value="1393" table:style-name="ce44">
            <text:p>1,393</text:p>
          </table:table-cell>
          <table:table-cell office:value-type="float" office:value="7813" table:style-name="ce43">
            <text:p>7,813</text:p>
          </table:table-cell>
          <table:table-cell office:value-type="float" office:value="1426" table:style-name="ce43">
            <text:p>1,426</text:p>
          </table:table-cell>
          <table:table-cell office:value-type="float" office:value="1452" table:style-name="ce43">
            <text:p>1,452</text:p>
          </table:table-cell>
          <table:table-cell office:value-type="float" office:value="1480" table:style-name="ce43">
            <text:p>1,480</text:p>
          </table:table-cell>
          <table:table-cell office:value-type="float" office:value="1713" table:style-name="ce43">
            <text:p>1,713</text:p>
          </table:table-cell>
          <table:table-cell office:value-type="float" office:value="1742" table:style-name="ce44">
            <text:p>1,742</text:p>
          </table:table-cell>
          <table:table-cell office:value-type="float" office:value="11444" table:style-name="ce43">
            <text:p>11,444</text:p>
          </table:table-cell>
          <table:table-cell office:value-type="float" office:value="2297" table:style-name="ce43">
            <text:p>2,297</text:p>
          </table:table-cell>
          <table:table-cell office:value-type="float" office:value="2175" table:style-name="ce43">
            <text:p>2,175</text:p>
          </table:table-cell>
          <table:table-cell office:value-type="float" office:value="2073" table:style-name="ce43">
            <text:p>2,073</text:p>
          </table:table-cell>
          <table:table-cell office:value-type="float" office:value="2435" table:style-name="ce43">
            <text:p>2,435</text:p>
          </table:table-cell>
          <table:table-cell office:value-type="float" office:value="2464" table:style-name="ce44">
            <text:p>2,464</text:p>
          </table:table-cell>
          <table:table-cell office:value-type="float" office:value="12361" table:style-name="ce43">
            <text:p>12,361</text:p>
          </table:table-cell>
          <table:table-cell office:value-type="float" office:value="2563" table:style-name="ce43">
            <text:p>2,563</text:p>
          </table:table-cell>
          <table:table-cell office:value-type="float" office:value="2531" table:style-name="ce43">
            <text:p>2,531</text:p>
          </table:table-cell>
          <table:table-cell office:value-type="float" office:value="2508" table:style-name="ce43">
            <text:p>2,508</text:p>
          </table:table-cell>
          <table:table-cell office:value-type="float" office:value="2416" table:style-name="ce43">
            <text:p>2,416</text:p>
          </table:table-cell>
          <table:table-cell office:value-type="float" office:value="2343" table:style-name="ce44">
            <text:p>2,343</text:p>
          </table:table-cell>
          <table:table-cell office:value-type="float" office:value="11256" table:style-name="ce43">
            <text:p>11,256</text:p>
          </table:table-cell>
          <table:table-cell office:value-type="float" office:value="2516" table:style-name="ce43">
            <text:p>2,516</text:p>
          </table:table-cell>
          <table:table-cell office:value-type="float" office:value="2187" table:style-name="ce43">
            <text:p>2,187</text:p>
          </table:table-cell>
          <table:table-cell office:value-type="float" office:value="2450" table:style-name="ce43">
            <text:p>2,450</text:p>
          </table:table-cell>
          <table:table-cell office:value-type="float" office:value="2043" table:style-name="ce43">
            <text:p>2,043</text:p>
          </table:table-cell>
          <table:table-cell office:value-type="float" office:value="2060" table:style-name="ce44">
            <text:p>2,060</text:p>
          </table:table-cell>
          <table:table-cell office:value-type="float" office:value="12464" table:style-name="ce43">
            <text:p>12,464</text:p>
          </table:table-cell>
          <table:table-cell office:value-type="float" office:value="2203" table:style-name="ce43">
            <text:p>2,203</text:p>
          </table:table-cell>
          <table:table-cell office:value-type="float" office:value="2282" table:style-name="ce43">
            <text:p>2,282</text:p>
          </table:table-cell>
          <table:table-cell office:value-type="float" office:value="2423" table:style-name="ce43">
            <text:p>2,423</text:p>
          </table:table-cell>
          <table:table-cell office:value-type="float" office:value="2696" table:style-name="ce43">
            <text:p>2,696</text:p>
          </table:table-cell>
          <table:table-cell office:value-type="float" office:value="2860" table:style-name="ce44">
            <text:p>2,860</text:p>
          </table:table-cell>
          <table:table-cell office:value-type="float" office:value="14388" table:style-name="ce43">
            <text:p>14,388</text:p>
          </table:table-cell>
          <table:table-cell office:value-type="float" office:value="2726" table:style-name="ce43">
            <text:p>2,726</text:p>
          </table:table-cell>
          <table:table-cell office:value-type="float" office:value="2867" table:style-name="ce43">
            <text:p>2,867</text:p>
          </table:table-cell>
          <table:table-cell office:value-type="float" office:value="2942" table:style-name="ce43">
            <text:p>2,942</text:p>
          </table:table-cell>
          <table:table-cell office:value-type="float" office:value="2891" table:style-name="ce43">
            <text:p>2,891</text:p>
          </table:table-cell>
          <table:table-cell office:value-type="float" office:value="2962" table:style-name="ce44">
            <text:p>2,962</text:p>
          </table:table-cell>
          <table:table-cell office:value-type="float" office:value="13975" table:style-name="ce43">
            <text:p>13,975</text:p>
          </table:table-cell>
          <table:table-cell office:value-type="float" office:value="2731" table:style-name="ce43">
            <text:p>2,731</text:p>
          </table:table-cell>
          <table:table-cell office:value-type="float" office:value="2772" table:style-name="ce43">
            <text:p>2,772</text:p>
          </table:table-cell>
          <table:table-cell office:value-type="float" office:value="2755" table:style-name="ce43">
            <text:p>2,755</text:p>
          </table:table-cell>
          <table:table-cell office:value-type="float" office:value="2827" table:style-name="ce43">
            <text:p>2,827</text:p>
          </table:table-cell>
          <table:table-cell office:value-type="float" office:value="2890" table:style-name="ce44">
            <text:p>2,890</text:p>
          </table:table-cell>
          <table:table-cell office:value-type="float" office:value="15295" table:style-name="ce43">
            <text:p>15,295</text:p>
          </table:table-cell>
          <table:table-cell office:value-type="float" office:value="3056" table:style-name="ce43">
            <text:p>3,056</text:p>
          </table:table-cell>
          <table:table-cell office:value-type="float" office:value="3084" table:style-name="ce43">
            <text:p>3,084</text:p>
          </table:table-cell>
          <table:table-cell office:value-type="float" office:value="3086" table:style-name="ce43">
            <text:p>3,086</text:p>
          </table:table-cell>
          <table:table-cell office:value-type="float" office:value="3008" table:style-name="ce43">
            <text:p>3,008</text:p>
          </table:table-cell>
          <table:table-cell office:value-type="float" office:value="3061" table:style-name="ce44">
            <text:p>3,061</text:p>
          </table:table-cell>
          <table:table-cell office:value-type="float" office:value="16071" table:style-name="ce43">
            <text:p>16,071</text:p>
          </table:table-cell>
          <table:table-cell office:value-type="float" office:value="3180" table:style-name="ce43">
            <text:p>3,180</text:p>
          </table:table-cell>
          <table:table-cell office:value-type="float" office:value="3232" table:style-name="ce43">
            <text:p>3,232</text:p>
          </table:table-cell>
          <table:table-cell office:value-type="float" office:value="3175" table:style-name="ce43">
            <text:p>3,175</text:p>
          </table:table-cell>
          <table:table-cell office:value-type="float" office:value="3228" table:style-name="ce43">
            <text:p>3,228</text:p>
          </table:table-cell>
          <table:table-cell office:value-type="float" office:value="3256" table:style-name="ce44">
            <text:p>3,256</text:p>
          </table:table-cell>
          <table:table-cell office:value-type="float" office:value="15475" table:style-name="ce43">
            <text:p>15,475</text:p>
          </table:table-cell>
          <table:table-cell office:value-type="float" office:value="3127" table:style-name="ce43">
            <text:p>3,127</text:p>
          </table:table-cell>
          <table:table-cell office:value-type="float" office:value="3222" table:style-name="ce43">
            <text:p>3,222</text:p>
          </table:table-cell>
          <table:table-cell office:value-type="float" office:value="3195" table:style-name="ce43">
            <text:p>3,195</text:p>
          </table:table-cell>
          <table:table-cell office:value-type="float" office:value="2905" table:style-name="ce43">
            <text:p>2,905</text:p>
          </table:table-cell>
          <table:table-cell office:value-type="float" office:value="3026" table:style-name="ce44">
            <text:p>3,026</text:p>
          </table:table-cell>
          <table:table-cell office:value-type="float" office:value="13468" table:style-name="ce43">
            <text:p>13,468</text:p>
          </table:table-cell>
          <table:table-cell office:value-type="float" office:value="2836" table:style-name="ce43">
            <text:p>2,836</text:p>
          </table:table-cell>
          <table:table-cell office:value-type="float" office:value="2755" table:style-name="ce43">
            <text:p>2,755</text:p>
          </table:table-cell>
          <table:table-cell office:value-type="float" office:value="2716" table:style-name="ce43">
            <text:p>2,716</text:p>
          </table:table-cell>
          <table:table-cell office:value-type="float" office:value="2626" table:style-name="ce43">
            <text:p>2,626</text:p>
          </table:table-cell>
          <table:table-cell office:value-type="float" office:value="2535" table:style-name="ce44">
            <text:p>2,535</text:p>
          </table:table-cell>
          <table:table-cell office:value-type="float" office:value="8298" table:style-name="ce43">
            <text:p>8,298</text:p>
          </table:table-cell>
          <table:table-cell office:value-type="float" office:value="2155" table:style-name="ce43">
            <text:p>2,155</text:p>
          </table:table-cell>
          <table:table-cell office:value-type="float" office:value="1987" table:style-name="ce43">
            <text:p>1,987</text:p>
          </table:table-cell>
          <table:table-cell office:value-type="float" office:value="1683" table:style-name="ce43">
            <text:p>1,683</text:p>
          </table:table-cell>
          <table:table-cell office:value-type="float" office:value="1426" table:style-name="ce43">
            <text:p>1,426</text:p>
          </table:table-cell>
          <table:table-cell office:value-type="float" office:value="1047" table:style-name="ce44">
            <text:p>1,047</text:p>
          </table:table-cell>
          <table:table-cell office:value-type="float" office:value="5191" table:style-name="ce43">
            <text:p>5,191</text:p>
          </table:table-cell>
          <table:table-cell office:value-type="float" office:value="792" table:style-name="ce43">
            <text:p>792</text:p>
          </table:table-cell>
          <table:table-cell office:value-type="float" office:value="1125" table:style-name="ce43">
            <text:p>1,125</text:p>
          </table:table-cell>
          <table:table-cell office:value-type="float" office:value="1118" table:style-name="ce43">
            <text:p>1,118</text:p>
          </table:table-cell>
          <table:table-cell office:value-type="float" office:value="1116" table:style-name="ce43">
            <text:p>1,116</text:p>
          </table:table-cell>
          <table:table-cell office:value-type="float" office:value="1040" table:style-name="ce44">
            <text:p>1,040</text:p>
          </table:table-cell>
          <table:table-cell office:value-type="float" office:value="4665" table:style-name="ce43">
            <text:p>4,665</text:p>
          </table:table-cell>
          <table:table-cell office:value-type="float" office:value="1123" table:style-name="ce43">
            <text:p>1,123</text:p>
          </table:table-cell>
          <table:table-cell office:value-type="float" office:value="1083" table:style-name="ce43">
            <text:p>1,083</text:p>
          </table:table-cell>
          <table:table-cell office:value-type="float" office:value="907" table:style-name="ce43">
            <text:p>907</text:p>
          </table:table-cell>
          <table:table-cell office:value-type="float" office:value="866" table:style-name="ce43">
            <text:p>866</text:p>
          </table:table-cell>
          <table:table-cell office:value-type="float" office:value="686" table:style-name="ce44">
            <text:p>686</text:p>
          </table:table-cell>
          <table:table-cell office:value-type="float" office:value="2522" table:style-name="ce43">
            <text:p>2,522</text:p>
          </table:table-cell>
          <table:table-cell office:value-type="float" office:value="665" table:style-name="ce43">
            <text:p>665</text:p>
          </table:table-cell>
          <table:table-cell office:value-type="float" office:value="575" table:style-name="ce43">
            <text:p>575</text:p>
          </table:table-cell>
          <table:table-cell office:value-type="float" office:value="493" table:style-name="ce43">
            <text:p>493</text:p>
          </table:table-cell>
          <table:table-cell office:value-type="float" office:value="409" table:style-name="ce43">
            <text:p>409</text:p>
          </table:table-cell>
          <table:table-cell office:value-type="float" office:value="380" table:style-name="ce44">
            <text:p>380</text:p>
          </table:table-cell>
          <table:table-cell office:value-type="float" office:value="1083" table:style-name="ce43">
            <text:p>1,083</text:p>
          </table:table-cell>
          <table:table-cell office:value-type="float" office:value="308" table:style-name="ce43">
            <text:p>308</text:p>
          </table:table-cell>
          <table:table-cell office:value-type="float" office:value="239" table:style-name="ce43">
            <text:p>239</text:p>
          </table:table-cell>
          <table:table-cell office:value-type="float" office:value="210" table:style-name="ce43">
            <text:p>210</text:p>
          </table:table-cell>
          <table:table-cell office:value-type="float" office:value="189" table:style-name="ce43">
            <text:p>189</text:p>
          </table:table-cell>
          <table:table-cell office:value-type="float" office:value="137" table:style-name="ce44">
            <text:p>137</text:p>
          </table:table-cell>
          <table:table-cell office:value-type="float" office:value="279" table:style-name="ce43">
            <text:p>279</text:p>
          </table:table-cell>
          <table:table-cell office:value-type="float" office:value="105" table:style-name="ce43">
            <text:p>105</text:p>
          </table:table-cell>
          <table:table-cell office:value-type="float" office:value="63" table:style-name="ce43">
            <text:p>63</text:p>
          </table:table-cell>
          <table:table-cell office:value-type="float" office:value="54" table:style-name="ce43">
            <text:p>54</text:p>
          </table:table-cell>
          <table:table-cell office:value-type="float" office:value="36" table:style-name="ce43">
            <text:p>36</text:p>
          </table:table-cell>
          <table:table-cell office:value-type="float" office:value="21" table:style-name="ce44">
            <text:p>21</text:p>
          </table:table-cell>
          <table:table-cell office:value-type="float" office:value="50" table:style-name="ce43">
            <text:p>50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451757" table:style-name="ce39">
            <text:p>451,757</text:p>
          </table:table-cell>
          <table:table-cell office:value-type="float" office:value="22243" table:style-name="ce39">
            <text:p>22,243</text:p>
          </table:table-cell>
          <table:table-cell office:value-type="float" office:value="3447" table:style-name="ce39">
            <text:p>3,447</text:p>
          </table:table-cell>
          <table:table-cell office:value-type="float" office:value="4214" table:style-name="ce39">
            <text:p>4,214</text:p>
          </table:table-cell>
          <table:table-cell office:value-type="float" office:value="4430" table:style-name="ce39">
            <text:p>4,430</text:p>
          </table:table-cell>
          <table:table-cell office:value-type="float" office:value="4868" table:style-name="ce39">
            <text:p>4,868</text:p>
          </table:table-cell>
          <table:table-cell office:value-type="float" office:value="5284" table:style-name="ce39">
            <text:p>5,284</text:p>
          </table:table-cell>
          <table:table-cell office:value-type="float" office:value="29049" table:style-name="ce39">
            <text:p>29,049</text:p>
          </table:table-cell>
          <table:table-cell office:value-type="float" office:value="5704" table:style-name="ce39">
            <text:p>5,704</text:p>
          </table:table-cell>
          <table:table-cell office:value-type="float" office:value="5986" table:style-name="ce39">
            <text:p>5,986</text:p>
          </table:table-cell>
          <table:table-cell office:value-type="float" office:value="5330" table:style-name="ce39">
            <text:p>5,330</text:p>
          </table:table-cell>
          <table:table-cell office:value-type="float" office:value="6441" table:style-name="ce39">
            <text:p>6,441</text:p>
          </table:table-cell>
          <table:table-cell office:value-type="float" office:value="5588" table:style-name="ce40">
            <text:p>5,588</text:p>
          </table:table-cell>
          <table:table-cell office:value-type="float" office:value="24901" table:style-name="ce39">
            <text:p>24,901</text:p>
          </table:table-cell>
          <table:table-cell office:value-type="float" office:value="4429" table:style-name="ce39">
            <text:p>4,429</text:p>
          </table:table-cell>
          <table:table-cell office:value-type="float" office:value="5194" table:style-name="ce39">
            <text:p>5,194</text:p>
          </table:table-cell>
          <table:table-cell office:value-type="float" office:value="5128" table:style-name="ce39">
            <text:p>5,128</text:p>
          </table:table-cell>
          <table:table-cell office:value-type="float" office:value="5160" table:style-name="ce39">
            <text:p>5,160</text:p>
          </table:table-cell>
          <table:table-cell office:value-type="float" office:value="4990" table:style-name="ce40">
            <text:p>4,990</text:p>
          </table:table-cell>
          <table:table-cell office:value-type="float" office:value="24549" table:style-name="ce39">
            <text:p>24,549</text:p>
          </table:table-cell>
          <table:table-cell office:value-type="float" office:value="4676" table:style-name="ce39">
            <text:p>4,676</text:p>
          </table:table-cell>
          <table:table-cell office:value-type="float" office:value="4838" table:style-name="ce39">
            <text:p>4,838</text:p>
          </table:table-cell>
          <table:table-cell office:value-type="float" office:value="4720" table:style-name="ce39">
            <text:p>4,720</text:p>
          </table:table-cell>
          <table:table-cell office:value-type="float" office:value="5147" table:style-name="ce39">
            <text:p>5,147</text:p>
          </table:table-cell>
          <table:table-cell office:value-type="float" office:value="5168" table:style-name="ce40">
            <text:p>5,168</text:p>
          </table:table-cell>
          <table:table-cell office:value-type="float" office:value="27387" table:style-name="ce39">
            <text:p>27,387</text:p>
          </table:table-cell>
          <table:table-cell office:value-type="float" office:value="5818" table:style-name="ce39">
            <text:p>5,818</text:p>
          </table:table-cell>
          <table:table-cell office:value-type="float" office:value="5347" table:style-name="ce39">
            <text:p>5,347</text:p>
          </table:table-cell>
          <table:table-cell office:value-type="float" office:value="4861" table:style-name="ce39">
            <text:p>4,861</text:p>
          </table:table-cell>
          <table:table-cell office:value-type="float" office:value="5648" table:style-name="ce39">
            <text:p>5,648</text:p>
          </table:table-cell>
          <table:table-cell office:value-type="float" office:value="5713" table:style-name="ce40">
            <text:p>5,713</text:p>
          </table:table-cell>
          <table:table-cell office:value-type="float" office:value="27922" table:style-name="ce39">
            <text:p>27,922</text:p>
          </table:table-cell>
          <table:table-cell office:value-type="float" office:value="5699" table:style-name="ce39">
            <text:p>5,699</text:p>
          </table:table-cell>
          <table:table-cell office:value-type="float" office:value="5477" table:style-name="ce39">
            <text:p>5,477</text:p>
          </table:table-cell>
          <table:table-cell office:value-type="float" office:value="5582" table:style-name="ce39">
            <text:p>5,582</text:p>
          </table:table-cell>
          <table:table-cell office:value-type="float" office:value="5615" table:style-name="ce39">
            <text:p>5,615</text:p>
          </table:table-cell>
          <table:table-cell office:value-type="float" office:value="5549" table:style-name="ce40">
            <text:p>5,549</text:p>
          </table:table-cell>
          <table:table-cell office:value-type="float" office:value="29224" table:style-name="ce39">
            <text:p>29,224</text:p>
          </table:table-cell>
          <table:table-cell office:value-type="float" office:value="5905" table:style-name="ce39">
            <text:p>5,905</text:p>
          </table:table-cell>
          <table:table-cell office:value-type="float" office:value="5625" table:style-name="ce39">
            <text:p>5,625</text:p>
          </table:table-cell>
          <table:table-cell office:value-type="float" office:value="6154" table:style-name="ce39">
            <text:p>6,154</text:p>
          </table:table-cell>
          <table:table-cell office:value-type="float" office:value="5865" table:style-name="ce39">
            <text:p>5,865</text:p>
          </table:table-cell>
          <table:table-cell office:value-type="float" office:value="5675" table:style-name="ce40">
            <text:p>5,675</text:p>
          </table:table-cell>
          <table:table-cell office:value-type="float" office:value="38626" table:style-name="ce39">
            <text:p>38,626</text:p>
          </table:table-cell>
          <table:table-cell office:value-type="float" office:value="6425" table:style-name="ce39">
            <text:p>6,425</text:p>
          </table:table-cell>
          <table:table-cell office:value-type="float" office:value="7317" table:style-name="ce39">
            <text:p>7,317</text:p>
          </table:table-cell>
          <table:table-cell office:value-type="float" office:value="7651" table:style-name="ce39">
            <text:p>7,651</text:p>
          </table:table-cell>
          <table:table-cell office:value-type="float" office:value="8319" table:style-name="ce39">
            <text:p>8,319</text:p>
          </table:table-cell>
          <table:table-cell office:value-type="float" office:value="8914" table:style-name="ce40">
            <text:p>8,914</text:p>
          </table:table-cell>
          <table:table-cell office:value-type="float" office:value="43724" table:style-name="ce39">
            <text:p>43,724</text:p>
          </table:table-cell>
          <table:table-cell office:value-type="float" office:value="8997" table:style-name="ce39">
            <text:p>8,997</text:p>
          </table:table-cell>
          <table:table-cell office:value-type="float" office:value="8974" table:style-name="ce39">
            <text:p>8,974</text:p>
          </table:table-cell>
          <table:table-cell office:value-type="float" office:value="8746" table:style-name="ce39">
            <text:p>8,746</text:p>
          </table:table-cell>
          <table:table-cell office:value-type="float" office:value="8058" table:style-name="ce39">
            <text:p>8,058</text:p>
          </table:table-cell>
          <table:table-cell office:value-type="float" office:value="8949" table:style-name="ce40">
            <text:p>8,949</text:p>
          </table:table-cell>
          <table:table-cell office:value-type="float" office:value="35484" table:style-name="ce39">
            <text:p>35,484</text:p>
          </table:table-cell>
          <table:table-cell office:value-type="float" office:value="7565" table:style-name="ce39">
            <text:p>7,565</text:p>
          </table:table-cell>
          <table:table-cell office:value-type="float" office:value="7216" table:style-name="ce39">
            <text:p>7,216</text:p>
          </table:table-cell>
          <table:table-cell office:value-type="float" office:value="6791" table:style-name="ce39">
            <text:p>6,791</text:p>
          </table:table-cell>
          <table:table-cell office:value-type="float" office:value="6912" table:style-name="ce39">
            <text:p>6,912</text:p>
          </table:table-cell>
          <table:table-cell office:value-type="float" office:value="7000" table:style-name="ce40">
            <text:p>7,000</text:p>
          </table:table-cell>
          <table:table-cell office:value-type="float" office:value="32874" table:style-name="ce39">
            <text:p>32,874</text:p>
          </table:table-cell>
          <table:table-cell office:value-type="float" office:value="6993" table:style-name="ce39">
            <text:p>6,993</text:p>
          </table:table-cell>
          <table:table-cell office:value-type="float" office:value="6910" table:style-name="ce39">
            <text:p>6,910</text:p>
          </table:table-cell>
          <table:table-cell office:value-type="float" office:value="6605" table:style-name="ce39">
            <text:p>6,605</text:p>
          </table:table-cell>
          <table:table-cell office:value-type="float" office:value="6243" table:style-name="ce39">
            <text:p>6,243</text:p>
          </table:table-cell>
          <table:table-cell office:value-type="float" office:value="6123" table:style-name="ce40">
            <text:p>6,123</text:p>
          </table:table-cell>
          <table:table-cell office:value-type="float" office:value="29928" table:style-name="ce39">
            <text:p>29,928</text:p>
          </table:table-cell>
          <table:table-cell office:value-type="float" office:value="6177" table:style-name="ce39">
            <text:p>6,177</text:p>
          </table:table-cell>
          <table:table-cell office:value-type="float" office:value="6031" table:style-name="ce39">
            <text:p>6,031</text:p>
          </table:table-cell>
          <table:table-cell office:value-type="float" office:value="6086" table:style-name="ce39">
            <text:p>6,086</text:p>
          </table:table-cell>
          <table:table-cell office:value-type="float" office:value="5951" table:style-name="ce39">
            <text:p>5,951</text:p>
          </table:table-cell>
          <table:table-cell office:value-type="float" office:value="5683" table:style-name="ce40">
            <text:p>5,683</text:p>
          </table:table-cell>
          <table:table-cell office:value-type="float" office:value="26283" table:style-name="ce39">
            <text:p>26,283</text:p>
          </table:table-cell>
          <table:table-cell office:value-type="float" office:value="5551" table:style-name="ce39">
            <text:p>5,551</text:p>
          </table:table-cell>
          <table:table-cell office:value-type="float" office:value="5491" table:style-name="ce39">
            <text:p>5,491</text:p>
          </table:table-cell>
          <table:table-cell office:value-type="float" office:value="5407" table:style-name="ce39">
            <text:p>5,407</text:p>
          </table:table-cell>
          <table:table-cell office:value-type="float" office:value="4854" table:style-name="ce39">
            <text:p>4,854</text:p>
          </table:table-cell>
          <table:table-cell office:value-type="float" office:value="4980" table:style-name="ce40">
            <text:p>4,980</text:p>
          </table:table-cell>
          <table:table-cell office:value-type="float" office:value="22505" table:style-name="ce39">
            <text:p>22,505</text:p>
          </table:table-cell>
          <table:table-cell office:value-type="float" office:value="4749" table:style-name="ce39">
            <text:p>4,749</text:p>
          </table:table-cell>
          <table:table-cell office:value-type="float" office:value="4682" table:style-name="ce39">
            <text:p>4,682</text:p>
          </table:table-cell>
          <table:table-cell office:value-type="float" office:value="4513" table:style-name="ce39">
            <text:p>4,513</text:p>
          </table:table-cell>
          <table:table-cell office:value-type="float" office:value="4224" table:style-name="ce39">
            <text:p>4,224</text:p>
          </table:table-cell>
          <table:table-cell office:value-type="float" office:value="4337" table:style-name="ce40">
            <text:p>4,337</text:p>
          </table:table-cell>
          <table:table-cell office:value-type="float" office:value="14310" table:style-name="ce39">
            <text:p>14,310</text:p>
          </table:table-cell>
          <table:table-cell office:value-type="float" office:value="3502" table:style-name="ce39">
            <text:p>3,502</text:p>
          </table:table-cell>
          <table:table-cell office:value-type="float" office:value="3232" table:style-name="ce39">
            <text:p>3,232</text:p>
          </table:table-cell>
          <table:table-cell office:value-type="float" office:value="2873" table:style-name="ce39">
            <text:p>2,873</text:p>
          </table:table-cell>
          <table:table-cell office:value-type="float" office:value="2485" table:style-name="ce39">
            <text:p>2,485</text:p>
          </table:table-cell>
          <table:table-cell office:value-type="float" office:value="2218" table:style-name="ce40">
            <text:p>2,218</text:p>
          </table:table-cell>
          <table:table-cell office:value-type="float" office:value="9145" table:style-name="ce39">
            <text:p>9,145</text:p>
          </table:table-cell>
          <table:table-cell office:value-type="float" office:value="1612" table:style-name="ce39">
            <text:p>1,612</text:p>
          </table:table-cell>
          <table:table-cell office:value-type="float" office:value="1946" table:style-name="ce39">
            <text:p>1,946</text:p>
          </table:table-cell>
          <table:table-cell office:value-type="float" office:value="1957" table:style-name="ce39">
            <text:p>1,957</text:p>
          </table:table-cell>
          <table:table-cell office:value-type="float" office:value="1876" table:style-name="ce39">
            <text:p>1,876</text:p>
          </table:table-cell>
          <table:table-cell office:value-type="float" office:value="1754" table:style-name="ce40">
            <text:p>1,754</text:p>
          </table:table-cell>
          <table:table-cell office:value-type="float" office:value="6940" table:style-name="ce39">
            <text:p>6,940</text:p>
          </table:table-cell>
          <table:table-cell office:value-type="float" office:value="1690" table:style-name="ce39">
            <text:p>1,690</text:p>
          </table:table-cell>
          <table:table-cell office:value-type="float" office:value="1539" table:style-name="ce39">
            <text:p>1,539</text:p>
          </table:table-cell>
          <table:table-cell office:value-type="float" office:value="1372" table:style-name="ce39">
            <text:p>1,372</text:p>
          </table:table-cell>
          <table:table-cell office:value-type="float" office:value="1225" table:style-name="ce39">
            <text:p>1,225</text:p>
          </table:table-cell>
          <table:table-cell office:value-type="float" office:value="1114" table:style-name="ce40">
            <text:p>1,114</text:p>
          </table:table-cell>
          <table:table-cell office:value-type="float" office:value="3952" table:style-name="ce39">
            <text:p>3,952</text:p>
          </table:table-cell>
          <table:table-cell office:value-type="float" office:value="993" table:style-name="ce39">
            <text:p>993</text:p>
          </table:table-cell>
          <table:table-cell office:value-type="float" office:value="866" table:style-name="ce39">
            <text:p>866</text:p>
          </table:table-cell>
          <table:table-cell office:value-type="float" office:value="752" table:style-name="ce39">
            <text:p>752</text:p>
          </table:table-cell>
          <table:table-cell office:value-type="float" office:value="720" table:style-name="ce39">
            <text:p>720</text:p>
          </table:table-cell>
          <table:table-cell office:value-type="float" office:value="621" table:style-name="ce40">
            <text:p>621</text:p>
          </table:table-cell>
          <table:table-cell office:value-type="float" office:value="2052" table:style-name="ce39">
            <text:p>2,052</text:p>
          </table:table-cell>
          <table:table-cell office:value-type="float" office:value="546" table:style-name="ce39">
            <text:p>546</text:p>
          </table:table-cell>
          <table:table-cell office:value-type="float" office:value="482" table:style-name="ce39">
            <text:p>482</text:p>
          </table:table-cell>
          <table:table-cell office:value-type="float" office:value="408" table:style-name="ce39">
            <text:p>408</text:p>
          </table:table-cell>
          <table:table-cell office:value-type="float" office:value="351" table:style-name="ce39">
            <text:p>351</text:p>
          </table:table-cell>
          <table:table-cell office:value-type="float" office:value="265" table:style-name="ce40">
            <text:p>265</text:p>
          </table:table-cell>
          <table:table-cell office:value-type="float" office:value="575" table:style-name="ce39">
            <text:p>575</text:p>
          </table:table-cell>
          <table:table-cell office:value-type="float" office:value="205" table:style-name="ce39">
            <text:p>205</text:p>
          </table:table-cell>
          <table:table-cell office:value-type="float" office:value="141" table:style-name="ce39">
            <text:p>141</text:p>
          </table:table-cell>
          <table:table-cell office:value-type="float" office:value="107" table:style-name="ce39">
            <text:p>107</text:p>
          </table:table-cell>
          <table:table-cell office:value-type="float" office:value="76" table:style-name="ce39">
            <text:p>76</text:p>
          </table:table-cell>
          <table:table-cell office:value-type="float" office:value="46" table:style-name="ce40">
            <text:p>46</text:p>
          </table:table-cell>
          <table:table-cell office:value-type="float" office:value="84" table:style-name="ce39">
            <text:p>84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新竹市</text:p>
          </table:table-cell>
          <table:table-cell office:value-type="string" table:style-name="ce37">
            <text:p>男</text:p>
          </table:table-cell>
          <table:table-cell office:value-type="float" office:value="222929" table:style-name="ce39">
            <text:p>222,929</text:p>
          </table:table-cell>
          <table:table-cell office:value-type="float" office:value="11494" table:style-name="ce39">
            <text:p>11,494</text:p>
          </table:table-cell>
          <table:table-cell office:value-type="float" office:value="1815" table:style-name="ce41">
            <text:p>1,815</text:p>
          </table:table-cell>
          <table:table-cell office:value-type="float" office:value="2215" table:style-name="ce41">
            <text:p>2,215</text:p>
          </table:table-cell>
          <table:table-cell office:value-type="float" office:value="2263" table:style-name="ce41">
            <text:p>2,263</text:p>
          </table:table-cell>
          <table:table-cell office:value-type="float" office:value="2519" table:style-name="ce41">
            <text:p>2,519</text:p>
          </table:table-cell>
          <table:table-cell office:value-type="float" office:value="2682" table:style-name="ce41">
            <text:p>2,682</text:p>
          </table:table-cell>
          <table:table-cell office:value-type="float" office:value="15096" table:style-name="ce41">
            <text:p>15,096</text:p>
          </table:table-cell>
          <table:table-cell office:value-type="float" office:value="2937" table:style-name="ce41">
            <text:p>2,937</text:p>
          </table:table-cell>
          <table:table-cell office:value-type="float" office:value="3137" table:style-name="ce41">
            <text:p>3,137</text:p>
          </table:table-cell>
          <table:table-cell office:value-type="float" office:value="2766" table:style-name="ce41">
            <text:p>2,766</text:p>
          </table:table-cell>
          <table:table-cell office:value-type="float" office:value="3313" table:style-name="ce41">
            <text:p>3,313</text:p>
          </table:table-cell>
          <table:table-cell office:value-type="float" office:value="2943" table:style-name="ce42">
            <text:p>2,943</text:p>
          </table:table-cell>
          <table:table-cell office:value-type="float" office:value="13104" table:style-name="ce41">
            <text:p>13,104</text:p>
          </table:table-cell>
          <table:table-cell office:value-type="float" office:value="2336" table:style-name="ce41">
            <text:p>2,336</text:p>
          </table:table-cell>
          <table:table-cell office:value-type="float" office:value="2669" table:style-name="ce41">
            <text:p>2,669</text:p>
          </table:table-cell>
          <table:table-cell office:value-type="float" office:value="2805" table:style-name="ce41">
            <text:p>2,805</text:p>
          </table:table-cell>
          <table:table-cell office:value-type="float" office:value="2725" table:style-name="ce41">
            <text:p>2,725</text:p>
          </table:table-cell>
          <table:table-cell office:value-type="float" office:value="2569" table:style-name="ce42">
            <text:p>2,569</text:p>
          </table:table-cell>
          <table:table-cell office:value-type="float" office:value="12782" table:style-name="ce41">
            <text:p>12,782</text:p>
          </table:table-cell>
          <table:table-cell office:value-type="float" office:value="2428" table:style-name="ce41">
            <text:p>2,428</text:p>
          </table:table-cell>
          <table:table-cell office:value-type="float" office:value="2509" table:style-name="ce41">
            <text:p>2,509</text:p>
          </table:table-cell>
          <table:table-cell office:value-type="float" office:value="2445" table:style-name="ce41">
            <text:p>2,445</text:p>
          </table:table-cell>
          <table:table-cell office:value-type="float" office:value="2732" table:style-name="ce41">
            <text:p>2,732</text:p>
          </table:table-cell>
          <table:table-cell office:value-type="float" office:value="2668" table:style-name="ce42">
            <text:p>2,668</text:p>
          </table:table-cell>
          <table:table-cell office:value-type="float" office:value="14219" table:style-name="ce41">
            <text:p>14,219</text:p>
          </table:table-cell>
          <table:table-cell office:value-type="float" office:value="2992" table:style-name="ce41">
            <text:p>2,992</text:p>
          </table:table-cell>
          <table:table-cell office:value-type="float" office:value="2772" table:style-name="ce41">
            <text:p>2,772</text:p>
          </table:table-cell>
          <table:table-cell office:value-type="float" office:value="2539" table:style-name="ce41">
            <text:p>2,539</text:p>
          </table:table-cell>
          <table:table-cell office:value-type="float" office:value="2949" table:style-name="ce41">
            <text:p>2,949</text:p>
          </table:table-cell>
          <table:table-cell office:value-type="float" office:value="2967" table:style-name="ce42">
            <text:p>2,967</text:p>
          </table:table-cell>
          <table:table-cell office:value-type="float" office:value="14389" table:style-name="ce41">
            <text:p>14,389</text:p>
          </table:table-cell>
          <table:table-cell office:value-type="float" office:value="2934" table:style-name="ce41">
            <text:p>2,934</text:p>
          </table:table-cell>
          <table:table-cell office:value-type="float" office:value="2841" table:style-name="ce41">
            <text:p>2,841</text:p>
          </table:table-cell>
          <table:table-cell office:value-type="float" office:value="2792" table:style-name="ce41">
            <text:p>2,792</text:p>
          </table:table-cell>
          <table:table-cell office:value-type="float" office:value="2922" table:style-name="ce41">
            <text:p>2,922</text:p>
          </table:table-cell>
          <table:table-cell office:value-type="float" office:value="2900" table:style-name="ce42">
            <text:p>2,900</text:p>
          </table:table-cell>
          <table:table-cell office:value-type="float" office:value="14810" table:style-name="ce41">
            <text:p>14,810</text:p>
          </table:table-cell>
          <table:table-cell office:value-type="float" office:value="3080" table:style-name="ce41">
            <text:p>3,080</text:p>
          </table:table-cell>
          <table:table-cell office:value-type="float" office:value="2857" table:style-name="ce41">
            <text:p>2,857</text:p>
          </table:table-cell>
          <table:table-cell office:value-type="float" office:value="3109" table:style-name="ce41">
            <text:p>3,109</text:p>
          </table:table-cell>
          <table:table-cell office:value-type="float" office:value="2946" table:style-name="ce41">
            <text:p>2,946</text:p>
          </table:table-cell>
          <table:table-cell office:value-type="float" office:value="2818" table:style-name="ce42">
            <text:p>2,818</text:p>
          </table:table-cell>
          <table:table-cell office:value-type="float" office:value="18612" table:style-name="ce41">
            <text:p>18,612</text:p>
          </table:table-cell>
          <table:table-cell office:value-type="float" office:value="3133" table:style-name="ce41">
            <text:p>3,133</text:p>
          </table:table-cell>
          <table:table-cell office:value-type="float" office:value="3485" table:style-name="ce41">
            <text:p>3,485</text:p>
          </table:table-cell>
          <table:table-cell office:value-type="float" office:value="3648" table:style-name="ce41">
            <text:p>3,648</text:p>
          </table:table-cell>
          <table:table-cell office:value-type="float" office:value="4058" table:style-name="ce41">
            <text:p>4,058</text:p>
          </table:table-cell>
          <table:table-cell office:value-type="float" office:value="4288" table:style-name="ce42">
            <text:p>4,288</text:p>
          </table:table-cell>
          <table:table-cell office:value-type="float" office:value="21102" table:style-name="ce41">
            <text:p>21,102</text:p>
          </table:table-cell>
          <table:table-cell office:value-type="float" office:value="4307" table:style-name="ce41">
            <text:p>4,307</text:p>
          </table:table-cell>
          <table:table-cell office:value-type="float" office:value="4267" table:style-name="ce41">
            <text:p>4,267</text:p>
          </table:table-cell>
          <table:table-cell office:value-type="float" office:value="4239" table:style-name="ce41">
            <text:p>4,239</text:p>
          </table:table-cell>
          <table:table-cell office:value-type="float" office:value="3889" table:style-name="ce41">
            <text:p>3,889</text:p>
          </table:table-cell>
          <table:table-cell office:value-type="float" office:value="4400" table:style-name="ce42">
            <text:p>4,400</text:p>
          </table:table-cell>
          <table:table-cell office:value-type="float" office:value="17404" table:style-name="ce41">
            <text:p>17,404</text:p>
          </table:table-cell>
          <table:table-cell office:value-type="float" office:value="3683" table:style-name="ce41">
            <text:p>3,683</text:p>
          </table:table-cell>
          <table:table-cell office:value-type="float" office:value="3553" table:style-name="ce41">
            <text:p>3,553</text:p>
          </table:table-cell>
          <table:table-cell office:value-type="float" office:value="3382" table:style-name="ce41">
            <text:p>3,382</text:p>
          </table:table-cell>
          <table:table-cell office:value-type="float" office:value="3380" table:style-name="ce41">
            <text:p>3,380</text:p>
          </table:table-cell>
          <table:table-cell office:value-type="float" office:value="3406" table:style-name="ce42">
            <text:p>3,406</text:p>
          </table:table-cell>
          <table:table-cell office:value-type="float" office:value="16192" table:style-name="ce41">
            <text:p>16,192</text:p>
          </table:table-cell>
          <table:table-cell office:value-type="float" office:value="3463" table:style-name="ce41">
            <text:p>3,463</text:p>
          </table:table-cell>
          <table:table-cell office:value-type="float" office:value="3331" table:style-name="ce41">
            <text:p>3,331</text:p>
          </table:table-cell>
          <table:table-cell office:value-type="float" office:value="3233" table:style-name="ce41">
            <text:p>3,233</text:p>
          </table:table-cell>
          <table:table-cell office:value-type="float" office:value="3140" table:style-name="ce41">
            <text:p>3,140</text:p>
          </table:table-cell>
          <table:table-cell office:value-type="float" office:value="3025" table:style-name="ce42">
            <text:p>3,025</text:p>
          </table:table-cell>
          <table:table-cell office:value-type="float" office:value="14761" table:style-name="ce41">
            <text:p>14,761</text:p>
          </table:table-cell>
          <table:table-cell office:value-type="float" office:value="3063" table:style-name="ce41">
            <text:p>3,063</text:p>
          </table:table-cell>
          <table:table-cell office:value-type="float" office:value="3018" table:style-name="ce41">
            <text:p>3,018</text:p>
          </table:table-cell>
          <table:table-cell office:value-type="float" office:value="2991" table:style-name="ce41">
            <text:p>2,991</text:p>
          </table:table-cell>
          <table:table-cell office:value-type="float" office:value="2938" table:style-name="ce41">
            <text:p>2,938</text:p>
          </table:table-cell>
          <table:table-cell office:value-type="float" office:value="2751" table:style-name="ce42">
            <text:p>2,751</text:p>
          </table:table-cell>
          <table:table-cell office:value-type="float" office:value="12539" table:style-name="ce41">
            <text:p>12,539</text:p>
          </table:table-cell>
          <table:table-cell office:value-type="float" office:value="2697" table:style-name="ce41">
            <text:p>2,697</text:p>
          </table:table-cell>
          <table:table-cell office:value-type="float" office:value="2624" table:style-name="ce41">
            <text:p>2,624</text:p>
          </table:table-cell>
          <table:table-cell office:value-type="float" office:value="2620" table:style-name="ce41">
            <text:p>2,620</text:p>
          </table:table-cell>
          <table:table-cell office:value-type="float" office:value="2301" table:style-name="ce41">
            <text:p>2,301</text:p>
          </table:table-cell>
          <table:table-cell office:value-type="float" office:value="2297" table:style-name="ce42">
            <text:p>2,297</text:p>
          </table:table-cell>
          <table:table-cell office:value-type="float" office:value="10470" table:style-name="ce41">
            <text:p>10,470</text:p>
          </table:table-cell>
          <table:table-cell office:value-type="float" office:value="2225" table:style-name="ce41">
            <text:p>2,225</text:p>
          </table:table-cell>
          <table:table-cell office:value-type="float" office:value="2199" table:style-name="ce41">
            <text:p>2,199</text:p>
          </table:table-cell>
          <table:table-cell office:value-type="float" office:value="2128" table:style-name="ce41">
            <text:p>2,128</text:p>
          </table:table-cell>
          <table:table-cell office:value-type="float" office:value="1951" table:style-name="ce41">
            <text:p>1,951</text:p>
          </table:table-cell>
          <table:table-cell office:value-type="float" office:value="1967" table:style-name="ce42">
            <text:p>1,967</text:p>
          </table:table-cell>
          <table:table-cell office:value-type="float" office:value="6556" table:style-name="ce41">
            <text:p>6,556</text:p>
          </table:table-cell>
          <table:table-cell office:value-type="float" office:value="1640" table:style-name="ce41">
            <text:p>1,640</text:p>
          </table:table-cell>
          <table:table-cell office:value-type="float" office:value="1461" table:style-name="ce41">
            <text:p>1,461</text:p>
          </table:table-cell>
          <table:table-cell office:value-type="float" office:value="1280" table:style-name="ce41">
            <text:p>1,280</text:p>
          </table:table-cell>
          <table:table-cell office:value-type="float" office:value="1156" table:style-name="ce41">
            <text:p>1,156</text:p>
          </table:table-cell>
          <table:table-cell office:value-type="float" office:value="1019" table:style-name="ce42">
            <text:p>1,019</text:p>
          </table:table-cell>
          <table:table-cell office:value-type="float" office:value="3837" table:style-name="ce41">
            <text:p>3,837</text:p>
          </table:table-cell>
          <table:table-cell office:value-type="float" office:value="682" table:style-name="ce41">
            <text:p>682</text:p>
          </table:table-cell>
          <table:table-cell office:value-type="float" office:value="823" table:style-name="ce41">
            <text:p>823</text:p>
          </table:table-cell>
          <table:table-cell office:value-type="float" office:value="816" table:style-name="ce41">
            <text:p>816</text:p>
          </table:table-cell>
          <table:table-cell office:value-type="float" office:value="789" table:style-name="ce41">
            <text:p>789</text:p>
          </table:table-cell>
          <table:table-cell office:value-type="float" office:value="727" table:style-name="ce42">
            <text:p>727</text:p>
          </table:table-cell>
          <table:table-cell office:value-type="float" office:value="2711" table:style-name="ce41">
            <text:p>2,711</text:p>
          </table:table-cell>
          <table:table-cell office:value-type="float" office:value="656" table:style-name="ce41">
            <text:p>656</text:p>
          </table:table-cell>
          <table:table-cell office:value-type="float" office:value="608" table:style-name="ce41">
            <text:p>608</text:p>
          </table:table-cell>
          <table:table-cell office:value-type="float" office:value="532" table:style-name="ce41">
            <text:p>532</text:p>
          </table:table-cell>
          <table:table-cell office:value-type="float" office:value="477" table:style-name="ce41">
            <text:p>477</text:p>
          </table:table-cell>
          <table:table-cell office:value-type="float" office:value="438" table:style-name="ce42">
            <text:p>438</text:p>
          </table:table-cell>
          <table:table-cell office:value-type="float" office:value="1603" table:style-name="ce41">
            <text:p>1,603</text:p>
          </table:table-cell>
          <table:table-cell office:value-type="float" office:value="386" table:style-name="ce41">
            <text:p>386</text:p>
          </table:table-cell>
          <table:table-cell office:value-type="float" office:value="344" table:style-name="ce41">
            <text:p>344</text:p>
          </table:table-cell>
          <table:table-cell office:value-type="float" office:value="309" table:style-name="ce41">
            <text:p>309</text:p>
          </table:table-cell>
          <table:table-cell office:value-type="float" office:value="294" table:style-name="ce41">
            <text:p>294</text:p>
          </table:table-cell>
          <table:table-cell office:value-type="float" office:value="270" table:style-name="ce42">
            <text:p>270</text:p>
          </table:table-cell>
          <table:table-cell office:value-type="float" office:value="936" table:style-name="ce41">
            <text:p>936</text:p>
          </table:table-cell>
          <table:table-cell office:value-type="float" office:value="243" table:style-name="ce41">
            <text:p>243</text:p>
          </table:table-cell>
          <table:table-cell office:value-type="float" office:value="201" table:style-name="ce41">
            <text:p>201</text:p>
          </table:table-cell>
          <table:table-cell office:value-type="float" office:value="190" table:style-name="ce41">
            <text:p>190</text:p>
          </table:table-cell>
          <table:table-cell office:value-type="float" office:value="160" table:style-name="ce41">
            <text:p>160</text:p>
          </table:table-cell>
          <table:table-cell office:value-type="float" office:value="142" table:style-name="ce42">
            <text:p>142</text:p>
          </table:table-cell>
          <table:table-cell office:value-type="float" office:value="271" table:style-name="ce41">
            <text:p>271</text:p>
          </table:table-cell>
          <table:table-cell office:value-type="float" office:value="98" table:style-name="ce41">
            <text:p>98</text:p>
          </table:table-cell>
          <table:table-cell office:value-type="float" office:value="64" table:style-name="ce41">
            <text:p>64</text:p>
          </table:table-cell>
          <table:table-cell office:value-type="float" office:value="47" table:style-name="ce41">
            <text:p>47</text:p>
          </table:table-cell>
          <table:table-cell office:value-type="float" office:value="42" table:style-name="ce41">
            <text:p>42</text:p>
          </table:table-cell>
          <table:table-cell office:value-type="float" office:value="20" table:style-name="ce42">
            <text:p>20</text:p>
          </table:table-cell>
          <table:table-cell office:value-type="float" office:value="41" table:style-name="ce41">
            <text:p>41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28828" table:style-name="ce43">
            <text:p>228,828</text:p>
          </table:table-cell>
          <table:table-cell office:value-type="float" office:value="10749" table:style-name="ce44">
            <text:p>10,749</text:p>
          </table:table-cell>
          <table:table-cell office:value-type="float" office:value="1632" table:style-name="ce45">
            <text:p>1,632</text:p>
          </table:table-cell>
          <table:table-cell office:value-type="float" office:value="1999" table:style-name="ce45">
            <text:p>1,999</text:p>
          </table:table-cell>
          <table:table-cell office:value-type="float" office:value="2167" table:style-name="ce45">
            <text:p>2,167</text:p>
          </table:table-cell>
          <table:table-cell office:value-type="float" office:value="2349" table:style-name="ce45">
            <text:p>2,349</text:p>
          </table:table-cell>
          <table:table-cell office:value-type="float" office:value="2602" table:style-name="ce45">
            <text:p>2,602</text:p>
          </table:table-cell>
          <table:table-cell office:value-type="float" office:value="13953" table:style-name="ce45">
            <text:p>13,953</text:p>
          </table:table-cell>
          <table:table-cell office:value-type="float" office:value="2767" table:style-name="ce45">
            <text:p>2,767</text:p>
          </table:table-cell>
          <table:table-cell office:value-type="float" office:value="2849" table:style-name="ce45">
            <text:p>2,849</text:p>
          </table:table-cell>
          <table:table-cell office:value-type="float" office:value="2564" table:style-name="ce45">
            <text:p>2,564</text:p>
          </table:table-cell>
          <table:table-cell office:value-type="float" office:value="3128" table:style-name="ce45">
            <text:p>3,128</text:p>
          </table:table-cell>
          <table:table-cell office:value-type="float" office:value="2645" table:style-name="ce46">
            <text:p>2,645</text:p>
          </table:table-cell>
          <table:table-cell office:value-type="float" office:value="11797" table:style-name="ce45">
            <text:p>11,797</text:p>
          </table:table-cell>
          <table:table-cell office:value-type="float" office:value="2093" table:style-name="ce45">
            <text:p>2,093</text:p>
          </table:table-cell>
          <table:table-cell office:value-type="float" office:value="2525" table:style-name="ce45">
            <text:p>2,525</text:p>
          </table:table-cell>
          <table:table-cell office:value-type="float" office:value="2323" table:style-name="ce45">
            <text:p>2,323</text:p>
          </table:table-cell>
          <table:table-cell office:value-type="float" office:value="2435" table:style-name="ce45">
            <text:p>2,435</text:p>
          </table:table-cell>
          <table:table-cell office:value-type="float" office:value="2421" table:style-name="ce46">
            <text:p>2,421</text:p>
          </table:table-cell>
          <table:table-cell office:value-type="float" office:value="11767" table:style-name="ce45">
            <text:p>11,767</text:p>
          </table:table-cell>
          <table:table-cell office:value-type="float" office:value="2248" table:style-name="ce45">
            <text:p>2,248</text:p>
          </table:table-cell>
          <table:table-cell office:value-type="float" office:value="2329" table:style-name="ce45">
            <text:p>2,329</text:p>
          </table:table-cell>
          <table:table-cell office:value-type="float" office:value="2275" table:style-name="ce45">
            <text:p>2,275</text:p>
          </table:table-cell>
          <table:table-cell office:value-type="float" office:value="2415" table:style-name="ce45">
            <text:p>2,415</text:p>
          </table:table-cell>
          <table:table-cell office:value-type="float" office:value="2500" table:style-name="ce46">
            <text:p>2,500</text:p>
          </table:table-cell>
          <table:table-cell office:value-type="float" office:value="13168" table:style-name="ce45">
            <text:p>13,168</text:p>
          </table:table-cell>
          <table:table-cell office:value-type="float" office:value="2826" table:style-name="ce45">
            <text:p>2,826</text:p>
          </table:table-cell>
          <table:table-cell office:value-type="float" office:value="2575" table:style-name="ce45">
            <text:p>2,575</text:p>
          </table:table-cell>
          <table:table-cell office:value-type="float" office:value="2322" table:style-name="ce45">
            <text:p>2,322</text:p>
          </table:table-cell>
          <table:table-cell office:value-type="float" office:value="2699" table:style-name="ce45">
            <text:p>2,699</text:p>
          </table:table-cell>
          <table:table-cell office:value-type="float" office:value="2746" table:style-name="ce46">
            <text:p>2,746</text:p>
          </table:table-cell>
          <table:table-cell office:value-type="float" office:value="13533" table:style-name="ce45">
            <text:p>13,533</text:p>
          </table:table-cell>
          <table:table-cell office:value-type="float" office:value="2765" table:style-name="ce45">
            <text:p>2,765</text:p>
          </table:table-cell>
          <table:table-cell office:value-type="float" office:value="2636" table:style-name="ce45">
            <text:p>2,636</text:p>
          </table:table-cell>
          <table:table-cell office:value-type="float" office:value="2790" table:style-name="ce45">
            <text:p>2,790</text:p>
          </table:table-cell>
          <table:table-cell office:value-type="float" office:value="2693" table:style-name="ce45">
            <text:p>2,693</text:p>
          </table:table-cell>
          <table:table-cell office:value-type="float" office:value="2649" table:style-name="ce46">
            <text:p>2,649</text:p>
          </table:table-cell>
          <table:table-cell office:value-type="float" office:value="14414" table:style-name="ce45">
            <text:p>14,414</text:p>
          </table:table-cell>
          <table:table-cell office:value-type="float" office:value="2825" table:style-name="ce45">
            <text:p>2,825</text:p>
          </table:table-cell>
          <table:table-cell office:value-type="float" office:value="2768" table:style-name="ce45">
            <text:p>2,768</text:p>
          </table:table-cell>
          <table:table-cell office:value-type="float" office:value="3045" table:style-name="ce45">
            <text:p>3,045</text:p>
          </table:table-cell>
          <table:table-cell office:value-type="float" office:value="2919" table:style-name="ce45">
            <text:p>2,919</text:p>
          </table:table-cell>
          <table:table-cell office:value-type="float" office:value="2857" table:style-name="ce46">
            <text:p>2,857</text:p>
          </table:table-cell>
          <table:table-cell office:value-type="float" office:value="20014" table:style-name="ce45">
            <text:p>20,014</text:p>
          </table:table-cell>
          <table:table-cell office:value-type="float" office:value="3292" table:style-name="ce45">
            <text:p>3,292</text:p>
          </table:table-cell>
          <table:table-cell office:value-type="float" office:value="3832" table:style-name="ce45">
            <text:p>3,832</text:p>
          </table:table-cell>
          <table:table-cell office:value-type="float" office:value="4003" table:style-name="ce45">
            <text:p>4,003</text:p>
          </table:table-cell>
          <table:table-cell office:value-type="float" office:value="4261" table:style-name="ce45">
            <text:p>4,261</text:p>
          </table:table-cell>
          <table:table-cell office:value-type="float" office:value="4626" table:style-name="ce46">
            <text:p>4,626</text:p>
          </table:table-cell>
          <table:table-cell office:value-type="float" office:value="22622" table:style-name="ce45">
            <text:p>22,622</text:p>
          </table:table-cell>
          <table:table-cell office:value-type="float" office:value="4690" table:style-name="ce45">
            <text:p>4,690</text:p>
          </table:table-cell>
          <table:table-cell office:value-type="float" office:value="4707" table:style-name="ce45">
            <text:p>4,707</text:p>
          </table:table-cell>
          <table:table-cell office:value-type="float" office:value="4507" table:style-name="ce45">
            <text:p>4,507</text:p>
          </table:table-cell>
          <table:table-cell office:value-type="float" office:value="4169" table:style-name="ce45">
            <text:p>4,169</text:p>
          </table:table-cell>
          <table:table-cell office:value-type="float" office:value="4549" table:style-name="ce46">
            <text:p>4,549</text:p>
          </table:table-cell>
          <table:table-cell office:value-type="float" office:value="18080" table:style-name="ce45">
            <text:p>18,080</text:p>
          </table:table-cell>
          <table:table-cell office:value-type="float" office:value="3882" table:style-name="ce45">
            <text:p>3,882</text:p>
          </table:table-cell>
          <table:table-cell office:value-type="float" office:value="3663" table:style-name="ce45">
            <text:p>3,663</text:p>
          </table:table-cell>
          <table:table-cell office:value-type="float" office:value="3409" table:style-name="ce45">
            <text:p>3,409</text:p>
          </table:table-cell>
          <table:table-cell office:value-type="float" office:value="3532" table:style-name="ce45">
            <text:p>3,532</text:p>
          </table:table-cell>
          <table:table-cell office:value-type="float" office:value="3594" table:style-name="ce46">
            <text:p>3,594</text:p>
          </table:table-cell>
          <table:table-cell office:value-type="float" office:value="16682" table:style-name="ce45">
            <text:p>16,682</text:p>
          </table:table-cell>
          <table:table-cell office:value-type="float" office:value="3530" table:style-name="ce45">
            <text:p>3,530</text:p>
          </table:table-cell>
          <table:table-cell office:value-type="float" office:value="3579" table:style-name="ce45">
            <text:p>3,579</text:p>
          </table:table-cell>
          <table:table-cell office:value-type="float" office:value="3372" table:style-name="ce45">
            <text:p>3,372</text:p>
          </table:table-cell>
          <table:table-cell office:value-type="float" office:value="3103" table:style-name="ce45">
            <text:p>3,103</text:p>
          </table:table-cell>
          <table:table-cell office:value-type="float" office:value="3098" table:style-name="ce46">
            <text:p>3,098</text:p>
          </table:table-cell>
          <table:table-cell office:value-type="float" office:value="15167" table:style-name="ce45">
            <text:p>15,167</text:p>
          </table:table-cell>
          <table:table-cell office:value-type="float" office:value="3114" table:style-name="ce45">
            <text:p>3,114</text:p>
          </table:table-cell>
          <table:table-cell office:value-type="float" office:value="3013" table:style-name="ce45">
            <text:p>3,013</text:p>
          </table:table-cell>
          <table:table-cell office:value-type="float" office:value="3095" table:style-name="ce45">
            <text:p>3,095</text:p>
          </table:table-cell>
          <table:table-cell office:value-type="float" office:value="3013" table:style-name="ce45">
            <text:p>3,013</text:p>
          </table:table-cell>
          <table:table-cell office:value-type="float" office:value="2932" table:style-name="ce46">
            <text:p>2,932</text:p>
          </table:table-cell>
          <table:table-cell office:value-type="float" office:value="13744" table:style-name="ce45">
            <text:p>13,744</text:p>
          </table:table-cell>
          <table:table-cell office:value-type="float" office:value="2854" table:style-name="ce45">
            <text:p>2,854</text:p>
          </table:table-cell>
          <table:table-cell office:value-type="float" office:value="2867" table:style-name="ce45">
            <text:p>2,867</text:p>
          </table:table-cell>
          <table:table-cell office:value-type="float" office:value="2787" table:style-name="ce45">
            <text:p>2,787</text:p>
          </table:table-cell>
          <table:table-cell office:value-type="float" office:value="2553" table:style-name="ce45">
            <text:p>2,553</text:p>
          </table:table-cell>
          <table:table-cell office:value-type="float" office:value="2683" table:style-name="ce46">
            <text:p>2,683</text:p>
          </table:table-cell>
          <table:table-cell office:value-type="float" office:value="12035" table:style-name="ce45">
            <text:p>12,035</text:p>
          </table:table-cell>
          <table:table-cell office:value-type="float" office:value="2524" table:style-name="ce45">
            <text:p>2,524</text:p>
          </table:table-cell>
          <table:table-cell office:value-type="float" office:value="2483" table:style-name="ce45">
            <text:p>2,483</text:p>
          </table:table-cell>
          <table:table-cell office:value-type="float" office:value="2385" table:style-name="ce45">
            <text:p>2,385</text:p>
          </table:table-cell>
          <table:table-cell office:value-type="float" office:value="2273" table:style-name="ce45">
            <text:p>2,273</text:p>
          </table:table-cell>
          <table:table-cell office:value-type="float" office:value="2370" table:style-name="ce46">
            <text:p>2,370</text:p>
          </table:table-cell>
          <table:table-cell office:value-type="float" office:value="7754" table:style-name="ce45">
            <text:p>7,754</text:p>
          </table:table-cell>
          <table:table-cell office:value-type="float" office:value="1862" table:style-name="ce45">
            <text:p>1,862</text:p>
          </table:table-cell>
          <table:table-cell office:value-type="float" office:value="1771" table:style-name="ce45">
            <text:p>1,771</text:p>
          </table:table-cell>
          <table:table-cell office:value-type="float" office:value="1593" table:style-name="ce45">
            <text:p>1,593</text:p>
          </table:table-cell>
          <table:table-cell office:value-type="float" office:value="1329" table:style-name="ce45">
            <text:p>1,329</text:p>
          </table:table-cell>
          <table:table-cell office:value-type="float" office:value="1199" table:style-name="ce46">
            <text:p>1,199</text:p>
          </table:table-cell>
          <table:table-cell office:value-type="float" office:value="5308" table:style-name="ce45">
            <text:p>5,308</text:p>
          </table:table-cell>
          <table:table-cell office:value-type="float" office:value="930" table:style-name="ce45">
            <text:p>930</text:p>
          </table:table-cell>
          <table:table-cell office:value-type="float" office:value="1123" table:style-name="ce45">
            <text:p>1,123</text:p>
          </table:table-cell>
          <table:table-cell office:value-type="float" office:value="1141" table:style-name="ce45">
            <text:p>1,141</text:p>
          </table:table-cell>
          <table:table-cell office:value-type="float" office:value="1087" table:style-name="ce45">
            <text:p>1,087</text:p>
          </table:table-cell>
          <table:table-cell office:value-type="float" office:value="1027" table:style-name="ce46">
            <text:p>1,027</text:p>
          </table:table-cell>
          <table:table-cell office:value-type="float" office:value="4229" table:style-name="ce45">
            <text:p>4,229</text:p>
          </table:table-cell>
          <table:table-cell office:value-type="float" office:value="1034" table:style-name="ce45">
            <text:p>1,034</text:p>
          </table:table-cell>
          <table:table-cell office:value-type="float" office:value="931" table:style-name="ce45">
            <text:p>931</text:p>
          </table:table-cell>
          <table:table-cell office:value-type="float" office:value="840" table:style-name="ce45">
            <text:p>840</text:p>
          </table:table-cell>
          <table:table-cell office:value-type="float" office:value="748" table:style-name="ce45">
            <text:p>748</text:p>
          </table:table-cell>
          <table:table-cell office:value-type="float" office:value="676" table:style-name="ce46">
            <text:p>676</text:p>
          </table:table-cell>
          <table:table-cell office:value-type="float" office:value="2349" table:style-name="ce45">
            <text:p>2,349</text:p>
          </table:table-cell>
          <table:table-cell office:value-type="float" office:value="607" table:style-name="ce45">
            <text:p>607</text:p>
          </table:table-cell>
          <table:table-cell office:value-type="float" office:value="522" table:style-name="ce45">
            <text:p>522</text:p>
          </table:table-cell>
          <table:table-cell office:value-type="float" office:value="443" table:style-name="ce45">
            <text:p>443</text:p>
          </table:table-cell>
          <table:table-cell office:value-type="float" office:value="426" table:style-name="ce45">
            <text:p>426</text:p>
          </table:table-cell>
          <table:table-cell office:value-type="float" office:value="351" table:style-name="ce46">
            <text:p>351</text:p>
          </table:table-cell>
          <table:table-cell office:value-type="float" office:value="1116" table:style-name="ce45">
            <text:p>1,116</text:p>
          </table:table-cell>
          <table:table-cell office:value-type="float" office:value="303" table:style-name="ce45">
            <text:p>303</text:p>
          </table:table-cell>
          <table:table-cell office:value-type="float" office:value="281" table:style-name="ce45">
            <text:p>281</text:p>
          </table:table-cell>
          <table:table-cell office:value-type="float" office:value="218" table:style-name="ce45">
            <text:p>218</text:p>
          </table:table-cell>
          <table:table-cell office:value-type="float" office:value="191" table:style-name="ce45">
            <text:p>191</text:p>
          </table:table-cell>
          <table:table-cell office:value-type="float" office:value="123" table:style-name="ce46">
            <text:p>123</text:p>
          </table:table-cell>
          <table:table-cell office:value-type="float" office:value="304" table:style-name="ce45">
            <text:p>304</text:p>
          </table:table-cell>
          <table:table-cell office:value-type="float" office:value="107" table:style-name="ce45">
            <text:p>107</text:p>
          </table:table-cell>
          <table:table-cell office:value-type="float" office:value="77" table:style-name="ce45">
            <text:p>77</text:p>
          </table:table-cell>
          <table:table-cell office:value-type="float" office:value="60" table:style-name="ce45">
            <text:p>60</text:p>
          </table:table-cell>
          <table:table-cell office:value-type="float" office:value="34" table:style-name="ce45">
            <text:p>34</text:p>
          </table:table-cell>
          <table:table-cell office:value-type="float" office:value="26" table:style-name="ce46">
            <text:p>26</text:p>
          </table:table-cell>
          <table:table-cell office:value-type="float" office:value="43" table:style-name="ce45">
            <text:p>43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265751" table:style-name="ce39">
            <text:p>265,751</text:p>
          </table:table-cell>
          <table:table-cell office:value-type="float" office:value="9502" table:style-name="ce39">
            <text:p>9,502</text:p>
          </table:table-cell>
          <table:table-cell office:value-type="float" office:value="1406" table:style-name="ce39">
            <text:p>1,406</text:p>
          </table:table-cell>
          <table:table-cell office:value-type="float" office:value="1718" table:style-name="ce39">
            <text:p>1,718</text:p>
          </table:table-cell>
          <table:table-cell office:value-type="float" office:value="1872" table:style-name="ce39">
            <text:p>1,872</text:p>
          </table:table-cell>
          <table:table-cell office:value-type="float" office:value="2130" table:style-name="ce39">
            <text:p>2,130</text:p>
          </table:table-cell>
          <table:table-cell office:value-type="float" office:value="2376" table:style-name="ce39">
            <text:p>2,376</text:p>
          </table:table-cell>
          <table:table-cell office:value-type="float" office:value="12798" table:style-name="ce39">
            <text:p>12,798</text:p>
          </table:table-cell>
          <table:table-cell office:value-type="float" office:value="2501" table:style-name="ce39">
            <text:p>2,501</text:p>
          </table:table-cell>
          <table:table-cell office:value-type="float" office:value="2543" table:style-name="ce39">
            <text:p>2,543</text:p>
          </table:table-cell>
          <table:table-cell office:value-type="float" office:value="2333" table:style-name="ce39">
            <text:p>2,333</text:p>
          </table:table-cell>
          <table:table-cell office:value-type="float" office:value="2851" table:style-name="ce39">
            <text:p>2,851</text:p>
          </table:table-cell>
          <table:table-cell office:value-type="float" office:value="2570" table:style-name="ce40">
            <text:p>2,570</text:p>
          </table:table-cell>
          <table:table-cell office:value-type="float" office:value="12663" table:style-name="ce39">
            <text:p>12,663</text:p>
          </table:table-cell>
          <table:table-cell office:value-type="float" office:value="2202" table:style-name="ce39">
            <text:p>2,202</text:p>
          </table:table-cell>
          <table:table-cell office:value-type="float" office:value="2561" table:style-name="ce39">
            <text:p>2,561</text:p>
          </table:table-cell>
          <table:table-cell office:value-type="float" office:value="2592" table:style-name="ce39">
            <text:p>2,592</text:p>
          </table:table-cell>
          <table:table-cell office:value-type="float" office:value="2675" table:style-name="ce39">
            <text:p>2,675</text:p>
          </table:table-cell>
          <table:table-cell office:value-type="float" office:value="2633" table:style-name="ce40">
            <text:p>2,633</text:p>
          </table:table-cell>
          <table:table-cell office:value-type="float" office:value="14472" table:style-name="ce39">
            <text:p>14,472</text:p>
          </table:table-cell>
          <table:table-cell office:value-type="float" office:value="2596" table:style-name="ce39">
            <text:p>2,596</text:p>
          </table:table-cell>
          <table:table-cell office:value-type="float" office:value="2806" table:style-name="ce39">
            <text:p>2,806</text:p>
          </table:table-cell>
          <table:table-cell office:value-type="float" office:value="2894" table:style-name="ce39">
            <text:p>2,894</text:p>
          </table:table-cell>
          <table:table-cell office:value-type="float" office:value="3045" table:style-name="ce39">
            <text:p>3,045</text:p>
          </table:table-cell>
          <table:table-cell office:value-type="float" office:value="3131" table:style-name="ce40">
            <text:p>3,131</text:p>
          </table:table-cell>
          <table:table-cell office:value-type="float" office:value="18594" table:style-name="ce39">
            <text:p>18,594</text:p>
          </table:table-cell>
          <table:table-cell office:value-type="float" office:value="3888" table:style-name="ce39">
            <text:p>3,888</text:p>
          </table:table-cell>
          <table:table-cell office:value-type="float" office:value="3694" table:style-name="ce39">
            <text:p>3,694</text:p>
          </table:table-cell>
          <table:table-cell office:value-type="float" office:value="3247" table:style-name="ce39">
            <text:p>3,247</text:p>
          </table:table-cell>
          <table:table-cell office:value-type="float" office:value="3906" table:style-name="ce39">
            <text:p>3,906</text:p>
          </table:table-cell>
          <table:table-cell office:value-type="float" office:value="3859" table:style-name="ce40">
            <text:p>3,859</text:p>
          </table:table-cell>
          <table:table-cell office:value-type="float" office:value="18202" table:style-name="ce39">
            <text:p>18,202</text:p>
          </table:table-cell>
          <table:table-cell office:value-type="float" office:value="3883" table:style-name="ce39">
            <text:p>3,883</text:p>
          </table:table-cell>
          <table:table-cell office:value-type="float" office:value="3677" table:style-name="ce39">
            <text:p>3,677</text:p>
          </table:table-cell>
          <table:table-cell office:value-type="float" office:value="3685" table:style-name="ce39">
            <text:p>3,685</text:p>
          </table:table-cell>
          <table:table-cell office:value-type="float" office:value="3531" table:style-name="ce39">
            <text:p>3,531</text:p>
          </table:table-cell>
          <table:table-cell office:value-type="float" office:value="3426" table:style-name="ce40">
            <text:p>3,426</text:p>
          </table:table-cell>
          <table:table-cell office:value-type="float" office:value="16447" table:style-name="ce39">
            <text:p>16,447</text:p>
          </table:table-cell>
          <table:table-cell office:value-type="float" office:value="3560" table:style-name="ce39">
            <text:p>3,560</text:p>
          </table:table-cell>
          <table:table-cell office:value-type="float" office:value="3203" table:style-name="ce39">
            <text:p>3,203</text:p>
          </table:table-cell>
          <table:table-cell office:value-type="float" office:value="3465" table:style-name="ce39">
            <text:p>3,465</text:p>
          </table:table-cell>
          <table:table-cell office:value-type="float" office:value="3184" table:style-name="ce39">
            <text:p>3,184</text:p>
          </table:table-cell>
          <table:table-cell office:value-type="float" office:value="3035" table:style-name="ce40">
            <text:p>3,035</text:p>
          </table:table-cell>
          <table:table-cell office:value-type="float" office:value="19542" table:style-name="ce39">
            <text:p>19,542</text:p>
          </table:table-cell>
          <table:table-cell office:value-type="float" office:value="3493" table:style-name="ce39">
            <text:p>3,493</text:p>
          </table:table-cell>
          <table:table-cell office:value-type="float" office:value="3784" table:style-name="ce39">
            <text:p>3,784</text:p>
          </table:table-cell>
          <table:table-cell office:value-type="float" office:value="3828" table:style-name="ce39">
            <text:p>3,828</text:p>
          </table:table-cell>
          <table:table-cell office:value-type="float" office:value="4131" table:style-name="ce39">
            <text:p>4,131</text:p>
          </table:table-cell>
          <table:table-cell office:value-type="float" office:value="4306" table:style-name="ce40">
            <text:p>4,306</text:p>
          </table:table-cell>
          <table:table-cell office:value-type="float" office:value="21613" table:style-name="ce39">
            <text:p>21,613</text:p>
          </table:table-cell>
          <table:table-cell office:value-type="float" office:value="4194" table:style-name="ce39">
            <text:p>4,194</text:p>
          </table:table-cell>
          <table:table-cell office:value-type="float" office:value="4342" table:style-name="ce39">
            <text:p>4,342</text:p>
          </table:table-cell>
          <table:table-cell office:value-type="float" office:value="4361" table:style-name="ce39">
            <text:p>4,361</text:p>
          </table:table-cell>
          <table:table-cell office:value-type="float" office:value="4115" table:style-name="ce39">
            <text:p>4,115</text:p>
          </table:table-cell>
          <table:table-cell office:value-type="float" office:value="4601" table:style-name="ce40">
            <text:p>4,601</text:p>
          </table:table-cell>
          <table:table-cell office:value-type="float" office:value="19461" table:style-name="ce39">
            <text:p>19,461</text:p>
          </table:table-cell>
          <table:table-cell office:value-type="float" office:value="3914" table:style-name="ce39">
            <text:p>3,914</text:p>
          </table:table-cell>
          <table:table-cell office:value-type="float" office:value="3900" table:style-name="ce39">
            <text:p>3,900</text:p>
          </table:table-cell>
          <table:table-cell office:value-type="float" office:value="3764" table:style-name="ce39">
            <text:p>3,764</text:p>
          </table:table-cell>
          <table:table-cell office:value-type="float" office:value="3894" table:style-name="ce39">
            <text:p>3,894</text:p>
          </table:table-cell>
          <table:table-cell office:value-type="float" office:value="3989" table:style-name="ce40">
            <text:p>3,989</text:p>
          </table:table-cell>
          <table:table-cell office:value-type="float" office:value="20588" table:style-name="ce39">
            <text:p>20,588</text:p>
          </table:table-cell>
          <table:table-cell office:value-type="float" office:value="4083" table:style-name="ce39">
            <text:p>4,083</text:p>
          </table:table-cell>
          <table:table-cell office:value-type="float" office:value="4202" table:style-name="ce39">
            <text:p>4,202</text:p>
          </table:table-cell>
          <table:table-cell office:value-type="float" office:value="4128" table:style-name="ce39">
            <text:p>4,128</text:p>
          </table:table-cell>
          <table:table-cell office:value-type="float" office:value="3987" table:style-name="ce39">
            <text:p>3,987</text:p>
          </table:table-cell>
          <table:table-cell office:value-type="float" office:value="4188" table:style-name="ce40">
            <text:p>4,188</text:p>
          </table:table-cell>
          <table:table-cell office:value-type="float" office:value="20204" table:style-name="ce39">
            <text:p>20,204</text:p>
          </table:table-cell>
          <table:table-cell office:value-type="float" office:value="4043" table:style-name="ce39">
            <text:p>4,043</text:p>
          </table:table-cell>
          <table:table-cell office:value-type="float" office:value="4032" table:style-name="ce39">
            <text:p>4,032</text:p>
          </table:table-cell>
          <table:table-cell office:value-type="float" office:value="4128" table:style-name="ce39">
            <text:p>4,128</text:p>
          </table:table-cell>
          <table:table-cell office:value-type="float" office:value="4004" table:style-name="ce39">
            <text:p>4,004</text:p>
          </table:table-cell>
          <table:table-cell office:value-type="float" office:value="3997" table:style-name="ce40">
            <text:p>3,997</text:p>
          </table:table-cell>
          <table:table-cell office:value-type="float" office:value="18043" table:style-name="ce39">
            <text:p>18,043</text:p>
          </table:table-cell>
          <table:table-cell office:value-type="float" office:value="3810" table:style-name="ce39">
            <text:p>3,810</text:p>
          </table:table-cell>
          <table:table-cell office:value-type="float" office:value="3694" table:style-name="ce39">
            <text:p>3,694</text:p>
          </table:table-cell>
          <table:table-cell office:value-type="float" office:value="3703" table:style-name="ce39">
            <text:p>3,703</text:p>
          </table:table-cell>
          <table:table-cell office:value-type="float" office:value="3290" table:style-name="ce39">
            <text:p>3,290</text:p>
          </table:table-cell>
          <table:table-cell office:value-type="float" office:value="3546" table:style-name="ce40">
            <text:p>3,546</text:p>
          </table:table-cell>
          <table:table-cell office:value-type="float" office:value="15799" table:style-name="ce39">
            <text:p>15,799</text:p>
          </table:table-cell>
          <table:table-cell office:value-type="float" office:value="3377" table:style-name="ce39">
            <text:p>3,377</text:p>
          </table:table-cell>
          <table:table-cell office:value-type="float" office:value="3203" table:style-name="ce39">
            <text:p>3,203</text:p>
          </table:table-cell>
          <table:table-cell office:value-type="float" office:value="3083" table:style-name="ce39">
            <text:p>3,083</text:p>
          </table:table-cell>
          <table:table-cell office:value-type="float" office:value="3022" table:style-name="ce39">
            <text:p>3,022</text:p>
          </table:table-cell>
          <table:table-cell office:value-type="float" office:value="3114" table:style-name="ce40">
            <text:p>3,114</text:p>
          </table:table-cell>
          <table:table-cell office:value-type="float" office:value="10474" table:style-name="ce39">
            <text:p>10,474</text:p>
          </table:table-cell>
          <table:table-cell office:value-type="float" office:value="2522" table:style-name="ce39">
            <text:p>2,522</text:p>
          </table:table-cell>
          <table:table-cell office:value-type="float" office:value="2347" table:style-name="ce39">
            <text:p>2,347</text:p>
          </table:table-cell>
          <table:table-cell office:value-type="float" office:value="2137" table:style-name="ce39">
            <text:p>2,137</text:p>
          </table:table-cell>
          <table:table-cell office:value-type="float" office:value="1979" table:style-name="ce39">
            <text:p>1,979</text:p>
          </table:table-cell>
          <table:table-cell office:value-type="float" office:value="1489" table:style-name="ce40">
            <text:p>1,489</text:p>
          </table:table-cell>
          <table:table-cell office:value-type="float" office:value="6830" table:style-name="ce39">
            <text:p>6,830</text:p>
          </table:table-cell>
          <table:table-cell office:value-type="float" office:value="1185" table:style-name="ce39">
            <text:p>1,185</text:p>
          </table:table-cell>
          <table:table-cell office:value-type="float" office:value="1437" table:style-name="ce39">
            <text:p>1,437</text:p>
          </table:table-cell>
          <table:table-cell office:value-type="float" office:value="1471" table:style-name="ce39">
            <text:p>1,471</text:p>
          </table:table-cell>
          <table:table-cell office:value-type="float" office:value="1388" table:style-name="ce39">
            <text:p>1,388</text:p>
          </table:table-cell>
          <table:table-cell office:value-type="float" office:value="1349" table:style-name="ce40">
            <text:p>1,349</text:p>
          </table:table-cell>
          <table:table-cell office:value-type="float" office:value="5547" table:style-name="ce39">
            <text:p>5,547</text:p>
          </table:table-cell>
          <table:table-cell office:value-type="float" office:value="1302" table:style-name="ce39">
            <text:p>1,302</text:p>
          </table:table-cell>
          <table:table-cell office:value-type="float" office:value="1227" table:style-name="ce39">
            <text:p>1,227</text:p>
          </table:table-cell>
          <table:table-cell office:value-type="float" office:value="1089" table:style-name="ce39">
            <text:p>1,089</text:p>
          </table:table-cell>
          <table:table-cell office:value-type="float" office:value="1009" table:style-name="ce39">
            <text:p>1,009</text:p>
          </table:table-cell>
          <table:table-cell office:value-type="float" office:value="920" table:style-name="ce40">
            <text:p>920</text:p>
          </table:table-cell>
          <table:table-cell office:value-type="float" office:value="3207" table:style-name="ce39">
            <text:p>3,207</text:p>
          </table:table-cell>
          <table:table-cell office:value-type="float" office:value="841" table:style-name="ce39">
            <text:p>841</text:p>
          </table:table-cell>
          <table:table-cell office:value-type="float" office:value="710" table:style-name="ce39">
            <text:p>710</text:p>
          </table:table-cell>
          <table:table-cell office:value-type="float" office:value="652" table:style-name="ce39">
            <text:p>652</text:p>
          </table:table-cell>
          <table:table-cell office:value-type="float" office:value="538" table:style-name="ce39">
            <text:p>538</text:p>
          </table:table-cell>
          <table:table-cell office:value-type="float" office:value="466" table:style-name="ce40">
            <text:p>466</text:p>
          </table:table-cell>
          <table:table-cell office:value-type="float" office:value="1393" table:style-name="ce39">
            <text:p>1,393</text:p>
          </table:table-cell>
          <table:table-cell office:value-type="float" office:value="400" table:style-name="ce39">
            <text:p>400</text:p>
          </table:table-cell>
          <table:table-cell office:value-type="float" office:value="326" table:style-name="ce39">
            <text:p>326</text:p>
          </table:table-cell>
          <table:table-cell office:value-type="float" office:value="276" table:style-name="ce39">
            <text:p>276</text:p>
          </table:table-cell>
          <table:table-cell office:value-type="float" office:value="228" table:style-name="ce39">
            <text:p>228</text:p>
          </table:table-cell>
          <table:table-cell office:value-type="float" office:value="163" table:style-name="ce40">
            <text:p>163</text:p>
          </table:table-cell>
          <table:table-cell office:value-type="float" office:value="318" table:style-name="ce39">
            <text:p>318</text:p>
          </table:table-cell>
          <table:table-cell office:value-type="float" office:value="115" table:style-name="ce39">
            <text:p>115</text:p>
          </table:table-cell>
          <table:table-cell office:value-type="float" office:value="80" table:style-name="ce39">
            <text:p>80</text:p>
          </table:table-cell>
          <table:table-cell office:value-type="float" office:value="57" table:style-name="ce39">
            <text:p>57</text:p>
          </table:table-cell>
          <table:table-cell office:value-type="float" office:value="44" table:style-name="ce39">
            <text:p>44</text:p>
          </table:table-cell>
          <table:table-cell office:value-type="float" office:value="22" table:style-name="ce40">
            <text:p>22</text:p>
          </table:table-cell>
          <table:table-cell office:value-type="float" office:value="54" table:style-name="ce39">
            <text:p>54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嘉義市</text:p>
          </table:table-cell>
          <table:table-cell office:value-type="string" table:style-name="ce37">
            <text:p>男</text:p>
          </table:table-cell>
          <table:table-cell office:value-type="float" office:value="128510" table:style-name="ce39">
            <text:p>128,510</text:p>
          </table:table-cell>
          <table:table-cell office:value-type="float" office:value="4958" table:style-name="ce39">
            <text:p>4,958</text:p>
          </table:table-cell>
          <table:table-cell office:value-type="float" office:value="734" table:style-name="ce39">
            <text:p>734</text:p>
          </table:table-cell>
          <table:table-cell office:value-type="float" office:value="855" table:style-name="ce39">
            <text:p>855</text:p>
          </table:table-cell>
          <table:table-cell office:value-type="float" office:value="997" table:style-name="ce39">
            <text:p>997</text:p>
          </table:table-cell>
          <table:table-cell office:value-type="float" office:value="1159" table:style-name="ce39">
            <text:p>1,159</text:p>
          </table:table-cell>
          <table:table-cell office:value-type="float" office:value="1213" table:style-name="ce39">
            <text:p>1,213</text:p>
          </table:table-cell>
          <table:table-cell office:value-type="float" office:value="6666" table:style-name="ce39">
            <text:p>6,666</text:p>
          </table:table-cell>
          <table:table-cell office:value-type="float" office:value="1240" table:style-name="ce39">
            <text:p>1,240</text:p>
          </table:table-cell>
          <table:table-cell office:value-type="float" office:value="1330" table:style-name="ce39">
            <text:p>1,330</text:p>
          </table:table-cell>
          <table:table-cell office:value-type="float" office:value="1251" table:style-name="ce39">
            <text:p>1,251</text:p>
          </table:table-cell>
          <table:table-cell office:value-type="float" office:value="1459" table:style-name="ce39">
            <text:p>1,459</text:p>
          </table:table-cell>
          <table:table-cell office:value-type="float" office:value="1386" table:style-name="ce40">
            <text:p>1,386</text:p>
          </table:table-cell>
          <table:table-cell office:value-type="float" office:value="6586" table:style-name="ce39">
            <text:p>6,586</text:p>
          </table:table-cell>
          <table:table-cell office:value-type="float" office:value="1131" table:style-name="ce39">
            <text:p>1,131</text:p>
          </table:table-cell>
          <table:table-cell office:value-type="float" office:value="1342" table:style-name="ce39">
            <text:p>1,342</text:p>
          </table:table-cell>
          <table:table-cell office:value-type="float" office:value="1406" table:style-name="ce39">
            <text:p>1,406</text:p>
          </table:table-cell>
          <table:table-cell office:value-type="float" office:value="1390" table:style-name="ce39">
            <text:p>1,390</text:p>
          </table:table-cell>
          <table:table-cell office:value-type="float" office:value="1317" table:style-name="ce40">
            <text:p>1,317</text:p>
          </table:table-cell>
          <table:table-cell office:value-type="float" office:value="7595" table:style-name="ce39">
            <text:p>7,595</text:p>
          </table:table-cell>
          <table:table-cell office:value-type="float" office:value="1328" table:style-name="ce39">
            <text:p>1,328</text:p>
          </table:table-cell>
          <table:table-cell office:value-type="float" office:value="1514" table:style-name="ce39">
            <text:p>1,514</text:p>
          </table:table-cell>
          <table:table-cell office:value-type="float" office:value="1531" table:style-name="ce39">
            <text:p>1,531</text:p>
          </table:table-cell>
          <table:table-cell office:value-type="float" office:value="1588" table:style-name="ce39">
            <text:p>1,588</text:p>
          </table:table-cell>
          <table:table-cell office:value-type="float" office:value="1634" table:style-name="ce40">
            <text:p>1,634</text:p>
          </table:table-cell>
          <table:table-cell office:value-type="float" office:value="9628" table:style-name="ce39">
            <text:p>9,628</text:p>
          </table:table-cell>
          <table:table-cell office:value-type="float" office:value="2034" table:style-name="ce39">
            <text:p>2,034</text:p>
          </table:table-cell>
          <table:table-cell office:value-type="float" office:value="1957" table:style-name="ce39">
            <text:p>1,957</text:p>
          </table:table-cell>
          <table:table-cell office:value-type="float" office:value="1695" table:style-name="ce39">
            <text:p>1,695</text:p>
          </table:table-cell>
          <table:table-cell office:value-type="float" office:value="1997" table:style-name="ce39">
            <text:p>1,997</text:p>
          </table:table-cell>
          <table:table-cell office:value-type="float" office:value="1945" table:style-name="ce40">
            <text:p>1,945</text:p>
          </table:table-cell>
          <table:table-cell office:value-type="float" office:value="9376" table:style-name="ce39">
            <text:p>9,376</text:p>
          </table:table-cell>
          <table:table-cell office:value-type="float" office:value="1951" table:style-name="ce39">
            <text:p>1,951</text:p>
          </table:table-cell>
          <table:table-cell office:value-type="float" office:value="1917" table:style-name="ce39">
            <text:p>1,917</text:p>
          </table:table-cell>
          <table:table-cell office:value-type="float" office:value="1917" table:style-name="ce39">
            <text:p>1,917</text:p>
          </table:table-cell>
          <table:table-cell office:value-type="float" office:value="1827" table:style-name="ce39">
            <text:p>1,827</text:p>
          </table:table-cell>
          <table:table-cell office:value-type="float" office:value="1764" table:style-name="ce40">
            <text:p>1,764</text:p>
          </table:table-cell>
          <table:table-cell office:value-type="float" office:value="8285" table:style-name="ce39">
            <text:p>8,285</text:p>
          </table:table-cell>
          <table:table-cell office:value-type="float" office:value="1809" table:style-name="ce39">
            <text:p>1,809</text:p>
          </table:table-cell>
          <table:table-cell office:value-type="float" office:value="1637" table:style-name="ce39">
            <text:p>1,637</text:p>
          </table:table-cell>
          <table:table-cell office:value-type="float" office:value="1748" table:style-name="ce39">
            <text:p>1,748</text:p>
          </table:table-cell>
          <table:table-cell office:value-type="float" office:value="1642" table:style-name="ce39">
            <text:p>1,642</text:p>
          </table:table-cell>
          <table:table-cell office:value-type="float" office:value="1449" table:style-name="ce40">
            <text:p>1,449</text:p>
          </table:table-cell>
          <table:table-cell office:value-type="float" office:value="9334" table:style-name="ce39">
            <text:p>9,334</text:p>
          </table:table-cell>
          <table:table-cell office:value-type="float" office:value="1660" table:style-name="ce39">
            <text:p>1,660</text:p>
          </table:table-cell>
          <table:table-cell office:value-type="float" office:value="1860" table:style-name="ce39">
            <text:p>1,860</text:p>
          </table:table-cell>
          <table:table-cell office:value-type="float" office:value="1847" table:style-name="ce39">
            <text:p>1,847</text:p>
          </table:table-cell>
          <table:table-cell office:value-type="float" office:value="1958" table:style-name="ce39">
            <text:p>1,958</text:p>
          </table:table-cell>
          <table:table-cell office:value-type="float" office:value="2009" table:style-name="ce40">
            <text:p>2,009</text:p>
          </table:table-cell>
          <table:table-cell office:value-type="float" office:value="10113" table:style-name="ce39">
            <text:p>10,113</text:p>
          </table:table-cell>
          <table:table-cell office:value-type="float" office:value="1980" table:style-name="ce39">
            <text:p>1,980</text:p>
          </table:table-cell>
          <table:table-cell office:value-type="float" office:value="2074" table:style-name="ce39">
            <text:p>2,074</text:p>
          </table:table-cell>
          <table:table-cell office:value-type="float" office:value="2053" table:style-name="ce39">
            <text:p>2,053</text:p>
          </table:table-cell>
          <table:table-cell office:value-type="float" office:value="1924" table:style-name="ce39">
            <text:p>1,924</text:p>
          </table:table-cell>
          <table:table-cell office:value-type="float" office:value="2082" table:style-name="ce40">
            <text:p>2,082</text:p>
          </table:table-cell>
          <table:table-cell office:value-type="float" office:value="8873" table:style-name="ce39">
            <text:p>8,873</text:p>
          </table:table-cell>
          <table:table-cell office:value-type="float" office:value="1797" table:style-name="ce39">
            <text:p>1,797</text:p>
          </table:table-cell>
          <table:table-cell office:value-type="float" office:value="1769" table:style-name="ce39">
            <text:p>1,769</text:p>
          </table:table-cell>
          <table:table-cell office:value-type="float" office:value="1705" table:style-name="ce39">
            <text:p>1,705</text:p>
          </table:table-cell>
          <table:table-cell office:value-type="float" office:value="1789" table:style-name="ce39">
            <text:p>1,789</text:p>
          </table:table-cell>
          <table:table-cell office:value-type="float" office:value="1813" table:style-name="ce40">
            <text:p>1,813</text:p>
          </table:table-cell>
          <table:table-cell office:value-type="float" office:value="9682" table:style-name="ce39">
            <text:p>9,682</text:p>
          </table:table-cell>
          <table:table-cell office:value-type="float" office:value="1895" table:style-name="ce39">
            <text:p>1,895</text:p>
          </table:table-cell>
          <table:table-cell office:value-type="float" office:value="1977" table:style-name="ce39">
            <text:p>1,977</text:p>
          </table:table-cell>
          <table:table-cell office:value-type="float" office:value="1934" table:style-name="ce39">
            <text:p>1,934</text:p>
          </table:table-cell>
          <table:table-cell office:value-type="float" office:value="1866" table:style-name="ce39">
            <text:p>1,866</text:p>
          </table:table-cell>
          <table:table-cell office:value-type="float" office:value="2010" table:style-name="ce40">
            <text:p>2,010</text:p>
          </table:table-cell>
          <table:table-cell office:value-type="float" office:value="9655" table:style-name="ce39">
            <text:p>9,655</text:p>
          </table:table-cell>
          <table:table-cell office:value-type="float" office:value="1934" table:style-name="ce39">
            <text:p>1,934</text:p>
          </table:table-cell>
          <table:table-cell office:value-type="float" office:value="1938" table:style-name="ce39">
            <text:p>1,938</text:p>
          </table:table-cell>
          <table:table-cell office:value-type="float" office:value="1965" table:style-name="ce39">
            <text:p>1,965</text:p>
          </table:table-cell>
          <table:table-cell office:value-type="float" office:value="1909" table:style-name="ce39">
            <text:p>1,909</text:p>
          </table:table-cell>
          <table:table-cell office:value-type="float" office:value="1909" table:style-name="ce40">
            <text:p>1,909</text:p>
          </table:table-cell>
          <table:table-cell office:value-type="float" office:value="8562" table:style-name="ce39">
            <text:p>8,562</text:p>
          </table:table-cell>
          <table:table-cell office:value-type="float" office:value="1817" table:style-name="ce39">
            <text:p>1,817</text:p>
          </table:table-cell>
          <table:table-cell office:value-type="float" office:value="1760" table:style-name="ce39">
            <text:p>1,760</text:p>
          </table:table-cell>
          <table:table-cell office:value-type="float" office:value="1784" table:style-name="ce39">
            <text:p>1,784</text:p>
          </table:table-cell>
          <table:table-cell office:value-type="float" office:value="1529" table:style-name="ce39">
            <text:p>1,529</text:p>
          </table:table-cell>
          <table:table-cell office:value-type="float" office:value="1672" table:style-name="ce40">
            <text:p>1,672</text:p>
          </table:table-cell>
          <table:table-cell office:value-type="float" office:value="7445" table:style-name="ce39">
            <text:p>7,445</text:p>
          </table:table-cell>
          <table:table-cell office:value-type="float" office:value="1634" table:style-name="ce39">
            <text:p>1,634</text:p>
          </table:table-cell>
          <table:table-cell office:value-type="float" office:value="1489" table:style-name="ce39">
            <text:p>1,489</text:p>
          </table:table-cell>
          <table:table-cell office:value-type="float" office:value="1455" table:style-name="ce39">
            <text:p>1,455</text:p>
          </table:table-cell>
          <table:table-cell office:value-type="float" office:value="1445" table:style-name="ce39">
            <text:p>1,445</text:p>
          </table:table-cell>
          <table:table-cell office:value-type="float" office:value="1422" table:style-name="ce40">
            <text:p>1,422</text:p>
          </table:table-cell>
          <table:table-cell office:value-type="float" office:value="4668" table:style-name="ce39">
            <text:p>4,668</text:p>
          </table:table-cell>
          <table:table-cell office:value-type="float" office:value="1101" table:style-name="ce39">
            <text:p>1,101</text:p>
          </table:table-cell>
          <table:table-cell office:value-type="float" office:value="1054" table:style-name="ce39">
            <text:p>1,054</text:p>
          </table:table-cell>
          <table:table-cell office:value-type="float" office:value="957" table:style-name="ce39">
            <text:p>957</text:p>
          </table:table-cell>
          <table:table-cell office:value-type="float" office:value="914" table:style-name="ce39">
            <text:p>914</text:p>
          </table:table-cell>
          <table:table-cell office:value-type="float" office:value="642" table:style-name="ce40">
            <text:p>642</text:p>
          </table:table-cell>
          <table:table-cell office:value-type="float" office:value="2898" table:style-name="ce39">
            <text:p>2,898</text:p>
          </table:table-cell>
          <table:table-cell office:value-type="float" office:value="523" table:style-name="ce39">
            <text:p>523</text:p>
          </table:table-cell>
          <table:table-cell office:value-type="float" office:value="608" table:style-name="ce39">
            <text:p>608</text:p>
          </table:table-cell>
          <table:table-cell office:value-type="float" office:value="627" table:style-name="ce39">
            <text:p>627</text:p>
          </table:table-cell>
          <table:table-cell office:value-type="float" office:value="566" table:style-name="ce39">
            <text:p>566</text:p>
          </table:table-cell>
          <table:table-cell office:value-type="float" office:value="574" table:style-name="ce40">
            <text:p>574</text:p>
          </table:table-cell>
          <table:table-cell office:value-type="float" office:value="2216" table:style-name="ce39">
            <text:p>2,216</text:p>
          </table:table-cell>
          <table:table-cell office:value-type="float" office:value="544" table:style-name="ce39">
            <text:p>544</text:p>
          </table:table-cell>
          <table:table-cell office:value-type="float" office:value="512" table:style-name="ce39">
            <text:p>512</text:p>
          </table:table-cell>
          <table:table-cell office:value-type="float" office:value="440" table:style-name="ce39">
            <text:p>440</text:p>
          </table:table-cell>
          <table:table-cell office:value-type="float" office:value="365" table:style-name="ce39">
            <text:p>365</text:p>
          </table:table-cell>
          <table:table-cell office:value-type="float" office:value="355" table:style-name="ce40">
            <text:p>355</text:p>
          </table:table-cell>
          <table:table-cell office:value-type="float" office:value="1249" table:style-name="ce39">
            <text:p>1,249</text:p>
          </table:table-cell>
          <table:table-cell office:value-type="float" office:value="349" table:style-name="ce39">
            <text:p>349</text:p>
          </table:table-cell>
          <table:table-cell office:value-type="float" office:value="253" table:style-name="ce39">
            <text:p>253</text:p>
          </table:table-cell>
          <table:table-cell office:value-type="float" office:value="248" table:style-name="ce39">
            <text:p>248</text:p>
          </table:table-cell>
          <table:table-cell office:value-type="float" office:value="210" table:style-name="ce39">
            <text:p>210</text:p>
          </table:table-cell>
          <table:table-cell office:value-type="float" office:value="189" table:style-name="ce40">
            <text:p>189</text:p>
          </table:table-cell>
          <table:table-cell office:value-type="float" office:value="555" table:style-name="ce39">
            <text:p>555</text:p>
          </table:table-cell>
          <table:table-cell office:value-type="float" office:value="154" table:style-name="ce39">
            <text:p>154</text:p>
          </table:table-cell>
          <table:table-cell office:value-type="float" office:value="125" table:style-name="ce39">
            <text:p>125</text:p>
          </table:table-cell>
          <table:table-cell office:value-type="float" office:value="108" table:style-name="ce39">
            <text:p>108</text:p>
          </table:table-cell>
          <table:table-cell office:value-type="float" office:value="98" table:style-name="ce39">
            <text:p>98</text:p>
          </table:table-cell>
          <table:table-cell office:value-type="float" office:value="70" table:style-name="ce40">
            <text:p>70</text:p>
          </table:table-cell>
          <table:table-cell office:value-type="float" office:value="141" table:style-name="ce39">
            <text:p>141</text:p>
          </table:table-cell>
          <table:table-cell office:value-type="float" office:value="59" table:style-name="ce39">
            <text:p>59</text:p>
          </table:table-cell>
          <table:table-cell office:value-type="float" office:value="28" table:style-name="ce39">
            <text:p>28</text:p>
          </table:table-cell>
          <table:table-cell office:value-type="float" office:value="28" table:style-name="ce39">
            <text:p>28</text:p>
          </table:table-cell>
          <table:table-cell office:value-type="float" office:value="18" table:style-name="ce39">
            <text:p>18</text:p>
          </table:table-cell>
          <table:table-cell office:value-type="float" office:value="8" table:style-name="ce40">
            <text:p>8</text:p>
          </table:table-cell>
          <table:table-cell office:value-type="float" office:value="25" table:style-name="ce39">
            <text:p>25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37241" table:style-name="ce43">
            <text:p>137,241</text:p>
          </table:table-cell>
          <table:table-cell office:value-type="float" office:value="4544" table:style-name="ce44">
            <text:p>4,544</text:p>
          </table:table-cell>
          <table:table-cell office:value-type="float" office:value="672" table:style-name="ce43">
            <text:p>672</text:p>
          </table:table-cell>
          <table:table-cell office:value-type="float" office:value="863" table:style-name="ce43">
            <text:p>863</text:p>
          </table:table-cell>
          <table:table-cell office:value-type="float" office:value="875" table:style-name="ce43">
            <text:p>875</text:p>
          </table:table-cell>
          <table:table-cell office:value-type="float" office:value="971" table:style-name="ce43">
            <text:p>971</text:p>
          </table:table-cell>
          <table:table-cell office:value-type="float" office:value="1163" table:style-name="ce43">
            <text:p>1,163</text:p>
          </table:table-cell>
          <table:table-cell office:value-type="float" office:value="6132" table:style-name="ce43">
            <text:p>6,132</text:p>
          </table:table-cell>
          <table:table-cell office:value-type="float" office:value="1261" table:style-name="ce43">
            <text:p>1,261</text:p>
          </table:table-cell>
          <table:table-cell office:value-type="float" office:value="1213" table:style-name="ce43">
            <text:p>1,213</text:p>
          </table:table-cell>
          <table:table-cell office:value-type="float" office:value="1082" table:style-name="ce43">
            <text:p>1,082</text:p>
          </table:table-cell>
          <table:table-cell office:value-type="float" office:value="1392" table:style-name="ce43">
            <text:p>1,392</text:p>
          </table:table-cell>
          <table:table-cell office:value-type="float" office:value="1184" table:style-name="ce44">
            <text:p>1,184</text:p>
          </table:table-cell>
          <table:table-cell office:value-type="float" office:value="6077" table:style-name="ce43">
            <text:p>6,077</text:p>
          </table:table-cell>
          <table:table-cell office:value-type="float" office:value="1071" table:style-name="ce43">
            <text:p>1,071</text:p>
          </table:table-cell>
          <table:table-cell office:value-type="float" office:value="1219" table:style-name="ce43">
            <text:p>1,219</text:p>
          </table:table-cell>
          <table:table-cell office:value-type="float" office:value="1186" table:style-name="ce43">
            <text:p>1,186</text:p>
          </table:table-cell>
          <table:table-cell office:value-type="float" office:value="1285" table:style-name="ce43">
            <text:p>1,285</text:p>
          </table:table-cell>
          <table:table-cell office:value-type="float" office:value="1316" table:style-name="ce44">
            <text:p>1,316</text:p>
          </table:table-cell>
          <table:table-cell office:value-type="float" office:value="6877" table:style-name="ce43">
            <text:p>6,877</text:p>
          </table:table-cell>
          <table:table-cell office:value-type="float" office:value="1268" table:style-name="ce43">
            <text:p>1,268</text:p>
          </table:table-cell>
          <table:table-cell office:value-type="float" office:value="1292" table:style-name="ce43">
            <text:p>1,292</text:p>
          </table:table-cell>
          <table:table-cell office:value-type="float" office:value="1363" table:style-name="ce43">
            <text:p>1,363</text:p>
          </table:table-cell>
          <table:table-cell office:value-type="float" office:value="1457" table:style-name="ce43">
            <text:p>1,457</text:p>
          </table:table-cell>
          <table:table-cell office:value-type="float" office:value="1497" table:style-name="ce44">
            <text:p>1,497</text:p>
          </table:table-cell>
          <table:table-cell office:value-type="float" office:value="8966" table:style-name="ce43">
            <text:p>8,966</text:p>
          </table:table-cell>
          <table:table-cell office:value-type="float" office:value="1854" table:style-name="ce43">
            <text:p>1,854</text:p>
          </table:table-cell>
          <table:table-cell office:value-type="float" office:value="1737" table:style-name="ce43">
            <text:p>1,737</text:p>
          </table:table-cell>
          <table:table-cell office:value-type="float" office:value="1552" table:style-name="ce43">
            <text:p>1,552</text:p>
          </table:table-cell>
          <table:table-cell office:value-type="float" office:value="1909" table:style-name="ce43">
            <text:p>1,909</text:p>
          </table:table-cell>
          <table:table-cell office:value-type="float" office:value="1914" table:style-name="ce44">
            <text:p>1,914</text:p>
          </table:table-cell>
          <table:table-cell office:value-type="float" office:value="8826" table:style-name="ce43">
            <text:p>8,826</text:p>
          </table:table-cell>
          <table:table-cell office:value-type="float" office:value="1932" table:style-name="ce43">
            <text:p>1,932</text:p>
          </table:table-cell>
          <table:table-cell office:value-type="float" office:value="1760" table:style-name="ce43">
            <text:p>1,760</text:p>
          </table:table-cell>
          <table:table-cell office:value-type="float" office:value="1768" table:style-name="ce43">
            <text:p>1,768</text:p>
          </table:table-cell>
          <table:table-cell office:value-type="float" office:value="1704" table:style-name="ce43">
            <text:p>1,704</text:p>
          </table:table-cell>
          <table:table-cell office:value-type="float" office:value="1662" table:style-name="ce44">
            <text:p>1,662</text:p>
          </table:table-cell>
          <table:table-cell office:value-type="float" office:value="8162" table:style-name="ce43">
            <text:p>8,162</text:p>
          </table:table-cell>
          <table:table-cell office:value-type="float" office:value="1751" table:style-name="ce43">
            <text:p>1,751</text:p>
          </table:table-cell>
          <table:table-cell office:value-type="float" office:value="1566" table:style-name="ce43">
            <text:p>1,566</text:p>
          </table:table-cell>
          <table:table-cell office:value-type="float" office:value="1717" table:style-name="ce43">
            <text:p>1,717</text:p>
          </table:table-cell>
          <table:table-cell office:value-type="float" office:value="1542" table:style-name="ce43">
            <text:p>1,542</text:p>
          </table:table-cell>
          <table:table-cell office:value-type="float" office:value="1586" table:style-name="ce44">
            <text:p>1,586</text:p>
          </table:table-cell>
          <table:table-cell office:value-type="float" office:value="10208" table:style-name="ce43">
            <text:p>10,208</text:p>
          </table:table-cell>
          <table:table-cell office:value-type="float" office:value="1833" table:style-name="ce43">
            <text:p>1,833</text:p>
          </table:table-cell>
          <table:table-cell office:value-type="float" office:value="1924" table:style-name="ce43">
            <text:p>1,924</text:p>
          </table:table-cell>
          <table:table-cell office:value-type="float" office:value="1981" table:style-name="ce43">
            <text:p>1,981</text:p>
          </table:table-cell>
          <table:table-cell office:value-type="float" office:value="2173" table:style-name="ce43">
            <text:p>2,173</text:p>
          </table:table-cell>
          <table:table-cell office:value-type="float" office:value="2297" table:style-name="ce44">
            <text:p>2,297</text:p>
          </table:table-cell>
          <table:table-cell office:value-type="float" office:value="11500" table:style-name="ce43">
            <text:p>11,500</text:p>
          </table:table-cell>
          <table:table-cell office:value-type="float" office:value="2214" table:style-name="ce43">
            <text:p>2,214</text:p>
          </table:table-cell>
          <table:table-cell office:value-type="float" office:value="2268" table:style-name="ce43">
            <text:p>2,268</text:p>
          </table:table-cell>
          <table:table-cell office:value-type="float" office:value="2308" table:style-name="ce43">
            <text:p>2,308</text:p>
          </table:table-cell>
          <table:table-cell office:value-type="float" office:value="2191" table:style-name="ce43">
            <text:p>2,191</text:p>
          </table:table-cell>
          <table:table-cell office:value-type="float" office:value="2519" table:style-name="ce44">
            <text:p>2,519</text:p>
          </table:table-cell>
          <table:table-cell office:value-type="float" office:value="10588" table:style-name="ce43">
            <text:p>10,588</text:p>
          </table:table-cell>
          <table:table-cell office:value-type="float" office:value="2117" table:style-name="ce43">
            <text:p>2,117</text:p>
          </table:table-cell>
          <table:table-cell office:value-type="float" office:value="2131" table:style-name="ce43">
            <text:p>2,131</text:p>
          </table:table-cell>
          <table:table-cell office:value-type="float" office:value="2059" table:style-name="ce43">
            <text:p>2,059</text:p>
          </table:table-cell>
          <table:table-cell office:value-type="float" office:value="2105" table:style-name="ce43">
            <text:p>2,105</text:p>
          </table:table-cell>
          <table:table-cell office:value-type="float" office:value="2176" table:style-name="ce44">
            <text:p>2,176</text:p>
          </table:table-cell>
          <table:table-cell office:value-type="float" office:value="10906" table:style-name="ce43">
            <text:p>10,906</text:p>
          </table:table-cell>
          <table:table-cell office:value-type="float" office:value="2188" table:style-name="ce43">
            <text:p>2,188</text:p>
          </table:table-cell>
          <table:table-cell office:value-type="float" office:value="2225" table:style-name="ce43">
            <text:p>2,225</text:p>
          </table:table-cell>
          <table:table-cell office:value-type="float" office:value="2194" table:style-name="ce43">
            <text:p>2,194</text:p>
          </table:table-cell>
          <table:table-cell office:value-type="float" office:value="2121" table:style-name="ce43">
            <text:p>2,121</text:p>
          </table:table-cell>
          <table:table-cell office:value-type="float" office:value="2178" table:style-name="ce44">
            <text:p>2,178</text:p>
          </table:table-cell>
          <table:table-cell office:value-type="float" office:value="10549" table:style-name="ce43">
            <text:p>10,549</text:p>
          </table:table-cell>
          <table:table-cell office:value-type="float" office:value="2109" table:style-name="ce43">
            <text:p>2,109</text:p>
          </table:table-cell>
          <table:table-cell office:value-type="float" office:value="2094" table:style-name="ce43">
            <text:p>2,094</text:p>
          </table:table-cell>
          <table:table-cell office:value-type="float" office:value="2163" table:style-name="ce43">
            <text:p>2,163</text:p>
          </table:table-cell>
          <table:table-cell office:value-type="float" office:value="2095" table:style-name="ce43">
            <text:p>2,095</text:p>
          </table:table-cell>
          <table:table-cell office:value-type="float" office:value="2088" table:style-name="ce44">
            <text:p>2,088</text:p>
          </table:table-cell>
          <table:table-cell office:value-type="float" office:value="9481" table:style-name="ce43">
            <text:p>9,481</text:p>
          </table:table-cell>
          <table:table-cell office:value-type="float" office:value="1993" table:style-name="ce43">
            <text:p>1,993</text:p>
          </table:table-cell>
          <table:table-cell office:value-type="float" office:value="1934" table:style-name="ce43">
            <text:p>1,934</text:p>
          </table:table-cell>
          <table:table-cell office:value-type="float" office:value="1919" table:style-name="ce43">
            <text:p>1,919</text:p>
          </table:table-cell>
          <table:table-cell office:value-type="float" office:value="1761" table:style-name="ce43">
            <text:p>1,761</text:p>
          </table:table-cell>
          <table:table-cell office:value-type="float" office:value="1874" table:style-name="ce44">
            <text:p>1,874</text:p>
          </table:table-cell>
          <table:table-cell office:value-type="float" office:value="8354" table:style-name="ce43">
            <text:p>8,354</text:p>
          </table:table-cell>
          <table:table-cell office:value-type="float" office:value="1743" table:style-name="ce43">
            <text:p>1,743</text:p>
          </table:table-cell>
          <table:table-cell office:value-type="float" office:value="1714" table:style-name="ce43">
            <text:p>1,714</text:p>
          </table:table-cell>
          <table:table-cell office:value-type="float" office:value="1628" table:style-name="ce43">
            <text:p>1,628</text:p>
          </table:table-cell>
          <table:table-cell office:value-type="float" office:value="1577" table:style-name="ce43">
            <text:p>1,577</text:p>
          </table:table-cell>
          <table:table-cell office:value-type="float" office:value="1692" table:style-name="ce44">
            <text:p>1,692</text:p>
          </table:table-cell>
          <table:table-cell office:value-type="float" office:value="5806" table:style-name="ce43">
            <text:p>5,806</text:p>
          </table:table-cell>
          <table:table-cell office:value-type="float" office:value="1421" table:style-name="ce43">
            <text:p>1,421</text:p>
          </table:table-cell>
          <table:table-cell office:value-type="float" office:value="1293" table:style-name="ce43">
            <text:p>1,293</text:p>
          </table:table-cell>
          <table:table-cell office:value-type="float" office:value="1180" table:style-name="ce43">
            <text:p>1,180</text:p>
          </table:table-cell>
          <table:table-cell office:value-type="float" office:value="1065" table:style-name="ce43">
            <text:p>1,065</text:p>
          </table:table-cell>
          <table:table-cell office:value-type="float" office:value="847" table:style-name="ce44">
            <text:p>847</text:p>
          </table:table-cell>
          <table:table-cell office:value-type="float" office:value="3932" table:style-name="ce43">
            <text:p>3,932</text:p>
          </table:table-cell>
          <table:table-cell office:value-type="float" office:value="662" table:style-name="ce43">
            <text:p>662</text:p>
          </table:table-cell>
          <table:table-cell office:value-type="float" office:value="829" table:style-name="ce43">
            <text:p>829</text:p>
          </table:table-cell>
          <table:table-cell office:value-type="float" office:value="844" table:style-name="ce43">
            <text:p>844</text:p>
          </table:table-cell>
          <table:table-cell office:value-type="float" office:value="822" table:style-name="ce43">
            <text:p>822</text:p>
          </table:table-cell>
          <table:table-cell office:value-type="float" office:value="775" table:style-name="ce44">
            <text:p>775</text:p>
          </table:table-cell>
          <table:table-cell office:value-type="float" office:value="3331" table:style-name="ce43">
            <text:p>3,331</text:p>
          </table:table-cell>
          <table:table-cell office:value-type="float" office:value="758" table:style-name="ce43">
            <text:p>758</text:p>
          </table:table-cell>
          <table:table-cell office:value-type="float" office:value="715" table:style-name="ce43">
            <text:p>715</text:p>
          </table:table-cell>
          <table:table-cell office:value-type="float" office:value="649" table:style-name="ce43">
            <text:p>649</text:p>
          </table:table-cell>
          <table:table-cell office:value-type="float" office:value="644" table:style-name="ce43">
            <text:p>644</text:p>
          </table:table-cell>
          <table:table-cell office:value-type="float" office:value="565" table:style-name="ce44">
            <text:p>565</text:p>
          </table:table-cell>
          <table:table-cell office:value-type="float" office:value="1958" table:style-name="ce43">
            <text:p>1,958</text:p>
          </table:table-cell>
          <table:table-cell office:value-type="float" office:value="492" table:style-name="ce43">
            <text:p>492</text:p>
          </table:table-cell>
          <table:table-cell office:value-type="float" office:value="457" table:style-name="ce43">
            <text:p>457</text:p>
          </table:table-cell>
          <table:table-cell office:value-type="float" office:value="404" table:style-name="ce43">
            <text:p>404</text:p>
          </table:table-cell>
          <table:table-cell office:value-type="float" office:value="328" table:style-name="ce43">
            <text:p>328</text:p>
          </table:table-cell>
          <table:table-cell office:value-type="float" office:value="277" table:style-name="ce44">
            <text:p>277</text:p>
          </table:table-cell>
          <table:table-cell office:value-type="float" office:value="838" table:style-name="ce43">
            <text:p>838</text:p>
          </table:table-cell>
          <table:table-cell office:value-type="float" office:value="246" table:style-name="ce43">
            <text:p>246</text:p>
          </table:table-cell>
          <table:table-cell office:value-type="float" office:value="201" table:style-name="ce43">
            <text:p>201</text:p>
          </table:table-cell>
          <table:table-cell office:value-type="float" office:value="168" table:style-name="ce43">
            <text:p>168</text:p>
          </table:table-cell>
          <table:table-cell office:value-type="float" office:value="130" table:style-name="ce43">
            <text:p>130</text:p>
          </table:table-cell>
          <table:table-cell office:value-type="float" office:value="93" table:style-name="ce44">
            <text:p>93</text:p>
          </table:table-cell>
          <table:table-cell office:value-type="float" office:value="177" table:style-name="ce43">
            <text:p>177</text:p>
          </table:table-cell>
          <table:table-cell office:value-type="float" office:value="56" table:style-name="ce43">
            <text:p>56</text:p>
          </table:table-cell>
          <table:table-cell office:value-type="float" office:value="52" table:style-name="ce43">
            <text:p>52</text:p>
          </table:table-cell>
          <table:table-cell office:value-type="float" office:value="29" table:style-name="ce43">
            <text:p>29</text:p>
          </table:table-cell>
          <table:table-cell office:value-type="float" office:value="26" table:style-name="ce43">
            <text:p>26</text:p>
          </table:table-cell>
          <table:table-cell office:value-type="float" office:value="14" table:style-name="ce44">
            <text:p>14</text:p>
          </table:table-cell>
          <table:table-cell office:value-type="float" office:value="29" table:style-name="ce43">
            <text:p>29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19">
            <text:p>計</text:p>
          </table:table-cell>
          <table:table-cell office:value-type="float" office:value="153807" table:style-name="ce24">
            <text:p>153,807</text:p>
          </table:table-cell>
          <table:table-cell office:value-type="float" office:value="5360" table:style-name="ce24">
            <text:p>5,360</text:p>
          </table:table-cell>
          <table:table-cell office:value-type="float" office:value="1004" table:style-name="ce24">
            <text:p>1,004</text:p>
          </table:table-cell>
          <table:table-cell office:value-type="float" office:value="1166" table:style-name="ce24">
            <text:p>1,166</text:p>
          </table:table-cell>
          <table:table-cell office:value-type="float" office:value="1131" table:style-name="ce24">
            <text:p>1,131</text:p>
          </table:table-cell>
          <table:table-cell office:value-type="float" office:value="1047" table:style-name="ce24">
            <text:p>1,047</text:p>
          </table:table-cell>
          <table:table-cell office:value-type="float" office:value="1012" table:style-name="ce24">
            <text:p>1,012</text:p>
          </table:table-cell>
          <table:table-cell office:value-type="float" office:value="4551" table:style-name="ce24">
            <text:p>4,551</text:p>
          </table:table-cell>
          <table:table-cell office:value-type="float" office:value="970" table:style-name="ce24">
            <text:p>970</text:p>
          </table:table-cell>
          <table:table-cell office:value-type="float" office:value="897" table:style-name="ce24">
            <text:p>897</text:p>
          </table:table-cell>
          <table:table-cell office:value-type="float" office:value="809" table:style-name="ce24">
            <text:p>809</text:p>
          </table:table-cell>
          <table:table-cell office:value-type="float" office:value="1004" table:style-name="ce24">
            <text:p>1,004</text:p>
          </table:table-cell>
          <table:table-cell office:value-type="float" office:value="871" table:style-name="ce20">
            <text:p>871</text:p>
          </table:table-cell>
          <table:table-cell office:value-type="float" office:value="4113" table:style-name="ce24">
            <text:p>4,113</text:p>
          </table:table-cell>
          <table:table-cell office:value-type="float" office:value="784" table:style-name="ce24">
            <text:p>784</text:p>
          </table:table-cell>
          <table:table-cell office:value-type="float" office:value="804" table:style-name="ce24">
            <text:p>804</text:p>
          </table:table-cell>
          <table:table-cell office:value-type="float" office:value="778" table:style-name="ce24">
            <text:p>778</text:p>
          </table:table-cell>
          <table:table-cell office:value-type="float" office:value="889" table:style-name="ce24">
            <text:p>889</text:p>
          </table:table-cell>
          <table:table-cell office:value-type="float" office:value="858" table:style-name="ce20">
            <text:p>858</text:p>
          </table:table-cell>
          <table:table-cell office:value-type="float" office:value="6406" table:style-name="ce24">
            <text:p>6,406</text:p>
          </table:table-cell>
          <table:table-cell office:value-type="float" office:value="925" table:style-name="ce24">
            <text:p>925</text:p>
          </table:table-cell>
          <table:table-cell office:value-type="float" office:value="990" table:style-name="ce24">
            <text:p>990</text:p>
          </table:table-cell>
          <table:table-cell office:value-type="float" office:value="1073" table:style-name="ce24">
            <text:p>1,073</text:p>
          </table:table-cell>
          <table:table-cell office:value-type="float" office:value="1510" table:style-name="ce24">
            <text:p>1,510</text:p>
          </table:table-cell>
          <table:table-cell office:value-type="float" office:value="1908" table:style-name="ce20">
            <text:p>1,908</text:p>
          </table:table-cell>
          <table:table-cell office:value-type="float" office:value="11943" table:style-name="ce24">
            <text:p>11,943</text:p>
          </table:table-cell>
          <table:table-cell office:value-type="float" office:value="2493" table:style-name="ce24">
            <text:p>2,493</text:p>
          </table:table-cell>
          <table:table-cell office:value-type="float" office:value="2327" table:style-name="ce24">
            <text:p>2,327</text:p>
          </table:table-cell>
          <table:table-cell office:value-type="float" office:value="2039" table:style-name="ce24">
            <text:p>2,039</text:p>
          </table:table-cell>
          <table:table-cell office:value-type="float" office:value="2526" table:style-name="ce24">
            <text:p>2,526</text:p>
          </table:table-cell>
          <table:table-cell office:value-type="float" office:value="2558" table:style-name="ce20">
            <text:p>2,558</text:p>
          </table:table-cell>
          <table:table-cell office:value-type="float" office:value="12989" table:style-name="ce24">
            <text:p>12,989</text:p>
          </table:table-cell>
          <table:table-cell office:value-type="float" office:value="2653" table:style-name="ce24">
            <text:p>2,653</text:p>
          </table:table-cell>
          <table:table-cell office:value-type="float" office:value="2654" table:style-name="ce24">
            <text:p>2,654</text:p>
          </table:table-cell>
          <table:table-cell office:value-type="float" office:value="2692" table:style-name="ce24">
            <text:p>2,692</text:p>
          </table:table-cell>
          <table:table-cell office:value-type="float" office:value="2642" table:style-name="ce24">
            <text:p>2,642</text:p>
          </table:table-cell>
          <table:table-cell office:value-type="float" office:value="2348" table:style-name="ce20">
            <text:p>2,348</text:p>
          </table:table-cell>
          <table:table-cell office:value-type="float" office:value="11490" table:style-name="ce24">
            <text:p>11,490</text:p>
          </table:table-cell>
          <table:table-cell office:value-type="float" office:value="2498" table:style-name="ce24">
            <text:p>2,498</text:p>
          </table:table-cell>
          <table:table-cell office:value-type="float" office:value="2263" table:style-name="ce24">
            <text:p>2,263</text:p>
          </table:table-cell>
          <table:table-cell office:value-type="float" office:value="2473" table:style-name="ce24">
            <text:p>2,473</text:p>
          </table:table-cell>
          <table:table-cell office:value-type="float" office:value="2208" table:style-name="ce24">
            <text:p>2,208</text:p>
          </table:table-cell>
          <table:table-cell office:value-type="float" office:value="2048" table:style-name="ce20">
            <text:p>2,048</text:p>
          </table:table-cell>
          <table:table-cell office:value-type="float" office:value="11398" table:style-name="ce24">
            <text:p>11,398</text:p>
          </table:table-cell>
          <table:table-cell office:value-type="float" office:value="2254" table:style-name="ce24">
            <text:p>2,254</text:p>
          </table:table-cell>
          <table:table-cell office:value-type="float" office:value="2346" table:style-name="ce24">
            <text:p>2,346</text:p>
          </table:table-cell>
          <table:table-cell office:value-type="float" office:value="2192" table:style-name="ce24">
            <text:p>2,192</text:p>
          </table:table-cell>
          <table:table-cell office:value-type="float" office:value="2332" table:style-name="ce24">
            <text:p>2,332</text:p>
          </table:table-cell>
          <table:table-cell office:value-type="float" office:value="2274" table:style-name="ce20">
            <text:p>2,274</text:p>
          </table:table-cell>
          <table:table-cell office:value-type="float" office:value="11023" table:style-name="ce24">
            <text:p>11,023</text:p>
          </table:table-cell>
          <table:table-cell office:value-type="float" office:value="2143" table:style-name="ce24">
            <text:p>2,143</text:p>
          </table:table-cell>
          <table:table-cell office:value-type="float" office:value="2285" table:style-name="ce24">
            <text:p>2,285</text:p>
          </table:table-cell>
          <table:table-cell office:value-type="float" office:value="2191" table:style-name="ce24">
            <text:p>2,191</text:p>
          </table:table-cell>
          <table:table-cell office:value-type="float" office:value="2105" table:style-name="ce24">
            <text:p>2,105</text:p>
          </table:table-cell>
          <table:table-cell office:value-type="float" office:value="2299" table:style-name="ce20">
            <text:p>2,299</text:p>
          </table:table-cell>
          <table:table-cell office:value-type="float" office:value="11122" table:style-name="ce24">
            <text:p>11,122</text:p>
          </table:table-cell>
          <table:table-cell office:value-type="float" office:value="2133" table:style-name="ce24">
            <text:p>2,133</text:p>
          </table:table-cell>
          <table:table-cell office:value-type="float" office:value="2142" table:style-name="ce24">
            <text:p>2,142</text:p>
          </table:table-cell>
          <table:table-cell office:value-type="float" office:value="2160" table:style-name="ce24">
            <text:p>2,160</text:p>
          </table:table-cell>
          <table:table-cell office:value-type="float" office:value="2258" table:style-name="ce24">
            <text:p>2,258</text:p>
          </table:table-cell>
          <table:table-cell office:value-type="float" office:value="2429" table:style-name="ce20">
            <text:p>2,429</text:p>
          </table:table-cell>
          <table:table-cell office:value-type="float" office:value="13127" table:style-name="ce24">
            <text:p>13,127</text:p>
          </table:table-cell>
          <table:table-cell office:value-type="float" office:value="2556" table:style-name="ce24">
            <text:p>2,556</text:p>
          </table:table-cell>
          <table:table-cell office:value-type="float" office:value="2599" table:style-name="ce24">
            <text:p>2,599</text:p>
          </table:table-cell>
          <table:table-cell office:value-type="float" office:value="2541" table:style-name="ce24">
            <text:p>2,541</text:p>
          </table:table-cell>
          <table:table-cell office:value-type="float" office:value="2524" table:style-name="ce24">
            <text:p>2,524</text:p>
          </table:table-cell>
          <table:table-cell office:value-type="float" office:value="2907" table:style-name="ce20">
            <text:p>2,907</text:p>
          </table:table-cell>
          <table:table-cell office:value-type="float" office:value="14640" table:style-name="ce24">
            <text:p>14,640</text:p>
          </table:table-cell>
          <table:table-cell office:value-type="float" office:value="3048" table:style-name="ce24">
            <text:p>3,048</text:p>
          </table:table-cell>
          <table:table-cell office:value-type="float" office:value="3005" table:style-name="ce24">
            <text:p>3,005</text:p>
          </table:table-cell>
          <table:table-cell office:value-type="float" office:value="3032" table:style-name="ce24">
            <text:p>3,032</text:p>
          </table:table-cell>
          <table:table-cell office:value-type="float" office:value="2933" table:style-name="ce24">
            <text:p>2,933</text:p>
          </table:table-cell>
          <table:table-cell office:value-type="float" office:value="2622" table:style-name="ce20">
            <text:p>2,622</text:p>
          </table:table-cell>
          <table:table-cell office:value-type="float" office:value="13364" table:style-name="ce24">
            <text:p>13,364</text:p>
          </table:table-cell>
          <table:table-cell office:value-type="float" office:value="2773" table:style-name="ce24">
            <text:p>2,773</text:p>
          </table:table-cell>
          <table:table-cell office:value-type="float" office:value="2786" table:style-name="ce24">
            <text:p>2,786</text:p>
          </table:table-cell>
          <table:table-cell office:value-type="float" office:value="2638" table:style-name="ce24">
            <text:p>2,638</text:p>
          </table:table-cell>
          <table:table-cell office:value-type="float" office:value="2661" table:style-name="ce24">
            <text:p>2,661</text:p>
          </table:table-cell>
          <table:table-cell office:value-type="float" office:value="2506" table:style-name="ce20">
            <text:p>2,506</text:p>
          </table:table-cell>
          <table:table-cell office:value-type="float" office:value="9132" table:style-name="ce24">
            <text:p>9,132</text:p>
          </table:table-cell>
          <table:table-cell office:value-type="float" office:value="2206" table:style-name="ce24">
            <text:p>2,206</text:p>
          </table:table-cell>
          <table:table-cell office:value-type="float" office:value="2162" table:style-name="ce24">
            <text:p>2,162</text:p>
          </table:table-cell>
          <table:table-cell office:value-type="float" office:value="1655" table:style-name="ce24">
            <text:p>1,655</text:p>
          </table:table-cell>
          <table:table-cell office:value-type="float" office:value="1702" table:style-name="ce24">
            <text:p>1,702</text:p>
          </table:table-cell>
          <table:table-cell office:value-type="float" office:value="1407" table:style-name="ce20">
            <text:p>1,407</text:p>
          </table:table-cell>
          <table:table-cell office:value-type="float" office:value="4757" table:style-name="ce24">
            <text:p>4,757</text:p>
          </table:table-cell>
          <table:table-cell office:value-type="float" office:value="1214" table:style-name="ce24">
            <text:p>1,214</text:p>
          </table:table-cell>
          <table:table-cell office:value-type="float" office:value="1085" table:style-name="ce24">
            <text:p>1,085</text:p>
          </table:table-cell>
          <table:table-cell office:value-type="float" office:value="937" table:style-name="ce24">
            <text:p>937</text:p>
          </table:table-cell>
          <table:table-cell office:value-type="float" office:value="825" table:style-name="ce24">
            <text:p>825</text:p>
          </table:table-cell>
          <table:table-cell office:value-type="float" office:value="696" table:style-name="ce20">
            <text:p>696</text:p>
          </table:table-cell>
          <table:table-cell office:value-type="float" office:value="3242" table:style-name="ce24">
            <text:p>3,242</text:p>
          </table:table-cell>
          <table:table-cell office:value-type="float" office:value="663" table:style-name="ce24">
            <text:p>663</text:p>
          </table:table-cell>
          <table:table-cell office:value-type="float" office:value="710" table:style-name="ce24">
            <text:p>710</text:p>
          </table:table-cell>
          <table:table-cell office:value-type="float" office:value="653" table:style-name="ce24">
            <text:p>653</text:p>
          </table:table-cell>
          <table:table-cell office:value-type="float" office:value="618" table:style-name="ce24">
            <text:p>618</text:p>
          </table:table-cell>
          <table:table-cell office:value-type="float" office:value="598" table:style-name="ce20">
            <text:p>598</text:p>
          </table:table-cell>
          <table:table-cell office:value-type="float" office:value="2569" table:style-name="ce24">
            <text:p>2,569</text:p>
          </table:table-cell>
          <table:table-cell office:value-type="float" office:value="527" table:style-name="ce24">
            <text:p>527</text:p>
          </table:table-cell>
          <table:table-cell office:value-type="float" office:value="555" table:style-name="ce24">
            <text:p>555</text:p>
          </table:table-cell>
          <table:table-cell office:value-type="float" office:value="538" table:style-name="ce24">
            <text:p>538</text:p>
          </table:table-cell>
          <table:table-cell office:value-type="float" office:value="531" table:style-name="ce24">
            <text:p>531</text:p>
          </table:table-cell>
          <table:table-cell office:value-type="float" office:value="418" table:style-name="ce20">
            <text:p>418</text:p>
          </table:table-cell>
          <table:table-cell office:value-type="float" office:value="1618" table:style-name="ce24">
            <text:p>1,618</text:p>
          </table:table-cell>
          <table:table-cell office:value-type="float" office:value="401" table:style-name="ce24">
            <text:p>401</text:p>
          </table:table-cell>
          <table:table-cell office:value-type="float" office:value="349" table:style-name="ce24">
            <text:p>349</text:p>
          </table:table-cell>
          <table:table-cell office:value-type="float" office:value="336" table:style-name="ce24">
            <text:p>336</text:p>
          </table:table-cell>
          <table:table-cell office:value-type="float" office:value="296" table:style-name="ce24">
            <text:p>296</text:p>
          </table:table-cell>
          <table:table-cell office:value-type="float" office:value="236" table:style-name="ce20">
            <text:p>236</text:p>
          </table:table-cell>
          <table:table-cell office:value-type="float" office:value="674" table:style-name="ce24">
            <text:p>674</text:p>
          </table:table-cell>
          <table:table-cell office:value-type="float" office:value="188" table:style-name="ce24">
            <text:p>188</text:p>
          </table:table-cell>
          <table:table-cell office:value-type="float" office:value="162" table:style-name="ce24">
            <text:p>162</text:p>
          </table:table-cell>
          <table:table-cell office:value-type="float" office:value="141" table:style-name="ce24">
            <text:p>141</text:p>
          </table:table-cell>
          <table:table-cell office:value-type="float" office:value="92" table:style-name="ce24">
            <text:p>92</text:p>
          </table:table-cell>
          <table:table-cell office:value-type="float" office:value="91" table:style-name="ce20">
            <text:p>91</text:p>
          </table:table-cell>
          <table:table-cell office:value-type="float" office:value="236" table:style-name="ce24">
            <text:p>236</text:p>
          </table:table-cell>
          <table:table-cell office:value-type="float" office:value="68" table:style-name="ce24">
            <text:p>68</text:p>
          </table:table-cell>
          <table:table-cell office:value-type="float" office:value="56" table:style-name="ce24">
            <text:p>56</text:p>
          </table:table-cell>
          <table:table-cell office:value-type="float" office:value="47" table:style-name="ce24">
            <text:p>47</text:p>
          </table:table-cell>
          <table:table-cell office:value-type="float" office:value="36" table:style-name="ce24">
            <text:p>36</text:p>
          </table:table-cell>
          <table:table-cell office:value-type="float" office:value="29" table:style-name="ce20">
            <text:p>29</text:p>
          </table:table-cell>
          <table:table-cell office:value-type="float" office:value="53" table:style-name="ce24">
            <text:p>5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福建省</text:p>
          </table:table-cell>
          <table:table-cell office:value-type="string" table:style-name="ce19">
            <text:p>男</text:p>
          </table:table-cell>
          <table:table-cell office:value-type="float" office:value="77834" table:style-name="ce24">
            <text:p>77,834</text:p>
          </table:table-cell>
          <table:table-cell office:value-type="float" office:value="2772" table:style-name="ce24">
            <text:p>2,772</text:p>
          </table:table-cell>
          <table:table-cell office:value-type="float" office:value="533" table:style-name="ce24">
            <text:p>533</text:p>
          </table:table-cell>
          <table:table-cell office:value-type="float" office:value="600" table:style-name="ce24">
            <text:p>600</text:p>
          </table:table-cell>
          <table:table-cell office:value-type="float" office:value="583" table:style-name="ce24">
            <text:p>583</text:p>
          </table:table-cell>
          <table:table-cell office:value-type="float" office:value="529" table:style-name="ce24">
            <text:p>529</text:p>
          </table:table-cell>
          <table:table-cell office:value-type="float" office:value="527" table:style-name="ce24">
            <text:p>527</text:p>
          </table:table-cell>
          <table:table-cell office:value-type="float" office:value="2383" table:style-name="ce24">
            <text:p>2,383</text:p>
          </table:table-cell>
          <table:table-cell office:value-type="float" office:value="504" table:style-name="ce24">
            <text:p>504</text:p>
          </table:table-cell>
          <table:table-cell office:value-type="float" office:value="461" table:style-name="ce24">
            <text:p>461</text:p>
          </table:table-cell>
          <table:table-cell office:value-type="float" office:value="421" table:style-name="ce24">
            <text:p>421</text:p>
          </table:table-cell>
          <table:table-cell office:value-type="float" office:value="524" table:style-name="ce24">
            <text:p>524</text:p>
          </table:table-cell>
          <table:table-cell office:value-type="float" office:value="473" table:style-name="ce20">
            <text:p>473</text:p>
          </table:table-cell>
          <table:table-cell office:value-type="float" office:value="2163" table:style-name="ce24">
            <text:p>2,163</text:p>
          </table:table-cell>
          <table:table-cell office:value-type="float" office:value="411" table:style-name="ce24">
            <text:p>411</text:p>
          </table:table-cell>
          <table:table-cell office:value-type="float" office:value="404" table:style-name="ce24">
            <text:p>404</text:p>
          </table:table-cell>
          <table:table-cell office:value-type="float" office:value="398" table:style-name="ce24">
            <text:p>398</text:p>
          </table:table-cell>
          <table:table-cell office:value-type="float" office:value="497" table:style-name="ce24">
            <text:p>497</text:p>
          </table:table-cell>
          <table:table-cell office:value-type="float" office:value="453" table:style-name="ce20">
            <text:p>453</text:p>
          </table:table-cell>
          <table:table-cell office:value-type="float" office:value="3345" table:style-name="ce24">
            <text:p>3,345</text:p>
          </table:table-cell>
          <table:table-cell office:value-type="float" office:value="487" table:style-name="ce24">
            <text:p>487</text:p>
          </table:table-cell>
          <table:table-cell office:value-type="float" office:value="503" table:style-name="ce24">
            <text:p>503</text:p>
          </table:table-cell>
          <table:table-cell office:value-type="float" office:value="580" table:style-name="ce24">
            <text:p>580</text:p>
          </table:table-cell>
          <table:table-cell office:value-type="float" office:value="811" table:style-name="ce24">
            <text:p>811</text:p>
          </table:table-cell>
          <table:table-cell office:value-type="float" office:value="964" table:style-name="ce20">
            <text:p>964</text:p>
          </table:table-cell>
          <table:table-cell office:value-type="float" office:value="6147" table:style-name="ce24">
            <text:p>6,147</text:p>
          </table:table-cell>
          <table:table-cell office:value-type="float" office:value="1309" table:style-name="ce24">
            <text:p>1,309</text:p>
          </table:table-cell>
          <table:table-cell office:value-type="float" office:value="1200" table:style-name="ce24">
            <text:p>1,200</text:p>
          </table:table-cell>
          <table:table-cell office:value-type="float" office:value="1024" table:style-name="ce24">
            <text:p>1,024</text:p>
          </table:table-cell>
          <table:table-cell office:value-type="float" office:value="1288" table:style-name="ce24">
            <text:p>1,288</text:p>
          </table:table-cell>
          <table:table-cell office:value-type="float" office:value="1326" table:style-name="ce20">
            <text:p>1,326</text:p>
          </table:table-cell>
          <table:table-cell office:value-type="float" office:value="6641" table:style-name="ce24">
            <text:p>6,641</text:p>
          </table:table-cell>
          <table:table-cell office:value-type="float" office:value="1367" table:style-name="ce24">
            <text:p>1,367</text:p>
          </table:table-cell>
          <table:table-cell office:value-type="float" office:value="1292" table:style-name="ce24">
            <text:p>1,292</text:p>
          </table:table-cell>
          <table:table-cell office:value-type="float" office:value="1414" table:style-name="ce24">
            <text:p>1,414</text:p>
          </table:table-cell>
          <table:table-cell office:value-type="float" office:value="1367" table:style-name="ce24">
            <text:p>1,367</text:p>
          </table:table-cell>
          <table:table-cell office:value-type="float" office:value="1201" table:style-name="ce20">
            <text:p>1,201</text:p>
          </table:table-cell>
          <table:table-cell office:value-type="float" office:value="5928" table:style-name="ce24">
            <text:p>5,928</text:p>
          </table:table-cell>
          <table:table-cell office:value-type="float" office:value="1246" table:style-name="ce24">
            <text:p>1,246</text:p>
          </table:table-cell>
          <table:table-cell office:value-type="float" office:value="1189" table:style-name="ce24">
            <text:p>1,189</text:p>
          </table:table-cell>
          <table:table-cell office:value-type="float" office:value="1268" table:style-name="ce24">
            <text:p>1,268</text:p>
          </table:table-cell>
          <table:table-cell office:value-type="float" office:value="1162" table:style-name="ce24">
            <text:p>1,162</text:p>
          </table:table-cell>
          <table:table-cell office:value-type="float" office:value="1063" table:style-name="ce20">
            <text:p>1,063</text:p>
          </table:table-cell>
          <table:table-cell office:value-type="float" office:value="5698" table:style-name="ce24">
            <text:p>5,698</text:p>
          </table:table-cell>
          <table:table-cell office:value-type="float" office:value="1125" table:style-name="ce24">
            <text:p>1,125</text:p>
          </table:table-cell>
          <table:table-cell office:value-type="float" office:value="1152" table:style-name="ce24">
            <text:p>1,152</text:p>
          </table:table-cell>
          <table:table-cell office:value-type="float" office:value="1106" table:style-name="ce24">
            <text:p>1,106</text:p>
          </table:table-cell>
          <table:table-cell office:value-type="float" office:value="1194" table:style-name="ce24">
            <text:p>1,194</text:p>
          </table:table-cell>
          <table:table-cell office:value-type="float" office:value="1121" table:style-name="ce20">
            <text:p>1,121</text:p>
          </table:table-cell>
          <table:table-cell office:value-type="float" office:value="5376" table:style-name="ce24">
            <text:p>5,376</text:p>
          </table:table-cell>
          <table:table-cell office:value-type="float" office:value="1065" table:style-name="ce24">
            <text:p>1,065</text:p>
          </table:table-cell>
          <table:table-cell office:value-type="float" office:value="1134" table:style-name="ce24">
            <text:p>1,134</text:p>
          </table:table-cell>
          <table:table-cell office:value-type="float" office:value="1060" table:style-name="ce24">
            <text:p>1,060</text:p>
          </table:table-cell>
          <table:table-cell office:value-type="float" office:value="963" table:style-name="ce24">
            <text:p>963</text:p>
          </table:table-cell>
          <table:table-cell office:value-type="float" office:value="1154" table:style-name="ce20">
            <text:p>1,154</text:p>
          </table:table-cell>
          <table:table-cell office:value-type="float" office:value="5591" table:style-name="ce24">
            <text:p>5,591</text:p>
          </table:table-cell>
          <table:table-cell office:value-type="float" office:value="1044" table:style-name="ce24">
            <text:p>1,044</text:p>
          </table:table-cell>
          <table:table-cell office:value-type="float" office:value="1067" table:style-name="ce24">
            <text:p>1,067</text:p>
          </table:table-cell>
          <table:table-cell office:value-type="float" office:value="1093" table:style-name="ce24">
            <text:p>1,093</text:p>
          </table:table-cell>
          <table:table-cell office:value-type="float" office:value="1141" table:style-name="ce24">
            <text:p>1,141</text:p>
          </table:table-cell>
          <table:table-cell office:value-type="float" office:value="1246" table:style-name="ce20">
            <text:p>1,246</text:p>
          </table:table-cell>
          <table:table-cell office:value-type="float" office:value="6641" table:style-name="ce24">
            <text:p>6,641</text:p>
          </table:table-cell>
          <table:table-cell office:value-type="float" office:value="1331" table:style-name="ce24">
            <text:p>1,331</text:p>
          </table:table-cell>
          <table:table-cell office:value-type="float" office:value="1337" table:style-name="ce24">
            <text:p>1,337</text:p>
          </table:table-cell>
          <table:table-cell office:value-type="float" office:value="1316" table:style-name="ce24">
            <text:p>1,316</text:p>
          </table:table-cell>
          <table:table-cell office:value-type="float" office:value="1263" table:style-name="ce24">
            <text:p>1,263</text:p>
          </table:table-cell>
          <table:table-cell office:value-type="float" office:value="1394" table:style-name="ce20">
            <text:p>1,394</text:p>
          </table:table-cell>
          <table:table-cell office:value-type="float" office:value="7380" table:style-name="ce24">
            <text:p>7,380</text:p>
          </table:table-cell>
          <table:table-cell office:value-type="float" office:value="1563" table:style-name="ce24">
            <text:p>1,563</text:p>
          </table:table-cell>
          <table:table-cell office:value-type="float" office:value="1492" table:style-name="ce24">
            <text:p>1,492</text:p>
          </table:table-cell>
          <table:table-cell office:value-type="float" office:value="1513" table:style-name="ce24">
            <text:p>1,513</text:p>
          </table:table-cell>
          <table:table-cell office:value-type="float" office:value="1455" table:style-name="ce24">
            <text:p>1,455</text:p>
          </table:table-cell>
          <table:table-cell office:value-type="float" office:value="1357" table:style-name="ce20">
            <text:p>1,357</text:p>
          </table:table-cell>
          <table:table-cell office:value-type="float" office:value="6959" table:style-name="ce24">
            <text:p>6,959</text:p>
          </table:table-cell>
          <table:table-cell office:value-type="float" office:value="1473" table:style-name="ce24">
            <text:p>1,473</text:p>
          </table:table-cell>
          <table:table-cell office:value-type="float" office:value="1445" table:style-name="ce24">
            <text:p>1,445</text:p>
          </table:table-cell>
          <table:table-cell office:value-type="float" office:value="1362" table:style-name="ce24">
            <text:p>1,362</text:p>
          </table:table-cell>
          <table:table-cell office:value-type="float" office:value="1382" table:style-name="ce24">
            <text:p>1,382</text:p>
          </table:table-cell>
          <table:table-cell office:value-type="float" office:value="1297" table:style-name="ce20">
            <text:p>1,297</text:p>
          </table:table-cell>
          <table:table-cell office:value-type="float" office:value="4641" table:style-name="ce24">
            <text:p>4,641</text:p>
          </table:table-cell>
          <table:table-cell office:value-type="float" office:value="1119" table:style-name="ce24">
            <text:p>1,119</text:p>
          </table:table-cell>
          <table:table-cell office:value-type="float" office:value="1085" table:style-name="ce24">
            <text:p>1,085</text:p>
          </table:table-cell>
          <table:table-cell office:value-type="float" office:value="863" table:style-name="ce24">
            <text:p>863</text:p>
          </table:table-cell>
          <table:table-cell office:value-type="float" office:value="883" table:style-name="ce24">
            <text:p>883</text:p>
          </table:table-cell>
          <table:table-cell office:value-type="float" office:value="691" table:style-name="ce20">
            <text:p>691</text:p>
          </table:table-cell>
          <table:table-cell office:value-type="float" office:value="2398" table:style-name="ce24">
            <text:p>2,398</text:p>
          </table:table-cell>
          <table:table-cell office:value-type="float" office:value="618" table:style-name="ce24">
            <text:p>618</text:p>
          </table:table-cell>
          <table:table-cell office:value-type="float" office:value="529" table:style-name="ce24">
            <text:p>529</text:p>
          </table:table-cell>
          <table:table-cell office:value-type="float" office:value="480" table:style-name="ce24">
            <text:p>480</text:p>
          </table:table-cell>
          <table:table-cell office:value-type="float" office:value="419" table:style-name="ce24">
            <text:p>419</text:p>
          </table:table-cell>
          <table:table-cell office:value-type="float" office:value="352" table:style-name="ce20">
            <text:p>352</text:p>
          </table:table-cell>
          <table:table-cell office:value-type="float" office:value="1614" table:style-name="ce24">
            <text:p>1,614</text:p>
          </table:table-cell>
          <table:table-cell office:value-type="float" office:value="332" table:style-name="ce24">
            <text:p>332</text:p>
          </table:table-cell>
          <table:table-cell office:value-type="float" office:value="363" table:style-name="ce24">
            <text:p>363</text:p>
          </table:table-cell>
          <table:table-cell office:value-type="float" office:value="322" table:style-name="ce24">
            <text:p>322</text:p>
          </table:table-cell>
          <table:table-cell office:value-type="float" office:value="310" table:style-name="ce24">
            <text:p>310</text:p>
          </table:table-cell>
          <table:table-cell office:value-type="float" office:value="287" table:style-name="ce20">
            <text:p>287</text:p>
          </table:table-cell>
          <table:table-cell office:value-type="float" office:value="1218" table:style-name="ce24">
            <text:p>1,218</text:p>
          </table:table-cell>
          <table:table-cell office:value-type="float" office:value="246" table:style-name="ce24">
            <text:p>246</text:p>
          </table:table-cell>
          <table:table-cell office:value-type="float" office:value="271" table:style-name="ce24">
            <text:p>271</text:p>
          </table:table-cell>
          <table:table-cell office:value-type="float" office:value="254" table:style-name="ce24">
            <text:p>254</text:p>
          </table:table-cell>
          <table:table-cell office:value-type="float" office:value="255" table:style-name="ce24">
            <text:p>255</text:p>
          </table:table-cell>
          <table:table-cell office:value-type="float" office:value="192" table:style-name="ce20">
            <text:p>192</text:p>
          </table:table-cell>
          <table:table-cell office:value-type="float" office:value="679" table:style-name="ce24">
            <text:p>679</text:p>
          </table:table-cell>
          <table:table-cell office:value-type="float" office:value="167" table:style-name="ce24">
            <text:p>167</text:p>
          </table:table-cell>
          <table:table-cell office:value-type="float" office:value="164" table:style-name="ce24">
            <text:p>164</text:p>
          </table:table-cell>
          <table:table-cell office:value-type="float" office:value="130" table:style-name="ce24">
            <text:p>130</text:p>
          </table:table-cell>
          <table:table-cell office:value-type="float" office:value="124" table:style-name="ce24">
            <text:p>124</text:p>
          </table:table-cell>
          <table:table-cell office:value-type="float" office:value="94" table:style-name="ce20">
            <text:p>94</text:p>
          </table:table-cell>
          <table:table-cell office:value-type="float" office:value="190" table:style-name="ce24">
            <text:p>190</text:p>
          </table:table-cell>
          <table:table-cell office:value-type="float" office:value="59" table:style-name="ce24">
            <text:p>59</text:p>
          </table:table-cell>
          <table:table-cell office:value-type="float" office:value="43" table:style-name="ce24">
            <text:p>43</text:p>
          </table:table-cell>
          <table:table-cell office:value-type="float" office:value="35" table:style-name="ce24">
            <text:p>35</text:p>
          </table:table-cell>
          <table:table-cell office:value-type="float" office:value="28" table:style-name="ce24">
            <text:p>28</text:p>
          </table:table-cell>
          <table:table-cell office:value-type="float" office:value="25" table:style-name="ce20">
            <text:p>25</text:p>
          </table:table-cell>
          <table:table-cell office:value-type="float" office:value="52" table:style-name="ce24">
            <text:p>52</text:p>
          </table:table-cell>
          <table:table-cell office:value-type="float" office:value="19" table:style-name="ce24">
            <text:p>19</text:p>
          </table:table-cell>
          <table:table-cell office:value-type="float" office:value="12" table:style-name="ce24">
            <text:p>12</text:p>
          </table:table-cell>
          <table:table-cell office:value-type="float" office:value="5" table:style-name="ce24">
            <text:p>5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18" table:style-name="ce24">
            <text:p>18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26">
            <text:p>女</text:p>
          </table:table-cell>
          <table:table-cell office:value-type="float" office:value="75973" table:style-name="ce28">
            <text:p>75,973</text:p>
          </table:table-cell>
          <table:table-cell office:value-type="float" office:value="2588" table:style-name="ce27">
            <text:p>2,588</text:p>
          </table:table-cell>
          <table:table-cell office:value-type="float" office:value="471" table:style-name="ce28">
            <text:p>471</text:p>
          </table:table-cell>
          <table:table-cell office:value-type="float" office:value="566" table:style-name="ce28">
            <text:p>566</text:p>
          </table:table-cell>
          <table:table-cell office:value-type="float" office:value="548" table:style-name="ce28">
            <text:p>548</text:p>
          </table:table-cell>
          <table:table-cell office:value-type="float" office:value="518" table:style-name="ce28">
            <text:p>518</text:p>
          </table:table-cell>
          <table:table-cell office:value-type="float" office:value="485" table:style-name="ce28">
            <text:p>485</text:p>
          </table:table-cell>
          <table:table-cell office:value-type="float" office:value="2168" table:style-name="ce28">
            <text:p>2,168</text:p>
          </table:table-cell>
          <table:table-cell office:value-type="float" office:value="466" table:style-name="ce28">
            <text:p>466</text:p>
          </table:table-cell>
          <table:table-cell office:value-type="float" office:value="436" table:style-name="ce28">
            <text:p>436</text:p>
          </table:table-cell>
          <table:table-cell office:value-type="float" office:value="388" table:style-name="ce28">
            <text:p>388</text:p>
          </table:table-cell>
          <table:table-cell office:value-type="float" office:value="480" table:style-name="ce28">
            <text:p>480</text:p>
          </table:table-cell>
          <table:table-cell office:value-type="float" office:value="398" table:style-name="ce27">
            <text:p>398</text:p>
          </table:table-cell>
          <table:table-cell office:value-type="float" office:value="1950" table:style-name="ce28">
            <text:p>1,950</text:p>
          </table:table-cell>
          <table:table-cell office:value-type="float" office:value="373" table:style-name="ce28">
            <text:p>373</text:p>
          </table:table-cell>
          <table:table-cell office:value-type="float" office:value="400" table:style-name="ce28">
            <text:p>400</text:p>
          </table:table-cell>
          <table:table-cell office:value-type="float" office:value="380" table:style-name="ce28">
            <text:p>380</text:p>
          </table:table-cell>
          <table:table-cell office:value-type="float" office:value="392" table:style-name="ce28">
            <text:p>392</text:p>
          </table:table-cell>
          <table:table-cell office:value-type="float" office:value="405" table:style-name="ce27">
            <text:p>405</text:p>
          </table:table-cell>
          <table:table-cell office:value-type="float" office:value="3061" table:style-name="ce28">
            <text:p>3,061</text:p>
          </table:table-cell>
          <table:table-cell office:value-type="float" office:value="438" table:style-name="ce28">
            <text:p>438</text:p>
          </table:table-cell>
          <table:table-cell office:value-type="float" office:value="487" table:style-name="ce28">
            <text:p>487</text:p>
          </table:table-cell>
          <table:table-cell office:value-type="float" office:value="493" table:style-name="ce28">
            <text:p>493</text:p>
          </table:table-cell>
          <table:table-cell office:value-type="float" office:value="699" table:style-name="ce28">
            <text:p>699</text:p>
          </table:table-cell>
          <table:table-cell office:value-type="float" office:value="944" table:style-name="ce27">
            <text:p>944</text:p>
          </table:table-cell>
          <table:table-cell office:value-type="float" office:value="5796" table:style-name="ce28">
            <text:p>5,796</text:p>
          </table:table-cell>
          <table:table-cell office:value-type="float" office:value="1184" table:style-name="ce28">
            <text:p>1,184</text:p>
          </table:table-cell>
          <table:table-cell office:value-type="float" office:value="1127" table:style-name="ce28">
            <text:p>1,127</text:p>
          </table:table-cell>
          <table:table-cell office:value-type="float" office:value="1015" table:style-name="ce28">
            <text:p>1,015</text:p>
          </table:table-cell>
          <table:table-cell office:value-type="float" office:value="1238" table:style-name="ce28">
            <text:p>1,238</text:p>
          </table:table-cell>
          <table:table-cell office:value-type="float" office:value="1232" table:style-name="ce27">
            <text:p>1,232</text:p>
          </table:table-cell>
          <table:table-cell office:value-type="float" office:value="6348" table:style-name="ce28">
            <text:p>6,348</text:p>
          </table:table-cell>
          <table:table-cell office:value-type="float" office:value="1286" table:style-name="ce28">
            <text:p>1,286</text:p>
          </table:table-cell>
          <table:table-cell office:value-type="float" office:value="1362" table:style-name="ce28">
            <text:p>1,362</text:p>
          </table:table-cell>
          <table:table-cell office:value-type="float" office:value="1278" table:style-name="ce28">
            <text:p>1,278</text:p>
          </table:table-cell>
          <table:table-cell office:value-type="float" office:value="1275" table:style-name="ce28">
            <text:p>1,275</text:p>
          </table:table-cell>
          <table:table-cell office:value-type="float" office:value="1147" table:style-name="ce27">
            <text:p>1,147</text:p>
          </table:table-cell>
          <table:table-cell office:value-type="float" office:value="5562" table:style-name="ce28">
            <text:p>5,562</text:p>
          </table:table-cell>
          <table:table-cell office:value-type="float" office:value="1252" table:style-name="ce28">
            <text:p>1,252</text:p>
          </table:table-cell>
          <table:table-cell office:value-type="float" office:value="1074" table:style-name="ce28">
            <text:p>1,074</text:p>
          </table:table-cell>
          <table:table-cell office:value-type="float" office:value="1205" table:style-name="ce28">
            <text:p>1,205</text:p>
          </table:table-cell>
          <table:table-cell office:value-type="float" office:value="1046" table:style-name="ce28">
            <text:p>1,046</text:p>
          </table:table-cell>
          <table:table-cell office:value-type="float" office:value="985" table:style-name="ce27">
            <text:p>985</text:p>
          </table:table-cell>
          <table:table-cell office:value-type="float" office:value="5700" table:style-name="ce28">
            <text:p>5,700</text:p>
          </table:table-cell>
          <table:table-cell office:value-type="float" office:value="1129" table:style-name="ce28">
            <text:p>1,129</text:p>
          </table:table-cell>
          <table:table-cell office:value-type="float" office:value="1194" table:style-name="ce28">
            <text:p>1,194</text:p>
          </table:table-cell>
          <table:table-cell office:value-type="float" office:value="1086" table:style-name="ce28">
            <text:p>1,086</text:p>
          </table:table-cell>
          <table:table-cell office:value-type="float" office:value="1138" table:style-name="ce28">
            <text:p>1,138</text:p>
          </table:table-cell>
          <table:table-cell office:value-type="float" office:value="1153" table:style-name="ce27">
            <text:p>1,153</text:p>
          </table:table-cell>
          <table:table-cell office:value-type="float" office:value="5647" table:style-name="ce28">
            <text:p>5,647</text:p>
          </table:table-cell>
          <table:table-cell office:value-type="float" office:value="1078" table:style-name="ce28">
            <text:p>1,078</text:p>
          </table:table-cell>
          <table:table-cell office:value-type="float" office:value="1151" table:style-name="ce28">
            <text:p>1,151</text:p>
          </table:table-cell>
          <table:table-cell office:value-type="float" office:value="1131" table:style-name="ce28">
            <text:p>1,131</text:p>
          </table:table-cell>
          <table:table-cell office:value-type="float" office:value="1142" table:style-name="ce28">
            <text:p>1,142</text:p>
          </table:table-cell>
          <table:table-cell office:value-type="float" office:value="1145" table:style-name="ce27">
            <text:p>1,145</text:p>
          </table:table-cell>
          <table:table-cell office:value-type="float" office:value="5531" table:style-name="ce28">
            <text:p>5,531</text:p>
          </table:table-cell>
          <table:table-cell office:value-type="float" office:value="1089" table:style-name="ce28">
            <text:p>1,089</text:p>
          </table:table-cell>
          <table:table-cell office:value-type="float" office:value="1075" table:style-name="ce28">
            <text:p>1,075</text:p>
          </table:table-cell>
          <table:table-cell office:value-type="float" office:value="1067" table:style-name="ce28">
            <text:p>1,067</text:p>
          </table:table-cell>
          <table:table-cell office:value-type="float" office:value="1117" table:style-name="ce28">
            <text:p>1,117</text:p>
          </table:table-cell>
          <table:table-cell office:value-type="float" office:value="1183" table:style-name="ce27">
            <text:p>1,183</text:p>
          </table:table-cell>
          <table:table-cell office:value-type="float" office:value="6486" table:style-name="ce28">
            <text:p>6,486</text:p>
          </table:table-cell>
          <table:table-cell office:value-type="float" office:value="1225" table:style-name="ce28">
            <text:p>1,225</text:p>
          </table:table-cell>
          <table:table-cell office:value-type="float" office:value="1262" table:style-name="ce28">
            <text:p>1,262</text:p>
          </table:table-cell>
          <table:table-cell office:value-type="float" office:value="1225" table:style-name="ce28">
            <text:p>1,225</text:p>
          </table:table-cell>
          <table:table-cell office:value-type="float" office:value="1261" table:style-name="ce28">
            <text:p>1,261</text:p>
          </table:table-cell>
          <table:table-cell office:value-type="float" office:value="1513" table:style-name="ce27">
            <text:p>1,513</text:p>
          </table:table-cell>
          <table:table-cell office:value-type="float" office:value="7260" table:style-name="ce28">
            <text:p>7,260</text:p>
          </table:table-cell>
          <table:table-cell office:value-type="float" office:value="1485" table:style-name="ce28">
            <text:p>1,485</text:p>
          </table:table-cell>
          <table:table-cell office:value-type="float" office:value="1513" table:style-name="ce28">
            <text:p>1,513</text:p>
          </table:table-cell>
          <table:table-cell office:value-type="float" office:value="1519" table:style-name="ce28">
            <text:p>1,519</text:p>
          </table:table-cell>
          <table:table-cell office:value-type="float" office:value="1478" table:style-name="ce28">
            <text:p>1,478</text:p>
          </table:table-cell>
          <table:table-cell office:value-type="float" office:value="1265" table:style-name="ce27">
            <text:p>1,265</text:p>
          </table:table-cell>
          <table:table-cell office:value-type="float" office:value="6405" table:style-name="ce28">
            <text:p>6,405</text:p>
          </table:table-cell>
          <table:table-cell office:value-type="float" office:value="1300" table:style-name="ce28">
            <text:p>1,300</text:p>
          </table:table-cell>
          <table:table-cell office:value-type="float" office:value="1341" table:style-name="ce28">
            <text:p>1,341</text:p>
          </table:table-cell>
          <table:table-cell office:value-type="float" office:value="1276" table:style-name="ce28">
            <text:p>1,276</text:p>
          </table:table-cell>
          <table:table-cell office:value-type="float" office:value="1279" table:style-name="ce28">
            <text:p>1,279</text:p>
          </table:table-cell>
          <table:table-cell office:value-type="float" office:value="1209" table:style-name="ce27">
            <text:p>1,209</text:p>
          </table:table-cell>
          <table:table-cell office:value-type="float" office:value="4491" table:style-name="ce28">
            <text:p>4,491</text:p>
          </table:table-cell>
          <table:table-cell office:value-type="float" office:value="1087" table:style-name="ce28">
            <text:p>1,087</text:p>
          </table:table-cell>
          <table:table-cell office:value-type="float" office:value="1077" table:style-name="ce28">
            <text:p>1,077</text:p>
          </table:table-cell>
          <table:table-cell office:value-type="float" office:value="792" table:style-name="ce28">
            <text:p>792</text:p>
          </table:table-cell>
          <table:table-cell office:value-type="float" office:value="819" table:style-name="ce28">
            <text:p>819</text:p>
          </table:table-cell>
          <table:table-cell office:value-type="float" office:value="716" table:style-name="ce27">
            <text:p>716</text:p>
          </table:table-cell>
          <table:table-cell office:value-type="float" office:value="2359" table:style-name="ce28">
            <text:p>2,359</text:p>
          </table:table-cell>
          <table:table-cell office:value-type="float" office:value="596" table:style-name="ce28">
            <text:p>596</text:p>
          </table:table-cell>
          <table:table-cell office:value-type="float" office:value="556" table:style-name="ce28">
            <text:p>556</text:p>
          </table:table-cell>
          <table:table-cell office:value-type="float" office:value="457" table:style-name="ce28">
            <text:p>457</text:p>
          </table:table-cell>
          <table:table-cell office:value-type="float" office:value="406" table:style-name="ce28">
            <text:p>406</text:p>
          </table:table-cell>
          <table:table-cell office:value-type="float" office:value="344" table:style-name="ce27">
            <text:p>344</text:p>
          </table:table-cell>
          <table:table-cell office:value-type="float" office:value="1628" table:style-name="ce28">
            <text:p>1,628</text:p>
          </table:table-cell>
          <table:table-cell office:value-type="float" office:value="331" table:style-name="ce28">
            <text:p>331</text:p>
          </table:table-cell>
          <table:table-cell office:value-type="float" office:value="347" table:style-name="ce28">
            <text:p>347</text:p>
          </table:table-cell>
          <table:table-cell office:value-type="float" office:value="331" table:style-name="ce28">
            <text:p>331</text:p>
          </table:table-cell>
          <table:table-cell office:value-type="float" office:value="308" table:style-name="ce28">
            <text:p>308</text:p>
          </table:table-cell>
          <table:table-cell office:value-type="float" office:value="311" table:style-name="ce27">
            <text:p>311</text:p>
          </table:table-cell>
          <table:table-cell office:value-type="float" office:value="1351" table:style-name="ce28">
            <text:p>1,351</text:p>
          </table:table-cell>
          <table:table-cell office:value-type="float" office:value="281" table:style-name="ce28">
            <text:p>281</text:p>
          </table:table-cell>
          <table:table-cell office:value-type="float" office:value="284" table:style-name="ce28">
            <text:p>284</text:p>
          </table:table-cell>
          <table:table-cell office:value-type="float" office:value="284" table:style-name="ce28">
            <text:p>284</text:p>
          </table:table-cell>
          <table:table-cell office:value-type="float" office:value="276" table:style-name="ce28">
            <text:p>276</text:p>
          </table:table-cell>
          <table:table-cell office:value-type="float" office:value="226" table:style-name="ce27">
            <text:p>226</text:p>
          </table:table-cell>
          <table:table-cell office:value-type="float" office:value="939" table:style-name="ce28">
            <text:p>939</text:p>
          </table:table-cell>
          <table:table-cell office:value-type="float" office:value="234" table:style-name="ce28">
            <text:p>234</text:p>
          </table:table-cell>
          <table:table-cell office:value-type="float" office:value="185" table:style-name="ce28">
            <text:p>185</text:p>
          </table:table-cell>
          <table:table-cell office:value-type="float" office:value="206" table:style-name="ce28">
            <text:p>206</text:p>
          </table:table-cell>
          <table:table-cell office:value-type="float" office:value="172" table:style-name="ce28">
            <text:p>172</text:p>
          </table:table-cell>
          <table:table-cell office:value-type="float" office:value="142" table:style-name="ce27">
            <text:p>142</text:p>
          </table:table-cell>
          <table:table-cell office:value-type="float" office:value="484" table:style-name="ce28">
            <text:p>484</text:p>
          </table:table-cell>
          <table:table-cell office:value-type="float" office:value="129" table:style-name="ce28">
            <text:p>129</text:p>
          </table:table-cell>
          <table:table-cell office:value-type="float" office:value="119" table:style-name="ce28">
            <text:p>119</text:p>
          </table:table-cell>
          <table:table-cell office:value-type="float" office:value="106" table:style-name="ce28">
            <text:p>106</text:p>
          </table:table-cell>
          <table:table-cell office:value-type="float" office:value="64" table:style-name="ce28">
            <text:p>64</text:p>
          </table:table-cell>
          <table:table-cell office:value-type="float" office:value="66" table:style-name="ce27">
            <text:p>66</text:p>
          </table:table-cell>
          <table:table-cell office:value-type="float" office:value="184" table:style-name="ce28">
            <text:p>184</text:p>
          </table:table-cell>
          <table:table-cell office:value-type="float" office:value="49" table:style-name="ce28">
            <text:p>49</text:p>
          </table:table-cell>
          <table:table-cell office:value-type="float" office:value="44" table:style-name="ce28">
            <text:p>44</text:p>
          </table:table-cell>
          <table:table-cell office:value-type="float" office:value="42" table:style-name="ce28">
            <text:p>42</text:p>
          </table:table-cell>
          <table:table-cell office:value-type="float" office:value="28" table:style-name="ce28">
            <text:p>28</text:p>
          </table:table-cell>
          <table:table-cell office:value-type="float" office:value="21" table:style-name="ce27">
            <text:p>21</text:p>
          </table:table-cell>
          <table:table-cell office:value-type="float" office:value="35" table:style-name="ce28">
            <text:p>35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140511" table:style-name="ce39">
            <text:p>140,511</text:p>
          </table:table-cell>
          <table:table-cell office:value-type="float" office:value="4795" table:style-name="ce39">
            <text:p>4,795</text:p>
          </table:table-cell>
          <table:table-cell office:value-type="float" office:value="905" table:style-name="ce39">
            <text:p>905</text:p>
          </table:table-cell>
          <table:table-cell office:value-type="float" office:value="1023" table:style-name="ce39">
            <text:p>1,023</text:p>
          </table:table-cell>
          <table:table-cell office:value-type="float" office:value="1012" table:style-name="ce39">
            <text:p>1,012</text:p>
          </table:table-cell>
          <table:table-cell office:value-type="float" office:value="940" table:style-name="ce39">
            <text:p>940</text:p>
          </table:table-cell>
          <table:table-cell office:value-type="float" office:value="915" table:style-name="ce39">
            <text:p>915</text:p>
          </table:table-cell>
          <table:table-cell office:value-type="float" office:value="4069" table:style-name="ce39">
            <text:p>4,069</text:p>
          </table:table-cell>
          <table:table-cell office:value-type="float" office:value="868" table:style-name="ce39">
            <text:p>868</text:p>
          </table:table-cell>
          <table:table-cell office:value-type="float" office:value="800" table:style-name="ce39">
            <text:p>800</text:p>
          </table:table-cell>
          <table:table-cell office:value-type="float" office:value="732" table:style-name="ce39">
            <text:p>732</text:p>
          </table:table-cell>
          <table:table-cell office:value-type="float" office:value="899" table:style-name="ce39">
            <text:p>899</text:p>
          </table:table-cell>
          <table:table-cell office:value-type="float" office:value="770" table:style-name="ce40">
            <text:p>770</text:p>
          </table:table-cell>
          <table:table-cell office:value-type="float" office:value="3678" table:style-name="ce39">
            <text:p>3,678</text:p>
          </table:table-cell>
          <table:table-cell office:value-type="float" office:value="697" table:style-name="ce39">
            <text:p>697</text:p>
          </table:table-cell>
          <table:table-cell office:value-type="float" office:value="728" table:style-name="ce39">
            <text:p>728</text:p>
          </table:table-cell>
          <table:table-cell office:value-type="float" office:value="692" table:style-name="ce39">
            <text:p>692</text:p>
          </table:table-cell>
          <table:table-cell office:value-type="float" office:value="795" table:style-name="ce39">
            <text:p>795</text:p>
          </table:table-cell>
          <table:table-cell office:value-type="float" office:value="766" table:style-name="ce40">
            <text:p>766</text:p>
          </table:table-cell>
          <table:table-cell office:value-type="float" office:value="5865" table:style-name="ce39">
            <text:p>5,865</text:p>
          </table:table-cell>
          <table:table-cell office:value-type="float" office:value="828" table:style-name="ce39">
            <text:p>828</text:p>
          </table:table-cell>
          <table:table-cell office:value-type="float" office:value="914" table:style-name="ce39">
            <text:p>914</text:p>
          </table:table-cell>
          <table:table-cell office:value-type="float" office:value="976" table:style-name="ce39">
            <text:p>976</text:p>
          </table:table-cell>
          <table:table-cell office:value-type="float" office:value="1388" table:style-name="ce39">
            <text:p>1,388</text:p>
          </table:table-cell>
          <table:table-cell office:value-type="float" office:value="1759" table:style-name="ce40">
            <text:p>1,759</text:p>
          </table:table-cell>
          <table:table-cell office:value-type="float" office:value="10938" table:style-name="ce39">
            <text:p>10,938</text:p>
          </table:table-cell>
          <table:table-cell office:value-type="float" office:value="2296" table:style-name="ce39">
            <text:p>2,296</text:p>
          </table:table-cell>
          <table:table-cell office:value-type="float" office:value="2135" table:style-name="ce39">
            <text:p>2,135</text:p>
          </table:table-cell>
          <table:table-cell office:value-type="float" office:value="1864" table:style-name="ce39">
            <text:p>1,864</text:p>
          </table:table-cell>
          <table:table-cell office:value-type="float" office:value="2327" table:style-name="ce39">
            <text:p>2,327</text:p>
          </table:table-cell>
          <table:table-cell office:value-type="float" office:value="2316" table:style-name="ce40">
            <text:p>2,316</text:p>
          </table:table-cell>
          <table:table-cell office:value-type="float" office:value="11780" table:style-name="ce39">
            <text:p>11,780</text:p>
          </table:table-cell>
          <table:table-cell office:value-type="float" office:value="2436" table:style-name="ce39">
            <text:p>2,436</text:p>
          </table:table-cell>
          <table:table-cell office:value-type="float" office:value="2462" table:style-name="ce39">
            <text:p>2,462</text:p>
          </table:table-cell>
          <table:table-cell office:value-type="float" office:value="2425" table:style-name="ce39">
            <text:p>2,425</text:p>
          </table:table-cell>
          <table:table-cell office:value-type="float" office:value="2380" table:style-name="ce39">
            <text:p>2,380</text:p>
          </table:table-cell>
          <table:table-cell office:value-type="float" office:value="2077" table:style-name="ce40">
            <text:p>2,077</text:p>
          </table:table-cell>
          <table:table-cell office:value-type="float" office:value="10438" table:style-name="ce39">
            <text:p>10,438</text:p>
          </table:table-cell>
          <table:table-cell office:value-type="float" office:value="2262" table:style-name="ce39">
            <text:p>2,262</text:p>
          </table:table-cell>
          <table:table-cell office:value-type="float" office:value="2052" table:style-name="ce39">
            <text:p>2,052</text:p>
          </table:table-cell>
          <table:table-cell office:value-type="float" office:value="2233" table:style-name="ce39">
            <text:p>2,233</text:p>
          </table:table-cell>
          <table:table-cell office:value-type="float" office:value="2033" table:style-name="ce39">
            <text:p>2,033</text:p>
          </table:table-cell>
          <table:table-cell office:value-type="float" office:value="1858" table:style-name="ce40">
            <text:p>1,858</text:p>
          </table:table-cell>
          <table:table-cell office:value-type="float" office:value="10393" table:style-name="ce39">
            <text:p>10,393</text:p>
          </table:table-cell>
          <table:table-cell office:value-type="float" office:value="2055" table:style-name="ce39">
            <text:p>2,055</text:p>
          </table:table-cell>
          <table:table-cell office:value-type="float" office:value="2133" table:style-name="ce39">
            <text:p>2,133</text:p>
          </table:table-cell>
          <table:table-cell office:value-type="float" office:value="2017" table:style-name="ce39">
            <text:p>2,017</text:p>
          </table:table-cell>
          <table:table-cell office:value-type="float" office:value="2111" table:style-name="ce39">
            <text:p>2,111</text:p>
          </table:table-cell>
          <table:table-cell office:value-type="float" office:value="2077" table:style-name="ce40">
            <text:p>2,077</text:p>
          </table:table-cell>
          <table:table-cell office:value-type="float" office:value="10013" table:style-name="ce39">
            <text:p>10,013</text:p>
          </table:table-cell>
          <table:table-cell office:value-type="float" office:value="1924" table:style-name="ce39">
            <text:p>1,924</text:p>
          </table:table-cell>
          <table:table-cell office:value-type="float" office:value="2062" table:style-name="ce39">
            <text:p>2,062</text:p>
          </table:table-cell>
          <table:table-cell office:value-type="float" office:value="1992" table:style-name="ce39">
            <text:p>1,992</text:p>
          </table:table-cell>
          <table:table-cell office:value-type="float" office:value="1946" table:style-name="ce39">
            <text:p>1,946</text:p>
          </table:table-cell>
          <table:table-cell office:value-type="float" office:value="2089" table:style-name="ce40">
            <text:p>2,089</text:p>
          </table:table-cell>
          <table:table-cell office:value-type="float" office:value="10091" table:style-name="ce39">
            <text:p>10,091</text:p>
          </table:table-cell>
          <table:table-cell office:value-type="float" office:value="1940" table:style-name="ce39">
            <text:p>1,940</text:p>
          </table:table-cell>
          <table:table-cell office:value-type="float" office:value="1937" table:style-name="ce39">
            <text:p>1,937</text:p>
          </table:table-cell>
          <table:table-cell office:value-type="float" office:value="1944" table:style-name="ce39">
            <text:p>1,944</text:p>
          </table:table-cell>
          <table:table-cell office:value-type="float" office:value="2064" table:style-name="ce39">
            <text:p>2,064</text:p>
          </table:table-cell>
          <table:table-cell office:value-type="float" office:value="2206" table:style-name="ce40">
            <text:p>2,206</text:p>
          </table:table-cell>
          <table:table-cell office:value-type="float" office:value="12060" table:style-name="ce39">
            <text:p>12,060</text:p>
          </table:table-cell>
          <table:table-cell office:value-type="float" office:value="2332" table:style-name="ce39">
            <text:p>2,332</text:p>
          </table:table-cell>
          <table:table-cell office:value-type="float" office:value="2385" table:style-name="ce39">
            <text:p>2,385</text:p>
          </table:table-cell>
          <table:table-cell office:value-type="float" office:value="2368" table:style-name="ce39">
            <text:p>2,368</text:p>
          </table:table-cell>
          <table:table-cell office:value-type="float" office:value="2308" table:style-name="ce39">
            <text:p>2,308</text:p>
          </table:table-cell>
          <table:table-cell office:value-type="float" office:value="2667" table:style-name="ce40">
            <text:p>2,667</text:p>
          </table:table-cell>
          <table:table-cell office:value-type="float" office:value="13511" table:style-name="ce39">
            <text:p>13,511</text:p>
          </table:table-cell>
          <table:table-cell office:value-type="float" office:value="2794" table:style-name="ce39">
            <text:p>2,794</text:p>
          </table:table-cell>
          <table:table-cell office:value-type="float" office:value="2805" table:style-name="ce39">
            <text:p>2,805</text:p>
          </table:table-cell>
          <table:table-cell office:value-type="float" office:value="2792" table:style-name="ce39">
            <text:p>2,792</text:p>
          </table:table-cell>
          <table:table-cell office:value-type="float" office:value="2711" table:style-name="ce39">
            <text:p>2,711</text:p>
          </table:table-cell>
          <table:table-cell office:value-type="float" office:value="2409" table:style-name="ce40">
            <text:p>2,409</text:p>
          </table:table-cell>
          <table:table-cell office:value-type="float" office:value="12298" table:style-name="ce39">
            <text:p>12,298</text:p>
          </table:table-cell>
          <table:table-cell office:value-type="float" office:value="2567" table:style-name="ce39">
            <text:p>2,567</text:p>
          </table:table-cell>
          <table:table-cell office:value-type="float" office:value="2548" table:style-name="ce39">
            <text:p>2,548</text:p>
          </table:table-cell>
          <table:table-cell office:value-type="float" office:value="2414" table:style-name="ce39">
            <text:p>2,414</text:p>
          </table:table-cell>
          <table:table-cell office:value-type="float" office:value="2472" table:style-name="ce39">
            <text:p>2,472</text:p>
          </table:table-cell>
          <table:table-cell office:value-type="float" office:value="2297" table:style-name="ce40">
            <text:p>2,297</text:p>
          </table:table-cell>
          <table:table-cell office:value-type="float" office:value="8407" table:style-name="ce39">
            <text:p>8,407</text:p>
          </table:table-cell>
          <table:table-cell office:value-type="float" office:value="2015" table:style-name="ce39">
            <text:p>2,015</text:p>
          </table:table-cell>
          <table:table-cell office:value-type="float" office:value="2003" table:style-name="ce39">
            <text:p>2,003</text:p>
          </table:table-cell>
          <table:table-cell office:value-type="float" office:value="1508" table:style-name="ce39">
            <text:p>1,508</text:p>
          </table:table-cell>
          <table:table-cell office:value-type="float" office:value="1577" table:style-name="ce39">
            <text:p>1,577</text:p>
          </table:table-cell>
          <table:table-cell office:value-type="float" office:value="1304" table:style-name="ce40">
            <text:p>1,304</text:p>
          </table:table-cell>
          <table:table-cell office:value-type="float" office:value="4338" table:style-name="ce39">
            <text:p>4,338</text:p>
          </table:table-cell>
          <table:table-cell office:value-type="float" office:value="1126" table:style-name="ce39">
            <text:p>1,126</text:p>
          </table:table-cell>
          <table:table-cell office:value-type="float" office:value="1001" table:style-name="ce39">
            <text:p>1,001</text:p>
          </table:table-cell>
          <table:table-cell office:value-type="float" office:value="842" table:style-name="ce39">
            <text:p>842</text:p>
          </table:table-cell>
          <table:table-cell office:value-type="float" office:value="741" table:style-name="ce39">
            <text:p>741</text:p>
          </table:table-cell>
          <table:table-cell office:value-type="float" office:value="628" table:style-name="ce40">
            <text:p>628</text:p>
          </table:table-cell>
          <table:table-cell office:value-type="float" office:value="3046" table:style-name="ce39">
            <text:p>3,046</text:p>
          </table:table-cell>
          <table:table-cell office:value-type="float" office:value="618" table:style-name="ce39">
            <text:p>618</text:p>
          </table:table-cell>
          <table:table-cell office:value-type="float" office:value="670" table:style-name="ce39">
            <text:p>670</text:p>
          </table:table-cell>
          <table:table-cell office:value-type="float" office:value="617" table:style-name="ce39">
            <text:p>617</text:p>
          </table:table-cell>
          <table:table-cell office:value-type="float" office:value="578" table:style-name="ce39">
            <text:p>578</text:p>
          </table:table-cell>
          <table:table-cell office:value-type="float" office:value="563" table:style-name="ce40">
            <text:p>563</text:p>
          </table:table-cell>
          <table:table-cell office:value-type="float" office:value="2402" table:style-name="ce39">
            <text:p>2,402</text:p>
          </table:table-cell>
          <table:table-cell office:value-type="float" office:value="500" table:style-name="ce39">
            <text:p>500</text:p>
          </table:table-cell>
          <table:table-cell office:value-type="float" office:value="514" table:style-name="ce39">
            <text:p>514</text:p>
          </table:table-cell>
          <table:table-cell office:value-type="float" office:value="504" table:style-name="ce39">
            <text:p>504</text:p>
          </table:table-cell>
          <table:table-cell office:value-type="float" office:value="492" table:style-name="ce39">
            <text:p>492</text:p>
          </table:table-cell>
          <table:table-cell office:value-type="float" office:value="392" table:style-name="ce40">
            <text:p>392</text:p>
          </table:table-cell>
          <table:table-cell office:value-type="float" office:value="1514" table:style-name="ce39">
            <text:p>1,514</text:p>
          </table:table-cell>
          <table:table-cell office:value-type="float" office:value="377" table:style-name="ce39">
            <text:p>377</text:p>
          </table:table-cell>
          <table:table-cell office:value-type="float" office:value="322" table:style-name="ce39">
            <text:p>322</text:p>
          </table:table-cell>
          <table:table-cell office:value-type="float" office:value="312" table:style-name="ce39">
            <text:p>312</text:p>
          </table:table-cell>
          <table:table-cell office:value-type="float" office:value="278" table:style-name="ce39">
            <text:p>278</text:p>
          </table:table-cell>
          <table:table-cell office:value-type="float" office:value="225" table:style-name="ce40">
            <text:p>225</text:p>
          </table:table-cell>
          <table:table-cell office:value-type="float" office:value="620" table:style-name="ce39">
            <text:p>620</text:p>
          </table:table-cell>
          <table:table-cell office:value-type="float" office:value="171" table:style-name="ce39">
            <text:p>171</text:p>
          </table:table-cell>
          <table:table-cell office:value-type="float" office:value="151" table:style-name="ce39">
            <text:p>151</text:p>
          </table:table-cell>
          <table:table-cell office:value-type="float" office:value="129" table:style-name="ce39">
            <text:p>129</text:p>
          </table:table-cell>
          <table:table-cell office:value-type="float" office:value="84" table:style-name="ce39">
            <text:p>84</text:p>
          </table:table-cell>
          <table:table-cell office:value-type="float" office:value="85" table:style-name="ce40">
            <text:p>85</text:p>
          </table:table-cell>
          <table:table-cell office:value-type="float" office:value="208" table:style-name="ce39">
            <text:p>208</text:p>
          </table:table-cell>
          <table:table-cell office:value-type="float" office:value="59" table:style-name="ce39">
            <text:p>59</text:p>
          </table:table-cell>
          <table:table-cell office:value-type="float" office:value="52" table:style-name="ce39">
            <text:p>52</text:p>
          </table:table-cell>
          <table:table-cell office:value-type="float" office:value="40" table:style-name="ce39">
            <text:p>40</text:p>
          </table:table-cell>
          <table:table-cell office:value-type="float" office:value="29" table:style-name="ce39">
            <text:p>29</text:p>
          </table:table-cell>
          <table:table-cell office:value-type="float" office:value="28" table:style-name="ce40">
            <text:p>28</text:p>
          </table:table-cell>
          <table:table-cell office:value-type="float" office:value="47" table:style-name="ce39">
            <text:p>47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金門縣</text:p>
          </table:table-cell>
          <table:table-cell office:value-type="string" table:style-name="ce37">
            <text:p>男</text:p>
          </table:table-cell>
          <table:table-cell office:value-type="float" office:value="70149" table:style-name="ce39">
            <text:p>70,149</text:p>
          </table:table-cell>
          <table:table-cell office:value-type="float" office:value="2461" table:style-name="ce39">
            <text:p>2,461</text:p>
          </table:table-cell>
          <table:table-cell office:value-type="float" office:value="475" table:style-name="ce41">
            <text:p>475</text:p>
          </table:table-cell>
          <table:table-cell office:value-type="float" office:value="527" table:style-name="ce41">
            <text:p>527</text:p>
          </table:table-cell>
          <table:table-cell office:value-type="float" office:value="518" table:style-name="ce41">
            <text:p>518</text:p>
          </table:table-cell>
          <table:table-cell office:value-type="float" office:value="468" table:style-name="ce41">
            <text:p>468</text:p>
          </table:table-cell>
          <table:table-cell office:value-type="float" office:value="473" table:style-name="ce41">
            <text:p>473</text:p>
          </table:table-cell>
          <table:table-cell office:value-type="float" office:value="2134" table:style-name="ce41">
            <text:p>2,134</text:p>
          </table:table-cell>
          <table:table-cell office:value-type="float" office:value="447" table:style-name="ce41">
            <text:p>447</text:p>
          </table:table-cell>
          <table:table-cell office:value-type="float" office:value="417" table:style-name="ce41">
            <text:p>417</text:p>
          </table:table-cell>
          <table:table-cell office:value-type="float" office:value="381" table:style-name="ce41">
            <text:p>381</text:p>
          </table:table-cell>
          <table:table-cell office:value-type="float" office:value="467" table:style-name="ce41">
            <text:p>467</text:p>
          </table:table-cell>
          <table:table-cell office:value-type="float" office:value="422" table:style-name="ce42">
            <text:p>422</text:p>
          </table:table-cell>
          <table:table-cell office:value-type="float" office:value="1929" table:style-name="ce41">
            <text:p>1,929</text:p>
          </table:table-cell>
          <table:table-cell office:value-type="float" office:value="365" table:style-name="ce41">
            <text:p>365</text:p>
          </table:table-cell>
          <table:table-cell office:value-type="float" office:value="362" table:style-name="ce41">
            <text:p>362</text:p>
          </table:table-cell>
          <table:table-cell office:value-type="float" office:value="350" table:style-name="ce41">
            <text:p>350</text:p>
          </table:table-cell>
          <table:table-cell office:value-type="float" office:value="449" table:style-name="ce41">
            <text:p>449</text:p>
          </table:table-cell>
          <table:table-cell office:value-type="float" office:value="403" table:style-name="ce42">
            <text:p>403</text:p>
          </table:table-cell>
          <table:table-cell office:value-type="float" office:value="3042" table:style-name="ce41">
            <text:p>3,042</text:p>
          </table:table-cell>
          <table:table-cell office:value-type="float" office:value="433" table:style-name="ce41">
            <text:p>433</text:p>
          </table:table-cell>
          <table:table-cell office:value-type="float" office:value="464" table:style-name="ce41">
            <text:p>464</text:p>
          </table:table-cell>
          <table:table-cell office:value-type="float" office:value="523" table:style-name="ce41">
            <text:p>523</text:p>
          </table:table-cell>
          <table:table-cell office:value-type="float" office:value="743" table:style-name="ce41">
            <text:p>743</text:p>
          </table:table-cell>
          <table:table-cell office:value-type="float" office:value="879" table:style-name="ce42">
            <text:p>879</text:p>
          </table:table-cell>
          <table:table-cell office:value-type="float" office:value="5543" table:style-name="ce41">
            <text:p>5,543</text:p>
          </table:table-cell>
          <table:table-cell office:value-type="float" office:value="1187" table:style-name="ce41">
            <text:p>1,187</text:p>
          </table:table-cell>
          <table:table-cell office:value-type="float" office:value="1085" table:style-name="ce41">
            <text:p>1,085</text:p>
          </table:table-cell>
          <table:table-cell office:value-type="float" office:value="916" table:style-name="ce41">
            <text:p>916</text:p>
          </table:table-cell>
          <table:table-cell office:value-type="float" office:value="1180" table:style-name="ce41">
            <text:p>1,180</text:p>
          </table:table-cell>
          <table:table-cell office:value-type="float" office:value="1175" table:style-name="ce42">
            <text:p>1,175</text:p>
          </table:table-cell>
          <table:table-cell office:value-type="float" office:value="5914" table:style-name="ce41">
            <text:p>5,914</text:p>
          </table:table-cell>
          <table:table-cell office:value-type="float" office:value="1242" table:style-name="ce41">
            <text:p>1,242</text:p>
          </table:table-cell>
          <table:table-cell office:value-type="float" office:value="1192" table:style-name="ce41">
            <text:p>1,192</text:p>
          </table:table-cell>
          <table:table-cell office:value-type="float" office:value="1257" table:style-name="ce41">
            <text:p>1,257</text:p>
          </table:table-cell>
          <table:table-cell office:value-type="float" office:value="1198" table:style-name="ce41">
            <text:p>1,198</text:p>
          </table:table-cell>
          <table:table-cell office:value-type="float" office:value="1025" table:style-name="ce42">
            <text:p>1,025</text:p>
          </table:table-cell>
          <table:table-cell office:value-type="float" office:value="5316" table:style-name="ce41">
            <text:p>5,316</text:p>
          </table:table-cell>
          <table:table-cell office:value-type="float" office:value="1115" table:style-name="ce41">
            <text:p>1,115</text:p>
          </table:table-cell>
          <table:table-cell office:value-type="float" office:value="1056" table:style-name="ce41">
            <text:p>1,056</text:p>
          </table:table-cell>
          <table:table-cell office:value-type="float" office:value="1140" table:style-name="ce41">
            <text:p>1,140</text:p>
          </table:table-cell>
          <table:table-cell office:value-type="float" office:value="1052" table:style-name="ce41">
            <text:p>1,052</text:p>
          </table:table-cell>
          <table:table-cell office:value-type="float" office:value="953" table:style-name="ce42">
            <text:p>953</text:p>
          </table:table-cell>
          <table:table-cell office:value-type="float" office:value="5112" table:style-name="ce41">
            <text:p>5,112</text:p>
          </table:table-cell>
          <table:table-cell office:value-type="float" office:value="1012" table:style-name="ce41">
            <text:p>1,012</text:p>
          </table:table-cell>
          <table:table-cell office:value-type="float" office:value="1034" table:style-name="ce41">
            <text:p>1,034</text:p>
          </table:table-cell>
          <table:table-cell office:value-type="float" office:value="1000" table:style-name="ce41">
            <text:p>1,000</text:p>
          </table:table-cell>
          <table:table-cell office:value-type="float" office:value="1071" table:style-name="ce41">
            <text:p>1,071</text:p>
          </table:table-cell>
          <table:table-cell office:value-type="float" office:value="995" table:style-name="ce42">
            <text:p>995</text:p>
          </table:table-cell>
          <table:table-cell office:value-type="float" office:value="4818" table:style-name="ce41">
            <text:p>4,818</text:p>
          </table:table-cell>
          <table:table-cell office:value-type="float" office:value="953" table:style-name="ce41">
            <text:p>953</text:p>
          </table:table-cell>
          <table:table-cell office:value-type="float" office:value="997" table:style-name="ce41">
            <text:p>997</text:p>
          </table:table-cell>
          <table:table-cell office:value-type="float" office:value="945" table:style-name="ce41">
            <text:p>945</text:p>
          </table:table-cell>
          <table:table-cell office:value-type="float" office:value="885" table:style-name="ce41">
            <text:p>885</text:p>
          </table:table-cell>
          <table:table-cell office:value-type="float" office:value="1038" table:style-name="ce42">
            <text:p>1,038</text:p>
          </table:table-cell>
          <table:table-cell office:value-type="float" office:value="4982" table:style-name="ce41">
            <text:p>4,982</text:p>
          </table:table-cell>
          <table:table-cell office:value-type="float" office:value="927" table:style-name="ce41">
            <text:p>927</text:p>
          </table:table-cell>
          <table:table-cell office:value-type="float" office:value="945" table:style-name="ce41">
            <text:p>945</text:p>
          </table:table-cell>
          <table:table-cell office:value-type="float" office:value="971" table:style-name="ce41">
            <text:p>971</text:p>
          </table:table-cell>
          <table:table-cell office:value-type="float" office:value="1030" table:style-name="ce41">
            <text:p>1,030</text:p>
          </table:table-cell>
          <table:table-cell office:value-type="float" office:value="1109" table:style-name="ce42">
            <text:p>1,109</text:p>
          </table:table-cell>
          <table:table-cell office:value-type="float" office:value="5983" table:style-name="ce41">
            <text:p>5,983</text:p>
          </table:table-cell>
          <table:table-cell office:value-type="float" office:value="1190" table:style-name="ce41">
            <text:p>1,190</text:p>
          </table:table-cell>
          <table:table-cell office:value-type="float" office:value="1213" table:style-name="ce41">
            <text:p>1,213</text:p>
          </table:table-cell>
          <table:table-cell office:value-type="float" office:value="1202" table:style-name="ce41">
            <text:p>1,202</text:p>
          </table:table-cell>
          <table:table-cell office:value-type="float" office:value="1130" table:style-name="ce41">
            <text:p>1,130</text:p>
          </table:table-cell>
          <table:table-cell office:value-type="float" office:value="1248" table:style-name="ce42">
            <text:p>1,248</text:p>
          </table:table-cell>
          <table:table-cell office:value-type="float" office:value="6708" table:style-name="ce41">
            <text:p>6,708</text:p>
          </table:table-cell>
          <table:table-cell office:value-type="float" office:value="1408" table:style-name="ce41">
            <text:p>1,408</text:p>
          </table:table-cell>
          <table:table-cell office:value-type="float" office:value="1370" table:style-name="ce41">
            <text:p>1,370</text:p>
          </table:table-cell>
          <table:table-cell office:value-type="float" office:value="1364" table:style-name="ce41">
            <text:p>1,364</text:p>
          </table:table-cell>
          <table:table-cell office:value-type="float" office:value="1328" table:style-name="ce41">
            <text:p>1,328</text:p>
          </table:table-cell>
          <table:table-cell office:value-type="float" office:value="1238" table:style-name="ce42">
            <text:p>1,238</text:p>
          </table:table-cell>
          <table:table-cell office:value-type="float" office:value="6310" table:style-name="ce41">
            <text:p>6,310</text:p>
          </table:table-cell>
          <table:table-cell office:value-type="float" office:value="1342" table:style-name="ce41">
            <text:p>1,342</text:p>
          </table:table-cell>
          <table:table-cell office:value-type="float" office:value="1301" table:style-name="ce41">
            <text:p>1,301</text:p>
          </table:table-cell>
          <table:table-cell office:value-type="float" office:value="1225" table:style-name="ce41">
            <text:p>1,225</text:p>
          </table:table-cell>
          <table:table-cell office:value-type="float" office:value="1271" table:style-name="ce41">
            <text:p>1,271</text:p>
          </table:table-cell>
          <table:table-cell office:value-type="float" office:value="1171" table:style-name="ce42">
            <text:p>1,171</text:p>
          </table:table-cell>
          <table:table-cell office:value-type="float" office:value="4215" table:style-name="ce41">
            <text:p>4,215</text:p>
          </table:table-cell>
          <table:table-cell office:value-type="float" office:value="1012" table:style-name="ce41">
            <text:p>1,012</text:p>
          </table:table-cell>
          <table:table-cell office:value-type="float" office:value="987" table:style-name="ce41">
            <text:p>987</text:p>
          </table:table-cell>
          <table:table-cell office:value-type="float" office:value="771" table:style-name="ce41">
            <text:p>771</text:p>
          </table:table-cell>
          <table:table-cell office:value-type="float" office:value="813" table:style-name="ce41">
            <text:p>813</text:p>
          </table:table-cell>
          <table:table-cell office:value-type="float" office:value="632" table:style-name="ce42">
            <text:p>632</text:p>
          </table:table-cell>
          <table:table-cell office:value-type="float" office:value="2175" table:style-name="ce41">
            <text:p>2,175</text:p>
          </table:table-cell>
          <table:table-cell office:value-type="float" office:value="558" table:style-name="ce41">
            <text:p>558</text:p>
          </table:table-cell>
          <table:table-cell office:value-type="float" office:value="489" table:style-name="ce41">
            <text:p>489</text:p>
          </table:table-cell>
          <table:table-cell office:value-type="float" office:value="435" table:style-name="ce41">
            <text:p>435</text:p>
          </table:table-cell>
          <table:table-cell office:value-type="float" office:value="376" table:style-name="ce41">
            <text:p>376</text:p>
          </table:table-cell>
          <table:table-cell office:value-type="float" office:value="317" table:style-name="ce42">
            <text:p>317</text:p>
          </table:table-cell>
          <table:table-cell office:value-type="float" office:value="1503" table:style-name="ce41">
            <text:p>1,503</text:p>
          </table:table-cell>
          <table:table-cell office:value-type="float" office:value="306" table:style-name="ce41">
            <text:p>306</text:p>
          </table:table-cell>
          <table:table-cell office:value-type="float" office:value="336" table:style-name="ce41">
            <text:p>336</text:p>
          </table:table-cell>
          <table:table-cell office:value-type="float" office:value="301" table:style-name="ce41">
            <text:p>301</text:p>
          </table:table-cell>
          <table:table-cell office:value-type="float" office:value="293" table:style-name="ce41">
            <text:p>293</text:p>
          </table:table-cell>
          <table:table-cell office:value-type="float" office:value="267" table:style-name="ce42">
            <text:p>267</text:p>
          </table:table-cell>
          <table:table-cell office:value-type="float" office:value="1130" table:style-name="ce41">
            <text:p>1,130</text:p>
          </table:table-cell>
          <table:table-cell office:value-type="float" office:value="234" table:style-name="ce41">
            <text:p>234</text:p>
          </table:table-cell>
          <table:table-cell office:value-type="float" office:value="242" table:style-name="ce41">
            <text:p>242</text:p>
          </table:table-cell>
          <table:table-cell office:value-type="float" office:value="237" table:style-name="ce41">
            <text:p>237</text:p>
          </table:table-cell>
          <table:table-cell office:value-type="float" office:value="238" table:style-name="ce41">
            <text:p>238</text:p>
          </table:table-cell>
          <table:table-cell office:value-type="float" office:value="179" table:style-name="ce42">
            <text:p>179</text:p>
          </table:table-cell>
          <table:table-cell office:value-type="float" office:value="643" table:style-name="ce41">
            <text:p>643</text:p>
          </table:table-cell>
          <table:table-cell office:value-type="float" office:value="157" table:style-name="ce41">
            <text:p>157</text:p>
          </table:table-cell>
          <table:table-cell office:value-type="float" office:value="154" table:style-name="ce41">
            <text:p>154</text:p>
          </table:table-cell>
          <table:table-cell office:value-type="float" office:value="124" table:style-name="ce41">
            <text:p>124</text:p>
          </table:table-cell>
          <table:table-cell office:value-type="float" office:value="118" table:style-name="ce41">
            <text:p>118</text:p>
          </table:table-cell>
          <table:table-cell office:value-type="float" office:value="90" table:style-name="ce42">
            <text:p>90</text:p>
          </table:table-cell>
          <table:table-cell office:value-type="float" office:value="173" table:style-name="ce41">
            <text:p>173</text:p>
          </table:table-cell>
          <table:table-cell office:value-type="float" office:value="56" table:style-name="ce41">
            <text:p>56</text:p>
          </table:table-cell>
          <table:table-cell office:value-type="float" office:value="39" table:style-name="ce41">
            <text:p>39</text:p>
          </table:table-cell>
          <table:table-cell office:value-type="float" office:value="29" table:style-name="ce41">
            <text:p>29</text:p>
          </table:table-cell>
          <table:table-cell office:value-type="float" office:value="25" table:style-name="ce41">
            <text:p>25</text:p>
          </table:table-cell>
          <table:table-cell office:value-type="float" office:value="24" table:style-name="ce42">
            <text:p>24</text:p>
          </table:table-cell>
          <table:table-cell office:value-type="float" office:value="43" table:style-name="ce41">
            <text:p>43</text:p>
          </table:table-cell>
          <table:table-cell office:value-type="float" office:value="14" table:style-name="ce41">
            <text:p>14</text:p>
          </table:table-cell>
          <table:table-cell office:value-type="float" office:value="11" table:style-name="ce41">
            <text:p>11</text:p>
          </table:table-cell>
          <table:table-cell office:value-type="float" office:value="5" table:style-name="ce41">
            <text:p>5</text:p>
          </table:table-cell>
          <table:table-cell office:value-type="float" office:value="6" table:style-name="ce41">
            <text:p>6</text:p>
          </table:table-cell>
          <table:table-cell office:value-type="float" office:value="7" table:style-name="ce42">
            <text:p>7</text:p>
          </table:table-cell>
          <table:table-cell office:value-type="float" office:value="15" table:style-name="ce41">
            <text:p>15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70362" table:style-name="ce43">
            <text:p>70,362</text:p>
          </table:table-cell>
          <table:table-cell office:value-type="float" office:value="2334" table:style-name="ce44">
            <text:p>2,334</text:p>
          </table:table-cell>
          <table:table-cell office:value-type="float" office:value="430" table:style-name="ce45">
            <text:p>430</text:p>
          </table:table-cell>
          <table:table-cell office:value-type="float" office:value="496" table:style-name="ce45">
            <text:p>496</text:p>
          </table:table-cell>
          <table:table-cell office:value-type="float" office:value="494" table:style-name="ce45">
            <text:p>494</text:p>
          </table:table-cell>
          <table:table-cell office:value-type="float" office:value="472" table:style-name="ce45">
            <text:p>472</text:p>
          </table:table-cell>
          <table:table-cell office:value-type="float" office:value="442" table:style-name="ce45">
            <text:p>442</text:p>
          </table:table-cell>
          <table:table-cell office:value-type="float" office:value="1935" table:style-name="ce45">
            <text:p>1,935</text:p>
          </table:table-cell>
          <table:table-cell office:value-type="float" office:value="421" table:style-name="ce45">
            <text:p>421</text:p>
          </table:table-cell>
          <table:table-cell office:value-type="float" office:value="383" table:style-name="ce45">
            <text:p>383</text:p>
          </table:table-cell>
          <table:table-cell office:value-type="float" office:value="351" table:style-name="ce45">
            <text:p>351</text:p>
          </table:table-cell>
          <table:table-cell office:value-type="float" office:value="432" table:style-name="ce45">
            <text:p>432</text:p>
          </table:table-cell>
          <table:table-cell office:value-type="float" office:value="348" table:style-name="ce46">
            <text:p>348</text:p>
          </table:table-cell>
          <table:table-cell office:value-type="float" office:value="1749" table:style-name="ce45">
            <text:p>1,749</text:p>
          </table:table-cell>
          <table:table-cell office:value-type="float" office:value="332" table:style-name="ce45">
            <text:p>332</text:p>
          </table:table-cell>
          <table:table-cell office:value-type="float" office:value="366" table:style-name="ce45">
            <text:p>366</text:p>
          </table:table-cell>
          <table:table-cell office:value-type="float" office:value="342" table:style-name="ce45">
            <text:p>342</text:p>
          </table:table-cell>
          <table:table-cell office:value-type="float" office:value="346" table:style-name="ce45">
            <text:p>346</text:p>
          </table:table-cell>
          <table:table-cell office:value-type="float" office:value="363" table:style-name="ce46">
            <text:p>363</text:p>
          </table:table-cell>
          <table:table-cell office:value-type="float" office:value="2823" table:style-name="ce45">
            <text:p>2,823</text:p>
          </table:table-cell>
          <table:table-cell office:value-type="float" office:value="395" table:style-name="ce45">
            <text:p>395</text:p>
          </table:table-cell>
          <table:table-cell office:value-type="float" office:value="450" table:style-name="ce45">
            <text:p>450</text:p>
          </table:table-cell>
          <table:table-cell office:value-type="float" office:value="453" table:style-name="ce45">
            <text:p>453</text:p>
          </table:table-cell>
          <table:table-cell office:value-type="float" office:value="645" table:style-name="ce45">
            <text:p>645</text:p>
          </table:table-cell>
          <table:table-cell office:value-type="float" office:value="880" table:style-name="ce46">
            <text:p>880</text:p>
          </table:table-cell>
          <table:table-cell office:value-type="float" office:value="5395" table:style-name="ce45">
            <text:p>5,395</text:p>
          </table:table-cell>
          <table:table-cell office:value-type="float" office:value="1109" table:style-name="ce45">
            <text:p>1,109</text:p>
          </table:table-cell>
          <table:table-cell office:value-type="float" office:value="1050" table:style-name="ce45">
            <text:p>1,050</text:p>
          </table:table-cell>
          <table:table-cell office:value-type="float" office:value="948" table:style-name="ce45">
            <text:p>948</text:p>
          </table:table-cell>
          <table:table-cell office:value-type="float" office:value="1147" table:style-name="ce45">
            <text:p>1,147</text:p>
          </table:table-cell>
          <table:table-cell office:value-type="float" office:value="1141" table:style-name="ce46">
            <text:p>1,141</text:p>
          </table:table-cell>
          <table:table-cell office:value-type="float" office:value="5866" table:style-name="ce45">
            <text:p>5,866</text:p>
          </table:table-cell>
          <table:table-cell office:value-type="float" office:value="1194" table:style-name="ce45">
            <text:p>1,194</text:p>
          </table:table-cell>
          <table:table-cell office:value-type="float" office:value="1270" table:style-name="ce45">
            <text:p>1,270</text:p>
          </table:table-cell>
          <table:table-cell office:value-type="float" office:value="1168" table:style-name="ce45">
            <text:p>1,168</text:p>
          </table:table-cell>
          <table:table-cell office:value-type="float" office:value="1182" table:style-name="ce45">
            <text:p>1,182</text:p>
          </table:table-cell>
          <table:table-cell office:value-type="float" office:value="1052" table:style-name="ce46">
            <text:p>1,052</text:p>
          </table:table-cell>
          <table:table-cell office:value-type="float" office:value="5122" table:style-name="ce45">
            <text:p>5,122</text:p>
          </table:table-cell>
          <table:table-cell office:value-type="float" office:value="1147" table:style-name="ce45">
            <text:p>1,147</text:p>
          </table:table-cell>
          <table:table-cell office:value-type="float" office:value="996" table:style-name="ce45">
            <text:p>996</text:p>
          </table:table-cell>
          <table:table-cell office:value-type="float" office:value="1093" table:style-name="ce45">
            <text:p>1,093</text:p>
          </table:table-cell>
          <table:table-cell office:value-type="float" office:value="981" table:style-name="ce45">
            <text:p>981</text:p>
          </table:table-cell>
          <table:table-cell office:value-type="float" office:value="905" table:style-name="ce46">
            <text:p>905</text:p>
          </table:table-cell>
          <table:table-cell office:value-type="float" office:value="5281" table:style-name="ce45">
            <text:p>5,281</text:p>
          </table:table-cell>
          <table:table-cell office:value-type="float" office:value="1043" table:style-name="ce45">
            <text:p>1,043</text:p>
          </table:table-cell>
          <table:table-cell office:value-type="float" office:value="1099" table:style-name="ce45">
            <text:p>1,099</text:p>
          </table:table-cell>
          <table:table-cell office:value-type="float" office:value="1017" table:style-name="ce45">
            <text:p>1,017</text:p>
          </table:table-cell>
          <table:table-cell office:value-type="float" office:value="1040" table:style-name="ce45">
            <text:p>1,040</text:p>
          </table:table-cell>
          <table:table-cell office:value-type="float" office:value="1082" table:style-name="ce46">
            <text:p>1,082</text:p>
          </table:table-cell>
          <table:table-cell office:value-type="float" office:value="5195" table:style-name="ce45">
            <text:p>5,195</text:p>
          </table:table-cell>
          <table:table-cell office:value-type="float" office:value="971" table:style-name="ce45">
            <text:p>971</text:p>
          </table:table-cell>
          <table:table-cell office:value-type="float" office:value="1065" table:style-name="ce45">
            <text:p>1,065</text:p>
          </table:table-cell>
          <table:table-cell office:value-type="float" office:value="1047" table:style-name="ce45">
            <text:p>1,047</text:p>
          </table:table-cell>
          <table:table-cell office:value-type="float" office:value="1061" table:style-name="ce45">
            <text:p>1,061</text:p>
          </table:table-cell>
          <table:table-cell office:value-type="float" office:value="1051" table:style-name="ce46">
            <text:p>1,051</text:p>
          </table:table-cell>
          <table:table-cell office:value-type="float" office:value="5109" table:style-name="ce45">
            <text:p>5,109</text:p>
          </table:table-cell>
          <table:table-cell office:value-type="float" office:value="1013" table:style-name="ce45">
            <text:p>1,013</text:p>
          </table:table-cell>
          <table:table-cell office:value-type="float" office:value="992" table:style-name="ce45">
            <text:p>992</text:p>
          </table:table-cell>
          <table:table-cell office:value-type="float" office:value="973" table:style-name="ce45">
            <text:p>973</text:p>
          </table:table-cell>
          <table:table-cell office:value-type="float" office:value="1034" table:style-name="ce45">
            <text:p>1,034</text:p>
          </table:table-cell>
          <table:table-cell office:value-type="float" office:value="1097" table:style-name="ce46">
            <text:p>1,097</text:p>
          </table:table-cell>
          <table:table-cell office:value-type="float" office:value="6077" table:style-name="ce45">
            <text:p>6,077</text:p>
          </table:table-cell>
          <table:table-cell office:value-type="float" office:value="1142" table:style-name="ce45">
            <text:p>1,142</text:p>
          </table:table-cell>
          <table:table-cell office:value-type="float" office:value="1172" table:style-name="ce45">
            <text:p>1,172</text:p>
          </table:table-cell>
          <table:table-cell office:value-type="float" office:value="1166" table:style-name="ce45">
            <text:p>1,166</text:p>
          </table:table-cell>
          <table:table-cell office:value-type="float" office:value="1178" table:style-name="ce45">
            <text:p>1,178</text:p>
          </table:table-cell>
          <table:table-cell office:value-type="float" office:value="1419" table:style-name="ce46">
            <text:p>1,419</text:p>
          </table:table-cell>
          <table:table-cell office:value-type="float" office:value="6803" table:style-name="ce45">
            <text:p>6,803</text:p>
          </table:table-cell>
          <table:table-cell office:value-type="float" office:value="1386" table:style-name="ce45">
            <text:p>1,386</text:p>
          </table:table-cell>
          <table:table-cell office:value-type="float" office:value="1435" table:style-name="ce45">
            <text:p>1,435</text:p>
          </table:table-cell>
          <table:table-cell office:value-type="float" office:value="1428" table:style-name="ce45">
            <text:p>1,428</text:p>
          </table:table-cell>
          <table:table-cell office:value-type="float" office:value="1383" table:style-name="ce45">
            <text:p>1,383</text:p>
          </table:table-cell>
          <table:table-cell office:value-type="float" office:value="1171" table:style-name="ce46">
            <text:p>1,171</text:p>
          </table:table-cell>
          <table:table-cell office:value-type="float" office:value="5988" table:style-name="ce45">
            <text:p>5,988</text:p>
          </table:table-cell>
          <table:table-cell office:value-type="float" office:value="1225" table:style-name="ce45">
            <text:p>1,225</text:p>
          </table:table-cell>
          <table:table-cell office:value-type="float" office:value="1247" table:style-name="ce45">
            <text:p>1,247</text:p>
          </table:table-cell>
          <table:table-cell office:value-type="float" office:value="1189" table:style-name="ce45">
            <text:p>1,189</text:p>
          </table:table-cell>
          <table:table-cell office:value-type="float" office:value="1201" table:style-name="ce45">
            <text:p>1,201</text:p>
          </table:table-cell>
          <table:table-cell office:value-type="float" office:value="1126" table:style-name="ce46">
            <text:p>1,126</text:p>
          </table:table-cell>
          <table:table-cell office:value-type="float" office:value="4192" table:style-name="ce45">
            <text:p>4,192</text:p>
          </table:table-cell>
          <table:table-cell office:value-type="float" office:value="1003" table:style-name="ce45">
            <text:p>1,003</text:p>
          </table:table-cell>
          <table:table-cell office:value-type="float" office:value="1016" table:style-name="ce45">
            <text:p>1,016</text:p>
          </table:table-cell>
          <table:table-cell office:value-type="float" office:value="737" table:style-name="ce45">
            <text:p>737</text:p>
          </table:table-cell>
          <table:table-cell office:value-type="float" office:value="764" table:style-name="ce45">
            <text:p>764</text:p>
          </table:table-cell>
          <table:table-cell office:value-type="float" office:value="672" table:style-name="ce46">
            <text:p>672</text:p>
          </table:table-cell>
          <table:table-cell office:value-type="float" office:value="2163" table:style-name="ce45">
            <text:p>2,163</text:p>
          </table:table-cell>
          <table:table-cell office:value-type="float" office:value="568" table:style-name="ce45">
            <text:p>568</text:p>
          </table:table-cell>
          <table:table-cell office:value-type="float" office:value="512" table:style-name="ce45">
            <text:p>512</text:p>
          </table:table-cell>
          <table:table-cell office:value-type="float" office:value="407" table:style-name="ce45">
            <text:p>407</text:p>
          </table:table-cell>
          <table:table-cell office:value-type="float" office:value="365" table:style-name="ce45">
            <text:p>365</text:p>
          </table:table-cell>
          <table:table-cell office:value-type="float" office:value="311" table:style-name="ce46">
            <text:p>311</text:p>
          </table:table-cell>
          <table:table-cell office:value-type="float" office:value="1543" table:style-name="ce45">
            <text:p>1,543</text:p>
          </table:table-cell>
          <table:table-cell office:value-type="float" office:value="312" table:style-name="ce45">
            <text:p>312</text:p>
          </table:table-cell>
          <table:table-cell office:value-type="float" office:value="334" table:style-name="ce45">
            <text:p>334</text:p>
          </table:table-cell>
          <table:table-cell office:value-type="float" office:value="316" table:style-name="ce45">
            <text:p>316</text:p>
          </table:table-cell>
          <table:table-cell office:value-type="float" office:value="285" table:style-name="ce45">
            <text:p>285</text:p>
          </table:table-cell>
          <table:table-cell office:value-type="float" office:value="296" table:style-name="ce46">
            <text:p>296</text:p>
          </table:table-cell>
          <table:table-cell office:value-type="float" office:value="1272" table:style-name="ce45">
            <text:p>1,272</text:p>
          </table:table-cell>
          <table:table-cell office:value-type="float" office:value="266" table:style-name="ce45">
            <text:p>266</text:p>
          </table:table-cell>
          <table:table-cell office:value-type="float" office:value="272" table:style-name="ce45">
            <text:p>272</text:p>
          </table:table-cell>
          <table:table-cell office:value-type="float" office:value="267" table:style-name="ce45">
            <text:p>267</text:p>
          </table:table-cell>
          <table:table-cell office:value-type="float" office:value="254" table:style-name="ce45">
            <text:p>254</text:p>
          </table:table-cell>
          <table:table-cell office:value-type="float" office:value="213" table:style-name="ce46">
            <text:p>213</text:p>
          </table:table-cell>
          <table:table-cell office:value-type="float" office:value="871" table:style-name="ce45">
            <text:p>871</text:p>
          </table:table-cell>
          <table:table-cell office:value-type="float" office:value="220" table:style-name="ce45">
            <text:p>220</text:p>
          </table:table-cell>
          <table:table-cell office:value-type="float" office:value="168" table:style-name="ce45">
            <text:p>168</text:p>
          </table:table-cell>
          <table:table-cell office:value-type="float" office:value="188" table:style-name="ce45">
            <text:p>188</text:p>
          </table:table-cell>
          <table:table-cell office:value-type="float" office:value="160" table:style-name="ce45">
            <text:p>160</text:p>
          </table:table-cell>
          <table:table-cell office:value-type="float" office:value="135" table:style-name="ce46">
            <text:p>135</text:p>
          </table:table-cell>
          <table:table-cell office:value-type="float" office:value="447" table:style-name="ce45">
            <text:p>447</text:p>
          </table:table-cell>
          <table:table-cell office:value-type="float" office:value="115" table:style-name="ce45">
            <text:p>115</text:p>
          </table:table-cell>
          <table:table-cell office:value-type="float" office:value="112" table:style-name="ce45">
            <text:p>112</text:p>
          </table:table-cell>
          <table:table-cell office:value-type="float" office:value="100" table:style-name="ce45">
            <text:p>100</text:p>
          </table:table-cell>
          <table:table-cell office:value-type="float" office:value="59" table:style-name="ce45">
            <text:p>59</text:p>
          </table:table-cell>
          <table:table-cell office:value-type="float" office:value="61" table:style-name="ce46">
            <text:p>61</text:p>
          </table:table-cell>
          <table:table-cell office:value-type="float" office:value="165" table:style-name="ce45">
            <text:p>165</text:p>
          </table:table-cell>
          <table:table-cell office:value-type="float" office:value="45" table:style-name="ce45">
            <text:p>45</text:p>
          </table:table-cell>
          <table:table-cell office:value-type="float" office:value="41" table:style-name="ce45">
            <text:p>41</text:p>
          </table:table-cell>
          <table:table-cell office:value-type="float" office:value="35" table:style-name="ce45">
            <text:p>35</text:p>
          </table:table-cell>
          <table:table-cell office:value-type="float" office:value="23" table:style-name="ce45">
            <text:p>23</text:p>
          </table:table-cell>
          <table:table-cell office:value-type="float" office:value="21" table:style-name="ce46">
            <text:p>21</text:p>
          </table:table-cell>
          <table:table-cell office:value-type="float" office:value="32" table:style-name="ce45">
            <text:p>32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13296" table:style-name="ce39">
            <text:p>13,296</text:p>
          </table:table-cell>
          <table:table-cell office:value-type="float" office:value="565" table:style-name="ce39">
            <text:p>565</text:p>
          </table:table-cell>
          <table:table-cell office:value-type="float" office:value="99" table:style-name="ce39">
            <text:p>99</text:p>
          </table:table-cell>
          <table:table-cell office:value-type="float" office:value="143" table:style-name="ce39">
            <text:p>143</text:p>
          </table:table-cell>
          <table:table-cell office:value-type="float" office:value="119" table:style-name="ce39">
            <text:p>119</text:p>
          </table:table-cell>
          <table:table-cell office:value-type="float" office:value="107" table:style-name="ce39">
            <text:p>107</text:p>
          </table:table-cell>
          <table:table-cell office:value-type="float" office:value="97" table:style-name="ce39">
            <text:p>97</text:p>
          </table:table-cell>
          <table:table-cell office:value-type="float" office:value="482" table:style-name="ce39">
            <text:p>482</text:p>
          </table:table-cell>
          <table:table-cell office:value-type="float" office:value="102" table:style-name="ce39">
            <text:p>102</text:p>
          </table:table-cell>
          <table:table-cell office:value-type="float" office:value="97" table:style-name="ce39">
            <text:p>97</text:p>
          </table:table-cell>
          <table:table-cell office:value-type="float" office:value="77" table:style-name="ce39">
            <text:p>77</text:p>
          </table:table-cell>
          <table:table-cell office:value-type="float" office:value="105" table:style-name="ce39">
            <text:p>105</text:p>
          </table:table-cell>
          <table:table-cell office:value-type="float" office:value="101" table:style-name="ce40">
            <text:p>101</text:p>
          </table:table-cell>
          <table:table-cell office:value-type="float" office:value="435" table:style-name="ce39">
            <text:p>435</text:p>
          </table:table-cell>
          <table:table-cell office:value-type="float" office:value="87" table:style-name="ce39">
            <text:p>87</text:p>
          </table:table-cell>
          <table:table-cell office:value-type="float" office:value="76" table:style-name="ce39">
            <text:p>76</text:p>
          </table:table-cell>
          <table:table-cell office:value-type="float" office:value="86" table:style-name="ce39">
            <text:p>86</text:p>
          </table:table-cell>
          <table:table-cell office:value-type="float" office:value="94" table:style-name="ce39">
            <text:p>94</text:p>
          </table:table-cell>
          <table:table-cell office:value-type="float" office:value="92" table:style-name="ce40">
            <text:p>92</text:p>
          </table:table-cell>
          <table:table-cell office:value-type="float" office:value="541" table:style-name="ce39">
            <text:p>541</text:p>
          </table:table-cell>
          <table:table-cell office:value-type="float" office:value="97" table:style-name="ce39">
            <text:p>97</text:p>
          </table:table-cell>
          <table:table-cell office:value-type="float" office:value="76" table:style-name="ce39">
            <text:p>76</text:p>
          </table:table-cell>
          <table:table-cell office:value-type="float" office:value="97" table:style-name="ce39">
            <text:p>97</text:p>
          </table:table-cell>
          <table:table-cell office:value-type="float" office:value="122" table:style-name="ce39">
            <text:p>122</text:p>
          </table:table-cell>
          <table:table-cell office:value-type="float" office:value="149" table:style-name="ce40">
            <text:p>149</text:p>
          </table:table-cell>
          <table:table-cell office:value-type="float" office:value="1005" table:style-name="ce39">
            <text:p>1,005</text:p>
          </table:table-cell>
          <table:table-cell office:value-type="float" office:value="197" table:style-name="ce39">
            <text:p>197</text:p>
          </table:table-cell>
          <table:table-cell office:value-type="float" office:value="192" table:style-name="ce39">
            <text:p>192</text:p>
          </table:table-cell>
          <table:table-cell office:value-type="float" office:value="175" table:style-name="ce39">
            <text:p>175</text:p>
          </table:table-cell>
          <table:table-cell office:value-type="float" office:value="199" table:style-name="ce39">
            <text:p>199</text:p>
          </table:table-cell>
          <table:table-cell office:value-type="float" office:value="242" table:style-name="ce40">
            <text:p>242</text:p>
          </table:table-cell>
          <table:table-cell office:value-type="float" office:value="1209" table:style-name="ce39">
            <text:p>1,209</text:p>
          </table:table-cell>
          <table:table-cell office:value-type="float" office:value="217" table:style-name="ce39">
            <text:p>217</text:p>
          </table:table-cell>
          <table:table-cell office:value-type="float" office:value="192" table:style-name="ce39">
            <text:p>192</text:p>
          </table:table-cell>
          <table:table-cell office:value-type="float" office:value="267" table:style-name="ce39">
            <text:p>267</text:p>
          </table:table-cell>
          <table:table-cell office:value-type="float" office:value="262" table:style-name="ce39">
            <text:p>262</text:p>
          </table:table-cell>
          <table:table-cell office:value-type="float" office:value="271" table:style-name="ce40">
            <text:p>271</text:p>
          </table:table-cell>
          <table:table-cell office:value-type="float" office:value="1052" table:style-name="ce39">
            <text:p>1,052</text:p>
          </table:table-cell>
          <table:table-cell office:value-type="float" office:value="236" table:style-name="ce39">
            <text:p>236</text:p>
          </table:table-cell>
          <table:table-cell office:value-type="float" office:value="211" table:style-name="ce39">
            <text:p>211</text:p>
          </table:table-cell>
          <table:table-cell office:value-type="float" office:value="240" table:style-name="ce39">
            <text:p>240</text:p>
          </table:table-cell>
          <table:table-cell office:value-type="float" office:value="175" table:style-name="ce39">
            <text:p>175</text:p>
          </table:table-cell>
          <table:table-cell office:value-type="float" office:value="190" table:style-name="ce40">
            <text:p>190</text:p>
          </table:table-cell>
          <table:table-cell office:value-type="float" office:value="1005" table:style-name="ce39">
            <text:p>1,005</text:p>
          </table:table-cell>
          <table:table-cell office:value-type="float" office:value="199" table:style-name="ce39">
            <text:p>199</text:p>
          </table:table-cell>
          <table:table-cell office:value-type="float" office:value="213" table:style-name="ce39">
            <text:p>213</text:p>
          </table:table-cell>
          <table:table-cell office:value-type="float" office:value="175" table:style-name="ce39">
            <text:p>175</text:p>
          </table:table-cell>
          <table:table-cell office:value-type="float" office:value="221" table:style-name="ce39">
            <text:p>221</text:p>
          </table:table-cell>
          <table:table-cell office:value-type="float" office:value="197" table:style-name="ce40">
            <text:p>197</text:p>
          </table:table-cell>
          <table:table-cell office:value-type="float" office:value="1010" table:style-name="ce39">
            <text:p>1,010</text:p>
          </table:table-cell>
          <table:table-cell office:value-type="float" office:value="219" table:style-name="ce39">
            <text:p>219</text:p>
          </table:table-cell>
          <table:table-cell office:value-type="float" office:value="223" table:style-name="ce39">
            <text:p>223</text:p>
          </table:table-cell>
          <table:table-cell office:value-type="float" office:value="199" table:style-name="ce39">
            <text:p>199</text:p>
          </table:table-cell>
          <table:table-cell office:value-type="float" office:value="159" table:style-name="ce39">
            <text:p>159</text:p>
          </table:table-cell>
          <table:table-cell office:value-type="float" office:value="210" table:style-name="ce40">
            <text:p>210</text:p>
          </table:table-cell>
          <table:table-cell office:value-type="float" office:value="1031" table:style-name="ce39">
            <text:p>1,031</text:p>
          </table:table-cell>
          <table:table-cell office:value-type="float" office:value="193" table:style-name="ce39">
            <text:p>193</text:p>
          </table:table-cell>
          <table:table-cell office:value-type="float" office:value="205" table:style-name="ce39">
            <text:p>205</text:p>
          </table:table-cell>
          <table:table-cell office:value-type="float" office:value="216" table:style-name="ce39">
            <text:p>216</text:p>
          </table:table-cell>
          <table:table-cell office:value-type="float" office:value="194" table:style-name="ce39">
            <text:p>194</text:p>
          </table:table-cell>
          <table:table-cell office:value-type="float" office:value="223" table:style-name="ce40">
            <text:p>223</text:p>
          </table:table-cell>
          <table:table-cell office:value-type="float" office:value="1067" table:style-name="ce39">
            <text:p>1,067</text:p>
          </table:table-cell>
          <table:table-cell office:value-type="float" office:value="224" table:style-name="ce39">
            <text:p>224</text:p>
          </table:table-cell>
          <table:table-cell office:value-type="float" office:value="214" table:style-name="ce39">
            <text:p>214</text:p>
          </table:table-cell>
          <table:table-cell office:value-type="float" office:value="173" table:style-name="ce39">
            <text:p>173</text:p>
          </table:table-cell>
          <table:table-cell office:value-type="float" office:value="216" table:style-name="ce39">
            <text:p>216</text:p>
          </table:table-cell>
          <table:table-cell office:value-type="float" office:value="240" table:style-name="ce40">
            <text:p>240</text:p>
          </table:table-cell>
          <table:table-cell office:value-type="float" office:value="1129" table:style-name="ce39">
            <text:p>1,129</text:p>
          </table:table-cell>
          <table:table-cell office:value-type="float" office:value="254" table:style-name="ce39">
            <text:p>254</text:p>
          </table:table-cell>
          <table:table-cell office:value-type="float" office:value="200" table:style-name="ce39">
            <text:p>200</text:p>
          </table:table-cell>
          <table:table-cell office:value-type="float" office:value="240" table:style-name="ce39">
            <text:p>240</text:p>
          </table:table-cell>
          <table:table-cell office:value-type="float" office:value="222" table:style-name="ce39">
            <text:p>222</text:p>
          </table:table-cell>
          <table:table-cell office:value-type="float" office:value="213" table:style-name="ce40">
            <text:p>213</text:p>
          </table:table-cell>
          <table:table-cell office:value-type="float" office:value="1066" table:style-name="ce39">
            <text:p>1,066</text:p>
          </table:table-cell>
          <table:table-cell office:value-type="float" office:value="206" table:style-name="ce39">
            <text:p>206</text:p>
          </table:table-cell>
          <table:table-cell office:value-type="float" office:value="238" table:style-name="ce39">
            <text:p>238</text:p>
          </table:table-cell>
          <table:table-cell office:value-type="float" office:value="224" table:style-name="ce39">
            <text:p>224</text:p>
          </table:table-cell>
          <table:table-cell office:value-type="float" office:value="189" table:style-name="ce39">
            <text:p>189</text:p>
          </table:table-cell>
          <table:table-cell office:value-type="float" office:value="209" table:style-name="ce40">
            <text:p>209</text:p>
          </table:table-cell>
          <table:table-cell office:value-type="float" office:value="725" table:style-name="ce39">
            <text:p>725</text:p>
          </table:table-cell>
          <table:table-cell office:value-type="float" office:value="191" table:style-name="ce39">
            <text:p>191</text:p>
          </table:table-cell>
          <table:table-cell office:value-type="float" office:value="159" table:style-name="ce39">
            <text:p>159</text:p>
          </table:table-cell>
          <table:table-cell office:value-type="float" office:value="147" table:style-name="ce39">
            <text:p>147</text:p>
          </table:table-cell>
          <table:table-cell office:value-type="float" office:value="125" table:style-name="ce39">
            <text:p>125</text:p>
          </table:table-cell>
          <table:table-cell office:value-type="float" office:value="103" table:style-name="ce40">
            <text:p>103</text:p>
          </table:table-cell>
          <table:table-cell office:value-type="float" office:value="419" table:style-name="ce39">
            <text:p>419</text:p>
          </table:table-cell>
          <table:table-cell office:value-type="float" office:value="88" table:style-name="ce39">
            <text:p>88</text:p>
          </table:table-cell>
          <table:table-cell office:value-type="float" office:value="84" table:style-name="ce39">
            <text:p>84</text:p>
          </table:table-cell>
          <table:table-cell office:value-type="float" office:value="95" table:style-name="ce39">
            <text:p>95</text:p>
          </table:table-cell>
          <table:table-cell office:value-type="float" office:value="84" table:style-name="ce39">
            <text:p>84</text:p>
          </table:table-cell>
          <table:table-cell office:value-type="float" office:value="68" table:style-name="ce40">
            <text:p>68</text:p>
          </table:table-cell>
          <table:table-cell office:value-type="float" office:value="196" table:style-name="ce39">
            <text:p>196</text:p>
          </table:table-cell>
          <table:table-cell office:value-type="float" office:value="45" table:style-name="ce39">
            <text:p>45</text:p>
          </table:table-cell>
          <table:table-cell office:value-type="float" office:value="40" table:style-name="ce39">
            <text:p>40</text:p>
          </table:table-cell>
          <table:table-cell office:value-type="float" office:value="36" table:style-name="ce39">
            <text:p>36</text:p>
          </table:table-cell>
          <table:table-cell office:value-type="float" office:value="40" table:style-name="ce39">
            <text:p>40</text:p>
          </table:table-cell>
          <table:table-cell office:value-type="float" office:value="35" table:style-name="ce40">
            <text:p>35</text:p>
          </table:table-cell>
          <table:table-cell office:value-type="float" office:value="167" table:style-name="ce39">
            <text:p>167</text:p>
          </table:table-cell>
          <table:table-cell office:value-type="float" office:value="27" table:style-name="ce39">
            <text:p>27</text:p>
          </table:table-cell>
          <table:table-cell office:value-type="float" office:value="41" table:style-name="ce39">
            <text:p>41</text:p>
          </table:table-cell>
          <table:table-cell office:value-type="float" office:value="34" table:style-name="ce39">
            <text:p>34</text:p>
          </table:table-cell>
          <table:table-cell office:value-type="float" office:value="39" table:style-name="ce39">
            <text:p>39</text:p>
          </table:table-cell>
          <table:table-cell office:value-type="float" office:value="26" table:style-name="ce40">
            <text:p>26</text:p>
          </table:table-cell>
          <table:table-cell office:value-type="float" office:value="104" table:style-name="ce39">
            <text:p>104</text:p>
          </table:table-cell>
          <table:table-cell office:value-type="float" office:value="24" table:style-name="ce39">
            <text:p>24</text:p>
          </table:table-cell>
          <table:table-cell office:value-type="float" office:value="27" table:style-name="ce39">
            <text:p>27</text:p>
          </table:table-cell>
          <table:table-cell office:value-type="float" office:value="24" table:style-name="ce39">
            <text:p>24</text:p>
          </table:table-cell>
          <table:table-cell office:value-type="float" office:value="18" table:style-name="ce39">
            <text:p>18</text:p>
          </table:table-cell>
          <table:table-cell office:value-type="float" office:value="11" table:style-name="ce40">
            <text:p>11</text:p>
          </table:table-cell>
          <table:table-cell office:value-type="float" office:value="54" table:style-name="ce39">
            <text:p>54</text:p>
          </table:table-cell>
          <table:table-cell office:value-type="float" office:value="17" table:style-name="ce39">
            <text:p>17</text:p>
          </table:table-cell>
          <table:table-cell office:value-type="float" office:value="11" table:style-name="ce39">
            <text:p>11</text:p>
          </table:table-cell>
          <table:table-cell office:value-type="float" office:value="12" table:style-name="ce39">
            <text:p>12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40">
            <text:p>6</text:p>
          </table:table-cell>
          <table:table-cell office:value-type="float" office:value="28" table:style-name="ce39">
            <text:p>28</text:p>
          </table:table-cell>
          <table:table-cell office:value-type="float" office:value="9" table:style-name="ce39">
            <text:p>9</text:p>
          </table:table-cell>
          <table:table-cell office:value-type="float" office:value="4" table:style-name="ce39">
            <text:p>4</text:p>
          </table:table-cell>
          <table:table-cell office:value-type="float" office:value="7" table:style-name="ce39">
            <text:p>7</text:p>
          </table:table-cell>
          <table:table-cell office:value-type="float" office:value="7" table:style-name="ce39">
            <text:p>7</text:p>
          </table:table-cell>
          <table:table-cell office:value-type="float" office:value="1" table:style-name="ce40">
            <text:p>1</text:p>
          </table:table-cell>
          <table:table-cell office:value-type="float" office:value="6" table:style-name="ce39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連江縣</text:p>
          </table:table-cell>
          <table:table-cell office:value-type="string" table:style-name="ce37">
            <text:p>男</text:p>
          </table:table-cell>
          <table:table-cell office:value-type="float" office:value="7685" table:style-name="ce39">
            <text:p>7,685</text:p>
          </table:table-cell>
          <table:table-cell office:value-type="float" office:value="311" table:style-name="ce39">
            <text:p>311</text:p>
          </table:table-cell>
          <table:table-cell office:value-type="float" office:value="58" table:style-name="ce39">
            <text:p>58</text:p>
          </table:table-cell>
          <table:table-cell office:value-type="float" office:value="73" table:style-name="ce39">
            <text:p>73</text:p>
          </table:table-cell>
          <table:table-cell office:value-type="float" office:value="65" table:style-name="ce39">
            <text:p>65</text:p>
          </table:table-cell>
          <table:table-cell office:value-type="float" office:value="61" table:style-name="ce39">
            <text:p>61</text:p>
          </table:table-cell>
          <table:table-cell office:value-type="float" office:value="54" table:style-name="ce39">
            <text:p>54</text:p>
          </table:table-cell>
          <table:table-cell office:value-type="float" office:value="249" table:style-name="ce39">
            <text:p>249</text:p>
          </table:table-cell>
          <table:table-cell office:value-type="float" office:value="57" table:style-name="ce39">
            <text:p>57</text:p>
          </table:table-cell>
          <table:table-cell office:value-type="float" office:value="44" table:style-name="ce39">
            <text:p>44</text:p>
          </table:table-cell>
          <table:table-cell office:value-type="float" office:value="40" table:style-name="ce39">
            <text:p>40</text:p>
          </table:table-cell>
          <table:table-cell office:value-type="float" office:value="57" table:style-name="ce39">
            <text:p>57</text:p>
          </table:table-cell>
          <table:table-cell office:value-type="float" office:value="51" table:style-name="ce40">
            <text:p>51</text:p>
          </table:table-cell>
          <table:table-cell office:value-type="float" office:value="234" table:style-name="ce39">
            <text:p>234</text:p>
          </table:table-cell>
          <table:table-cell office:value-type="float" office:value="46" table:style-name="ce39">
            <text:p>46</text:p>
          </table:table-cell>
          <table:table-cell office:value-type="float" office:value="42" table:style-name="ce39">
            <text:p>42</text:p>
          </table:table-cell>
          <table:table-cell office:value-type="float" office:value="48" table:style-name="ce39">
            <text:p>48</text:p>
          </table:table-cell>
          <table:table-cell office:value-type="float" office:value="48" table:style-name="ce39">
            <text:p>48</text:p>
          </table:table-cell>
          <table:table-cell office:value-type="float" office:value="50" table:style-name="ce40">
            <text:p>50</text:p>
          </table:table-cell>
          <table:table-cell office:value-type="float" office:value="303" table:style-name="ce39">
            <text:p>303</text:p>
          </table:table-cell>
          <table:table-cell office:value-type="float" office:value="54" table:style-name="ce39">
            <text:p>54</text:p>
          </table:table-cell>
          <table:table-cell office:value-type="float" office:value="39" table:style-name="ce39">
            <text:p>39</text:p>
          </table:table-cell>
          <table:table-cell office:value-type="float" office:value="57" table:style-name="ce39">
            <text:p>57</text:p>
          </table:table-cell>
          <table:table-cell office:value-type="float" office:value="68" table:style-name="ce39">
            <text:p>68</text:p>
          </table:table-cell>
          <table:table-cell office:value-type="float" office:value="85" table:style-name="ce40">
            <text:p>85</text:p>
          </table:table-cell>
          <table:table-cell office:value-type="float" office:value="604" table:style-name="ce39">
            <text:p>604</text:p>
          </table:table-cell>
          <table:table-cell office:value-type="float" office:value="122" table:style-name="ce39">
            <text:p>122</text:p>
          </table:table-cell>
          <table:table-cell office:value-type="float" office:value="115" table:style-name="ce39">
            <text:p>115</text:p>
          </table:table-cell>
          <table:table-cell office:value-type="float" office:value="108" table:style-name="ce39">
            <text:p>108</text:p>
          </table:table-cell>
          <table:table-cell office:value-type="float" office:value="108" table:style-name="ce39">
            <text:p>108</text:p>
          </table:table-cell>
          <table:table-cell office:value-type="float" office:value="151" table:style-name="ce40">
            <text:p>151</text:p>
          </table:table-cell>
          <table:table-cell office:value-type="float" office:value="727" table:style-name="ce39">
            <text:p>727</text:p>
          </table:table-cell>
          <table:table-cell office:value-type="float" office:value="125" table:style-name="ce39">
            <text:p>125</text:p>
          </table:table-cell>
          <table:table-cell office:value-type="float" office:value="100" table:style-name="ce39">
            <text:p>100</text:p>
          </table:table-cell>
          <table:table-cell office:value-type="float" office:value="157" table:style-name="ce39">
            <text:p>157</text:p>
          </table:table-cell>
          <table:table-cell office:value-type="float" office:value="169" table:style-name="ce39">
            <text:p>169</text:p>
          </table:table-cell>
          <table:table-cell office:value-type="float" office:value="176" table:style-name="ce40">
            <text:p>176</text:p>
          </table:table-cell>
          <table:table-cell office:value-type="float" office:value="612" table:style-name="ce39">
            <text:p>612</text:p>
          </table:table-cell>
          <table:table-cell office:value-type="float" office:value="131" table:style-name="ce39">
            <text:p>131</text:p>
          </table:table-cell>
          <table:table-cell office:value-type="float" office:value="133" table:style-name="ce39">
            <text:p>133</text:p>
          </table:table-cell>
          <table:table-cell office:value-type="float" office:value="128" table:style-name="ce39">
            <text:p>128</text:p>
          </table:table-cell>
          <table:table-cell office:value-type="float" office:value="110" table:style-name="ce39">
            <text:p>110</text:p>
          </table:table-cell>
          <table:table-cell office:value-type="float" office:value="110" table:style-name="ce40">
            <text:p>110</text:p>
          </table:table-cell>
          <table:table-cell office:value-type="float" office:value="586" table:style-name="ce39">
            <text:p>586</text:p>
          </table:table-cell>
          <table:table-cell office:value-type="float" office:value="113" table:style-name="ce39">
            <text:p>113</text:p>
          </table:table-cell>
          <table:table-cell office:value-type="float" office:value="118" table:style-name="ce39">
            <text:p>118</text:p>
          </table:table-cell>
          <table:table-cell office:value-type="float" office:value="106" table:style-name="ce39">
            <text:p>106</text:p>
          </table:table-cell>
          <table:table-cell office:value-type="float" office:value="123" table:style-name="ce39">
            <text:p>123</text:p>
          </table:table-cell>
          <table:table-cell office:value-type="float" office:value="126" table:style-name="ce40">
            <text:p>126</text:p>
          </table:table-cell>
          <table:table-cell office:value-type="float" office:value="558" table:style-name="ce39">
            <text:p>558</text:p>
          </table:table-cell>
          <table:table-cell office:value-type="float" office:value="112" table:style-name="ce39">
            <text:p>112</text:p>
          </table:table-cell>
          <table:table-cell office:value-type="float" office:value="137" table:style-name="ce39">
            <text:p>137</text:p>
          </table:table-cell>
          <table:table-cell office:value-type="float" office:value="115" table:style-name="ce39">
            <text:p>115</text:p>
          </table:table-cell>
          <table:table-cell office:value-type="float" office:value="78" table:style-name="ce39">
            <text:p>78</text:p>
          </table:table-cell>
          <table:table-cell office:value-type="float" office:value="116" table:style-name="ce40">
            <text:p>116</text:p>
          </table:table-cell>
          <table:table-cell office:value-type="float" office:value="609" table:style-name="ce39">
            <text:p>609</text:p>
          </table:table-cell>
          <table:table-cell office:value-type="float" office:value="117" table:style-name="ce39">
            <text:p>117</text:p>
          </table:table-cell>
          <table:table-cell office:value-type="float" office:value="122" table:style-name="ce39">
            <text:p>122</text:p>
          </table:table-cell>
          <table:table-cell office:value-type="float" office:value="122" table:style-name="ce39">
            <text:p>122</text:p>
          </table:table-cell>
          <table:table-cell office:value-type="float" office:value="111" table:style-name="ce39">
            <text:p>111</text:p>
          </table:table-cell>
          <table:table-cell office:value-type="float" office:value="137" table:style-name="ce40">
            <text:p>137</text:p>
          </table:table-cell>
          <table:table-cell office:value-type="float" office:value="658" table:style-name="ce39">
            <text:p>658</text:p>
          </table:table-cell>
          <table:table-cell office:value-type="float" office:value="141" table:style-name="ce39">
            <text:p>141</text:p>
          </table:table-cell>
          <table:table-cell office:value-type="float" office:value="124" table:style-name="ce39">
            <text:p>124</text:p>
          </table:table-cell>
          <table:table-cell office:value-type="float" office:value="114" table:style-name="ce39">
            <text:p>114</text:p>
          </table:table-cell>
          <table:table-cell office:value-type="float" office:value="133" table:style-name="ce39">
            <text:p>133</text:p>
          </table:table-cell>
          <table:table-cell office:value-type="float" office:value="146" table:style-name="ce40">
            <text:p>146</text:p>
          </table:table-cell>
          <table:table-cell office:value-type="float" office:value="672" table:style-name="ce39">
            <text:p>672</text:p>
          </table:table-cell>
          <table:table-cell office:value-type="float" office:value="155" table:style-name="ce39">
            <text:p>155</text:p>
          </table:table-cell>
          <table:table-cell office:value-type="float" office:value="122" table:style-name="ce39">
            <text:p>122</text:p>
          </table:table-cell>
          <table:table-cell office:value-type="float" office:value="149" table:style-name="ce39">
            <text:p>149</text:p>
          </table:table-cell>
          <table:table-cell office:value-type="float" office:value="127" table:style-name="ce39">
            <text:p>127</text:p>
          </table:table-cell>
          <table:table-cell office:value-type="float" office:value="119" table:style-name="ce40">
            <text:p>119</text:p>
          </table:table-cell>
          <table:table-cell office:value-type="float" office:value="649" table:style-name="ce39">
            <text:p>649</text:p>
          </table:table-cell>
          <table:table-cell office:value-type="float" office:value="131" table:style-name="ce39">
            <text:p>131</text:p>
          </table:table-cell>
          <table:table-cell office:value-type="float" office:value="144" table:style-name="ce39">
            <text:p>144</text:p>
          </table:table-cell>
          <table:table-cell office:value-type="float" office:value="137" table:style-name="ce39">
            <text:p>137</text:p>
          </table:table-cell>
          <table:table-cell office:value-type="float" office:value="111" table:style-name="ce39">
            <text:p>111</text:p>
          </table:table-cell>
          <table:table-cell office:value-type="float" office:value="126" table:style-name="ce40">
            <text:p>126</text:p>
          </table:table-cell>
          <table:table-cell office:value-type="float" office:value="426" table:style-name="ce39">
            <text:p>426</text:p>
          </table:table-cell>
          <table:table-cell office:value-type="float" office:value="107" table:style-name="ce39">
            <text:p>107</text:p>
          </table:table-cell>
          <table:table-cell office:value-type="float" office:value="98" table:style-name="ce39">
            <text:p>98</text:p>
          </table:table-cell>
          <table:table-cell office:value-type="float" office:value="92" table:style-name="ce39">
            <text:p>92</text:p>
          </table:table-cell>
          <table:table-cell office:value-type="float" office:value="70" table:style-name="ce39">
            <text:p>70</text:p>
          </table:table-cell>
          <table:table-cell office:value-type="float" office:value="59" table:style-name="ce40">
            <text:p>59</text:p>
          </table:table-cell>
          <table:table-cell office:value-type="float" office:value="223" table:style-name="ce39">
            <text:p>223</text:p>
          </table:table-cell>
          <table:table-cell office:value-type="float" office:value="60" table:style-name="ce39">
            <text:p>60</text:p>
          </table:table-cell>
          <table:table-cell office:value-type="float" office:value="40" table:style-name="ce39">
            <text:p>40</text:p>
          </table:table-cell>
          <table:table-cell office:value-type="float" office:value="45" table:style-name="ce39">
            <text:p>45</text:p>
          </table:table-cell>
          <table:table-cell office:value-type="float" office:value="43" table:style-name="ce39">
            <text:p>43</text:p>
          </table:table-cell>
          <table:table-cell office:value-type="float" office:value="35" table:style-name="ce40">
            <text:p>35</text:p>
          </table:table-cell>
          <table:table-cell office:value-type="float" office:value="111" table:style-name="ce39">
            <text:p>111</text:p>
          </table:table-cell>
          <table:table-cell office:value-type="float" office:value="26" table:style-name="ce39">
            <text:p>26</text:p>
          </table:table-cell>
          <table:table-cell office:value-type="float" office:value="27" table:style-name="ce39">
            <text:p>27</text:p>
          </table:table-cell>
          <table:table-cell office:value-type="float" office:value="21" table:style-name="ce39">
            <text:p>21</text:p>
          </table:table-cell>
          <table:table-cell office:value-type="float" office:value="17" table:style-name="ce39">
            <text:p>17</text:p>
          </table:table-cell>
          <table:table-cell office:value-type="float" office:value="20" table:style-name="ce40">
            <text:p>20</text:p>
          </table:table-cell>
          <table:table-cell office:value-type="float" office:value="88" table:style-name="ce39">
            <text:p>88</text:p>
          </table:table-cell>
          <table:table-cell office:value-type="float" office:value="12" table:style-name="ce39">
            <text:p>12</text:p>
          </table:table-cell>
          <table:table-cell office:value-type="float" office:value="29" table:style-name="ce39">
            <text:p>29</text:p>
          </table:table-cell>
          <table:table-cell office:value-type="float" office:value="17" table:style-name="ce39">
            <text:p>17</text:p>
          </table:table-cell>
          <table:table-cell office:value-type="float" office:value="17" table:style-name="ce39">
            <text:p>17</text:p>
          </table:table-cell>
          <table:table-cell office:value-type="float" office:value="13" table:style-name="ce40">
            <text:p>13</text:p>
          </table:table-cell>
          <table:table-cell office:value-type="float" office:value="36" table:style-name="ce39">
            <text:p>36</text:p>
          </table:table-cell>
          <table:table-cell office:value-type="float" office:value="10" table:style-name="ce39">
            <text:p>10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39">
            <text:p>6</text:p>
          </table:table-cell>
          <table:table-cell office:value-type="float" office:value="6" table:style-name="ce39">
            <text:p>6</text:p>
          </table:table-cell>
          <table:table-cell office:value-type="float" office:value="4" table:style-name="ce40">
            <text:p>4</text:p>
          </table:table-cell>
          <table:table-cell office:value-type="float" office:value="17" table:style-name="ce39">
            <text:p>17</text:p>
          </table:table-cell>
          <table:table-cell office:value-type="float" office:value="3" table:style-name="ce39">
            <text:p>3</text:p>
          </table:table-cell>
          <table:table-cell office:value-type="float" office:value="4" table:style-name="ce39">
            <text:p>4</text:p>
          </table:table-cell>
          <table:table-cell office:value-type="float" office:value="6" table:style-name="ce39">
            <text:p>6</text:p>
          </table:table-cell>
          <table:table-cell office:value-type="float" office:value="3" table:style-name="ce39">
            <text:p>3</text:p>
          </table:table-cell>
          <table:table-cell office:value-type="float" office:value="1" table:style-name="ce40">
            <text:p>1</text:p>
          </table:table-cell>
          <table:table-cell office:value-type="float" office:value="9" table:style-name="ce39">
            <text:p>9</text:p>
          </table:table-cell>
          <table:table-cell office:value-type="float" office:value="5" table:style-name="ce39">
            <text:p>5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40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260"/>
        </table:table-row>
        <table:table-row table:style-name="ro4">
          <table:table-cell table:style-name="ce47"/>
          <table:table-cell office:value-type="string" table:style-name="ce37">
            <text:p>女</text:p>
          </table:table-cell>
          <table:table-cell office:value-type="float" office:value="5611" table:style-name="ce39">
            <text:p>5,611</text:p>
          </table:table-cell>
          <table:table-cell office:value-type="float" office:value="254" table:style-name="ce40">
            <text:p>254</text:p>
          </table:table-cell>
          <table:table-cell office:value-type="float" office:value="41" table:style-name="ce39">
            <text:p>41</text:p>
          </table:table-cell>
          <table:table-cell office:value-type="float" office:value="70" table:style-name="ce39">
            <text:p>70</text:p>
          </table:table-cell>
          <table:table-cell office:value-type="float" office:value="54" table:style-name="ce39">
            <text:p>54</text:p>
          </table:table-cell>
          <table:table-cell office:value-type="float" office:value="46" table:style-name="ce39">
            <text:p>46</text:p>
          </table:table-cell>
          <table:table-cell office:value-type="float" office:value="43" table:style-name="ce39">
            <text:p>43</text:p>
          </table:table-cell>
          <table:table-cell office:value-type="float" office:value="233" table:style-name="ce39">
            <text:p>233</text:p>
          </table:table-cell>
          <table:table-cell office:value-type="float" office:value="45" table:style-name="ce39">
            <text:p>45</text:p>
          </table:table-cell>
          <table:table-cell office:value-type="float" office:value="53" table:style-name="ce39">
            <text:p>53</text:p>
          </table:table-cell>
          <table:table-cell office:value-type="float" office:value="37" table:style-name="ce39">
            <text:p>37</text:p>
          </table:table-cell>
          <table:table-cell office:value-type="float" office:value="48" table:style-name="ce39">
            <text:p>48</text:p>
          </table:table-cell>
          <table:table-cell office:value-type="float" office:value="50" table:style-name="ce40">
            <text:p>50</text:p>
          </table:table-cell>
          <table:table-cell office:value-type="float" office:value="201" table:style-name="ce39">
            <text:p>201</text:p>
          </table:table-cell>
          <table:table-cell office:value-type="float" office:value="41" table:style-name="ce39">
            <text:p>41</text:p>
          </table:table-cell>
          <table:table-cell office:value-type="float" office:value="34" table:style-name="ce39">
            <text:p>34</text:p>
          </table:table-cell>
          <table:table-cell office:value-type="float" office:value="38" table:style-name="ce39">
            <text:p>38</text:p>
          </table:table-cell>
          <table:table-cell office:value-type="float" office:value="46" table:style-name="ce39">
            <text:p>46</text:p>
          </table:table-cell>
          <table:table-cell office:value-type="float" office:value="42" table:style-name="ce40">
            <text:p>42</text:p>
          </table:table-cell>
          <table:table-cell office:value-type="float" office:value="238" table:style-name="ce39">
            <text:p>238</text:p>
          </table:table-cell>
          <table:table-cell office:value-type="float" office:value="43" table:style-name="ce39">
            <text:p>43</text:p>
          </table:table-cell>
          <table:table-cell office:value-type="float" office:value="37" table:style-name="ce39">
            <text:p>37</text:p>
          </table:table-cell>
          <table:table-cell office:value-type="float" office:value="40" table:style-name="ce39">
            <text:p>40</text:p>
          </table:table-cell>
          <table:table-cell office:value-type="float" office:value="54" table:style-name="ce39">
            <text:p>54</text:p>
          </table:table-cell>
          <table:table-cell office:value-type="float" office:value="64" table:style-name="ce40">
            <text:p>64</text:p>
          </table:table-cell>
          <table:table-cell office:value-type="float" office:value="401" table:style-name="ce39">
            <text:p>401</text:p>
          </table:table-cell>
          <table:table-cell office:value-type="float" office:value="75" table:style-name="ce39">
            <text:p>75</text:p>
          </table:table-cell>
          <table:table-cell office:value-type="float" office:value="77" table:style-name="ce39">
            <text:p>77</text:p>
          </table:table-cell>
          <table:table-cell office:value-type="float" office:value="67" table:style-name="ce39">
            <text:p>67</text:p>
          </table:table-cell>
          <table:table-cell office:value-type="float" office:value="91" table:style-name="ce39">
            <text:p>91</text:p>
          </table:table-cell>
          <table:table-cell office:value-type="float" office:value="91" table:style-name="ce40">
            <text:p>91</text:p>
          </table:table-cell>
          <table:table-cell office:value-type="float" office:value="482" table:style-name="ce39">
            <text:p>482</text:p>
          </table:table-cell>
          <table:table-cell office:value-type="float" office:value="92" table:style-name="ce39">
            <text:p>92</text:p>
          </table:table-cell>
          <table:table-cell office:value-type="float" office:value="92" table:style-name="ce39">
            <text:p>92</text:p>
          </table:table-cell>
          <table:table-cell office:value-type="float" office:value="110" table:style-name="ce39">
            <text:p>110</text:p>
          </table:table-cell>
          <table:table-cell office:value-type="float" office:value="93" table:style-name="ce39">
            <text:p>93</text:p>
          </table:table-cell>
          <table:table-cell office:value-type="float" office:value="95" table:style-name="ce40">
            <text:p>95</text:p>
          </table:table-cell>
          <table:table-cell office:value-type="float" office:value="440" table:style-name="ce39">
            <text:p>440</text:p>
          </table:table-cell>
          <table:table-cell office:value-type="float" office:value="105" table:style-name="ce39">
            <text:p>105</text:p>
          </table:table-cell>
          <table:table-cell office:value-type="float" office:value="78" table:style-name="ce39">
            <text:p>78</text:p>
          </table:table-cell>
          <table:table-cell office:value-type="float" office:value="112" table:style-name="ce39">
            <text:p>112</text:p>
          </table:table-cell>
          <table:table-cell office:value-type="float" office:value="65" table:style-name="ce39">
            <text:p>65</text:p>
          </table:table-cell>
          <table:table-cell office:value-type="float" office:value="80" table:style-name="ce40">
            <text:p>80</text:p>
          </table:table-cell>
          <table:table-cell office:value-type="float" office:value="419" table:style-name="ce39">
            <text:p>419</text:p>
          </table:table-cell>
          <table:table-cell office:value-type="float" office:value="86" table:style-name="ce39">
            <text:p>86</text:p>
          </table:table-cell>
          <table:table-cell office:value-type="float" office:value="95" table:style-name="ce39">
            <text:p>95</text:p>
          </table:table-cell>
          <table:table-cell office:value-type="float" office:value="69" table:style-name="ce39">
            <text:p>69</text:p>
          </table:table-cell>
          <table:table-cell office:value-type="float" office:value="98" table:style-name="ce39">
            <text:p>98</text:p>
          </table:table-cell>
          <table:table-cell office:value-type="float" office:value="71" table:style-name="ce40">
            <text:p>71</text:p>
          </table:table-cell>
          <table:table-cell office:value-type="float" office:value="452" table:style-name="ce39">
            <text:p>452</text:p>
          </table:table-cell>
          <table:table-cell office:value-type="float" office:value="107" table:style-name="ce39">
            <text:p>107</text:p>
          </table:table-cell>
          <table:table-cell office:value-type="float" office:value="86" table:style-name="ce39">
            <text:p>86</text:p>
          </table:table-cell>
          <table:table-cell office:value-type="float" office:value="84" table:style-name="ce39">
            <text:p>84</text:p>
          </table:table-cell>
          <table:table-cell office:value-type="float" office:value="81" table:style-name="ce39">
            <text:p>81</text:p>
          </table:table-cell>
          <table:table-cell office:value-type="float" office:value="94" table:style-name="ce40">
            <text:p>94</text:p>
          </table:table-cell>
          <table:table-cell office:value-type="float" office:value="422" table:style-name="ce39">
            <text:p>422</text:p>
          </table:table-cell>
          <table:table-cell office:value-type="float" office:value="76" table:style-name="ce39">
            <text:p>76</text:p>
          </table:table-cell>
          <table:table-cell office:value-type="float" office:value="83" table:style-name="ce39">
            <text:p>83</text:p>
          </table:table-cell>
          <table:table-cell office:value-type="float" office:value="94" table:style-name="ce39">
            <text:p>94</text:p>
          </table:table-cell>
          <table:table-cell office:value-type="float" office:value="83" table:style-name="ce39">
            <text:p>83</text:p>
          </table:table-cell>
          <table:table-cell office:value-type="float" office:value="86" table:style-name="ce40">
            <text:p>86</text:p>
          </table:table-cell>
          <table:table-cell office:value-type="float" office:value="409" table:style-name="ce39">
            <text:p>409</text:p>
          </table:table-cell>
          <table:table-cell office:value-type="float" office:value="83" table:style-name="ce39">
            <text:p>83</text:p>
          </table:table-cell>
          <table:table-cell office:value-type="float" office:value="90" table:style-name="ce39">
            <text:p>90</text:p>
          </table:table-cell>
          <table:table-cell office:value-type="float" office:value="59" table:style-name="ce39">
            <text:p>59</text:p>
          </table:table-cell>
          <table:table-cell office:value-type="float" office:value="83" table:style-name="ce39">
            <text:p>83</text:p>
          </table:table-cell>
          <table:table-cell office:value-type="float" office:value="94" table:style-name="ce40">
            <text:p>94</text:p>
          </table:table-cell>
          <table:table-cell office:value-type="float" office:value="457" table:style-name="ce39">
            <text:p>457</text:p>
          </table:table-cell>
          <table:table-cell office:value-type="float" office:value="99" table:style-name="ce39">
            <text:p>99</text:p>
          </table:table-cell>
          <table:table-cell office:value-type="float" office:value="78" table:style-name="ce39">
            <text:p>78</text:p>
          </table:table-cell>
          <table:table-cell office:value-type="float" office:value="91" table:style-name="ce39">
            <text:p>91</text:p>
          </table:table-cell>
          <table:table-cell office:value-type="float" office:value="95" table:style-name="ce39">
            <text:p>95</text:p>
          </table:table-cell>
          <table:table-cell office:value-type="float" office:value="94" table:style-name="ce40">
            <text:p>94</text:p>
          </table:table-cell>
          <table:table-cell office:value-type="float" office:value="417" table:style-name="ce39">
            <text:p>417</text:p>
          </table:table-cell>
          <table:table-cell office:value-type="float" office:value="75" table:style-name="ce39">
            <text:p>75</text:p>
          </table:table-cell>
          <table:table-cell office:value-type="float" office:value="94" table:style-name="ce39">
            <text:p>94</text:p>
          </table:table-cell>
          <table:table-cell office:value-type="float" office:value="87" table:style-name="ce39">
            <text:p>87</text:p>
          </table:table-cell>
          <table:table-cell office:value-type="float" office:value="78" table:style-name="ce39">
            <text:p>78</text:p>
          </table:table-cell>
          <table:table-cell office:value-type="float" office:value="83" table:style-name="ce40">
            <text:p>83</text:p>
          </table:table-cell>
          <table:table-cell office:value-type="float" office:value="299" table:style-name="ce39">
            <text:p>299</text:p>
          </table:table-cell>
          <table:table-cell office:value-type="float" office:value="84" table:style-name="ce39">
            <text:p>84</text:p>
          </table:table-cell>
          <table:table-cell office:value-type="float" office:value="61" table:style-name="ce39">
            <text:p>61</text:p>
          </table:table-cell>
          <table:table-cell office:value-type="float" office:value="55" table:style-name="ce39">
            <text:p>55</text:p>
          </table:table-cell>
          <table:table-cell office:value-type="float" office:value="55" table:style-name="ce39">
            <text:p>55</text:p>
          </table:table-cell>
          <table:table-cell office:value-type="float" office:value="44" table:style-name="ce40">
            <text:p>44</text:p>
          </table:table-cell>
          <table:table-cell office:value-type="float" office:value="196" table:style-name="ce39">
            <text:p>196</text:p>
          </table:table-cell>
          <table:table-cell office:value-type="float" office:value="28" table:style-name="ce39">
            <text:p>28</text:p>
          </table:table-cell>
          <table:table-cell office:value-type="float" office:value="44" table:style-name="ce39">
            <text:p>44</text:p>
          </table:table-cell>
          <table:table-cell office:value-type="float" office:value="50" table:style-name="ce39">
            <text:p>50</text:p>
          </table:table-cell>
          <table:table-cell office:value-type="float" office:value="41" table:style-name="ce39">
            <text:p>41</text:p>
          </table:table-cell>
          <table:table-cell office:value-type="float" office:value="33" table:style-name="ce40">
            <text:p>33</text:p>
          </table:table-cell>
          <table:table-cell office:value-type="float" office:value="85" table:style-name="ce39">
            <text:p>85</text:p>
          </table:table-cell>
          <table:table-cell office:value-type="float" office:value="19" table:style-name="ce39">
            <text:p>19</text:p>
          </table:table-cell>
          <table:table-cell office:value-type="float" office:value="13" table:style-name="ce39">
            <text:p>13</text:p>
          </table:table-cell>
          <table:table-cell office:value-type="float" office:value="15" table:style-name="ce39">
            <text:p>15</text:p>
          </table:table-cell>
          <table:table-cell office:value-type="float" office:value="23" table:style-name="ce39">
            <text:p>23</text:p>
          </table:table-cell>
          <table:table-cell office:value-type="float" office:value="15" table:style-name="ce40">
            <text:p>15</text:p>
          </table:table-cell>
          <table:table-cell office:value-type="float" office:value="79" table:style-name="ce39">
            <text:p>79</text:p>
          </table:table-cell>
          <table:table-cell office:value-type="float" office:value="15" table:style-name="ce39">
            <text:p>15</text:p>
          </table:table-cell>
          <table:table-cell office:value-type="float" office:value="12" table:style-name="ce39">
            <text:p>12</text:p>
          </table:table-cell>
          <table:table-cell office:value-type="float" office:value="17" table:style-name="ce39">
            <text:p>17</text:p>
          </table:table-cell>
          <table:table-cell office:value-type="float" office:value="22" table:style-name="ce39">
            <text:p>22</text:p>
          </table:table-cell>
          <table:table-cell office:value-type="float" office:value="13" table:style-name="ce40">
            <text:p>13</text:p>
          </table:table-cell>
          <table:table-cell office:value-type="float" office:value="68" table:style-name="ce39">
            <text:p>68</text:p>
          </table:table-cell>
          <table:table-cell office:value-type="float" office:value="14" table:style-name="ce39">
            <text:p>14</text:p>
          </table:table-cell>
          <table:table-cell office:value-type="float" office:value="17" table:style-name="ce39">
            <text:p>17</text:p>
          </table:table-cell>
          <table:table-cell office:value-type="float" office:value="18" table:style-name="ce39">
            <text:p>18</text:p>
          </table:table-cell>
          <table:table-cell office:value-type="float" office:value="12" table:style-name="ce39">
            <text:p>12</text:p>
          </table:table-cell>
          <table:table-cell office:value-type="float" office:value="7" table:style-name="ce40">
            <text:p>7</text:p>
          </table:table-cell>
          <table:table-cell office:value-type="float" office:value="37" table:style-name="ce39">
            <text:p>37</text:p>
          </table:table-cell>
          <table:table-cell office:value-type="float" office:value="14" table:style-name="ce39">
            <text:p>14</text:p>
          </table:table-cell>
          <table:table-cell office:value-type="float" office:value="7" table:style-name="ce39">
            <text:p>7</text:p>
          </table:table-cell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5" table:style-name="ce40">
            <text:p>5</text:p>
          </table:table-cell>
          <table:table-cell office:value-type="float" office:value="19" table:style-name="ce39">
            <text:p>19</text:p>
          </table:table-cell>
          <table:table-cell office:value-type="float" office:value="4" table:style-name="ce39">
            <text:p>4</text:p>
          </table:table-cell>
          <table:table-cell office:value-type="float" office:value="3" table:style-name="ce39">
            <text:p>3</text:p>
          </table:table-cell>
          <table:table-cell office:value-type="float" office:value="7" table:style-name="ce39">
            <text:p>7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40">
            <text:p>—</text:p>
          </table:table-cell>
          <table:table-cell office:value-type="float" office:value="3" table:style-name="ce39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48"/>
          <table:table-cell table:number-columns-repeated="5" table:style-name="ce49"/>
          <table:table-cell table:number-columns-repeated="5" table:style-name="ce50"/>
          <table:table-cell table:style-name="ce48"/>
          <table:table-cell table:style-name="ce50"/>
          <table:table-cell table:style-name="ce51"/>
          <table:table-cell table:number-columns-repeated="106" table:style-name="ce50"/>
          <table:table-cell table:style-name="ce52"/>
          <table:table-cell table:style-name="ce53"/>
          <table:table-cell office:value-type="string" table:style-name="ce54">
            <text:p><text:s text:c="16"/>內政部戶政司 110年3月10日編製</text:p>
          </table:table-cell>
          <table:table-cell table:number-columns-repeated="16260" table:style-name="ce52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IV$4" table:base-cell-address="04-單一年齡.$A$1"/>
        </table:named-expressions>
      </table:table>
      <table:table table:name="'file:///C:/Users/moi1849/Desktop/123/3/1.月報/06速(月)報套印/11002/上網各月速報公式(2月).xls'#說明" table:style-name="ta2">
        <table:table-source xlink:href="file:///C:/Users/moi1849/Desktop/123/3/1.月報/06速(月)報套印/11002/上網各月速報公式(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60" table:style-name="ta2">
        <table:table-source xlink:href="file:///C:/Users/moi1849/Desktop/123/3/1.月報/06速(月)報套印/11002/上網各月速報公式(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70" table:style-name="ta2">
        <table:table-source xlink:href="file:///C:/Users/moi1849/Desktop/123/3/1.月報/06速(月)報套印/11002/上網各月速報公式(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B0" table:style-name="ta2">
        <table:table-source xlink:href="file:///C:/Users/moi1849/Desktop/123/3/1.月報/06速(月)報套印/11002/上網各月速報公式(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月別" table:style-name="ta2">
        <table:table-source xlink:href="file:///C:/Users/moi1849/Desktop/123/3/1.月報/06速(月)報套印/11002/上網各月速報公式(2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縣市別" table:style-name="ta2">
        <table:table-source xlink:href="file:///C:/Users/moi1849/Desktop/123/3/1.月報/06速(月)報套印/11002/上網各月速報公式(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齡結構" table:style-name="ta2">
        <table:table-source xlink:href="file:///C:/Users/moi1849/Desktop/123/3/1.月報/06速(月)報套印/11002/上網各月速報公式(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資料分析" table:style-name="ta2">
        <table:table-source xlink:href="file:///C:/Users/moi1849/Desktop/123/3/1.月報/06速(月)報套印/11002/上網各月速報公式(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分析(草稿)" table:style-name="ta2">
        <table:table-source xlink:href="file:///C:/Users/moi1849/Desktop/123/3/1.月報/06速(月)報套印/11002/上網各月速報公式(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年月別" table:style-name="ta2">
        <table:table-source xlink:href="file:///C:/Users/moi1849/Desktop/123/3/1.月報/06速(月)報套印/11002/上網各月速報公式(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縣市別" table:style-name="ta2">
        <table:table-source xlink:href="file:///C:/Users/moi1849/Desktop/123/3/1.月報/06速(月)報套印/11002/上網各月速報公式(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4-單一年齡" table:style-name="ta2">
        <table:table-source xlink:href="file:///C:/Users/moi1849/Desktop/123/3/1.月報/06速(月)報套印/11002/上網各月速報公式(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5-年齡結構" table:style-name="ta2">
        <table:table-source xlink:href="file:///C:/Users/moi1849/Desktop/123/3/1.月報/06速(月)報套印/11002/上網各月速報公式(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6-人口增加&amp;生死結離" table:style-name="ta2">
        <table:table-source xlink:href="file:///C:/Users/moi1849/Desktop/123/3/1.月報/06速(月)報套印/11002/上網各月速報公式(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年月別" table:style-name="ta2">
        <table:table-source xlink:href="file:///C:/Users/moi1849/Desktop/123/3/1.月報/06速(月)報套印/11002/上網各月速報公式(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縣市別" table:style-name="ta2">
        <table:table-source xlink:href="file:///C:/Users/moi1849/Desktop/123/3/1.月報/06速(月)報套印/11002/上網各月速報公式(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年月別" table:style-name="ta2">
        <table:table-source xlink:href="file:///C:/Users/moi1849/Desktop/123/3/1.月報/06速(月)報套印/11002/上網各月速報公式(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縣市別" table:style-name="ta2">
        <table:table-source xlink:href="file:///C:/Users/moi1849/Desktop/123/3/1.月報/06速(月)報套印/11002/上網各月速報公式(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1-遷徙" table:style-name="ta2">
        <table:table-source xlink:href="file:///C:/Users/moi1849/Desktop/123/3/1.月報/06速(月)報套印/11002/上網各月速報公式(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style:font-family-generic="swiss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 style:font-family-generic="swiss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3-04T01:58:03Z</meta:creation-date>
    <dc:date>2021-03-04T06:57:52Z</dc:date>
  </office:meta>
</office:document-meta>
</file>